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61.89mm"/>
    </style:style>
    <style:style style:name="co3" style:family="table-column">
      <style:table-column-properties fo:break-before="auto" style:column-width="169.4mm"/>
    </style:style>
    <style:style style:name="co4" style:family="table-column">
      <style:table-column-properties fo:break-before="auto" style:column-width="146.31mm"/>
    </style:style>
    <style:style style:name="co5" style:family="table-column">
      <style:table-column-properties fo:break-before="auto" style:column-width="291.47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248.44mm"/>
    </style:style>
    <style:style style:name="co8" style:family="table-column">
      <style:table-column-properties fo:break-before="auto" style:column-width="333.53mm"/>
    </style:style>
    <style:style style:name="co9" style:family="table-column">
      <style:table-column-properties fo:break-before="auto" style:column-width="161.57mm"/>
    </style:style>
    <style:style style:name="co10" style:family="table-column">
      <style:table-column-properties fo:break-before="auto" style:column-width="585.59mm"/>
    </style:style>
    <style:style style:name="co11" style:family="table-column">
      <style:table-column-properties fo:break-before="auto" style:column-width="176mm"/>
    </style:style>
    <style:style style:name="co12" style:family="table-column">
      <style:table-column-properties fo:break-before="auto" style:column-width="297.92mm"/>
    </style:style>
    <style:style style:name="co13" style:family="table-column">
      <style:table-column-properties fo:break-before="auto" style:column-width="137.6mm"/>
    </style:style>
    <style:style style:name="co14" style:family="table-column">
      <style:table-column-properties fo:break-before="auto" style:column-width="217.12mm"/>
    </style:style>
    <style:style style:name="co15" style:family="table-column">
      <style:table-column-properties fo:break-before="auto" style:column-width="138.43mm"/>
    </style:style>
    <style:style style:name="co16" style:family="table-column">
      <style:table-column-properties fo:break-before="auto" style:column-width="150.88mm"/>
    </style:style>
    <style:style style:name="co17" style:family="table-column">
      <style:table-column-properties fo:break-before="auto" style:column-width="17.52mm"/>
    </style:style>
    <style:style style:name="co18" style:family="table-column">
      <style:table-column-properties fo:break-before="auto" style:column-width="276.15mm"/>
    </style:style>
    <style:style style:name="co19" style:family="table-column">
      <style:table-column-properties fo:break-before="auto" style:column-width="80.15mm"/>
    </style:style>
    <style:style style:name="co20" style:family="table-column">
      <style:table-column-properties fo:break-before="auto" style:column-width="72.04mm"/>
    </style:style>
    <style:style style:name="co21" style:family="table-column">
      <style:table-column-properties fo:break-before="auto" style:column-width="78.51mm"/>
    </style:style>
    <style:style style:name="co22" style:family="table-column">
      <style:table-column-properties fo:break-before="auto" style:column-width="166.67mm"/>
    </style:style>
    <style:style style:name="co23" style:family="table-column">
      <style:table-column-properties fo:break-before="auto" style:column-width="115.55mm"/>
    </style:style>
    <style:style style:name="co24" style:family="table-column">
      <style:table-column-properties fo:break-before="auto" style:column-width="638.86mm"/>
    </style:style>
    <style:style style:name="co25" style:family="table-column">
      <style:table-column-properties fo:break-before="auto" style:column-width="142.24mm"/>
    </style:style>
    <style:style style:name="co26" style:family="table-column">
      <style:table-column-properties fo:break-before="auto" style:column-width="131.34mm"/>
    </style:style>
    <style:style style:name="co27" style:family="table-column">
      <style:table-column-properties fo:break-before="auto" style:column-width="89.68mm"/>
    </style:style>
    <style:style style:name="co28" style:family="table-column">
      <style:table-column-properties fo:break-before="auto" style:column-width="146.86mm"/>
    </style:style>
    <style:style style:name="co29" style:family="table-column">
      <style:table-column-properties fo:break-before="auto" style:column-width="424.64mm"/>
    </style:style>
    <style:style style:name="co30" style:family="table-column">
      <style:table-column-properties fo:break-before="auto" style:column-width="144.69mm"/>
    </style:style>
    <style:style style:name="co31" style:family="table-column">
      <style:table-column-properties fo:break-before="auto" style:column-width="32.54mm"/>
    </style:style>
    <style:style style:name="co32" style:family="table-column">
      <style:table-column-properties fo:break-before="auto" style:column-width="106.84mm"/>
    </style:style>
    <style:style style:name="co33" style:family="table-column">
      <style:table-column-properties fo:break-before="auto" style:column-width="22.56mm"/>
    </style:style>
    <style:style style:name="co34" style:family="table-column">
      <style:table-column-properties fo:break-before="auto" style:column-width="175.45mm"/>
    </style:style>
    <style:style style:name="co35" style:family="table-column">
      <style:table-column-properties fo:break-before="auto" style:column-width="380.44mm"/>
    </style:style>
    <style:style style:name="co36" style:family="table-column">
      <style:table-column-properties fo:break-before="auto" style:column-width="158.31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166.95mm"/>
    </style:style>
    <style:style style:name="co39" style:family="table-column">
      <style:table-column-properties fo:break-before="auto" style:column-width="233.64mm"/>
    </style:style>
    <style:style style:name="co40" style:family="table-column">
      <style:table-column-properties fo:break-before="auto" style:column-width="165.65mm"/>
    </style:style>
    <style:style style:name="co41" style:family="table-column">
      <style:table-column-properties fo:break-before="auto" style:column-width="210.86mm"/>
    </style:style>
    <style:style style:name="co42" style:family="table-column">
      <style:table-column-properties fo:break-before="auto" style:column-width="162.04mm"/>
    </style:style>
    <style:style style:name="co43" style:family="table-column">
      <style:table-column-properties fo:break-before="auto" style:column-width="278.68mm"/>
    </style:style>
    <style:style style:name="co44" style:family="table-column">
      <style:table-column-properties fo:break-before="auto" style:column-width="115.79mm"/>
    </style:style>
    <style:style style:name="co45" style:family="table-column">
      <style:table-column-properties fo:break-before="auto" style:column-width="218.21mm"/>
    </style:style>
    <style:style style:name="co46" style:family="table-column">
      <style:table-column-properties fo:break-before="auto" style:column-width="137.74mm"/>
    </style:style>
    <style:style style:name="co47" style:family="table-column">
      <style:table-column-properties fo:break-before="auto" style:column-width="108.25mm"/>
    </style:style>
    <style:style style:name="co48" style:family="table-column">
      <style:table-column-properties fo:break-before="auto" style:column-width="389.84mm"/>
    </style:style>
    <style:style style:name="co49" style:family="table-column">
      <style:table-column-properties fo:break-before="auto" style:column-width="480.34mm"/>
    </style:style>
    <style:style style:name="co50" style:family="table-column">
      <style:table-column-properties fo:break-before="auto" style:column-width="147.96mm"/>
    </style:style>
    <style:style style:name="co51" style:family="table-column">
      <style:table-column-properties fo:break-before="auto" style:column-width="492.91mm"/>
    </style:style>
    <style:style style:name="co52" style:family="table-column">
      <style:table-column-properties fo:break-before="auto" style:column-width="313.32mm"/>
    </style:style>
    <style:style style:name="co53" style:family="table-column">
      <style:table-column-properties fo:break-before="auto" style:column-width="233.94mm"/>
    </style:style>
    <style:style style:name="co54" style:family="table-column">
      <style:table-column-properties fo:break-before="auto" style:column-width="208.95mm"/>
    </style:style>
    <style:style style:name="co55" style:family="table-column">
      <style:table-column-properties fo:break-before="auto" style:column-width="450.14mm"/>
    </style:style>
    <style:style style:name="co56" style:family="table-column">
      <style:table-column-properties fo:break-before="auto" style:column-width="362mm"/>
    </style:style>
    <style:style style:name="co57" style:family="table-column">
      <style:table-column-properties fo:break-before="auto" style:column-width="189.9mm"/>
    </style:style>
    <style:style style:name="co58" style:family="table-column">
      <style:table-column-properties fo:break-before="auto" style:column-width="57.03mm"/>
    </style:style>
    <style:style style:name="co59" style:family="table-column">
      <style:table-column-properties fo:break-before="auto" style:column-width="622.62mm"/>
    </style:style>
    <style:style style:name="co60" style:family="table-column">
      <style:table-column-properties fo:break-before="auto" style:column-width="325.79mm"/>
    </style:style>
    <style:style style:name="co61" style:family="table-column">
      <style:table-column-properties fo:break-before="auto" style:column-width="307.53mm"/>
    </style:style>
    <style:style style:name="co62" style:family="table-column">
      <style:table-column-properties fo:break-before="auto" style:column-width="349.48mm"/>
    </style:style>
    <style:style style:name="co63" style:family="table-column">
      <style:table-column-properties fo:break-before="auto" style:column-width="418.92mm"/>
    </style:style>
    <style:style style:name="co64" style:family="table-column">
      <style:table-column-properties fo:break-before="auto" style:column-width="512.87mm"/>
    </style:style>
    <style:style style:name="co65" style:family="table-column">
      <style:table-column-properties fo:break-before="auto" style:column-width="349.53mm"/>
    </style:style>
    <style:style style:name="co66" style:family="table-column">
      <style:table-column-properties fo:break-before="auto" style:column-width="646.29mm"/>
    </style:style>
    <style:style style:name="co67" style:family="table-column">
      <style:table-column-properties fo:break-before="auto" style:column-width="582.59mm"/>
    </style:style>
    <style:style style:name="co68" style:family="table-column">
      <style:table-column-properties fo:break-before="auto" style:column-width="59.28mm"/>
    </style:style>
    <style:style style:name="co69" style:family="table-column">
      <style:table-column-properties fo:break-before="auto" style:column-width="9.07mm"/>
    </style:style>
    <style:style style:name="co70" style:family="table-column">
      <style:table-column-properties fo:break-before="auto" style:column-width="343.76mm"/>
    </style:style>
    <style:style style:name="co71" style:family="table-column">
      <style:table-column-properties fo:break-before="auto" style:column-width="16.42mm"/>
    </style:style>
    <style:style style:name="co72" style:family="table-column">
      <style:table-column-properties fo:break-before="auto" style:column-width="449.42mm"/>
    </style:style>
    <style:style style:name="co73" style:family="table-column">
      <style:table-column-properties fo:break-before="auto" style:column-width="14.52mm"/>
    </style:style>
    <style:style style:name="co74" style:family="table-column">
      <style:table-column-properties fo:break-before="auto" style:column-width="121.81mm"/>
    </style:style>
    <style:style style:name="co75" style:family="table-column">
      <style:table-column-properties fo:break-before="auto" style:column-width="141.15mm"/>
    </style:style>
    <style:style style:name="co76" style:family="table-column">
      <style:table-column-properties fo:break-before="auto" style:column-width="546.98mm"/>
    </style:style>
    <style:style style:name="co77" style:family="table-column">
      <style:table-column-properties fo:break-before="auto" style:column-width="324.49mm"/>
    </style:style>
    <style:style style:name="co78" style:family="table-column">
      <style:table-column-properties fo:break-before="auto" style:column-width="415.11mm"/>
    </style:style>
    <style:style style:name="co79" style:family="table-column">
      <style:table-column-properties fo:break-before="auto" style:column-width="213.59mm"/>
    </style:style>
    <style:style style:name="co80" style:family="table-column">
      <style:table-column-properties fo:break-before="auto" style:column-width="255.99mm"/>
    </style:style>
    <style:style style:name="co81" style:family="table-column">
      <style:table-column-properties fo:break-before="auto" style:column-width="82.87mm"/>
    </style:style>
    <style:style style:name="co82" style:family="table-column">
      <style:table-column-properties fo:break-before="auto" style:column-width="445.06mm"/>
    </style:style>
    <style:style style:name="co83" style:family="table-column">
      <style:table-column-properties fo:break-before="auto" style:column-width="134.04mm"/>
    </style:style>
    <style:style style:name="co84" style:family="table-column">
      <style:table-column-properties fo:break-before="auto" style:column-width="279.22mm"/>
    </style:style>
    <style:style style:name="co85" style:family="table-column">
      <style:table-column-properties fo:break-before="auto" style:column-width="388.76mm"/>
    </style:style>
    <style:style style:name="co86" style:family="table-column">
      <style:table-column-properties fo:break-before="auto" style:column-width="41.39mm"/>
    </style:style>
    <style:style style:name="co87" style:family="table-column">
      <style:table-column-properties fo:break-before="auto" style:column-width="175.72mm"/>
    </style:style>
    <style:style style:name="co88" style:family="table-column">
      <style:table-column-properties fo:break-before="auto" style:column-width="24.04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200.01mm"/>
    </style:style>
    <style:style style:name="co91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77.34mm" fo:break-before="auto" style:use-optimal-row-height="true"/>
    </style:style>
    <style:style style:name="ro3" style:family="table-row">
      <style:table-row-properties style:row-height="390.45mm" fo:break-before="auto" style:use-optimal-row-height="true"/>
    </style:style>
    <style:style style:name="ro4" style:family="table-row">
      <style:table-row-properties style:row-height="510.2mm" fo:break-before="auto" style:use-optimal-row-height="true"/>
    </style:style>
    <style:style style:name="ro5" style:family="table-row">
      <style:table-row-properties style:row-height="282.5mm" fo:break-before="auto" style:use-optimal-row-height="true"/>
    </style:style>
    <style:style style:name="ro6" style:family="table-row">
      <style:table-row-properties style:row-height="28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1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Categoria_20_da_20_tabela_20_dinâmica" style:data-style-name="N0">
      <style:table-cell-properties fo:border="0.99pt solid #000000"/>
    </style:style>
    <style:style style:name="ce17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Título_20_da_20_tabela_20_dinâmica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Valor_20_da_20_tabela_20_dinâmica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Valor_20_da_20_tabela_20_dinâmica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Valor_20_da_20_tabela_20_dinâmica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Valor_20_da_20_tabela_20_dinâmica">
      <style:table-cell-properties fo:border-bottom="none" fo:border-left="0.99pt solid #000000" fo:border-right="2.01pt solid #000000" fo:border-top="none"/>
    </style:style>
    <style:style style:name="ce24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inks_com_ordenacoes_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48" table:default-cell-style-name="Default"/>
        <table:table-column table:style-name="co3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7" table:default-cell-style-name="Default"/>
        <table:table-column table:style-name="co66" table:default-cell-style-name="Default"/>
        <table:table-column table:style-name="co37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7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1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7" table:default-cell-style-name="Default"/>
        <table:table-column table:style-name="co66" table:default-cell-style-name="Default"/>
        <table:table-column table:style-name="co37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7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1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Código</text:p>
          </table:table-cell>
          <table:table-cell table:number-columns-repeated="145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UserController.java</text:p>
          </table:table-cell>
          <table:table-cell office:value-type="string" calcext:value-type="string">
            <text:p><text:s text:c="9"/>if (ThisUsername.compareTo("guest")==0)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final boolean isVertical = (orientation.compareTo(Orientation.VERTICAL) == 0)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 &amp;&amp; mCheckStates != null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SINGLE) == 0 &amp;&amp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 ||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MULTIPL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13"/>if (mChoiceMode.compareTo(ChoiceMode.NONE) != 0 &amp;&amp; mHasStableIds &amp;&amp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 &amp;&amp; mAdapter != null &amp;&amp; mAdapter.hasStableIds()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 &amp;&amp; mCheckStates != null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MULTIPL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} else if (mChoiceMode.compareTo(ChoiceMode.SINGL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final boolean isVertical = (orientation.compareTo(Orientation.VERTICAL) == 0)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 &amp;&amp; mCheckStates != null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SINGLE) == 0 &amp;&amp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 ||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MULTIPL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13"/>if (mChoiceMode.compareTo(ChoiceMode.NONE) != 0 &amp;&amp; mHasStableIds &amp;&amp;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 &amp;&amp; mAdapter != null &amp;&amp; mAdapter.hasStableIds()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NONE) != 0 &amp;&amp; mCheckStates != null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if (mChoiceMode.compareTo(ChoiceMode.MULTIPLE) == 0) {</text:p>
          </table:table-cell>
          <table:table-cell table:number-columns-repeated="14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TwoWayView.java</text:p>
          </table:table-cell>
          <table:table-cell office:value-type="string" calcext:value-type="string">
            <text:p><text:s text:c="9"/>} else if (mChoiceMode.compareTo(ChoiceMode.SINGLE) == 0) {</text:p>
          </table:table-cell>
          <table:table-cell table:number-columns-repeated="14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Whitelist.java</text:p>
          </table:table-cell>
          <table:table-cell office:value-type="string" calcext:value-type="string">
            <text:p><text:s text:c="17"/>if (origin.compareTo("*") == 0) {</text:p>
          </table:table-cell>
          <table:table-cell table:number-columns-repeated="14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Compra.java</text:p>
          </table:table-cell>
          <table:table-cell office:value-type="string" calcext:value-type="string">
            <text:p><text:s/><text:tab/>public int compareTo(Compra o) {</text:p>
          </table:table-cell>
          <table:table-cell table:number-columns-repeated="14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Venda.java</text:p>
          </table:table-cell>
          <table:table-cell office:value-type="string" calcext:value-type="string">
            <text:p><text:s/><text:tab/>public int compareTo(Venda o) {</text:p>
          </table:table-cell>
          <table:table-cell table:number-columns-repeated="14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ConsultaComprar.java</text:p>
          </table:table-cell>
          <table:table-cell office:value-type="string" calcext:value-type="string">
            <text:p><text:s/><text:tab/><text:tab/><text:tab/><text:tab/>Collections.sort(lista);</text:p>
          </table:table-cell>
          <table:table-cell table:number-columns-repeated="14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ConsultaVenda.java</text:p>
          </table:table-cell>
          <table:table-cell office:value-type="string" calcext:value-type="string">
            <text:p><text:s/><text:tab/><text:tab/><text:tab/><text:tab/>Collections.sort(lista);</text:p>
          </table:table-cell>
          <table:table-cell table:number-columns-repeated="14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ClienteWebConvT.java</text:p>
          </table:table-cell>
          <table:table-cell office:value-type="string" calcext:value-type="string">
            <text:p><text:s text:c="13"/>if (convertir.compareTo("aFahr") == 0) {</text:p>
          </table:table-cell>
          <table:table-cell table:number-columns-repeated="14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ClienteWebConvT.java</text:p>
          </table:table-cell>
          <table:table-cell office:value-type="string" calcext:value-type="string">
            <text:p><text:s text:c="13"/>if (convertir.compareTo("aCent") ==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ndianUtils.java</text:p>
          </table:table-cell>
          <table:table-cell office:value-type="string" calcext:value-type="string">
            <text:p><text:s text:c="2"/>* the low</text:p>
          </table:table-cell>
          <table:table-cell office:value-type="string" calcext:value-type="string">
            <text:p>order byte is stored in memory at the lowest address, and</text:p>
          </table:table-cell>
          <table:table-cell table:number-columns-repeated="14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if (size.divide(ONE_E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P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T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G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M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K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IOCase.java</text:p>
          </table:table-cell>
          <table:table-cell office:value-type="string" calcext:value-type="string">
            <text:p><text:s text:c="9"/>return sensitive ? str1.compareTo(str2) : str1.compareToIgnoreCase(str2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bstractFileComparator.java</text:p>
          </table:table-cell>
          <table:table-cell office:value-type="string" calcext:value-type="string">
            <text:p><text:s text:c="13"/>Arrays.sort(files, thi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bstractFileComparator.java</text:p>
          </table:table-cell>
          <table:table-cell office:value-type="string" calcext:value-type="string">
            <text:p><text:s text:c="13"/>Collections.sort(files, thi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ositeFileComparator.java</text:p>
          </table:table-cell>
          <table:table-cell office:value-type="string" calcext:value-type="string">
            <text:p><text:s text:c="2"/>* <text:s text:c="6"/>comparator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osit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2"/>* <text:s text:c="6"/>((AbstractFileComparator) DefaultFileComparator.DEFAULT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2"/>* <text:s text:c="6"/>((AbstractFileComparator) DefaultFileComparator.DEFAULT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9"/>return file1.compareTo(file2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2"/>* <text:s text:c="6"/>((AbstractFileComparator) DirectoryFileComparator.DIRECTORY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2"/>* <text:s text:c="6"/>((AbstractFileComparator) DirectoryFileComparator.DIRECTORY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2"/>* <text:s text:c="6"/>((AbstractFileComparator) ExtensionFileComparator.EXTENSION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2"/>* <text:s text:c="6"/>((AbstractFileComparator) ExtensionFileComparator.EXTENSION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2"/>* <text:s text:c="6"/>((AbstractFileComparator) LastModifiedFileComparator.LASTMODIFIED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2"/>* <text:s text:c="6"/>((AbstractFileComparator) LastModifiedFileComparator.LASTMODIFIED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2"/>* <text:s text:c="6"/>((AbstractFileComparator) NameFileComparator.NAME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2"/>* <text:s text:c="6"/>((AbstractFileComparator) NameFileComparator.NAME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2"/>* <text:s text:c="6"/>((AbstractFileComparator) PathFileComparator.PATH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2"/>* <text:s text:c="6"/>((AbstractFileComparator) PathFileComparator.PATH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Revers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2"/>* <text:s text:c="6"/>((AbstractFileComparator) SizeFileComparator.SIZE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2"/>* <text:s text:c="6"/>((AbstractFileComparator) SizeFileComparator.SIZ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BOMInputStream.java</text:p>
          </table:table-cell>
          <table:table-cell office:value-type="string" calcext:value-type="string">
            <text:p><text:s text:c="9"/>public int compare(final ByteOrderMark bom1, final ByteOrderMark bom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BOMInputStream.java</text:p>
          </table:table-cell>
          <table:table-cell office:value-type="string" calcext:value-type="string">
            <text:p><text:s text:c="9"/>Arrays.sort(boms, ByteOrderMarkLengthComparator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AlterationObserver.java</text:p>
          </table:table-cell>
          <table:table-cell office:value-type="string" calcext:value-type="string">
            <text:p><text:s text:c="13"/>Arrays.sort(children, comparator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assertNull(comparator.sort((File[])null)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comparator.sort(file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comparator.sort(file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assertNull(comparator.sort((List&lt;File&gt;)null)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ndianUtils.java</text:p>
          </table:table-cell>
          <table:table-cell office:value-type="string" calcext:value-type="string">
            <text:p><text:s text:c="2"/>* the low</text:p>
          </table:table-cell>
          <table:table-cell office:value-type="string" calcext:value-type="string">
            <text:p>order byte is stored in memory at the lowest address, and</text:p>
          </table:table-cell>
          <table:table-cell table:number-columns-repeated="14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if (size.divide(ONE_E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P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T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G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M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Utils.java</text:p>
          </table:table-cell>
          <table:table-cell office:value-type="string" calcext:value-type="string">
            <text:p><text:s text:c="9"/>} else if (size.divide(ONE_KB_BI).compareTo(BigInteger.ZERO) &gt; 0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IOCase.java</text:p>
          </table:table-cell>
          <table:table-cell office:value-type="string" calcext:value-type="string">
            <text:p><text:s text:c="9"/>return sensitive ? str1.compareTo(str2) : str1.compareToIgnoreCase(str2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bstractFileComparator.java</text:p>
          </table:table-cell>
          <table:table-cell office:value-type="string" calcext:value-type="string">
            <text:p><text:s text:c="13"/>Arrays.sort(files, thi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AbstractFileComparator.java</text:p>
          </table:table-cell>
          <table:table-cell office:value-type="string" calcext:value-type="string">
            <text:p><text:s text:c="13"/>Collections.sort(files, thi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ositeFileComparator.java</text:p>
          </table:table-cell>
          <table:table-cell office:value-type="string" calcext:value-type="string">
            <text:p><text:s text:c="2"/>* <text:s text:c="6"/>comparator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osit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2"/>* <text:s text:c="6"/>((AbstractFileComparator) DefaultFileComparator.DEFAULT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2"/>* <text:s text:c="6"/>((AbstractFileComparator) DefaultFileComparator.DEFAULT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efaultFileComparator.java</text:p>
          </table:table-cell>
          <table:table-cell office:value-type="string" calcext:value-type="string">
            <text:p><text:s text:c="9"/>return file1.compareTo(file2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2"/>* <text:s text:c="6"/>((AbstractFileComparator) DirectoryFileComparator.DIRECTORY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2"/>* <text:s text:c="6"/>((AbstractFileComparator) DirectoryFileComparator.DIRECTORY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Directory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2"/>* <text:s text:c="6"/>((AbstractFileComparator) ExtensionFileComparator.EXTENSION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2"/>* <text:s text:c="6"/>((AbstractFileComparator) ExtensionFileComparator.EXTENSION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Extension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2"/>* <text:s text:c="6"/>((AbstractFileComparator) LastModifiedFileComparator.LASTMODIFIED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2"/>* <text:s text:c="6"/>((AbstractFileComparator) LastModifiedFileComparator.LASTMODIFIED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LastModified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2"/>* <text:s text:c="6"/>((AbstractFileComparator) NameFileComparator.NAME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2"/>* <text:s text:c="6"/>((AbstractFileComparator) NameFileComparator.NAME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Nam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2"/>* <text:s text:c="6"/>((AbstractFileComparator) PathFileComparator.PATH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2"/>* <text:s text:c="6"/>((AbstractFileComparator) PathFileComparator.PATH_INSENSITIV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Path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Revers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2"/>* <text:s text:c="6"/>((AbstractFileComparator) SizeFileComparator.SIZE_COMPARATOR).sort(list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2"/>* <text:s text:c="6"/>((AbstractFileComparator) SizeFileComparator.SIZE_REVERSE).sort(array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izeFileComparator.java</text:p>
          </table:table-cell>
          <table:table-cell office:value-type="string" calcext:value-type="string">
            <text:p><text:s text:c="5"/>public int compare(final File file1, final File file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BOMInputStream.java</text:p>
          </table:table-cell>
          <table:table-cell office:value-type="string" calcext:value-type="string">
            <text:p><text:s text:c="9"/>public int compare(final ByteOrderMark bom1, final ByteOrderMark bom2) {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BOMInputStream.java</text:p>
          </table:table-cell>
          <table:table-cell office:value-type="string" calcext:value-type="string">
            <text:p><text:s text:c="9"/>Arrays.sort(boms, ByteOrderMarkLengthComparator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FileAlterationObserver.java</text:p>
          </table:table-cell>
          <table:table-cell office:value-type="string" calcext:value-type="string">
            <text:p><text:s text:c="13"/>Arrays.sort(children, comparator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assertNull(comparator.sort((File[])null)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comparator.sort(file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comparator.sort(files);</text:p>
          </table:table-cell>
          <table:table-cell table:number-columns-repeated="14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mparatorAbstractTestCase.java</text:p>
          </table:table-cell>
          <table:table-cell office:value-type="string" calcext:value-type="string">
            <text:p><text:s text:c="9"/>assertNull(comparator.sort((List&lt;File&gt;)null));</text:p>
          </table:table-cell>
          <table:table-cell table:number-columns-repeated="14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IEntity.java</text:p>
          </table:table-cell>
          <table:table-cell office:value-type="string" calcext:value-type="string">
            <text:p><text:s text:c="13"/>String select = "select * from " + tableName + " order by " + order;</text:p>
          </table:table-cell>
          <table:table-cell table:number-columns-repeated="14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Cliente c) {</text:p>
          </table:table-cell>
          <table:table-cell table:number-columns-repeated="14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return this.nome.compareTo(c.getNome());</text:p>
          </table:table-cell>
          <table:table-cell table:number-columns-repeated="14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IMAPFolder.java</text:p>
          </table:table-cell>
          <table:table-cell office:value-type="string" calcext:value-type="string">
            <text:p><text:s/><text:tab/><text:tab/>int[] matches = getProtocol().sort(term, sterm);</text:p>
          </table:table-cell>
          <table:table-cell table:number-columns-repeated="14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essageCache.java</text:p>
          </table:table-cell>
          <table:table-cell office:value-type="string" calcext:value-type="string">
            <text:p><text:s/><text:tab/>Arrays.sort(mnum);</text:p>
          </table:table-cell>
          <table:table-cell table:number-columns-repeated="14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ailHandler.java</text:p>
          </table:table-cell>
          <table:table-cell office:value-type="string" calcext:value-type="string">
            <text:p><text:s text:c="17"/>Arrays.sort(data, 0, size, comparator);</text:p>
          </table:table-cell>
          <table:table-cell table:number-columns-repeated="14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JFQuery.java</text:p>
          </table:table-cell>
          <table:table-cell office:value-type="string" calcext:value-type="string">
            <text:p><text:s text:c="9"/>jTextArea1.setText("</text:p>
          </table:table-cell>
          <table:table-cell/>
          <table:table-cell office:value-type="string" calcext:value-type="string">
            <text:p>inserir uma cidade:\ninsert into cidade (nome_cid, sigla_uf) values ('CURITIBA','PR');\n\n</text:p>
          </table:table-cell>
          <table:table-cell/>
          <table:table-cell office:value-type="string" calcext:value-type="string">
            <text:p>inserir um cliente:\ninsert into cliente (nome_cli, sexo_cli, telefone, idade, bairro, numero, id_cid) \n <text:s text:c="3"/>values ('Pedro','M','09900000',20,'vilanova','192',1);\n\n</text:p>
          </table:table-cell>
          <table:table-cell/>
          <table:table-cell office:value-type="string" calcext:value-type="string">
            <text:p>inserir uma venda:\ninsert into venda (data_ven, valor_ven, id_cli) values ('2014/11/04',285.45,1);\n\n</text:p>
          </table:table-cell>
          <table:table-cell/>
          <table:table-cell office:value-type="string" calcext:value-type="string">
            <text:p>inserir um produto:\ninsert into produto (desc_pro, valor_pro, qtde_pro,id_cla) values ('calsa jeans',50,4,1);\n\n</text:p>
          </table:table-cell>
          <table:table-cell/>
          <table:table-cell office:value-type="string" calcext:value-type="string">
            <text:p>inserir uma classe:\ninsert into classe (nome_cla) values ('Cama Mesa e Banho');\n\n</text:p>
          </table:table-cell>
          <table:table-cell/>
          <table:table-cell office:value-type="string" calcext:value-type="string">
            <text:p>alterar cliente;\nupdate cliente set <text:s/>nome_cli = 'Jferson menezes' where id_cli = 1;\n\n</text:p>
          </table:table-cell>
          <table:table-cell/>
          <table:table-cell office:value-type="string" calcext:value-type="string">
            <text:p>excluir:\n</text:p>
          </table:table-cell>
          <table:table-cell/>
          <table:table-cell office:value-type="string" calcext:value-type="string">
            <text:p>venda:\ndelete from venda where id_ven = 2;\n\n</text:p>
          </table:table-cell>
          <table:table-cell/>
          <table:table-cell office:value-type="string" calcext:value-type="string">
            <text:p>listar dados;\ncidade;\nselect * from cidade;\n\n</text:p>
          </table:table-cell>
          <table:table-cell/>
          <table:table-cell office:value-type="string" calcext:value-type="string">
            <text:p>listar por colunas;\ncidade;\nselect nome_cid, sigla_uf from cidade;\n\n</text:p>
          </table:table-cell>
          <table:table-cell/>
          <table:table-cell office:value-type="string" calcext:value-type="string">
            <text:p>ordenar lista em ordem crescente;\ncliente;\nselect * from cliente order by nome_cli;\n\n</text:p>
          </table:table-cell>
          <table:table-cell/>
          <table:table-cell office:value-type="string" calcext:value-type="string">
            <text:p>ordenar lista decrescente;\ncliente;\nselect * from cliente order by nome_cli desc;\n\n</text:p>
          </table:table-cell>
          <table:table-cell/>
          <table:table-cell office:value-type="string" calcext:value-type="string">
            <text:p>listar so os clientes que realizaram compras;\nselect id_cli from venda;\n\n</text:p>
          </table:table-cell>
          <table:table-cell/>
          <table:table-cell office:value-type="string" calcext:value-type="string">
            <text:p>lista quais clientes realizaram vendas sem repetir;\nselect distinct (id_cli) from venda;\n\n</text:p>
          </table:table-cell>
          <table:table-cell/>
          <table:table-cell office:value-type="string" calcext:value-type="string">
            <text:p>saber quantas vendas tem;\nselect count(id_ven) from venda;\n\n</text:p>
          </table:table-cell>
          <table:table-cell/>
          <table:table-cell office:value-type="string" calcext:value-type="string">
            <text:p>saber quantas vendas tem de um determinado cliente;\nselect count(id_ven) from venda where id_cli = 1;\n\n</text:p>
          </table:table-cell>
          <table:table-cell/>
          <table:table-cell office:value-type="string" calcext:value-type="string">
            <text:p>saber o mair valor das vendas;\nselect max(valor_ven) from venda;\n\n</text:p>
          </table:table-cell>
          <table:table-cell/>
          <table:table-cell office:value-type="string" calcext:value-type="string">
            <text:p>saber o menor valor das vendas;\nselect min(valor_ven) from venda;\n\n</text:p>
          </table:table-cell>
          <table:table-cell/>
          <table:table-cell office:value-type="string" calcext:value-type="string">
            <text:p>saber a soma das vendas;\nselect sum(valor_ven) from venda;\n\n\n</text:p>
          </table:table-cell>
          <table:table-cell/>
          <table:table-cell office:value-type="string" calcext:value-type="string">
            <text:p>saber a media das vendas;\nselect avg(valor_ven) from venda;\n\n</text:p>
          </table:table-cell>
          <table:table-cell/>
          <table:table-cell office:value-type="string" calcext:value-type="string">
            <text:p>saber a soma das vendas de cada data;\nselect sum(valor_ven) from venda \n\tgroup by data_ven;\n\n</text:p>
          </table:table-cell>
          <table:table-cell/>
          <table:table-cell office:value-type="string" calcext:value-type="string">
            <text:p>saber a soma das vendas de cada data mostrando a data;\nselect data_ven, sum(valor_ven) from venda \n\tgroup by data_ven;\n\n</text:p>
          </table:table-cell>
          <table:table-cell/>
          <table:table-cell office:value-type="string" calcext:value-type="string">
            <text:p>saber a soma das vendas agrupadas data com determinda condicao;\nselect data_ven, sum(valor_ven) from venda \n\tgroup by data_ven\n\thaving sum(valor_ven) &gt; 250;\n\n</text:p>
          </table:table-cell>
          <table:table-cell/>
          <table:table-cell office:value-type="string" calcext:value-type="string">
            <text:p>listar com condicao;\n</text:p>
          </table:table-cell>
          <table:table-cell/>
          <table:table-cell office:value-type="string" calcext:value-type="string">
            <text:p>cliente;\nselect * from cliente\nwhere id_cli &gt; 1;\n\n</text:p>
          </table:table-cell>
          <table:table-cell/>
          <table:table-cell office:value-type="string" calcext:value-type="string">
            <text:p>listar id mair e onde o nome comece com determinda letra;\nselect * from cliente\nwhere id_cli &gt; 1 and nome_cli like '%A%';\n\n</text:p>
          </table:table-cell>
          <table:table-cell/>
          <table:table-cell office:value-type="string" calcext:value-type="string">
            <text:p>listar duas tabelas;\nselect * from cidae, cliente;\n\n</text:p>
          </table:table-cell>
          <table:table-cell/>
          <table:table-cell office:value-type="string" calcext:value-type="string">
            <text:p>listar quando cidade_id_cid for igual id_cid da tabela cidade;\nselect * from cidade inner join cliente on cidade.id_cid = cliente.id_cid;\n\n</text:p>
          </table:table-cell>
          <table:table-cell/>
          <table:table-cell office:value-type="string" calcext:value-type="string">
            <text:p>listar os clientes e suas vendas\nselect * from cliente inner join venda on cliente.id_cli = \nvenda.id_cli;\n\n</text:p>
          </table:table-cell>
          <table:table-cell/>
          <table:table-cell office:value-type="string" calcext:value-type="string">
            <text:p>listar quais cidade tem quais clientes\nselect * from cidade inner join cliente on cidade.id_cid = cliente.id_cid;\n\n</text:p>
          </table:table-cell>
          <table:table-cell/>
          <table:table-cell office:value-type="string" calcext:value-type="string">
            <text:p>listar quais cidade tem quais clientes e as cidade que nao tem clientes \n</text:p>
          </table:table-cell>
          <table:table-cell/>
          <table:table-cell office:value-type="string" calcext:value-type="string">
            <text:p><text:s/>ATRAVES DO COMANDO LEFT tabela (ESQUERDA) DO COOMANDO;\nselect * from cidade left outer join cliente\n\t on cidade.id_cid = cliente.id_cid;\n\n\n</text:p>
          </table:table-cell>
          <table:table-cell/>
          <table:table-cell office:value-type="string" calcext:value-type="string">
            <text:p>listar as cidades e os clientes inclusive os clientes que nao tem cidade \n</text:p>
          </table:table-cell>
          <table:table-cell/>
          <table:table-cell office:value-type="string" calcext:value-type="string">
            <text:p><text:s/>ATRAVES DO RIGHT tabela (DIREITA) DO COMANDO;\nselect * from cidade right outer join cliente\n\t on cidade.id_cid = cliente.id_cid;\n\n\n");</text:p>
          </table:table-cell>
          <table:table-cell table:number-columns-repeated="7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InsereProduto.java</text:p>
          </table:table-cell>
          <table:table-cell office:value-type="string" calcext:value-type="string">
            <text:p><text:s/><text:tab/><text:tab/>assertTrue(preco.compareTo(produt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tosControllerTeste.java</text:p>
          </table:table-cell>
          <table:table-cell office:value-type="string" calcext:value-type="string">
            <text:p><text:s/><text:tab/><text:tab/>assertTrue(preco.compareTo(produt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tosControllerTeste.java</text:p>
          </table:table-cell>
          <table:table-cell office:value-type="string" calcext:value-type="string">
            <text:p><text:s/><text:tab/><text:tab/>assertTrue(novoPreco.compareTo(produtoAtualizad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tosControllerTeste.java</text:p>
          </table:table-cell>
          <table:table-cell office:value-type="string" calcext:value-type="string">
            <text:p><text:s/><text:tab/><text:tab/>assertTrue(preco.compareTo(produt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tosControllerTeste.java</text:p>
          </table:table-cell>
          <table:table-cell office:value-type="string" calcext:value-type="string">
            <text:p><text:s/><text:tab/><text:tab/>assertTrue(precoDoTeclado.compareTo(produtos.get(0)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ProdutosControllerTeste.java</text:p>
          </table:table-cell>
          <table:table-cell office:value-type="string" calcext:value-type="string">
            <text:p><text:s/><text:tab/><text:tab/>assertTrue(precoDoMouse.compareTo(produtos.get(1)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sitorioDeProdutosTeste.java</text:p>
          </table:table-cell>
          <table:table-cell office:value-type="string" calcext:value-type="string">
            <text:p><text:s/><text:tab/><text:tab/>assertTrue(preco.compareTo(produt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sitorioDeProdutosTeste.java</text:p>
          </table:table-cell>
          <table:table-cell office:value-type="string" calcext:value-type="string">
            <text:p><text:s/><text:tab/><text:tab/>assertTrue(novoPreco.compareTo(produtoAtualizad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sitorioDeProdutosTeste.java</text:p>
          </table:table-cell>
          <table:table-cell office:value-type="string" calcext:value-type="string">
            <text:p><text:s/><text:tab/><text:tab/>assertTrue(preco.compareTo(produto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sitorioDeProdutosTeste.java</text:p>
          </table:table-cell>
          <table:table-cell office:value-type="string" calcext:value-type="string">
            <text:p><text:s/><text:tab/><text:tab/>assertTrue(precoDoTeclado.compareTo(produtos.get(0).getPreco()) == 0);</text:p>
          </table:table-cell>
          <table:table-cell table:number-columns-repeated="14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RepositorioDeProdutosTeste.java</text:p>
          </table:table-cell>
          <table:table-cell office:value-type="string" calcext:value-type="string">
            <text:p><text:s/><text:tab/><text:tab/>assertTrue(precoDoMouse.compareTo(produtos.get(1).getPreco()) == 0);</text:p>
          </table:table-cell>
          <table:table-cell table:number-columns-repeated="14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EstadoRepository.java</text:p>
          </table:table-cell>
          <table:table-cell office:value-type="string" calcext:value-type="string">
            <text:p><text:s text:c="5"/>List&lt;Estado&gt; findAllByOrderByNomeEstado();</text:p>
          </table:table-cell>
          <table:table-cell table:number-columns-repeated="14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EstadoService.java</text:p>
          </table:table-cell>
          <table:table-cell office:value-type="string" calcext:value-type="string">
            <text:p><text:s text:c="9"/>return estadoRepository.findAllByOrderByNomeEstado();</text:p>
          </table:table-cell>
          <table:table-cell table:number-columns-repeated="14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ProdutosDB.java</text:p>
          </table:table-cell>
          <table:table-cell office:value-type="string" calcext:value-type="string">
            <text:p><text:s text:c="9"/>Cursor c = db.rawQuery("select _id, NomeProd, QtdEstqProd, PrecoProd, IdCateg from produto order by NomeProd", null);</text:p>
          </table:table-cell>
          <table:table-cell table:number-columns-repeated="14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<text:s/>PedidoRepository.java</text:p>
          </table:table-cell>
          <table:table-cell office:value-type="string" calcext:value-type="string">
            <text:p><text:s/><text:tab/>public List&lt;PedidoEntity&gt; findByStatusPedidoOrderByCodigoPedido(String statusPedido);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/><text:tab/>public int compareTo(Produto nome) {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/><text:tab/><text:tab/>int compareint = this.nome.compareTo(nome.getNome());<text:tab/>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Programa.java</text:p>
          </table:table-cell>
          <table:table-cell office:value-type="string" calcext:value-type="string">
            <text:p><text:s/><text:tab/><text:tab/><text:tab/><text:tab/>Collections.sort(produtos);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public int compareTo(ItemMenu o) {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<text:tab/>return identificador.compareTo(o.identificador);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public int compareTo(ItemMenu o) {</text:p>
          </table:table-cell>
          <table:table-cell table:number-columns-repeated="14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<text:tab/>return identificador.compareTo(o.identificador);</text:p>
          </table:table-cell>
          <table:table-cell table:number-columns-repeated="145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<text:s/>VendaResource.java</text:p>
          </table:table-cell>
          <table:table-cell office:value-type="string" calcext:value-type="string">
            <text:p><text:s/><text:tab/><text:tab/><text:tab/>if(distancia.compareTo(cem)&gt;0){</text:p>
          </table:table-cell>
          <table:table-cell table:number-columns-repeated="14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Cliente cliente) {</text:p>
          </table:table-cell>
          <table:table-cell table:number-columns-repeated="14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return this.nome.compareTo(cliente.getNome());</text:p>
          </table:table-cell>
          <table:table-cell table:number-columns-repeated="14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ersonDAO.java</text:p>
          </table:table-cell>
          <table:table-cell office:value-type="string" calcext:value-type="string">
            <text:p><text:s/><text:tab/><text:tab/><text:tab/>consult = session.createQuery("from Person order by per_name");</text:p>
          </table:table-cell>
          <table:table-cell table:number-columns-repeated="14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ersonDAO.java</text:p>
          </table:table-cell>
          <table:table-cell office:value-type="string" calcext:value-type="string">
            <text:p><text:s/><text:tab/><text:tab/><text:tab/>consult = session.createQuery("from Person " + "where per_name :parameter order by per_name");</text:p>
          </table:table-cell>
          <table:table-cell table:number-columns-repeated="14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roductDAO.java</text:p>
          </table:table-cell>
          <table:table-cell office:value-type="string" calcext:value-type="string">
            <text:p><text:s/><text:tab/><text:tab/><text:tab/>consult = session.createQuery("from Product order by pro_name");</text:p>
          </table:table-cell>
          <table:table-cell table:number-columns-repeated="14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ProductDAO.java</text:p>
          </table:table-cell>
          <table:table-cell office:value-type="string" calcext:value-type="string">
            <text:p><text:s/><text:tab/><text:tab/><text:tab/>consult = session.createQuery("from Product " + "where pro_name like :parameter order by pro_name");</text:p>
          </table:table-cell>
          <table:table-cell table:number-columns-repeated="145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<text:s/>HuellasController.java</text:p>
          </table:table-cell>
          <table:table-cell office:value-type="string" calcext:value-type="string">
            <text:p>                          where huelestd='A' AND persesta='A' order by Valor asc");</text:p>
            <text:p>1357-- CategoriasDAO.java-- String sql = "select c.id as c_id, c.nome as c_nome, p.id as p_id, p.nome as p_nome, p.descricao as p_descricao from Categoria as c join Produto as p on p.categoria_id = c.id order by c.id";</text:p>
            <text:p>585-- PaymentGateway.java-- if (paymentData.getValue().compareTo(new BigDecimal(500)) &lt;= 0) {</text:p>
            <text:p>1084-- SSLSupport.java--             Arrays.sort(availableProtocols);</text:p>
            <text:p>1084-- SSLSupport.java--             Arrays.sort(availableCiphers);</text:p>
            <text:p>1084-- MultiorderExamples.java--      * but you can refund order by order.</text:p>
            <text:p>1084-- OrderExamples.java--     // This method allows you to gets an order by your Moip ID.</text:p>
            <text:p>1314-- ProdutoDAO.java--         Query consulta = em.createQuery("select p from Produto p order by p.id"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901-- ControleDetalhes.java--                 Collections.sort(comentarios, (Comentario obj1, Comentario obj2) -&gt; obj2.getData_modificacao().compareTo(obj1.getData_modificacao()));</text:p>
            <text:p>1543-- PaymentGateway.java-- if (paymentData.getValue().compareTo(new BigDecimal(500)) &lt;= 0) {</text:p>
            <text:p>1256-- Produto.java-- public int compareTo(Produto p) {</text:p>
            <text:p>1256-- Produto.java-- return this.nome.compareTo(p.nome);</text:p>
            <text:p>1256-- Loja.java-- JOptionPane.showMessageDialog(null, "+ produtos.get(0).compareTo(produtos.get(1)));</text:p>
            <text:p>1256-- Loja.java-- if(produtos.get(0).compareTo(produtos.get(1)) == 1) {</text:p>
            <text:p>12-- Dao.java-- sql.append("select c from ClienteEntity as c order by c.nome ");</text:p>
            <text:p>12-- Dao.java-- .append(" as p order by p.").append(parametroOrdenado);</text:p>
            <text:p>1432-- mockProduto.java--                     if (produtoNovo.getNome().compareTo(listaProduto.get(i).getNome())!=0) {</text:p>
            <text:p>1432-- mockProduto.java--                     if (produtoNovo.getColecao().compareTo(listaProduto.get(i).getColecao())!=0) {</text:p>
            <text:p>1432-- mockProduto.java--                     if (produtoNovo.getCor().compareTo(listaProduto.get(i).getCor())!=0) {</text:p>
            <text:p>1432-- mockProduto.java--                     if (produtoNovo.getTamanho().compareTo(listaProduto.get(i).getTamanho())!=0) {</text:p>
            <text:p>1432-- ValidadorProduto.java--         if (produto.getSexo().isEmpty() &amp;&amp; produto.getSexo().compareTo(")==0) {</text:p>
            <text:p>1432-- ValidadorProduto.java--         if (produto.getColecao().isEmpty() &amp;&amp; produto.getColecao().compareTo(")==0) {</text:p>
            <text:p>1432-- ValidadorProduto.java--         if (produto.getTamanho().isEmpty() &amp;&amp; produto.getTamanho().compareTo(")==0) {</text:p>
            <text:p>1432-- ValidadorProduto.java--         if (produto.getCor().isEmpty() &amp;&amp; produto.getCor().compareTo(")==0) {</text:p>
            <text:p>1432-- ValidadorCliente.java--         if (cliente.getEstado().compareTo(")==0 &amp;&amp; cliente.getEstado().isEmpty()) {</text:p>
            <text:p>1432-- BuscarCliente.java--         if (buscar.compareTo(") == 0) {</text:p>
            <text:p>1432-- TelaCliente.java--             if (o.compareTo("Selecionar")==0) {</text:p>
            <text:p>1432-- TelaCliente.java--             if (clienteClie != null &amp;&amp; clienteClie.getNome().compareTo(") &gt; 0) {</text:p>
            <text:p>1432-- TelaCliente.java--         if (clienteClie != null &amp;&amp; clienteClie.getNome().compareTo(") &gt; 0) {</text:p>
            <text:p>1432-- TelaCliente.java--             if (o.compareTo("Selecionar")==0) {</text:p>
            <text:p>1432-- TelaProduto.java--             if (o.compareTo("Selecione")==0) {</text:p>
            <text:p>1432-- TelaProduto.java--             if (o1.compareTo("Selecione")==0) {</text:p>
            <text:p>1432-- TelaProduto.java--             if (o2.compareTo("Selecione")==0) {</text:p>
            <text:p>1432-- TelaProduto.java--             if (o3.compareTo("Selecione")==0) {</text:p>
            <text:p>1432-- TelaProduto.java--             if (o.compareTo("Selecione")==0) {</text:p>
            <text:p>1432-- TelaProduto.java--             if (o1.compareTo("Selecione")==0) {</text:p>
            <text:p>1432-- TelaProduto.java--             if (o2.compareTo("Selecione")==0) {</text:p>
            <text:p>1432-- TelaProduto.java--             if (o3.compareTo("Selecione")==0) {</text:p>
            <text:p>1432-- buscaProduto.java--         if (qtdProdSelec!=null &amp;&amp; qtdProdSelec.compareTo(")&gt;0) {</text:p>
            <text:p>1432-- buscaProduto.java--             if (linhaSelec &gt; -1 &amp;&amp; qtdProdText.getText().compareTo(")&gt;=1) {</text:p>
            <text:p>1432-- buscaProduto.java--             if (buscar.compareTo(")==0) {</text:p>
            <text:p>180-- Actividad.java--     public int compareTo(Actividad another) {</text:p>
            <text:p>180-- Actividad.java--         if (this.fechai.compareTo(another.fechai)!=0){</text:p>
            <text:p>180-- Actividad.java--             return this.fechai.compareTo(another.fechai);</text:p>
            <text:p>180-- Actividad.java--             return this.tipo.compareTo(another.tipo);</text:p>
            <text:p>180-- Principal.java--             Collections.sort(actividades);</text:p>
            <text:p>702-- Data.java--             //Arrays.sort(lista);</text:p>
            <text:p>898-- ComparatorCategoriaDescricao.java--     public int compare(Categoria cat1, Categoria cat2) {</text:p>
            <text:p>898-- ComparatorCategoriaDescricao.java--             return cat1.getDescricao().compareTo(cat2.getDescricao());</text:p>
            <text:p>898-- ComparatorPedidoClienteNumero.java--     public int compare(Pedido p1, Pedido p2) {</text:p>
            <text:p>898-- ComparatorPedidoClienteNumero.java--             return idCli1.compareTo(idCli2);</text:p>
            <text:p>898-- ComparatorPedidoClienteNumero.java--             return p1.getNumero().compareTo(p2.getNumero());</text:p>
            <text:p>898-- PedidoController.java--                 Collections.sort(pedidos, new ComparatorPedidoClienteNumero());</text:p>
            <text:p>898-- ProdutoController.java--             Collections.sort(categorias, new ComparatorCategoriaDescricao());</text:p>
            <text:p>1274-- ClienteRepository.java-- @Query(nativeQuery=true,value="select u.* from Cliente u, Compra c where u.cpf = c.cliente group by u.id order by sum(c.valor_total) desc")</text:p>
            <text:p>1274-- ClienteRepository.java-- @Query(nativeQuery=true,value="select u.* from Cliente u, Compra c where u.cpf = c.cliente and c.data between to_date('01/01/2016 00:00:00', 'DD/MM/YYYY HH24:MI:SS') and to_date('31/12/2016 23:59:59', 'DD/MM/YYYY HH24:MI:SS') group by u.id, c.valor_total  order by c.valor_total desc")</text:p>
            <text:p>1274-- ClienteRepository.java-- @Query(nativeQuery=true,value="select u.* from Cliente u, Compra c where u.cpf = c.cliente group by u.id order by COUNT(c.codigo) desc")</text:p>
            <text:p>593-- Track.java-- + Database.Tracking.CODE + " =? order by " + Database.Tracking.ID + " DESC",</text:p>
            <text:p>593-- SwipeListViewTouchListener.java-- public int compareTo(PendingSwipeData other) {</text:p>
            <text:p>593-- SwipeListViewTouchListener.java-- Collections.sort(mPendingSwipes);</text:p>
            <text:p>829-- Permissao.java-- Collections.sort(permissoes, new Comparator&lt;Permissao&gt;(){</text:p>
            <text:p>829-- Permissao.java-- public int compare(Permissao o1, Permissao o2) {</text:p>
            <text:p>829-- Permissao.java-- return new Integer(o1.ordinal()).compareTo(new Integer(o2.ordinal()));</text:p>
            <text:p>829-- ObjetoCampoConsulta.java-- public int compare(ObjetoCampoConsulta o1, ObjetoCampoConsulta o2) {</text:p>
            <text:p>829-- ObjetoCampoConsulta.java-- return ((ObjetoCampoConsulta) o1).getPrincipal().compareTo(</text:p>
            <text:p>1324-- RepositorioAdministradorBDR.java-- sql += " order by nome;";</text:p>
            <text:p>1324-- RepositorioClienteBDR.java-- sql += " order by nome;";</text:p>
            <text:p>1324-- RepositorioClienteBDR.java-- sql += " order by nome;";</text:p>
            <text:p>1324-- RepositorioProdutoBDR.java-- sql += " order by nome;";</text:p>
            <text:p>987-- CidadeDAO.java-- consulta = sessao.createQuery(" from Cidade order by cid_nome ");</text:p>
            <text:p>987-- EstadoDAO.java-- consulta = sessao.createQuery(" from Estado order by est_nome ");</text:p>
            <text:p>987-- EstadoDAO.java-- + "where est_nome like :paramentro order by est_nome");</text:p>
            <text:p>987-- FormaPagamentoDAO.java-- consulta = sessao.createQuery(" from FormaPagamento order by descricao ");</text:p>
            <text:p>987-- FormaPagamentoDAO.java-- + "where descricao like :paramentro order by descricao");</text:p>
            <text:p>987-- PessoaDAO.java-- consulta = sessao.createQuery(" from Pessoa order by nome ");</text:p>
            <text:p>987-- PessoaDAO.java-- + "where nome like :paramentro order by nome");</text:p>
            <text:p>987-- ProdutoDAO.java-- consulta = sessao.createQuery("from Produto order by nome ");</text:p>
            <text:p>987-- ProdutoDAO.java-- + "where nome like :parametro order by nome");</text:p>
            <text:p>1319-- Pedido.java-- Collections.sort(listaPlacas);</text:p>
            <text:p>1319-- Pedido.java-- Collections.sort(listaProcessador);</text:p>
            <text:p>1319-- Pedido.java-- Collections.sort(listaHd);</text:p>
            <text:p>151-- Data.java--             //Arrays.sort(lista);</text:p>
            <text:p>1041-- ClienteFTP.java--             if(dirCarpeta.compareTo(dirActual) == 0){</text:p>
            <text:p>1816-- PedidoController.java--                 Collections.sort(pedidosList, new ComparatorPedidoClienteNumero());</text:p>
            <text:p>1816-- ProdutoController.java--             Collections.sort(categoriasList, new ComparatorCategoriaDescricao());</text:p>
            <text:p>1816-- ComparatorCategoriaDescricao.java--     public int compare(Object o1, Object o2) {</text:p>
            <text:p>1816-- ComparatorCategoriaDescricao.java--             return cat1.getDescricao().compareTo(cat2.getDescricao());</text:p>
            <text:p>1816-- ComparatorPedidoClienteNumero.java--     public int compare(Object o1, Object o2) {</text:p>
            <text:p>1816-- ComparatorPedidoClienteNumero.java--             return idCli1.compareTo(idCli2);</text:p>
            <text:p>1816-- ComparatorPedidoClienteNumero.java--             return p1.getNumero().compareTo(p2.getNumero());</text:p>
            <text:p>1546-- EditarProdutoActivity.java--         List&lt;Produto&gt; produtos = Query.many(Produto.class, "select * from produto order by codigo_barra").get().asList();</text:p>
            <text:p>1546-- MainActivity.java--         List&lt;Item&gt; listaItem = Query.many(Item.class, "select * from item where id_compra = ? order by id", idCompra).get().asList();</text:p>
            <text:p>949-- ClienteDAO.java-- "select cliente from Cliente as cliente order by nome asc")</text:p>
            <text:p>1797-- CategoriasDAO.java-- + "from Produto as p join Categoria as c on p.categoria_id = c.id order by c.id";</text:p>
            <text:p>365-- ClienteAgendadorWeb.java--                             if (horaDoBanco.compareTo(horaAtual) == 0) {</text:p>
            <text:p>1848-- JanelaHabilidadeEspecifica.java--                             Collections.sort(pessoas, new Comparator() {</text:p>
            <text:p>1848-- JanelaHabilidadeEspecifica.java--                                 public int compare(Object o1, Object o2) {</text:p>
            <text:p>1663-- ComparatorCategoriaDescricao.java--     public int compare(Object o1, Object o2) {</text:p>
            <text:p>1663-- ComparatorCategoriaDescricao.java--             return cat1.getDescricao().compareTo(cat2.getDescricao());</text:p>
            <text:p>1663-- ComparatorPedidoClienteNumero.java--     public int compare(Object o1, Object o2) {</text:p>
            <text:p>1663-- ComparatorPedidoClienteNumero.java--             return idCli1.compareTo(idCli2);</text:p>
            <text:p>1663-- ComparatorPedidoClienteNumero.java--             return p1.getNumero().compareTo(p2.getNumero());</text:p>
            <text:p>1663-- PedidoController.java--                 Collections.sort(pedidosList, new ComparatorPedidoClienteNumero());</text:p>
            <text:p>1663-- ProdutoController.java--             Collections.sort(categoriasList, new ComparatorCategoriaDescricao());</text:p>
            <text:p>1030-- cargosDao.java--         List&lt;cargos&gt; ls = session.createQuery("from cargos order by car_codigo").list();</text:p>
            <text:p>1649-- CategoriasDAO.java-- String sql = "select c.id as c_id, c.nome as c_nome, p.id as p_id, p.nome as p_nome, p.descricao as p_descricao from Categoria as c join Produto as p on p.categoria_id = c.id order by c.id";</text:p>
            <text:p>274-- ClienteBean.java--   public int compareTo(ClienteBean o) {</text:p>
            <text:p>274-- ClienteBean.java--     return this.nombre.compareTo(o.nombre);</text:p>
            <text:p>1275-- FormaPgtoDAO.java--     consulta = sessao.createQuery("from FormaPgto order by fpg_descricao");</text:p>
            <text:p>1275-- FormaPgtoDAO.java--     consulta = sessao.createQuery("from FormaPgto where fpg_descricao like :parametro order by fpg_descricao");</text:p>
            <text:p>1275-- PessoaDAO.java-- consulta = sessao.createQuery("from Pessoa order by pes_nome");</text:p>
            <text:p>1275-- ProdutoDAO.java-- consulta = sessao.createQuery("from Produto order by pro_nome");</text:p>
            <text:p>1275-- ProdutoDAO.java-- consulta = sessao.createQuery("from Produto where pro_nome like :parametro order by pro_nome");</text:p>
            <text:p>298-- Whitelist.java--                 if (origin.compareTo("*") == 0) {</text:p>
            <text:p>298-- Globalization.java--             Collections.sort(namesList, new Comparator&lt;String&gt;() {</text:p>
            <text:p>298-- Globalization.java--                 public int compare(String arg0, String arg1) {</text:p>
            <text:p>298-- Globalization.java--                     return namesMap.get(arg0).compareTo(namesMap.get(arg1));</text:p>
            <text:p>298-- AudioPlayer.java--                     if (this.audioFile.compareTo(file) == 0) {</text:p>
            <text:p>298-- AudioPlayer.java--                     if (this.audioFile.compareTo(file) == 0) {</text:p>
            <text:p>298-- Globalization.java--             Collections.sort(namesList, new Comparator&lt;String&gt;() {</text:p>
            <text:p>298-- Globalization.java--                 public int compare(String arg0, String arg1) {</text:p>
            <text:p>298-- Globalization.java--                     return namesMap.get(arg0).compareTo(namesMap.get(arg1));</text:p>
            <text:p>1171-- FormaPgtoDAO.java-- consulta = sessao.createQuery("from FormaPgto order by fgp_descricao");</text:p>
            <text:p>1171-- PessoaDAO.java-- consulta = sessao.createQuery("from Pessoa order by pes_nome");</text:p>
            <text:p>1171-- PessoaDAO.java-- + "where pes_nome like :parametro order by pes_nome");</text:p>
            <text:p>1171-- ProdutoDAO.java-- consulta = sessao.createQuery("from Produto order by pro_nome");</text:p>
            <text:p>1171-- ProdutoDAO.java-- + "where pro_nome like :parametro order by pro_nome");</text:p>
            <text:p>1298-- PaymentGateway.java-- if (paymentData.getValue().compareTo(new BigDecimal(500)) &lt;= 0) {</text:p>
            <text:p>589-- Lojas.java-- String sql = PostgreSQL.queryLojasCidadaoOrderByName;</text:p>
            <text:p>589-- Pesquisar.java-- if(editText.getText().toString().compareTo(") == 0){</text:p>
            <text:p>589-- Pesquisar.java-- if(radioButton.getText().toString().compareTo("Nome")==0){</text:p>
            <text:p>589-- Pesquisar.java-- }else if(radioButton.getText().toString().compareTo("Morada")==0){</text:p>
            <text:p>589-- Pesquisar.java-- }else if(radioButton.getText().toString().compareTo("Concelho")==0){</text:p>
            <text:p>589-- Pesquisar.java-- }else if(radioButton.getText().toString().compareTo("Entidade")==0){</text:p>
            <text:p>589-- PostgreSQL.java-- return queryLojasCidadaoOrderByName;</text:p>
            <text:p>589-- PostgreSQL.java-- String sql = PostgreSQL.queryLojasCidadaoOrderByName;</text:p>
            <text:p>589-- PostgreSQL.java-- public static final String queryLojasCidadaoOrderByName = "SELECT l.id_loja_cidacao, l.nome_loja_cidadao, l.codigo_postal_loja_cidadao, 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esquisar.java</text:p>
          </table:table-cell>
          <table:table-cell office:value-type="string" calcext:value-type="string">
            <text:p><text:s/><text:tab/><text:tab/><text:tab/><text:tab/>if(editText.getText().toString().compareTo("") == 0){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esquisar.java</text:p>
          </table:table-cell>
          <table:table-cell office:value-type="string" calcext:value-type="string">
            <text:p><text:s/><text:tab/><text:tab/><text:tab/><text:tab/><text:tab/><text:tab/>if(radioButton.getText().toString().compareTo("Nome")==0){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esquisar.java</text:p>
          </table:table-cell>
          <table:table-cell office:value-type="string" calcext:value-type="string">
            <text:p><text:s/><text:tab/><text:tab/><text:tab/><text:tab/><text:tab/><text:tab/>}else if(radioButton.getText().toString().compareTo("Morada")==0){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esquisar.java</text:p>
          </table:table-cell>
          <table:table-cell office:value-type="string" calcext:value-type="string">
            <text:p><text:s/><text:tab/><text:tab/><text:tab/><text:tab/><text:tab/><text:tab/>}else if(radioButton.getText().toString().compareTo("Concelho")==0){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esquisar.java</text:p>
          </table:table-cell>
          <table:table-cell office:value-type="string" calcext:value-type="string">
            <text:p><text:s/><text:tab/><text:tab/><text:tab/><text:tab/><text:tab/><text:tab/>}else if(radioButton.getText().toString().compareTo("Entidade <text:s/>(Sigla)")==0){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ostgreSQL.java</text:p>
          </table:table-cell>
          <table:table-cell office:value-type="string" calcext:value-type="string">
            <text:p><text:s/><text:tab/><text:tab/>return queryLojasCidadaoOrderByName;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ostgreSQL.java</text:p>
          </table:table-cell>
          <table:table-cell office:value-type="string" calcext:value-type="string">
            <text:p><text:s/><text:tab/><text:tab/>String sql = PostgreSQL.queryLojasCidadaoOrderByName;</text:p>
          </table:table-cell>
          <table:table-cell table:number-columns-repeated="14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PostgreSQL.java</text:p>
          </table:table-cell>
          <table:table-cell office:value-type="string" calcext:value-type="string">
            <text:p><text:s/><text:tab/>public static final String queryLojasCidadaoOrderByName = "SELECT l.id_loja_cidacao, l.nome_loja_cidadao, l.codigo_postal_loja_cidadao," 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9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9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17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17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17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17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liente.java</text:p>
          </table:table-cell>
          <table:table-cell office:value-type="string" calcext:value-type="string">
            <text:p><text:s text:c="13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PL("select * from loja_produto order by quant_estoqu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Loja("select * from loj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PL("select * from loja_produto order by quant_estoque 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Loja("select * from loj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PL("select * from loja_produto order by quant_estoque 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3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Loja("select * from loj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17"/>preencherTabelaPL("select * from loja_produto order by quant_estoque 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Loja("select * from loj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Produto.java</text:p>
          </table:table-cell>
          <table:table-cell office:value-type="string" calcext:value-type="string">
            <text:p><text:s text:c="9"/>preencherTabelaPL("select * from loja_produto order by quant_estoque 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idade.java</text:p>
          </table:table-cell>
          <table:table-cell office:value-type="string" calcext:value-type="string">
            <text:p><text:s text:c="9"/>preencherTabela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idade.java</text:p>
          </table:table-cell>
          <table:table-cell office:value-type="string" calcext:value-type="string">
            <text:p><text:s text:c="13"/>preencherTabela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idade.java</text:p>
          </table:table-cell>
          <table:table-cell office:value-type="string" calcext:value-type="string">
            <text:p><text:s text:c="17"/>preencherTabela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idade.java</text:p>
          </table:table-cell>
          <table:table-cell office:value-type="string" calcext:value-type="string">
            <text:p><text:s text:c="17"/>preencherTabela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9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17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17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9"/>preencherTabelaProduto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uto.java</text:p>
          </table:table-cell>
          <table:table-cell office:value-type="string" calcext:value-type="string">
            <text:p><text:s text:c="9"/>preencherTabela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uto.java</text:p>
          </table:table-cell>
          <table:table-cell office:value-type="string" calcext:value-type="string">
            <text:p><text:s text:c="17"/>preencherTabela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uto.java</text:p>
          </table:table-cell>
          <table:table-cell office:value-type="string" calcext:value-type="string">
            <text:p><text:s text:c="17"/>preencherTabela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Produto.java</text:p>
          </table:table-cell>
          <table:table-cell office:value-type="string" calcext:value-type="string">
            <text:p><text:s text:c="13"/>preencherTabela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Formapag("select * from forma_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17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Formapag("select * from forma_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17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Formapag("select * from forma_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Formapag("select * from forma_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13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Compra.java</text:p>
          </table:table-cell>
          <table:table-cell office:value-type="string" calcext:value-type="string">
            <text:p><text:s text:c="9"/>preencherTabelaFormapag("select * from forma_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9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9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17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17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17"/>preencherTabelaCidade("select * from cidad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17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CadLoja.java</text:p>
          </table:table-cell>
          <table:table-cell office:value-type="string" calcext:value-type="string">
            <text:p><text:s text:c="13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Loja.java</text:p>
          </table:table-cell>
          <table:table-cell office:value-type="string" calcext:value-type="string">
            <text:p><text:s text:c="9"/>preencherTabelaLoja("select * from loja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Produto.java</text:p>
          </table:table-cell>
          <table:table-cell office:value-type="string" calcext:value-type="string">
            <text:p><text:s text:c="9"/>preencherTabela("select * from produto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ProdutoCompra.java</text:p>
          </table:table-cell>
          <table:table-cell office:value-type="string" calcext:value-type="string">
            <text:p><text:s text:c="9"/>preencherTabelaProdCompra("select * from prod_compra order by valor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ProdutoCompra.java</text:p>
          </table:table-cell>
          <table:table-cell office:value-type="string" calcext:value-type="string">
            <text:p><text:s text:c="13"/>preencherTabelaProdCompra("select * from prod_compra order by valor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ProdutoCompra.java</text:p>
          </table:table-cell>
          <table:table-cell office:value-type="string" calcext:value-type="string">
            <text:p><text:s text:c="9"/>preencherTabelaProdCompra("select * from prod_compra order by valor DESC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ProdutoCompra.java</text:p>
          </table:table-cell>
          <table:table-cell office:value-type="string" calcext:value-type="string">
            <text:p><text:s text:c="9"/>preencherTabelaProdCompra("select * from prod_compra order by valor DESC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Cliente.java</text:p>
          </table:table-cell>
          <table:table-cell office:value-type="string" calcext:value-type="string">
            <text:p><text:s text:c="9"/>preencherTabelaCliente("select * from cliente order by nome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Compra.java</text:p>
          </table:table-cell>
          <table:table-cell office:value-type="string" calcext:value-type="string">
            <text:p><text:s text:c="9"/>preencherTabelaCompra("select * from compra order by codigo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Compra.java</text:p>
          </table:table-cell>
          <table:table-cell office:value-type="string" calcext:value-type="string">
            <text:p><text:s/>preencherTabelaCompra("select * from compra order by codigo desc");</text:p>
          </table:table-cell>
          <table:table-cell table:number-columns-repeated="14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TelaBuscaCompra.java</text:p>
          </table:table-cell>
          <table:table-cell office:value-type="string" calcext:value-type="string">
            <text:p><text:s text:c="9"/>preencherTabelaCompra("select * from compra order by codigo asc");</text:p>
          </table:table-cell>
          <table:table-cell table:number-columns-repeated="14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EstoqueDePratos.java</text:p>
          </table:table-cell>
          <table:table-cell office:value-type="string" calcext:value-type="string">
            <text:p><text:s/><text:tab/><text:tab/>Collections.sort(estoque);</text:p>
          </table:table-cell>
          <table:table-cell table:number-columns-repeated="14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<text:s/>ComparadorProdutos.java</text:p>
          </table:table-cell>
          <table:table-cell office:value-type="string" calcext:value-type="string">
            <text:p><text:s text:c="5"/>public int compare(Produto p1, Produto p2) {</text:p>
          </table:table-cell>
          <table:table-cell table:number-columns-repeated="14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<text:s/>ComparadorProdutos.java</text:p>
          </table:table-cell>
          <table:table-cell office:value-type="string" calcext:value-type="string">
            <text:p><text:s text:c="17"/>return p1.getDescricao().compareTo(p2.getDescricao());</text:p>
          </table:table-cell>
          <table:table-cell table:number-columns-repeated="14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<text:s/>ComparadorProdutos.java</text:p>
          </table:table-cell>
          <table:table-cell office:value-type="string" calcext:value-type="string">
            <text:p><text:s text:c="17"/>return p1.getNome().compareTo(p2.getNome());</text:p>
          </table:table-cell>
          <table:table-cell table:number-columns-repeated="14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ocalizacaoDTO.java</text:p>
          </table:table-cell>
          <table:table-cell office:value-type="string" calcext:value-type="string">
            <text:p><text:s text:c="5"/>public int compareTo(LocalizacaoDTO o) {</text:p>
          </table:table-cell>
          <table:table-cell table:number-columns-repeated="14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ocalizacaoDTO.java</text:p>
          </table:table-cell>
          <table:table-cell office:value-type="string" calcext:value-type="string">
            <text:p><text:s text:c="13"/>public int compare(LocalizacaoDTO o1, LocalizacaoDTO o2) {</text:p>
          </table:table-cell>
          <table:table-cell table:number-columns-repeated="14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LocalizacaoDTO.java</text:p>
          </table:table-cell>
          <table:table-cell office:value-type="string" calcext:value-type="string">
            <text:p><text:s text:c="17"/>return o1.distance.compareTo(o2.distance);</text:p>
          </table:table-cell>
          <table:table-cell table:number-columns-repeated="14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IGerenciador.java</text:p>
          </table:table-cell>
          <table:table-cell office:value-type="string" calcext:value-type="string">
            <text:p><text:s/><text:tab/><text:tab/><text:tab/><text:tab/>Collections.sort(lista, LocalizacaoDTO.Comparators.DISTANCIA);</text:p>
          </table:table-cell>
          <table:table-cell table:number-columns-repeated="14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int asdf = recibido.compareTo(numeroPA);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9"/>public int compare(Alarm one, Alarm other) {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2"/>return one.getPriority().level().compareTo(other.getPriority().level());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0"/>public int compare(Alarm one, Alarm other) {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3"/>return one.getSeverity().level().compareTo(other.getSeverity().level());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1"/>public int compare(Alarm one, Alarm other) {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4"/>return one.getStatus().level().compareTo(other.getStatus().level());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2"/>public int compare(Alarm one, Alarm other) {</text:p>
          </table:table-cell>
          <table:table-cell table:number-columns-repeated="14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AlarmOrder.java</text:p>
          </table:table-cell>
          <table:table-cell office:value-type="string" calcext:value-type="string">
            <text:p><text:s text:c="15"/>return one.getTimestamp().compareTo(other.getTimestamp());</text:p>
          </table:table-cell>
          <table:table-cell table:number-columns-repeated="14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/>IEntity.java</text:p>
          </table:table-cell>
          <table:table-cell office:value-type="string" calcext:value-type="string">
            <text:p><text:s text:c="13"/>String select = "select * from " + tableName + " order by " + order;</text:p>
          </table:table-cell>
          <table:table-cell table:number-columns-repeated="14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Cliente cliente) {</text:p>
          </table:table-cell>
          <table:table-cell table:number-columns-repeated="14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return this.nome.compareTo(cliente.getNome());</text:p>
          </table:table-cell>
          <table:table-cell table:number-columns-repeated="14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EstadoRepository.java</text:p>
          </table:table-cell>
          <table:table-cell office:value-type="string" calcext:value-type="string">
            <text:p><text:s text:c="5"/>@Query("select e from Estado e order by e.nome")</text:p>
          </table:table-cell>
          <table:table-cell table:number-columns-repeated="14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EstadoRepository.java</text:p>
          </table:table-cell>
          <table:table-cell office:value-type="string" calcext:value-type="string">
            <text:p><text:s text:c="5"/>Set&lt;Estado&gt; findAllByOrderByNome(); </text:p>
          </table:table-cell>
          <table:table-cell table:number-columns-repeated="14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EstadoService.java</text:p>
          </table:table-cell>
          <table:table-cell office:value-type="string" calcext:value-type="string">
            <text:p><text:s text:c="9"/>Set&lt;Estado&gt; estados = estadoRepository.findAllByOrderByNome();</text:p>
          </table:table-cell>
          <table:table-cell table:number-columns-repeated="14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9"/>else if (cliente.nombre.compareTo(clientes[datoMenor].nombre) &lt; 0) {</text:p>
          </table:table-cell>
          <table:table-cell table:number-columns-repeated="14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9"/>else if (cliente.nombre.compareTo(clientes[datoMayor].nombre) &gt; 0) {</text:p>
          </table:table-cell>
          <table:table-cell table:number-columns-repeated="14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Main.java</text:p>
          </table:table-cell>
          <table:table-cell office:value-type="string" calcext:value-type="string">
            <text:p><text:s text:c="17"/>if (cliente.nombre.compareTo(clientes[i].nombre) &lt; 0) {</text:p>
          </table:table-cell>
          <table:table-cell table:number-columns-repeated="14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<text:s/>Database.java</text:p>
          </table:table-cell>
          <table:table-cell office:value-type="string" calcext:value-type="string">
            <text:p><text:s text:c="9"/>String query = "select * from brinquedos order by codigo desc";</text:p>
          </table:table-cell>
          <table:table-cell table:number-columns-repeated="14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<text:s/>Database.java</text:p>
          </table:table-cell>
          <table:table-cell office:value-type="string" calcext:value-type="string">
            <text:p><text:s text:c="9"/>String query = "select * from brinquedos where descricao like '%" + tudo + "%' or categoria like '%" + tudo + "%' <text:s/>order by codigo desc";</text:p>
          </table:table-cell>
          <table:table-cell table:number-columns-repeated="14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<text:s/>Database.java</text:p>
          </table:table-cell>
          <table:table-cell office:value-type="string" calcext:value-type="string">
            <text:p><text:s text:c="9"/>String query = "SELECT categoria,sum(1) as itens FROM brinquedos group by categoria order by categoria asc";</text:p>
          </table:table-cell>
          <table:table-cell table:number-columns-repeated="14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DATEvent.java</text:p>
          </table:table-cell>
          <table:table-cell office:value-type="string" calcext:value-type="string">
            <text:p><text:s text:c="17"/>+ "where client.idClient = event.idClient and client.identification = "+identification +" order by 1" ;</text:p>
          </table:table-cell>
          <table:table-cell table:number-columns-repeated="14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<text:s/>BaseDados.java</text:p>
          </table:table-cell>
          <table:table-cell office:value-type="string" calcext:value-type="string">
            <text:p><text:s text:c="13"/>lista.sort(Collections.reverseOrder(Comparator.comparing(Aplicativo::getNota)));</text:p>
          </table:table-cell>
          <table:table-cell table:number-columns-repeated="14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<text:s/>TelaListarTodosApps.java</text:p>
          </table:table-cell>
          <table:table-cell office:value-type="string" calcext:value-type="string">
            <text:p><text:s text:c="9"/>list.sort(Comparator.comparing(Aplicativo::getNome));</text:p>
          </table:table-cell>
          <table:table-cell table:number-columns-repeated="14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<text:s/>Usuario.java</text:p>
          </table:table-cell>
          <table:table-cell office:value-type="string" calcext:value-type="string">
            <text:p><text:s text:c="9"/>apps.sort(Comparator.comparing(Aplicativo::getNome));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MarkerDetector.java</text:p>
          </table:table-cell>
          <table:table-cell office:value-type="string" calcext:value-type="string">
            <text:p><text:s/><text:tab/><text:tab/>Collections.sort(newMarkers);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Marker.java</text:p>
          </table:table-cell>
          <table:table-cell office:value-type="string" calcext:value-type="string">
            <text:p><text:s/><text:tab/>public int compareTo(Marker other) {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MarkerDetector.java</text:p>
          </table:table-cell>
          <table:table-cell office:value-type="string" calcext:value-type="string">
            <text:p><text:s/><text:tab/><text:tab/>Collections.sort(newMarkers);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impleFileDialog.java</text:p>
          </table:table-cell>
          <table:table-cell office:value-type="string" calcext:value-type="string">
            <text:p><text:s/><text:tab/><text:tab/>Collections.sort(dirs, new Comparator&lt;String&gt;()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impleFileDialog.java</text:p>
          </table:table-cell>
          <table:table-cell office:value-type="string" calcext:value-type="string">
            <text:p><text:s/><text:tab/><text:tab/><text:tab/>public int compare(String o1, String o2) </text:p>
          </table:table-cell>
          <table:table-cell table:number-columns-repeated="14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impleFileDialog.java</text:p>
          </table:table-cell>
          <table:table-cell office:value-type="string" calcext:value-type="string">
            <text:p><text:s/><text:tab/><text:tab/><text:tab/><text:tab/>return o1.compareTo(o2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FormaPagamentoDAO.java</text:p>
          </table:table-cell>
          <table:table-cell office:value-type="string" calcext:value-type="string">
            <text:p><text:s/><text:tab/><text:tab/>consulta = sessao.createQuery("from Forma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FormaPagamentoDAO.java</text:p>
          </table:table-cell>
          <table:table-cell office:value-type="string" calcext:value-type="string">
            <text:p><text:s/><text:tab/><text:tab/>consulta = sessao.createQuery("from FormaPagamento order by descricao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consulta = sessao.createQuery("from Pessoa order by 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consulta = sessao.createQuery("from Produto order by pro_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consulta = sessao.createQuery("from Produto where pro_nome like :parametro order by pro_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consulta = sessao.createQuery("from Produto order by pro_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ServicoDAO.java</text:p>
          </table:table-cell>
          <table:table-cell office:value-type="string" calcext:value-type="string">
            <text:p><text:s/><text:tab/><text:tab/><text:tab/>consulta = sessao.createQuery("from Servico order by 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ServicoDAO.java</text:p>
          </table:table-cell>
          <table:table-cell office:value-type="string" calcext:value-type="string">
            <text:p><text:s/><text:tab/><text:tab/><text:tab/>consulta = sessao.createQuery("from Servico where pro_nome like :parametro order by nome");</text:p>
          </table:table-cell>
          <table:table-cell table:number-columns-repeated="14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ServicoDAO.java</text:p>
          </table:table-cell>
          <table:table-cell office:value-type="string" calcext:value-type="string">
            <text:p><text:s/><text:tab/><text:tab/><text:tab/>consulta = sessao.createQuery("from Servico order by nome");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Cliente c) {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return this.nome.compareTo(c.getNome());</text:p>
          </table:table-cell>
          <table:table-cell table:number-columns-repeated="1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Autor.java</text:p>
          </table:table-cell>
          <table:table-cell office:value-type="string" calcext:value-type="string">
            <text:p><text:s text:c="5"/>public int compareTo(Autor autor) {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Autor.java</text:p>
          </table:table-cell>
          <table:table-cell office:value-type="string" calcext:value-type="string">
            <text:p><text:s text:c="9"/>return getNomeCompleto().compareTo(autor.getNomeCompleto());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Catalogue.java</text:p>
          </table:table-cell>
          <table:table-cell office:value-type="string" calcext:value-type="string">
            <text:p><text:s text:c="25"/>if (id.compareTo(pro.getId()) == 0)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Estoque.java</text:p>
          </table:table-cell>
          <table:table-cell office:value-type="string" calcext:value-type="string">
            <text:p><text:s text:c="21"/>if (id.compareTo(pro.getId()) == 0)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Livro.java</text:p>
          </table:table-cell>
          <table:table-cell office:value-type="string" calcext:value-type="string">
            <text:p><text:s text:c="5"/>public int compareTo(Livro l) {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Livro.java</text:p>
          </table:table-cell>
          <table:table-cell office:value-type="string" calcext:value-type="string">
            <text:p><text:s text:c="9"/>return this.getTituloCompleto().compareTo(l.getTituloCompleto());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NomeComparator.java</text:p>
          </table:table-cell>
          <table:table-cell office:value-type="string" calcext:value-type="string">
            <text:p><text:s text:c="5"/>public int compare(Livro l1, Livro l2) {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oduct.java</text:p>
          </table:table-cell>
          <table:table-cell office:value-type="string" calcext:value-type="string">
            <text:p><text:s text:c="5"/>public int compareTo(Product product) {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Product.java</text:p>
          </table:table-cell>
          <table:table-cell office:value-type="string" calcext:value-type="string">
            <text:p><text:s text:c="9"/>return this.getId().compareTo(product.getId());</text:p>
          </table:table-cell>
          <table:table-cell table:number-columns-repeated="14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Store.java</text:p>
          </table:table-cell>
          <table:table-cell office:value-type="string" calcext:value-type="string">
            <text:p><text:s text:c="9"/>Collections.sort(livros, new NomeComparator());</text:p>
          </table:table-cell>
          <table:table-cell table:number-columns-repeated="14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 text:c="5"/>public int compareTo(Object t) {</text:p>
          </table:table-cell>
          <table:table-cell table:number-columns-repeated="14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 text:c="10"/>return this.getNome().compareTo(x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 text:c="5"/><text:tab/>} else if ( alcadaValor.compareTo(departamentosSelected.getAlcadaValorResp()) &gt; 0 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/><text:tab/><text:tab/>} else if ( alcadaValor.compareTo(BigDecimal.ZERO) &lt;=0 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/><text:tab/><text:tab/>} else if ( alcadasDescontos.getValorInicioFaixa().compareTo(BigDecimal.ZERO) &lt;= 0 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/><text:tab/><text:tab/>} else if ( alcadasDescontos.getValorInicioDesconto().compareTo(BigDecimal.ZERO) &lt; 0 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/><text:tab/><text:tab/>} else if ( alcadasDescontos.getValorFimDesconto().compareTo(BigDecimal.ZERO) &lt;= 0 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adastroAreaDept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ClienteContat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1.getValorUnitario().compareTo(c2.getValorUnitari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2.getPedidosConsumo().getDataMovimento().compareTo(c1.getPedidosConsumo().getDataMoviment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1.getValorUnitario().compareTo(c2.getValorUnitari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1.getValorUnitario().compareTo(c2.getValorUnitari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2.getPedidosConsumo().getDataMovimento().compareTo(c1.getPedidosConsumo().getDataMoviment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5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 <text:s text:c="19"/>return c2.getPedidosConsumo().getDataMovimento().compareTo(c1.getPedidosConsumo().getDataMovimento());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 text:c="1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rodutosConsumoMB.java</text:p>
          </table:table-cell>
          <table:table-cell office:value-type="string" calcext:value-type="string">
            <text:p><text:s/><text:tab/><text:tab/>} else if ( valorAliquotaTributo.compareTo(BigDecimal.ZERO) &lt;= 0) {</text:p>
          </table:table-cell>
          <table:table-cell table:number-columns-repeated="145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PessoasCadastroMB.java</text:p>
          </table:table-cell>
          <table:table-cell office:value-type="string" calcext:value-type="string">
            <text:p><text:s/>package br.com.ajuda.erp.mb.admCadastro;import java.io.FileWriter;import java.io.IOException;import java.io.Serializable;import java.math.BigDecimal;import java.text.SimpleDateFormat;import java.util.ArrayList;import java.util.Collections;import java.util.Comparator;import java.util.Date;import java.util.HashSet;import java.util.List;import java.util.StringTokenizer;import javax.annotation.PostConstruct;import javax.ejb.EJB;import javax.faces.application.FacesMessage;import javax.faces.bean.ManagedBean;import javax.faces.bean.ManagedProperty;import javax.faces.bean.ViewScoped;import javax.faces.context.FacesContext;import org.primefaces.context.RequestContext;import org.primefaces.event.FileUploadEvent;import org.primefaces.event.TabChangeEvent;import br.com.ajuda.erp.adm.PessoasComando;import br.com.ajuda.erp.cep.CEPServiceRemote;import br.com.ajuda.erp.converter.CnaeConverter;import br.com.ajuda.erp.converter.DepartamentoConverter;import br.com.ajuda.erp.converter.IBGEMunicipiosConverter;import br.com.ajuda.erp.converter.IBGEUfConverter;import br.com.ajuda.erp.converter.PessoaTipoClienteConverter;import br.com.ajuda.erp.converter.PessoaTipoColaboradorConverter;import br.com.ajuda.erp.converter.PessoaTipoConverter;import br.com.ajuda.erp.converter.PessoaTipoFornecedorConverter;import br.com.ajuda.erp.converter.PessoaTipoIndicadorConverter;import br.com.ajuda.erp.converter.PessoaTipoProfessorConverter;import br.com.ajuda.erp.converter.PessoaTipoRepresentanteConverter;import br.com.ajuda.erp.converter.PessoaTipoTransportadoraConverter;import br.com.ajuda.erp.converter.PessoaTipoVendedorConverter;import br.com.ajuda.erp.converter.PessoasHorariosConverter;import br.com.ajuda.erp.delegate.FinanceiroDelegate;import br.com.ajuda.erp.delegate.PessoasDelegate;import br.com.ajuda.erp.mb.DadosSistemaMB;import br.com.ajuda.erp.nfe_400.NFeConfigNFe;import br.com.ajuda.erp.persistencia.Cnae;import br.com.ajuda.erp.persistencia.Departamentos;import br.com.ajuda.erp.persistencia.FinanMovPagRec;import br.com.ajuda.erp.persistencia.GradeCursosAlunos;import br.com.ajuda.erp.persistencia.IBGEMunicipios;import br.com.ajuda.erp.persistencia.IBGEUf;import br.com.ajuda.erp.persistencia.Pessoas;import br.com.ajuda.erp.persistencia.PessoasAssistMedica;import br.com.ajuda.erp.persistencia.PessoasContato;import br.com.ajuda.erp.persistencia.PessoasContatoTipo;import br.com.ajuda.erp.persistencia.PessoasDocumentos;import br.com.ajuda.erp.persistencia.PessoasEndereco;import br.com.ajuda.erp.persistencia.PessoasFgtsOcorrencia;import br.com.ajuda.erp.persistencia.PessoasFiscalCnaes;import br.com.ajuda.erp.persistencia.PessoasFuncao;import br.com.ajuda.erp.persistencia.PessoasHorarios;import br.com.ajuda.erp.persistencia.PessoasLogin;import br.com.ajuda.erp.persistencia.PessoasPessoaTipo;import br.com.ajuda.erp.persistencia.PessoasSindicato;import br.com.ajuda.erp.persistencia.PessoasTipo;import br.com.ajuda.erp.persistencia.PessoasTipoContrato;import br.com.ajuda.erp.persistencia.SerasaCadastro;import br.com.ajuda.erp.persistencia.SerasaCredito;import br.com.ajuda.erp.persistencia.SystemSearch;import br.com.ajuda.erp.persistencia.TipoPessoaContato;import br.com.ajuda.erp.service.calculoDistancia.VerificarLatitudeWS;import br.com.ajuda.erp.util.TratamentoArquivos;import br.com.ajuda.erp.util.TratamentoCampos;import br.com.ajuda.erp.util.Validador;import br.com.serasa.sitenet05.wsgestordecisao.wsgestordecisao.WsSerasaCadastro;import br.com.serasa.sitenet05.wsgestordecisao.wsgestordecisao.WsSerasaCredito;@ManagedBean@ViewScopedpublic class PessoasCadastroMB <text:s/>extends PessoasComando implements Serializable {<text:tab/>private static final long serialVersionUID = 1L; <text:s text:c="3"/>private String arquivoSerasaReprocidade;<text:tab/><text:tab/>private Pessoas pes = new Pessoas();<text:tab/>private SystemSearch systemSearchSelected;<text:tab/>private String systemSearchConteudo;<text:tab/>private String inscFederalValidador;<text:tab/>private String inscEstadualValidador;<text:tab/>private String inscFederalValidador_Segunda;<text:tab/>private String inscEstadualValidador_Segunda;<text:tab/><text:tab/>private int tipoOperacao = 0; //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Sem operacao 1 </text:p>
          </table:table-cell>
          <table:table-cell office:value-type="string" calcext:value-type="string">
            <text:p><text:s/>inclusao e 2 </text:p>
          </table:table-cell>
          <table:table-cell office:value-type="string" calcext:value-type="string">
            <text:p><text:s/>alteracao<text:tab/><text:tab/>List&lt;PessoasPessoaTipo&gt; listaPessoasTipoBusca;<text:tab/>List&lt;TipoPessoaContato&gt; listaTipoContatoSelected;<text:tab/>List&lt;String&gt; listaTabAcessada;<text:tab/>private List&lt;PessoasPessoaTipo&gt; filterPessoasTipoBusca;<text:tab/><text:tab/>private PessoasContato pessoaContatoSelected;<text:tab/>private Pessoas pessoasValidador;<text:tab/>private int pessoaTipoBuscaSelected;<text:tab/><text:tab/>private DataModelPessoasTipo dataModelPessoasTipo;<text:tab/><text:tab/>@EJB<text:tab/>CEPServiceRemote cep;<text:tab/> <text:s text:c="3"/>@ManagedProperty(value="#{dadosSistemaMB}")<text:tab/>private DadosSistemaMB dadosSistema;<text:tab/>@PostConstruct <text:s text:c="3"/>public void setOpcao() {<text:tab/><text:tab/><text:tab/><text:tab/>arquivoSerasaReprocidade = "";<text:tab/><text:tab/>inscFederalValidador = "";<text:tab/><text:tab/>inscEstadualValidador = "";<text:tab/><text:tab/>inscFederalValidador_Segunda = "";<text:tab/><text:tab/>inscEstadualValidador_Segunda = "";<text:tab/><text:tab/><text:tab/><text:tab/>listaPessoasTipoBusca = new ArrayList&lt;PessoasPessoaTipo&gt;();<text:tab/><text:tab/>listaTabAcessada = new ArrayList&lt;String&gt;();<text:tab/><text:tab/>pPessoaTipoSelected = null;<text:tab/><text:tab/><text:tab/>seColaborador = 0;<text:tab/><text:tab/>seVendedor = 0;<text:tab/><text:tab/>if (dadosSistema.getSubModulo() == 6 ) {<text:tab/><text:tab/><text:tab/>seColaborador = 1;<text:tab/><text:tab/><text:tab/>if(!listaPessoasTipoTela.isEmpty()){<text:tab/><text:tab/><text:tab/><text:tab/>listaPessoasTipoTela.clear();<text:tab/><text:tab/><text:tab/>}<text:tab/><text:tab/><text:tab/>listaPessoasTipoTela.add("3");<text:tab/><text:tab/>} else if ( dadosSistema.getModulo() == 10) {<text:tab/><text:tab/><text:tab/>if(!listaPessoasTipoTela.isEmpty()){<text:tab/><text:tab/><text:tab/><text:tab/>listaPessoasTipoTela.clear();<text:tab/><text:tab/><text:tab/>}<text:tab/><text:tab/><text:tab/>listaPessoasTipoTela.add("1");<text:tab/><text:tab/><text:tab/><text:tab/><text:tab/>}<text:tab/><text:tab/> <text:s text:c="3"/><text:tab/>setCampos(dadosSistema.getUsuario()); <text:s text:c="3"/><text:tab/> <text:s text:c="3"/><text:tab/>DepartamentoConverter.getDeptoCompelte(0,dadosSistema.getUsuario()); <text:s text:c="3"/><text:tab/>PessoaTipoClienteConverter.listaPessoasTipo = PessoasDelegate.getInstance().recuperarPessoasTipo(2, dadosSistema.getUsuario().getNomeConexao()); <text:s text:c="3"/><text:tab/>PessoaTipoFornecedorConverter.listaPessoasTipo = PessoasDelegate.getInstance().recuperarPessoasTipo(3, dadosSistema.getUsuario().getNomeConexao()); <text:s text:c="3"/><text:tab/>//PessoaTipoConverter.getPessoaTipo(0); <text:s text:c="3"/><text:tab/> <text:s text:c="3"/><text:tab/>// </text:p>
          </table:table-cell>
          <table:table-cell/>
          <table:table-cell office:value-type="string" calcext:value-type="string">
            <text:p><text:s/>Verificar o tipo de pessoa conforme a rotina <text:s text:c="3"/><text:tab/>try { <text:s text:c="3"/><text:tab/><text:tab/>pessoaTipoBuscaSelected = dadosSistema.getSystemMenuRotina().getPessoasTipo().getIDPessoasTipo(); <text:s text:c="3"/><text:tab/><text:tab/>if ( dadosSistema.getSystemMenuRotina().getPessoasTipo().getFisicaOUJuridica() == 1 ) { <text:s text:c="3"/><text:tab/><text:tab/><text:tab/>pessoaTipo = 'F'; <text:s text:c="3"/><text:tab/><text:tab/>} else { <text:s text:c="3"/><text:tab/><text:tab/><text:tab/>pessoaTipo = 'J'; <text:s text:c="3"/><text:tab/><text:tab/>}<text:tab/><text:tab/>} catch (Exception e) {<text:tab/><text:tab/><text:tab/>pessoaTipoBuscaSelected = 0;<text:tab/><text:tab/>} <text:s text:c="3"/><text:tab/> <text:s text:c="3"/><text:tab/>// </text:p>
          </table:table-cell>
          <table:table-cell/>
          <table:table-cell office:value-type="string" calcext:value-type="string">
            <text:p><text:s/>botao é para o sistema da escola, 2 é cliente (aluno) <text:s text:c="3"/><text:tab/>if ( pessoaTipoBuscaSelected != 2 ) { <text:s text:c="3"/><text:tab/><text:tab/>showBotaoSetarPessoa = false; <text:s text:c="3"/><text:tab/>} <text:s text:c="3"/><text:tab/> <text:s text:c="3"/><text:tab/>dataModelPessoasTipo = new DataModelPessoasTipo(); <text:s text:c="3"/><text:tab/> <text:s text:c="3"/>}<text:tab/><text:tab/>public void getListaPessoasBusca () {<text:tab/><text:tab/>//<text:tab/><text:tab/>if ( (dadosSistema.getSubModulo() == 6) &amp;&amp; ( pessoaTipoBuscaSelected == 0)) {//<text:tab/><text:tab/><text:tab/>pessoaTipoBuscaSelected = 310;//<text:tab/><text:tab/>} <text:tab/><text:tab/><text:tab/><text:tab/><text:tab/>dataModelPessoasTipo = new DataModelPessoasTipo();<text:tab/><text:tab/>if ( systemSearchSelected != null ) {<text:tab/><text:tab/><text:tab/>systemSearchSelected.setConteudoBusca(systemSearchConteudo);<text:tab/><text:tab/><text:tab/>systemSearchSelected.setTipoPessoaBusca(pessoaTipoBuscaSelected);<text:tab/><text:tab/><text:tab/>listaPessoasTipoBusca = PessoasDelegate.getInstance().recuperarListaPessoasBusca(systemSearchSelected, dadosSistema.getUsuario().getNomeConexao());<text:tab/><text:tab/><text:tab/><text:tab/><text:tab/>}<text:tab/><text:tab/><text:tab/><text:tab/>listaPessoas = new ArrayList&lt;Pessoas&gt;();<text:tab/><text:tab/>for ( PessoasPessoaTipo p : listaPessoasTipoBusca ) {<text:tab/><text:tab/><text:tab/>listaPessoas.add(p.getPessoas());<text:tab/><text:tab/>}<text:tab/><text:tab/><text:tab/><text:tab/>dataModelPessoasTipo = new DataModelPessoasTipo(listaPessoasTipoBusca);<text:tab/>}<text:tab/>public void getPessoaSelected () {<text:tab/><text:tab/><text:tab/><text:tab/>mensaTela = "";<text:tab/><text:tab/><text:tab/><text:tab/>if ( getPessoasSelected() != null) {<text:tab/><text:tab/><text:tab/>//pessoas = pPessoaTipoSelected.getPessoas();<text:tab/><text:tab/><text:tab/>pessoas = PessoasDelegate.getInstance().recuperarPessoa(pPessoaTipoSelected.getPessoas(),dadosSistema.getUsuario().getNomeConexao());<text:tab/><text:tab/>}<text:tab/><text:tab/><text:tab/><text:tab/>listaPessoasTipoTela.clear();<text:tab/><text:tab/>for ( PessoasPessoaTipo pTipo : pessoas.getPessoasPessoaTipos() ) {<text:tab/><text:tab/><text:tab/>listaPessoasTipoTela.add(Integer.toString(pTipo.getPessoasTipo().getIDPessoasTipo()));<text:tab/><text:tab/><text:tab/>if ( pTipo.getPessoasTipo().getIDPessoasTipo() == 1) {<text:tab/><text:tab/><text:tab/><text:tab/>pessoasEmpresa = pessoas.getPessoasEmpresaAtivas();<text:tab/><text:tab/><text:tab/><text:tab/>produtoTipoSelected = pessoasEmpresa.getProdutoConsumoPadrao();<text:tab/><text:tab/><text:tab/><text:tab/>servicoTipoSelected = pessoasEmpresa.getServicoConsumoPadrao();<text:tab/><text:tab/><text:tab/><text:tab/>impCfopPadraoVendas = pessoasEmpresa.getImpCfopPadraoVendas();<text:tab/><text:tab/><text:tab/><text:tab/>tipoPesSitFinanSelected = pessoasEmpresa.getTipoPesSitFinanPadrao();<text:tab/><text:tab/><text:tab/>}<text:tab/><text:tab/><text:tab/>if (dadosSistema.getQualSistemaERPA() == 3) {<text:tab/><text:tab/><text:tab/><text:tab/>showBotaoSetarPessoa = false;<text:tab/><text:tab/><text:tab/><text:tab/>pessoasLogin = PessoasDelegate.getInstance().recuperarPessoasLogin(new PessoasLogin(pessoas), dadosSistema.getUsuario().getNomeConexao());<text:tab/><text:tab/><text:tab/><text:tab/>if ( pessoasLogin.getIDPessoaLogin() == null ) {<text:tab/><text:tab/><text:tab/><text:tab/><text:tab/>pessoasLogin.setNomeLogin(pessoas.getInscFederal());<text:tab/><text:tab/><text:tab/><text:tab/><text:tab/>pessoasLogin.setDepartamento(new Departamentos(1));<text:tab/><text:tab/><text:tab/><text:tab/><text:tab/>pessoasLogin.setDescCargo("Professor");<text:tab/><text:tab/><text:tab/><text:tab/><text:tab/>pessoasLogin.setPessoaUsuario(pessoas);<text:tab/><text:tab/><text:tab/><text:tab/>}<text:tab/><text:tab/><text:tab/><text:tab/>}<text:tab/><text:tab/><text:tab/><text:tab/><text:tab/>}<text:tab/><text:tab/>if ( dadosSistema.getQualSistemaERPA() != 3) {<text:tab/><text:tab/><text:tab/>getCampos();<text:tab/><text:tab/><text:tab/>} <text:tab/><text:tab/><text:tab/><text:tab/>// </text:p>
          </table:table-cell>
          <table:table-cell/>
          <table:table-cell office:value-type="string" calcext:value-type="string">
            <text:p><text:s/>Setando a pessoa do validator<text:tab/><text:tab/>inscFederalValidador = pessoas.getInscFederal();<text:tab/><text:tab/><text:tab/>inscEstadualValidador <text:s/>= pessoas.getInscEstadual();<text:tab/><text:tab/><text:tab/><text:tab/>// </text:p>
          </table:table-cell>
          <table:table-cell/>
          <table:table-cell office:value-type="string" calcext:value-type="string">
            <text:p><text:s/>Banco movimento<text:tab/><text:tab/>valorInicialBancoMov = pessoasEmpresa.getValorInicialBancoMov();<text:tab/><text:tab/>fBancosContasSelected = pessoasEmpresa.getFinanBancosContas();<text:tab/><text:tab/>FinanMovPagRec fPGFind = new FinanMovPagRec();<text:tab/><text:tab/>fPGFind.setSituacao(1);<text:tab/><text:tab/>fMovPagRecPrimeiroLanc = FinanceiroDelegate.getInstance().recuperaFinanPrimeiroMovPagRec(fPGFind, dadosSistema.getUsuario().getNomeConexao());<text:tab/><text:tab/>try {<text:tab/><text:tab/><text:tab/>dataInicialBancoMov = <text:s/>fMovPagRecPrimeiroLanc.getDataMovimento();<text:tab/><text:tab/><text:tab/><text:tab/><text:tab/>if ( fMovPagRecPrimeiroLanc.getDescricaoMovimentacao() == null ) <text:s/>fMovPagRecPrimeiroLanc.setDescricaoMovimentacao("") ; <text:tab/><text:tab/><text:tab/>if ( fMovPagRecPrimeiroLanc.getDescricaoMovimentacao().isEmpty() ) {<text:tab/><text:tab/><text:tab/><text:tab/>if (fMovPagRecPrimeiroLanc.getPedidosConsumo() != null) <text:s/>fMovPagRecPrimeiroLanc.setDescricaoMovimentacao("Pedido Compra Numero " + fMovPagRecPrimeiroLanc.getPedidosConsumo().getNumeroMovimento() );<text:tab/><text:tab/><text:tab/><text:tab/>if (fMovPagRecPrimeiroLanc.getPedidosVendas() != null) <text:s/>fMovPagRecPrimeiroLanc.setDescricaoMovimentacao("Pedido Vendas Numero " + fMovPagRecPrimeiroLanc.getPedidosVendas().getNumeroPedido() );<text:tab/><text:tab/><text:tab/><text:tab/><text:tab/><text:tab/><text:tab/>}<text:tab/><text:tab/>} catch (Exception e) {<text:tab/><text:tab/><text:tab/>dataInicialBancoMov = <text:s/>new Date();<text:tab/><text:tab/>}<text:tab/><text:tab/><text:tab/><text:tab/><text:tab/><text:tab/>if ( pessoas.getIDPessoa() != null ) {<text:tab/><text:tab/><text:tab/>tipoOperacao = 1;<text:tab/><text:tab/>} else {<text:tab/><text:tab/><text:tab/>tipoOperacao = 2;<text:tab/><text:tab/>}<text:tab/><text:tab/><text:tab/><text:tab/>// </text:p>
          </table:table-cell>
          <table:table-cell/>
          <table:table-cell office:value-type="string" calcext:value-type="string">
            <text:p><text:s/>Verificar se e cadastro de empresas<text:tab/><text:tab/>if ( pessoas.getIDPessoasTipo() == 1 ) {<text:tab/><text:tab/><text:tab/>pessoasColaborador = pessoas.getPessoasEmpresaAtivas().getPessoaAdm();<text:tab/><text:tab/><text:tab/>if ( pessoasColaborador != null ) {<text:tab/><text:tab/><text:tab/><text:tab/>inscFederalValidador_Segunda = pessoasColaborador.getInscFederal();<text:tab/><text:tab/><text:tab/><text:tab/><text:tab/><text:tab/>inscEstadualValidador_Segunda = pessoasColaborador.getInscEstadual();<text:tab/><text:tab/><text:tab/><text:tab/>PessoasContato pContatoFind = new PessoasContato();<text:tab/><text:tab/><text:tab/><text:tab/>pContatoFind.setPessoas(pessoasColaborador);<text:tab/><text:tab/><text:tab/><text:tab/>for ( PessoasContato pContato : PessoasDelegate.getInstance().recuperarPessoaContato(pContatoFind, dadosSistema.getUsuario().getNomeConexao()) ) {<text:tab/><text:tab/><text:tab/><text:tab/><text:tab/>pessoasContatoColaborador = pContato;<text:tab/><text:tab/><text:tab/><text:tab/><text:tab/>break;<text:tab/><text:tab/><text:tab/><text:tab/>}<text:tab/><text:tab/><text:tab/><text:tab/>pessoasLogin = PessoasDelegate.getInstance().recuperarPessoasLogin(new PessoasLogin(pessoasColaborador), dadosSistema.getUsuario().getNomeConexao());<text:tab/><text:tab/><text:tab/>} else {<text:tab/><text:tab/><text:tab/><text:tab/>pessoasColaborador = new Pessoas();<text:tab/><text:tab/><text:tab/>}<text:tab/><text:tab/>}<text:tab/><text:tab/><text:tab/>}<text:tab/><text:tab/>public void getPessoaSelectedTelaDetalhe () { <text:tab/><text:tab/><text:tab/><text:tab/>getCamposTelaDetalhe();<text:tab/><text:tab/>if ( pessoasContato != null ) {<text:tab/><text:tab/><text:tab/>listaTipoContatoSelected = new ArrayList&lt;TipoPessoaContato&gt;();<text:tab/><text:tab/><text:tab/>for ( PessoasContatoTipo pContatoTipo : pessoasContato.getListaSetTipos() ) {<text:tab/><text:tab/><text:tab/><text:tab/>listaTipoContatoSelected.add(pContatoTipo.getTipoPessoaContato());<text:tab/><text:tab/><text:tab/>}<text:tab/><text:tab/><text:tab/><text:tab/>pessoaVendAtendeCliente <text:s/>= PessoasDelegate.getInstance().recuperarPessoaVendedorCliente(pessoas, pessoasLoginConexao.getNomeConexao());<text:tab/><text:tab/>}<text:tab/><text:tab/>// </text:p>
          </table:table-cell>
          <table:table-cell/>
          <table:table-cell office:value-type="string" calcext:value-type="string">
            <text:p><text:s/>Setando a pessoa do validator<text:tab/><text:tab/>inscFederalValidador = pessoas.getInscFederal();<text:tab/><text:tab/><text:tab/>inscEstadualValidador <text:s/>= pessoas.getInscEstadual();<text:tab/><text:tab/><text:tab/><text:tab/><text:tab/><text:tab/>}<text:tab/><text:tab/>public void getPessoaSelectedSimples () { <text:tab/><text:tab/><text:tab/><text:tab/>mensaTela = "";<text:tab/><text:tab/>if ( getPessoasSelected() != null) {<text:tab/><text:tab/><text:tab/>pessoas = PessoasDelegate.getInstance().recuperarPessoa(pPessoaTipoSelected.getPessoas(),dadosSistema.getUsuario().getNomeConexao());<text:tab/><text:tab/>}<text:tab/><text:tab/><text:tab/>listaPessoasTipoTela.clear();<text:tab/><text:tab/>for ( PessoasPessoaTipo pTipo : pessoas.getPessoasPessoaTipos() ) {<text:tab/><text:tab/><text:tab/>listaPessoasTipoTela.add(Integer.toString(pTipo.getPessoasTipo().getIDPessoasTipo()));<text:tab/><text:tab/><text:tab/>if ( pTipo.getPessoasTipo().getIDPessoasTipo() == 1) {<text:tab/><text:tab/><text:tab/><text:tab/>pessoasEmpresa = pessoas.getPessoasEmpresaAtivas();<text:tab/><text:tab/><text:tab/><text:tab/>impCfopPadraoVendas = pessoasEmpresa.getImpCfopPadraoVendas();<text:tab/><text:tab/><text:tab/>}<text:tab/><text:tab/>}<text:tab/><text:tab/>getCamposTelaDetalhe();<text:tab/><text:tab/><text:tab/><text:tab/><text:tab/>// </text:p>
          </table:table-cell>
          <table:table-cell/>
          <table:table-cell office:value-type="string" calcext:value-type="string">
            <text:p><text:s/>Setando a pessoa do validator<text:tab/><text:tab/>inscFederalValidador = pessoas.getInscFederal();<text:tab/><text:tab/><text:tab/>inscEstadualValidador <text:s/>= pessoas.getInscEstadual();<text:tab/><text:tab/><text:tab/><text:tab/><text:tab/>if ( pessoas.getIDPessoa() != null ) {<text:tab/><text:tab/><text:tab/>tipoOperacao = 1;<text:tab/><text:tab/>} else {<text:tab/><text:tab/><text:tab/>tipoOperacao = 2;<text:tab/><text:tab/>}<text:tab/><text:tab/><text:tab/>}<text:tab/><text:tab/>public void getColaboradorSelected () {<text:tab/><text:tab/>mensaTela = "";<text:tab/><text:tab/>if ( getPessoasSelected() != null) {<text:tab/><text:tab/><text:tab/>pessoas = PessoasDelegate.getInstance().recuperarPessoa(pPessoaTipoSelected.getPessoas(),dadosSistema.getUsuario().getNomeConexao());<text:tab/><text:tab/>}<text:tab/><text:tab/>pessoasLogin = PessoasDelegate.getInstance().recuperarPessoasLogin(new PessoasLogin(pessoas), dadosSistema.getUsuario().getNomeConexao());<text:tab/><text:tab/>if ( pessoasLogin.getIDPessoaLogin() == null ) {<text:tab/><text:tab/><text:tab/>pessoasLogin.setNomeLogin(pessoas.getInscFederal());<text:tab/><text:tab/><text:tab/>pessoasLogin.setDepartamento(new Departamentos(1));<text:tab/><text:tab/><text:tab/>pessoasLogin.setDescCargo("Colaborador");<text:tab/><text:tab/><text:tab/>pessoasLogin.setPessoaUsuario(pessoas);<text:tab/><text:tab/>}<text:tab/><text:tab/><text:tab/><text:tab/>listaPessoasTipoTela.clear();<text:tab/><text:tab/>for ( PessoasPessoaTipo pTipo : pessoas.getPessoasPessoaTipos() ) {<text:tab/><text:tab/><text:tab/>listaPessoasTipoTela.add(Integer.toString(pTipo.getPessoasTipo().getIDPessoasTipo()));<text:tab/><text:tab/><text:tab/>if ( pTipo.getPessoasTipo().getIDPessoasTipo() == 1) {<text:tab/><text:tab/><text:tab/><text:tab/>pessoasEmpresa = pessoas.getPessoasEmpresaAtivas();<text:tab/><text:tab/><text:tab/><text:tab/>impCfopPadraoVendas = pessoasEmpresa.getImpCfopPadraoVendas();<text:tab/><text:tab/><text:tab/>}<text:tab/><text:tab/>}<text:tab/><text:tab/>getColaboradorCampos();<text:tab/><text:tab/><text:tab/><text:tab/><text:tab/>// </text:p>
          </table:table-cell>
          <table:table-cell/>
          <table:table-cell office:value-type="string" calcext:value-type="string">
            <text:p><text:s/>Setando a pessoa do validator<text:tab/><text:tab/>inscFederalValidador = pessoas.getInscFederal();<text:tab/><text:tab/><text:tab/>inscEstadualValidador <text:s/>= pessoas.getInscEstadual();<text:tab/><text:tab/><text:tab/><text:tab/><text:tab/>if ( pessoas.getIDPessoa() != null ) {<text:tab/><text:tab/><text:tab/>tipoOperacao = 1;<text:tab/><text:tab/>} else {<text:tab/><text:tab/><text:tab/>tipoOperacao = 2;<text:tab/><text:tab/>}<text:tab/><text:tab/><text:tab/>}<text:tab/><text:tab/><text:tab/>public void onTabChange(TabChangeEvent event) {<text:tab/><text:tab/>if ( pessoas.getIDPessoa() != null ) {<text:tab/> <text:s text:c="7"/>if ( !listaTabAcessada.contains(event.getTab().getId()) ) {<text:tab/> <text:s text:c="7"/><text:tab/>if ( "contatosEscola".equalsIgnoreCase(event.getTab().getId())) {<text:tab/> <text:s text:c="7"/><text:tab/><text:tab/>loadContatos();<text:tab/> <text:s text:c="7"/><text:tab/><text:tab/>listaTabAcessada.add(event.getTab().getId());<text:tab/> <text:s text:c="7"/><text:tab/>} else if ( "enderecosEscola".equalsIgnoreCase(event.getTab().getId())) {<text:tab/> <text:s text:c="7"/><text:tab/><text:tab/>loadEnderecos();<text:tab/> <text:s text:c="7"/><text:tab/><text:tab/>listaTabAcessada.add(event.getTab().getId());<text:tab/> <text:s text:c="7"/><text:tab/>} else if ( "cursos".equalsIgnoreCase(event.getTab().getId())) {<text:tab/> <text:s text:c="7"/><text:tab/><text:tab/>listaTabAcessada.add(event.getTab().getId()); <text:s text:c="7"/><text:tab/><text:tab/><text:tab/> <text:s text:c="7"/><text:tab/>}<text:tab/> <text:s text:c="7"/>} <text:tab/><text:tab/>} <text:s text:c="3"/>}<text:tab/><text:tab/> <text:s text:c="3"/>@SuppressWarnings({ "unchecked", "rawtypes" })<text:tab/>public List&lt;PessoasPessoaTipo&gt; completePessoas (String query) { <text:s text:c="3"/><text:tab/>List&lt;PessoasPessoaTipo&gt; resultado = new ArrayList&lt;PessoasPessoaTipo&gt;(); <text:s text:c="2"/><text:tab/> <text:s text:c="3"/><text:tab/>pessoas.setNome(query); <text:s text:c="3"/><text:tab/>for (PessoasPessoaTipo pessoaTipo : PessoaTipoConverter.getPessoaTipo(0, dadosSistema.getUsuario())) { <text:s text:c="3"/><text:tab/><text:tab/>if ( !query.equalsIgnoreCase("todos") ) {<text:tab/> <text:s text:c="3"/><text:tab/><text:tab/>if ( pessoaTipo.getPessoas().getNome().toLowerCase().contains(query.toLowerCase())) {<text:tab/> <text:s text:c="3"/><text:tab/><text:tab/><text:tab/>if ( (pessoaTipo.getPessoasTipo().getIDPessoasTipo() != 1) &amp;&amp; (pessoaTipo.getPessoas().getIDPessoa() != 2)) <text:s/>{<text:tab/> <text:s text:c="3"/><text:tab/><text:tab/><text:tab/><text:tab/>resultado.add(pessoaTipo); <text:s text:c="2"/><text:tab/><text:tab/><text:tab/><text:tab/> <text:s text:c="3"/><text:tab/><text:tab/><text:tab/>} <text:tab/><text:tab/><text:tab/><text:tab/> <text:s text:c="3"/><text:tab/><text:tab/>} <text:s text:c="3"/><text:tab/><text:tab/><text:tab/> <text:s text:c="3"/><text:tab/><text:tab/>} else {<text:tab/><text:tab/><text:tab/> <text:s text:c="3"/>resultado.add(pessoaTipo); <text:s text:c="3"/><text:tab/><text:tab/>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return resultado; <text:s text:c="3"/>}<text:tab/> <text:s text:c="7"/>@SuppressWarnings({ "unchecked", "rawtypes" }) <text:s text:c="3"/>public List&lt;PessoasPessoaTipo&gt; completePessoasCliente (String query) { <text:s text:c="3"/><text:tab/>List&lt;PessoasPessoaTipo&gt; resultado = new ArrayList&lt;PessoasPessoaTipo&gt;(); <text:s text:c="3"/><text:tab/>pessoas.setNome(query); <text:s text:c="3"/><text:tab/>for (PessoasPessoaTipo pessoaTipo : PessoaTipoConverter.getPessoaTipo(2,dadosSistema.getUsuario())) { <text:s text:c="6"/><text:tab/><text:tab/>if ( !query.equalsIgnoreCase("todos") ) {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resultado.add(pessoaTipo);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return resultado; <text:s text:c="3"/>} <text:s text:c="8"/>@SuppressWarnings({ "unchecked", "rawtypes" }) <text:s text:c="3"/>public List&lt;PessoasPessoaTipo&gt; completePessoasProfessor (String query) { <text:s text:c="3"/><text:tab/>PessoaTipoProfessorConverter.listaPessoasTipo = PessoasDelegate.getInstance().recuperarPessoasTipo(8, dadosSistema.getUsuario().getNomeConexao()); <text:s text:c="3"/><text:tab/>List&lt;PessoasPessoaTipo&gt; resultado = new ArrayList&lt;PessoasPessoaTipo&gt;(); <text:s text:c="3"/><text:tab/>pessoas.setNome(query); <text:s text:c="3"/><text:tab/>for (PessoasPessoaTipo pessoaTipo : PessoaTipoProfessorConverter.listaPessoasTipo) { <text:s text:c="6"/><text:tab/><text:tab/>if ( !query.equalsIgnoreCase("todos") ) {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resultado.add(pessoaTipo);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3"/>@SuppressWarnings({ "unchecked", "rawtypes" }) <text:s text:c="3"/>public List&lt;PessoasPessoaTipo&gt; completePessoasClienteNacional (String query) { <text:s text:c="3"/><text:tab/>List&lt;PessoasPessoaTipo&gt; resultado = new ArrayList&lt;PessoasPessoaTipo&gt;(); <text:s text:c="3"/><text:tab/>pessoas.setNome(query); <text:s text:c="4"/><text:tab/>for (PessoasPessoaTipo pessoaTipo : PessoaTipoClienteConverter.listaPessoasTipo) { <text:s text:c="4"/><text:tab/><text:tab/>if ( !"todos".equalsIgnoreCase(query) ) {<text:tab/> <text:s text:c="3"/><text:tab/><text:tab/>if ( TratamentoCampos.VerificarSeENumero(query) ) {<text:tab/> <text:s text:c="3"/><text:tab/><text:tab/><text:tab/>if ( pessoaTipo.getPessoas().getInscFederal().toLowerCase().contains(query.toLowerCase())) {<text:tab/><text:tab/> <text:s text:c="3"/><text:tab/><text:tab/><text:tab/>if ( pessoaTipo.getPessoas().getIdPais() == 1) <text:s/>resultado.add(pessoaTipo); <text:s text:c="2"/><text:tab/><text:tab/><text:tab/><text:tab/> <text:s text:c="3"/><text:tab/><text:tab/>}<text:tab/> <text:s text:c="3"/><text:tab/><text:tab/>} else {<text:tab/><text:tab/> <text:s text:c="3"/><text:tab/><text:tab/>if ( pessoaTipo.getPessoas().getNome().toLowerCase().contains(query.toLowerCase())) {<text:tab/><text:tab/> <text:s text:c="3"/><text:tab/><text:tab/><text:tab/>if ( pessoaTipo.getPessoas().getIdPais() == 1) <text:s/>resultado.add(pessoaTipo); <text:s text:c="2"/><text:tab/><text:tab/><text:tab/><text:tab/> <text:s text:c="3"/><text:tab/><text:tab/>}<text:tab/> <text:s text:c="3"/><text:tab/><text:tab/>} <text:s text:c="3"/><text:tab/><text:tab/>} else {<text:tab/> <text:s text:c="3"/><text:tab/><text:tab/>if ( pessoaTipo.getPessoas().getIdPais() == 1) <text:s/>resultado.add(pessoaTipo); <text:s text:c="2"/><text:tab/><text:tab/> <text:s text:c="3"/><text:tab/><text:tab/>} <text:s text:c="3"/><text:tab/>} <text:s text:c="3"/><text:tab/><text:tab/> <text:s text:c="4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return resultado; <text:s text:c="3"/>} <text:s text:c="12"/>@SuppressWarnings({ "unchecked", "rawtypes" }) <text:s text:c="3"/>public List&lt;PessoasPessoaTipo&gt; completePessoasClienteInternacional (String query) { <text:s text:c="3"/><text:tab/>PessoaTipoClienteConverter.listaPessoasTipo = PessoasDelegate.getInstance().recuperarPessoasTipo(2, dadosSistema.getUsuario().getNomeConexao()); <text:s text:c="3"/><text:tab/>List&lt;PessoasPessoaTipo&gt; resultado = new ArrayList&lt;PessoasPessoaTipo&gt;(); <text:s text:c="3"/><text:tab/>pessoas.setNome(query);<text:tab/><text:tab/>if ( !"todos".equalsIgnoreCase(query) ) {<text:tab/> <text:s text:c="3"/><text:tab/>for (PessoasPessoaTipo pessoaTipo : PessoaTipoClienteConverter.getListaConteudo(query,dadosSistema.getUsuario())) { <text:tab/> <text:s text:c="3"/><text:tab/><text:tab/>if ( pessoaTipo.getPessoas().getNome().toLowerCase().contains(query.toLowerCase())) {<text:tab/> <text:s text:c="3"/><text:tab/><text:tab/><text:tab/>if ( pessoaTipo.getPessoas().getIdPais() != 1) <text:s/>resultado.add(pessoaTipo); <text:s text:c="2"/><text:tab/><text:tab/><text:tab/> <text:s text:c="3"/><text:tab/><text:tab/>}<text:tab/> <text:s text:c="3"/><text:tab/>}<text:tab/><text:tab/>} else {<text:tab/> <text:s text:c="3"/><text:tab/>for (PessoasPessoaTipo pessoaTipo : PessoaTipoClienteConverter.listaPessoasTipo) { <text:tab/> <text:s text:c="3"/><text:tab/><text:tab/>if ( pessoaTipo.getPessoas().getIdPais() != 1) <text:s/>resultado.add(pessoaTipo); <text:s text:c="2"/><text:tab/><text:tab/><text:tab/> <text:s text:c="3"/><text:tab/>}<text:tab/><text:tab/><text:tab/><text:tab/><text:tab/>} <text:s text:c="3"/><text:tab/>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5"/><text:tab/> <text:s text:c="3"/><text:tab/> <text:s text:c="3"/><text:tab/>return resultado; <text:s text:c="3"/>} <text:s text:c="8"/>@SuppressWarnings({ "unchecked", "rawtypes" }) <text:s text:c="3"/>public List&lt;PessoasPessoaTipo&gt; completePessoasVendedor (String query) { <text:s text:c="3"/><text:tab/> <text:s text:c="3"/><text:tab/>PessoaTipoVendedorConverter.listaPessoasTipo = PessoasDelegate.getInstance().recuperarPessoasTipo(6, dadosSistema.getUsuario().getNomeConexao()); <text:s text:c="3"/><text:tab/> <text:s text:c="3"/><text:tab/>List&lt;PessoasPessoaTipo&gt; resultado = new ArrayList&lt;PessoasPessoaTipo&gt;(); <text:s text:c="3"/><text:tab/>pessoas.setNome(query); <text:s text:c="3"/><text:tab/>for (PessoasPessoaTipo pessoaTipo : PessoaTipoVendedorConverter.listaPessoasTipo) { <text:s text:c="3"/><text:tab/><text:tab/>if ( !query.equalsIgnoreCase("todos") ) { <text:s text:c="3"/><text:tab/><text:tab/>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resultado.add(pessoaTipo);<text:tab/> <text:s text:c="3"/><text:tab/><text:tab/>} <text:s text:c="3"/><text:tab/>} <text:s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2"/>public List&lt;PessoasPessoaTipo&gt; completePessoasFornecedor (String query) { <text:s text:c="3"/><text:tab/>List&lt;PessoasPessoaTipo&gt; resultado = new ArrayList&lt;PessoasPessoaTipo&gt;(); <text:s text:c="3"/><text:tab/>pessoas.setNome(query);<text:tab/><text:tab/>if ( !"todos".equalsIgnoreCase(query) ) {<text:tab/> <text:s text:c="3"/><text:tab/>for (PessoasPessoaTipo pessoaTipo : PessoaTipoFornecedorConverter.getListaConteudo(query,dadosSistema.getUsuario())) { 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 <text:s text:c="3"/><text:tab/><text:tab/>}<text:tab/> <text:s text:c="3"/><text:tab/>}<text:tab/><text:tab/>} else {<text:tab/> <text:s text:c="3"/><text:tab/>for (PessoasPessoaTipo pessoaTipo : PessoaTipoFornecedorConverter.listaPessoasTipo) { <text:s text:c="4"/><text:tab/><text:tab/><text:tab/>resultado.add(pessoaTipo); <text:s text:c="2"/><text:tab/><text:tab/><text:tab/> <text:s text:c="3"/><text:tab/>}<text:tab/><text:tab/><text:tab/><text:tab/><text:tab/>} <text:s text:c="3"/><text:tab/> <text:s text:c="3"/><text:tab/>return resultado; <text:s text:c="3"/>}<text:tab/> <text:tab/> <text:s text:c="3"/>@SuppressWarnings({ "unchecked", "rawtypes" }) <text:s text:c="3"/>public List&lt;PessoasPessoaTipo&gt; completePessoasColaborador (String query) { <text:s text:c="3"/><text:tab/>PessoaTipoColaboradorConverter.listaPessoasTipo = PessoasDelegate.getInstance().recuperarPessoasTipo(4, dadosSistema.getUsuario().getNomeConexao()); <text:s text:c="3"/><text:tab/>List&lt;PessoasPessoaTipo&gt; resultado = new ArrayList&lt;PessoasPessoaTipo&gt;(); <text:s text:c="3"/><text:tab/>pessoas.setNome(query); <text:s text:c="3"/><text:tab/>for (PessoasPessoaTipo pessoaTipo : PessoaTipoColaboradorConverter.listaPessoasTipo) { <text:s text:c="3"/><text:tab/><text:tab/>if ( !query.equalsIgnoreCase("todos") ) {<text:tab/> <text:s text:c="3"/><text:tab/><text:tab/>if ( pessoaTipo.getPessoas().getNome().toLowerCase().contains(query.toLowerCase())) {<text:tab/> <text:s text:c="3"/><text:tab/><text:tab/><text:tab/>if (!pessoaTipo.getPessoas().getNome().equals("admin") ) resultado.add(pessoaTipo); <text:s text:c="2"/><text:tab/><text:tab/><text:tab/><text:tab/> <text:s text:c="3"/><text:tab/><text:tab/>} <text:s text:c="3"/><text:tab/><text:tab/>} else { <text:s text:c="3"/><text:tab/><text:tab/><text:tab/>if (!pessoaTipo.getPessoas().getNome().equals("admin") ) resultado.add(pessoaTipo);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9"/>@SuppressWarnings({ "unchecked", "rawtypes" }) <text:s text:c="3"/>public List&lt;PessoasPessoaTipo&gt; completePessoasRepresentante (String query) { <text:s text:c="3"/><text:tab/>List&lt;PessoasPessoaTipo&gt; resultado = new ArrayList&lt;PessoasPessoaTipo&gt;();<text:tab/> <text:s text:c="3"/><text:tab/>for (PessoasPessoaTipo pessoaTipo : PessoaTipoRepresentanteConverter.listaPessoasTipo) { <text:s text:c="3"/><text:tab/><text:tab/>if ( !query.equalsIgnoreCase("todos") ) {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0"/>@SuppressWarnings({ "unchecked", "rawtypes" }) <text:s text:c="3"/>public List&lt;PessoasPessoaTipo&gt; completePessoasIndicador (String query) { <text:s text:c="3"/><text:tab/>List&lt;PessoasPessoaTipo&gt; resultado = new ArrayList&lt;PessoasPessoaTipo&gt;();<text:tab/> <text:s text:c="3"/><text:tab/>for (PessoasPessoaTipo pessoaTipo : PessoaTipoIndicadorConverter.listaPessoasTipo) { <text:s text:c="2"/><text:tab/> <text:s text:c="3"/><text:tab/><text:tab/>if ( !query.equalsIgnoreCase("todos") ) {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resultado.add(pessoaTipo);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0"/>@SuppressWarnings({ "unchecked", "rawtypes" }) <text:s text:c="3"/>public List&lt;PessoasPessoaTipo&gt; completePessoasTransportadora (String query) { <text:s text:c="3"/><text:tab/>List&lt;PessoasPessoaTipo&gt; resultado = new ArrayList&lt;PessoasPessoaTipo&gt;(); <text:s text:c="3"/><text:tab/>PessoaTipoTransportadoraConverter.listaPessoasTipo = PessoasDelegate.getInstance().recuperarPessoasTipo(7, dadosSistema.getUsuario().getNomeConexao());<text:tab/> <text:s text:c="3"/><text:tab/>for (PessoasPessoaTipo pessoaTipo : PessoaTipoTransportadoraConverter.listaPessoasTipo) { <text:s text:c="5"/><text:tab/><text:tab/>if ( !query.equalsIgnoreCase("todos") ) { <text:s text:c="3"/><text:tab/><text:tab/><text:tab/> <text:s text:c="3"/><text:tab/><text:tab/>if ( pessoaTipo.getPessoas().getNome().toLowerCase().contains(query.toLowerCase())) {<text:tab/> <text:s text:c="3"/><text:tab/><text:tab/><text:tab/>resultado.add(pessoaTipo); <text:s text:c="2"/><text:tab/><text:tab/><text:tab/><text:tab/> <text:s text:c="3"/><text:tab/><text:tab/>} <text:s text:c="3"/><text:tab/><text:tab/>} else { <text:s text:c="3"/><text:tab/><text:tab/><text:tab/>resultado.add(pessoaTipo);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0"/>@SuppressWarnings({ "unchecked", "rawtypes" }) <text:s text:c="3"/>public List&lt;PessoasPessoaTipo&gt; completePessoasEmpresa (String query) { <text:s text:c="3"/><text:tab/>List&lt;PessoasPessoaTipo&gt; resultado = new ArrayList&lt;PessoasPessoaTipo&gt;(); <text:s text:c="3"/><text:tab/>pessoas.setNome(query); <text:s text:c="3"/><text:tab/>for (PessoasPessoaTipo pessoaTipo : PessoaTipoConverter.getPessoaTipo(1,dadosSistema.getUsuario())) { <text:s text:c="5"/><text:tab/><text:tab/>if ( pessoaTipo.getPessoas().getNome().toLowerCase().contains(query.toLowerCase())) { <text:s text:c="3"/><text:tab/><text:tab/><text:tab/>resultado.add(pessoaTipo); <text:s text:c="2"/><text:tab/><text:tab/><text:tab/> <text:s text:c="3"/><text:tab/><text:tab/>} <text:s text:c="3"/><text:tab/>} <text:s text:c="3"/><text:tab/> <text:s text:c="7"/>Collections.sort (resultado, new Comparator() { <text:s text:c="11"/>public int compare(Object o1, Object o2) { <text:s text:c="11"/><text:tab/>PessoasPessoaTipo c1 = (PessoasPessoaTipo) o1; <text:s text:c="11"/><text:tab/>PessoasPessoaTipo c2 = (PessoasPessoaTipo) o2; <text:s text:c="15"/>return c1.getPessoas().getNome().compareToIgnoreCase(c2.getPessoas().getNome()); <text:s text:c="13"/>} <text:s text:c="7"/>}); <text:s text:c="3"/><text:tab/> <text:s text:c="3"/><text:tab/> <text:s text:c="3"/><text:tab/> <text:s text:c="3"/><text:tab/> <text:s text:c="3"/><text:tab/>return resultado; <text:s text:c="3"/>} <text:s text:c="16"/>public List&lt;Cnae&gt; completeCnae (String query) { <text:s text:c="3"/><text:tab/>List&lt;Cnae&gt; resultado = new ArrayList&lt;Cnae&gt;(); <text:s text:c="3"/><text:tab/>for (Cnae cnae : CnaeConverter.listaCnae) { <text:s text:c="5"/><text:tab/><text:tab/>if ( cnae.getCodigo().toLowerCase().contains(query.toLowerCase())) { <text:s text:c="3"/><text:tab/><text:tab/><text:tab/>resultado.add(cnae); <text:s text:c="2"/><text:tab/><text:tab/><text:tab/> <text:s text:c="3"/><text:tab/><text:tab/>} <text:s text:c="3"/><text:tab/>} <text:s text:c="3"/><text:tab/>return resultado; <text:s text:c="3"/>} <text:s text:c="8"/><text:tab/>public void save() {<text:tab/><text:tab/><text:tab/><text:tab/>mensaTela = "";<text:tab/><text:tab/>pessoasValidador = new Pessoas();<text:tab/><text:tab/><text:tab/><text:tab/>if (pessoas.getIDPessoa() == null ) listaPessoasTipoTela.add(Integer.toString(pessoaTipoBuscaSelected));<text:tab/><text:tab/><text:tab/><text:tab/>if ( pessoas == null ) {<text:tab/><text:tab/><text:tab/>mensaTela = "Digitar o nome ou buscar";<text:tab/><text:tab/>} else if ( pessoas.getNome() == null ) {<text:tab/><text:tab/><text:tab/>mensaTela = "Digitar o nome ou buscar";<text:tab/><text:tab/>} <text:s/>else if ( listaPessoasTipoTela.isEmpty() ) {<text:tab/><text:tab/><text:tab/>mensaTela = "Escolher o tipo de pessoa.";<text:tab/><text:tab/><text:tab/><text:tab/><text:tab/>} else {<text:tab/><text:tab/><text:tab/>if ( pessoaTipo == 'J') {<text:tab/><text:tab/><text:tab/><text:tab/>if ( !inscFederalValidador.replaceAll("[^0</text:p>
          </table:table-cell>
          <table:table-cell office:value-type="string" calcext:value-type="string">
            <text:p>9]", "").equals(pessoas.getInscFederal().replaceAll("[^0</text:p>
          </table:table-cell>
          <table:table-cell office:value-type="string" calcext:value-type="string">
            <text:p>9]", ""))) {<text:tab/><text:tab/><text:tab/><text:tab/><text:tab/>mensaTela = Validador.ValidaCNPJ(pessoas.getInscFederal().replaceAll("[^0</text:p>
          </table:table-cell>
          <table:table-cell office:value-type="string" calcext:value-type="string">
            <text:p>9]", ""),pessoas.getInscFederal());<text:tab/><text:tab/><text:tab/><text:tab/><text:tab/><text:tab/><text:tab/><text:tab/><text:tab/>}<text:tab/><text:tab/><text:tab/>} else {<text:tab/><text:tab/><text:tab/><text:tab/>if ( !inscFederalValidador.replaceAll("[^0</text:p>
          </table:table-cell>
          <table:table-cell office:value-type="string" calcext:value-type="string">
            <text:p>9]", "").equals(pessoas.getInscFederal().replaceAll("[^0</text:p>
          </table:table-cell>
          <table:table-cell office:value-type="string" calcext:value-type="string">
            <text:p>9]", ""))) {<text:tab/><text:tab/><text:tab/><text:tab/><text:tab/>pessoasValidador = Validador.ValidaCPF(pessoas.getInscFederal().replaceAll("[^0</text:p>
          </table:table-cell>
          <table:table-cell office:value-type="string" calcext:value-type="string">
            <text:p>9]", ""),pessoas.getInscFederal());<text:tab/><text:tab/><text:tab/><text:tab/> <text:s text:c="3"/>mensaTela = pessoasValidador.getMensaValidaInscFederal();<text:tab/><text:tab/><text:tab/> <text:s text:c="3"/><text:tab/><text:tab/><text:tab/><text:tab/>}<text:tab/><text:tab/><text:tab/>}<text:tab/><text:tab/><text:tab/><text:tab/><text:tab/><text:tab/>if ( ( (mensaTela.isEmpty()) &amp;&amp; (dadosSistema.getQualSistemaERPA() != 3)) )<text:tab/><text:tab/><text:tab/><text:tab/> if ( !pessoas.getInscEstadual().isEmpty() ) {<text:tab/><text:tab/><text:tab/><text:tab/><text:tab/> if ( !inscEstadualValidador.replaceAll("[^0</text:p>
          </table:table-cell>
          <table:table-cell office:value-type="string" calcext:value-type="string">
            <text:p>9]", "").equals(pessoas.getInscEstadual().replaceAll("[^0</text:p>
          </table:table-cell>
          <table:table-cell office:value-type="string" calcext:value-type="string">
            <text:p>9]", ""))) {<text:tab/><text:tab/><text:tab/><text:tab/><text:tab/><text:tab/> mensaTela = Validador.ValidaInscEstadual(pessoas.getInscEstadual(),pessoas.getInscEstadual());<text:tab/><text:tab/><text:tab/><text:tab/><text:tab/> }<text:tab/><text:tab/><text:tab/><text:tab/> } else {<text:tab/><text:tab/><text:tab/><text:tab/><text:tab/> pessoas.setInscEstadual("0");<text:tab/><text:tab/><text:tab/><text:tab/> }<text:tab/><text:tab/><text:tab/><text:tab/><text:tab/><text:tab/><text:tab/><text:tab/>}<text:tab/><text:tab/><text:tab/><text:tab/>if ( mensaTela.isEmpty() ) {<text:tab/><text:tab/><text:tab/><text:tab/><text:tab/><text:tab/>this.pessoas.setListaSetCursos(new HashSet&lt;GradeCursosAlunos&gt;());<text:tab/><text:tab/><text:tab/>if ( dadosSistema.getQualSistemaERPA() == 3 ) {<text:tab/><text:tab/><text:tab/><text:tab/>pessoas.setPessoasPessoaTipos(new HashSet&lt;PessoasPessoaTipo&gt;());<text:tab/><text:tab/><text:tab/><text:tab/>pessoas.setListaSetDocumento(null);<text:tab/><text:tab/><text:tab/><text:tab/>pessoas.setListaSetSerasaCredito(null);<text:tab/><text:tab/><text:tab/><text:tab/>pessoas.setListaSetBloqueios(null);<text:tab/><text:tab/><text:tab/><text:tab/>pessoas.setListaSetFiscalCnaes(null);<text:tab/><text:tab/><text:tab/><text:tab/><text:tab/><text:tab/><text:tab/>}<text:tab/><text:tab/><text:tab/>if ( this.pessoas.getIDPessoa() == null ) {<text:tab/><text:tab/><text:tab/><text:tab/>this.pessoas.setPessoasUsuarioInclusao(dadosSistema.getUsuario().getPessoaUsuario());<text:tab/><text:tab/><text:tab/><text:tab/>this.pessoas.setPessoasUsuarioAlteracao(null);<text:tab/><text:tab/><text:tab/><text:tab/>this.pessoas.setDataInclusao(new Date());<text:tab/><text:tab/><text:tab/><text:tab/>// </text:p>
          </table:table-cell>
          <table:table-cell/>
          <table:table-cell office:value-type="string" calcext:value-type="string">
            <text:p><text:s/>Setando padroes<text:tab/><text:tab/><text:tab/><text:tab/>this.pessoas.setTipoPessoaSituacaoFinan(dadosSistema.getEmpresa().getTipoPesSitFinanPadrao());<text:tab/><text:tab/><text:tab/><text:tab/><text:tab/><text:tab/><text:tab/>} else {<text:tab/><text:tab/><text:tab/><text:tab/><text:tab/><text:tab/><text:tab/><text:tab/>this.pessoas.setPessoasUsuarioAlteracao(dadosSistema.getUsuario().getPessoaUsuario());<text:tab/><text:tab/><text:tab/><text:tab/>this.pessoas.setDataAlteracao(new Date());<text:tab/><text:tab/><text:tab/><text:tab/><text:tab/><text:tab/><text:tab/>}<text:tab/><text:tab/><text:tab/><text:tab/><text:tab/><text:tab/>try {<text:tab/><text:tab/><text:tab/><text:tab/>if ( pessoas.getApelido().isEmpty() ) pessoas.setApelido(pessoas.getNome());<text:tab/><text:tab/><text:tab/><text:tab/>} catch (Exception e) {<text:tab/><text:tab/><text:tab/><text:tab/>pessoas.setApelido(pessoas.getNome());<text:tab/><text:tab/><text:tab/>}<text:tab/><text:tab/><text:tab/><text:tab/><text:tab/><text:tab/><text:tab/><text:tab/><text:tab/><text:tab/>salvarPessoas();<text:tab/><text:tab/><text:tab/>// </text:p>
          </table:table-cell>
          <table:table-cell/>
          <table:table-cell office:value-type="string" calcext:value-type="string">
            <text:p><text:s/>Setando a pessoa do validator<text:tab/><text:tab/><text:tab/>inscFederalValidador = pessoas.getInscFederal();<text:tab/><text:tab/><text:tab/><text:tab/>inscEstadualValidador <text:s/>= pessoas.getInscEstadual();<text:tab/><text:tab/><text:tab/><text:tab/><text:tab/><text:tab/>} else {<text:tab/><text:tab/><text:tab/>if (pessoasValidador.getIDPessoa() != null ) <text:s/>{<text:tab/><text:tab/><text:tab/><text:tab/>for ( PessoasPessoaTipo pTipo : PessoasDelegate.getInstance().recuperarPessoasTipoPes(pessoasValidador.getIDPessoa(), dadosSistema.getUsuario().getNomeConexao())) {<text:tab/><text:tab/><text:tab/><text:tab/><text:tab/>if ( pTipo.getPessoasTipo().getIDPessoasTipo() == pessoaTipoBuscaSelected ) {<text:tab/><text:tab/><text:tab/><text:tab/><text:tab/><text:tab/>pessoasValidador.setDescricaoHistorico("");<text:tab/><text:tab/><text:tab/><text:tab/><text:tab/><text:tab/>break;<text:tab/><text:tab/><text:tab/><text:tab/><text:tab/>} else {<text:tab/><text:tab/><text:tab/><text:tab/><text:tab/><text:tab/>pessoasValidador.setDescricaoHistorico(pessoasValidador.getDescricaoHistorico()+" | "+pTipo.getPessoasTipo().getDescricao());<text:tab/><text:tab/><text:tab/><text:tab/><text:tab/>}<text:tab/><text:tab/><text:tab/><text:tab/>}<text:tab/><text:tab/><text:tab/><text:tab/>if ( !pessoasValidador.getDescricaoHistorico().isEmpty() ) {<text:tab/><text:tab/><text:tab/><text:tab/><text:tab/>pessoasValidador.setDescricaoHistorico(pessoasValidador.getDescricaoHistorico().replace("null |", ""));<text:tab/><text:tab/><text:tab/><text:tab/><text:tab/>RequestContext.getCurrentInstance().execute("PF('modalProcessar').hide()");<text:tab/><text:tab/><text:tab/><text:tab/><text:tab/>RequestContext.getCurrentInstance().execute("PF('dlCadSalvarOutroTipo').show()");<text:tab/><text:tab/><text:tab/><text:tab/>}<text:tab/><text:tab/><text:tab/>}<text:tab/><text:tab/>}<text:tab/><text:tab/><text:tab/><text:tab/><text:tab/>}<text:tab/><text:tab/>public void replicarDadosPessoasEntreEmpresas () {<text:tab/><text:tab/><text:tab/><text:tab/>String retorno = "";<text:tab/><text:tab/>pessoaTipoBuscaSelected = 3;<text:tab/><text:tab/>retorno = PessoasDelegate.getInstance().replicarDadosPessoasEntreEmpresas(pessoaTipoBuscaSelected, dadosSistema.getUsuario().getNomeConexao());<text:tab/><text:tab/><text:tab/><text:tab/><text:tab/><text:tab/>System.out.println("retorno == " + retorno);<text:tab/>}<text:tab/><text:tab/>public void saveColaboradorSimples () {<text:tab/><text:tab/>mensaTela = "";<text:tab/><text:tab/>listaPessoasTipoTela.add(Integer.toString(pessoaTipoBuscaSelected));<text:tab/><text:tab/>pessoasValidador = new Pessoas();<text:tab/><text:tab/>if ( pessoas == null ) {<text:tab/><text:tab/><text:tab/>mensaTela = "Digitar o nome ou buscar";<text:tab/><text:tab/>} else if ( pessoas.getNome() == null ) {<text:tab/><text:tab/><text:tab/>mensaTela = "Digitar o nome ou buscar";<text:tab/><text:tab/>} <text:s/>else if ( listaPessoasTipoTela.isEmpty() ) {<text:tab/><text:tab/><text:tab/>mensaTela = "Escolher o tipo de pessoa.";<text:tab/><text:tab/>} else if ( (!pessoasContato.getEmailPrincipal().isEmpty()) &amp;&amp; (pessoasContato.getEmailPrincipal().length() &lt; 3 ) ) {<text:tab/><text:tab/><text:tab/>mensaTela = "Email inválido";<text:tab/><text:tab/>} else if ( !pessoasEndereco.getEndereco().isEmpty()) {<text:tab/><text:tab/><text:tab/>if ( pessoasEndereco.getCep().replaceAll("\\D", "").length() != 8 ) {<text:tab/><text:tab/><text:tab/><text:tab/>this.mensaTela = "Cep incorreto.";<text:tab/><text:tab/><text:tab/><text:tab/><text:tab/>} else if ( pessoasEndereco.getEndereco().length() &lt; 2 ) {<text:tab/><text:tab/><text:tab/><text:tab/>this.mensaTela = "Logradouro incorreto.";<text:tab/><text:tab/><text:tab/>} else if ( pessoasEndereco.getIdUf() == null ) {<text:tab/><text:tab/><text:tab/><text:tab/>this.mensaTela = "Estado incorreto.";<text:tab/><text:tab/><text:tab/>} else if ( pessoasEndereco.getIdMunicipios() == null ) {<text:tab/><text:tab/><text:tab/><text:tab/>this.mensaTela = "Escolher municipio";<text:tab/><text:tab/><text:tab/><text:tab/><text:tab/><text:tab/>} else {<text:tab/><text:tab/><text:tab/><text:tab/>pessoasEndereco.setCep(pessoasEndereco.getCep().replaceAll("\\D", ""));<text:tab/><text:tab/><text:tab/><text:tab/>pessoasEndereco.setTipo("C");<text:tab/><text:tab/><text:tab/><text:tab/>listaPessoasEnderecos.add(pessoasEndereco);<text:tab/><text:tab/><text:tab/>}<text:tab/><text:tab/>} else {<text:tab/><text:tab/><text:tab/>if ( !inscFederalValidador.replaceAll("[^0</text:p>
          </table:table-cell>
          <table:table-cell office:value-type="string" calcext:value-type="string">
            <text:p>9]", "").equals(pessoas.getInscFederal().replaceAll("[^0</text:p>
          </table:table-cell>
          <table:table-cell office:value-type="string" calcext:value-type="string">
            <text:p>9]", ""))) {<text:tab/><text:tab/><text:tab/><text:tab/>pessoasValidador = Validador.ValidaCPF(pessoas.getInscFederal().replaceAll("[^0</text:p>
          </table:table-cell>
          <table:table-cell office:value-type="string" calcext:value-type="string">
            <text:p>9]", ""),pessoas.getInscFederal());<text:tab/><text:tab/><text:tab/><text:tab/>mensaTela = pessoasValidador.getMensaValidaInscFederal();<text:tab/><text:tab/><text:tab/>}<text:tab/><text:tab/><text:tab/>// </text:p>
          </table:table-cell>
          <table:table-cell/>
          <table:table-cell office:value-type="string" calcext:value-type="string">
            <text:p><text:s/>Verificar se é vendedor//<text:tab/><text:tab/><text:tab/>if ( seVendedor == 1 ) {//<text:tab/><text:tab/><text:tab/><text:tab/>if ( pessoasVendedor.getComissaoValor().compareTo(BigDecimal.ZERO) == 0 ) {//<text:tab/><text:tab/><text:tab/><text:tab/><text:tab/>mensaTela = "O colaborador, está como vendedor, mais está sem o valor de comissão, por favor colocar.";//<text:tab/><text:tab/><text:tab/><text:tab/>}//<text:tab/><text:tab/><text:tab/>}<text:tab/><text:tab/><text:tab/><text:tab/><text:tab/>}<text:tab/><text:tab/>if ( mensaTela.isEmpty() ) {<text:tab/><text:tab/><text:tab/>this.pessoas.setListaSetCursos(new HashSet&lt;GradeCursosAlunos&gt;());<text:tab/><text:tab/><text:tab/>pessoas.setPessoasPessoaTipos(new HashSet&lt;PessoasPessoaTipo&gt;());<text:tab/><text:tab/><text:tab/>pessoas.setListaSetDocumento(null);<text:tab/><text:tab/><text:tab/>pessoas.setListaSetSerasaCredito(null);<text:tab/><text:tab/><text:tab/>pessoas.setListaSetBloqueios(null);<text:tab/><text:tab/><text:tab/>pessoas.setListaSetFiscalCnaes(null);<text:tab/><text:tab/><text:tab/>if ( this.pessoas.getIDPessoa() == null ) {<text:tab/><text:tab/><text:tab/><text:tab/>this.pessoas.setPessoasUsuarioInclusao(dadosSistema.getUsuario().getPessoaUsuario());<text:tab/><text:tab/><text:tab/><text:tab/>this.pessoas.setPessoasUsuarioAlteracao(null);<text:tab/><text:tab/><text:tab/><text:tab/>this.pessoas.setDataInclusao(new Date());<text:tab/><text:tab/><text:tab/>} else {<text:tab/><text:tab/><text:tab/><text:tab/>this.pessoas.setPessoasUsuarioAlteracao(dadosSistema.getUsuario().getPessoaUsuario());<text:tab/><text:tab/><text:tab/><text:tab/>this.pessoas.setDataAlteracao(new Date());<text:tab/><text:tab/><text:tab/><text:tab/><text:tab/><text:tab/><text:tab/>}<text:tab/><text:tab/><text:tab/><text:tab/><text:tab/><text:tab/>try {<text:tab/><text:tab/><text:tab/><text:tab/>if ( pessoas.getApelido().isEmpty() ) pessoas.setApelido(pessoas.getNome());<text:tab/><text:tab/><text:tab/><text:tab/>} catch (Exception e) {<text:tab/><text:tab/><text:tab/><text:tab/>pessoas.setApelido(pessoas.getNome());<text:tab/><text:tab/><text:tab/>}<text:tab/><text:tab/><text:tab/><text:tab/><text:tab/><text:tab/><text:tab/>if ( (!pessoasContato.getEmailPrincipal().isEmpty()) || (pessoasContato.getTel1Numero() &gt; 0) ) {<text:tab/><text:tab/><text:tab/><text:tab/>listaPessoasContatos.add(pessoasContato);<text:tab/><text:tab/><text:tab/>}<text:tab/><text:tab/><text:tab/><text:tab/><text:tab/><text:tab/>salvarColaboradorSimples();<text:tab/><text:tab/><text:tab/>// </text:p>
          </table:table-cell>
          <table:table-cell/>
          <table:table-cell office:value-type="string" calcext:value-type="string">
            <text:p><text:s/>Setando a pessoa do validator<text:tab/><text:tab/><text:tab/>inscFederalValidador = pessoas.getInscFederal();<text:tab/><text:tab/><text:tab/><text:tab/>inscEstadualValidador <text:s/>= pessoas.getInscEstadual();<text:tab/><text:tab/><text:tab/><text:tab/><text:tab/><text:tab/><text:tab/>for ( PessoasPessoaTipo pPesTipo : pessoas.getPessoasPessoaTipos() ) {<text:tab/><text:tab/><text:tab/><text:tab/>if ( pPesTipo.getPessoasTipo().getIDPessoasTipo() == 4 ) {<text:tab/><text:tab/><text:tab/><text:tab/><text:tab/>PessoaTipoColaboradorConverter.listaPessoasTipo.add(pPesTipo);<text:tab/><text:tab/><text:tab/><text:tab/><text:tab/>break;<text:tab/><text:tab/><text:tab/><text:tab/>}<text:tab/><text:tab/><text:tab/>}<text:tab/><text:tab/><text:tab/><text:tab/><text:tab/>} <text:s/>else {<text:tab/><text:tab/><text:tab/>if (pessoasValidador.getIDPessoa() != null ) <text:s/>{<text:tab/><text:tab/><text:tab/><text:tab/>for ( PessoasPessoaTipo pTipo : PessoasDelegate.getInstance().recuperarPessoasTipoPes(pessoasValidador.getIDPessoa(), dadosSistema.getUsuario().getNomeConexao())) {<text:tab/><text:tab/><text:tab/><text:tab/><text:tab/>if ( pTipo.getPessoasTipo().getIDPessoasTipo() == pessoaTipoBuscaSelected ) {<text:tab/><text:tab/><text:tab/><text:tab/><text:tab/><text:tab/>pessoasValidador.setDescricaoHistorico("");<text:tab/><text:tab/><text:tab/><text:tab/><text:tab/><text:tab/>break;<text:tab/><text:tab/><text:tab/><text:tab/><text:tab/>} else {<text:tab/><text:tab/><text:tab/><text:tab/><text:tab/><text:tab/>pessoasValidador.setDescricaoHistorico(pessoasValidador.getDescricaoHistorico()+" | "+pTipo.getPessoasTipo().getDescricao());<text:tab/><text:tab/><text:tab/><text:tab/><text:tab/>}<text:tab/><text:tab/><text:tab/><text:tab/>}<text:tab/><text:tab/><text:tab/><text:tab/>if ( !pessoasValidador.getDescricaoHistorico().isEmpty() ) {<text:tab/><text:tab/><text:tab/><text:tab/><text:tab/>pessoasValidador.setDescricaoHistorico(pessoasValidador.getDescricaoHistorico().replace("null |", ""));<text:tab/><text:tab/><text:tab/><text:tab/><text:tab/>RequestContext.getCurrentInstance().execute("PF('modalProcessar').hide()");<text:tab/><text:tab/><text:tab/><text:tab/><text:tab/>RequestContext.getCurrentInstance().execute("PF('dlCadSalvarOutroTipoCol').show()");<text:tab/><text:tab/><text:tab/><text:tab/>}<text:tab/><text:tab/><text:tab/>}<text:tab/><text:tab/>}<text:tab/><text:tab/><text:tab/>}<text:tab/><text:tab/><text:tab/><text:tab/>public void savePessoasSimples () {<text:tab/><text:tab/>mensaTela = "";<text:tab/><text:tab/>listaPessoasTipoTela.add(Integer.toString(pessoaTipoBuscaSelected));<text:tab/><text:tab/>pessoasValidador = new Pessoas();<text:tab/><text:tab/>if ( pessoas == null ) {<text:tab/><text:tab/><text:tab/>mensaTela = "Digitar o nome ou buscar";<text:tab/><text:tab/>} else if ( pessoas.getNome() == null ) {<text:tab/><text:tab/><text:tab/>mensaTela = "Digitar o nome ou buscar";<text:tab/><text:tab/>} <text:s/>else if ( listaPessoasTipoTela.isEmpty() ) {<text:tab/><text:tab/><text:tab/>mensaTela = "Escolher o tipo de pessoa.";<text:tab/><text:tab/>} else if ( (!pessoasContato.getEmailPrincipal().isEmpty()) &amp;&amp; (pessoasContato.getEmailPrincipal().length() &lt; 3 ) ) {<text:tab/><text:tab/><text:tab/>mensaTela = "Email inválido";<text:tab/><text:tab/>} else if ( !pessoasEndereco.getEndereco().isEmpty()) {<text:tab/><text:tab/><text:tab/>if ( pessoasEndereco.getCep().replaceAll("\\D", "").length() != 8 ) {<text:tab/><text:tab/><text:tab/><text:tab/>this.mensaTela = "Cep incorreto.";<text:tab/><text:tab/><text:tab/><text:tab/><text:tab/>} else if ( pessoasEndereco.getEndereco().length() &lt; 2 ) {<text:tab/><text:tab/><text:tab/><text:tab/>this.mensaTela = "Logradouro incorreto.";<text:tab/><text:tab/><text:tab/>} else if ( pessoasEndereco.getIdUf() == null ) {<text:tab/><text:tab/><text:tab/><text:tab/>this.mensaTela = "Estado incorreto.";<text:tab/><text:tab/><text:tab/>} else if ( pessoasEndereco.getIdMunicipios() == null ) {<text:tab/><text:tab/><text:tab/><text:tab/>this.mensaTela = "Escolher municipio";<text:tab/><text:tab/><text:tab/><text:tab/><text:tab/><text:tab/>} else {<text:tab/><text:tab/><text:tab/><text:tab/>pessoasEndereco.setCep(pessoasEndereco.getCep().replaceAll("\\D", ""));<text:tab/><text:tab/><text:tab/><text:tab/>pessoasEndereco.setTipo("C");<text:tab/><text:tab/><text:tab/><text:tab/>listaPessoasEnderecos.add(pessoasEndereco);<text:tab/><text:tab/><text:tab/>}<text:tab/><text:tab/>} else {<text:tab/><text:tab/><text:tab/>if ( !inscFederalValidador.replaceAll("[^0</text:p>
          </table:table-cell>
          <table:table-cell office:value-type="string" calcext:value-type="string">
            <text:p>9]", "").equals(pessoas.getInscFederal().replaceAll("[^0</text:p>
          </table:table-cell>
          <table:table-cell office:value-type="string" calcext:value-type="string">
            <text:p>9]", ""))) {<text:tab/><text:tab/><text:tab/><text:tab/>pessoasValidador = Validador.ValidaCPF(pessoas.getInscFederal().replaceAll("[^0</text:p>
          </table:table-cell>
          <table:table-cell office:value-type="string" calcext:value-type="string">
            <text:p>9]", ""),pessoas.getInscFederal());<text:tab/><text:tab/><text:tab/><text:tab/>mensaTela = pessoasValidador.getMensaValidaInscFederal();<text:tab/><text:tab/><text:tab/>}<text:tab/><text:tab/><text:tab/>// </text:p>
          </table:table-cell>
          <table:table-cell/>
          <table:table-cell office:value-type="string" calcext:value-type="string">
            <text:p><text:s/>Verificar se é vendedor//<text:tab/><text:tab/><text:tab/>if ( seVendedor == 1 ) {//<text:tab/><text:tab/><text:tab/><text:tab/>if ( pessoasVendedor.getComissaoValor().compareTo(BigDecimal.ZERO) == 0 ) {//<text:tab/><text:tab/><text:tab/><text:tab/><text:tab/>mensaTela = "O colaborador, está como vendedor, mais está sem o valor de comissão, por favor colocar.";//<text:tab/><text:tab/><text:tab/><text:tab/>}//<text:tab/><text:tab/><text:tab/>}<text:tab/><text:tab/><text:tab/><text:tab/><text:tab/>}<text:tab/><text:tab/>if ( mensaTela.isEmpty() ) {<text:tab/><text:tab/><text:tab/>this.pessoas.setListaSetCursos(new HashSet&lt;GradeCursosAlunos&gt;());<text:tab/><text:tab/><text:tab/>pessoas.setPessoasPessoaTipos(new HashSet&lt;PessoasPessoaTipo&gt;());<text:tab/><text:tab/><text:tab/>pessoas.setListaSetDocumento(null);<text:tab/><text:tab/><text:tab/>pessoas.setListaSetSerasaCredito(null);<text:tab/><text:tab/><text:tab/>pessoas.setListaSetBloqueios(null);<text:tab/><text:tab/><text:tab/>pessoas.setListaSetFiscalCnaes(null);<text:tab/><text:tab/><text:tab/>if ( this.pessoas.getIDPessoa() == null ) {<text:tab/><text:tab/><text:tab/><text:tab/>this.pessoas.setPessoasUsuarioInclusao(dadosSistema.getUsuario().getPessoaUsuario());<text:tab/><text:tab/><text:tab/><text:tab/>this.pessoas.setPessoasUsuarioAlteracao(null);<text:tab/><text:tab/><text:tab/><text:tab/>this.pessoas.setDataInclusao(new Date());<text:tab/><text:tab/><text:tab/>} else {<text:tab/><text:tab/><text:tab/><text:tab/>this.pessoas.setPessoasUsuarioAlteracao(dadosSistema.getUsuario().getPessoaUsuario());<text:tab/><text:tab/><text:tab/><text:tab/>this.pessoas.setDataAlteracao(new Date());<text:tab/><text:tab/><text:tab/><text:tab/><text:tab/><text:tab/><text:tab/>}<text:tab/><text:tab/><text:tab/><text:tab/><text:tab/><text:tab/>try {<text:tab/><text:tab/><text:tab/><text:tab/>if ( pessoas.getApelido().isEmpty() ) pessoas.setApelido(pessoas.getNome());<text:tab/><text:tab/><text:tab/><text:tab/>} catch (Exception e) {<text:tab/><text:tab/><text:tab/><text:tab/>pessoas.setApelido(pessoas.getNome());<text:tab/><text:tab/><text:tab/>}<text:tab/><text:tab/><text:tab/><text:tab/><text:tab/><text:tab/><text:tab/>if ( (!pessoasContato.getEmailPrincipal().isEmpty()) || (pessoasContato.getTel1Numero() &gt; 0) ) {<text:tab/><text:tab/><text:tab/><text:tab/>listaPessoasContatos.add(pessoasContato);<text:tab/><text:tab/><text:tab/>}<text:tab/><text:tab/><text:tab/><text:tab/><text:tab/><text:tab/>salvarPessoasSimples();<text:tab/><text:tab/><text:tab/>// </text:p>
          </table:table-cell>
          <table:table-cell/>
          <table:table-cell office:value-type="string" calcext:value-type="string">
            <text:p><text:s/>Setando a pessoa do validator<text:tab/><text:tab/><text:tab/>inscFederalValidador = pessoas.getInscFederal();<text:tab/><text:tab/><text:tab/><text:tab/>inscEstadualValidador <text:s/>= pessoas.getInscEstadual();<text:tab/><text:tab/><text:tab/><text:tab/><text:tab/><text:tab/><text:tab/>for ( PessoasPessoaTipo pPesTipo : pessoas.getPessoasPessoaTipos() ) {<text:tab/><text:tab/><text:tab/><text:tab/>if ( pPesTipo.getPessoasTipo().getIDPessoasTipo() == 4 ) {<text:tab/><text:tab/><text:tab/><text:tab/><text:tab/>PessoaTipoColaboradorConverter.listaPessoasTipo.add(pPesTipo);<text:tab/><text:tab/><text:tab/><text:tab/><text:tab/>break;<text:tab/><text:tab/><text:tab/><text:tab/>}<text:tab/><text:tab/><text:tab/>}<text:tab/><text:tab/><text:tab/><text:tab/><text:tab/>} <text:s/>else {<text:tab/><text:tab/><text:tab/>if (pessoasValidador.getIDPessoa() != null ) <text:s/>{<text:tab/><text:tab/><text:tab/><text:tab/>for ( PessoasPessoaTipo pTipo : PessoasDelegate.getInstance().recuperarPessoasTipoPes(pessoasValidador.getIDPessoa(), dadosSistema.getUsuario().getNomeConexao())) {<text:tab/><text:tab/><text:tab/><text:tab/><text:tab/>if ( pTipo.getPessoasTipo().getIDPessoasTipo() == pessoaTipoBuscaSelected ) {<text:tab/><text:tab/><text:tab/><text:tab/><text:tab/><text:tab/>pessoasValidador.setDescricaoHistorico("");<text:tab/><text:tab/><text:tab/><text:tab/><text:tab/><text:tab/>break;<text:tab/><text:tab/><text:tab/><text:tab/><text:tab/>} else {<text:tab/><text:tab/><text:tab/><text:tab/><text:tab/><text:tab/>pessoasValidador.setDescricaoHistorico(pessoasValidador.getDescricaoHistorico()+" | "+pTipo.getPessoasTipo().getDescricao());<text:tab/><text:tab/><text:tab/><text:tab/><text:tab/>}<text:tab/><text:tab/><text:tab/><text:tab/>}<text:tab/><text:tab/><text:tab/><text:tab/>if ( !pessoasValidador.getDescricaoHistorico().isEmpty() ) {<text:tab/><text:tab/><text:tab/><text:tab/><text:tab/>pessoasValidador.setDescricaoHistorico(pessoasValidador.getDescricaoHistorico().replace("null |", ""));<text:tab/><text:tab/><text:tab/><text:tab/><text:tab/>RequestContext.getCurrentInstance().execute("PF('modalProcessar').hide()");<text:tab/><text:tab/><text:tab/><text:tab/><text:tab/>RequestContext.getCurrentInstance().execute("PF('dlCadSalvarOutroTipoCol').show()");<text:tab/><text:tab/><text:tab/><text:tab/>}<text:tab/><text:tab/><text:tab/>}<text:tab/><text:tab/>}<text:tab/><text:tab/><text:tab/>}<text:tab/><text:tab/><text:tab/><text:tab/>public void saveEmpresa() {<text:tab/><text:tab/>mensaTela = "";<text:tab/><text:tab/>if ( pessoas.getNome().length() &lt; 5 ) {<text:tab/><text:tab/><text:tab/>mensaTela = "Digitar o nome, no mínimo 5 caracters.";<text:tab/><text:tab/>} else if ( pessoasEndereco.getCep().length() != 8 ) {<text:tab/><text:tab/><text:tab/>mensaTela = "Cep esta incorreto";<text:tab/><text:tab/>} else if ( pessoasEndereco.getEndereco().length() &lt; 5 ) {<text:tab/><text:tab/><text:tab/>mensaTela = "Logradouro do endereco está incorreto";<text:tab/><text:tab/>} else if ( pessoasEndereco.getNumero().isEmpty() ) {<text:tab/><text:tab/><text:tab/>mensaTela = "Numero do endereço está incorreto";<text:tab/><text:tab/>} else if ( pessoasEndereco.getBairro().isEmpty() ) {<text:tab/><text:tab/><text:tab/>mensaTela = "Bairro está incorreto";<text:tab/><text:tab/>} else if ( pessoasEndereco.getIdUf() == null ) {<text:tab/><text:tab/><text:tab/>mensaTela = "Estado está incorreto";<text:tab/><text:tab/>} else if ( pessoasEndereco.getIdMunicipios() == null ) {<text:tab/><text:tab/><text:tab/>mensaTela = "Cidade está incorreto";<text:tab/><text:tab/><text:tab/><text:tab/><text:tab/>} else {<text:tab/><text:tab/><text:tab/>if ( !inscFederalValidador.equals(pessoas.getInscFederal().replaceAll("[^0</text:p>
          </table:table-cell>
          <table:table-cell office:value-type="string" calcext:value-type="string">
            <text:p>9]", ""))) {<text:tab/><text:tab/><text:tab/><text:tab/>mensaTela = Validador.ValidaCNPJ(pessoas.getInscFederal().replaceAll("[^0</text:p>
          </table:table-cell>
          <table:table-cell office:value-type="string" calcext:value-type="string">
            <text:p>9]", ""),pessoas.getInscFederal());<text:tab/><text:tab/><text:tab/><text:tab/><text:tab/><text:tab/><text:tab/>}<text:tab/><text:tab/><text:tab/>if ( mensaTela.isEmpty() )<text:tab/><text:tab/><text:tab/><text:tab/>if ( !inscEstadualValidador.equals(pessoas.getInscEstadual().replaceAll("[^0</text:p>
          </table:table-cell>
          <table:table-cell office:value-type="string" calcext:value-type="string">
            <text:p>9]", ""))) {<text:tab/><text:tab/><text:tab/><text:tab/><text:tab/>mensaTela = Validador.ValidaInscEstadual(pessoas.getInscEstadual(),pessoas.getInscEstadual());<text:tab/><text:tab/><text:tab/><text:tab/><text:tab/>}<text:tab/><text:tab/><text:tab/><text:tab/> <text:tab/><text:tab/><text:tab/>}<text:tab/><text:tab/><text:tab/>if ( mensaTela.isEmpty() ) {<text:tab/><text:tab/><text:tab/><text:tab/><text:tab/><text:tab/>pessoas.setListaSetDocumento(null);<text:tab/><text:tab/><text:tab/>pessoas.setListaSetCursos(null);<text:tab/><text:tab/><text:tab/>pessoas.setListaSetBloqueios(null);<text:tab/><text:tab/><text:tab/>pessoas.setListaSetSerasaCredito(null);<text:tab/><text:tab/><text:tab/>pessoasContato.setListaSetTipos(new HashSet&lt;PessoasContatoTipo&gt;());<text:tab/><text:tab/><text:tab/>pessoasEndereco.setTipo("1");<text:tab/><text:tab/><text:tab/>listaPessoasEnderecos.add(pessoasEndereco);<text:tab/><text:tab/><text:tab/>listaPessoasContatos.add(pessoasContato);<text:tab/><text:tab/><text:tab/>salvarEmpresa();<text:tab/><text:tab/><text:tab/>// </text:p>
          </table:table-cell>
          <table:table-cell/>
          <table:table-cell office:value-type="string" calcext:value-type="string">
            <text:p><text:s/>Setando a pessoa do validator<text:tab/><text:tab/><text:tab/>inscFederalValidador = pessoas.getInscFederal();<text:tab/><text:tab/><text:tab/><text:tab/>inscEstadualValidador <text:s/>= pessoas.getInscEstadual();<text:tab/><text:tab/><text:tab/>if ( dadosSistema.getEmpresa().equals(pessoasEmpresa)) <text:tab/><text:tab/><text:tab/><text:tab/> dadosSistema.getEmpresa().setNfeAmbiente(pessoasEmpresa.getNfeAmbiente());<text:tab/><text:tab/>}<text:tab/><text:tab/><text:tab/>}<text:tab/><text:tab/><text:tab/>public void addEndereco () {<text:tab/><text:tab/>this.mensaTela = "";<text:tab/><text:tab/>if ( pessoasEndereco.getCep().replaceAll("\\D", "").length() != 8 ) {<text:tab/><text:tab/><text:tab/>this.mensaTela = "Cep incorreto.";<text:tab/><text:tab/><text:tab/><text:tab/>} else if ( pessoasEndereco.getEndereco().length() &lt; 2 ) {<text:tab/><text:tab/><text:tab/>this.mensaTela = "Logradouro incorreto.";<text:tab/><text:tab/>} else if ( pessoasEndereco.getIdUf() == null ) {<text:tab/><text:tab/><text:tab/>this.mensaTela = "Estado incorreto.";<text:tab/><text:tab/>} else if ( pessoasEndereco.getIdMunicipios() == null ) {<text:tab/><text:tab/><text:tab/>this.mensaTela = "Escolher municipio";<text:tab/><text:tab/><text:tab/><text:tab/><text:tab/>} else if ( pessoasEndereco.getTipo().equals("0") ) {<text:tab/><text:tab/><text:tab/>this.mensaTela = "Escolher tipo contato";<text:tab/><text:tab/><text:tab/><text:tab/><text:tab/>}<text:tab/><text:tab/><text:tab/><text:tab/>// </text:p>
          </table:table-cell>
          <table:table-cell/>
          <table:table-cell office:value-type="string" calcext:value-type="string">
            <text:p><text:s/>Quando o sistema não é Escolas<text:tab/><text:tab/>if ( dadosSistema.getQualSistemaERPA() != 3 ) {<text:tab/><text:tab/><text:tab/>if ( pessoasEndereco.getNumero().isEmpty() ) {<text:tab/><text:tab/><text:tab/><text:tab/>this.mensaTela = "Numero incorreto.";<text:tab/><text:tab/><text:tab/>} else if ( pessoasEndereco.getBairro().isEmpty() ) {<text:tab/><text:tab/><text:tab/><text:tab/>this.mensaTela = "Bairro incorreto.";<text:tab/><text:tab/><text:tab/>}<text:tab/><text:tab/>}<text:tab/><text:tab/><text:tab/><text:tab/>if ( mensaTela.isEmpty() ) {<text:tab/><text:tab/><text:tab/>listaPessoasEnderecos.add(pessoasEndereco);<text:tab/><text:tab/><text:tab/>pessoasEndereco = new PessoasEndereco();<text:tab/><text:tab/>} else {<text:tab/> <text:s text:c="7"/>FacesMessage msg = new FacesMessage("", mensaTela);<text:tab/> <text:s text:c="7"/>FacesContext.getCurrentInstance().addMessage(null, msg);<text:tab/><text:tab/><text:tab/><text:tab/><text:tab/>}<text:tab/>}<text:tab/><text:tab/><text:tab/><text:tab/>public void removeEndereco () {<text:tab/><text:tab/>if ( pEnderecoSelected.getIDPessoaEndereco() != null ) {<text:tab/><text:tab/><text:tab/>pEnderecoSelected.setSituacao(0);<text:tab/><text:tab/><text:tab/>PessoasDelegate.getInstance().update(pEnderecoSelected, dadosSistema.getUsuario().getNomeConexao());<text:tab/><text:tab/><text:tab/><text:tab/><text:tab/>}<text:tab/><text:tab/>listaPessoasEnderecos.remove(pEnderecoSelected);<text:tab/>}<text:tab/><text:tab/>public void addContato () {<text:tab/><text:tab/><text:tab/>if ( dadosSistema.getQualSistemaERPA() == 3 ) {<text:tab/><text:tab/><text:tab/>pessoasContato.setListaSetTipos(new HashSet&lt;PessoasContatoTipo&gt;());<text:tab/><text:tab/>}<text:tab/><text:tab/>this.mensaTela = "";<text:tab/><text:tab/>// </text:p>
          </table:table-cell>
          <table:table-cell/>
          <table:table-cell office:value-type="string" calcext:value-type="string">
            <text:p><text:s/>Quando o sistema não é Escolas<text:tab/><text:tab/>if ( dadosSistema.getQualSistemaERPA() != 3 ) {<text:tab/><text:tab/><text:tab/>if ( pessoasContato.getNome().length() &lt; 2) {<text:tab/><text:tab/><text:tab/><text:tab/>if ( pessoaTipo == 'J' ) this.mensaTela = "Contato incorreto.";//<text:tab/><text:tab/><text:tab/>} else if ( pessoasContato.getDescricaoCargo().length() &lt; 2 ) {//<text:tab/><text:tab/><text:tab/><text:tab/>this.mensaTela = "Cargo incorreto.";<text:tab/><text:tab/><text:tab/>} else if ( pessoasContato.getEmailPrincipal().length() &lt; 3 ) {<text:tab/><text:tab/><text:tab/><text:tab/>this.mensaTela = "Email incorreto.";<text:tab/><text:tab/><text:tab/>} else if ( pessoasContato.getTel1Numero() &lt; 1 ) {<text:tab/><text:tab/><text:tab/><text:tab/>this.mensaTela = "Numero incorreto";<text:tab/><text:tab/><text:tab/><text:tab/><text:tab/><text:tab/>}<text:tab/><text:tab/>} else {<text:tab/><text:tab/><text:tab/>if ( pessoasContato.getTel1Numero() &lt; 1 ) {<text:tab/><text:tab/><text:tab/><text:tab/>this.mensaTela = "Numero incorreto";<text:tab/><text:tab/><text:tab/><text:tab/><text:tab/><text:tab/>}<text:tab/><text:tab/><text:tab/><text:tab/><text:tab/>}<text:tab/><text:tab/><text:tab/><text:tab/>if ( mensaTela.isEmpty() ) {<text:tab/><text:tab/><text:tab/>pessoasContato.setDescTelefones("("+pessoasContato.getTel1DDD()+") " + pessoasContato.getTel1Numero() + <text:s text:c="20"/>" </text:p>
          </table:table-cell>
          <table:table-cell office:value-type="string" calcext:value-type="string">
            <text:p><text:s/>("+pessoasContato.getTel2DDD()+") " + pessoasContato.getTel2Numero() + <text:s text:c="19"/>" </text:p>
          </table:table-cell>
          <table:table-cell office:value-type="string" calcext:value-type="string">
            <text:p><text:s/>("+pessoasContato.getTel3DDD()+") " + pessoasContato.getTel3Numero());<text:tab/><text:tab/><text:tab/>pessoasContato.setDescEmails(pessoasContato.getEmailPrincipal() + " / " + pessoasContato.getEmailSecundario());<text:tab/><text:tab/><text:tab/><text:tab/><text:tab/><text:tab/>if ( listaTipoContatoSelected != null) {<text:tab/><text:tab/><text:tab/><text:tab/>for ( TipoPessoaContato tipoContEsc : listaTipoContatoSelected ) {<text:tab/><text:tab/><text:tab/><text:tab/><text:tab/>PessoasContatoTipo pCliCont = new PessoasContatoTipo();<text:tab/><text:tab/><text:tab/><text:tab/><text:tab/>pCliCont.setTipoPessoaContato(tipoContEsc);<text:tab/><text:tab/><text:tab/><text:tab/><text:tab/>pCliCont.setPessoasContato(pessoasContato);<text:tab/><text:tab/><text:tab/><text:tab/><text:tab/>if (pessoasContato.getListaSetTipos() == null) pessoasContato.setListaSetTipos(new HashSet&lt;PessoasContatoTipo&gt;());<text:tab/><text:tab/><text:tab/><text:tab/><text:tab/>pessoasContato.getListaSetTipos().add(pCliCont);<text:tab/><text:tab/><text:tab/><text:tab/>}<text:tab/><text:tab/><text:tab/>} <text:tab/><text:tab/><text:tab/><text:tab/><text:tab/><text:tab/>if ( pessoasContato.getIDPessoaContato() == null ) {<text:tab/><text:tab/><text:tab/><text:tab/>listaPessoasContatos.add(pessoasContato);<text:tab/><text:tab/><text:tab/>} else {<text:tab/><text:tab/><text:tab/><text:tab/>listaPessoasContatos.set(listaPessoasContatos.indexOf(pessoasContato), pessoasContato);<text:tab/><text:tab/><text:tab/>}<text:tab/><text:tab/><text:tab/>listaTipoContatoSelected = new ArrayList&lt;TipoPessoaContato&gt;();<text:tab/><text:tab/><text:tab/>pessoasContato = new PessoasContato();<text:tab/><text:tab/>} else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public void addContatoColaborador () {<text:tab/><text:tab/><text:tab/><text:tab/><text:tab/>this.mensaTela = "";<text:tab/><text:tab/>if ( pessoasContato.getEmailPrincipal().length() &lt; 3 ) {<text:tab/><text:tab/><text:tab/>this.mensaTela = "Email incorreto.";<text:tab/><text:tab/>} else if ( pessoasContato.getTel1Numero() &lt; 1 ) {<text:tab/><text:tab/><text:tab/>this.mensaTela = "Numero incorreto";<text:tab/><text:tab/><text:tab/><text:tab/><text:tab/>}<text:tab/><text:tab/><text:tab/><text:tab/><text:tab/><text:tab/>if ( mensaTela.isEmpty() ) {<text:tab/><text:tab/><text:tab/>pessoasContato.setDescTelefones("("+pessoasContato.getTel1DDD()+") " + pessoasContato.getTel1Numero() + <text:s text:c="20"/>" </text:p>
          </table:table-cell>
          <table:table-cell office:value-type="string" calcext:value-type="string">
            <text:p><text:s/>("+pessoasContato.getTel2DDD()+") " + pessoasContato.getTel2Numero() + <text:s text:c="19"/>" </text:p>
          </table:table-cell>
          <table:table-cell office:value-type="string" calcext:value-type="string">
            <text:p><text:s/>("+pessoasContato.getTel3DDD()+") " + pessoasContato.getTel3Numero());<text:tab/><text:tab/><text:tab/>pessoasContato.setDescEmails(pessoasContato.getEmailPrincipal() + " / " + pessoasContato.getEmailSecundario());<text:tab/><text:tab/><text:tab/>if ( pessoasContato.getIDPessoaContato() == null ) {<text:tab/><text:tab/><text:tab/><text:tab/>listaPessoasContatos.add(pessoasContato);<text:tab/><text:tab/><text:tab/>} else {<text:tab/><text:tab/><text:tab/><text:tab/>listaPessoasContatos.set(listaPessoasContatos.indexOf(pessoasContato), pessoasContato);<text:tab/><text:tab/><text:tab/>}<text:tab/><text:tab/><text:tab/>pessoasContato = new PessoasContato();<text:tab/><text:tab/>} else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<text:tab/>public void removeContato () {<text:tab/><text:tab/><text:tab/>if ( pContatoSelected.getIDPessoaContato() != null ) {<text:tab/><text:tab/><text:tab/>pContatoSelected.setSituacao(0);<text:tab/><text:tab/><text:tab/>PessoasDelegate.getInstance().update(pContatoSelected, dadosSistema.getUsuario().getNomeConexao());<text:tab/><text:tab/><text:tab/><text:tab/><text:tab/>}<text:tab/><text:tab/>listaPessoasContatos.remove(pContatoSelected);<text:tab/><text:tab/><text:tab/>}<text:tab/><text:tab/><text:tab/>public void detalheContato () {<text:tab/><text:tab/>pessoasContato = <text:s/>pessoaContatoSelected;<text:tab/><text:tab/>for ( PessoasContatoTipo pContatoTipo : pessoasContato.getListaSetTipos() ) {<text:tab/><text:tab/><text:tab/>listaTipoContatoSelected.add(pContatoTipo.getTipoPessoaContato());<text:tab/><text:tab/>}<text:tab/><text:tab/>pessoaContatoSelected = null;<text:tab/>}<text:tab/><text:tab/>public void saveTipoContrato () {<text:tab/><text:tab/>mensaTela = "";<text:tab/><text:tab/>if ( pessoasTipoContrato.getDescricao().length() &lt; 3 ) {<text:tab/><text:tab/><text:tab/>mensaTela = "Descrição tipo contrato inválido ";<text:tab/><text:tab/>} else {<text:tab/><text:tab/><text:tab/>entityPersist = pessoasTipoContrato;<text:tab/><text:tab/><text:tab/>salvarPessoaGeral();<text:tab/><text:tab/><text:tab/>mensaTela = "Tipo Contrato salvo com sucesso.";<text:tab/><text:tab/><text:tab/>pessoasTipoContrato = new PessoasTipoContrat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TipoContrato () {<text:tab/><text:tab/>mensaTela = "";<text:tab/><text:tab/>if ( pessoas.getPessoasDados().getIdPessoasTipoContrato() == 0 <text:s/>) {<text:tab/><text:tab/><text:tab/>mensaTela = "Precisa escolher uma das opções.";;<text:tab/><text:tab/>} else {<text:tab/><text:tab/><text:tab/>entityPersist = pessoasTipoContrato;<text:tab/><text:tab/><text:tab/>removePessoaGeral(pessoas.getPessoasDados().getIdPessoasTipoContrat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().setIdPessoasTipoContrato(0);<text:tab/><text:tab/>}<text:tab/><text:tab/>pessoasTipoContrato = new PessoasTipoContrato();<text:tab/>}<text:tab/><text:tab/><text:tab/>public void savePessoaHorarios () {<text:tab/><text:tab/>mensaTela = "";<text:tab/><text:tab/>if ( pessoasHorarios.getDescricao().length() &lt; 3 ) {<text:tab/><text:tab/><text:tab/>mensaTela = "Descrição tipo horario inválido ";<text:tab/><text:tab/>} else {<text:tab/><text:tab/><text:tab/>entityPersist = pessoasHorarios;<text:tab/><text:tab/><text:tab/>salvarPessoaGeral();<text:tab/><text:tab/><text:tab/>mensaTela = "Horario salvo com sucesso.";<text:tab/><text:tab/><text:tab/>pessoasHorarios = new PessoasHorarios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public void remPessoaHorarios () {<text:tab/><text:tab/><text:tab/><text:tab/>mensaTela = "";<text:tab/><text:tab/>if ( pessoasSalarios.getHorarioTipo().length() &lt; 3 <text:s/>) {<text:tab/><text:tab/><text:tab/>mensaTela = "Precisa escolher uma das opções.";<text:tab/><text:tab/><text:tab/>} else {<text:tab/><text:tab/> <text:s text:c="3"/>entityPersist = pessoasHorarios;<text:tab/><text:tab/><text:tab/>for ( PessoasHorarios pHorario : PessoasHorariosConverter.listaHorarios) {<text:tab/><text:tab/><text:tab/><text:tab/>if ( pHorario.getDescricao().equalsIgnoreCase(pessoasSalarios.getHorarioTipo())) {<text:tab/><text:tab/><text:tab/><text:tab/><text:tab/>removePessoaGeral(pHorario.getIDPessoasHorarios());<text:tab/><text:tab/><text:tab/><text:tab/>}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}<text:tab/><text:tab/>pessoasHorarios = new PessoasHorarios();<text:tab/><text:tab/><text:tab/><text:tab/>}<text:tab/><text:tab/><text:tab/><text:tab/>public void saveSindicato () {<text:tab/><text:tab/>mensaTela = "";<text:tab/><text:tab/>if ( !Validador.ValidaCNPJ(pessoasSindicato.getCnpj(),pessoasSindicato.getCnpj()).isEmpty() ) {<text:tab/><text:tab/><text:tab/>mensaTela = "Sindicato não foi salvo, CNPJ inválido.";<text:tab/><text:tab/>} else if ( pessoasSindicato.getNome().length() &lt; 3 ) {<text:tab/><text:tab/><text:tab/>mensaTela = "Sindicato não foi salvo, Nome inválido ";<text:tab/><text:tab/>} else {<text:tab/><text:tab/><text:tab/>pessoasSindicato.setCnpj(pessoasSindicato.getCnpj().replaceAll("\\D", ""));<text:tab/><text:tab/><text:tab/>entityPersist = pessoasSindicato;<text:tab/><text:tab/><text:tab/>salvarPessoaGeral();<text:tab/><text:tab/><text:tab/>mensaTela = "Sindicato salvo com sucesso.";<text:tab/><text:tab/><text:tab/>pessoasSindicato = new PessoasSindicat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System.out.println("menstela == " + mensaTela);<text:tab/>}<text:tab/><text:tab/>public void remSindicato () {<text:tab/><text:tab/>mensaTela = "";<text:tab/><text:tab/>if ( pessoas.getPessoasDados().getIdPessoasSindicato() == 0 <text:s/>) {<text:tab/><text:tab/><text:tab/>mensaTela = "Precisa escolher uma das opções.";;<text:tab/><text:tab/>} else {<text:tab/><text:tab/><text:tab/>entityPersist = pessoasSindicato;<text:tab/><text:tab/><text:tab/>removePessoaGeral(pessoas.getPessoasDados().getIdPessoasSindicat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().setIdPessoasSindicato(0);<text:tab/><text:tab/>}<text:tab/><text:tab/>pessoasSindicato = new PessoasSindicato();<text:tab/>}<text:tab/>public void saveFgtsOcor () {<text:tab/><text:tab/>mensaTela = "";<text:tab/><text:tab/> if ( pessoasFgtsOcor.getDescricao().length() &lt; 3 ) {<text:tab/><text:tab/><text:tab/>mensaTela = "Descrição fgts ocorrência inválido ";<text:tab/><text:tab/>} else {<text:tab/><text:tab/><text:tab/>entityPersist = pessoasFgtsOcor;<text:tab/><text:tab/><text:tab/>salvarPessoaGeral();<text:tab/><text:tab/><text:tab/>mensaTela = "Fgts Ocorrência salvo com sucesso.";<text:tab/><text:tab/><text:tab/>pessoasFgtsOcor = new PessoasFgtsOcorrencia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FgtsOcor () {<text:tab/><text:tab/>mensaTela = "";<text:tab/><text:tab/>if ( pessoas.getPessoasDadosEmpresa().getFgtsOcorenciaID() == 0 <text:s/>) {<text:tab/><text:tab/><text:tab/>mensaTela = "Precisa escolher uma das opções.";;<text:tab/><text:tab/>} else {<text:tab/><text:tab/><text:tab/>entityPersist = pessoasFgtsOcor;<text:tab/><text:tab/><text:tab/>removePessoaGeral(pessoas.getPessoasDadosEmpresa().getFgtsOcorenciaID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Empresa().setFgtsOcorenciaID(0);<text:tab/><text:tab/>}<text:tab/><text:tab/>pessoasFgtsOcor = new PessoasFgtsOcorrencia();<text:tab/>}<text:tab/><text:tab/><text:tab/>public void saveAssisMed () {<text:tab/><text:tab/>mensaTela = "";<text:tab/><text:tab/> if ( pessoasAssistMedica.getDescricao().length() &lt; 3 ) {<text:tab/><text:tab/><text:tab/>mensaTela = "Descrição médica inválido ";<text:tab/><text:tab/>} else {<text:tab/><text:tab/><text:tab/>entityPersist = pessoasAssistMedica;<text:tab/><text:tab/><text:tab/>salvarPessoaGeral();<text:tab/><text:tab/><text:tab/>mensaTela = "Assistência médica salvo com sucesso.";<text:tab/><text:tab/><text:tab/>pessoasAssistMedica = new PessoasAssistMedica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AssisMed () {<text:tab/><text:tab/>mensaTela = ""; <text:tab/><text:tab/>if ( pessoas.getPessoasDadosEmpresa().getAssistMedicaID() == 0 <text:s/>) {<text:tab/><text:tab/><text:tab/>mensaTela = "Precisa escolher uma das opções.";;<text:tab/><text:tab/>} else {<text:tab/><text:tab/><text:tab/>entityPersist = pessoasAssistMedica;<text:tab/><text:tab/><text:tab/>removePessoaGeral(pessoas.getPessoasDadosEmpresa().getAssistMedicaID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Empresa().setAssistMedicaID(0);<text:tab/><text:tab/>}<text:tab/><text:tab/>pessoasAssistMedica = new PessoasAssistMedica();<text:tab/>}<text:tab/><text:tab/><text:tab/>public void saveFuncao () {<text:tab/><text:tab/>mensaTela = "";<text:tab/><text:tab/>if ( pessoasFuncao.getDescricao().length() &lt; 2 ) {<text:tab/><text:tab/><text:tab/>mensaTela = "Descrição função invália ";<text:tab/><text:tab/>} else {<text:tab/><text:tab/><text:tab/>entityPersist = pessoasFuncao;<text:tab/><text:tab/><text:tab/>salvarPessoaGeral();<text:tab/><text:tab/><text:tab/>mensaTela = "Função salvo com sucesso.";<text:tab/><text:tab/><text:tab/>pessoasFuncao = new PessoasFunca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}<text:tab/><text:tab/>public void remFuncao () {<text:tab/><text:tab/>mensaTela = "";<text:tab/><text:tab/>if ( pFuncaoSelected == null <text:s/>) {<text:tab/><text:tab/><text:tab/>mensaTela = "Precisa escolher uma das funções.";;<text:tab/><text:tab/>} else {<text:tab/><text:tab/><text:tab/>entityPersist = pFuncaoSelected;<text:tab/><text:tab/><text:tab/>removePessoaGeral(pFuncaoSelected.getIDPessoaFunca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}<text:tab/><text:tab/>pFuncaoSelected = null;<text:tab/>}<text:tab/><text:tab/><text:tab/>public void addFuncoes () {<text:tab/><text:tab/>mensaTela = "";<text:tab/><text:tab/>adicionarFuncoe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<text:tab/><text:tab/>}<text:tab/><text:tab/>public void addSalarios () {<text:tab/><text:tab/>mensaTela = "";<text:tab/><text:tab/>adicionarSalari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<text:tab/>public void addTreinamentos () {<text:tab/><text:tab/>mensaTela = "";<text:tab/><text:tab/>adicionarTreinament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addDependentes () {<text:tab/><text:tab/>mensaTela = "";<text:tab/><text:tab/>adicionarDependente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addVeiculos () {<text:tab/><text:tab/>mensaTela = "";<text:tab/><text:tab/>adicionarVeicul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<text:tab/>public void setarMunicipio () {<text:tab/><text:tab/>pessoasEndereco.setIdMunicipios(null);<text:tab/>}<text:tab/> <text:s text:c="3"/>public void recuparLinkArquivo () { <text:s text:c="3"/><text:tab/>// <text:s text:c="3"/><text:tab/>TratamentoArquivos.destination = "pessoas_documentos/";<text:tab/>// <text:s text:c="3"/><text:tab/>for ( AuditoriaInternaRNC audIntRNC : auditoriaInterna.getListaSetRnc() ) {//<text:tab/><text:tab/><text:tab/>if ( !audIntRNC.getNomeArquivo().isEmpty() ) {//<text:tab/><text:tab/><text:tab/><text:tab/>audIntRNC.setLinkArquivo(TratamentoArquivos.GetCotacaoS3(audIntRNC.getNomeArquivo()));//<text:tab/><text:tab/><text:tab/><text:tab/>auditoriaInterna.getListaRnc().add(audIntRNC);//<text:tab/><text:tab/><text:tab/>}// <text:s text:c="3"/><text:tab/>} <text:s text:c="3"/><text:tab/> <text:s text:c="3"/><text:tab/> <text:s text:c="3"/>}<text:tab/>public void setarTipoPessoa () {<text:tab/><text:tab/><text:tab/><text:tab/>mensaTela = "";<text:tab/><text:tab/>if ( veriTipoPessoa(pessoaTipoBuscaSelected)) {<text:tab/><text:tab/><text:tab/>pessoasValidador.setDescricaoHistorico("");<text:tab/><text:tab/><text:tab/>pessoas.setTipo(pessoaTipo);<text:tab/><text:tab/><text:tab/>pessoas = pessoasValidador;<text:tab/><text:tab/><text:tab/>PessoasPessoaTipo pTipo = new PessoasPessoaTipo();<text:tab/><text:tab/><text:tab/>pTipo.setPessoas(pessoas);<text:tab/><text:tab/><text:tab/>pTipo.setPessoasTipo(new PessoasTipo(pessoaTipoBuscaSelected));<text:tab/><text:tab/><text:tab/>pTipo.setSituacao(1);<text:tab/><text:tab/><text:tab/>try {<text:tab/><text:tab/><text:tab/><text:tab/>pTipo = (PessoasPessoaTipo) PessoasDelegate.getInstance().save(pTipo, dadosSistema.getUsuario().getNomeConexao());<text:tab/><text:tab/><text:tab/><text:tab/>mensaTela = "Pessoa vinculada ao tipo de pessoa corrente, com sucesso.";<text:tab/><text:tab/><text:tab/><text:tab/>pPessoaTipoSelected = pTipo;<text:tab/><text:tab/><text:tab/><text:tab/>getPessoaSelected();<text:tab/><text:tab/><text:tab/><text:tab/><text:tab/><text:tab/><text:tab/><text:tab/>pessoasValidador = new Pessoas();<text:tab/><text:tab/><text:tab/>} catch (Exception e) {<text:tab/><text:tab/><text:tab/><text:tab/>e.printStackTrace();<text:tab/><text:tab/><text:tab/><text:tab/>mensaTela = "Problemas, para vincular pessoas: " + e.getMessage();<text:tab/><text:tab/><text:tab/><text:tab/>pessoasValidador = new Pessoas();<text:tab/><text:tab/><text:tab/><text:tab/><text:tab/><text:tab/><text:tab/>}<text:tab/><text:tab/>} else {<text:tab/><text:tab/><text:tab/>mensaTela = "Pessoa já foi vinculada com esse tipo de pessoa";<text:tab/><text:tab/><text:tab/>pessoasValidador = new Pessoas();<text:tab/><text:tab/>}<text:tab/><text:tab/>showBotaoSetarPessoa = false;<text:tab/><text:tab/>}<text:tab/><text:tab/>public void setarTipoPessoaCol () {<text:tab/><text:tab/><text:tab/><text:tab/>mensaTela = "";<text:tab/><text:tab/>if ( veriTipoPessoa(pessoaTipoBuscaSelected)) {<text:tab/><text:tab/><text:tab/>pessoasValidador.setDescricaoHistorico("");<text:tab/><text:tab/><text:tab/>PessoasPessoaTipo pTipo = new PessoasPessoaTipo();<text:tab/><text:tab/><text:tab/>pTipo.setPessoas(pessoasValidador);<text:tab/><text:tab/><text:tab/>pTipo.setPessoasTipo(new PessoasTipo(pessoaTipoBuscaSelected));<text:tab/><text:tab/><text:tab/>pTipo.setSituacao(1);<text:tab/><text:tab/><text:tab/>try {<text:tab/><text:tab/><text:tab/><text:tab/>pTipo = (PessoasPessoaTipo) PessoasDelegate.getInstance().save(pTipo, dadosSistema.getUsuario().getNomeConexao());<text:tab/><text:tab/><text:tab/><text:tab/>mensaTela = "Pessoa vinculada ao tipo de pessoa corrente, com sucesso.";<text:tab/><text:tab/><text:tab/><text:tab/>pPessoaTipoSelected = pTipo;<text:tab/><text:tab/><text:tab/><text:tab/>pessoasValidador = new Pessoas();<text:tab/><text:tab/><text:tab/><text:tab/><text:tab/><text:tab/><text:tab/><text:tab/>getColaboradorSelected();<text:tab/><text:tab/><text:tab/>} catch (Exception e) {<text:tab/><text:tab/><text:tab/><text:tab/>e.printStackTrace();<text:tab/><text:tab/><text:tab/><text:tab/>mensaTela = "Problemas, para vincular pessoas: " + e.getMessage();<text:tab/><text:tab/><text:tab/><text:tab/>pessoasValidador = new Pessoas();<text:tab/><text:tab/><text:tab/><text:tab/><text:tab/><text:tab/><text:tab/>}<text:tab/><text:tab/>} else {<text:tab/><text:tab/><text:tab/>mensaTela = "Pessoa já foi vinculada com esse tipo de pessoa";<text:tab/><text:tab/><text:tab/>pessoasValidador = new Pessoas();<text:tab/><text:tab/>}<text:tab/><text:tab/>showBotaoSetarPessoa = false;<text:tab/><text:tab/>}<text:tab/><text:tab/><text:tab/> <text:s text:c="3"/><text:tab/>public void upLoadArquivo (FileUploadEvent event) {<text:tab/><text:tab/>try {<text:tab/><text:tab/><text:tab/><text:tab/><text:tab/><text:tab/>if ( descricaoArquivo.isEmpty() ) {<text:tab/><text:tab/><text:tab/><text:tab/>mensaTela = "Digitar uma descrição para o documento.";<text:tab/><text:tab/><text:tab/>} else {<text:tab/><text:tab/><text:tab/><text:tab/>TratamentoArquivos.destination = "pessoas_documentos/";<text:tab/><text:tab/><text:tab/><text:tab/><text:tab/>nomeArquivoTemp =Integer.toString(pessoas.getIDPessoa())+"_"+event.getFile().getFileName();<text:tab/><text:tab/><text:tab/><text:tab/>pessoasDocumentos.setNomeArquivo(nomeArquivoTemp);<text:tab/><text:tab/><text:tab/><text:tab/>TratamentoArquivos.CopyFile(nomeArquivoTemp, event.getFile().getInputstream());<text:tab/><text:tab/><text:tab/><text:tab/>pessoasDocumentos.setLink(TratamentoArquivos.GetCotacaoS3(nomeArquivoTemp));<text:tab/><text:tab/><text:tab/><text:tab/>pessoasDocumentos.setDescricao(descricaoArquivo);<text:tab/><text:tab/><text:tab/><text:tab/>pessoasDocumentos.setPessoas(pessoas);<text:tab/><text:tab/><text:tab/><text:tab/>if ( pessoas.getListaSetDocumento() == null ) pessoas.setListaSetDocumento(new HashSet&lt;PessoasDocumentos&gt;());<text:tab/><text:tab/><text:tab/><text:tab/>pessoas.getListaSetDocumento().add(pessoasDocumentos);<text:tab/><text:tab/><text:tab/><text:tab/>pessoasDocumentos = new PessoasDocumentos();<text:tab/><text:tab/><text:tab/><text:tab/>descricaoArquivo = "";<text:tab/><text:tab/><text:tab/><text:tab/>PessoasDelegate.getInstance().update(pessoas, dadosSistema.getUsuario().getNomeConexao());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} catch (IO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<text:tab/><text:tab/>public void removeArquivo () {<text:tab/><text:tab/>try {<text:tab/><text:tab/><text:tab/>TratamentoArquivos.destination = "pessoas_documentos/";<text:tab/><text:tab/><text:tab/><text:tab/><text:tab/><text:tab/>TratamentoArquivos.RemoveFile(pessoasDoctoSelected.getNomeArquivo());<text:tab/><text:tab/><text:tab/><text:tab/><text:tab/>} catch (Exception e) {<text:tab/><text:tab/><text:tab/>// TODO: handle exception<text:tab/><text:tab/>}<text:tab/><text:tab/>nomeArquivoTemp = "";<text:tab/><text:tab/>if ( pessoas.getListaSetDocumento() == null ) pessoas.setListaSetDocumento(new HashSet&lt;PessoasDocumentos&gt;());<text:tab/><text:tab/>pessoas.getListaSetDocumento().remove(pessoasDoctoSelected);<text:tab/><text:tab/>PessoasDelegate.getInstance().update(pessoas, dadosSistema.getUsuario().getNomeConexao());<text:tab/>} <text:tab/><text:tab/>public void upLoadCertificado (FileUploadEvent event) {<text:tab/><text:tab/>try {<text:tab/><text:tab/><text:tab/><text:tab/><text:tab/><text:tab/>TratamentoArquivos.destination = "pessoas_certificado/";<text:tab/><text:tab/><text:tab/><text:tab/>nomeArquivoTemp = event.getFile().getFileName();<text:tab/><text:tab/><text:tab/>pessoasEmpresa.setNfeNomeCertificado(nomeArquivoTemp);<text:tab/><text:tab/><text:tab/>pessoasEmpresa.setNfePathCertificado("pessoas_certificado/"+nomeArquivoTemp);<text:tab/><text:tab/><text:tab/>TratamentoArquivos.CopyFile(nomeArquivoTemp, event.getFile().getInputstream());<text:tab/><text:tab/><text:tab/>descricaoArquivo = "";<text:tab/><text:tab/><text:tab/>PessoasDelegate.getInstance().update(pessoasEmpresa, dadosSistema.getUsuario().getNomeConexa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} catch (IO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<text:tab/>public void removeCertificado () {<text:tab/><text:tab/>try {<text:tab/><text:tab/><text:tab/>TratamentoArquivos.destination = "pessoas_certificado/";<text:tab/><text:tab/><text:tab/><text:tab/><text:tab/><text:tab/>TratamentoArquivos.RemoveFile(pessoasEmpresa.getNfeNomeCertificado());<text:tab/><text:tab/><text:tab/>pessoasEmpresa.setNfeNomeCertificado("");<text:tab/><text:tab/><text:tab/>pessoasEmpresa.setNfePathCertificado("");<text:tab/><text:tab/><text:tab/>pessoasEmpresa.setNfePathCertificado_P12("");<text:tab/><text:tab/><text:tab/>PessoasDelegate.getInstance().update(pessoasEmpresa, dadosSistema.getUsuario().getNomeConexao());<text:tab/><text:tab/>} catch (Exception e) {<text:tab/><text:tab/><text:tab/>// TODO: handle exception<text:tab/><text:tab/>}<text:tab/>} <text:tab/><text:tab/><text:tab/>public void upLoadArquivoLogo (FileUploadEvent event) {<text:tab/><text:tab/>try {<text:tab/><text:tab/><text:tab/>TratamentoArquivos.destination = "pessoas_logos/";<text:tab/><text:tab/><text:tab/><text:tab/>nomeArquivoTemp =Integer.toString(pessoas.getIDPessoa())+"_"+event.getFile().getFileName();<text:tab/><text:tab/><text:tab/>pessoasEmpresa.setLogoNomeArquivo(nomeArquivoTemp);<text:tab/><text:tab/><text:tab/>TratamentoArquivos.CopyFile(nomeArquivoTemp, event.getFile().getInputstream());<text:tab/><text:tab/><text:tab/>pessoasEmpresa.setLogoLinkArquivo(TratamentoArquivos.GetCotacaoS3(nomeArquivoTemp));<text:tab/><text:tab/><text:tab/>descricaoArquivo = "";<text:tab/><text:tab/><text:tab/>PessoasDelegate.getInstance().update(pessoasEmpresa, dadosSistema.getUsuario().getNomeConexao());<text:tab/><text:tab/>} catch (IOException e) {<text:tab/><text:tab/><text:tab/>mensaTela = "Problemas em upload logo.";<text:tab/><text:tab/><text:tab/>e.printStackTrace();<text:tab/><text:tab/>}<text:tab/><text:tab/>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public void removeArquivoLogo () {<text:tab/><text:tab/>try {<text:tab/><text:tab/><text:tab/>TratamentoArquivos.destination = "pessoas_logos/";<text:tab/><text:tab/><text:tab/><text:tab/><text:tab/><text:tab/>TratamentoArquivos.RemoveFile(pessoasEmpresa.getLogoNomeArquivo());<text:tab/><text:tab/><text:tab/>pessoasEmpresa.setLogoLinkArquivo("");<text:tab/><text:tab/><text:tab/>pessoasEmpresa.setLogoNomeArquivo("");<text:tab/><text:tab/><text:tab/>PessoasDelegate.getInstance().update(pessoasEmpresa, dadosSistema.getUsuario().getNomeConexao());<text:tab/><text:tab/>} catch (Exception e) {<text:tab/><text:tab/><text:tab/>e.printStackTrace();<text:tab/><text:tab/>}<text:tab/><text:tab/>nomeArquivoTemp = "";<text:tab/><text:tab/>if ( pessoas.getListaSetDocumento() == null ) pessoas.setListaSetDocumento(new HashSet&lt;PessoasDocumentos&gt;());<text:tab/><text:tab/>pessoas.getListaSetDocumento().remove(pessoasDoctoSelected);<text:tab/><text:tab/>pessoas.setInscFederal(pessoas.getInscFederal().replaceAll("[^0</text:p>
          </table:table-cell>
          <table:table-cell office:value-type="string" calcext:value-type="string">
            <text:p>9]", ""));<text:tab/><text:tab/>PessoasDelegate.getInstance().update(pessoas, dadosSistema.getUsuario().getNomeConexao());<text:tab/>} <text:tab/><text:tab/><text:tab/>public void addFiscalCnae () {<text:tab/><text:tab/>if ( cnaeSelected == null ) {<text:tab/><text:tab/><text:tab/>mensaTela = "Escolher o CNAB.";<text:tab/><text:tab/>} else {<text:tab/><text:tab/><text:tab/>PessoasFiscalCnaes pFiscalCnae = new PessoasFiscalCnaes();<text:tab/><text:tab/><text:tab/>pFiscalCnae.setDescricao(cnaeSelected.getDescricao());<text:tab/><text:tab/><text:tab/>pFiscalCnae.setPessoas(pessoas);<text:tab/><text:tab/><text:tab/>pFiscalCnae.setCnae(cnaeSelected);<text:tab/><text:tab/><text:tab/>pessoas.getListaSetFiscalCnaes().add(pFiscalCnae);<text:tab/><text:tab/><text:tab/><text:tab/><text:tab/>}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cnaeEntrada = "";<text:tab/><text:tab/>cnaeSelected = null;<text:tab/>}<text:tab/><text:tab/>public void remFiscalCnae () {<text:tab/><text:tab/>pessoas.getListaSetFiscalCnaes().remove(pessoasFCnaesSelected);<text:tab/>}<text:tab/><text:tab/>public void buscarCep () {<text:tab/><text:tab/><text:tab/><text:tab/>mensaTela = "";<text:tab/><text:tab/>cep.setarAcesso("ajudainformatic", "39Vd2B4");<text:tab/><text:tab/>try {<text:tab/><text:tab/><text:tab/>if ( pessoasEndereco.getCep().length() != 8 ) {<text:tab/><text:tab/><text:tab/><text:tab/>mensaTela = "Cep invalido para procura";<text:tab/><text:tab/><text:tab/><text:tab/>pessoasEndereco = new PessoasEndereco();<text:tab/><text:tab/><text:tab/>} else {<text:tab/><text:tab/><text:tab/><text:tab/><text:tab/><text:tab/><text:tab/><text:tab/>String cepRetorno <text:s/>= cep.obterLogradouro(pessoasEndereco.getCep());<text:tab/><text:tab/><text:tab/><text:tab/>StringTokenizer st = new StringTokenizer(cepRetorno, ",");<text:tab/><text:tab/><text:tab/><text:tab/>int posiCampo = 0;<text:tab/><text:tab/><text:tab/><text:tab/>if ( !cepRetorno.contains("não encontrado")) {<text:tab/> <text:s text:c="15"/>while ( st.hasMoreTokens() ) {<text:tab/> <text:s text:c="19"/>String campo = st.nextToken();<text:tab/> <text:s text:c="19"/>if ( posiCampo == 0 ) pessoasEndereco.setEndereco(campo);<text:tab/> <text:s text:c="19"/>if ( posiCampo == 1 ) pessoasEndereco.setBairro(campo);<text:tab/> <text:s text:c="19"/>if ( posiCampo == 3 ) {<text:tab/> <text:s text:c="19"/><text:tab/>for ( IBGEUf uf : IBGEUfConverter.listaIbgeUF) {<text:tab/> <text:s text:c="19"/><text:tab/><text:tab/>if ( uf.getUfSigla().trim().contains(campo.trim())) {<text:tab/> <text:s text:c="19"/><text:tab/><text:tab/><text:tab/>pessoasEndereco.setIdUf(uf);<text:tab/> <text:s text:c="19"/><text:tab/><text:tab/><text:tab/>break;<text:tab/> <text:s text:c="19"/><text:tab/><text:tab/>}<text:tab/> <text:s text:c="19"/><text:tab/>}<text:tab/> <text:s text:c="19"/>}<text:tab/> <text:s text:c="19"/>if ( posiCampo == 4 ) {<text:tab/> <text:s text:c="19"/><text:tab/>for ( <text:s/>IBGEMunicipios muni : IBGEMunicipiosConverter.listaIbgeMuncicipios ) {<text:tab/> <text:s text:c="19"/><text:tab/><text:tab/>if ( muni.getCodigo().trim().contains(campo.trim())) {<text:tab/> <text:s text:c="19"/><text:tab/><text:tab/><text:tab/>pessoasEndereco.setIdMunicipios(muni);<text:tab/> <text:s text:c="19"/><text:tab/><text:tab/><text:tab/>break;<text:tab/> <text:s text:c="19"/><text:tab/><text:tab/>}<text:tab/> <text:s text:c="19"/><text:tab/>}<text:tab/> <text:s text:c="19"/>} <text:s text:c="3"/><text:tab/> <text:s text:c="19"/>posiCampo ++;<text:tab/> <text:s text:c="15"/>} <text:s text:c="3"/><text:tab/><text:tab/><text:tab/><text:tab/>} else {<text:tab/><text:tab/><text:tab/><text:tab/><text:tab/>mensaTela = "Cep não encontrado.";<text:tab/><text:tab/><text:tab/><text:tab/><text:tab/>pessoasEndereco = new PessoasEndereco();<text:tab/><text:tab/><text:tab/><text:tab/>}<text:tab/><text:tab/><text:tab/><text:tab/><text:tab/><text:tab/><text:tab/><text:tab/>if ( cepRetorno.contains("CEP Município")) {<text:tab/><text:tab/><text:tab/><text:tab/><text:tab/>pessoasEndereco.setEndereco("");<text:tab/><text:tab/><text:tab/><text:tab/><text:tab/>mensaTela = "Cep de munícipio, logradouro vai precisar preencher manual.";<text:tab/><text:tab/><text:tab/><text:tab/>}<text:tab/><text:tab/><text:tab/><text:tab/>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<text:tab/><text:tab/><text:tab/><text:tab/><text:tab/>} catch (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public void serasaConsultaCadastro () {<text:tab/><text:tab/><text:tab/><text:tab/>Pessoas pessoaValida = null;<text:tab/><text:tab/>mensaTela = "";<text:tab/><text:tab/>if ( pessoaTipo == 'J') {<text:tab/><text:tab/><text:tab/>mensaTela = Validador.ValidaCNPJ(pessoas.getInscFederal().replaceAll("[^0</text:p>
          </table:table-cell>
          <table:table-cell office:value-type="string" calcext:value-type="string">
            <text:p>9]", ""),pessoas.getInscFederal());<text:tab/><text:tab/>} else {<text:tab/><text:tab/><text:tab/>pessoaValida = Validador.ValidaCPF(pessoas.getInscFederal().replaceAll("[^0</text:p>
          </table:table-cell>
          <table:table-cell office:value-type="string" calcext:value-type="string">
            <text:p>9]", ""),pessoas.getInscFederal());<text:tab/><text:tab/><text:tab/>mensaTela = pessoaValida.getMensaValidaInscFederal();<text:tab/><text:tab/>}<text:tab/><text:tab/><text:tab/><text:tab/><text:tab/><text:tab/>if ( mensaTela.isEmpty() ) {<text:tab/><text:tab/><text:tab/><text:tab/><text:tab/><text:tab/>int posiLogradouroNum = 0;<text:tab/><text:tab/><text:tab/>String logradouroSemNumCompl = "";<text:tab/><text:tab/><text:tab/>String retornoSerasaConsulta = WsSerasaCadastro.consultaCadastro(pessoas.getInscFederal());<text:tab/><text:tab/><text:tab/>serasaCadastro = new SerasaCadastro();<text:tab/><text:tab/><text:tab/>serasaCadastro.setSituacao(1);<text:tab/><text:tab/><text:tab/>serasaCadastro.setPessoaUsuario(dadosSistema.getUsuario().getPessoaUsuario());<text:tab/><text:tab/><text:tab/>serasaCadastro.setDataInclusao(new Date());<text:tab/><text:tab/><text:tab/>serasaCadastro.setConsulta_COMPLETA("");<text:tab/><text:tab/><text:tab/>StringTokenizer stPrincipal = new StringTokenizer(retornoSerasaConsulta, "|");<text:tab/> <text:s text:c="7"/>try {<text:tab/><text:tab/><text:tab/><text:tab/><text:tab/> <text:s text:c="7"/>while ( stPrincipal.hasMoreTokens() ) {<text:tab/><text:tab/> <text:s text:c="11"/>String linha = stPrincipal.nextToken();<text:tab/><text:tab/> <text:s text:c="11"/>int posiBusca = linha.indexOf("@");<text:tab/><text:tab/><text:tab/><text:tab/><text:tab/>serasaCadastro.setConsulta_COMPLETA(serasaCadastro.getConsulta_COMPLETA()+linha+"\n");<text:tab/><text:tab/><text:tab/> <text:s text:c="11"/><text:tab/><text:tab/><text:tab/><text:tab/><text:tab/>if ( posiBusca &gt; 0 ) {<text:tab/><text:tab/><text:tab/><text:tab/><text:tab/><text:tab/><text:tab/><text:tab/> <text:s text:c="11"/>serasaCadastro.setCnpj_CONSULTADO(linha.trim().substring(0, posiBusca).trim().contains("CNPJ")?linha.substring(posiBusca+1):serasaCadastro.getCnpj_CONSULTADO());<text:tab/><text:tab/><text:tab/> <text:s text:c="11"/>serasaCadastro.setCodigo_CNAE(linha.trim().substring(0, posiBusca).trim().contains("CNAE")?linha.substring(posiBusca+1):serasaCadastro.getCodigo_CNAE());<text:tab/><text:tab/><text:tab/> <text:s text:c="11"/>serasaCadastro.setRazao_SOCIAL(linha.trim().substring(0, posiBusca).trim().contains("RAZAO SOCIAL")?linha.substring(posiBusca+1):serasaCadastro.getRazao_SOCIAL());<text:tab/><text:tab/><text:tab/> <text:s text:c="11"/>serasaCadastro.setNome_FANTASIA(linha.trim().substring(0, posiBusca).trim().contains("NOME FANTASIA")?linha.substring(posiBusca+1):serasaCadastro.getNome_FANTASIA());<text:tab/><text:tab/><text:tab/> <text:s text:c="11"/>serasaCadastro.setCep(linha.trim().substring(0, posiBusca).trim().contains("CEP")?linha.substring(posiBusca+1):serasaCadastro.getCep());<text:tab/><text:tab/><text:tab/> <text:s text:c="11"/>serasaCadastro.setLogradouro(linha.trim().substring(0, posiBusca).trim().contains("LOGRADOURO")?linha.substring(posiBusca+1):serasaCadastro.getLogradouro());<text:tab/><text:tab/><text:tab/> <text:s text:c="11"/>serasaCadastro.setNome_DO_LOGRADOURO(linha.trim().substring(0, posiBusca).trim().contains("NOME DO LOGRADOURO")?linha.substring(posiBusca+1):serasaCadastro.getNome_DO_LOGRADOURO());<text:tab/><text:tab/><text:tab/> <text:s text:c="11"/>serasaCadastro.setNumero(linha.trim().substring(0, posiBusca).trim().contains("NUMERO")?linha.substring(posiBusca+1):serasaCadastro.getNumero());<text:tab/><text:tab/><text:tab/> <text:s text:c="11"/>serasaCadastro.setComplemento(linha.trim().substring(0, posiBusca).trim().contains("COMPLEMENTO")?linha.substring(posiBusca+1):serasaCadastro.getComplemento());<text:tab/><text:tab/><text:tab/> <text:s text:c="11"/>serasaCadastro.setDdd_FONE(linha.trim().substring(0, posiBusca).trim().contains("DDD FONE")?linha.substring(posiBusca+1):serasaCadastro.getDdd_FONE());<text:tab/><text:tab/><text:tab/> <text:s text:c="11"/>serasaCadastro.setDescricao_CIDADE(linha.trim().substring(0, posiBusca).trim().contains("CIDADE")?linha.substring(posiBusca+1):serasaCadastro.getDescricao_CIDADE()); <text:s text:c="2"/><text:tab/><text:tab/><text:tab/> <text:s text:c="11"/>serasaCadastro.setEstado(linha.trim().substring(0, posiBusca).trim().contains("ESTADO")?linha.substring(posiBusca+1):serasaCadastro.getEstado());<text:tab/><text:tab/><text:tab/> <text:s text:c="11"/>serasaCadastro.setDescricao_DO_BAIRRO(linha.trim().substring(0, posiBusca).trim().contains("BAIRRO")?linha.substring(posiBusca+1):serasaCadastro.getDescricao_DO_BAIRRO());<text:tab/><text:tab/><text:tab/> <text:s text:c="11"/>serasaCadastro.setTipo_LOGRADOURO(linha.trim().substring(0, posiBusca).trim().contains("TIPO LOGRADOURO")?linha.substring(posiBusca+1):serasaCadastro.getTipo_LOGRADOURO());<text:tab/><text:tab/><text:tab/> <text:s text:c="11"/>serasaCadastro.setRamo_DE_ATIVIDADE(linha.trim().substring(0, posiBusca).trim().contains("RAMO DE ATIVIDADE")?linha.substring(posiBusca+1):serasaCadastro.getRamo_DE_ATIVIDADE());<text:tab/><text:tab/><text:tab/> <text:s text:c="11"/>serasaCadastro.setRf_SITUACAO_CADASTRAL(linha.trim().substring(0, posiBusca).trim().contains("RF </text:p>
          </table:table-cell>
          <table:table-cell office:value-type="string" calcext:value-type="string">
            <text:p><text:s/>SITUACAO")?linha.substring(posiBusca+1):serasaCadastro.getRf_SITUACAO_CADASTRAL());<text:tab/><text:tab/><text:tab/> <text:s text:c="11"/>serasaCadastro.setRp_RP_CADASTRO(linha.trim().substring(0, posiBusca).trim().contains("RP_RP")?linha.substring(posiBusca+1):serasaCadastro.getRp_RP_CADASTRO());<text:tab/><text:tab/><text:tab/> <text:s text:c="11"/>serasaCadastro.setDo_CRÉDITO_SOLICITADO(linha.trim().substring(0, posiBusca).trim().contains("DO </text:p>
          </table:table-cell>
          <table:table-cell office:value-type="string" calcext:value-type="string">
            <text:p><text:s/>CRÉDITO")?linha.substring(posiBusca+1):serasaCadastro.getDo_CRÉDITO_SOLICITADO());<text:tab/><text:tab/><text:tab/> <text:s text:c="11"/>serasaCadastro.setDo_TIPO_DE_CONSULTA(linha.trim().substring(0, posiBusca).trim().contains("DO </text:p>
          </table:table-cell>
          <table:table-cell office:value-type="string" calcext:value-type="string">
            <text:p><text:s/>TIPO")?linha.substring(posiBusca+1):serasaCadastro.getDo_TIPO_DE_CONSULTA()); <text:s/><text:tab/><text:tab/><text:tab/> <text:s text:c="11"/>serasaCadastro.setSintegra_UF(linha.trim().substring(0, posiBusca).trim().contains("SINTEGRA </text:p>
          </table:table-cell>
          <table:table-cell office:value-type="string" calcext:value-type="string">
            <text:p><text:s/>UF")?linha.substring(posiBusca+1):serasaCadastro.getSintegra_UF());<text:tab/><text:tab/><text:tab/> <text:s text:c="11"/>serasaCadastro.setSintegra_INTERNO_INSCRICAO_ESTADUAL(linha.trim().substring(0, posiBusca).trim().contains("SINTEGRA INTERNO </text:p>
          </table:table-cell>
          <table:table-cell office:value-type="string" calcext:value-type="string">
            <text:p><text:s/>INSCRICAO")?linha.substring(posiBusca+1):serasaCadastro.getSintegra_INTERNO_INSCRICAO_ESTADUAL());<text:tab/><text:tab/><text:tab/> <text:s text:c="11"/>serasaCadastro.setSintegra_INTERNO_SITUACAO_CADASTRAL(linha.trim().substring(0, posiBusca).trim().contains("SINTEGRA INTERNO </text:p>
          </table:table-cell>
          <table:table-cell office:value-type="string" calcext:value-type="string">
            <text:p><text:s/>SITUACAO")?linha.substring(posiBusca+1):serasaCadastro.getSintegra_INTERNO_SITUACAO_CADASTRAL()); <text:s text:c="11"/><text:tab/><text:tab/><text:tab/><text:tab/><text:tab/>}<text:tab/><text:tab/> <text:s text:c="7"/>}<text:tab/><text:tab/><text:tab/> <text:s text:c="7"/><text:tab/><text:tab/> <text:s text:c="7"/>String isncFederal <text:s/>= pessoas.getInscFederal();<text:tab/><text:tab/> <text:s text:c="7"/>pessoas = new Pessoas();<text:tab/><text:tab/> <text:s text:c="7"/>serasaCadastro.setCnpj_CONSULTADO(serasaCadastro.getCnpj_CONSULTADO().replaceAll("[^0</text:p>
          </table:table-cell>
          <table:table-cell office:value-type="string" calcext:value-type="string">
            <text:p>9]", ""));<text:tab/><text:tab/> <text:s text:c="7"/>serasaCadastro.setConsulta_COMPLETA(serasaCadastro.getConsulta_COMPLETA().replace("@", " = "));<text:tab/><text:tab/> <text:s text:c="7"/>pessoasEndereco = new PessoasEndereco();<text:tab/><text:tab/> <text:s text:c="7"/>listaPessoasEnderecos.clear();<text:tab/><text:tab/> <text:s text:c="7"/>mensaTela = "Dados foram capturados com sucesso. Verificar os dados e depois salvar.";<text:tab/><text:tab/> <text:s text:c="7"/>pessoas.getListaSetFiscalCnaes().clear();<text:tab/><text:tab/> <text:s text:c="7"/>pessoas.setNome(TratamentoCampos.AjustaTamanhoCampo(serasaCadastro.getRazao_SOCIAL().replace("#", ""),60));<text:tab/><text:tab/> <text:s text:c="7"/>if ( !pessoas.getNome().isEmpty()) {<text:tab/><text:tab/><text:tab/> <text:s text:c="7"/><text:tab/><text:tab/><text:tab/> <text:s text:c="7"/>pessoas.setApelido(TratamentoCampos.AjustaTamanhoCampo(serasaCadastro.getNome_FANTASIA().replace("#", ""),60));<text:tab/><text:tab/><text:tab/> <text:s text:c="7"/>pessoas.setInscFederal(isncFederal.replace("#", ""));<text:tab/><text:tab/><text:tab/> <text:s text:c="7"/>pessoas.setInscEstadual(TratamentoCampos.AjustaTamanhoCampo(serasaCadastro.getSintegra_INTERNO_INSCRICAO_ESTADUAL().replace("#", ""),15));<text:tab/><text:tab/><text:tab/> <text:s text:c="7"/>pessoas.setInscEstadualDescSituacao("ATIVA");<text:tab/><text:tab/><text:tab/> <text:s text:c="7"/>pessoas.setDataInclusao(new Date());<text:tab/><text:tab/><text:tab/> <text:s text:c="7"/>if (serasaCadastro.getSintegra_INTERNO_SITUACAO_CADASTRAL().contains("NAO"))<text:tab/><text:tab/><text:tab/> <text:s text:c="7"/><text:tab/>pessoas.setInscEstadualDescSituacao("INATIVA");<text:tab/><text:tab/><text:tab/> <text:s text:c="7"/><text:tab/><text:tab/><text:tab/> <text:s text:c="7"/>pessoasEndereco.setCep(TratamentoCampos.AjustaTamanhoCampo(serasaCadastro.getCep().replace("#", ""),8));<text:tab/><text:tab/><text:tab/><text:tab/> <text:s text:c="7"/>posiLogradouroNum = serasaCadastro.getNome_DO_LOGRADOURO().indexOf(serasaCadastro.getNumero().replace("#", ""));<text:tab/><text:tab/><text:tab/> <text:s text:c="7"/><text:tab/><text:tab/><text:tab/> <text:s text:c="7"/>if ( posiLogradouroNum <text:s/>&gt; 0 ) <text:tab/><text:tab/><text:tab/> <text:s text:c="7"/><text:tab/> logradouroSemNumCompl = serasaCadastro.getNome_DO_LOGRADOURO().substring(0, posiLogradouroNum);<text:tab/><text:tab/><text:tab/> <text:s text:c="7"/>pessoasEndereco.setEndereco(TratamentoCampos.AjustaTamanhoCampo(logradouroSemNumCompl.replace("#", ""),60));<text:tab/><text:tab/><text:tab/> <text:s text:c="7"/>pessoasEndereco.setNumero(TratamentoCampos.AjustaTamanhoCampo(serasaCadastro.getNumero().replace("#", ""),60));<text:tab/><text:tab/><text:tab/> <text:s text:c="7"/>pessoasEndereco.setComplemento(TratamentoCampos.AjustaTamanhoCampo(serasaCadastro.getComplemento().replace("#", ""),60));<text:tab/><text:tab/><text:tab/> <text:s text:c="7"/>pessoasEndereco.setBairro(TratamentoCampos.AjustaTamanhoCampo(serasaCadastro.getDescricao_DO_BAIRRO().replace("#", ""),60));<text:tab/><text:tab/><text:tab/> <text:s text:c="7"/>pessoasEndereco.setCidade(TratamentoCampos.AjustaTamanhoCampo(serasaCadastro.getDescricao_CIDADE().replace("#", ""),60));<text:tab/><text:tab/><text:tab/> <text:s text:c="7"/>for (IBGEMunicipios muni : <text:s/>IBGEMunicipiosConverter.listaIbgeMuncicipios ) {<text:tab/><text:tab/><text:tab/> <text:s text:c="7"/><text:tab/>if ( muni.getNome().trim().replace("", "").equalsIgnoreCase(pessoasEndereco.getCidade().trim().replace("", ""))) {<text:tab/><text:tab/><text:tab/> <text:s text:c="7"/><text:tab/><text:tab/>pessoasEndereco.setIdMunicipios(muni);<text:tab/><text:tab/><text:tab/> <text:s text:c="7"/><text:tab/><text:tab/>break;<text:tab/><text:tab/><text:tab/> <text:s text:c="7"/><text:tab/>}<text:tab/><text:tab/><text:tab/> <text:s text:c="7"/>}<text:tab/><text:tab/><text:tab/> <text:s text:c="7"/>pessoasEndereco.setUf(serasaCadastro.getEstado().replace("#", ""));<text:tab/><text:tab/><text:tab/> <text:s text:c="7"/>for (IBGEUf uf : <text:s/>IBGEUfConverter.listaIbgeUF ) {<text:tab/><text:tab/><text:tab/> <text:s text:c="7"/><text:tab/>if ( uf.getUfSigla().trim().replace("", "").equalsIgnoreCase(pessoasEndereco.getUf().trim().replace("", ""))) {<text:tab/><text:tab/><text:tab/> <text:s text:c="7"/><text:tab/><text:tab/>pessoasEndereco.setIdUf(uf);<text:tab/><text:tab/><text:tab/> <text:s text:c="7"/><text:tab/><text:tab/>break;<text:tab/><text:tab/><text:tab/> <text:s text:c="7"/><text:tab/>}<text:tab/><text:tab/><text:tab/> <text:s text:c="7"/>}<text:tab/><text:tab/> <text:s text:c="7"/><text:tab/><text:tab/><text:tab/> <text:s text:c="7"/>pessoasEndereco.setTipo("1"); // </text:p>
          </table:table-cell>
          <table:table-cell/>
          <table:table-cell office:value-type="string" calcext:value-type="string">
            <text:p><text:s/>Tipo contrato<text:tab/><text:tab/><text:tab/> <text:s text:c="7"/><text:tab/><text:tab/><text:tab/> <text:s text:c="7"/>if ( (pessoasEndereco.getIdMunicipios() != null) &amp;&amp; (pessoasEndereco.getUf() != null) ) { <text:tab/><text:tab/><text:tab/> <text:s text:c="7"/><text:tab/>listaPessoasEnderecos.add(pessoasEndereco);<text:tab/><text:tab/><text:tab/> <text:s text:c="7"/><text:tab/>pessoasEndereco = new PessoasEndereco();<text:tab/><text:tab/><text:tab/> <text:s text:c="7"/>} else {<text:tab/><text:tab/><text:tab/> <text:s text:c="7"/><text:tab/>mensaTela = "Dados foram capturados com ressalva, verificar.";<text:tab/><text:tab/><text:tab/> <text:s text:c="7"/>}<text:tab/><text:tab/><text:tab/> <text:s text:c="7"/><text:tab/><text:tab/><text:tab/> <text:s text:c="7"/>for ( Cnae cnae : CnaeConverter.listaCnae ) {<text:tab/><text:tab/><text:tab/> <text:s text:c="7"/><text:tab/>if ( cnae.getCodigo().equalsIgnoreCase(serasaCadastro.getCodigo_CNAE())) {<text:tab/><text:tab/><text:tab/> <text:s text:c="7"/><text:tab/><text:tab/>pessoas.getListaSetFiscalCnaes().add(new PessoasFiscalCnaes(cnae.getCodigo(),pessoas,cnae));<text:tab/><text:tab/><text:tab/><text:tab/> <text:s text:c="7"/><text:tab/>}<text:tab/><text:tab/><text:tab/> <text:s text:c="7"/>}<text:tab/><text:tab/><text:tab/> <text:s text:c="7"/><text:tab/><text:tab/> <text:s text:c="7"/><text:tab/><text:tab/><text:tab/> <text:s text:c="7"/><text:tab/><text:tab/> <text:s text:c="7"/><text:tab/>PessoasDelegate.getInstance().save(serasaCadastro, dadosSistema.getUsuario().getNomeConexao());<text:tab/><text:tab/><text:tab/> <text:s text:c="7"/>FacesMessage msg = new FacesMessage("", mensaTela);<text:tab/><text:tab/><text:tab/> <text:s text:c="7"/>FacesContext.getCurrentInstance().addMessage(null, msg);<text:tab/><text:tab/><text:tab/> <text:s text:c="7"/><text:tab/><text:tab/> <text:s text:c="7"/>} else {<text:tab/><text:tab/> <text:s text:c="7"/><text:tab/>mensaTela = "Dados de retorno, inválidos. Não podem ser usado como cadastro.";<text:tab/><text:tab/> <text:s text:c="7"/><text:tab/>//RequestContext.getCurrentInstance().execute("PF('wgSerasaRetorno').show()");<text:tab/><text:tab/> <text:s text:c="7"/>}<text:tab/> <text:s text:c="7"/><text:tab/><text:tab/><text:tab/><text:tab/>} catch (Exception e) {<text:tab/><text:tab/><text:tab/><text:tab/>mensaTela = "Problemas com serasa: " + retornoSerasaConsulta; <text:tab/><text:tab/> <text:s text:c="7"/>FacesMessage msg = new FacesMessage("", "Problemas com serasa: \n" + e.getMessage() + "\nResposta:\n" + retornoSerasaConsulta);<text:tab/><text:tab/> <text:s text:c="7"/>FacesContext.getCurrentInstance().addMessage(null, msg);<text:tab/><text:tab/> <text:s text:c="7"/>e.printStackTrace();<text:tab/><text:tab/><text:tab/>}<text:tab/> <text:s text:c="7"/><text:tab/> <text:s text:c="7"/><text:tab/><text:tab/>} else {<text:tab/> <text:s text:c="7"/>FacesMessage msg = new FacesMessage("", mensaTela);<text:tab/> <text:s text:c="7"/>FacesContext.getCurrentInstance().addMessage(null, msg);<text:tab/><text:tab/><text:tab/><text:tab/>} <text:s text:c="7"/><text:tab/>}<text:tab/><text:tab/>public void serasaConsultaCredito () {<text:tab/><text:tab/><text:tab/><text:tab/>mensaTela = "";<text:tab/><text:tab/><text:tab/><text:tab/>if ( mensaTela.isEmpty() ) {<text:tab/><text:tab/><text:tab/><text:tab/>String retornoSerasaConsulta = WsSerasaCredito.consultaCredito(pessoas.getInscFederal());<text:tab/><text:tab/><text:tab/>serasaCredito = new SerasaCredito();<text:tab/><text:tab/><text:tab/>serasaCredito.setSituacao(1);<text:tab/><text:tab/><text:tab/>serasaCredito.setPessoaUsuario(dadosSistema.getUsuario().getPessoaUsuario());<text:tab/><text:tab/><text:tab/>serasaCredito.setPessoas(pessoas);<text:tab/><text:tab/><text:tab/>serasaCredito.setDataInclusao(new Date());<text:tab/><text:tab/><text:tab/>serasaCredito.setConsulta_COMPLETA("");<text:tab/><text:tab/><text:tab/>StringTokenizer stPrincipal = new StringTokenizer(retornoSerasaConsulta, "\n");<text:tab/> <text:s text:c="7"/>try {<text:tab/><text:tab/><text:tab/><text:tab/><text:tab/> <text:s text:c="7"/>while ( stPrincipal.hasMoreTokens() ) {<text:tab/><text:tab/> <text:s text:c="11"/>String linha = stPrincipal.nextToken();<text:tab/><text:tab/> <text:s text:c="11"/>int posiBusca = linha.indexOf("=");<text:tab/><text:tab/><text:tab/><text:tab/><text:tab/>if ( posiBusca &gt; 0 ) {<text:tab/><text:tab/><text:tab/><text:tab/><text:tab/><text:tab/><text:tab/><text:tab/><text:tab/><text:tab/><text:tab/>serasaCredito.setMsge_TIPO(linha.trim().substring(0, posiBusca).trim().equalsIgnoreCase("MSGE_TIPO")?linha.substring(posiBusca+1):serasaCredito.getMsge_TIPO());<text:tab/><text:tab/><text:tab/><text:tab/><text:tab/><text:tab/>serasaCredito.setMsge_DESC(linha.trim().substring(0, posiBusca).trim().equalsIgnoreCase("MSGE_DESC")?linha.substring(posiBusca+1):serasaCredito.getMsge_DESC());<text:tab/><text:tab/><text:tab/><text:tab/><text:tab/><text:tab/>serasaCredito.setLimite(linha.trim().substring(0, posiBusca).trim().equalsIgnoreCase("LIMITE")?linha.substring(posiBusca+1):serasaCredito.getLimite());<text:tab/><text:tab/><text:tab/><text:tab/><text:tab/><text:tab/>serasaCredito.setPolitica(linha.trim().substring(0, posiBusca).trim().equalsIgnoreCase("POLITICA")?linha.substring(posiBusca+1):serasaCredito.getPolitica());<text:tab/><text:tab/><text:tab/><text:tab/><text:tab/><text:tab/>serasaCredito.setRelatorio(linha.trim().substring(0, posiBusca).trim().contains("RELATORIO")?linha.substring(posiBusca+1):serasaCredito.getRelatorio());<text:tab/><text:tab/><text:tab/><text:tab/><text:tab/><text:tab/>serasaCredito.setErro(linha.trim().substring(0, posiBusca).trim().contains("ERRO")?linha.substring(posiBusca+1):serasaCredito.getErro());<text:tab/><text:tab/><text:tab/><text:tab/><text:tab/><text:tab/><text:tab/><text:tab/><text:tab/><text:tab/><text:tab/><text:tab/>serasaCredito.setConsulta_COMPLETA(linha.trim().substring(0, posiBusca).trim().contains("DADOSPOLITICA")?linha.substring(posiBusca+1):serasaCredito.getConsulta_COMPLETA());<text:tab/><text:tab/><text:tab/><text:tab/><text:tab/>}<text:tab/><text:tab/> <text:s text:c="7"/>}<text:tab/><text:tab/><text:tab/> <text:s text:c="7"/><text:tab/><text:tab/> <text:s text:c="7"/>// </text:p>
          </table:table-cell>
          <table:table-cell/>
          <table:table-cell office:value-type="string" calcext:value-type="string">
            <text:p><text:s/>Quebrando linha do conteudo dos dados politicos<text:tab/><text:tab/> <text:s text:c="7"/>String mensaDesc = "";<text:tab/><text:tab/><text:tab/><text:tab/>StringTokenizer stMensaDesc = new StringTokenizer(serasaCredito.getMsge_DESC(), "|");<text:tab/><text:tab/> <text:s text:c="7"/>while ( stMensaDesc.hasMoreTokens() ) {<text:tab/><text:tab/> <text:s text:c="7"/><text:tab/>String linha = stMensaDesc.nextToken();<text:tab/><text:tab/> <text:s text:c="7"/><text:tab/>mensaDesc += linha+"\n";<text:tab/><text:tab/> <text:s text:c="7"/>}<text:tab/><text:tab/> <text:s text:c="7"/>serasaCredito.setMsge_DESC(mensaDesc);<text:tab/><text:tab/> <text:s text:c="7"/><text:tab/><text:tab/><text:tab/> <text:s text:c="3"/><text:tab/><text:tab/> <text:s text:c="7"/>// </text:p>
          </table:table-cell>
          <table:table-cell/>
          <table:table-cell office:value-type="string" calcext:value-type="string">
            <text:p><text:s/>Quebrando linha do conteudo dos dados politicos<text:tab/><text:tab/> <text:s text:c="7"/>String dadosPoliticos = "";<text:tab/><text:tab/><text:tab/><text:tab/>StringTokenizer stDadosPolicicos = new StringTokenizer(serasaCredito.getConsulta_COMPLETA(), "|");<text:tab/><text:tab/> <text:s text:c="7"/>while ( stDadosPolicicos.hasMoreTokens() ) {<text:tab/><text:tab/> <text:s text:c="7"/><text:tab/>String linha = stDadosPolicicos.nextToken();<text:tab/><text:tab/> <text:s text:c="7"/><text:tab/>dadosPoliticos += linha.replace("@", " = ").replace("#", "")+"\n";<text:tab/><text:tab/> <text:s text:c="7"/>}<text:tab/><text:tab/> <text:s text:c="7"/>serasaCredito.setConsulta_COMPLETA(dadosPoliticos);<text:tab/><text:tab/> <text:s text:c="7"/>pessoas.getListaSetSerasaCredito().add(serasaCredito);<text:tab/><text:tab/> <text:s text:c="7"/>String strValorLimite = serasaCredito.getLimite().replace(".", "");<text:tab/><text:tab/> <text:s text:c="7"/>double valorLimite = Double.parseDouble(strValorLimite.replace(",", "."));<text:tab/><text:tab/> <text:s text:c="7"/>pessoas.setValorCredito(new BigDecimal(valorLimite));<text:tab/><text:tab/> <text:s text:c="7"/>FacesMessage msg = new FacesMessage("", "Retorno serasa concluido.");<text:tab/><text:tab/> <text:s text:c="7"/>FacesContext.getCurrentInstance().addMessage(null, msg);<text:tab/> <text:s text:c="7"/><text:tab/><text:tab/><text:tab/><text:tab/>} catch (Exception e) {<text:tab/><text:tab/> <text:s text:c="7"/>FacesMessage msg = new FacesMessage("", "Problemas com serasa");<text:tab/><text:tab/> <text:s text:c="7"/>FacesContext.getCurrentInstance().addMessage(null, msg);<text:tab/><text:tab/> <text:s text:c="7"/>e.printStackTrace();<text:tab/><text:tab/><text:tab/>}<text:tab/> <text:s text:c="7"/><text:tab/> <text:s text:c="7"/><text:tab/><text:tab/>} else {<text:tab/> <text:s text:c="7"/>FacesMessage msg = new FacesMessage("", mensaTela);<text:tab/> <text:s text:c="7"/>FacesContext.getCurrentInstance().addMessage(null, msg);<text:tab/><text:tab/><text:tab/><text:tab/>} <text:s text:c="7"/><text:tab/>}<text:tab/><text:tab/><text:tab/>public void serasaConsultaCreditoRemover () {<text:tab/><text:tab/><text:tab/><text:tab/>pessoas.getListaSetSerasaCredito().remove(serasaCredito);<text:tab/><text:tab/><text:tab/>}<text:tab/><text:tab/>public void serasaReciprocidade () {<text:tab/><text:tab/>arquivoSerasaReprocidade = "";<text:tab/><text:tab/>nomeArquivoTemp = "";<text:tab/><text:tab/>StringBuffer arquivoConteudo = new StringBuffer();<text:tab/><text:tab/>SimpleDateFormat formatar = new SimpleDateFormat("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"); <text:s text:c="2"/><text:tab/><text:tab/><text:tab/><text:tab/>FinanMovPagRec fPGFind = new FinanMovPagRec();<text:tab/><text:tab/>fPGFind.setSituacao(1);<text:tab/><text:tab/>fPGFind.setDataBuscaInicio(dataBuscaInicio);<text:tab/><text:tab/>fPGFind.setDataBuscaFinal(dataBuscaFim);<text:tab/><text:tab/>int nRegistro = 0;<text:tab/><text:tab/>int nRegistroRel = 0;<text:tab/><text:tab/><text:tab/><text:tab/>// </text:p>
          </table:table-cell>
          <table:table-cell/>
          <table:table-cell office:value-type="string" calcext:value-type="string">
            <text:p><text:s/>Header </text:p>
          </table:table-cell>
          <table:table-cell office:value-type="string" calcext:value-type="string">
            <text:p><text:s/>lpadTo(Integer.toString(nfSaida.getcNF())<text:tab/><text:tab/>arquivoConteudo.append("00");<text:tab/><text:tab/>arquivoConteudo.append(TratamentoCampos.lpadTo("RELATO COMP NEGOCIOS", 20, ' '));<text:tab/><text:tab/>arquivoConteudo.append(TratamentoCampos.lpadTo(dadosSistema.getPessoasEmpresa().getInscFederal(), 14, ' ')); // </text:p>
          </table:table-cell>
          <table:table-cell/>
          <table:table-cell office:value-type="string" calcext:value-type="string">
            <text:p><text:s/>CNPJ </text:p>
          </table:table-cell>
          <table:table-cell office:value-type="string" calcext:value-type="string">
            <text:p><text:s/>tam 14<text:tab/><text:tab/>arquivoConteudo.append(formatar.format(dataBuscaInicio).replace("</text:p>
          </table:table-cell>
          <table:table-cell office:value-type="string" calcext:value-type="string">
            <text:p>, ")); // -- dtini - tam 08<text:tab/><text:tab/>arquivoConteudo.append(formatar.format(dataBuscaFim).replace(</text:p>
          </table:table-cell>
          <table:table-cell office:value-type="string" calcext:value-type="string">
            <text:p>, ")); // -- dtini - tam 08<text:tab/><text:tab/>arquivoConteudo.append("S"); // <text:tab/><text:tab/>arquivoConteudo.append(TratamentoCampos.lpadTo(", 15, ' ')); // reservado serasa<text:tab/><text:tab/>arquivoConteudo.append(TratamentoCampos.lpadTo(", 3, ' ')); // reservado serasa<text:tab/><text:tab/>arquivoConteudo.append(TratamentoCampos.lpadTo(", 29, ' ')); // reservado serasa<text:tab/><text:tab/>arquivoConteudo.append("V."); // Fixo "V"<text:tab/><text:tab/>arquivoConteudo.append("01"); // Fixo "01"<text:tab/><text:tab/>arquivoConteudo.append(TratamentoCampos.lpadTo(", 26, ' ')); // reservado serasa<text:tab/><text:tab/>arquivoConteudo.append("\n");<text:tab/><text:tab/><text:tab/><text:tab/><text:tab/><text:tab/>for ( FinanMovPagRec fMovPagRec : FinanceiroDelegate.getInstance().recuperarListaMovPagPeriodoSerasa(fPGFind, dadosSistema.getUsuario().getNomeConexao()) ) {<text:tab/><text:tab/><text:tab/><text:tab/><text:tab/><text:tab/>if ( arquivoConteudo.indexOf(fMovPagRec.getPessoas().getInscFederal()) == -1) {<text:tab/><text:tab/><text:tab/><text:tab/>// -- Detalhe Relacionamento<text:tab/><text:tab/><text:tab/><text:tab/>arquivoConteudo.append("01");<text:tab/><text:tab/><text:tab/><text:tab/>arquivoConteudo.append(TratamentoCampos.lpadTo(fMovPagRec.getPessoas().getInscFederal(), 14, ' ')); // -- CNPJ - tam 14<text:tab/><text:tab/><text:tab/><text:tab/>arquivoConteudo.append("01"); // -- '01' - tam 02<text:tab/><text:tab/><text:tab/><text:tab/>arquivoConteudo.append(formatar.format(fMovPagRec.getPessoas().getDataInclusao()).replace(</text:p>
          </table:table-cell>
          <table:table-cell office:value-type="string" calcext:value-type="string">
            <text:p>, ")); // -- Dtinclusao - tam 08<text:tab/><text:tab/><text:tab/><text:tab/>arquivoConteudo.append("2"); // -- Tipo de Cliente: 1 = Antigo; 2 = Menos de um ano; 3 = Inativo - tam 1<text:tab/><text:tab/><text:tab/><text:tab/>arquivoConteudo.append(TratamentoCampos.lpadTo(", 38, ' ')); // reservado serasa<text:tab/><text:tab/><text:tab/><text:tab/>arquivoConteudo.append(TratamentoCampos.lpadTo(", 34, ' ')); // reservado serasa<text:tab/><text:tab/><text:tab/><text:tab/>arquivoConteudo.append(TratamentoCampos.lpadTo(", 01, ' ')); // reservado serasa<text:tab/><text:tab/><text:tab/><text:tab/>arquivoConteudo.append(TratamentoCampos.lpadTo(", 30, ' ')); // reservado serasa<text:tab/><text:tab/><text:tab/><text:tab/>arquivoConteudo.append("\n");<text:tab/><text:tab/><text:tab/><text:tab/>nRegistroRel ++;<text:tab/><text:tab/><text:tab/>}<text:tab/><text:tab/><text:tab/><text:tab/><text:tab/><text:tab/>// -- Detalhe<text:tab/><text:tab/><text:tab/>arquivoConteudo.append("01");<text:tab/><text:tab/><text:tab/>arquivoConteudo.append(TratamentoCampos.lpadTo(fMovPagRec.getPessoas().getInscFederal(), 14, ' ')); // -- CNPJ - tam 14<text:tab/><text:tab/><text:tab/>arquivoConteudo.append("05"); // -- '05' - tam 02<text:tab/><text:tab/><text:tab/>arquivoConteudo.append(TratamentoCampos.lpadTo(Integer.toString(fMovPagRec.getIDFinanMovPagRec()), 10, '0')); // tam 10<text:tab/><text:tab/><text:tab/>arquivoConteudo.append(formatar.format(fMovPagRec.getDataMovimento()).replace(</text:p>
          </table:table-cell>
          <table:table-cell office:value-type="string" calcext:value-type="string">
            <text:p>, ")); // tam 8<text:tab/><text:tab/><text:tab/>arquivoConteudo.append(TratamentoCampos.lpadTo(Double.toString(fMovPagRec.getValorMovimento().doubleValue()).replace(".", "), 13, '0')); // tam 13 - valor titulo<text:tab/><text:tab/><text:tab/><text:tab/><text:tab/><text:tab/>arquivoConteudo.append(formatar.format(fMovPagRec.getDataVencimento()).replace(</text:p>
          </table:table-cell>
          <table:table-cell office:value-type="string" calcext:value-type="string">
            <text:p>, ")); // tam 8<text:tab/><text:tab/><text:tab/>if ( fMovPagRec.getDataBaixa() != null ) {<text:tab/><text:tab/><text:tab/><text:tab/>arquivoConteudo.append(formatar.format(fMovPagRec.getDataBaixa()).replace(</text:p>
          </table:table-cell>
          <table:table-cell office:value-type="string" calcext:value-type="string">
            <text:p>, ")); // tam 8<text:tab/><text:tab/><text:tab/>} else {<text:tab/><text:tab/><text:tab/><text:tab/>arquivoConteudo.append(TratamentoCampos.lpadTo(", 8, ' ')); // tam 8<text:tab/><text:tab/><text:tab/>}<text:tab/><text:tab/><text:tab/>arquivoConteudo.append(TratamentoCampos.lpadTo(", 34, ' ')); // tam 34 Numero titulo maior que 10 posicoes<text:tab/><text:tab/><text:tab/>arquivoConteudo.append(TratamentoCampos.lpadTo(", 01, ' ')); // tam 1<text:tab/><text:tab/><text:tab/>arquivoConteudo.append(TratamentoCampos.lpadTo(", 24, ' ')); // tam 24<text:tab/><text:tab/><text:tab/>arquivoConteudo.append(TratamentoCampos.lpadTo(", 2, ' ')); // tam 2<text:tab/><text:tab/><text:tab/>arquivoConteudo.append(TratamentoCampos.lpadTo(", 1, ' ')); // tam 1<text:tab/><text:tab/><text:tab/>arquivoConteudo.append("\n");<text:tab/><text:tab/><text:tab/><text:tab/><text:tab/><text:tab/><text:tab/><text:tab/><text:tab/>nRegistro ++;<text:tab/><text:tab/><text:tab/><text:tab/><text:tab/>}<text:tab/><text:tab/>// -- Trailler<text:tab/><text:tab/>arquivoConteudo.append("99");<text:tab/><text:tab/>arquivoConteudo.append(TratamentoCampos.lpadTo(Integer.toString(nRegistroRel), 11, '0')); // -- tam 11 qtde registro<text:tab/><text:tab/>arquivoConteudo.append(TratamentoCampos.lpadTo(", 44, ' ')); // tam 44<text:tab/><text:tab/>arquivoConteudo.append(TratamentoCampos.lpadTo(Integer.toString(nRegistro), 11, '0')); // -- tam 11 qtde registro<text:tab/><text:tab/>arquivoConteudo.append(TratamentoCampos.lpadTo(", 11, ' ')); // tam 11<text:tab/><text:tab/>arquivoConteudo.append(TratamentoCampos.lpadTo(", 11, ' ')); // tam 11<text:tab/><text:tab/>arquivoConteudo.append(TratamentoCampos.lpadTo(", 10, ' ')); // tam 10<text:tab/><text:tab/>arquivoConteudo.append(TratamentoCampos.lpadTo(", 30, ' ')); // tam 30<text:tab/><text:tab/><text:tab/><text:tab/><text:tab/><text:tab/>if ( nRegistro &gt; 0 ) {<text:tab/><text:tab/><text:tab/>FileWriter arquivo;<text:tab/><text:tab/><text:tab/>try {<text:tab/><text:tab/><text:tab/><text:tab/>arquivo = new FileWriter("/home/relatorios/" + "serasaReprocidade_" +<text:tab/><text:tab/><text:tab/><text:tab/><text:tab/><text:tab/><text:tab/><text:tab/><text:tab/><text:tab/>formatar.format(dataBuscaInicio).replace(</text:p>
          </table:table-cell>
          <table:table-cell office:value-type="string" calcext:value-type="string">
            <text:p>, ") + "_" +<text:tab/><text:tab/><text:tab/><text:tab/><text:tab/><text:tab/><text:tab/><text:tab/><text:tab/><text:tab/>formatar.format(dataBuscaFim).replace(</text:p>
          </table:table-cell>
          <table:table-cell office:value-type="string" calcext:value-type="string">
            <text:p>, ") + "_" +<text:tab/><text:tab/><text:tab/> <text:s text:c="27"/>dadosSistema.getUsuario().getIDPessoaLogin());<text:tab/><text:tab/><text:tab/><text:tab/>arquivo.write(arquivoConteudo.toString());<text:tab/><text:tab/><text:tab/> <text:s text:c="3"/>arquivo.close();<text:tab/><text:tab/><text:tab/> <text:s text:c="3"/>arquivoSerasaReprocidade = "/home/relatorios";<text:tab/><text:tab/><text:tab/> <text:s text:c="3"/>nomeArquivoTemp = <text:s/>"serasaReprocidade_" + formatar.format(dataBuscaInicio).replace(</text:p>
          </table:table-cell>
          <table:table-cell office:value-type="string" calcext:value-type="string">
            <text:p>, ") + "_" +<text:tab/><text:tab/><text:tab/><text:tab/><text:tab/><text:tab/><text:tab/><text:tab/><text:tab/>formatar.format(dataBuscaFim).replace(</text:p>
          </table:table-cell>
          <table:table-cell office:value-type="string" calcext:value-type="string">
            <text:p>, ") + "_" + dadosSistema.getUsuario().getIDPessoaLogin();<text:tab/><text:tab/><text:tab/> <text:s text:c="3"/>mensaTela = "Arquivo criado com sucesso, clicar no botão download";<text:tab/><text:tab/><text:tab/>} catch (IOException e) {<text:tab/><text:tab/><text:tab/><text:tab/>// TODO Auto-generated catch block<text:tab/><text:tab/><text:tab/><text:tab/>e.printStackTrace();<text:tab/><text:tab/><text:tab/><text:tab/>mensaTela = "Problema para criação do arquivo";<text:tab/><text:tab/><text:tab/>}<text:tab/><text:tab/>} else {<text:tab/><text:tab/><text:tab/>SimpleDateFormat formatarB = new SimpleDateFormat("dd-MM-yyyy"); <text:s text:c="2"/><text:tab/><text:tab/><text:tab/>mensaTela = "Não existe registro para o perido " + formatarB.format(dataBuscaInicio) + " até " + formatarB.format(dataBuscaFim) ;<text:tab/><text:tab/>}<text:tab/><text:tab/><text:tab/>}<text:tab/><text:tab/>public void upLoadArquivoSerasa (FileUploadEvent event) {<text:tab/><text:tab/>try {<text:tab/><text:tab/><text:tab/><text:tab/><text:tab/><text:tab/>mensaTela = ";<text:tab/><text:tab/><text:tab/>TratamentoArquivos.destination = "pessoas_documentos/";<text:tab/><text:tab/><text:tab/><text:tab/>nomeArquivoTemp =event.getFile().getFileName()+"_"+Integer.toString(dadosSistema.getUsuario().getIDPessoaLogin());<text:tab/><text:tab/><text:tab/>pessoasDocumentos.setNomeArquivo(nomeArquivoTemp);<text:tab/><text:tab/><text:tab/>TratamentoArquivos.CopyFile(nomeArquivoTemp, event.getFile().getInputstream());<text:tab/><text:tab/><text:tab/>mensaTela = "Arquivo foi processado com sucesso.";<text:tab/><text:tab/><text:tab/><text:tab/><text:tab/>} catch (IOException e) {<text:tab/><text:tab/><text:tab/>// TODO Auto-generated catch block<text:tab/><text:tab/><text:tab/>e.printStackTrace();<text:tab/><text:tab/>}<text:tab/>}<text:tab/><text:tab/><text:tab/>/**<text:tab/> * <text:s/>Verificar Longitude e Lat<text:tab/> * */<text:tab/>public void incluirLogELatPorLote( ) <text:s/>{<text:tab/><text:tab/>System.out.println("acesso");<text:tab/><text:tab/>systemSearchSelected.setConteudoBusca(");<text:tab/><text:tab/>systemSearchSelected.setTipoPessoaBusca(2);<text:tab/><text:tab/>// -- Verificar Reduncia de endereco da mesma pessoa com o mesmo cep<text:tab/><text:tab/>List&lt;PessoasEndereco&gt; listaEnderecos = <text:s/>new ArrayList&lt;&gt;();<text:tab/><text:tab/>for ( PessoasPessoaTipo pessoaFind : <text:s/>PessoasDelegate.getInstance().recuperarListaPessoasBusca(systemSearchSelected, dadosSistema.getUsuario().getNomeConexao()) ) {<text:tab/><text:tab/><text:tab/>PessoasEndereco pEnderecoFind = new PessoasEndereco();<text:tab/><text:tab/><text:tab/>pEnderecoFind.setPessoa(pessoaFind.getPessoas());<text:tab/><text:tab/><text:tab/>listaPessoasEnderecos = PessoasDelegate.getInstance().recuperarPessoasEndereco(pEnderecoFind, pessoasLoginConexao.getNomeConexao());<text:tab/><text:tab/><text:tab/>try {<text:tab/><text:tab/><text:tab/><text:tab/>if ( listaPessoasEnderecos.size() &gt; 1 ) {<text:tab/><text:tab/><text:tab/><text:tab/><text:tab/>for (int i = 0; i &lt; listaPessoasEnderecos.size(); i++) {<text:tab/><text:tab/><text:tab/><text:tab/><text:tab/><text:tab/>PessoasEndereco pEnd = listaPessoasEnderecos.get(i);<text:tab/><text:tab/><text:tab/><text:tab/><text:tab/><text:tab/>try {<text:tab/><text:tab/><text:tab/><text:tab/><text:tab/><text:tab/><text:tab/>if ( i &gt; 0 ) PessoasDelegate.getInstance().remove(pEnd, pEnd.getIDPessoaEndereco(), pessoasLoginConexao.getNomeConexao());<text:tab/><text:tab/><text:tab/><text:tab/><text:tab/><text:tab/><text:tab/><text:tab/><text:tab/><text:tab/><text:tab/><text:tab/><text:tab/>} catch (Exception e) {<text:tab/><text:tab/><text:tab/><text:tab/><text:tab/><text:tab/><text:tab/>break;<text:tab/><text:tab/><text:tab/><text:tab/><text:tab/><text:tab/>}<text:tab/><text:tab/><text:tab/><text:tab/><text:tab/>}<text:tab/><text:tab/><text:tab/><text:tab/>}<text:tab/>else {<text:tab/><text:tab/><text:tab/><text:tab/><text:tab/>PessoasEndereco pEnd = listaPessoasEnderecos.get(0);<text:tab/><text:tab/><text:tab/><text:tab/><text:tab/>System.out.println("pEnderecoFind == " + pEnd.getIDPessoaEndereco() + " | " + pEnd.getCep() + " | " + pEnd.getLatitude() + " | " + pEnd.getLongitude() );<text:tab/><text:tab/><text:tab/><text:tab/><text:tab/>if ( pEnd.getLatitude() == null ) pEnd.setLatitude(BigDecimal.ZERO);<text:tab/><text:tab/><text:tab/><text:tab/><text:tab/>if ( pEnd.getLongitude() == null ) pEnd.setLongitude(BigDecimal.ZERO);<text:tab/><text:tab/><text:tab/><text:tab/><text:tab/>if <text:s/>( (pEnd.getLatitude().compareTo(BigDecimal.ZERO) == 0) || <text:s/>(pEnd.getLongitude().compareTo(BigDecimal.ZERO) == 0 <text:s/>) )<text:tab/><text:tab/><text:tab/><text:tab/><text:tab/><text:tab/> listaEnderecos.add(pEnd);<text:tab/><text:tab/><text:tab/><text:tab/>}<text:tab/><text:tab/><text:tab/>} catch (Exception e) {<text:tab/><text:tab/><text:tab/><text:tab/>// TODO: handle exception<text:tab/><text:tab/><text:tab/>}<text:tab/><text:tab/>}<text:tab/><text:tab/><text:tab/><text:tab/>System.out.println("lsitaEndereco = " + listaEnderecos.size());<text:tab/><text:tab/><text:tab/><text:tab/> for ( PessoasEndereco pEnd : <text:s/>listaEnderecos ) {<text:tab/><text:tab/><text:tab/> // <text:tab/><text:tab/> <text:tab/>sEndDistanciaEmpresa =(VerificarLatitudeWS.verificarLat(pEnderecoEmpFind.getCep())+","+ <text:s text:c="12"/>// VerificarLatitudeWS.verificarLog(pEnderecoEmpFind.getCep()));<text:tab/><text:tab/><text:tab/> try {<text:tab/><text:tab/><text:tab/><text:tab/> <text:s text:c="2"/><text:tab/> <text:tab/><text:tab/><text:tab/><text:tab/>try {<text:tab/><text:tab/><text:tab/><text:tab/><text:tab/><text:tab/>int posiInicioLimparEnd = pEnd.getEndereco().indexOf(</text:p>
          </table:table-cell>
          <table:table-cell office:value-type="string" calcext:value-type="string">
            <text:p>);<text:tab/><text:tab/><text:tab/><text:tab/><text:tab/><text:tab/>pEnd.setEndereco( pEnd.getEndereco().substring(0, posiInicioLimparEnd));<text:tab/><text:tab/><text:tab/><text:tab/><text:tab/><text:tab/><text:tab/><text:tab/><text:tab/>} catch (Exception e) {<text:tab/><text:tab/><text:tab/><text:tab/><text:tab/><text:tab/>// TODO: handle exception<text:tab/><text:tab/><text:tab/><text:tab/>}<text:tab/><text:tab/><text:tab/><text:tab/>System.out.println("cep -&gt; " + <text:s/>pEnd.getCep() + <text:s/></text:p>
          </table:table-cell>
          <table:table-cell office:value-type="string" calcext:value-type="string">
            <text:p><text:s/>ende = <text:s text:c="2"/>" + pEnd.getNumero()+"+"+pEnd.getEndereco().replace(" ", "%20")+"+"+pEnd.getIdMunicipios().getNome().replace(" ", "%20")+"+"+pEnd.getIdUf().getUfSigla());<text:tab/><text:tab/><text:tab/><text:tab/> <text:tab/><text:tab/><text:tab/><text:tab/> <text:tab/><text:tab/><text:tab/><text:tab/><text:tab/><text:tab/><text:tab/><text:tab/> try {<text:tab/><text:tab/><text:tab/><text:tab/><text:tab/> <text:s text:c="3"/>System.out.println("Pelo CEP");<text:tab/><text:tab/><text:tab/><text:tab/><text:tab/><text:tab/>pEnd.setLatitude(new BigDecimal(VerificarLatitudeWS.verificarLat(pEnd.getCep())));<text:tab/><text:tab/><text:tab/><text:tab/><text:tab/><text:tab/>pEnd.setLongitude(new BigDecimal(VerificarLatitudeWS.verificarLog(pEnd.getCep())));<text:tab/><text:tab/><text:tab/><text:tab/><text:tab/> <text:tab/><text:tab/><text:tab/><text:tab/>} catch (Exception e) {<text:tab/><text:tab/><text:tab/><text:tab/><text:tab/>System.out.println("Pelo Endereco");<text:tab/><text:tab/><text:tab/><text:tab/><text:tab/> <text:s/>pEnd.setLatitude(new BigDecimal(VerificarLatitudeWS.verificarLat(pEnd.getNumero()+"+"+pEnd.getEndereco().replace(" ", "%20")+"+"+pEnd.getIdMunicipios().getNome().replace(" ", "%20")+"+"+pEnd.getIdUf().getUfSigla())));<text:tab/><text:tab/><text:tab/><text:tab/><text:tab/> <text:s/>pEnd.setLongitude(new BigDecimal(VerificarLatitudeWS.verificarLog(pEnd.getNumero()+"+"+pEnd.getEndereco().replace(" ", "%20")+"+"+pEnd.getIdMunicipios().getNome().replace(" ", "%20")+"+"+pEnd.getIdUf().getUfSigla())));<text:tab/><text:tab/><text:tab/> <text:s/><text:tab/><text:tab/><text:tab/><text:tab/>}<text:tab/><text:tab/><text:tab/><text:tab/> System.out.println("cep === : " + pEnd.getCep() + " = " + pEnd.getLatitude() + " </text:p>
          </table:table-cell>
          <table:table-cell office:value-type="string" calcext:value-type="string">
            <text:p> + pEnd.getLongitude()); if (!pEnd.getCep().isEmpty() ) { if (PessoasDelegate.getInstance().saveLatELongPessoaEndereco(pEnd, dadosSistema.getUsuario().getNomeConexao()) .equals("ERRO")) { break; } }} catch (Exception e) {System.out.println("cep erro  === : " + pEnd.getCep()  );e.printStackTrace();} }} public void gerarCacerts () { NFeConfigNFe nfe = new NFeConfigNFe(dadosSistema.getEmpresa()); nfe.gerarCacerts(); }public void reset() {  setOpcao();  RequestContext.getCurrentInstance().reset("conteudoCadastros:formCadPessoas:pCadPes");    }public void resetSimplificado() {  setOpcao();  RequestContext.getCurrentInstance().reset("conteudoCadastros:formCadPessoasSimples:opCadPes");    }public Pessoas getPes() {return pes;}public void setPes(Pessoas pes) {this.pes = pes;}public DadosSistemaMB getDadosSistema() {return dadosSistema;}public void setDadosSistema(DadosSistemaMB dadosSistema) {this.dadosSistema = dadosSistema;}public List&lt;TipoPessoaContato&gt; getListaTipoContatoSelected() {return listaTipoContatoSelected;}public void setListaTipoContatoSelected(List&lt;TipoPessoaContato&gt; listaTipoContatoSelected) {this.listaTipoContatoSelected = listaTipoContatoSelected;}public PessoasContato getPessoaContatoSelected() {return pessoaContatoSelected;}public void setPessoaContatoSelected(PessoasContato pessoaContatoSelected) {this.pessoaContatoSelected = pessoaContatoSelected;}public DataModelPessoasTipo getDataModelPessoasTipo() {return dataModelPessoasTipo;}public void setDataModelPessoasTipo(DataModelPessoasTipo dataModelPessoasTipo) {this.dataModelPessoasTipo = dataModelPessoasTipo;}public SystemSearch getSystemSearchSelected() {return systemSearchSelected;}public void setSystemSearchSelected(SystemSearch systemSearchSelected) {this.systemSearchSelected = systemSearchSelected;}public int getPessoaTipoBuscaSelected() {return pessoaTipoBuscaSelected;}public void setPessoaTipoBuscaSelected(int pessoaTipoBuscaSelected) {this.pessoaTipoBuscaSelected = pessoaTipoBuscaSelected;}public String getSystemSearchConteudo() {return systemSearchConteudo;}public void setSystemSearchConteudo(String systemSearchConteudo) {this.systemSearchConteudo = systemSearchConteudo;}public List&lt;PessoasPessoaTipo&gt; getListaPessoasTipoBusca() {return listaPessoasTipoBusca;}public void setListaPessoasTipoBusca(List&lt;PessoasPessoaTipo&gt; listaPessoasTipoBusca) {this.listaPessoasTipoBusca = listaPessoasTipoBusca;}public int getTipoOperacao() {return tipoOperacao;}public void setTipoOperacao(int tipoOperacao) {this.tipoOperacao = tipoOperacao;}public String getArquivoSerasaReprocidade() {return arquivoSerasaReprocidade;}public void setArquivoSerasaReprocidade(String arquivoSerasaReprocidade) {this.arquivoSerasaReprocidade = arquivoSerasaReprocidade;}public Pessoas getPessoasValidador() {return pessoasValidador;}public void setPessoasValidador(Pessoas pessoasValidador) {this.pessoasValidador = pessoasValidador;}public void salvar() {// TODO Auto-generated method stub}public String getInscFederalValidador() {return inscFederalValidador;}public String getInscEstadualValidador() {return inscEstadualValidador;}public void setInscFederalValidador(String inscFederalValidador) {this.inscFederalValidador = inscFederalValidador;}public void setInscEstadualValidador(String inscEstadualValidador) {this.inscEstadualValidador = inscEstadualValidador;}public String getInscFederalValidador_Segunda() {return inscFederalValidador_Segunda;}public String getInscEstadualValidador_Segunda() {return inscEstadualValidador_Segunda;}public void setInscFederalValidador_Segunda(String inscFederalValidador_Segunda) {this.inscFederalValidador_Segunda = inscFederalValidador_Segunda;}public void setInscEstadualValidador_Segunda(String inscEstadualValidador_Segunda) {this.inscEstadualValidador_Segunda = inscEstadualValidador_Segunda;}public List&lt;PessoasPessoaTipo&gt; getFilterPessoasTipoBusca() {return filterPessoasTipoBusca;}public void setFilterPessoasTipoBusca(List&lt;PessoasPessoaTipo&gt; filterPessoasTipoBusca) {this.filterPessoasTipoBusca = filterPessoasTipoBusca;}}</text:p>
            <text:p>1849-- PessoasCadastroMB.java-- package br.com.ajuda.erp.mb.admCadastro;import java.io.FileWriter;import java.io.IOException;import java.io.Serializable;import java.math.BigDecimal;import java.text.SimpleDateFormat;import java.util.ArrayList;import java.util.Collections;import java.util.Comparator;import java.util.Date;import java.util.HashSet;import java.util.List;import java.util.StringTokenizer;import javax.annotation.PostConstruct;import javax.ejb.EJB;import javax.faces.application.FacesMessage;import javax.faces.bean.ManagedBean;import javax.faces.bean.ManagedProperty;import javax.faces.bean.ViewScoped;import javax.faces.context.FacesContext;import org.primefaces.context.RequestContext;import org.primefaces.event.FileUploadEvent;import org.primefaces.event.TabChangeEvent;import br.com.ajuda.erp.adm.PessoasComando;import br.com.ajuda.erp.cep.CEPServiceRemote;import br.com.ajuda.erp.converter.CnaeConverter;import br.com.ajuda.erp.converter.DepartamentoConverter;import br.com.ajuda.erp.converter.IBGEMunicipiosConverter;import br.com.ajuda.erp.converter.IBGEUfConverter;import br.com.ajuda.erp.converter.PessoaTipoClienteConverter;import br.com.ajuda.erp.converter.PessoaTipoColaboradorConverter;import br.com.ajuda.erp.converter.PessoaTipoConverter;import br.com.ajuda.erp.converter.PessoaTipoFornecedorConverter;import br.com.ajuda.erp.converter.PessoaTipoIndicadorConverter;import br.com.ajuda.erp.converter.PessoaTipoProfessorConverter;import br.com.ajuda.erp.converter.PessoaTipoRepresentanteConverter;import br.com.ajuda.erp.converter.PessoaTipoTransportadoraConverter;import br.com.ajuda.erp.converter.PessoaTipoVendedorConverter;import br.com.ajuda.erp.converter.PessoasHorariosConverter;import br.com.ajuda.erp.delegate.FinanceiroDelegate;import br.com.ajuda.erp.delegate.PessoasDelegate;import br.com.ajuda.erp.mb.DadosSistemaMB;import br.com.ajuda.erp.nfe_400.NFeConfigNFe;import br.com.ajuda.erp.persistencia.Cnae;import br.com.ajuda.erp.persistencia.Departamentos;import br.com.ajuda.erp.persistencia.FinanMovPagRec;import br.com.ajuda.erp.persistencia.GradeCursosAlunos;import br.com.ajuda.erp.persistencia.IBGEMunicipios;import br.com.ajuda.erp.persistencia.IBGEUf;import br.com.ajuda.erp.persistencia.Pessoas;import br.com.ajuda.erp.persistencia.PessoasAssistMedica;import br.com.ajuda.erp.persistencia.PessoasContato;import br.com.ajuda.erp.persistencia.PessoasContatoTipo;import br.com.ajuda.erp.persistencia.PessoasDocumentos;import br.com.ajuda.erp.persistencia.PessoasEndereco;import br.com.ajuda.erp.persistencia.PessoasFgtsOcorrencia;import br.com.ajuda.erp.persistencia.PessoasFiscalCnaes;import br.com.ajuda.erp.persistencia.PessoasFuncao;import br.com.ajuda.erp.persistencia.PessoasHorarios;import br.com.ajuda.erp.persistencia.PessoasLogin;import br.com.ajuda.erp.persistencia.PessoasPessoaTipo;import br.com.ajuda.erp.persistencia.PessoasSindicato;import br.com.ajuda.erp.persistencia.PessoasTipo;import br.com.ajuda.erp.persistencia.PessoasTipoContrato;import br.com.ajuda.erp.persistencia.SerasaCadastro;import br.com.ajuda.erp.persistencia.SerasaCredito;import br.com.ajuda.erp.persistencia.SystemSearch;import br.com.ajuda.erp.persistencia.TipoPessoaContato;import br.com.ajuda.erp.service.calculoDistancia.VerificarLatitudeWS;import br.com.ajuda.erp.util.TratamentoArquivos;import br.com.ajuda.erp.util.TratamentoCampos;import br.com.ajuda.erp.util.Validador;import br.com.serasa.sitenet05.wsgestordecisao.wsgestordecisao.WsSerasaCadastro;import br.com.serasa.sitenet05.wsgestordecisao.wsgestordecisao.WsSerasaCredito;@ManagedBean@ViewScopedpublic class PessoasCadastroMB  extends PessoasComando implements Serializable {private static final long serialVersionUID = 1L;    private String arquivoSerasaReprocidade;private Pessoas pes = new Pessoas();private SystemSearch systemSearchSelected;private String systemSearchConteudo;private String inscFederalValidador;private String inscEstadualValidador;private String inscFederalValidador_Segunda;private String inscEstadualValidador_Segunda;private int tipoOperacao = 0; // -- 0 - Sem operacao 1 - inclusao e 2 - alteracaoList&lt;PessoasPessoaTipo&gt; listaPessoasTipoBusca;List&lt;TipoPessoaContato&gt; listaTipoContatoSelected;List&lt;String&gt; listaTabAcessada;private List&lt;PessoasPessoaTipo&gt; filterPessoasTipoBusca;private PessoasContato pessoaContatoSelected;private Pessoas pessoasValidador;private int pessoaTipoBuscaSelected;private DataModelPessoasTipo dataModelPessoasTipo;@EJBCEPServiceRemote cep;    @ManagedProperty(value="#{dadosSistemaMB}")private DadosSistemaMB dadosSistema;@PostConstruct    public void setOpcao() {arquivoSerasaReprocidade = ";inscFederalValidador = ";inscEstadualValidador = ";inscFederalValidador_Segunda = ";inscEstadualValidador_Segunda = ";listaPessoasTipoBusca = new ArrayList&lt;PessoasPessoaTipo&gt;();listaTabAcessada = new ArrayList&lt;String&gt;();pPessoaTipoSelected = null;seColaborador = 0;seVendedor = 0;if (dadosSistema.getSubModulo() == 6 ) {seColaborador = 1;if(!listaPessoasTipoTela.isEmpty()){listaPessoasTipoTela.clear();}listaPessoasTipoTela.add("3");} else if ( dadosSistema.getModulo() == 10) {if(!listaPessoasTipoTela.isEmpty()){listaPessoasTipoTela.clear();}listaPessoasTipoTela.add("1");}    setCampos(dadosSistema.getUsuario());        DepartamentoConverter.getDeptoCompelte(0,dadosSistema.getUsuario());    PessoaTipoClienteConverter.listaPessoasTipo = PessoasDelegate.getInstance().recuperarPessoasTipo(2, dadosSistema.getUsuario().getNomeConexao());    PessoaTipoFornecedorConverter.listaPessoasTipo = PessoasDelegate.getInstance().recuperarPessoasTipo(3, dadosSistema.getUsuario().getNomeConexao());    //PessoaTipoConverter.getPessoaTipo(0);        // -- Verificar o tipo de pessoa conforme a rotina    try {    pessoaTipoBuscaSelected = dadosSistema.getSystemMenuRotina().getPessoasTipo().getIDPessoasTipo();    if ( dadosSistema.getSystemMenuRotina().getPessoasTipo().getFisicaOUJuridica() == 1 ) {    pessoaTipo = 'F';    } else {    pessoaTipo = 'J';    }} catch (Exception e) {pessoaTipoBuscaSelected = 0;}        // -- botao é para o sistema da escola, 2 é cliente (aluno)    if ( pessoaTipoBuscaSelected != 2 ) {    showBotaoSetarPessoa = false;    }        dataModelPessoasTipo = new DataModelPessoasTipo();        }public void getListaPessoasBusca () {//if ( (dadosSistema.getSubModulo() == 6) &amp;&amp; ( pessoaTipoBuscaSelected == 0)) {//pessoaTipoBuscaSelected = 310;//} dataModelPessoasTipo = new DataModelPessoasTipo();if ( systemSearchSelected != null ) {systemSearchSelected.setConteudoBusca(systemSearchConteudo);systemSearchSelected.setTipoPessoaBusca(pessoaTipoBuscaSelected);listaPessoasTipoBusca = PessoasDelegate.getInstance().recuperarListaPessoasBusca(systemSearchSelected, dadosSistema.getUsuario().getNomeConexao());}listaPessoas = new ArrayList&lt;Pessoas&gt;();for ( PessoasPessoaTipo p : listaPessoasTipoBusca ) {listaPessoas.add(p.getPessoas());}dataModelPessoasTipo = new DataModelPessoasTipo(listaPessoasTipoBusca);}public void getPessoaSelected () {mensaTela = ";if ( getPessoasSelected() != null) {//pessoas = pPessoaTipoSelected.getPessoas();pessoas = PessoasDelegate.getInstance().recuperarPessoa(pPessoaTipoSelected.getPessoas(),dadosSistema.getUsuario().getNomeConexao());}listaPessoasTipoTela.clear();for ( PessoasPessoaTipo pTipo : pessoas.getPessoasPessoaTipos() ) {listaPessoasTipoTela.add(Integer.toString(pTipo.getPessoasTipo().getIDPessoasTipo()));if ( pTipo.getPessoasTipo().getIDPessoasTipo() == 1) {pessoasEmpresa = pessoas.getPessoasEmpresaAtivas();produtoTipoSelected = pessoasEmpresa.getProdutoConsumoPadrao();servicoTipoSelected = pessoasEmpresa.getServicoConsumoPadrao();impCfopPadraoVendas = pessoasEmpresa.getImpCfopPadraoVendas();tipoPesSitFinanSelected = pessoasEmpresa.getTipoPesSitFinanPadrao();}if (dadosSistema.getQualSistemaERPA() == 3) {showBotaoSetarPessoa = false;pessoasLogin = PessoasDelegate.getInstance().recuperarPessoasLogin(new PessoasLogin(pessoas), dadosSistema.getUsuario().getNomeConexao());if ( pessoasLogin.getIDPessoaLogin() == null ) {pessoasLogin.setNomeLogin(pessoas.getInscFederal());pessoasLogin.setDepartamento(new Departamentos(1));pessoasLogin.setDescCargo("Professor");pessoasLogin.setPessoaUsuario(pessoas);}}}if ( dadosSistema.getQualSistemaERPA() != 3) {getCampos();} // -- Setando a pessoa do validatorinscFederalValidador = pessoas.getInscFederal();inscEstadualValidador  = pessoas.getInscEstadual();// -- Banco movimentovalorInicialBancoMov = pessoasEmpresa.getValorInicialBancoMov();fBancosContasSelected = pessoasEmpresa.getFinanBancosContas();FinanMovPagRec fPGFind = new FinanMovPagRec();fPGFind.setSituacao(1);fMovPagRecPrimeiroLanc = FinanceiroDelegate.getInstance().recuperaFinanPrimeiroMovPagRec(fPGFind, dadosSistema.getUsuario().getNomeConexao());try {dataInicialBancoMov =  fMovPagRecPrimeiroLanc.getDataMovimento();if ( fMovPagRecPrimeiroLanc.getDescricaoMovimentacao() == null )  fMovPagRecPrimeiroLanc.setDescricaoMovimentacao(") ; if ( fMovPagRecPrimeiroLanc.getDescricaoMovimentacao().isEmpty() ) {if (fMovPagRecPrimeiroLanc.getPedidosConsumo() != null)  fMovPagRecPrimeiroLanc.setDescricaoMovimentacao("Pedido Compra Numero " + fMovPagRecPrimeiroLanc.getPedidosConsumo().getNumeroMovimento() );if (fMovPagRecPrimeiroLanc.getPedidosVendas() != null)  fMovPagRecPrimeiroLanc.setDescricaoMovimentacao("Pedido Vendas Numero " + fMovPagRecPrimeiroLanc.getPedidosVendas().getNumeroPedido() );}} catch (Exception e) {dataInicialBancoMov =  new Date();}if ( pessoas.getIDPessoa() != null ) {tipoOperacao = 1;} else {tipoOperacao = 2;}// -- Verificar se e cadastro de empresasif ( pessoas.getIDPessoasTipo() == 1 ) {pessoasColaborador = pessoas.getPessoasEmpresaAtivas().getPessoaAdm();if ( pessoasColaborador != null ) {inscFederalValidador_Segunda = pessoasColaborador.getInscFederal();inscEstadualValidador_Segunda = pessoasColaborador.getInscEstadual();PessoasContato pContatoFind = new PessoasContato();pContatoFind.setPessoas(pessoasColaborador);for ( PessoasContato pContato : PessoasDelegate.getInstance().recuperarPessoaContato(pContatoFind, dadosSistema.getUsuario().getNomeConexao()) ) {pessoasContatoColaborador = pContato;break;}pessoasLogin = PessoasDelegate.getInstance().recuperarPessoasLogin(new PessoasLogin(pessoasColaborador), dadosSistema.getUsuario().getNomeConexao());} else {pessoasColaborador = new Pessoas();}}}public void getPessoaSelectedTelaDetalhe () { getCamposTelaDetalhe();if ( pessoasContato != null ) {listaTipoContatoSelected = new ArrayList&lt;TipoPessoaContato&gt;();for ( PessoasContatoTipo pContatoTipo : pessoasContato.getListaSetTipos() ) {listaTipoContatoSelected.add(pContatoTipo.getTipoPessoaContato());}pessoaVendAtendeCliente  = PessoasDelegate.getInstance().recuperarPessoaVendedorCliente(pessoas, pessoasLoginConexao.getNomeConexao());}// -- Setando a pessoa do validatorinscFederalValidador = pessoas.getInscFederal();inscEstadualValidador  = pessoas.getInscEstadual();}public void getPessoaSelectedSimples () { mensaTela = ";if ( getPessoasSelected() != null) {pessoas = PessoasDelegate.getInstance().recuperarPessoa(pPessoaTipoSelected.getPessoas(),dadosSistema.getUsuario().getNomeConexao());}listaPessoasTipoTela.clear();for ( PessoasPessoaTipo pTipo : pessoas.getPessoasPessoaTipos() ) {listaPessoasTipoTela.add(Integer.toString(pTipo.getPessoasTipo().getIDPessoasTipo()));if ( pTipo.getPessoasTipo().getIDPessoasTipo() == 1) {pessoasEmpresa = pessoas.getPessoasEmpresaAtivas();impCfopPadraoVendas = pessoasEmpresa.getImpCfopPadraoVendas();}}getCamposTelaDetalhe();// -- Setando a pessoa do validatorinscFederalValidador = pessoas.getInscFederal();inscEstadualValidador  = pessoas.getInscEstadual();if ( pessoas.getIDPessoa() != null ) {tipoOperacao = 1;} else {tipoOperacao = 2;}}public void getColaboradorSelected () {mensaTela = ";if ( getPessoasSelected() != null) {pessoas = PessoasDelegate.getInstance().recuperarPessoa(pPessoaTipoSelected.getPessoas(),dadosSistema.getUsuario().getNomeConexao());}pessoasLogin = PessoasDelegate.getInstance().recuperarPessoasLogin(new PessoasLogin(pessoas), dadosSistema.getUsuario().getNomeConexao());if ( pessoasLogin.getIDPessoaLogin() == null ) {pessoasLogin.setNomeLogin(pessoas.getInscFederal());pessoasLogin.setDepartamento(new Departamentos(1));pessoasLogin.setDescCargo("Colaborador");pessoasLogin.setPessoaUsuario(pessoas);}listaPessoasTipoTela.clear();for ( PessoasPessoaTipo pTipo : pessoas.getPessoasPessoaTipos() ) {listaPessoasTipoTela.add(Integer.toString(pTipo.getPessoasTipo().getIDPessoasTipo()));if ( pTipo.getPessoasTipo().getIDPessoasTipo() == 1) {pessoasEmpresa = pessoas.getPessoasEmpresaAtivas();impCfopPadraoVendas = pessoasEmpresa.getImpCfopPadraoVendas();}}getColaboradorCampos();// -- Setando a pessoa do validatorinscFederalValidador = pessoas.getInscFederal();inscEstadualValidador  = pessoas.getInscEstadual();if ( pessoas.getIDPessoa() != null ) {tipoOperacao = 1;} else {tipoOperacao = 2;}}public void onTabChange(TabChangeEvent event) {if ( pessoas.getIDPessoa() != null ) {        if ( !listaTabAcessada.contains(event.getTab().getId()) ) {        if ( "contatosEscola".equalsIgnoreCase(event.getTab().getId())) {        loadContatos();        listaTabAcessada.add(event.getTab().getId());        } else if ( "enderecosEscola".equalsIgnoreCase(event.getTab().getId())) {        loadEnderecos();        listaTabAcessada.add(event.getTab().getId());        } else if ( "cursos".equalsIgnoreCase(event.getTab().getId())) {        listaTabAcessada.add(event.getTab().getId());                }        } }    }    @SuppressWarnings({ "unchecked", "rawtypes" })public List&lt;PessoasPessoaTipo&gt; completePessoas (String query) {    List&lt;PessoasPessoaTipo&gt; resultado = new ArrayList&lt;PessoasPessoaTipo&gt;();       pessoas.setNome(query);    for (PessoasPessoaTipo pessoaTipo : PessoaTipoConverter.getPessoaTipo(0, dadosSistema.getUsuario())) {    if ( !query.equalsIgnoreCase("todos") ) {    if ( pessoaTipo.getPessoas().getNome().toLowerCase().contains(query.toLowerCase())) {    if ( (pessoaTipo.getPessoasTipo().getIDPessoasTipo() != 1) &amp;&amp; (pessoaTipo.getPessoas().getIDPessoa() != 2))  {    resultado.add(pessoaTipo);       }     }        } else {    resultado.add(pessoaTipo);    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return resultado;    }        @SuppressWarnings({ "unchecked", "rawtypes" })    public List&lt;PessoasPessoaTipo&gt; completePessoasCliente (String query) {    List&lt;PessoasPessoaTipo&gt; resultado = new ArrayList&lt;PessoasPessoaTipo&gt;();    pessoas.setNome(query);    for (PessoasPessoaTipo pessoaTipo : PessoaTipoConverter.getPessoaTipo(2,dadosSistema.getUsuario())) {       if ( !query.equalsIgnoreCase("todos") ) {    if ( pessoaTipo.getPessoas().getNome().toLowerCase().contains(query.toLowerCase())) {    resultado.add(pessoaTipo);       }    } else {    resultado.add(pessoaTipo);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return resultado;    }         @SuppressWarnings({ "unchecked", "rawtypes" })    public </text:p>
            <text:p>ist&lt;PessoasPessoaTipo&gt; completePessoasProfessor (String query) {    PessoaTipoProfessorConverter.listaPessoasTipo = PessoasDelegate.getInstance().recuperarPessoasTipo(8, dadosSistema.getUsuario().getNomeConexao());    List&lt;PessoasPessoaTipo&gt; resultado = new ArrayList&lt;PessoasPessoaTipo&gt;();    pessoas.setNome(query);    for (PessoasPessoaTipo pessoaTipo : PessoaTipoProfessorConverter.listaPessoasTipo) {       if ( !query.equalsIgnoreCase("todos") ) {    if ( pessoaTipo.getPessoas().getNome().toLowerCase().contains(query.toLowerCase())) {    resultado.add(pessoaTipo);       }    } else {    resultado.add(pessoaTipo);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   @SuppressWarnings({ "unchecked", "rawtypes" })    public List&lt;PessoasPessoaTipo&gt; completePessoasClienteNacional (String query) {    List&lt;PessoasPessoaTipo&gt; resultado = new ArrayList&lt;PessoasPessoaTipo&gt;();    pessoas.setNome(query);     for (PessoasPessoaTipo pessoaTipo : PessoaTipoClienteConverter.listaPessoasTipo) {     if ( !"todos".equalsIgnoreCase(query) ) {    if ( TratamentoCampos.VerificarSeENumero(query) ) {    if ( pessoaTipo.getPessoas().getInscFederal().toLowerCase().contains(query.toLowerCase())) {    if ( pessoaTipo.getPessoas().getIdPais() == 1)  resultado.add(pessoaTipo);       }    } else {    if ( pessoaTipo.getPessoas().getNome().toLowerCase().contains(query.toLowerCase())) {    if ( pessoaTipo.getPessoas().getIdPais() == 1)  resultado.add(pessoaTipo);       }    }    } else {    if ( pessoaTipo.getPessoas().getIdPais() == 1)  resultado.add(pessoaTipo);       }    }     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return resultado;    }             @SuppressWarnings({ "unchecked", "rawtypes" })    public List&lt;PessoasPessoaTipo&gt; completePessoasClienteInternacional (String query) {    PessoaTipoClienteConverter.listaPessoasTipo = PessoasDelegate.getInstance().recuperarPessoasTipo(2, dadosSistema.getUsuario().getNomeConexao());    List&lt;PessoasPessoaTipo&gt; resultado = new ArrayList&lt;PessoasPessoaTipo&gt;();    pessoas.setNome(query);if ( !"todos".equalsIgnoreCase(query) ) {    for (PessoasPessoaTipo pessoaTipo : PessoaTipoClienteConverter.getListaConteudo(query,dadosSistema.getUsuario())) {     if ( pessoaTipo.getPessoas().getNome().toLowerCase().contains(query.toLowerCase())) {    if ( pessoaTipo.getPessoas().getIdPais() != 1)  resultado.add(pessoaTipo);       }    }} else {    for (PessoasPessoaTipo pessoaTipo : PessoaTipoClienteConverter.listaPessoasTipo) {     if ( pessoaTipo.getPessoas().getIdPais() != 1)  resultado.add(pessoaTipo);       }}    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return resultado;    }         @SuppressWarnings({ "unchecked", "rawtypes" })    public List&lt;PessoasPessoaTipo&gt; completePessoasVendedor (String query) {        PessoaTipoVendedorConverter.listaPessoasTipo = PessoasDelegate.getInstance().recuperarPessoasTipo(6, dadosSistema.getUsuario().getNomeConexao());        List&lt;PessoasPessoaTipo&gt; resultado = new ArrayList&lt;PessoasPessoaTipo&gt;();    pessoas.setNome(query);    for (PessoasPessoaTipo pessoaTipo : PessoaTipoVendedorConverter.listaPessoasTipo) {    if ( !query.equalsIgnoreCase("todos") ) {        if ( pessoaTipo.getPessoas().getNome().toLowerCase().contains(query.toLowerCase())) {    resultado.add(pessoaTipo);       }    } else {    resultado.add(pessoaTipo);    }    }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  public List&lt;PessoasPessoaTipo&gt; completePessoasFornecedor (String query) {    List&lt;PessoasPessoaTipo&gt; resultado = new ArrayList&lt;PessoasPessoaTipo&gt;();    pessoas.setNome(query);if ( !"todos".equalsIgnoreCase(query) ) {    for (PessoasPessoaTipo pessoaTipo : PessoaTipoFornecedorConverter.getListaConteudo(query,dadosSistema.getUsuario())) {     if ( pessoaTipo.getPessoas().getNome().toLowerCase().contains(query.toLowerCase())) {    resultado.add(pessoaTipo);       }    }} else {    for (PessoasPessoaTipo pessoaTipo : PessoaTipoFornecedorConverter.listaPessoasTipo) {     resultado.add(pessoaTipo);       }}        return resultado;    }     @SuppressWarnings({ "unchecked", "rawtypes" })    public List&lt;PessoasPessoaTipo&gt; completePessoasColaborador (String query) {    PessoaTipoColaboradorConverter.listaPessoasTipo = PessoasDelegate.getInstance().recuperarPessoasTipo(4, dadosSistema.getUsuario().getNomeConexao());    List&lt;PessoasPessoaTipo&gt; resultado = new ArrayList&lt;PessoasPessoaTipo&gt;();    pessoas.setNome(query);    for (PessoasPessoaTipo pessoaTipo : PessoaTipoColaboradorConverter.listaPessoasTipo) {    if ( !query.equalsIgnoreCase("todos") ) {    if ( pessoaTipo.getPessoas().getNome().toLowerCase().contains(query.toLowerCase())) {    if (!pessoaTipo.getPessoas().getNome().equals("admin") ) resultado.add(pessoaTipo);       }    } else {    if (!pessoaTipo.getPessoas().getNome().equals("admin") ) resultado.add(pessoaTipo);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@SuppressWarnings({ "unchecked", "rawtypes" })    public List&lt;PessoasPessoaTipo&gt; completePessoasRepresentante (String query) {    List&lt;PessoasPessoaTipo&gt; resultado = new ArrayList&lt;PessoasPessoaTipo&gt;();    for (PessoasPessoaTipo pessoaTipo : PessoaTipoRepresentanteConverter.listaPessoasTipo) {    if ( !query.equalsIgnoreCase("todos") ) {    if ( pessoaTipo.getPessoas().getNome().toLowerCase().contains(query.toLowerCase())) {    resultado.add(pessoaTipo);       }    } else {    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@SuppressWarnings({ "unchecked", "rawtypes" })    public List&lt;PessoasPessoaTipo&gt; completePessoasIndicador (String query) {    List&lt;PessoasPessoaTipo&gt; resultado = new ArrayList&lt;PessoasPessoaTipo&gt;();    for (PessoasPessoaTipo pessoaTipo : PessoaTipoIndicadorConverter.listaPessoasTipo) {       if ( !query.equalsIgnoreCase("todos") ) {    if ( pessoaTipo.getPessoas().getNome().toLowerCase().contains(query.toLowerCase())) {    resultado.add(pessoaTipo);       }    } else {    resultado.add(pessoaTipo);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@SuppressWarnings({ "unchecked", "rawtypes" })    public List&lt;PessoasPessoaTipo&gt; completePessoasTransportadora (String query) {    List&lt;PessoasPessoaTipo&gt; resultado = new ArrayList&lt;PessoasPessoaTipo&gt;();    PessoaTipoTransportadoraConverter.listaPessoasTipo = PessoasDelegate.getInstance().recuperarPessoasTipo(7, dadosSistema.getUsuario().getNomeConexao());    for (PessoasPessoaTipo pessoaTipo : PessoaTipoTransportadoraConverter.listaPessoasTipo) {      if ( !query.equalsIgnoreCase("todos") ) {        if ( pessoaTipo.getPessoas().getNome().toLowerCase().contains(query.toLowerCase())) {    resultado.add(pessoaTipo);       }    } else {    resultado.add(pessoaTipo);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@SuppressWarnings({ "unchecked", "rawtypes" })    public List&lt;PessoasPessoaTipo&gt; completePessoasEmpresa (String query) {    List&lt;PessoasPessoaTipo&gt; resultado = new ArrayList&lt;PessoasPessoaTipo&gt;();    pessoas.setNome(query);    for (PessoasPessoaTipo pessoaTipo : PessoaTipoConverter.getPessoaTipo(1,dadosSistema.getUsuario())) {      if ( pessoaTipo.getPessoas().getNome().toLowerCase().contains(query.toLowerCase())) {    resultado.add(pessoaTipo);       }    }            Collections.sort (resultado, new Comparator() {            public int compare(Object o1, Object o2) {            PessoasPessoaTipo c1 = (PessoasPessoaTipo) o1;            PessoasPessoaTipo c2 = (PessoasPessoaTipo) o2;                return c1.getPessoas().getNome().compareToIgnoreCase(c2.getPessoas().getNome());              }        });                    return resultado;    }                 public List&lt;Cnae&gt; completeCnae (String query) {    List&lt;Cnae&gt; resultado = new ArrayList&lt;Cnae&gt;();    for (Cnae cnae : CnaeConverter.listaCnae) {      if ( cnae.getCodigo().toLowerCase().contains(query.toLowerCase())) {    resultado.add(cnae);       }    }    return resultado;    }         public void save() {mensaTela = ";pessoasValidador = new Pessoas();if (pessoas.getIDPessoa() == null ) listaPessoasTipoTela.add(Integer.toString(pessoaTipoBuscaSelected));if ( pessoas == null ) {mensaTela = "Digitar o nome ou buscar";} else if ( pessoas.getNome() == null ) {mensaTela = "Digitar o nome ou buscar";}  else if ( listaPessoasTipoTela.isEmpty() ) {mensaTela = "Escolher o tipo de pessoa.";} else {if ( pessoaTipo == 'J') {if ( !inscFederalValidador.replaceAll("[^0-9]", ").equals(pessoas.getInscFederal().replaceAll("[^0-9]", "))) {mensaTela = Validador.ValidaCNPJ(pessoas.getInscFederal().replaceAll("[^0-9]", "),pessoas.getInscFederal());}} else {if ( !inscFederalValidador.replaceAll("[^0-9]", ").equals(pessoas.getInscFederal().replaceAll("[^0-9]", "))) {pessoasValidador = Validador.ValidaCPF(pessoas.getInscFederal().replaceAll("[^0-9]", "),pessoas.getInscFederal());    mensaTela = pessoasValidador.getMensaValidaInscFederal();    }}if ( ( (mensaTela.isEmpty()) &amp;&amp; (dadosSistema.getQualSistemaERPA() != 3)) ) if ( !pessoas.getInscEstadual().isEmpty() ) { if ( !inscEstadualValidador.replaceAll("[^0-9]", ").equals(pessoas.getInscEstadual().replaceAll("[^0-9]", "))) { mensaTela = Validador.ValidaInscEstadual(pessoas.getInscEstadual(),pessoas.getInscEstadual()); } } else { pessoas.setInscEstadual("0"); }}if ( mensaTela.isEmpty() ) {this.pessoas.setListaSetCursos(new HashSet&lt;GradeCursosAlunos&gt;());if ( dadosSistema.getQualSistemaERPA() == 3 ) {pessoas.setPessoasPessoaTipos(new HashSet&lt;PessoasPessoaTipo&gt;());pessoas.setListaSetDocumento(null);pessoas.setListaSetSerasaCredito(null);pessoas.setListaSetBloqueios(null);pessoas.setListaSetFiscalCnaes(null);}if ( this.pessoas.getIDPessoa() == null ) {this.pessoas.setPessoasUsuarioInclusao(dadosSistema.getUsuario().getPessoaUsuario());this.pessoas.setPessoasUsuarioAlteracao(null);this.pessoas.setDataInclusao(new Date());// -- Setando padroesthis.pessoas.setTipoPessoaSituacaoFinan(dadosSistema.getEmpresa().getTipoPesSitFinanPadrao());} else {this.pessoas.setPessoasUsuarioAlteracao(dadosSistema.getUsuario().getPessoaUsuario());this.pessoas.setDataAlteracao(new Date());}try {if ( pessoas.getApelido().isEmpty() ) pessoas.setApelido(pessoas.getNome());} catch (Exception e) {pessoas.setApelido(pessoas.getNome());}salvarPessoas();// -- Setando a pessoa do validatorinscFederalValidador = pessoas.getInscFederal();inscEstadualValidador  = pessoas.getInscEstadual();} else {if (pessoasValidador.getIDPessoa() != null )  {for ( PessoasPessoaTipo pTipo : PessoasDelegate.getInstance().recuperarPessoasTipoPes(pessoasValidador.getIDPessoa(), dadosSistema.getUsuario().getNomeConexao())) {if ( pTipo.getPessoasTipo().getIDPessoasTipo() == pessoaTipoBuscaSelected ) {pessoasValidador.setDescricaoHistorico(");break;} else {pessoasValidador.setDescricaoHistorico(pessoasValidador.getDescricaoHistorico()+" | "+pTipo.getPessoasTipo().getDescricao());}}if ( !pessoasValidador.getDescricaoHistorico().isEmpty() ) {pessoasValidador.setDescricaoHistorico(pessoasValidador.getDescricaoHistorico().replace("null |", "));RequestContext.getCurrentInstance().execute("PF('modalProcessar').hide()");RequestContext.getCurrentInstance().execute("PF('dlCadSalvarOutroTipo').show()");}}}}public void replicarDadosPessoasEntreEmpresas () {String retorno = ";pessoaTipoBuscaSelected = 3;retorno = PessoasDelegate.getInstance().replicarDadosPessoasEntreEmpresas(pessoaTipoBuscaSelected, dadosSistema.getUsuario().getNomeConexao());System.out.println("retorno == " + retorno);}public void saveColaboradorSimples () {mensaTela = ";listaPessoasTipoTela.add(Integer.toString(pessoaTipoBuscaSelected));pessoasValidador = new Pessoas();if ( pessoas == null ) {mensaTela = "Digitar o nome ou buscar";} else if ( pessoas.getNome() == null ) {mensaTela = "Digitar o nome ou buscar";}  else if ( listaPessoasTipoTela.isEmpty() ) {mensaTela = "Escolher o tipo de pessoa.";} else if ( (!pessoasContato.getEmailPrincipal().isEmpty()) &amp;&amp; (pessoasContato.getEmailPrincipal().length() &lt; 3 ) ) {mensaTela = "Email inválido";} else if ( !pessoasEndereco.getEndereco().isEmpty()) {if ( pessoasEndereco.getCep().replaceAll("\\D", ").length() != 8 ) {this.mensaTela = "Cep incorreto.";} else if ( pessoasEndereco.getEndereco().length() &lt; 2 ) {this.mensaTela = "Logradouro incorreto.";} else if ( pessoasEndereco.getIdUf() == null ) {this.mensaTela = "Estado incorreto.";} else if ( pessoasEndereco.getIdMunicipios() == null ) {this.mensaTela = "Escolher municipio";} else {pessoasEndereco.setCep(pessoasEndereco.getCep().replaceAll("\\D", "));pessoasEndereco.setTipo("C");listaPessoasEnderecos.add(pessoasEndereco);}} else {if ( !inscFederalValidador.replaceAll("[^0-9]", ").equals(pessoas.getInscFederal().replaceAll("[^0-9]", "))) {pessoasValidador = Validador.ValidaCPF(pessoas.getInscFederal().replaceAll("[^0-9]", "),pessoas.getInscFederal</text:p>
            <text:p>));mensaTela = pessoasValidador.getMensaValidaInscFederal();}// -- Verificar se é vendedor//if ( seVendedor == 1 ) {//if ( pessoasVendedor.getComissaoValor().compareTo(BigDecimal.ZERO) == 0 ) {//mensaTela = "O colaborador, está como vendedor, mais está sem o valor de comissão, por favor colocar.";//}//}}if ( mensaTela.isEmpty() ) {this.pessoas.setListaSetCursos(new HashSet&lt;GradeCursosAlunos&gt;());pessoas.setPessoasPessoaTipos(new HashSet&lt;PessoasPessoaTipo&gt;());pessoas.setListaSetDocumento(null);pessoas.setListaSetSerasaCredito(null);pessoas.setListaSetBloqueios(null);pessoas.setListaSetFiscalCnaes(null);if ( this.pessoas.getIDPessoa() == null ) {this.pessoas.setPessoasUsuarioInclusao(dadosSistema.getUsuario().getPessoaUsuario());this.pessoas.setPessoasUsuarioAlteracao(null);this.pessoas.setDataInclusao(new Date());} else {this.pessoas.setPessoasUsuarioAlteracao(dadosSistema.getUsuario().getPessoaUsuario());this.pessoas.setDataAlteracao(new Date());}try {if ( pessoas.getApelido().isEmpty() ) pessoas.setApelido(pessoas.getNome());} catch (Exception e) {pessoas.setApelido(pessoas.getNome());}if ( (!pessoasContato.getEmailPrincipal().isEmpty()) || (pessoasContato.getTel1Numero() &gt; 0) ) {listaPessoasContatos.add(pessoasContato);}salvarColaboradorSimples();// -- Setando a pessoa do validatorinscFederalValidador = pessoas.getInscFederal();inscEstadualValidador  = pessoas.getInscEstadual();for ( PessoasPessoaTipo pPesTipo : pessoas.getPessoasPessoaTipos() ) {if ( pPesTipo.getPessoasTipo().getIDPessoasTipo() == 4 ) {PessoaTipoColaboradorConverter.listaPessoasTipo.add(pPesTipo);break;}}}  else {if (pessoasValidador.getIDPessoa() != null )  {for ( PessoasPessoaTipo pTipo : PessoasDelegate.getInstance().recuperarPessoasTipoPes(pessoasValidador.getIDPessoa(), dadosSistema.getUsuario().getNomeConexao())) {if ( pTipo.getPessoasTipo().getIDPessoasTipo() == pessoaTipoBuscaSelected ) {pessoasValidador.setDescricaoHistorico(");break;} else {pessoasValidador.setDescricaoHistorico(pessoasValidador.getDescricaoHistorico()+" | "+pTipo.getPessoasTipo().getDescricao());}}if ( !pessoasValidador.getDescricaoHistorico().isEmpty() ) {pessoasValidador.setDescricaoHistorico(pessoasValidador.getDescricaoHistorico().replace("null |", "));RequestContext.getCurrentInstance().execute("PF('modalProcessar').hide()");RequestContext.getCurrentInstance().execute("PF('dlCadSalvarOutroTipoCol').show()");}}}}public void savePessoasSimples () {mensaTela = ";listaPessoasTipoTela.add(Integer.toString(pessoaTipoBuscaSelected));pessoasValidador = new Pessoas();if ( pessoas == null ) {mensaTela = "Digitar o nome ou buscar";} else if ( pessoas.getNome() == null ) {mensaTela = "Digitar o nome ou buscar";}  else if ( listaPessoasTipoTela.isEmpty() ) {mensaTela = "Escolher o tipo de pessoa.";} else if ( (!pessoasContato.getEmailPrincipal().isEmpty()) &amp;&amp; (pessoasContato.getEmailPrincipal().length() &lt; 3 ) ) {mensaTela = "Email inválido";} else if ( !pessoasEndereco.getEndereco().isEmpty()) {if ( pessoasEndereco.getCep().replaceAll("\\D", ").length() != 8 ) {this.mensaTela = "Cep incorreto.";} else if ( pessoasEndereco.getEndereco().length() &lt; 2 ) {this.mensaTela = "Logradouro incorreto.";} else if ( pessoasEndereco.getIdUf() == null ) {this.mensaTela = "Estado incorreto.";} else if ( pessoasEndereco.getIdMunicipios() == null ) {this.mensaTela = "Escolher municipio";} else {pessoasEndereco.setCep(pessoasEndereco.getCep().replaceAll("\\D", "));pessoasEndereco.setTipo("C");listaPessoasEnderecos.add(pessoasEndereco);}} else {if ( !inscFederalValidador.replaceAll("[^0-9]", ").equals(pessoas.getInscFederal().replaceAll("[^0-9]", "))) {pessoasValidador = Validador.ValidaCPF(pessoas.getInscFederal().replaceAll("[^0-9]", "),pessoas.getInscFederal());mensaTela = pessoasValidador.getMensaValidaInscFederal();}// -- Verificar se é vendedor//if ( seVendedor == 1 ) {//if ( pessoasVendedor.getComissaoValor().compareTo(BigDecimal.ZERO) == 0 ) {//mensaTela = "O colaborador, está como vendedor, mais está sem o valor de comissão, por favor colocar.";//}//}}if ( mensaTela.isEmpty() ) {this.pessoas.setListaSetCursos(new HashSet&lt;GradeCursosAlunos&gt;());pessoas.setPessoasPessoaTipos(new HashSet&lt;PessoasPessoaTipo&gt;());pessoas.setListaSetDocumento(null);pessoas.setListaSetSerasaCredito(null);pessoas.setListaSetBloqueios(null);pessoas.setListaSetFiscalCnaes(null);if ( this.pessoas.getIDPessoa() == null ) {this.pessoas.setPessoasUsuarioInclusao(dadosSistema.getUsuario().getPessoaUsuario());this.pessoas.setPessoasUsuarioAlteracao(null);this.pessoas.setDataInclusao(new Date());} else {this.pessoas.setPessoasUsuarioAlteracao(dadosSistema.getUsuario().getPessoaUsuario());this.pessoas.setDataAlteracao(new Date());}try {if ( pessoas.getApelido().isEmpty() ) pessoas.setApelido(pessoas.getNome());} catch (Exception e) {pessoas.setApelido(pessoas.getNome());}if ( (!pessoasContato.getEmailPrincipal().isEmpty()) || (pessoasContato.getTel1Numero() &gt; 0) ) {listaPessoasContatos.add(pessoasContato);}salvarPessoasSimples();// -- Setando a pessoa do validatorinscFederalValidador = pessoas.getInscFederal();inscEstadualValidador  = pessoas.getInscEstadual();for ( PessoasPessoaTipo pPesTipo : pessoas.getPessoasPessoaTipos() ) {if ( pPesTipo.getPessoasTipo().getIDPessoasTipo() == 4 ) {PessoaTipoColaboradorConverter.listaPessoasTipo.add(pPesTipo);break;}}}  else {if (pessoasValidador.getIDPessoa() != null )  {for ( PessoasPessoaTipo pTipo : PessoasDelegate.getInstance().recuperarPessoasTipoPes(pessoasValidador.getIDPessoa(), dadosSistema.getUsuario().getNomeConexao())) {if ( pTipo.getPessoasTipo().getIDPessoasTipo() == pessoaTipoBuscaSelected ) {pessoasValidador.setDescricaoHistorico(");break;} else {pessoasValidador.setDescricaoHistorico(pessoasValidador.getDescricaoHistorico()+" | "+pTipo.getPessoasTipo().getDescricao());}}if ( !pessoasValidador.getDescricaoHistorico().isEmpty() ) {pessoasValidador.setDescricaoHistorico(pessoasValidador.getDescricaoHistorico().replace("null |", "));RequestContext.getCurrentInstance().execute("PF('modalProcessar').hide()");RequestContext.getCurrentInstance().execute("PF('dlCadSalvarOutroTipoCol').show()");}}}}public void saveEmpresa() {mensaTela = ";if ( pessoas.getNome().length() &lt; 5 ) {mensaTela = "Digitar o nome, no mínimo 5 caracters.";} else if ( pessoasEndereco.getCep().length() != 8 ) {mensaTela = "Cep esta incorreto";} else if ( pessoasEndereco.getEndereco().length() &lt; 5 ) {mensaTela = "Logradouro do endereco está incorreto";} else if ( pessoasEndereco.getNumero().isEmpty() ) {mensaTela = "Numero do endereço está incorreto";} else if ( pessoasEndereco.getBairro().isEmpty() ) {mensaTela = "Bairro está incorreto";} else if ( pessoasEndereco.getIdUf() == null ) {mensaTela = "Estado está incorreto";} else if ( pessoasEndereco.getIdMunicipios() == null ) {mensaTela = "Cidade está incorreto";} else {if ( !inscFederalValidador.equals(pessoas.getInscFederal().replaceAll("[^0-9]", "))) {mensaTela = Validador.ValidaCNPJ(pessoas.getInscFederal().replaceAll("[^0-9]", "),pessoas.getInscFederal());}if ( mensaTela.isEmpty() )if ( !inscEstadualValidador.equals(pessoas.getInscEstadual().replaceAll("[^0-9]", "))) {mensaTela = Validador.ValidaInscEstadual(pessoas.getInscEstadual(),pessoas.getInscEstadual());} }if ( mensaTela.isEmpty() ) {pessoas.setListaSetDocumento(null);pessoas.setListaSetCursos(null);pessoas.setListaSetBloqueios(null);pessoas.setListaSetSerasaCredito(null);pessoasContato.setListaSetTipos(new HashSet&lt;PessoasContatoTipo&gt;());pessoasEndereco.setTipo("1");listaPessoasEnderecos.add(pessoasEndereco);listaPessoasContatos.add(pessoasContato);salvarEmpresa();// -- Setando a pessoa do validatorinscFederalValidador = pessoas.getInscFederal();inscEstadualValidador  = pessoas.getInscEstadual();if ( dadosSistema.getEmpresa().equals(pessoasEmpresa))  dadosSistema.getEmpresa().setNfeAmbiente(pessoasEmpresa.getNfeAmbiente());}}public void addEndereco () {this.mensaTela = ";if ( pessoasEndereco.getCep().replaceAll("\\D", ").length() != 8 ) {this.mensaTela = "Cep incorreto.";} else if ( pessoasEndereco.getEndereco().length() &lt; 2 ) {this.mensaTela = "Logradouro incorreto.";} else if ( pessoasEndereco.getIdUf() == null ) {this.mensaTela = "Estado incorreto.";} else if ( pessoasEndereco.getIdMunicipios() == null ) {this.mensaTela = "Escolher municipio";} else if ( pessoasEndereco.getTipo().equals("0") ) {this.mensaTela = "Escolher tipo contato";}// -- Quando o sistema não é Escolasif ( dadosSistema.getQualSistemaERPA() != 3 ) {if ( pessoasEndereco.getNumero().isEmpty() ) {this.mensaTela = "Numero incorreto.";} else if ( pessoasEndereco.getBairro().isEmpty() ) {this.mensaTela = "Bairro incorreto.";}}if ( mensaTela.isEmpty() ) {listaPessoasEnderecos.add(pessoasEndereco);pessoasEndereco = new PessoasEndereco();} else {        FacesMessage msg = new FacesMessage(", mensaTela);        FacesContext.getCurrentInstance().addMessage(null, msg);}}public void removeEndereco () {if ( pEnderecoSelected.getIDPessoaEndereco() != null ) {pEnderecoSelected.setSituacao(0);PessoasDelegate.getInstance().update(pEnderecoSelected, dadosSistema.getUsuario().getNomeConexao());}listaPessoasEnderecos.remove(pEnderecoSelected);}public void addContato () {if ( dadosSistema.getQualSistemaERPA() == 3 ) {pessoasContato.setListaSetTipos(new HashSet&lt;PessoasContatoTipo&gt;());}this.mensaTela = ";// -- Quando o sistema não é Escolasif ( dadosSistema.getQualSistemaERPA() != 3 ) {if ( pessoasContato.getNome().length() &lt; 2) {if ( pessoaTipo == 'J' ) this.mensaTela = "Contato incorreto.";//} else if ( pessoasContato.getDescricaoCargo().length() &lt; 2 ) {//this.mensaTela = "Cargo incorreto.";} else if ( pessoasContato.getEmailPrincipal().length() &lt; 3 ) {this.mensaTela = "Email incorreto.";} else if ( pessoasContato.getTel1Numero() &lt; 1 ) {this.mensaTela = "Numero incorreto";}} else {if ( pessoasContato.getTel1Numero() &lt; 1 ) {this.mensaTela = "Numero incorreto";}}if ( mensaTela.isEmpty() ) {pessoasContato.setDescTelefones("("+pessoasContato.getTel1DDD()+") " + pessoasContato.getTel1Numero() +                      </text:p>
          </table:table-cell>
          <table:table-cell office:value-type="string" calcext:value-type="string">
            <text:p><text:s/>("+pessoasContato.getTel2DDD()+") " + pessoasContato.getTel2Numero() + <text:s text:c="19"/>" </text:p>
          </table:table-cell>
          <table:table-cell office:value-type="string" calcext:value-type="string">
            <text:p><text:s/>("+pessoasContato.getTel3DDD()+") " + pessoasContato.getTel3Numero());<text:tab/><text:tab/><text:tab/>pessoasContato.setDescEmails(pessoasContato.getEmailPrincipal() + " / " + pessoasContato.getEmailSecundario());<text:tab/><text:tab/><text:tab/><text:tab/><text:tab/><text:tab/>if ( listaTipoContatoSelected != null) {<text:tab/><text:tab/><text:tab/><text:tab/>for ( TipoPessoaContato tipoContEsc : listaTipoContatoSelected ) {<text:tab/><text:tab/><text:tab/><text:tab/><text:tab/>PessoasContatoTipo pCliCont = new PessoasContatoTipo();<text:tab/><text:tab/><text:tab/><text:tab/><text:tab/>pCliCont.setTipoPessoaContato(tipoContEsc);<text:tab/><text:tab/><text:tab/><text:tab/><text:tab/>pCliCont.setPessoasContato(pessoasContato);<text:tab/><text:tab/><text:tab/><text:tab/><text:tab/>if (pessoasContato.getListaSetTipos() == null) pessoasContato.setListaSetTipos(new HashSet&lt;PessoasContatoTipo&gt;());<text:tab/><text:tab/><text:tab/><text:tab/><text:tab/>pessoasContato.getListaSetTipos().add(pCliCont);<text:tab/><text:tab/><text:tab/><text:tab/>}<text:tab/><text:tab/><text:tab/>} <text:tab/><text:tab/><text:tab/><text:tab/><text:tab/><text:tab/>if ( pessoasContato.getIDPessoaContato() == null ) {<text:tab/><text:tab/><text:tab/><text:tab/>listaPessoasContatos.add(pessoasContato);<text:tab/><text:tab/><text:tab/>} else {<text:tab/><text:tab/><text:tab/><text:tab/>listaPessoasContatos.set(listaPessoasContatos.indexOf(pessoasContato), pessoasContato);<text:tab/><text:tab/><text:tab/>}<text:tab/><text:tab/><text:tab/>listaTipoContatoSelected = new ArrayList&lt;TipoPessoaContato&gt;();<text:tab/><text:tab/><text:tab/>pessoasContato = new PessoasContato();<text:tab/><text:tab/>} else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public void addContatoColaborador () {<text:tab/><text:tab/><text:tab/><text:tab/><text:tab/>this.mensaTela = "";<text:tab/><text:tab/>if ( pessoasContato.getEmailPrincipal().length() &lt; 3 ) {<text:tab/><text:tab/><text:tab/>this.mensaTela = "Email incorreto.";<text:tab/><text:tab/>} else if ( pessoasContato.getTel1Numero() &lt; 1 ) {<text:tab/><text:tab/><text:tab/>this.mensaTela = "Numero incorreto";<text:tab/><text:tab/><text:tab/><text:tab/><text:tab/>}<text:tab/><text:tab/><text:tab/><text:tab/><text:tab/><text:tab/>if ( mensaTela.isEmpty() ) {<text:tab/><text:tab/><text:tab/>pessoasContato.setDescTelefones("("+pessoasContato.getTel1DDD()+") " + pessoasContato.getTel1Numero() + <text:s text:c="20"/>" </text:p>
          </table:table-cell>
          <table:table-cell office:value-type="string" calcext:value-type="string">
            <text:p><text:s/>("+pessoasContato.getTel2DDD()+") " + pessoasContato.getTel2Numero() + <text:s text:c="19"/>" </text:p>
          </table:table-cell>
          <table:table-cell office:value-type="string" calcext:value-type="string">
            <text:p><text:s/>("+pessoasContato.getTel3DDD()+") " + pessoasContato.getTel3Numero());<text:tab/><text:tab/><text:tab/>pessoasContato.setDescEmails(pessoasContato.getEmailPrincipal() + " / " + pessoasContato.getEmailSecundario());<text:tab/><text:tab/><text:tab/>if ( pessoasContato.getIDPessoaContato() == null ) {<text:tab/><text:tab/><text:tab/><text:tab/>listaPessoasContatos.add(pessoasContato);<text:tab/><text:tab/><text:tab/>} else {<text:tab/><text:tab/><text:tab/><text:tab/>listaPessoasContatos.set(listaPessoasContatos.indexOf(pessoasContato), pessoasContato);<text:tab/><text:tab/><text:tab/>}<text:tab/><text:tab/><text:tab/>pessoasContato = new PessoasContato();<text:tab/><text:tab/>} else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<text:tab/>public void removeContato () {<text:tab/><text:tab/><text:tab/>if ( pContatoSelected.getIDPessoaContato() != null ) {<text:tab/><text:tab/><text:tab/>pContatoSelected.setSituacao(0);<text:tab/><text:tab/><text:tab/>PessoasDelegate.getInstance().update(pContatoSelected, dadosSistema.getUsuario().getNomeConexao());<text:tab/><text:tab/><text:tab/><text:tab/><text:tab/>}<text:tab/><text:tab/>listaPessoasContatos.remove(pContatoSelected);<text:tab/><text:tab/><text:tab/>}<text:tab/><text:tab/><text:tab/>public void detalheContato () {<text:tab/><text:tab/>pessoasContato = <text:s/>pessoaContatoSelected;<text:tab/><text:tab/>for ( PessoasContatoTipo pContatoTipo : pessoasContato.getListaSetTipos() ) {<text:tab/><text:tab/><text:tab/>listaTipoContatoSelected.add(pContatoTipo.getTipoPessoaContato());<text:tab/><text:tab/>}<text:tab/><text:tab/>pessoaContatoSelected = null;<text:tab/>}<text:tab/><text:tab/>public void saveTipoContrato () {<text:tab/><text:tab/>mensaTela = "";<text:tab/><text:tab/>if ( pessoasTipoContrato.getDescricao().length() &lt; 3 ) {<text:tab/><text:tab/><text:tab/>mensaTela = "Descrição tipo contrato inválido ";<text:tab/><text:tab/>} else {<text:tab/><text:tab/><text:tab/>entityPersist = pessoasTipoContrato;<text:tab/><text:tab/><text:tab/>salvarPessoaGeral();<text:tab/><text:tab/><text:tab/>mensaTela = "Tipo Contrato salvo com sucesso.";<text:tab/><text:tab/><text:tab/>pessoasTipoContrato = new PessoasTipoContrat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TipoContrato () {<text:tab/><text:tab/>mensaTela = "";<text:tab/><text:tab/>if ( pessoas.getPessoasDados().getIdPessoasTipoContrato() == 0 <text:s/>) {<text:tab/><text:tab/><text:tab/>mensaTela = "Precisa escolher uma das opções.";;<text:tab/><text:tab/>} else {<text:tab/><text:tab/><text:tab/>entityPersist = pessoasTipoContrato;<text:tab/><text:tab/><text:tab/>removePessoaGeral(pessoas.getPessoasDados().getIdPessoasTipoContrat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().setIdPessoasTipoContrato(0);<text:tab/><text:tab/>}<text:tab/><text:tab/>pessoasTipoContrato = new PessoasTipoContrato();<text:tab/>}<text:tab/><text:tab/><text:tab/>public void savePessoaHorarios () {<text:tab/><text:tab/>mensaTela = "";<text:tab/><text:tab/>if ( pessoasHorarios.getDescricao().length() &lt; 3 ) {<text:tab/><text:tab/><text:tab/>mensaTela = "Descrição tipo horario inválido ";<text:tab/><text:tab/>} else {<text:tab/><text:tab/><text:tab/>entityPersist = pessoasHorarios;<text:tab/><text:tab/><text:tab/>salvarPessoaGeral();<text:tab/><text:tab/><text:tab/>mensaTela = "Horario salvo com sucesso.";<text:tab/><text:tab/><text:tab/>pessoasHorarios = new PessoasHorarios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public void remPessoaHorarios () {<text:tab/><text:tab/><text:tab/><text:tab/>mensaTela = "";<text:tab/><text:tab/>if ( pessoasSalarios.getHorarioTipo().length() &lt; 3 <text:s/>) {<text:tab/><text:tab/><text:tab/>mensaTela = "Precisa escolher uma das opções.";<text:tab/><text:tab/><text:tab/>} else {<text:tab/><text:tab/> <text:s text:c="3"/>entityPersist = pessoasHorarios;<text:tab/><text:tab/><text:tab/>for ( PessoasHorarios pHorario : PessoasHorariosConverter.listaHorarios) {<text:tab/><text:tab/><text:tab/><text:tab/>if ( pHorario.getDescricao().equalsIgnoreCase(pessoasSalarios.getHorarioTipo())) {<text:tab/><text:tab/><text:tab/><text:tab/><text:tab/>removePessoaGeral(pHorario.getIDPessoasHorarios());<text:tab/><text:tab/><text:tab/><text:tab/>}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}<text:tab/><text:tab/>pessoasHorarios = new PessoasHorarios();<text:tab/><text:tab/><text:tab/><text:tab/>}<text:tab/><text:tab/><text:tab/><text:tab/>public void saveSindicato () {<text:tab/><text:tab/>mensaTela = "";<text:tab/><text:tab/>if ( !Validador.ValidaCNPJ(pessoasSindicato.getCnpj(),pessoasSindicato.getCnpj()).isEmpty() ) {<text:tab/><text:tab/><text:tab/>mensaTela = "Sindicato não foi salvo, CNPJ inválido.";<text:tab/><text:tab/>} else if ( pessoasSindicato.getNome().length() &lt; 3 ) {<text:tab/><text:tab/><text:tab/>mensaTela = "Sindicato não foi salvo, Nome inválido ";<text:tab/><text:tab/>} else {<text:tab/><text:tab/><text:tab/>pessoasSindicato.setCnpj(pessoasSindicato.getCnpj().replaceAll("\\D", ""));<text:tab/><text:tab/><text:tab/>entityPersist = pessoasSindicato;<text:tab/><text:tab/><text:tab/>salvarPessoaGeral();<text:tab/><text:tab/><text:tab/>mensaTela = "Sindicato salvo com sucesso.";<text:tab/><text:tab/><text:tab/>pessoasSindicato = new PessoasSindicat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System.out.println("menstela == " + mensaTela);<text:tab/>}<text:tab/><text:tab/>public void remSindicato () {<text:tab/><text:tab/>mensaTela = "";<text:tab/><text:tab/>if ( pessoas.getPessoasDados().getIdPessoasSindicato() == 0 <text:s/>) {<text:tab/><text:tab/><text:tab/>mensaTela = "Precisa escolher uma das opções.";;<text:tab/><text:tab/>} else {<text:tab/><text:tab/><text:tab/>entityPersist = pessoasSindicato;<text:tab/><text:tab/><text:tab/>removePessoaGeral(pessoas.getPessoasDados().getIdPessoasSindicat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().setIdPessoasSindicato(0);<text:tab/><text:tab/>}<text:tab/><text:tab/>pessoasSindicato = new PessoasSindicato();<text:tab/>}<text:tab/>public void saveFgtsOcor () {<text:tab/><text:tab/>mensaTela = "";<text:tab/><text:tab/> if ( pessoasFgtsOcor.getDescricao().length() &lt; 3 ) {<text:tab/><text:tab/><text:tab/>mensaTela = "Descrição fgts ocorrência inválido ";<text:tab/><text:tab/>} else {<text:tab/><text:tab/><text:tab/>entityPersist = pessoasFgtsOcor;<text:tab/><text:tab/><text:tab/>salvarPessoaGeral();<text:tab/><text:tab/><text:tab/>mensaTela = "Fgts Ocorrência salvo com sucesso.";<text:tab/><text:tab/><text:tab/>pessoasFgtsOcor = new PessoasFgtsOcorrencia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FgtsOcor () {<text:tab/><text:tab/>mensaTela = "";<text:tab/><text:tab/>if ( pessoas.getPessoasDadosEmpresa().getFgtsOcorenciaID() == 0 <text:s/>) {<text:tab/><text:tab/><text:tab/>mensaTela = "Precisa escolher uma das opções.";;<text:tab/><text:tab/>} else {<text:tab/><text:tab/><text:tab/>entityPersist = pessoasFgtsOcor;<text:tab/><text:tab/><text:tab/>removePessoaGeral(pessoas.getPessoasDadosEmpresa().getFgtsOcorenciaID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Empresa().setFgtsOcorenciaID(0);<text:tab/><text:tab/>}<text:tab/><text:tab/>pessoasFgtsOcor = new PessoasFgtsOcorrencia();<text:tab/>}<text:tab/><text:tab/><text:tab/>public void saveAssisMed () {<text:tab/><text:tab/>mensaTela = "";<text:tab/><text:tab/> if ( pessoasAssistMedica.getDescricao().length() &lt; 3 ) {<text:tab/><text:tab/><text:tab/>mensaTela = "Descrição médica inválido ";<text:tab/><text:tab/>} else {<text:tab/><text:tab/><text:tab/>entityPersist = pessoasAssistMedica;<text:tab/><text:tab/><text:tab/>salvarPessoaGeral();<text:tab/><text:tab/><text:tab/>mensaTela = "Assistência médica salvo com sucesso.";<text:tab/><text:tab/><text:tab/>pessoasAssistMedica = new PessoasAssistMedica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remAssisMed () {<text:tab/><text:tab/>mensaTela = ""; <text:tab/><text:tab/>if ( pessoas.getPessoasDadosEmpresa().getAssistMedicaID() == 0 <text:s/>) {<text:tab/><text:tab/><text:tab/>mensaTela = "Precisa escolher uma das opções.";;<text:tab/><text:tab/>} else {<text:tab/><text:tab/><text:tab/>entityPersist = pessoasAssistMedica;<text:tab/><text:tab/><text:tab/>removePessoaGeral(pessoas.getPessoasDadosEmpresa().getAssistMedicaID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pessoas.getPessoasDadosEmpresa().setAssistMedicaID(0);<text:tab/><text:tab/>}<text:tab/><text:tab/>pessoasAssistMedica = new PessoasAssistMedica();<text:tab/>}<text:tab/><text:tab/><text:tab/>public void saveFuncao () {<text:tab/><text:tab/>mensaTela = "";<text:tab/><text:tab/>if ( pessoasFuncao.getDescricao().length() &lt; 2 ) {<text:tab/><text:tab/><text:tab/>mensaTela = "Descrição função invália ";<text:tab/><text:tab/>} else {<text:tab/><text:tab/><text:tab/>entityPersist = pessoasFuncao;<text:tab/><text:tab/><text:tab/>salvarPessoaGeral();<text:tab/><text:tab/><text:tab/>mensaTela = "Função salvo com sucesso.";<text:tab/><text:tab/><text:tab/>pessoasFuncao = new PessoasFuncao();<text:tab/><text:tab/>}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}<text:tab/><text:tab/>public void remFuncao () {<text:tab/><text:tab/>mensaTela = "";<text:tab/><text:tab/>if ( pFuncaoSelected == null <text:s/>) {<text:tab/><text:tab/><text:tab/>mensaTela = "Precisa escolher uma das funções.";;<text:tab/><text:tab/>} else {<text:tab/><text:tab/><text:tab/>entityPersist = pFuncaoSelected;<text:tab/><text:tab/><text:tab/>removePessoaGeral(pFuncaoSelected.getIDPessoaFunca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}<text:tab/><text:tab/>pFuncaoSelected = null;<text:tab/>}<text:tab/><text:tab/><text:tab/>public void addFuncoes () {<text:tab/><text:tab/>mensaTela = "";<text:tab/><text:tab/>adicionarFuncoe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<text:tab/><text:tab/>}<text:tab/><text:tab/>public void addSalarios () {<text:tab/><text:tab/>mensaTela = "";<text:tab/><text:tab/>adicionarSalari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<text:tab/>public void addTreinamentos () {<text:tab/><text:tab/>mensaTela = "";<text:tab/><text:tab/>adicionarTreinament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addDependentes () {<text:tab/><text:tab/>mensaTela = "";<text:tab/><text:tab/>adicionarDependente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public void addVeiculos () {<text:tab/><text:tab/>mensaTela = "";<text:tab/><text:tab/>adicionarVeiculos();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}<text:tab/><text:tab/><text:tab/>public void setarMunicipio () {<text:tab/><text:tab/>pessoasEndereco.setIdMunicipios(null);<text:tab/>}<text:tab/> <text:s text:c="3"/>public void recuparLinkArquivo () { <text:s text:c="3"/><text:tab/>// <text:s text:c="3"/><text:tab/>TratamentoArquivos.destination = "pessoas_documentos/";<text:tab/>// <text:s text:c="3"/><text:tab/>for ( AuditoriaInternaRNC audIntRNC : auditoriaInterna.getListaSetRnc() ) {//<text:tab/><text:tab/><text:tab/>if ( !audIntRNC.getNomeArquivo().isEmpty() ) {//<text:tab/><text:tab/><text:tab/><text:tab/>audIntRNC.setLinkArquivo(TratamentoArquivos.GetCotacaoS3(audIntRNC.getNomeArquivo()));//<text:tab/><text:tab/><text:tab/><text:tab/>auditoriaInterna.getListaRnc().add(audIntRNC);//<text:tab/><text:tab/><text:tab/>}// <text:s text:c="3"/><text:tab/>} <text:s text:c="3"/><text:tab/> <text:s text:c="3"/><text:tab/> <text:s text:c="3"/>}<text:tab/>public void setarTipoPessoa () {<text:tab/><text:tab/><text:tab/><text:tab/>mensaTela = "";<text:tab/><text:tab/>if ( veriTipoPessoa(pessoaTipoBuscaSelected)) {<text:tab/><text:tab/><text:tab/>pessoasValidador.setDescricaoHistorico("");<text:tab/><text:tab/><text:tab/>pessoas.setTipo(pessoaTipo);<text:tab/><text:tab/><text:tab/>pessoas = pessoasValidador;<text:tab/><text:tab/><text:tab/>PessoasPessoaTipo pTipo = new PessoasPessoaTipo();<text:tab/><text:tab/><text:tab/>pTipo.setPessoas(pessoas);<text:tab/><text:tab/><text:tab/>pTipo.setPessoasTipo(new PessoasTipo(pessoaTipoBuscaSelected));<text:tab/><text:tab/><text:tab/>pTipo.setSituacao(1);<text:tab/><text:tab/><text:tab/>try {<text:tab/><text:tab/><text:tab/><text:tab/>pTipo = (PessoasPessoaTipo) PessoasDelegate.getInstance().save(pTipo, dadosSistema.getUsuario().getNomeConexao());<text:tab/><text:tab/><text:tab/><text:tab/>mensaTela = "Pessoa vinculada ao tipo de pessoa corrente, com sucesso.";<text:tab/><text:tab/><text:tab/><text:tab/>pPessoaTipoSelected = pTipo;<text:tab/><text:tab/><text:tab/><text:tab/>getPessoaSelected();<text:tab/><text:tab/><text:tab/><text:tab/><text:tab/><text:tab/><text:tab/><text:tab/>pessoasValidador = new Pessoas();<text:tab/><text:tab/><text:tab/>} catch (Exception e) {<text:tab/><text:tab/><text:tab/><text:tab/>e.printStackTrace();<text:tab/><text:tab/><text:tab/><text:tab/>mensaTela = "Problemas, para vincular pessoas: " + e.getMessage();<text:tab/><text:tab/><text:tab/><text:tab/>pessoasValidador = new Pessoas();<text:tab/><text:tab/><text:tab/><text:tab/><text:tab/><text:tab/><text:tab/>}<text:tab/><text:tab/>} else {<text:tab/><text:tab/><text:tab/>mensaTela = "Pessoa já foi vinculada com esse tipo de pessoa";<text:tab/><text:tab/><text:tab/>pessoasValidador = new Pessoas();<text:tab/><text:tab/>}<text:tab/><text:tab/>showBotaoSetarPessoa = false;<text:tab/><text:tab/>}<text:tab/><text:tab/>public void setarTipoPessoaCol () {<text:tab/><text:tab/><text:tab/><text:tab/>mensaTela = "";<text:tab/><text:tab/>if ( veriTipoPessoa(pessoaTipoBuscaSelected)) {<text:tab/><text:tab/><text:tab/>pessoasValidador.setDescricaoHistorico("");<text:tab/><text:tab/><text:tab/>PessoasPessoaTipo pTipo = new PessoasPessoaTipo();<text:tab/><text:tab/><text:tab/>pTipo.setPessoas(pessoasValidador);<text:tab/><text:tab/><text:tab/>pTipo.setPessoasTipo(new PessoasTipo(pessoaTipoBuscaSelected));<text:tab/><text:tab/><text:tab/>pTipo.setSituacao(1);<text:tab/><text:tab/><text:tab/>try {<text:tab/><text:tab/><text:tab/><text:tab/>pTipo = (PessoasPessoaTipo) PessoasDelegate.getInstance().save(pTipo, dadosSistema.getUsuario().getNomeConexao());<text:tab/><text:tab/><text:tab/><text:tab/>mensaTela = "Pessoa vinculada ao tipo de pessoa corrente, com sucesso.";<text:tab/><text:tab/><text:tab/><text:tab/>pPessoaTipoSelected = pTipo;<text:tab/><text:tab/><text:tab/><text:tab/>pessoasValidador = new Pessoas();<text:tab/><text:tab/><text:tab/><text:tab/><text:tab/><text:tab/><text:tab/><text:tab/>getColaboradorSelected();<text:tab/><text:tab/><text:tab/>} catch (Exception e) {<text:tab/><text:tab/><text:tab/><text:tab/>e.printStackTrace();<text:tab/><text:tab/><text:tab/><text:tab/>mensaTela = "Problemas, para vincular pessoas: " + e.getMessage();<text:tab/><text:tab/><text:tab/><text:tab/>pessoasValidador = new Pessoas();<text:tab/><text:tab/><text:tab/><text:tab/><text:tab/><text:tab/><text:tab/>}<text:tab/><text:tab/>} else {<text:tab/><text:tab/><text:tab/>mensaTela = "Pessoa já foi vinculada com esse tipo de pessoa";<text:tab/><text:tab/><text:tab/>pessoasValidador = new Pessoas();<text:tab/><text:tab/>}<text:tab/><text:tab/>showBotaoSetarPessoa = false;<text:tab/><text:tab/>}<text:tab/><text:tab/><text:tab/> <text:s text:c="3"/><text:tab/>public void upLoadArquivo (FileUploadEvent event) {<text:tab/><text:tab/>try {<text:tab/><text:tab/><text:tab/><text:tab/><text:tab/><text:tab/>if ( descricaoArquivo.isEmpty() ) {<text:tab/><text:tab/><text:tab/><text:tab/>mensaTela = "Digitar uma descrição para o documento.";<text:tab/><text:tab/><text:tab/>} else {<text:tab/><text:tab/><text:tab/><text:tab/>TratamentoArquivos.destination = "pessoas_documentos/";<text:tab/><text:tab/><text:tab/><text:tab/><text:tab/>nomeArquivoTemp =Integer.toString(pessoas.getIDPessoa())+"_"+event.getFile().getFileName();<text:tab/><text:tab/><text:tab/><text:tab/>pessoasDocumentos.setNomeArquivo(nomeArquivoTemp);<text:tab/><text:tab/><text:tab/><text:tab/>TratamentoArquivos.CopyFile(nomeArquivoTemp, event.getFile().getInputstream());<text:tab/><text:tab/><text:tab/><text:tab/>pessoasDocumentos.setLink(TratamentoArquivos.GetCotacaoS3(nomeArquivoTemp));<text:tab/><text:tab/><text:tab/><text:tab/>pessoasDocumentos.setDescricao(descricaoArquivo);<text:tab/><text:tab/><text:tab/><text:tab/>pessoasDocumentos.setPessoas(pessoas);<text:tab/><text:tab/><text:tab/><text:tab/>if ( pessoas.getListaSetDocumento() == null ) pessoas.setListaSetDocumento(new HashSet&lt;PessoasDocumentos&gt;());<text:tab/><text:tab/><text:tab/><text:tab/>pessoas.getListaSetDocumento().add(pessoasDocumentos);<text:tab/><text:tab/><text:tab/><text:tab/>pessoasDocumentos = new PessoasDocumentos();<text:tab/><text:tab/><text:tab/><text:tab/>descricaoArquivo = "";<text:tab/><text:tab/><text:tab/><text:tab/>PessoasDelegate.getInstance().update(pessoas, dadosSistema.getUsuario().getNomeConexao());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} catch (IO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<text:tab/><text:tab/>public void removeArquivo () {<text:tab/><text:tab/>try {<text:tab/><text:tab/><text:tab/>TratamentoArquivos.destination = "pessoas_documentos/";<text:tab/><text:tab/><text:tab/><text:tab/><text:tab/><text:tab/>TratamentoArquivos.RemoveFile(pessoasDoctoSelected.getNomeArquivo());<text:tab/><text:tab/><text:tab/><text:tab/><text:tab/>} catch (Exception e) {<text:tab/><text:tab/><text:tab/>// TODO: handle exception<text:tab/><text:tab/>}<text:tab/><text:tab/>nomeArquivoTemp = "";<text:tab/><text:tab/>if ( pessoas.getListaSetDocumento() == null ) pessoas.setListaSetDocumento(new HashSet&lt;PessoasDocumentos&gt;());<text:tab/><text:tab/>pessoas.getListaSetDocumento().remove(pessoasDoctoSelected);<text:tab/><text:tab/>PessoasDelegate.getInstance().update(pessoas, dadosSistema.getUsuario().getNomeConexao());<text:tab/>} <text:tab/><text:tab/>public void upLoadCertificado (FileUploadEvent event) {<text:tab/><text:tab/>try {<text:tab/><text:tab/><text:tab/><text:tab/><text:tab/><text:tab/>TratamentoArquivos.destination = "pessoas_certificado/";<text:tab/><text:tab/><text:tab/><text:tab/>nomeArquivoTemp = event.getFile().getFileName();<text:tab/><text:tab/><text:tab/>pessoasEmpresa.setNfeNomeCertificado(nomeArquivoTemp);<text:tab/><text:tab/><text:tab/>pessoasEmpresa.setNfePathCertificado("pessoas_certificado/"+nomeArquivoTemp);<text:tab/><text:tab/><text:tab/>TratamentoArquivos.CopyFile(nomeArquivoTemp, event.getFile().getInputstream());<text:tab/><text:tab/><text:tab/>descricaoArquivo = "";<text:tab/><text:tab/><text:tab/>PessoasDelegate.getInstance().update(pessoasEmpresa, dadosSistema.getUsuario().getNomeConexao());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} catch (IO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<text:tab/>public void removeCertificado () {<text:tab/><text:tab/>try {<text:tab/><text:tab/><text:tab/>TratamentoArquivos.destination = "pessoas_certificado/";<text:tab/><text:tab/><text:tab/><text:tab/><text:tab/><text:tab/>TratamentoArquivos.RemoveFile(pessoasEmpresa.getNfeNomeCertificado());<text:tab/><text:tab/><text:tab/>pessoasEmpresa.setNfeNomeCertificado("");<text:tab/><text:tab/><text:tab/>pessoasEmpresa.setNfePathCertificado("");<text:tab/><text:tab/><text:tab/>pessoasEmpresa.setNfePathCertificado_P12("");<text:tab/><text:tab/><text:tab/>PessoasDelegate.getInstance().update(pessoasEmpresa, dadosSistema.getUsuario().getNomeConexao());<text:tab/><text:tab/>} catch (Exception e) {<text:tab/><text:tab/><text:tab/>// TODO: handle exception<text:tab/><text:tab/>}<text:tab/>} <text:tab/><text:tab/><text:tab/>public void upLoadArquivoLogo (FileUploadEvent event) {<text:tab/><text:tab/>try {<text:tab/><text:tab/><text:tab/>TratamentoArquivos.destination = "pessoas_logos/";<text:tab/><text:tab/><text:tab/><text:tab/>nomeArquivoTemp =Integer.toString(pessoas.getIDPessoa())+"_"+event.getFile().getFileName();<text:tab/><text:tab/><text:tab/>pessoasEmpresa.setLogoNomeArquivo(nomeArquivoTemp);<text:tab/><text:tab/><text:tab/>TratamentoArquivos.CopyFile(nomeArquivoTemp, event.getFile().getInputstream());<text:tab/><text:tab/><text:tab/>pessoasEmpresa.setLogoLinkArquivo(TratamentoArquivos.GetCotacaoS3(nomeArquivoTemp));<text:tab/><text:tab/><text:tab/>descricaoArquivo = "";<text:tab/><text:tab/><text:tab/>PessoasDelegate.getInstance().update(pessoasEmpresa, dadosSistema.getUsuario().getNomeConexao());<text:tab/><text:tab/>} catch (IOException e) {<text:tab/><text:tab/><text:tab/>mensaTela = "Problemas em upload logo.";<text:tab/><text:tab/><text:tab/>e.printStackTrace();<text:tab/><text:tab/>}<text:tab/><text:tab/>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<text:tab/><text:tab/><text:tab/>}<text:tab/><text:tab/>public void removeArquivoLogo () {<text:tab/><text:tab/>try {<text:tab/><text:tab/><text:tab/>TratamentoArquivos.destination = "pessoas_logos/";<text:tab/><text:tab/><text:tab/><text:tab/><text:tab/><text:tab/>TratamentoArquivos.RemoveFile(pessoasEmpresa.getLogoNomeArquivo());<text:tab/><text:tab/><text:tab/>pessoasEmpresa.setLogoLinkArquivo("");<text:tab/><text:tab/><text:tab/>pessoasEmpresa.setLogoNomeArquivo("");<text:tab/><text:tab/><text:tab/>PessoasDelegate.getInstance().update(pessoasEmpresa, dadosSistema.getUsuario().getNomeConexao());<text:tab/><text:tab/>} catch (Exception e) {<text:tab/><text:tab/><text:tab/>e.printStackTrace();<text:tab/><text:tab/>}<text:tab/><text:tab/>nomeArquivoTemp = "";<text:tab/><text:tab/>if ( pessoas.getListaSetDocumento() == null ) pessoas.setListaSetDocumento(new HashSet&lt;PessoasDocumentos&gt;());<text:tab/><text:tab/>pessoas.getListaSetDocumento().remove(pessoasDoctoSelected);<text:tab/><text:tab/>pessoas.setInscFederal(pessoas.getInscFederal().replaceAll("[^0</text:p>
          </table:table-cell>
          <table:table-cell office:value-type="string" calcext:value-type="string">
            <text:p>9]", ""));<text:tab/><text:tab/>PessoasDelegate.getInstance().update(pessoas, dadosSistema.getUsuario().getNomeConexao());<text:tab/>} <text:tab/><text:tab/><text:tab/>public void addFiscalCnae () {<text:tab/><text:tab/>if ( cnaeSelected == null ) {<text:tab/><text:tab/><text:tab/>mensaTela = "Escolher o CNAB.";<text:tab/><text:tab/>} else {<text:tab/><text:tab/><text:tab/>PessoasFiscalCnaes pFiscalCnae = new PessoasFiscalCnaes();<text:tab/><text:tab/><text:tab/>pFiscalCnae.setDescricao(cnaeSelected.getDescricao());<text:tab/><text:tab/><text:tab/>pFiscalCnae.setPessoas(pessoas);<text:tab/><text:tab/><text:tab/>pFiscalCnae.setCnae(cnaeSelected);<text:tab/><text:tab/><text:tab/>pessoas.getListaSetFiscalCnaes().add(pFiscalCnae);<text:tab/><text:tab/><text:tab/><text:tab/><text:tab/>}<text:tab/><text:tab/><text:tab/><text:tab/>if ( !mensaTela.isEmpty() ) {<text:tab/> <text:s text:c="7"/>FacesMessage msg = new FacesMessage("", mensaTela);<text:tab/> <text:s text:c="7"/>FacesContext.getCurrentInstance().addMessage(null, msg);<text:tab/><text:tab/><text:tab/><text:tab/><text:tab/>}<text:tab/><text:tab/>cnaeEntrada = "";<text:tab/><text:tab/>cnaeSelected = null;<text:tab/>}<text:tab/><text:tab/>public void remFiscalCnae () {<text:tab/><text:tab/>pessoas.getListaSetFiscalCnaes().remove(pessoasFCnaesSelected);<text:tab/>}<text:tab/><text:tab/>public void buscarCep () {<text:tab/><text:tab/><text:tab/><text:tab/>mensaTela = "";<text:tab/><text:tab/>cep.setarAcesso("ajudainformatic", "39Vd2B4");<text:tab/><text:tab/>try {<text:tab/><text:tab/><text:tab/>if ( pessoasEndereco.getCep().length() != 8 ) {<text:tab/><text:tab/><text:tab/><text:tab/>mensaTela = "Cep invalido para procura";<text:tab/><text:tab/><text:tab/><text:tab/>pessoasEndereco = new PessoasEndereco();<text:tab/><text:tab/><text:tab/>} else {<text:tab/><text:tab/><text:tab/><text:tab/><text:tab/><text:tab/><text:tab/><text:tab/>String cepRetorno <text:s/>= cep.obterLogradouro(pessoasEndereco.getCep());<text:tab/><text:tab/><text:tab/><text:tab/>StringTokenizer st = new StringTokenizer(cepRetorno, ",");<text:tab/><text:tab/><text:tab/><text:tab/>int posiCampo = 0;<text:tab/><text:tab/><text:tab/><text:tab/>if ( !cepRetorno.contains("não encontrado")) {<text:tab/> <text:s text:c="15"/>while ( st.hasMoreTokens() ) {<text:tab/> <text:s text:c="19"/>String campo = st.nextToken();<text:tab/> <text:s text:c="19"/>if ( posiCampo == 0 ) pessoasEndereco.setEndereco(campo);<text:tab/> <text:s text:c="19"/>if ( posiCampo == 1 ) pessoasEndereco.setBairro(campo);<text:tab/> <text:s text:c="19"/>if ( posiCampo == 3 ) {<text:tab/> <text:s text:c="19"/><text:tab/>for ( IBGEUf uf : IBGEUfConverter.listaIbgeUF) {<text:tab/> <text:s text:c="19"/><text:tab/><text:tab/>if ( uf.getUfSigla().trim().contains(campo.trim())) {<text:tab/> <text:s text:c="19"/><text:tab/><text:tab/><text:tab/>pessoasEndereco.setIdUf(uf);<text:tab/> <text:s text:c="19"/><text:tab/><text:tab/><text:tab/>break;<text:tab/> <text:s text:c="19"/><text:tab/><text:tab/>}<text:tab/> <text:s text:c="19"/><text:tab/>}<text:tab/> <text:s text:c="19"/>}<text:tab/> <text:s text:c="19"/>if ( posiCampo == 4 ) {<text:tab/> <text:s text:c="19"/><text:tab/>for ( <text:s/>IBGEMunicipios muni : IBGEMunicipiosConverter.listaIbgeMuncicipios ) {<text:tab/> <text:s text:c="19"/><text:tab/><text:tab/>if ( muni.getCodigo().trim().contains(campo.trim())) {<text:tab/> <text:s text:c="19"/><text:tab/><text:tab/><text:tab/>pessoasEndereco.setIdMunicipios(muni);<text:tab/> <text:s text:c="19"/><text:tab/><text:tab/><text:tab/>break;<text:tab/> <text:s text:c="19"/><text:tab/><text:tab/>}<text:tab/> <text:s text:c="19"/><text:tab/>}<text:tab/> <text:s text:c="19"/>} <text:s text:c="3"/><text:tab/> <text:s text:c="19"/>posiCampo ++;<text:tab/> <text:s text:c="15"/>} <text:s text:c="3"/><text:tab/><text:tab/><text:tab/><text:tab/>} else {<text:tab/><text:tab/><text:tab/><text:tab/><text:tab/>mensaTela = "Cep não encontrado.";<text:tab/><text:tab/><text:tab/><text:tab/><text:tab/>pessoasEndereco = new PessoasEndereco();<text:tab/><text:tab/><text:tab/><text:tab/>}<text:tab/><text:tab/><text:tab/><text:tab/><text:tab/><text:tab/><text:tab/><text:tab/>if ( cepRetorno.contains("CEP Município")) {<text:tab/><text:tab/><text:tab/><text:tab/><text:tab/>pessoasEndereco.setEndereco("");<text:tab/><text:tab/><text:tab/><text:tab/><text:tab/>mensaTela = "Cep de munícipio, logradouro vai precisar preencher manual.";<text:tab/><text:tab/><text:tab/><text:tab/>}<text:tab/><text:tab/><text:tab/><text:tab/><text:tab/><text:tab/><text:tab/>}<text:tab/><text:tab/><text:tab/>if ( !mensaTela.isEmpty() ) {<text:tab/><text:tab/> <text:s text:c="7"/>FacesMessage msg = new FacesMessage("", mensaTela);<text:tab/><text:tab/> <text:s text:c="7"/>FacesContext.getCurrentInstance().addMessage(null, msg);<text:tab/><text:tab/><text:tab/><text:tab/><text:tab/><text:tab/>}<text:tab/><text:tab/><text:tab/><text:tab/><text:tab/><text:tab/><text:tab/><text:tab/><text:tab/><text:tab/>} catch (Exception e) {<text:tab/><text:tab/><text:tab/>// TODO Auto</text:p>
          </table:table-cell>
          <table:table-cell office:value-type="string" calcext:value-type="string">
            <text:p>generated catch block<text:tab/><text:tab/><text:tab/>e.printStackTrace();<text:tab/><text:tab/>}<text:tab/>}<text:tab/>public void serasaConsultaCadastro () {<text:tab/><text:tab/><text:tab/><text:tab/>Pessoas pessoaValida = null;<text:tab/><text:tab/>mensaTela = "";<text:tab/><text:tab/>if ( pessoaTipo == 'J') {<text:tab/><text:tab/><text:tab/>mensaTela = Validador.ValidaCNPJ(pessoas.getInscFederal().replaceAll("[^0</text:p>
          </table:table-cell>
          <table:table-cell office:value-type="string" calcext:value-type="string">
            <text:p>9]", ""),pessoas.getInscFederal());<text:tab/><text:tab/>} else {<text:tab/><text:tab/><text:tab/>pessoaValida = Validador.ValidaCPF(pessoas.getInscFederal().replaceAll("[^0</text:p>
          </table:table-cell>
          <table:table-cell office:value-type="string" calcext:value-type="string">
            <text:p>9]", ""),pessoas.getInscFederal());<text:tab/><text:tab/><text:tab/>mensaTela = pessoaValida.getMensaValidaInscFederal();<text:tab/><text:tab/>}<text:tab/><text:tab/><text:tab/><text:tab/><text:tab/><text:tab/>if ( mensaTela.isEmpty() ) {<text:tab/><text:tab/><text:tab/><text:tab/><text:tab/><text:tab/>int posiLogradouroNum = 0;<text:tab/><text:tab/><text:tab/>String logradouroSemNumCompl = "";<text:tab/><text:tab/><text:tab/>String retornoSerasaConsulta = WsSerasaCadastro.consultaCadastro(pessoas.getInscFederal());<text:tab/><text:tab/><text:tab/>serasaCadastro = new SerasaCadastro();<text:tab/><text:tab/><text:tab/>serasaCadastro.setSituacao(1);<text:tab/><text:tab/><text:tab/>serasaCadastro.setPessoaUsuario(dadosSistema.getUsuario().getPessoaUsuario());<text:tab/><text:tab/><text:tab/>serasaCadastro.setDataInclusao(new Date());<text:tab/><text:tab/><text:tab/>serasaCadastro.setConsulta_COMPLETA("");<text:tab/><text:tab/><text:tab/>StringTokenizer stPrincipal = new StringTokenizer(retornoSerasaConsulta, "|");<text:tab/> <text:s text:c="7"/>try {<text:tab/><text:tab/><text:tab/><text:tab/><text:tab/> <text:s text:c="7"/>while ( stPrincipal.hasMoreTokens() ) {<text:tab/><text:tab/> <text:s text:c="11"/>String linha = stPrincipal.nextToken();<text:tab/><text:tab/> <text:s text:c="11"/>int posiBusca = linha.indexOf("@");<text:tab/><text:tab/><text:tab/><text:tab/><text:tab/>serasaCadastro.setConsulta_COMPLETA(serasaCadastro.getConsulta_COMPLETA()+linha+"\n");<text:tab/><text:tab/><text:tab/> <text:s text:c="11"/><text:tab/><text:tab/><text:tab/><text:tab/><text:tab/>if ( posiBusca &gt; 0 ) {<text:tab/><text:tab/><text:tab/><text:tab/><text:tab/><text:tab/><text:tab/><text:tab/> <text:s text:c="11"/>serasaCadastro.setCnpj_CONSULTADO(linha.trim().substring(0, posiBusca).trim().contains("CNPJ")?linha.substring(posiBusca+1):serasaCadastro.getCnpj_CONSULTADO());<text:tab/><text:tab/><text:tab/> <text:s text:c="11"/>serasaCadastro.setCodigo_CNAE(linha.trim().substring(0, posiBusca).trim().contains("CNAE")?linha.substring(posiBusca+1):serasaCadastro.getCodigo_CNAE());<text:tab/><text:tab/><text:tab/> <text:s text:c="11"/>serasaCadastro.setRazao_SOCIAL(linha.trim().substring(0, posiBusca).trim().contains("RAZAO SOCIAL")?linha.substring(posiBusca+1):serasaCadastro.getRazao_SOCIAL());<text:tab/><text:tab/><text:tab/> <text:s text:c="11"/>serasaCadastro.setNome_FANTASIA(linha.trim().substring(0, posiBusca).trim().contains("NOME FANTASIA")?linha.substring(posiBusca+1):serasaCadastro.getNome_FANTASIA());<text:tab/><text:tab/><text:tab/> <text:s text:c="11"/>serasaCadastro.setCep(linha.trim().substring(0, posiBusca).trim().contains("CEP")?linha.substring(posiBusca+1):serasaCadastro.getCep());<text:tab/><text:tab/><text:tab/> <text:s text:c="11"/>serasaCadastro.setLogradouro(linha.trim().substring(0, posiBusca).trim().contains("LOGRADOURO")?linha.substring(posiBusca+1):serasaCadastro.getLogradouro());<text:tab/><text:tab/><text:tab/> <text:s text:c="11"/>serasaCadastro.setNome_DO_LOGRADOURO(linha.trim().substring(0, posiBusca).trim().contains("NOME DO LOGRADOURO")?linha.substring(posiBusca+1):serasaCadastro.getNome_DO_LOGRADOURO());<text:tab/><text:tab/><text:tab/> <text:s text:c="11"/>serasaCadastro.setNumero(linha.trim().substring(0, posiBusca).trim().contains("NUMERO")?linha.substring(posiBusca+1):serasaCadastro.getNumero());<text:tab/><text:tab/><text:tab/> <text:s text:c="11"/>serasaCadastro.setComplemento(linha.trim().substring(0, posiBusca).trim().contains("COMPLEMENTO")?linha.substring(posiBusca+1):serasaCadastro.getComplemento());<text:tab/><text:tab/><text:tab/> <text:s text:c="11"/>serasaCadastro.setDdd_FONE(linha.trim().substring(0, posiBusca).trim().contains("DDD FONE")?linha.substring(posiBusca+1):serasaCadastro.getDdd_FONE());<text:tab/><text:tab/><text:tab/> <text:s text:c="11"/>serasaCadastro.setDescricao_CIDADE(linha.trim().substring(0, posiBusca).trim().contains("CIDADE")?linha.substring(posiBusca+1):serasaCadastro.getDescricao_CIDADE()); <text:s text:c="2"/><text:tab/><text:tab/><text:tab/> <text:s text:c="11"/>serasaCadastro.setEstado(linha.trim().substring(0, posiBusca).trim().contains("ESTADO")?linha.substring(posiBusca+1):serasaCadastro.getEstado());<text:tab/><text:tab/><text:tab/> <text:s text:c="11"/>serasaCadastro.setDescricao_DO_BAIRRO(linha.trim().substring(0, posiBusca).trim().contains("BAIRRO")?linha.substring(posiBusca+1):serasaCadastro.getDescricao_DO_BAIRRO());<text:tab/><text:tab/><text:tab/> <text:s text:c="11"/>serasaCadastro.setTipo_LOGRADOURO(linha.trim().substring(0, posiBusca).trim().contains("TIPO LOGRADOURO")?linha.substring(posiBusca+1):serasaCadastro.getTipo_LOGRADOURO());<text:tab/><text:tab/><text:tab/> <text:s text:c="11"/>serasaCadastro.setRamo_DE_ATIVIDADE(linha.trim().substring(0, posiBusca).trim().contains("RAMO DE ATIVIDADE")?linha.substring(posiBusca+1):serasaCadastro.getRamo_DE_ATIVIDADE());<text:tab/><text:tab/><text:tab/> <text:s text:c="11"/>serasaCadastro.setRf_SITUACAO_CADASTRAL(linha.trim().substring(0, posiBusca).trim().contains("RF </text:p>
          </table:table-cell>
          <table:table-cell office:value-type="string" calcext:value-type="string">
            <text:p><text:s/>SITUACAO")?linha.substring(posiBusca+1):serasaCadastro.getRf_SITUACAO_CADASTRAL());<text:tab/><text:tab/><text:tab/> <text:s text:c="11"/>serasaCadastro.setRp_RP_CADASTRO(linha.trim().substring(0, posiBusca).trim().contains("RP_RP")?linha.substring(posiBusca+1):serasaCadastro.getRp_RP_CADASTRO());<text:tab/><text:tab/><text:tab/> <text:s text:c="11"/>serasaCadastro.setDo_CRÉDITO_SOLICITADO(linha.trim().substring(0, posiBusca).trim().contains("DO </text:p>
          </table:table-cell>
          <table:table-cell office:value-type="string" calcext:value-type="string">
            <text:p><text:s/>CRÉDITO")?linha.substring(posiBusca+1):serasaCadastro.getDo_CRÉDITO_SOLICITADO());<text:tab/><text:tab/><text:tab/> <text:s text:c="11"/>serasaCadastro.setDo_TIPO_DE_CONSULTA(linha.trim().substring(0, posiBusca).trim().contains("DO </text:p>
          </table:table-cell>
          <table:table-cell office:value-type="string" calcext:value-type="string">
            <text:p><text:s/>TIPO")?linha.substring(posiBusca+1):serasaCadastro.getDo_TIPO_DE_CONSULTA()); <text:s/><text:tab/><text:tab/><text:tab/> <text:s text:c="11"/>serasaCadastro.setSintegra_UF(linha.trim().substring(0, posiBusca).trim().contains("SINTEGRA </text:p>
          </table:table-cell>
          <table:table-cell office:value-type="string" calcext:value-type="string">
            <text:p><text:s/>UF")?linha.substring(posiBusca+1):serasaCadastro.getSintegra_UF());<text:tab/><text:tab/><text:tab/> <text:s text:c="11"/>serasaCadastro.setSintegra_INTERNO_INSCRICAO_ESTADUAL(linha.trim().substring(0, posiBusca).trim().contains("SINTEGRA INTERNO </text:p>
          </table:table-cell>
          <table:table-cell office:value-type="string" calcext:value-type="string">
            <text:p><text:s/>INSCRICAO")?linha.substring(posiBusca+1):serasaCadastro.getSintegra_INTERNO_INSCRICAO_ESTADUAL());<text:tab/><text:tab/><text:tab/> <text:s text:c="11"/>serasaCadastro.setSintegra_INTERNO_SITUACAO_CADASTRAL(linha.trim().substring(0, posiBusca).trim().contains("SINTEGRA INTERNO </text:p>
          </table:table-cell>
          <table:table-cell office:value-type="string" calcext:value-type="string">
            <text:p><text:s/>SITUACAO")?linha.substring(posiBusca+1):serasaCadastro.getSintegra_INTERNO_SITUACAO_CADASTRAL()); <text:s text:c="11"/><text:tab/><text:tab/><text:tab/><text:tab/><text:tab/>}<text:tab/><text:tab/> <text:s text:c="7"/>}<text:tab/><text:tab/><text:tab/> <text:s text:c="7"/><text:tab/><text:tab/> <text:s text:c="7"/>String isncFederal <text:s/>= pessoas.getInscFederal();<text:tab/><text:tab/> <text:s text:c="7"/>pessoas = new Pessoas();<text:tab/><text:tab/> <text:s text:c="7"/>serasaCadastro.setCnpj_CONSULTADO(serasaCadastro.getCnpj_CONSULTADO().replaceAll("[^0</text:p>
          </table:table-cell>
          <table:table-cell office:value-type="string" calcext:value-type="string">
            <text:p>9]", ""));<text:tab/><text:tab/> <text:s text:c="7"/>serasaCadastro.setConsulta_COMPLETA(serasaCadastro.getConsulta_COMPLETA().replace("@", " = "));<text:tab/><text:tab/> <text:s text:c="7"/>pessoasEndereco = new PessoasEndereco();<text:tab/><text:tab/> <text:s text:c="7"/>listaPessoasEnderecos.clear();<text:tab/><text:tab/> <text:s text:c="7"/>mensaTela = "Dados foram capturados com sucesso. Verificar os dados e depois salvar.";<text:tab/><text:tab/> <text:s text:c="7"/>pessoas.getListaSetFiscalCnaes().clear();<text:tab/><text:tab/> <text:s text:c="7"/>pessoas.setNome(TratamentoCampos.AjustaTamanhoCampo(serasaCadastro.getRazao_SOCIAL().replace("#", ""),60));<text:tab/><text:tab/> <text:s text:c="7"/>if ( !pessoas.getNome().isEmpty()) {<text:tab/><text:tab/><text:tab/> <text:s text:c="7"/><text:tab/><text:tab/><text:tab/> <text:s text:c="7"/>pessoas.setApelido(TratamentoCampos.AjustaTamanhoCampo(serasaCadastro.getNome_FANTASIA().replace("#", ""),60));<text:tab/><text:tab/><text:tab/> <text:s text:c="7"/>pessoas.setInscFederal(isncFederal.replace("#", ""));<text:tab/><text:tab/><text:tab/> <text:s text:c="7"/>pessoas.setInscEstadual(TratamentoCampos.AjustaTamanhoCampo(serasaCadastro.getSintegra_INTERNO_INSCRICAO_ESTADUAL().replace("#", ""),15));<text:tab/><text:tab/><text:tab/> <text:s text:c="7"/>pessoas.setInscEstadualDescSituacao("ATIVA");<text:tab/><text:tab/><text:tab/> <text:s text:c="7"/>pessoas.setDataInclusao(new Date());<text:tab/><text:tab/><text:tab/> <text:s text:c="7"/>if (serasaCadastro.getSintegra_INTERNO_SITUACAO_CADASTRAL().contains("NAO"))<text:tab/><text:tab/><text:tab/> <text:s text:c="7"/><text:tab/>pessoas.setInscEstadualDescSituacao("INATIVA");<text:tab/><text:tab/><text:tab/> <text:s text:c="7"/><text:tab/><text:tab/><text:tab/> <text:s text:c="7"/>pessoasEndereco.setCep(TratamentoCampos.AjustaTamanhoCampo(serasaCadastro.getCep().replace("#", ""),8));<text:tab/><text:tab/><text:tab/><text:tab/> <text:s text:c="7"/>posiLogradouroNum = serasaCadastro.getNome_DO_LOGRADOURO().indexOf(serasaCadastro.getNumero().replace("#", ""));<text:tab/><text:tab/><text:tab/> <text:s text:c="7"/><text:tab/><text:tab/><text:tab/> <text:s text:c="7"/>if ( posiLogradouroNum <text:s/>&gt; 0 ) <text:tab/><text:tab/><text:tab/> <text:s text:c="7"/><text:tab/> logradouroSemNumCompl = serasaCadastro.getNome_DO_LOGRADOURO().substring(0, posiLogradouroNum);<text:tab/><text:tab/><text:tab/> <text:s text:c="7"/>pessoasEndereco.setEndereco(TratamentoCampos.AjustaTamanhoCampo(logradouroSemNumCompl.replace("#", ""),60));<text:tab/><text:tab/><text:tab/> <text:s text:c="7"/>pessoasEndereco.setNumero(TratamentoCampos.AjustaTamanhoCampo(serasaCadastro.getNumero().replace("#", ""),60));<text:tab/><text:tab/><text:tab/> <text:s text:c="7"/>pessoasEndereco.setComplemento(TratamentoCampos.AjustaTamanhoCampo(serasaCadastro.getComplemento().replace("#", ""),60));<text:tab/><text:tab/><text:tab/> <text:s text:c="7"/>pessoasEndereco.setBairro(TratamentoCampos.AjustaTamanhoCampo(serasaCadastro.getDescricao_DO_BAIRRO().replace("#", ""),60));<text:tab/><text:tab/><text:tab/> <text:s text:c="7"/>pessoasEndereco.setCidade(TratamentoCampos.AjustaTamanhoCampo(serasaCadastro.getDescricao_CIDADE().replace("#", ""),60));<text:tab/><text:tab/><text:tab/> <text:s text:c="7"/>for (IBGEMunicipios muni : <text:s/>IBGEMunicipiosConverter.listaIbgeMuncicipios ) {<text:tab/><text:tab/><text:tab/> <text:s text:c="7"/><text:tab/>if ( muni.getNome().trim().replace("", "").equalsIgnoreCase(pessoasEndereco.getCidade().trim().replace("", ""))) {<text:tab/><text:tab/><text:tab/> <text:s text:c="7"/><text:tab/><text:tab/>pessoasEndereco.setIdMunicipios(muni);<text:tab/><text:tab/><text:tab/> <text:s text:c="7"/><text:tab/><text:tab/>break;<text:tab/><text:tab/><text:tab/> <text:s text:c="7"/><text:tab/>}<text:tab/><text:tab/><text:tab/> <text:s text:c="7"/>}<text:tab/><text:tab/><text:tab/> <text:s text:c="7"/>pessoasEndereco.setUf(serasaCadastro.getEstado().replace("#", ""));<text:tab/><text:tab/><text:tab/> <text:s text:c="7"/>for (IBGEUf uf : <text:s/>IBGEUfConverter.listaIbgeUF ) {<text:tab/><text:tab/><text:tab/> <text:s text:c="7"/><text:tab/>if ( uf.getUfSigla().trim().replace("", "").equalsIgnoreCase(pessoasEndereco.getUf().trim().replace("", ""))) {<text:tab/><text:tab/><text:tab/> <text:s text:c="7"/><text:tab/><text:tab/>pessoasEndereco.setIdUf(uf);<text:tab/><text:tab/><text:tab/> <text:s text:c="7"/><text:tab/><text:tab/>break;<text:tab/><text:tab/><text:tab/> <text:s text:c="7"/><text:tab/>}<text:tab/><text:tab/><text:tab/> <text:s text:c="7"/>}<text:tab/><text:tab/> <text:s text:c="7"/><text:tab/><text:tab/><text:tab/> <text:s text:c="7"/>pessoasEndereco.setTipo("1"); // </text:p>
          </table:table-cell>
          <table:table-cell/>
          <table:table-cell office:value-type="string" calcext:value-type="string">
            <text:p><text:s/>Tipo contrato<text:tab/><text:tab/><text:tab/> <text:s text:c="7"/><text:tab/><text:tab/><text:tab/> <text:s text:c="7"/>if ( (pessoasEndereco.getIdMunicipios() != null) &amp;&amp; (pessoasEndereco.getUf() != null) ) { <text:tab/><text:tab/><text:tab/> <text:s text:c="7"/><text:tab/>listaPessoasEnderecos.add(pessoasEndereco);<text:tab/><text:tab/><text:tab/> <text:s text:c="7"/><text:tab/>pessoasEndereco = new PessoasEndereco();<text:tab/><text:tab/><text:tab/> <text:s text:c="7"/>} else {<text:tab/><text:tab/><text:tab/> <text:s text:c="7"/><text:tab/>mensaTela = "Dados foram capturados com ressalva, verificar.";<text:tab/><text:tab/><text:tab/> <text:s text:c="7"/>}<text:tab/><text:tab/><text:tab/> <text:s text:c="7"/><text:tab/><text:tab/><text:tab/> <text:s text:c="7"/>for ( Cnae cnae : CnaeConverter.listaCnae ) {<text:tab/><text:tab/><text:tab/> <text:s text:c="7"/><text:tab/>if ( cnae.getCodigo().equalsIgnoreCase(serasaCadastro.getCodigo_CNAE())) {<text:tab/><text:tab/><text:tab/> <text:s text:c="7"/><text:tab/><text:tab/>pessoas.getListaSetFiscalCnaes().add(new PessoasFiscalCnaes(cnae.getCodigo(),pessoas,cnae));<text:tab/><text:tab/><text:tab/><text:tab/> <text:s text:c="7"/><text:tab/>}<text:tab/><text:tab/><text:tab/> <text:s text:c="7"/>}<text:tab/><text:tab/><text:tab/> <text:s text:c="7"/><text:tab/><text:tab/> <text:s text:c="7"/><text:tab/><text:tab/><text:tab/> <text:s text:c="7"/><text:tab/><text:tab/> <text:s text:c="7"/><text:tab/>PessoasDelegate.getInstance().save(serasaCadastro, dadosSistema.getUsuario().getNomeConexao());<text:tab/><text:tab/><text:tab/> <text:s text:c="7"/>FacesMessage msg = new FacesMessage("", mensaTela);<text:tab/><text:tab/><text:tab/> <text:s text:c="7"/>FacesContext.getCurrentInstance().addMessage(null, msg);<text:tab/><text:tab/><text:tab/> <text:s text:c="7"/><text:tab/><text:tab/> <text:s text:c="7"/>} else {<text:tab/><text:tab/> <text:s text:c="7"/><text:tab/>mensaTela = "Dados de retorno, inválidos. Não podem ser usado como cadastro.";<text:tab/><text:tab/> <text:s text:c="7"/><text:tab/>//RequestContext.getCurrentInstance().execute("PF('wgSerasaRetorno').show()");<text:tab/><text:tab/> <text:s text:c="7"/>}<text:tab/> <text:s text:c="7"/><text:tab/><text:tab/><text:tab/><text:tab/>} catch (Exception e) {<text:tab/><text:tab/><text:tab/><text:tab/>mensaTela = "Problemas com serasa: " + retornoSerasaConsulta; <text:tab/><text:tab/> <text:s text:c="7"/>FacesMessage msg = new FacesMessage("", "Problemas com serasa: \n" + e.getMessage() + "\nResposta:\n" + retornoSerasaConsulta);<text:tab/><text:tab/> <text:s text:c="7"/>FacesContext.getCurrentInstance().addMessage(null, msg);<text:tab/><text:tab/> <text:s text:c="7"/>e.printStackTrace();<text:tab/><text:tab/><text:tab/>}<text:tab/> <text:s text:c="7"/><text:tab/> <text:s text:c="7"/><text:tab/><text:tab/>} else {<text:tab/> <text:s text:c="7"/>FacesMessage msg = new FacesMessage("", mensaTela);<text:tab/> <text:s text:c="7"/>FacesContext.getCurrentInstance().addMessage(null, msg);<text:tab/><text:tab/><text:tab/><text:tab/>} <text:s text:c="7"/><text:tab/>}<text:tab/><text:tab/>public void serasaConsultaCredito () {<text:tab/><text:tab/><text:tab/><text:tab/>mensaTela = "";<text:tab/><text:tab/><text:tab/><text:tab/>if ( mensaTela.isEmpty() ) {<text:tab/><text:tab/><text:tab/><text:tab/>String retornoSerasaConsulta = WsSerasaCredito.consultaCredito(pessoas.getInscFederal());<text:tab/><text:tab/><text:tab/>serasaCredito = new SerasaCredito();<text:tab/><text:tab/><text:tab/>serasaCredito.setSituacao(1);<text:tab/><text:tab/><text:tab/>serasaCredito.setPessoaUsuario(dadosSistema.getUsuario().getPessoaUsuario());<text:tab/><text:tab/><text:tab/>serasaCredito.setPessoas(pessoas);<text:tab/><text:tab/><text:tab/>serasaCredito.setDataInclusao(new Date());<text:tab/><text:tab/><text:tab/>serasaCredito.setConsulta_COMPLETA("");<text:tab/><text:tab/><text:tab/>StringTokenizer stPrincipal = new StringTokenizer(retornoSerasaConsulta, "\n");<text:tab/> <text:s text:c="7"/>try {<text:tab/><text:tab/><text:tab/><text:tab/><text:tab/> <text:s text:c="7"/>while ( stPrincipal.hasMoreTokens() ) {<text:tab/><text:tab/> <text:s text:c="11"/>String linha = stPrincipal.nextToken();<text:tab/><text:tab/> <text:s text:c="11"/>int posiBusca = linha.indexOf("=");<text:tab/><text:tab/><text:tab/><text:tab/><text:tab/>if ( posiBusca &gt; 0 ) {<text:tab/><text:tab/><text:tab/><text:tab/><text:tab/><text:tab/><text:tab/><text:tab/><text:tab/><text:tab/><text:tab/>serasaCredito.setMsge_TIPO(linha.trim().substring(0, posiBusca).trim().equalsIgnoreCase("MSGE_TIPO")?linha.substring(posiBusca+1):serasaCredito.getMsge_TIPO());<text:tab/><text:tab/><text:tab/><text:tab/><text:tab/><text:tab/>serasaCredito.setMsge_DESC(linha.trim().substring(0, posiBusca).trim().equalsIgnoreCase("MSGE_DESC")?linha.substring(posiBusca+1):serasaCredito.getMsge_DESC());<text:tab/><text:tab/><text:tab/><text:tab/><text:tab/><text:tab/>serasaCredito.setLimite(linha.trim().substring(0, posiBusca).trim().equalsIgnoreCase("LIMITE")?linha.substring(posiBusca+1):serasaCredito.getLimite());<text:tab/><text:tab/><text:tab/><text:tab/><text:tab/><text:tab/>serasaCredito.setPolitica(linha.trim().substring(0, posiBusca).trim().equalsIgnoreCase("POLITICA")?linha.substring(posiBusca+1):serasaCredito.getPolitica());<text:tab/><text:tab/><text:tab/><text:tab/><text:tab/><text:tab/>serasaCredito.setRelatorio(linha.trim().substring(0, posiBusca).trim().contains("RELATORIO")?linha.substring(posiBusca+1):serasaCredito.getRelatorio());<text:tab/><text:tab/><text:tab/><text:tab/><text:tab/><text:tab/>serasaCredito.setErro(linha.trim().substring(0, posiBusca).trim().contains("ERRO")?linha.substring(posiBusca+1):serasaCredito.getErro());<text:tab/><text:tab/><text:tab/><text:tab/><text:tab/><text:tab/><text:tab/><text:tab/><text:tab/><text:tab/><text:tab/><text:tab/>serasaCredito.setConsulta_COMPLETA(linha.trim().substring(0, posiBusca).trim().contains("DADOSPOLITICA")?linha.substring(posiBusca+1):serasaCredito.getConsulta_COMPLETA());<text:tab/><text:tab/><text:tab/><text:tab/><text:tab/>}<text:tab/><text:tab/> <text:s text:c="7"/>}<text:tab/><text:tab/><text:tab/> <text:s text:c="7"/><text:tab/><text:tab/> <text:s text:c="7"/>// </text:p>
          </table:table-cell>
          <table:table-cell/>
          <table:table-cell office:value-type="string" calcext:value-type="string">
            <text:p><text:s/>Quebrando linha do conteudo dos dados politicos<text:tab/><text:tab/> <text:s text:c="7"/>String mensaDesc = "";<text:tab/><text:tab/><text:tab/><text:tab/>StringTokenizer stMensaDesc = new StringTokenizer(serasaCredito.getMsge_DESC(), "|");<text:tab/><text:tab/> <text:s text:c="7"/>while ( stMensaDesc.hasMoreTokens() ) {<text:tab/><text:tab/> <text:s text:c="7"/><text:tab/>String linha = stMensaDesc.nextToken();<text:tab/><text:tab/> <text:s text:c="7"/><text:tab/>mensaDesc += linha+"\n";<text:tab/><text:tab/> <text:s text:c="7"/>}<text:tab/><text:tab/> <text:s text:c="7"/>serasaCredito.setMsge_DESC(mensaDesc);<text:tab/><text:tab/> <text:s text:c="7"/><text:tab/><text:tab/><text:tab/> <text:s text:c="3"/><text:tab/><text:tab/> <text:s text:c="7"/>// </text:p>
          </table:table-cell>
          <table:table-cell/>
          <table:table-cell office:value-type="string" calcext:value-type="string">
            <text:p><text:s/>Quebrando linha do conteudo dos dados politicos<text:tab/><text:tab/> <text:s text:c="7"/>String dadosPoliticos = "";<text:tab/><text:tab/><text:tab/><text:tab/>StringTokenizer stDadosPolicicos = new StringTokenizer(serasaCredito.getConsulta_COMPLETA(), "|");<text:tab/><text:tab/> <text:s text:c="7"/>while ( stDadosPolicicos.hasMoreTokens() ) {<text:tab/><text:tab/> <text:s text:c="7"/><text:tab/>String linha = stDadosPolicicos.nextToken();<text:tab/><text:tab/> <text:s text:c="7"/><text:tab/>dadosPoliticos += linha.replace("@", " = ").replace("#", "")+"\n";<text:tab/><text:tab/> <text:s text:c="7"/>}<text:tab/><text:tab/> <text:s text:c="7"/>serasaCredito.setConsulta_COMPLETA(dadosPoliticos);<text:tab/><text:tab/> <text:s text:c="7"/>pessoas.getListaSetSerasaCredito().add(serasaCredito);<text:tab/><text:tab/> <text:s text:c="7"/>String strValorLimite = serasaCredito.getLimite().replace(".", "");<text:tab/><text:tab/> <text:s text:c="7"/>double valorLimite = Double.parseDouble(strValorLimite.replace(",", "."));<text:tab/><text:tab/> <text:s text:c="7"/>pessoas.setValorCredito(new BigDecimal(valorLimite));<text:tab/><text:tab/> <text:s text:c="7"/>FacesMessage msg = new FacesMessage("", "Retorno serasa concluido.");<text:tab/><text:tab/> <text:s text:c="7"/>FacesContext.getCurrentInstance().addMessage(null, msg);<text:tab/> <text:s text:c="7"/><text:tab/><text:tab/><text:tab/><text:tab/>} catch (Exception e) {<text:tab/><text:tab/> <text:s text:c="7"/>FacesMessage msg = new FacesMessage("", "Problemas com serasa");<text:tab/><text:tab/> <text:s text:c="7"/>FacesContext.getCurrentInstance().addMessage(null, msg);<text:tab/><text:tab/> <text:s text:c="7"/>e.printStackTrace();<text:tab/><text:tab/><text:tab/>}<text:tab/> <text:s text:c="7"/><text:tab/> <text:s text:c="7"/><text:tab/><text:tab/>} else {<text:tab/> <text:s text:c="7"/>FacesMessage msg = new FacesMessage("", mensaTela);<text:tab/> <text:s text:c="7"/>FacesContext.getCurrentInstance().addMessage(null, msg);<text:tab/><text:tab/><text:tab/><text:tab/>} <text:s text:c="7"/><text:tab/>}<text:tab/><text:tab/><text:tab/>public void serasaConsultaCreditoRemover () {<text:tab/><text:tab/><text:tab/><text:tab/>pessoas.getListaSetSerasaCredito().remove(serasaCredito);<text:tab/><text:tab/><text:tab/>}<text:tab/><text:tab/>public void serasaReciprocidade () {<text:tab/><text:tab/>arquivoSerasaReprocidade = "";<text:tab/><text:tab/>nomeArquivoTemp = "";<text:tab/><text:tab/>StringBuffer arquivoConteudo = new StringBuffer();<text:tab/><text:tab/>SimpleDateFormat formatar = new SimpleDateFormat("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"); <text:s text:c="2"/><text:tab/><text:tab/><text:tab/><text:tab/>FinanMovPagRec fPGFind = new FinanMovPagRec();<text:tab/><text:tab/>fPGFind.setSituacao(1);<text:tab/><text:tab/>fPGFind.setDataBuscaInicio(dataBuscaInicio);<text:tab/><text:tab/>fPGFind.setDataBuscaFinal(dataBuscaFim);<text:tab/><text:tab/>int nRegistro = 0;<text:tab/><text:tab/>int nRegistroRel = 0;<text:tab/><text:tab/><text:tab/><text:tab/>// </text:p>
          </table:table-cell>
          <table:table-cell/>
          <table:table-cell office:value-type="string" calcext:value-type="string">
            <text:p><text:s/>Header </text:p>
          </table:table-cell>
          <table:table-cell office:value-type="string" calcext:value-type="string">
            <text:p><text:s/>lpadTo(Integer.toString(nfSaida.getcNF())<text:tab/><text:tab/>arquivoConteudo.append("00");<text:tab/><text:tab/>arquivoConteudo.append(TratamentoCampos.lpadTo("RELATO COMP NEGOCIOS", 20, ' '));<text:tab/><text:tab/>arquivoConteudo.append(TratamentoCampos.lpadTo(dadosSistema.getPessoasEmpresa().getInscFederal(), 14, ' ')); // </text:p>
          </table:table-cell>
          <table:table-cell/>
          <table:table-cell office:value-type="string" calcext:value-type="string">
            <text:p><text:s/>CNPJ </text:p>
          </table:table-cell>
          <table:table-cell office:value-type="string" calcext:value-type="string">
            <text:p><text:s/>tam 14<text:tab/><text:tab/>arquivoConteudo.append(formatar.format(dataBuscaInicio).replace("</text:p>
          </table:table-cell>
          <table:table-cell office:value-type="string" calcext:value-type="string">
            <text:p>, ")); // -- dtini - tam 08<text:tab/><text:tab/>arquivoConteudo.append(formatar.format(dataBuscaFim).replace(</text:p>
          </table:table-cell>
          <table:table-cell office:value-type="string" calcext:value-type="string">
            <text:p>, ")); // -- dtini - tam 08<text:tab/><text:tab/>arquivoConteudo.append("S"); // <text:tab/><text:tab/>arquivoConteudo.append(TratamentoCampos.lpadTo(", 15, ' ')); // reservado serasa<text:tab/><text:tab/>arquivoConteudo.append(TratamentoCampos.lpadTo(", 3, ' ')); // reservado serasa<text:tab/><text:tab/>arquivoConteudo.append(TratamentoCampos.lpadTo(", 29, ' ')); // reservado serasa<text:tab/><text:tab/>arquivoConteudo.append("V."); // Fixo "V"<text:tab/><text:tab/>arquivoConteudo.append("01"); // Fixo "01"<text:tab/><text:tab/>arquivoConteudo.append(TratamentoCampos.lpadTo(", 26, ' ')); // reservado serasa<text:tab/><text:tab/>arquivoConteudo.append("\n");<text:tab/><text:tab/><text:tab/><text:tab/><text:tab/><text:tab/>for ( FinanMovPagRec fMovPagRec : FinanceiroDelegate.getInstance().recuperarListaMovPagPeriodoSerasa(fPGFind, dadosSistema.getUsuario().getNomeConexao()) ) {<text:tab/><text:tab/><text:tab/><text:tab/><text:tab/><text:tab/>if ( arquivoConteudo.indexOf(fMovPagRec.getPessoas().getInscFederal()) == -1) {<text:tab/><text:tab/><text:tab/><text:tab/>// -- Detalhe Relacionamento<text:tab/><text:tab/><text:tab/><text:tab/>arquivoConteudo.append("01");<text:tab/><text:tab/><text:tab/><text:tab/>arquivoConteudo.append(TratamentoCampos.lpadTo(fMovPagRec.getPessoas().getInscFederal(), 14, ' ')); // -- CNPJ - tam 14<text:tab/><text:tab/><text:tab/><text:tab/>arquivoConteudo.append("01"); // -- '01' - tam 02<text:tab/><text:tab/><text:tab/><text:tab/>arquivoConteudo.append(formatar.format(fMovPagRec.getPessoas().getDataInclusao()).replace(</text:p>
          </table:table-cell>
          <table:table-cell office:value-type="string" calcext:value-type="string">
            <text:p>, ")); // -- Dtinclusao - tam 08<text:tab/><text:tab/><text:tab/><text:tab/>arquivoConteudo.append("2"); // -- Tipo de Cliente: 1 = Antigo; 2 = Menos de um ano; 3 = Inativo - tam 1<text:tab/><text:tab/><text:tab/><text:tab/>arquivoConteudo.append(TratamentoCampos.lpadTo(", 38, ' ')); // reservado serasa<text:tab/><text:tab/><text:tab/><text:tab/>arquivoConteudo.append(TratamentoCampos.lpadTo(", 34, ' ')); // reservado serasa<text:tab/><text:tab/><text:tab/><text:tab/>arquivoConteudo.append(TratamentoCampos.lpadTo(", 01, ' ')); // reservado serasa<text:tab/><text:tab/><text:tab/><text:tab/>arquivoConteudo.append(TratamentoCampos.lpadTo(", 30, ' ')); // reservado serasa<text:tab/><text:tab/><text:tab/><text:tab/>arquivoConteudo.append("\n");<text:tab/><text:tab/><text:tab/><text:tab/>nRegistroRel ++;<text:tab/><text:tab/><text:tab/>}<text:tab/><text:tab/><text:tab/><text:tab/><text:tab/><text:tab/>// -- Detalhe<text:tab/><text:tab/><text:tab/>arquivoConteudo.append("01");<text:tab/><text:tab/><text:tab/>arquivoConteudo.append(TratamentoCampos.lpadTo(fMovPagRec.getPessoas().getInscFederal(), 14, ' ')); // -- CNPJ - tam 14<text:tab/><text:tab/><text:tab/>arquivoConteudo.append("05"); // -- '05' - tam 02<text:tab/><text:tab/><text:tab/>arquivoConteudo.append(TratamentoCampos.lpadTo(Integer.toString(fMovPagRec.getIDFinanMovPagRec()), 10, '0')); // tam 10<text:tab/><text:tab/><text:tab/>arquivoConteudo.append(formatar.format(fMovPagRec.getDataMovimento()).replace(</text:p>
          </table:table-cell>
          <table:table-cell office:value-type="string" calcext:value-type="string">
            <text:p>, ")); // tam 8<text:tab/><text:tab/><text:tab/>arquivoConteudo.append(TratamentoCampos.lpadTo(Double.toString(fMovPagRec.getValorMovimento().doubleValue()).replace(".", "), 13, '0')); // tam 13 - valor titulo<text:tab/><text:tab/><text:tab/><text:tab/><text:tab/><text:tab/>arquivoConteudo.append(formatar.format(fMovPagRec.getDataVencimento()).replace(</text:p>
          </table:table-cell>
          <table:table-cell office:value-type="string" calcext:value-type="string">
            <text:p>, ")); // tam 8<text:tab/><text:tab/><text:tab/>if ( fMovPagRec.getDataBaixa() != null ) {<text:tab/><text:tab/><text:tab/><text:tab/>arquivoConteudo.append(formatar.format(fMovPagRec.getDataBaixa()).replace(</text:p>
          </table:table-cell>
          <table:table-cell office:value-type="string" calcext:value-type="string">
            <text:p>, ")); // tam 8<text:tab/><text:tab/><text:tab/>} else {<text:tab/><text:tab/><text:tab/><text:tab/>arquivoConteudo.append(TratamentoCampos.lpadTo(", 8, ' ')); // tam 8<text:tab/><text:tab/><text:tab/>}<text:tab/><text:tab/><text:tab/>arquivoConteudo.append(TratamentoCampos.lpadTo(", 34, ' ')); // tam 34 Numero titulo maior que 10 posicoes<text:tab/><text:tab/><text:tab/>arquivoConteudo.append(TratamentoCampos.lpadTo(", 01, ' ')); // tam 1<text:tab/><text:tab/><text:tab/>arquivoConteudo.append(TratamentoCampos.lpadTo(", 24, ' ')); // tam 24<text:tab/><text:tab/><text:tab/>arquivoConteudo.append(TratamentoCampos.lpadTo(", 2, ' ')); // tam 2<text:tab/><text:tab/><text:tab/>arquivoConteudo.append(TratamentoCampos.lpadTo(", 1, ' ')); // tam 1<text:tab/><text:tab/><text:tab/>arquivoConteudo.append("\n");<text:tab/><text:tab/><text:tab/><text:tab/><text:tab/><text:tab/><text:tab/><text:tab/><text:tab/>nRegistro ++;<text:tab/><text:tab/><text:tab/><text:tab/><text:tab/>}<text:tab/><text:tab/>// -- Trailler<text:tab/><text:tab/>arquivoConteudo.append("99");<text:tab/><text:tab/>arquivoConteudo.append(TratamentoCampos.lpadTo(Integer.toString(nRegistroRel), 11, '0')); // -- tam 11 qtde registro<text:tab/><text:tab/>arquivoConteudo.append(TratamentoCampos.lpadTo(", 44, ' ')); // tam 44<text:tab/><text:tab/>arquivoConteudo.append(TratamentoCampos.lpadTo(Integer.toString(nRegistro), 11, '0')); // -- tam 11 qtde registro<text:tab/><text:tab/>arquivoConteudo.append(TratamentoCampos.lpadTo(", 11, ' ')); // tam 11<text:tab/><text:tab/>arquivoConteudo.append(TratamentoCampos.lpadTo(", 11, ' ')); // tam 11<text:tab/><text:tab/>arquivoConteudo.append(TratamentoCampos.lpadTo(", 10, ' ')); // tam 10<text:tab/><text:tab/>arquivoConteudo.append(TratamentoCampos.lpadTo(", 30, ' ')); // tam 30<text:tab/><text:tab/><text:tab/><text:tab/><text:tab/><text:tab/>if ( nRegistro &gt; 0 ) {<text:tab/><text:tab/><text:tab/>FileWriter arquivo;<text:tab/><text:tab/><text:tab/>try {<text:tab/><text:tab/><text:tab/><text:tab/>arquivo = new FileWriter("/home/relatorios/" + "serasaReprocidade_" +<text:tab/><text:tab/><text:tab/><text:tab/><text:tab/><text:tab/><text:tab/><text:tab/><text:tab/><text:tab/>formatar.format(dataBuscaInicio).replace(</text:p>
          </table:table-cell>
          <table:table-cell office:value-type="string" calcext:value-type="string">
            <text:p>, ") + "_" +<text:tab/><text:tab/><text:tab/><text:tab/><text:tab/><text:tab/><text:tab/><text:tab/><text:tab/><text:tab/>formatar.format(dataBuscaFim).replace(</text:p>
          </table:table-cell>
          <table:table-cell office:value-type="string" calcext:value-type="string">
            <text:p>, ") + "_" +<text:tab/><text:tab/><text:tab/> <text:s text:c="27"/>dadosSistema.getUsuario().getIDPessoaLogin());<text:tab/><text:tab/><text:tab/><text:tab/>arquivo.write(arquivoConteudo.toString());<text:tab/><text:tab/><text:tab/> <text:s text:c="3"/>arquivo.close();<text:tab/><text:tab/><text:tab/> <text:s text:c="3"/>arquivoSerasaReprocidade = "/home/relatorios";<text:tab/><text:tab/><text:tab/> <text:s text:c="3"/>nomeArquivoTemp = <text:s/>"serasaReprocidade_" + formatar.format(dataBuscaInicio).replace(</text:p>
          </table:table-cell>
          <table:table-cell office:value-type="string" calcext:value-type="string">
            <text:p>, ") + "_" +<text:tab/><text:tab/><text:tab/><text:tab/><text:tab/><text:tab/><text:tab/><text:tab/><text:tab/>formatar.format(dataBuscaFim).replace(</text:p>
          </table:table-cell>
          <table:table-cell office:value-type="string" calcext:value-type="string">
            <text:p>, ") + "_" + dadosSistema.getUsuario().getIDPessoaLogin();<text:tab/><text:tab/><text:tab/> <text:s text:c="3"/>mensaTela = "Arquivo criado com sucesso, clicar no botão download";<text:tab/><text:tab/><text:tab/>} catch (IOException e) {<text:tab/><text:tab/><text:tab/><text:tab/>// TODO Auto-generated catch block<text:tab/><text:tab/><text:tab/><text:tab/>e.printStackTrace();<text:tab/><text:tab/><text:tab/><text:tab/>mensaTela = "Problema para criação do arquivo";<text:tab/><text:tab/><text:tab/>}<text:tab/><text:tab/>} else {<text:tab/><text:tab/><text:tab/>SimpleDateFormat formatarB = new SimpleDateFormat("dd-MM-yyyy"); <text:s text:c="2"/><text:tab/><text:tab/><text:tab/>mensaTela = "Não existe registro para o perido " + formatarB.format(dataBuscaInicio) + " até " + formatarB.format(dataBuscaFim) ;<text:tab/><text:tab/>}<text:tab/><text:tab/><text:tab/>}<text:tab/><text:tab/>public void upLoadArquivoSerasa (FileUploadEvent event) {<text:tab/><text:tab/>try {<text:tab/><text:tab/><text:tab/><text:tab/><text:tab/><text:tab/>mensaTela = ";<text:tab/><text:tab/><text:tab/>TratamentoArquivos.destination = "pessoas_documentos/";<text:tab/><text:tab/><text:tab/><text:tab/>nomeArquivoTemp =event.getFile().getFileName()+"_"+Integer.toString(dadosSistema.getUsuario().getIDPessoaLogin());<text:tab/><text:tab/><text:tab/>pessoasDocumentos.setNomeArquivo(nomeArquivoTemp);<text:tab/><text:tab/><text:tab/>TratamentoArquivos.CopyFile(nomeArquivoTemp, event.getFile().getInputstream());<text:tab/><text:tab/><text:tab/>mensaTela = "Arquivo foi processado com sucesso.";<text:tab/><text:tab/><text:tab/><text:tab/><text:tab/>} catch (IOException e) {<text:tab/><text:tab/><text:tab/>// TODO Auto-generated catch block<text:tab/><text:tab/><text:tab/>e.printStackTrace();<text:tab/><text:tab/>}<text:tab/>}<text:tab/><text:tab/><text:tab/>/**<text:tab/> * <text:s/>Verificar Longitude e Lat<text:tab/> * */<text:tab/>public void incluirLogELatPorLote( ) <text:s/>{<text:tab/><text:tab/>System.out.println("acesso");<text:tab/><text:tab/>systemSearchSelected.setConteudoBusca(");<text:tab/><text:tab/>systemSearchSelected.setTipoPessoaBusca(2);<text:tab/><text:tab/>// -- Verificar Reduncia de endereco da mesma pessoa com o mesmo cep<text:tab/><text:tab/>List&lt;PessoasEndereco&gt; listaEnderecos = <text:s/>new ArrayList&lt;&gt;();<text:tab/><text:tab/>for ( PessoasPessoaTipo pessoaFind : <text:s/>PessoasDelegate.getInstance().recuperarListaPessoasBusca(systemSearchSelected, dadosSistema.getUsuario().getNomeConexao()) ) {<text:tab/><text:tab/><text:tab/>PessoasEndereco pEnderecoFind = new PessoasEndereco();<text:tab/><text:tab/><text:tab/>pEnderecoFind.setPessoa(pessoaFind.getPessoas());<text:tab/><text:tab/><text:tab/>listaPessoasEnderecos = PessoasDelegate.getInstance().recuperarPessoasEndereco(pEnderecoFind, pessoasLoginConexao.getNomeConexao());<text:tab/><text:tab/><text:tab/>try {<text:tab/><text:tab/><text:tab/><text:tab/>if ( listaPessoasEnderecos.size() &gt; 1 ) {<text:tab/><text:tab/><text:tab/><text:tab/><text:tab/>for (int i = 0; i &lt; listaPessoasEnderecos.size(); i++) {<text:tab/><text:tab/><text:tab/><text:tab/><text:tab/><text:tab/>PessoasEndereco pEnd = listaPessoasEnderecos.get(i);<text:tab/><text:tab/><text:tab/><text:tab/><text:tab/><text:tab/>try {<text:tab/><text:tab/><text:tab/><text:tab/><text:tab/><text:tab/><text:tab/>if ( i &gt; 0 ) PessoasDelegate.getInstance().remove(pEnd, pEnd.getIDPessoaEndereco(), pessoasLoginConexao.getNomeConexao());<text:tab/><text:tab/><text:tab/><text:tab/><text:tab/><text:tab/><text:tab/><text:tab/><text:tab/><text:tab/><text:tab/><text:tab/><text:tab/>} catch (Exception e) {<text:tab/><text:tab/><text:tab/><text:tab/><text:tab/><text:tab/><text:tab/>break;<text:tab/><text:tab/><text:tab/><text:tab/><text:tab/><text:tab/>}<text:tab/><text:tab/><text:tab/><text:tab/><text:tab/>}<text:tab/><text:tab/><text:tab/><text:tab/>}<text:tab/>else {<text:tab/><text:tab/><text:tab/><text:tab/><text:tab/>PessoasEndereco pEnd = listaPessoasEnderecos.get(0);<text:tab/><text:tab/><text:tab/><text:tab/><text:tab/>System.out.println("pEnderecoFind == " + pEnd.getIDPessoaEndereco() + " | " + pEnd.getCep() + " | " + pEnd.getLatitude() + " | " + pEnd.getLongitude() );<text:tab/><text:tab/><text:tab/><text:tab/><text:tab/>if ( pEnd.getLatitude() == null ) pEnd.setLatitude(BigDecimal.ZERO);<text:tab/><text:tab/><text:tab/><text:tab/><text:tab/>if ( pEnd.getLongitude() == null ) pEnd.setLongitude(BigDecimal.ZERO);<text:tab/><text:tab/><text:tab/><text:tab/><text:tab/>if <text:s/>( (pEnd.getLatitude().compareTo(BigDecimal.ZERO) == 0) || <text:s/>(pEnd.getLongitude().compareTo(BigDecimal.ZERO) == 0 <text:s/>) )<text:tab/><text:tab/><text:tab/><text:tab/><text:tab/><text:tab/> listaEnderecos.add(pEnd);<text:tab/><text:tab/><text:tab/><text:tab/>}<text:tab/><text:tab/><text:tab/>} catch (Exception e) {<text:tab/><text:tab/><text:tab/><text:tab/>// TODO: handle exception<text:tab/><text:tab/><text:tab/>}<text:tab/><text:tab/>}<text:tab/><text:tab/><text:tab/><text:tab/>System.out.println("lsitaEndereco = " + listaEnderecos.size());<text:tab/><text:tab/><text:tab/><text:tab/> for ( PessoasEndereco pEnd : <text:s/>listaEnderecos ) {<text:tab/><text:tab/><text:tab/> // <text:tab/><text:tab/> <text:tab/>sEndDistanciaEmpresa =(VerificarLatitudeWS.verificarLat(pEnderecoEmpFind.getCep())+","+ <text:s text:c="12"/>// VerificarLatitudeWS.verificarLog(pEnderecoEmpFind.getCep()));<text:tab/><text:tab/><text:tab/> try {<text:tab/><text:tab/><text:tab/><text:tab/> <text:s text:c="2"/><text:tab/> <text:tab/><text:tab/><text:tab/><text:tab/>try {<text:tab/><text:tab/><text:tab/><text:tab/><text:tab/><text:tab/>int posiInicioLimparEnd = pEnd.getEndereco().indexOf(</text:p>
          </table:table-cell>
          <table:table-cell office:value-type="string" calcext:value-type="string">
            <text:p>);<text:tab/><text:tab/><text:tab/><text:tab/><text:tab/><text:tab/>pEnd.setEndereco( pEnd.getEndereco().substring(0, posiInicioLimparEnd));<text:tab/><text:tab/><text:tab/><text:tab/><text:tab/><text:tab/><text:tab/><text:tab/><text:tab/>} catch (Exception e) {<text:tab/><text:tab/><text:tab/><text:tab/><text:tab/><text:tab/>// TODO: handle exception<text:tab/><text:tab/><text:tab/><text:tab/>}<text:tab/><text:tab/><text:tab/><text:tab/>System.out.println("cep -&gt; " + <text:s/>pEnd.getCep() + <text:s/></text:p>
          </table:table-cell>
          <table:table-cell office:value-type="string" calcext:value-type="string">
            <text:p><text:s/>ende = <text:s text:c="2"/>" + pEnd.getNumero()+"+"+pEnd.getEndereco().replace(" ", "%20")+"+"+pEnd.getIdMunicipios().getNome().replace(" ", "%20")+"+"+pEnd.getIdUf().getUfSigla());<text:tab/><text:tab/><text:tab/><text:tab/> <text:tab/><text:tab/><text:tab/><text:tab/> <text:tab/><text:tab/><text:tab/><text:tab/><text:tab/><text:tab/><text:tab/><text:tab/> try {<text:tab/><text:tab/><text:tab/><text:tab/><text:tab/> <text:s text:c="3"/>System.out.println("Pelo CEP");<text:tab/><text:tab/><text:tab/><text:tab/><text:tab/><text:tab/>pEnd.setLatitude(new BigDecimal(VerificarLatitudeWS.verificarLat(pEnd.getCep())));<text:tab/><text:tab/><text:tab/><text:tab/><text:tab/><text:tab/>pEnd.setLongitude(new BigDecimal(VerificarLatitudeWS.verificarLog(pEnd.getCep())));<text:tab/><text:tab/><text:tab/><text:tab/><text:tab/> <text:tab/><text:tab/><text:tab/><text:tab/>} catch (Exception e) {<text:tab/><text:tab/><text:tab/><text:tab/><text:tab/>System.out.println("Pelo Endereco");<text:tab/><text:tab/><text:tab/><text:tab/><text:tab/> <text:s/>pEnd.setLatitude(new BigDecimal(VerificarLatitudeWS.verificarLat(pEnd.getNumero()+"+"+pEnd.getEndereco().replace(" ", "%20")+"+"+pEnd.getIdMunicipios().getNome().replace(" ", "%20")+"+"+pEnd.getIdUf().getUfSigla())));<text:tab/><text:tab/><text:tab/><text:tab/><text:tab/> <text:s/>pEnd.setLongitude(new BigDecimal(VerificarLatitudeWS.verificarLog(pEnd.getNumero()+"+"+pEnd.getEndereco().replace(" ", "%20")+"+"+pEnd.getIdMunicipios().getNome().replace(" ", "%20")+"+"+pEnd.getIdUf().getUfSigla())));<text:tab/><text:tab/><text:tab/> <text:s/><text:tab/><text:tab/><text:tab/><text:tab/>}<text:tab/><text:tab/><text:tab/><text:tab/> System.out.println("cep === : " + pEnd.getCep() + " = " + pEnd.getLatitude() + " </text:p>
          </table:table-cell>
          <table:table-cell office:value-type="string" calcext:value-type="string">
            <text:p> + pEnd.getLongitude()); if (!pEnd.getCep().isEmpty() ) { if (PessoasDelegate.getInstance().saveLatELongPessoaEndereco(pEnd, dadosSistema.getUsuario().getNomeConexao()) .equals("ERRO")) { break; } }} catch (Exception e) {System.out.println("cep erro  === : " + pEnd.getCep()  );e.printStackTrace();} }} public void gerarCacerts () { NFeConfigNFe nfe = new NFeConfigNFe(dadosSistema.getEmpresa()); nfe.gerarCacerts(); }public void reset() {  setOpcao();  RequestContext.getCurrentInstance().reset("conteudoCadastros:formCadPessoas:pCadPes");    }public void resetSimplificado() {  setOpcao();  RequestContext.getCurrentInstance().reset("conteudoCadastros:formCadPessoasSimples:opCadPes");    }public Pessoas getPes() {return pes;}public void setPes(Pessoas pes) {this.pes = pes;}public DadosSistemaMB getDadosSistema() {return dadosSistema;}public void setDadosSistema(DadosSistemaMB dadosSistema) {this.dadosSistema = dadosSistema;}public List&lt;TipoPessoaContato&gt; getListaTipoContatoSelected() {return listaTipoContatoSelected;}public void setListaTipoContatoSelected(List&lt;TipoPessoaContato&gt; listaTipoContatoSelected) {this.listaTipoContatoSelected = listaTipoContatoSelected;}public PessoasContato getPessoaContatoSelected() {return pessoaContatoSelected;}public void setPessoaContatoSelected(PessoasContato pessoaContatoSelected) {this.pessoaContatoSelected = pessoaContatoSelected;}public DataModelPessoasTipo getDataModelPessoasTipo() {return dataModelPessoasTipo;}public void setDataModelPessoasTipo(DataModelPessoasTipo dataModelPessoasTipo) {this.dataModelPessoasTipo = dataModelPessoasTipo;}public SystemSearch getSystemSearchSelected() {return systemSearchSelected;}public void setSystemSearchSelected(SystemSearch systemSearchSelected) {this.systemSearchSelected = systemSearchSelected;}public int getPessoaTipoBuscaSelected() {return pessoaTipoBuscaSelected;}public void setPessoaTipoBuscaSelected(int pessoaTipoBuscaSelected) {this.pessoaTipoBuscaSelected = pessoaTipoBuscaSelected;}public String getSystemSearchConteudo() {return systemSearchConteudo;}public void setSystemSearchConteudo(String systemSearchConteudo) {this.systemSearchConteudo = systemSearchConteudo;}public List&lt;PessoasPessoaTipo&gt; getListaPessoasTipoBusca() {return listaPessoasTipoBusca;}public void setListaPessoasTipoBusca(List&lt;PessoasPessoaTipo&gt; listaPessoasTipoBusca) {this.listaPessoasTipoBusca = listaPessoasTipoBusca;}public int getTipoOperacao() {return tipoOperacao;}public void setTipoOperacao(int tipoOperacao) {this.tipoOperacao = tipoOperacao;}public String getArquivoSerasaReprocidade() {return arquivoSerasaReprocidade;}public void setArquivoSerasaReprocidade(String arquivoSerasaReprocidade) {this.arquivoSerasaReprocidade = arquivoSerasaReprocidade;}public Pessoas getPessoasValidador() {return pessoasValidador;}public void setPessoasValidador(Pessoas pessoasValidador) {this.pessoasValidador = pessoasValidador;}public void salvar() {// TODO Auto-generated method stub}public String getInscFederalValidador() {return inscFederalValidador;}public String getInscEstadualValidador() {return inscEstadualValidador;}public void setInscFederalValidador(String inscFederalValidador) {this.inscFederalValidador = inscFederalValidador;}public void setInscEstadualValidador(String inscEstadualValidador) {this.inscEstadualValidador = inscEstadualValidador;}public String getInscFederalValidador_Segunda() {return inscFederalValidador_Segunda;}public String getInscEstadualValidador_Segunda() {return inscEstadualValidador_Segunda;}public void setInscFederalValidador_Segunda(String inscFederalValidador_Segunda) {this.inscFederalValidador_Segunda = inscFederalValidador_Segunda;}public void setInscEstadualValidador_Segunda(String inscEstadualValidador_Segunda) {this.inscEstadualValidador_Segunda = inscEstadualValidador_Segunda;}public List&lt;PessoasPessoaTipo&gt; getFilterPessoasTipoBusca() {return filterPessoasTipoBusca;}public void setFilterPessoasTipoBusca(List&lt;PessoasPessoaTipo&gt; filterPessoasTipoBusca) {this.filterPessoasTipoBusca = filterPessoasTipoBusca;}}</text:p>
            <text:p>1464-- ModelRunner.java-- Collections.sort(modules, new Comparator&lt;Module&gt;() {</text:p>
            <text:p>1464-- ModelRunner.java-- public int compare(Module o1, Module o2) {</text:p>
            <text:p>1464-- ModelRunner.java-- return o1.getUploadDate().compareTo(o2.getUploadDate());</text:p>
            <text:p>1023-- Queries.java--      * and puts it in ascending order by Product</text:p>
            <text:p>1238-- Database.java--         String query = "select * from brinquedos order by rand() limit 0,4";</text:p>
            <text:p>1238-- Database.java--         String query = "select * from brinquedos order by codigo desc";</text:p>
            <text:p>1238-- Database.java--         String query = "select * from brinquedos where descricao like '%" + tudo + "%' or categoria like '%" + tudo + "%'  order by codigo desc";</text:p>
            <text:p>1238-- Database.java--         String query = "SELECT imagem,categoria,sum(1) as itens FROM brinquedos group by categoria order by categoria asc";</text:p>
            <text:p>305-- Sort.java--         Collections.sort(tmp_arr);</text:p>
            <text:p>269-- Cliente.java--     public int compareTo(Cliente cliente) {</text:p>
            <text:p>269-- Cliente.java--         return this.nome.compareTo(cliente.getNome());</text:p>
            <text:p>269-- Data.java--             //Arrays.sort(lista);</text:p>
            <text:p>1413-- AVista.java--     if(porcentagem.compareTo(super.getVeiculo().getLimiteDesconto()) == -1){</text:p>
            <text:p>272-- Whitelist.java--                 if (origin.compareTo("*") == 0) {</text:p>
            <text:p>272-- Whitelist.java--                 if (origin.compareTo("*") == 0) {</text:p>
            <text:p>1302-- ExpressionOrderBy.java-- public class ExpressionOrderBy extends Expression {</text:p>
            <text:p>1302-- ExpressionOrderBy.java--     ExpressionOrderBy(Expression e) {</text:p>
            <text:p>1302-- Expression.java--     int queryTableColumnIndex = -1;    // &gt;= 0 when it is used for order by</text:p>
            <text:p>1302-- Expression.java--     Expression replaceAliasInOrderBy(Session session, Expression[] columns,</text:p>
            <text:p>1302-- Expression.java--             nodes[i] = nodes[i].replaceAliasInOrderBy(session, columns,</text:p>
            <text:p>1302-- ExpressionArrayAggregate.java--             arrayDataType.sort(session, array, exprSort);</text:p>
            <text:p>1302-- ExpressionArrayAggregate.java--             arrayDataType.sort(session, array, sort);</text:p>
            <text:p>1302-- ExpressionArrayAggregate.java--                 arrayDataType.sort(session, array, exprSort);</text:p>
            <text:p>1302-- ExpressionColumn.java--     Expression replaceAliasInOrderBy(Session session, Expression[] columns,</text:p>
            <text:p>1302-- ExpressionColumn.java--             nodes[i] = nodes[i].replaceAliasInOrderBy(session, columns,</text:p>
            <text:p>1302-- ExpressionColumnAccessor.java--     Expression replaceAliasInOrderBy(Session session, Expression[] columns,</text:p>
            <text:p>1302-- FunctionCustom.java--                 dt.sort(session, array, exprSort);</text:p>
            <text:p>1302-- ParserDQL.java--         SortAndSlice    sortAndSlice    = XreadOrderByExpression();</text:p>
            <text:p>1302-- ParserDQL.java--                 SortAndSlice    sortAndSlice    = XreadOrderByExpression();</text:p>
            <text:p>1302-- ParserDQL.java--     SortAndSlice XreadOrderByExpression() {</text:p>
            <text:p>1302-- ParserDQL.java--             sortAndSlice = XreadOrderBy();</text:p>
            <text:p>1302-- ParserDQL.java--     private SortAndSlice XreadOrderBy() {</text:p>
            <text:p>1302-- ParserDQL.java--             ExpressionOrderBy o;</text:p>
            <text:p>1302-- ParserDQL.java--             o = new ExpressionOrderBy(e);</text:p>
            <text:p>1302-- ParserDQL.java--                     sort = XreadOrderBy();</text:p>
            <text:p>1302-- ParserDML.java--             sortAndSlice = XreadOrderByExpression();</text:p>
            <text:p>1302-- ParserDML.java--             sortAndSlice = XreadOrderByExpression();</text:p>
            <text:p>1302-- QuerySpecification.java--     public int            indexStartOrderBy;</text:p>
            <text:p>1302-- QuerySpecification.java--         for (int i = indexStartHaving; i &lt; indexStartOrderBy; i++) {</text:p>
            <text:p>1302-- QuerySpecification.java--         resolveColumnReferencesInOrderBy(session, rangeGroups, sortAndSlice);</text:p>
            <text:p>1302-- QuerySpecification.java--     void resolveColumnReferencesInOrderBy(Session session,</text:p>
            <text:p>1302-- QuerySpecification.java--             ExpressionOrderBy e =</text:p>
            <text:p>1302-- QuerySpecification.java--                 (ExpressionOrderBy) sortAndSlice.exprList.get(i);</text:p>
            <text:p>1302-- QuerySpecification.java--             replaceColumnIndexInOrderBy(e);</text:p>
            <text:p>1302-- QuerySpecification.java--             e.replaceAliasInOrderBy(session, exprColumns, indexLimitVisible);</text:p>
            <text:p>1302-- QuerySpecification.java--         sortAndSlice.prepare(indexStartOrderBy);</text:p>
            <text:p>1302-- QuerySpecification.java--                 Expression resolved = expression.replaceAliasInOrderBy(session,</text:p>
            <text:p>1302-- QuerySpecification.java--         indexStartOrderBy = indexStartHaving + havingColumnCount;</text:p>
            <text:p>1302-- QuerySpecification.java--         indexStartAggregates = indexStartOrderBy</text:p>
            <text:p>1302-- QuerySpecification.java--                 exprColumns[indexStartOrderBy + i] =</text:p>
            <text:p>1302-- QuerySpecification.java--     private void replaceColumnIndexInOrderBy(Expression orderBy) {</text:p>
            <text:p>1302-- QuerySpecification.java--         // - check order by columns</text:p>
            <text:p>1302-- QuerySpecification.java--         // - if distinct select, order by must be composed of the select list columns</text:p>
            <text:p>1302-- QuerySpecification.java--         // - if grouped by, then order by should be decomposed into the</text:p>
            <text:p>1302-- QuerySpecification.java--         // - references to column aliases are allowed only in order by (Standard</text:p>
            <text:p>1302-- QuerySpecification.java--         // order by with aggregate</text:p>
            <text:p>1302-- QuerySpecification.java--         for (int i = indexStartOrderBy; i &lt; indexStartAggregates; i++) {</text:p>
            <text:p>1302-- QuerySpecification.java--             limit = indexStartOrderBy + sortAndSlice.getOrderLength();</text:p>
            <text:p>1302-- QuerySpecification.java--             for (int i = indexStartOrderBy; i &lt; limit; i++) {</text:p>
            <text:p>1302-- QuerySpecification.java--             sb.append(b).append("order by=[\n");</text:p>
            <text:p>1302-- QueryExpression.java--             resolveColumnReferencesInUnionOrderBy();</text:p>
            <text:p>1302-- QueryExpression.java--         resolveColumnReferencesInUnionOrderBy();</text:p>
            <text:p>1302-- QueryExpression.java--     void resolveColumnReferencesInUnionOrderBy() {</text:p>
            <text:p>1302-- SortAndSlice.java--             ExpressionOrderBy sort = (ExpressionOrderBy) exprList.get(i);</text:p>
            <text:p>1302-- SortAndSlice.java--             ExpressionOrderBy sort = (ExpressionOrderBy) exprList.get(i);</text:p>
            <text:p>1302-- SortAndSlice.java--             ExpressionOrderBy sort     = (ExpressionOrderBy) exprList.get(i);</text:p>
            <text:p>1302-- SetFunction.java--                 arrayType.sort(session, array, sort);</text:p>
            <text:p>1302-- SetFunction.java--             if ( result.compareTo(bigint) != 0 ){</text:p>
            <text:p>1302-- SqlFile.java--                         &amp;&amp; tokens[0].compareTo(tokens[2]) &gt; 0)) ^ negate;</text:p>
            <text:p>1302-- SqlFile.java--                         &amp;&amp; tokens[2].compareTo(tokens[0]) &gt; 0)) ^ negate;</text:p>
            <text:p>1302-- Calculator.java--         int val = sa[0].compareTo(sa[1]);</text:p>
            <text:p>1302-- IndexAVL.java--     public int compareRowNonUnique(Session session, Object[] a, Object[] b,</text:p>
            <text:p>1302-- IndexAVL.java--     public int compareRowNonUnique(Session session, Object[] a, Object[] b,</text:p>
            <text:p>1302-- IndexAVL.java--     public int compareRowNonUnique(Session session, Object[] a, Object[] b,</text:p>
            <text:p>1302-- IndexAVL.java--     public int compareRow(Session session, Object[] a, Object[] b) {</text:p>
            <text:p>1302-- JDBCDatabaseMetaData.java--  * preferably maintain rows in the contract order by correctly coding the</text:p>
            <text:p>1302-- JDBCDatabaseMetaData.java--     public boolean supportsExpressionsInOrderBy() throws SQLException {</text:p>
            <text:p>1302-- JDBCDatabaseMetaData.java--     public boolean supportsOrderByUnrelated() throws SQLException {</text:p>
            <text:p>1302-- JDBCDatabaseMetaData.java--     public int getMaxColumnsInOrderBy() throws SQLException {</text:p>
            <text:p>1302-- JDBCDatabaseMetaData.java--             " order by 1, 2, 3, 17, 18 , 15");</text:p>
            <text:p>1302-- HsqlTimer.java--     public int compare(final Object a, final Object b) {</text:p>
            <text:p>1302-- HsqlArrayList.java--         ArraySort.sort(elementData, 0, elementCount, c);</text:p>
            <text:p>1302-- StringComparator.java--     public int compare(Object a, Object b) {</text:p>
            <text:p>1302-- StringComparator.java--         return ((String) a).compareTo((String) b);</text:p>
            <text:p>1302-- JavaSystem.java--         if (o.compareTo(BD_1) &lt; 0 &amp;&amp; o.compareTo(MBD_1) &gt; 0) {</text:p>
            <text:p>1302-- JavaSystem.java--         if (o.compareTo(BD_1) &lt; 0 &amp;&amp; o.compareTo(MBD_1) &gt; 0) {</text:p>
            <text:p>1302-- RowSetNavigatorData.java--         ArraySort.sort(dataTable, 0, size, this);</text:p>
            <text:p>1302-- RowSetNavigatorData.java--             ArraySort.sort(dataTable, 0, size, this);</text:p>
            <text:p>1302-- RowSetNavigatorData.java--             ArraySort.sort(dataTable, 0, size, this);</text:p>
            <text:p>1302-- RowSetNavigatorData.java--     public int compare(Object a, Object b) {</text:p>
            <text:p>1302-- Cache.java--         ArraySort.sort(rowTable, 0, count, rowComparator);</text:p>
            <text:p>1302-- Cache.java--         public int compare(Object a, Object b) {</text:p>
            <text:p>1302-- DataSpaceManagerSimple.java--             spaceList.sort();</text:p>
            <text:p>1302-- DataSpaceManagerBlocks.java--                 spaceList.sort();</text:p>
            <text:p>1302-- HsqlDatabaseProperties.java--         int    check = version.substring(0, 5).compareTo(VERSION_STRING_1_8_0);</text:p>
            <text:p>1302-- HsqlDatabaseProperties.java--         check = version.substring(0, 2).compareTo(THIS_VERSION);</text:p>
            <text:p>1302-- HsqlProperties.java--         Collections.sort(list);</text:p>
            <text:p>1302-- LobManager.java--     public int compare(BlobData a, byte[] b) {</text:p>
            <text:p>1302-- LobManager.java--     public int compare(BlobData a, BlobData b) {</text:p>
            <text:p>1302-- LobManager.java--     public int compare(Collation collation, ClobData a, String b) {</text:p>
            <text:p>1302-- LobManager.java--     public int compare(Collation collation, ClobData a, ClobData b) {</text:p>
            <text:p>1302-- RowStoreAVLDisk.java--         pointerLookup.sort();</text:p>
            <text:p>1302-- RowStoreAVL.java--     public int compare(Session session, long key) {</text:p>
            <text:p>1302-- TestLikePredicateOptimizations.java--         sql = "select TOP 20 * from test where name like '%me4%' order by name";</text:p>
            <text:p>1302-- TestLikePredicateOptimizations.java--         sql   = "select TOP 20 * from test where name like ? order by name";</text:p>
            <text:p>1302-- TestSqlPersistent.java--             // as ASCII stream, ignoring the high order bytes</text:p>
            <text:p>1302-- TestGroupByHaving.java--                      + "group by superior_id " + "order by superior_id " + ";</text:p>
            <text:p>1302-- TestGroupByHaving.java--                      + "order by superior_id " + ";</text:p>
            <text:p>1302-- TestGroupByHaving.java--                      + "order by superior_id " + ";</text:p>
            <text:p>1302-- TestSql.java--                 System.out.println(md.getMaxColumnsInOrderBy());</text:p>
            <text:p>1302-- TestSql.java--             + "(select 't2' as t, t2.id as a, t2.v1 as b, null as c, t2.v3 as d from t2)) order by atable, idvalue");</text:p>
            <text:p>1302-- TestJavaFunctions.java--         java.util.Arrays.sort(bytes);</text:p>
            <text:p>1302-- TestJavaFunctions.java--         java.util.Arrays.sort(bytes);</text:p>
            <text:p>1302-- TestNullInUnion.java--             + "(select 't2' as t, t2.id as a, t2.v1 as b, null as c, t2.v3 as d from t2)) order by atable, idvalue");</text:p>
            <text:p>1302-- TestSubselect.java--             + " and fruits.color_id = colors.id" + " order by 1";</text:p>
            <text:p>1302-- TestSubselect.java--             "select name from fruits where id in (select fruit_id from trees where id &lt; 3) order by name";</text:p>
            <text:p>1302-- TestSubselect.java--             "select a.name from fruits a where a.id in (select b.fruit_id from trees b where b.id &lt; 3) order by name";</text:p>
            <text:p>1302-- TestSubselect.java--             "select name from fruits where id in (select fruit_id from trees) order by name";</text:p>
            <text:p>1302-- TestSubselect.java--             "select a.name from fruits a where a.id in (select b.fruit_id from trees b) order by a.name";</text:p>
            <text:p>1302-- TestSubselect.java--             "select val from colors where id in (select id from trees where fruit_id = 3) order by val";</text:p>
            <text:p>1302-- TestSubselect.java--             "select a.val from colors a where a.id in (select b.id from trees b where b.fruit_id = 3) order by a.val";</text:p>
            <text:p>1302-- TestSubselect.java--             "select name from trees where id in (select id from trees where fruit_id = 3) order by name";</text:p>
            <text:p>1302-- TestSubselect.java--             "select a.name from trees a where a.id in (select b.id from trees b where b.fruit_id = 3) order by a.name";</text:p>
            <text:p>1302-- TestSubselect.java--             "select sizes.val from trees, sizes where sizes.id = trees.size_id and trees.id in (select id from trees where fruit_id = 3) order by sizes.val";</text:p>
            <text:p>1302-- TestSubselect.java--             "select name from trees where size_id in (select id from sizes where val = 'large') and fruit_id in (select id from fruits where color_id = 1) order by name";</text:p>
            <text:p>1302-- TestSubselect.java--             "select name from trees where fruit_id in (select id from fruits where color_id in (select id from colors where val = 'red')) order by name";</text:p>
            <text:p>1302-- TestSubselect.java--             "select name from fruits where id not in (select fruit_id from trees) order by name";</text:p>
            <text:p>1302-- TestSubselect.java--             "select name from fruits where id not in (select id from fruits where color_id &gt; 1 ) order by name";</text:p>
            <text:p>1302-- TestSubselect.java--             "select a.val, b.name from sizes a, trees b where a.id = b.size_id and b.id in (select a.id from trees a, fruits b where a.fruit_id = b.id and b.name='red delicious') order by a.val";</text:p>
            <text:p>1302-- TestUtil.java--             ArraySort.sort((Object[]) filelist, 0, filelist.length,</text:p>
            <text:p>1302-- ArrayType.java--     public int compare(Session session, Object a, Object b) {</text:p>
            <text:p>1302-- ArrayType.java--         ArraySort.sort(array, 0, array.length, comparator);</text:p>
            <text:p>1302-- BooleanType.java--     public int compare(Session session, Object a, Object b) {</text:p>
            <text:p>1302-- BlobType.java--     public int compare(Session session, Object a, Object b) {</text:p>
            <text:p>1302-- BitType.java--     public int compare(Session session, Object a, Object b) {</text:p>
            <text:p>1302-- BinaryUUIDType.java--     public int compare(Session session, Object a, Object b) {</text:p>
            <text:p>1302-- BinaryType.java--     public int compare(Session session, Object a, Object b) {</text:p>
            <text:p>1302-- ClobType.java--     public int compare(Session session, Object a, Object b) {</text:p>
            <text:p>1302-- ClobType.java--     public int compare(Session session, Object a, Object b, int opType) {</text:p>
            <text:p>1302-- CharacterType.java--     public int compare(Session session, Object a, Object b) {</text:p>
            <text:p>1302-- CharacterType.java--     public int compare(Session session, Object a, Object b, int opType) {</text:p>
            <text:p>1302-- Collation.java--     public int compare(String a, String b) {</text:p>
            <text:p>1302-- Collation.java--                 i = a.compareTo(b);</text:p>
            <text:p>1302-- DateTimeType.java--     public int compare(Session session, Object a, Object b) {</text:p>
            <text:p>1302-- IntervalMonthData.java--     public int compareTo(IntervalMonthData b) {</text:p>
            <text:p>1302-- IntervalType.java--     public int compare(Session session, Object a, Object b) {</text:p>
            <text:p>1302-- IntervalType.java--                 return ((IntervalMonthData) a).compareTo(</text:p>
            <text:p>1302-- IntervalType.java--                 return ((IntervalSecondData) a).compareTo(</text:p>
            <text:p>1302-- IntervalType.java--     public int compareToTypeRange(Object o) {</text:p>
            <text:p>1302-- IntervalSecondData.java--     public int compareTo(IntervalSecondData b) {</text:p>
            <text:p>1302-- NullType.java--     public int compare(Session session, Object a, Object b) {</text:p>
            <text:p>1302-- NumberType.java--     public int compare(Session session, Object a, Object b) {</text:p>
            <text:p>1302-- NumberType.java--                     return ad.compareTo((BigDecimal) b);</text:p>
            <text:p>1302-- NumberType.java--                     return ad.compareTo(bd);</text:p>
            <text:p>1302-- NumberType.java--                     return ad.compareTo((BigDecimal) b);</text:p>
            <text:p>1302-- NumberType.java--                 return ((BigDecimal) a).compareTo(bd);</text:p>
            <text:p>1302-- NumberType.java--             if (bd.compareTo(MAX_INT) &gt; 0 || bd.compareTo(MIN_INT) &lt; 0) {</text:p>
            <text:p>1302-- NumberType.java--             if (bd.compareTo(MAX_LONG) &gt; 0 || bd.compareTo(MIN_LONG) &lt; 0) {</text:p>
            <text:p>1302-- NumberType.java--             if (bdd.compareTo(bd) != signum) {</text:p>
            <text:p>1302-- NumberType.java--     public int compareToTypeRange(Object o) {</text:p>
            <text:p>1302-- NumberType.java--     public int compareToZero(Object a) {</text:p>
            <text:p>1302-- NumberType.java--         if (NumberType.MIN_LONG.compareTo(value) &gt; 0) {</text:p>
            <text:p>1302-- NumberType.java--         } else if (NumberType.MAX_LONG.compareTo(value) &lt; 0) {</text:p>
            <text:p>1302-- NumberType.java--         if (NumberType.MIN_LONG_BI.compareTo(value) &gt; 0) {</text:p>
            <text:p>1302-- NumberType.java--         } else if (NumberType.MAX_LONG_BI.compareTo(value) &lt; 0) {</text:p>
            <text:p>1302-- OtherType.java--     public int compare(Session session, Object a, Object b) {</text:p>
            <text:p>1302-- RowType.java--     public int compare(Session session, Object a, Object b) {</text:p>
            <text:p>1302-- RowType.java--     public int compare(Session session, Object a, Object b,</text:p>
            <text:p>1302-- TimestampData.java--     public int compareTo(TimestampData b) {</text:p>
            <text:p>1302-- TimeData.java--     public int compareTo(TimeData b) {</text:p>
            <text:p>1302-- Type.java--     public int compare(Session session, Object a, Object b, int opType) {</text:p>
            <text:p>1302-- Type.java--     public int compare(Session session, Object a, Object b,</text:p>
            <text:p>1302-- Type.java--     public int compareToTypeRange(Object o) {</text:p>
            <text:p>1302-- Type.java--         public int compare(Object a, Object b) {</text:p>
            <text:p>1302-- DatabaseManagerSwing.java--             //   Collections.sort(tables);</text:p>
            <text:p>1302-- TransferTable.java--         if (Stmts.sType.compareTo("TABLE") == 0) {</text:p>
            <text:p>1302-- TransferTable.java--         } else if (Stmts.sType.compareTo("VIEW") == 0) {</text:p>
            <text:p>1302-- TransferDb.java--                     if ((type.compareTo("TABLE") == 0)</text:p>
            <text:p>1302-- TransferDb.java--                             || (type.compareTo("VIEW") == 0)) {</text:p>
            <text:p>1302-- TransferDb.java--         if (TTable.Stmts.sType.compareTo("TABLE") == 0) {</text:p>
            <text:p>1302-- TransferDb.java--         } else if (TTable.Stmts.sType.compareTo("VIEW") == 0) {</text:p>
            <text:p>1302-- TransferDb.java--         if (TTable.Stmts.sType.compareTo("TABLE") == 0) {</text:p>
            <text:p>1302-- TransferDb.java--         } else if (TTable.Stmts.sType.compareTo("VIEW") == 0) {</text:p>
            <text:p>1302-- TransferDb.java--         if (TTable.Stmts.sType.compareTo("VIEW") == 0) {</text:p>
            <text:p>1302-- TableSorter.java--         public int compare(Object o1, Object o2) {</text:p>
            <text:p>1302-- TableSorter.java--             return ((Comparable) o1).compareTo(o2);</text:p>
            <text:p>1302-- TableSorter.java--         public int compare(Object o1, Object o2) {</text:p>
            <text:p>1302-- TableSorter.java--             return o1.toString().compareTo(o2.toString());</text:p>
            <text:p>1302-- TableSorter.java--                 Arrays.sort(viewToModel);</text:p>
            <text:p>1302-- TableSorter.java--         public int compareTo(Object o) {</text:p>
            <text:p>1302-- Parser.java--             ? ((Comparable)o1).compareTo(o2)</text:p>
            <text:p>1302-- Parser.java--             : String.valueOf(o1).compareTo(String.valueOf(o2));</text:p>
            <text:p>1302-- Parser.java--             return o1.toString().compareTo(o2.toString());</text:p>
            <text:p>537-- MailApp.java--         /*Arrays.sort(getMensagens(), ( m1, m2 ) -&gt; {</text:p>
            <text:p>537-- MailApp.java--                 return m2.getSentDate().compareTo( m1.getSentDate() );</text:p>
            <text:p>220-- Data.java--            // Arrays.sort(lista);</text:p>
            <text:p>1613-- ClienteDAO.java-- String sql = "select * from cliente order by codigo";</text:p>
            <text:p>1613-- FuncionarioDAO.java-- String sql = "select * from funcionario order by nome";</text:p>
            <text:p>1613-- ItemVendaDAO.java-- String sql = "select * from item_venda where venda_codigo=? order by codigo";</text:p>
            <text:p>1613-- ProdutoDAO.java-- String sql = "select * from produto order by nome";</text:p>
            <text:p>1613-- VendaDAO.java-- String sql = "select * from venda order by nome";</text:p>
            <text:p>937-- Data.java--            // Arrays.sort(lista);</text:p>
            <text:p>938-- PersistenceSchedule.java-- //        Cursor cursor = persistence.getDataBase().rawQuery("select * from tbschedule order by date, time", new String[]{});</text:p>
            <text:p>938-- PersistenceSchedule.java--                 "                                            order by date, time", new String[]{});</text:p>
            <text:p>938-- PersistenceSchedule.java--                 "                                            order by date, time", new String[]{});</text:p>
            <text:p>938-- PersistenceSchedule.java--                 "                                            order by date, time", new String[]{});</text:p>
            <text:p>938-- PersistenceBudget.java--                 "                                            order by date_budget desc", new String[]{});</text:p>
            <text:p>938-- Persistence.java--      * Find with order by</text:p>
            <text:p>938-- Persistence.java--      * Find with dynamic where clause and order by</text:p>
            <text:p>1429-- ProdutoDAO.java-- + " order by sum(v.quantidade) DESC");</text:p>
            <text:p>476-- CurasActivity.java--                         Collections.sort(curas, new Comparator&lt;Cura&gt;() {</text:p>
            <text:p>476-- CurasActivity.java--                             public int compare(Cura cura1, Cura cura2) {</text:p>
            <text:p>476-- CurasActivity.java--                                 return cura2.getCreacion().compareTo(cura1.getCreacion());</text:p>
            <text:p>476-- PacientesActivity.java--                         Collections.sort(pacientes, new Comparator&lt;Paciente&gt;() {</text:p>
            <text:p>476-- PacientesActivity.java--                             public int compare(Paciente p1, Paciente p2) {</text:p>
            <text:p>476-- PacientesActivity.java--                                 return p2.getId().compareTo(p1.getId());</text:p>
            <text:p>476-- PacientesActivity.java--                         Collections.sort(pacientes, new Comparator&lt;Paciente&gt;() {</text:p>
            <text:p>476-- PacientesActivity.java--                             public int compare(Paciente p1, Paciente p2) {</text:p>
            <text:p>476-- PacientesActivity.java--                                 return p2.getId().compareTo(p1.getId());</text:p>
            <text:p>476-- ProcesosActivity.java--                         Collections.sort(procesos, new Comparator&lt;Proceso&gt;() {</text:p>
            <text:p>476-- ProcesosActivity.java--                             public int compare(Proceso p1, Proceso p2) {</text:p>
            <text:p>476-- ProcesosActivity.java--                                 return p2.getCreacion().compareTo(p1.getCreacion());</text:p>
            <text:p>476-- AdministradoresActivity.java--                         Collections.sort(administradores, new Comparator&lt;Administrador&gt;() {</text:p>
            <text:p>476-- AdministradoresActivity.java--                             public int compare(Administrador a1, Administrador a2) {</text:p>
            <text:p>476-- AdministradoresActivity.java--                                 return a2.getId().compareTo(a1.getId());</text:p>
            <text:p>476-- AdministradoresActivity.java--                         Collections.sort(administradores, new Comparator&lt;Administrador&gt;() {</text:p>
            <text:p>476-- AdministradoresActivity.java--                             public int compare(Administrador a1, Administrador a2) {</text:p>
            <text:p>476-- AdministradoresActivity.java--                                 return a2.getId().compareTo(a1.getId());</text:p>
            <text:p>476-- SanitariosActivity.java--                         Collections.sort(sanitarios, new Comparator&lt;Sanitario&gt;() {</text:p>
            <text:p>476-- SanitariosActivity.java--                             public int compare(Sanitario s1, Sanitario s2) {</text:p>
            <text:p>476-- SanitariosActivity.java--                                 return s2.getId().compareTo(s1.getId());</text:p>
            <text:p>476-- SanitariosActivity.java--                         Collections.sort(sanitarios, new Comparator&lt;Sanitario&gt;() {</text:p>
            <text:p>476-- SanitariosActivity.java--                             public int compare(Sanitario s1, Sanitario s2) {</text:p>
            <text:p>476-- SanitariosActivity.java--                                 return s2.getId().compareTo(s1.getId());</text:p>
            <text:p>476-- SalasActivity.java--                         Collections.sort(salas, new Comparator&lt;Sala&gt;() {</text:p>
            <text:p>476-- SalasActivity.java--                             public int compare(Sala s1, Sala s2) {</text:p>
            <text:p>476-- SalasActivity.java--                                 return s1.getCentro().getNombre().compareTo(s2.getCentro().getNombre());</text:p>
            <text:p>476-- SalasActivity.java--                         Collections.sort(salas, new Comparator&lt;Sala&gt;() {</text:p>
            <text:p>476-- SalasActivity.java--                             public int compare(Sala s1, Sala s2) {</text:p>
            <text:p>476-- SalasActivity.java--                                 return s1.getCentro().getNombre().compareTo(s2.getCentro().getNombre());</text:p>
            <text:p>1381-- ItemPedido.java--     public int compareTo(ItemPedido o) {</text:p>
            <text:p>1381-- ItemPedido.java--         return produto.getTitulo().compareTo(o.getProduto().getTitulo());</text:p>
            <text:p>1381-- ProdutoServices.java--         return em.createQuery("select p from Produto p order by p.titulo").getResultList();</text:p>
            <text:p>309-- Data.java--             //Arrays.sort(lista);</text:p>
            <text:p>1007-- Cliente.java--     public int compareTo(Object o) {</text:p>
            <text:p>1007-- Cliente.java--         return getNome().compareTo(((Cliente)o).getNome());</text:p>
            <text:p>630-- ClienteRepository.java-- return manager.createQuery("select c from Cliente c order by c.nome")</text:p>
            <text:p>630-- ProdutoRepository.java-- return manager.createQuery("select p from Produto p order by p.nome")</text:p>
            <text:p>1116-- ProdutoDAO.java-- consulta = sessao.createQuery("from Produto order by Pro_nome");</text:p>
            <text:p>1116-- ProdutoDAO.java-- consulta = sessao.createQuery("from Produto" + "where pro_nome like :parametro order by pro_nome");</text:p>
            <text:p>879-- Departamento.java-- public int compareTo(Departamento departamento) {</text:p>
            <text:p>879-- Departamento.java-- return id.compareTo(departamento.id);</text:p>
            <text:p>879-- Produto.java-- public int compareTo(Produto produto) {</text:p>
            <text:p>879-- Produto.java-- return id.compareTo(produto.id);</text:p>
            <text:p>879-- Sexo.java-- public int compareTo(Sexo sexo) {</text:p>
            <text:p>879-- Sexo.java-- //return this.nome.compareTo(sexo.nome);</text:p>
            <text:p>1359-- GenericDAOImpl.java--     Arrays.sort( files, new Comparator()</text:p>
            <text:p>1359-- GenericDAOImpl.java--         public int compare(Object o1, Object o2) {</text:p>
            <text:p>1100-- LojaDao.java-- + " lower(p.nome) like :nome order by p.nome";</text:p>
            <text:p>1100-- ProdutoDao.java-- + " lower(p.nome) like :nome order by p.nome";</text:p>
            <text:p>1100-- VendedorDao.java-- + " lower(p.nome) like :nome order by p.nome";</text:p>
            <text:p>1847-- ItemPedido.java-- || this.getProduto().getQuantidade().compareTo(this.getQuantidade()) &gt;= 0;</text:p>
            <text:p>1847-- Pedido.java-- return this.getValorTotal().compareTo(BigDecimal.ZERO) &lt; 0;</text:p>
            <text:p>1847-- Produto.java-- if (novaQuantidade.compareTo(BigDecimal.ZERO) &lt; 0) {</text:p>
            <text:p>1847-- CategoriaRepository.java-- return manager.createQuery("from Categoria order by nome", Categoria.class).getResultList();</text:p>
            <text:p>1847-- ConfigEmailRepository.java-- return manager.createQuery("from ConfigEmail order by login", ConfigEmail.class).getResultList();</text:p>
            <text:p>1847-- CidadeRepository.java-- return manager.createNativeQuery("SELECT * FROM Cidade order by nome", Cidade.class).getResultList();</text:p>
            <text:p>1847-- GrupoUsuarioRepository.java-- return manager.createQuery("from GrupoUsuario order by nome", GrupoUsuario.class).getResultList();</text:p>
            <text:p>1847-- PedidoRepository.java-- return manager.createNativeQuery("SELECT * FROM Pedido order by nome", Pedido.class).getResultList();</text:p>
            <text:p>1847-- PlanoContaRepository.java-- return manager.createQuery("from PlanoConta order by nome", PlanoConta.class).getResultList();</text:p>
            <text:p>1847-- ProdutoRepository.java-- return manager.createQuery("from Produto order by nome", Produto.class).getResultList();</text:p>
            <text:p>1847-- PessoaRepository.java-- return manager.createQuery("from Pessoa order by nome", Pessoa.class).getResultList();</text:p>
            <text:p>1847-- SubCategoriaRepository.java-- return manager.createQuery("from SubCategoria order by nome", SubCategoria.class).getResultList();</text:p>
            <text:p>1847-- UnidadeMedidaRepository.java-- return manager.createQuery("from UnidadeMedida order by nome", UnidadeMedida.class).getResultList();</text:p>
            <text:p>1847-- UsuarioRepository.java-- return manager.createQuery("from Usuario order by nome", Usuario.class).getResultList();</text:p>
            <text:p>883-- GrahamScan.java-- this.sort();</text:p>
            <text:p>883-- Entity.java-- ZIndexSorter.getInstance().sort(this.mChildren);</text:p>
            <text:p>883-- Entity.java-- ZIndexSorter.getInstance().sort(this.mChildren, pEntityComparator);</text:p>
            <text:p>883-- Entity.java-- ZIndexSorter.getInstance().sort(this.mChildren);</text:p>
            <text:p>883-- ZIndexSorter.java-- public int compare(final IEntity pEntityA, final IEntity pEntityB) {</text:p>
            <text:p>883-- ZIndexSorter.java-- this.sort(pEntities, this.mZIndexComparator);</text:p>
            <text:p>883-- ZIndexSorter.java-- this.sort(pEntities, pStart, pEnd, this.mZIndexComparator);</text:p>
            <text:p>883-- ZIndexSorter.java-- this.sort(pEntities, this.mZIndexComparator);</text:p>
            <text:p>883-- ZIndexSorter.java-- this.sort(pEntities, pStart, pEnd, this.mZIndexComparator);</text:p>
            <text:p>883-- ZIndexSorter.java-- this.sort(pEntities, this.mZIndexComparator);</text:p>
            <text:p>883-- ZIndexSorter.java-- this.sort(pEntities, pStart, pEnd, this.mZIndexComparator);</text:p>
            <text:p>883-- BlackPawnTextureAtlasBuilder.java-- public int compare(final TextureAtlasSourceWithWithLocationCallback&lt;?&gt; pTextureAtlasSourceWithWithLocationCallbackA, final TextureAtlasSourceWithWithLocationCallback&lt;?&gt; pTextureAtlasSourceWithWithLocationCallbackB) {</text:p>
            <text:p>883-- BlackPawnTextureAtlasBuilder.java-- Collections.sort(pTextureAtlasSourcesWithLocationCallback, TEXTURESOURCE_COMPARATOR);</text:p>
            <text:p>883-- SortedList.java-- final int diff = pItem.compareTo(midVal);</text:p>
            <text:p>883-- SortedList.java--  * Scans for items around &lt;code&gt;pGuess&lt;/code&gt; that fulfill &lt;code&gt;pItem.compareTo(item) == 0&lt;/code&gt; and starting from the leftmost found, it returns the index of the first one that fulfills &lt;code&gt;pItem.equals(item)&lt;/code&gt;.</text:p>
            <text:p>883-- SortedList.java--  * @param pItem to perform &lt;code&gt;pItem.compareTo(item) == 0&lt;/code&gt; and &lt;code&gt;pItem.equals(item)&lt;/code&gt; checks on.</text:p>
            <text:p>883-- SortedList.java-- while((i &gt;= pStart) &amp;&amp; (pItem.compareTo(this.mList.get(i)) == 0)) {</text:p>
            <text:p>883-- SortedList.java-- if(pItem.compareTo(item) == 0) {</text:p>
            <text:p>883-- AStarPathFinder.java-- public int compareTo(final Node pNode) {</text:p>
            <text:p>883-- Sorter.java-- this.sort(pArray, 0, pArray.length, pComparator);</text:p>
            <text:p>883-- Sorter.java-- this.sort(pList, 0, pList.size(), pComparator);</text:p>
            <text:p>883-- Sorter.java-- this.sort(pList, 0, pList.size(), pComparator);</text:p>
            <text:p>883-- Debug.java-- return this.compareTo(pDebugLevel) &gt;= 0;</text:p>
            <text:p>883-- IModifier.java-- public int compare(final IModifier&lt;?&gt; pModifierA, final IModifier&lt;?&gt; pModifierB) {</text:p>
            <text:p>883-- ParallelModifier.java-- Arrays.sort(pModifiers, MODIFIER_COMPARATOR_DURATION_DESCENDING);</text:p>
            <text:p>611-- ProdutoDao.java-- + " lower(p.nome) like :nome order by p.nome";</text:p>
            <text:p>611-- VendedorDao.java-- + " lower(p.nome) like :nome order by p.nome";</text:p>
            <text:p>1405-- VendaDao.java-- sql.append("order by venda.horario ");</text:p>
            <text:p>662-- EndianUtils.java--  * the low-order byte is stored in memory at the lowest address, and</text:p>
            <text:p>662-- FileUtils.java--         if (size.divide(ONE_EB_BI).compareTo(BigInteger.ZERO) &gt; 0) {</text:p>
            <text:p>662-- FileUtils.java--         } else if (size.divide(ONE_PB_BI).compareTo(BigInteger.ZERO) &gt; 0) {</text:p>
            <text:p>662-- FileUtils.java--         } else if (size.divide(ONE_TB_BI).compareTo(BigInteger.ZERO) &gt; 0) {</text:p>
            <text:p>662-- FileUtils.java--         } else if (size.divide(ONE_GB_BI).compareTo(BigInteger.ZERO) &gt; 0) {</text:p>
            <text:p>662-- FileUtils.java--         } else if (size.divide(ONE_MB_BI).compareTo(BigInteger.ZERO) &gt; 0) {</text:p>
            <text:p>662-- FileUtils.java--         } else if (size.divide(ONE_KB_BI).compareTo(BigInteger.ZERO) &gt; 0) {</text:p>
            <text:p>662-- IOCase.java--         return sensitive ? str1.compareTo(str2) : str1.compareToIgnoreCase(str2);</text:p>
            <text:p>662-- AbstractFileComparator.java--             Arrays.sort(files, this);</text:p>
            <text:p>662-- AbstractFileComparator.java--             Collections.sort(files, this);</text:p>
            <text:p>662-- CompositeFileComparator.java--  *       comparator.sort(list);</text:p>
            <text:p>662-- CompositeFileComparator.java--     public int compare(final File file1, final File file2) {</text:p>
            <text:p>662-- DefaultFileComparator.java--  *       ((AbstractFileComparator) DefaultFileComparator.DEFAULT_COMPARATOR).sort(list);</text:p>
            <text:p>662-- DefaultFileComparator.java--  *       ((AbstractFileComparator) DefaultFileComparator.DEFAULT_REVERSE).sort(array);</text:p>
            <text:p>662-- DefaultFileComparator.java--     public int compare(final File file1, final File file2) {</text:p>
            <text:p>662-- DefaultFileComparator.java--         return file1.compareTo(file2);</text:p>
            <text:p>662-- DirectoryFileComparator.java--  *       ((AbstractFileComparator) DirectoryFileComparator.DIRECTORY_COMPARATOR).sort(list);</text:p>
            <text:p>662-- DirectoryFileComparator.java--  *       ((AbstractFileComparator) DirectoryFileComparator.DIRECTORY_REVERSE).sort(array);</text:p>
            <text:p>662-- DirectoryFileComparator.java--     public int compare(final File file1, final File file2) {</text:p>
            <text:p>662-- ExtensionFileComparator.java--  *       ((AbstractFileComparator) ExtensionFileComparator.EXTENSION_COMPARATOR).sort(list);</text:p>
            <text:p>662-- ExtensionFileComparator.java--  *       ((AbstractFileComparator) ExtensionFileComparator.EXTENSION_INSENSITIVE_REVERSE).sort(array);</text:p>
            <text:p>662-- ExtensionFileComparator.java--     public int compare(final File file1, final File file2) {</text:p>
            <text:p>662-- LastModifiedFileComparator.java--  *       ((AbstractFileComparator) LastModifiedFileComparator.LASTMODIFIED_COMPARATOR).sort(list);</text:p>
            <text:p>662-- LastModifiedFileComparator.java--  *       ((AbstractFileComparator) LastModifiedFileComparator.LASTMODIFIED_REVERSE).sort(array);</text:p>
            <text:p>662-- LastModifiedFileComparator.java--     public int compare(final File file1, final File file2) {</text:p>
            <text:p>662-- NameFileComparator.java--  *       ((AbstractFileComparator) NameFileComparator.NAME_COMPARATOR).sort(list);</text:p>
            <text:p>662-- NameFileComparator.java--  *       ((AbstractFileComparator) NameFileComparator.NAME_INSENSITIVE_REVERSE).sort(array);</text:p>
            <text:p>662-- NameFileComparator.java--     public int compare(final File file1, final File file2) {</text:p>
            <text:p>662-- PathFileComparator.java--  *       ((AbstractFileComparator) PathFileComparator.PATH_COMPARATOR).sort(list);</text:p>
            <text:p>662-- PathFileComparator.java--  *       ((AbstractFileComparator) PathFileComparator.PATH_INSENSITIVE_REVERSE).sort(array);</text:p>
            <text:p>662-- PathFileComparator.java--     public int compare(final File file1, final File file2) {</text:p>
            <text:p>662-- ReverseComparator.java--     public int compare(final File file1, final File file2) {</text:p>
            <text:p>662-- SizeFileComparator.java--  *       ((AbstractFileComparator) SizeFileComparator.SIZE_COMPARATOR).sort(list);</text:p>
            <text:p>662-- SizeFileComparator.java--  *       ((AbstractFileComparator) SizeFileComparator.SIZE_REVERSE).sort(array);</text:p>
            <text:p>662-- SizeFileComparator.java--     public int compare(final File file1, final File file2) {</text:p>
            <text:p>662-- BOMInputStream.java--         public int compare(final ByteOrderMark bom1, final ByteOrderMark bom2) {</text:p>
            <text:p>662-- BOMInputStream.java--         Arrays.sort(boms, ByteOrderMarkLengthComparator);</text:p>
            <text:p>662-- FileAlterationObserver.java--             Arrays.sort(children, comparator);</text:p>
            <text:p>662-- ComparatorAbstractTestCase.java--         assertNull(comparator.sort((File[])null));</text:p>
            <text:p>662-- ComparatorAbstractTestCase.java--         comparator.sort(files);</text:p>
            <text:p>662-- ComparatorAbstractTestCase.java--         comparator.sort(files);</text:p>
            <text:p>662-- ComparatorAbstractTestCase.java--         assertNull(comparator.sort((List&lt;File&gt;)null));</text:p>
            <text:p>662-- EndianUtils.java--  * the low-order byte is stored in memory at the lowest address, and</text:p>
            <text:p>662-- FileUtils.java--         if (size.divide(ONE_EB_BI).compareTo(BigInteger.ZERO) &gt; 0) {</text:p>
            <text:p>662-- FileUtils.java--         } else if (size.divide(ONE_PB_BI).compareTo(BigInteger.ZERO) &gt; 0) {</text:p>
            <text:p>662-- FileUtils.java--         } else if (size.divide(ONE_TB_BI).compareTo(BigInteger.ZERO) &gt; 0) {</text:p>
            <text:p>662-- FileUtils.java--         } else if (size.divide(ONE_GB_BI).compareTo(BigInteger.ZERO) &gt; 0) {</text:p>
            <text:p>662-- FileUtils.java--         } else if (size.divide(ONE_MB_BI).compareTo(BigInteger.ZERO) &gt; 0) {</text:p>
            <text:p>662-- FileUtils.java--         } else if (size.divide(ONE_KB_BI).compareTo(BigInteger.ZERO) &gt; 0) {</text:p>
            <text:p>662-- IOCase.java--         return sensitive ? str1.compareTo(str2) : str1.compareToIgnoreCase(str2);</text:p>
            <text:p>662-- AbstractFileComparator.java--             Arrays.sort(files, this);</text:p>
            <text:p>662-- AbstractFileComparator.java--             Collections.sort(files, this);</text:p>
            <text:p>662-- CompositeFileComparator.java--  *       comparator.sort(list);</text:p>
            <text:p>662-- CompositeFileComparator.java--     public int compare(final File file1, final File file2) {</text:p>
            <text:p>662-- DefaultFileComparator.java--  *       ((AbstractFileComparator) DefaultFileComparator.DEFAULT_COMPARATOR).sort(list);</text:p>
            <text:p>662-- DefaultFileComparator.java--  *       ((AbstractFileComparator) DefaultFileComparator.DEFAULT_REVERSE).sort(array);</text:p>
            <text:p>662-- DefaultFileComparator.java--     public int compare(final File file1, final File file2) {</text:p>
            <text:p>662-- DefaultFileComparator.java--         return file1.compareTo(file2);</text:p>
            <text:p>662-- DirectoryFileComparator.java--  *       ((AbstractFileComparator) DirectoryFileComparator.DIRECTORY_COMPARATOR).sort(list);</text:p>
            <text:p>662-- DirectoryFileComparator.java--  *       ((AbstractFileComparator) DirectoryFileComparator.DIRECTORY_REVERSE).sort(array);</text:p>
            <text:p>662-- DirectoryFileComparator.java--     public int compare(final File file1, final File file2) {</text:p>
            <text:p>662-- ExtensionFileComparator.java--  *       ((AbstractFileComparator) ExtensionFileComparator.EXTENSION_COMPARATOR).sort(list);</text:p>
            <text:p>662-- ExtensionFileComparator.java--  *       ((AbstractFileComparator) ExtensionFileComparator.EXTENSION_INSENSITIVE_REVERSE).sort(array);</text:p>
            <text:p>662-- ExtensionFileComparator.java--     public int compare(final File file1, final File file2) {</text:p>
            <text:p>662-- LastModifiedFileComparator.java--  *       ((AbstractFileComparator) LastModifiedFileComparator.LASTMODIFIED_COMPARATOR).sort(list);</text:p>
            <text:p>662-- LastModifiedFileComparator.java--  *       ((AbstractFileComparator) LastModifiedFileComparator.LASTMODIFIED_REVERSE).sort(array);</text:p>
            <text:p>662-- LastModifiedFileComparator.java--     public int compare(final File file1, final File file2) {</text:p>
            <text:p>662-- NameFileComparator.java--  *       ((AbstractFileComparator) NameFileComparator.NAME_COMPARATOR).sort(list);</text:p>
            <text:p>662-- NameFileComparator.java--  *       ((AbstractFileComparator) NameFileComparator.NAME_INSENSITIVE_REVERSE).sort(array);</text:p>
            <text:p>662-- NameFileComparator.java--     public int compare(final File file1, final File file2) {</text:p>
            <text:p>662-- PathFileComparator.java--  *       ((AbstractFileComparator) PathFileComparator.PATH_COMPARATOR).sort(list);</text:p>
            <text:p>662-- PathFileComparator.java--  *       ((AbstractFileComparator) PathFileComparator.PATH_INSENSITIVE_REVERSE).sort(array);</text:p>
            <text:p>662-- PathFileComparator.java--     public int compare(final File file1, final File file2) {</text:p>
            <text:p>662-- ReverseComparator.java--     public int compare(final File file1, final File file2) {</text:p>
            <text:p>662-- SizeFileComparator.java--  *       ((AbstractFileComparator) SizeFileComparator.SIZE_COMPARATOR).sort(list);</text:p>
            <text:p>662-- SizeFileComparator.java--  *       ((AbstractFileComparator) SizeFileComparator.SIZE_REVERSE).sort(array);</text:p>
            <text:p>662-- SizeFileComparator.java--     public int compare(final File file1, final File file2) {</text:p>
            <text:p>662-- BOMInputStream.java--         public int compare(final ByteOrderMark bom1, final ByteOrderMark bom2) {</text:p>
            <text:p>662-- BOMInputStream.java--         Arrays.sort(boms, ByteOrderMarkLengthComparator);</text:p>
            <text:p>662-- FileAlterationObserver.java--             Arrays.sort(children, comparator);</text:p>
            <text:p>662-- ComparatorAbstractTestCase.java--         assertNull(comparator.sort((File[])null));</text:p>
            <text:p>662-- ComparatorAbstractTestCase.java--         comparator.sort(files);</text:p>
            <text:p>662-- ComparatorAbstractTestCase.java--         comparator.sort(files);</text:p>
            <text:p>662-- ComparatorAbstractTestCase.java--         assertNull(comparator.sort((List&lt;File&gt;)null));</text:p>
            <text:p>1190-- Data.java--             //Arrays.sort(lista);</text:p>
            <text:p>1004-- MozillaKeyStoreUtilitiesUnix.java-- Collections.sort(</text:p>
            <text:p>1004-- MozillaKeyStoreUtilitiesUnix.java-- public int compare(final String o1, final String o2) {</text:p>
            <text:p>1004-- MozillaKeyStoreUtilitiesUnix.java-- return o1.compareTo(o2);</text:p>
            <text:p>1004-- SignApplet.java-- java.util.Arrays.sort(indexes);</text:p>
            <text:p>1004-- SignText.java--         Arrays.sort(finalOrderedAliases, new Comparator&lt;Object&gt;() {</text:p>
            <text:p>1004-- SignText.java-- public int compare(final Object o1, final Object o2) {</text:p>
            <text:p>1004-- CertificateSelectionDialog.java--     Arrays.sort(certs, CERT_NAME_COMPARATOR);</text:p>
            <text:p>1004-- CertificateSelectionDialog.java-- Arrays.sort(certs, CERT_NAME_COMPARATOR);</text:p>
            <text:p>1004-- CertificateSelectionDialog.java-- public int compare(final NameCertificateBean o1, final NameCertificateBean o2) {</text:p>
            <text:p>1004-- Main.java--         if (System.getProperty("java.version").compareTo("1.6.0_18") &lt; 0) { //$NON-NLS-1$ //$NON-NLS-2$</text:p>
            <text:p>1004-- PrincipalGUI.java--                 if (!((Platform.getOS().equals(Platform.OS.LINUX) &amp;&amp; (System.getProperty("java.version").compareTo("1.7.0") &gt; 0) ))){ //$NON-NLS-1$ //$NON-NLS-2$</text:p>
            <text:p>1004-- PrincipalGUI.java--                 if (!((Platform.getOS().equals(Platform.OS.LINUX) &amp;&amp; (System.getProperty("java.version").compareTo("1.7.0") &gt; 0) ))){ //$NON-NLS-1$ //$NON-NLS-2$</text:p>
            <text:p>1004-- PanelMultifirma.java--             Arrays.sort(nodesIndexes);</text:p>
            <text:p>1004-- CertFilterManager.java-- Arrays.sort(sortedFilterValues);</text:p>
            <text:p>1004-- SearchFilter.java--                     if(val.compareTo(this.value) &gt;= 0) {</text:p>
            <text:p>1004-- SearchFilter.java--                     if(val.compareTo(this.value) &lt;= 0) {</text:p>
            <text:p>1004-- RelationshipComparator.java-- public int compare(final Element element1, final Element element2) {</text:p>
            <text:p>1004-- RelationshipComparator.java--         return id1.compareTo(id2);</text:p>
            <text:p>1004-- RelationshipTransformService.java--         Collections.sort(relationshipElements, new RelationshipComparator());</text:p>
            <text:p>1004-- ReadNodesTree.java--         Arrays.sort(solucion);// de mayor a menor</text:p>
            <text:p>752-- Cliente.java--     public int compareTo(Cliente cliente) {</text:p>
            <text:p>752-- Cliente.java--         return this.nome.compareTo(cliente.getNome());</text:p>
            <text:p>1668-- EstadoView.java--         preencherTabela("select * from estado order by id_estado");</text:p>
            <text:p>999-- ItemPedido.java--   public int compareTo(ItemPedido o) {</text:p>
            <text:p>1526-- Estoque.java--     public int compareTo(Object o) {</text:p>
            <text:p>1526-- Estoques.java--         Collections.sort(estoque.getLista());</text:p>
            <text:p>1266-- ErrorCode.java--      * a column was used in the expression list or the order by clause of a</text:p>
            <text:p>1266-- Parser.java-- import org.h2.command.dml.SelectOrderBy;</text:p>
            <text:p>1266-- Parser.java--         public int compare(TableFilter o1, TableFilter o2) {</text:p>
            <text:p>1266-- Parser.java--             ArrayList&lt;SelectOrderBy&gt; orderList = New.arrayList();</text:p>
            <text:p>1266-- Parser.java--                 SelectOrderBy order = new SelectOrderBy();</text:p>
            <text:p>1266-- Parser.java--             Collections.sort(filters, TABLE_FILTER_COMPARATOR);</text:p>
            <text:p>1266-- Parser.java--     private ArrayList&lt;SelectOrderBy&gt; parseSimpleOrderList() {</text:p>
            <text:p>1266-- Parser.java--         ArrayList&lt;SelectOrderBy&gt; orderList = New.arrayList();</text:p>
            <text:p>1266-- Parser.java--             SelectOrderBy order = new SelectOrderBy();</text:p>
            <text:p>1266-- Parser.java--                                 .compareTo(ValueLong.MIN_BD) == 0) {</text:p>
            <text:p>1266-- Parser.java--             if (bi.compareTo(ValueLong.MAX_BI) &lt;= 0) {</text:p>
            <text:p>1266-- Insert.java--         this.sortedInsertMode = sortedInsertMode;</text:p>
            <text:p>1266-- Query.java--      * This may include invisible expressions such as order by expressions.</text:p>
            <text:p>1266-- Query.java--      * Set the order by list.</text:p>
            <text:p>1266-- Query.java--      * @param order the order by list</text:p>
            <text:p>1266-- Query.java--     public abstract void setOrder(ArrayList&lt;SelectOrderBy&gt; order);</text:p>
            <text:p>1266-- Query.java--      * allowed for views that have an order by and a limit, as it would affect</text:p>
            <text:p>1266-- Query.java--      * Initialize the order by list. This call may extend the expressions list.</text:p>
            <text:p>1266-- Query.java--      * @param orderList the order by list</text:p>
            <text:p>1266-- Query.java--      * @param mustBeInResult all order by expressions must be in the select list</text:p>
            <text:p>1266-- Query.java--             ArrayList&lt;SelectOrderBy&gt; orderList,</text:p>
            <text:p>1266-- Query.java--         for (SelectOrderBy o : orderList) {</text:p>
            <text:p>1266-- Query.java--             // (oracle supports it, but only in order by, not in group by and</text:p>
            <text:p>1266-- Query.java--                 // order by expression</text:p>
            <text:p>1266-- Query.java--                                     // select id from test order by test.id</text:p>
            <text:p>1266-- Query.java--      * Create a {@link SortOrder} object given the list of {@link SelectOrderBy}</text:p>
            <text:p>1266-- Query.java--      * @param orderList a list of {@link SelectOrderBy} elements</text:p>
            <text:p>1266-- Query.java--     public SortOrder prepareOrder(ArrayList&lt;SelectOrderBy&gt; orderList,</text:p>
            <text:p>1266-- Query.java--             SelectOrderBy o = orderList.get(i);</text:p>
            <text:p>1266-- Query.java--                 // parameter not yet set - order by first column</text:p>
            <text:p>1266-- ScriptCommand.java--             Collections.sort(tables, new Comparator&lt;Table&gt;() {</text:p>
            <text:p>1266-- ScriptCommand.java--                 public int compare(Table t1, Table t2) {</text:p>
            <text:p>1266-- ScriptCommand.java--             Collections.sort(constraints, new Comparator&lt;SchemaObject&gt;() {</text:p>
            <text:p>1266-- ScriptCommand.java--                 public int compare(SchemaObject c1, SchemaObject c2) {</text:p>
            <text:p>1266-- ScriptCommand.java--                     return ((Constraint) c1).compareTo((Constraint) c2);</text:p>
            <text:p>1266-- SelectUnion.java--     private ArrayList&lt;SelectOrderBy&gt; orderList;</text:p>
            <text:p>1266-- SelectUnion.java--     public void setOrder(ArrayList&lt;SelectOrderBy&gt; order) {</text:p>
            <text:p>1266-- SelectOrderBy.java-- public class SelectOrderBy {</text:p>
            <text:p>1266-- SelectOrderBy.java--      * The order by expression.</text:p>
            <text:p>1266-- Select.java--     private ArrayList&lt;SelectOrderBy&gt; orderList;</text:p>
            <text:p>1266-- Select.java--     public void setOrder(ArrayList&lt;SelectOrderBy&gt; order) {</text:p>
            <text:p>1266-- Select.java--             // special case: order by _ROWID_</text:p>
            <text:p>1266-- Select.java--             for (SelectOrderBy o : orderList) {</text:p>
            <text:p>1266-- CreateTable.java--         this.sortedInsertMode = sortedInsertMode;</text:p>
            <text:p>1266-- Constraint.java--     public int compareTo(Constraint other) {</text:p>
            <text:p>1266-- Database.java--         return a.compareTo(b, compareMode) == 0;</text:p>
            <text:p>1266-- Database.java--     public int compare(Value a, Value b) {</text:p>
            <text:p>1266-- Database.java--         return a.compareTo(b, compareMode);</text:p>
            <text:p>1266-- Database.java--     public int compareTypeSafe(Value a, Value b) {</text:p>
            <text:p>1266-- Database.java--         Collections.sort(records);</text:p>
            <text:p>1266-- FunctionAlias.java--         Arrays.sort(javaMethods);</text:p>
            <text:p>1266-- FunctionAlias.java--         public int compareTo(JavaMethod m) {</text:p>
            <text:p>1266-- MetaRecord.java--     public int compareTo(MetaRecord other) {</text:p>
            <text:p>1266-- QueryStatisticsData.java--         public int compare(QueryEntry o1, QueryEntry o2) {</text:p>
            <text:p>1266-- QueryStatisticsData.java--         Collections.sort(list, QUERY_ENTRY_COMPARATOR);</text:p>
            <text:p>1266-- QueryStatisticsData.java--             Collections.sort(list, QUERY_ENTRY_COMPARATOR);</text:p>
            <text:p>1266-- AggregateDataHistogram.java--         Arrays.sort(values, new Comparator&lt;ValueArray&gt;() {</text:p>
            <text:p>1266-- AggregateDataHistogram.java--             public int compare(ValueArray v1, ValueArray v2) {</text:p>
            <text:p>1266-- AggregateDataHistogram.java--                 return a1.compareTo(a2, compareMode);</text:p>
            <text:p>1266-- AggregateDataMedian.java--         Arrays.sort(a, new Comparator&lt;Value&gt;() {</text:p>
            <text:p>1266-- AggregateDataMedian.java--             public int compare(Value o1, Value o2) {</text:p>
            <text:p>1266-- AggregateDataMedian.java--                 return o1.compareTo(o2, mode);</text:p>
            <text:p>1266-- AggregateDataMedian.java--         if (v0.compareTo(v1, mode) == 0) {</text:p>
            <text:p>1266-- Aggregate.java-- import org.h2.command.dml.SelectOrderBy;</text:p>
            <text:p>1266-- Aggregate.java--     private ArrayList&lt;SelectOrderBy&gt; groupConcatOrderList;</text:p>
            <text:p>1266-- Aggregate.java--     private ArrayList&lt;SelectOrderBy&gt; arrayAggOrderList;</text:p>
            <text:p>1266-- Aggregate.java--      * @param orderBy the order by list</text:p>
            <text:p>1266-- Aggregate.java--     public void setGroupConcatOrder(ArrayList&lt;SelectOrderBy&gt; orderBy) {</text:p>
            <text:p>1266-- Aggregate.java--      * @param orderBy the order by list</text:p>
            <text:p>1266-- Aggregate.java--     public void setArrayAggOrder(ArrayList&lt;SelectOrderBy&gt; orderBy) {</text:p>
            <text:p>1266-- Aggregate.java--     private SortOrder initOrder(ArrayList&lt;SelectOrderBy&gt; orderList, Session session) {</text:p>
            <text:p>1266-- Aggregate.java--             SelectOrderBy o = orderList.get(i);</text:p>
            <text:p>1266-- Aggregate.java--                         SelectOrderBy o = groupConcatOrderList.get(i);</text:p>
            <text:p>1266-- Aggregate.java--                         SelectOrderBy o = arrayAggOrderList.get(i);</text:p>
            <text:p>1266-- Aggregate.java--                 Collections.sort(list, new Comparator&lt;Value&gt;() {</text:p>
            <text:p>1266-- Aggregate.java--                     public int compare(Value v1, Value v2) {</text:p>
            <text:p>1266-- Aggregate.java--                 Collections.sort(list, new Comparator&lt;Value&gt;() {</text:p>
            <text:p>1266-- Aggregate.java--                     public int compare(Value v1, Value v2) {</text:p>
            <text:p>1266-- Aggregate.java--             for (SelectOrderBy o : groupConcatOrderList) {</text:p>
            <text:p>1266-- Aggregate.java--             for (SelectOrderBy o : arrayAggOrderList) {</text:p>
            <text:p>1266-- Aggregate.java--             for (SelectOrderBy o : groupConcatOrderList) {</text:p>
            <text:p>1266-- Aggregate.java--             for (SelectOrderBy o : arrayAggOrderList) {</text:p>
            <text:p>1266-- Aggregate.java--             for (SelectOrderBy o : groupConcatOrderList) {</text:p>
            <text:p>1266-- Aggregate.java--             for (SelectOrderBy o : arrayAggOrderList) {</text:p>
            <text:p>1266-- Aggregate.java--             for (SelectOrderBy o : groupConcatOrderList) {</text:p>
            <text:p>1266-- Aggregate.java--             for (SelectOrderBy o : arrayAggOrderList) {</text:p>
            <text:p>1266-- Aggregate.java--             for (SelectOrderBy o : groupConcatOrderList) {</text:p>
            <text:p>1266-- Aggregate.java--             for (SelectOrderBy o : arrayAggOrderList) {</text:p>
            <text:p>1266-- ConditionInConstantSet.java--             public int compare(Value o1, Value o2) {</text:p>
            <text:p>1266-- FullText.java--                 Arrays.sort(wordIds);</text:p>
            <text:p>1266-- BaseIndex.java--                     // more of the order by columns.</text:p>
            <text:p>1266-- BaseIndex.java--     public int compareRows(SearchRow rowData, SearchRow compare) {</text:p>
            <text:p>1266-- IndexCondition.java--         Arrays.sort(array, new Comparator&lt;Value&gt;() {</text:p>
            <text:p>1266-- IndexCondition.java--             public int compare(Value o1, Value o2) {</text:p>
            <text:p>1266-- IndexCondition.java--                 return o1.compareTo(o2, mode);</text:p>
            <text:p>1266-- IndexCursor.java--         int comp = a.compareTo(b, table.getDatabase().getCompareMode());</text:p>
            <text:p>1266-- MultiVersionIndex.java--     public int compareRows(SearchRow rowData, SearchRow compare) {</text:p>
            <text:p>1266-- PageIndex.java--         this.sortedInsertMode = sortedInsertMode;</text:p>
            <text:p>1266-- JdbcResultSet.java--             if (row[i].compareTo(current[i], mode) != 0) {</text:p>
            <text:p>1266-- JdbcDatabaseMetaData.java--     public boolean supportsExpressionsInOrderBy() {</text:p>
            <text:p>1266-- JdbcDatabaseMetaData.java--         debugCodeCall("supportsExpressionsInOrderBy");</text:p>
            <text:p>1266-- JdbcDatabaseMetaData.java--     public boolean supportsOrderByUnrelated() {</text:p>
            <text:p>1266-- JdbcDatabaseMetaData.java--         debugCodeCall("supportsOrderByUnrelated");</text:p>
            <text:p>1266-- JdbcDatabaseMetaData.java--     public int getMaxColumnsInOrderBy() {</text:p>
            <text:p>1266-- JdbcDatabaseMetaData.java--         debugCodeCall("getMaxColumnsInOrderBy");</text:p>
            <text:p>1266-- DataUtils.java--         Arrays.sort(keys);</text:p>
            <text:p>1266-- MVStore.java--         Collections.sort(ids);</text:p>
            <text:p>1266-- MVStore.java--         Collections.sort(move, new Comparator&lt;Chunk&gt;() {</text:p>
            <text:p>1266-- MVStore.java--             public int compare(Chunk o1, Chunk o2) {</text:p>
            <text:p>1266-- MVStore.java--         Collections.sort(old, new Comparator&lt;Chunk&gt;() {</text:p>
            <text:p>1266-- MVStore.java--             public int compare(Chunk o1, Chunk o2) {</text:p>
            <text:p>1266-- MVStore.java--             Collections.sort(remove, Collections.reverseOrder());</text:p>
            <text:p>1266-- MVStoreTool.java--         public int compare(Object a, Object b) {</text:p>
            <text:p>1266-- MVSecondaryIndex.java--             public int compare(Source one, Source two) {</text:p>
            <text:p>1266-- MVSecondaryIndex.java--                 return one.currentRowData.compareTo(two.currentRowData, compareMode);</text:p>
            <text:p>1266-- MVTable.java--         Collections.sort(list, new Comparator&lt;Row&gt;() {</text:p>
            <text:p>1266-- MVTable.java--             public int compare(Row r1, Row r2) {</text:p>
            <text:p>1266-- TransactionStore.java--         public int compare(Object aObj, Object bObj) {</text:p>
            <text:p>1266-- TransactionStore.java--         public int compare(Object aObj, Object bObj) {</text:p>
            <text:p>1266-- ValueDataType.java--     public int compare(Object a, Object b) {</text:p>
            <text:p>1266-- SpatialDataType.java--     public int compare(Object a, Object b) {</text:p>
            <text:p>1266-- ObjectDataType.java--     public int compare(Object a, Object b) {</text:p>
            <text:p>1266-- ObjectDataType.java--         public int compare(Object aObj, Object bObj) {</text:p>
            <text:p>1266-- ObjectDataType.java--         public int compare(Object aObj, Object bObj) {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Obj.toString().compareTo(bObj.toString()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return a.compareTo(b);</text:p>
            <text:p>1266-- ObjectDataType.java--         public int compare(Object aObj, Object bObj) {</text:p>
            <text:p>1266-- ObjectDataType.java--                         return classA.compareTo(classB);</text:p>
            <text:p>1266-- ObjectDataType.java--                 return type.getName().compareTo(bType.getName());</text:p>
            <text:p>1266-- ObjectDataType.java--         public int compare(Object aObj, Object bObj) {</text:p>
            <text:p>1266-- ObjectDataType.java--                     return ((Comparable&lt;Object&gt;) aObj).compareTo(bObj);</text:p>
            <text:p>1266-- ObjectDataType.java--                     return -((Comparable&lt;Object&gt;) bObj).compareTo(aObj);</text:p>
            <text:p>1266-- StringDataType.java--     public int compare(Object a, Object b) {</text:p>
            <text:p>1266-- StringDataType.java--         return a.toString().compareTo(b.toString());</text:p>
            <text:p>1266-- LocalResult.java--                     sort.sort(rows, offset, limit &lt; 0 ? rows.size() : limit);</text:p>
            <text:p>1266-- LocalResult.java--                     sort.sort(rows);</text:p>
            <text:p>1266-- ResultTempTable.java--             sort.sort(rows);</text:p>
            <text:p>1266-- SortOrder.java-- import org.h2.command.dml.SelectOrderBy;</text:p>
            <text:p>1266-- SortOrder.java--      * The column indexes of the order by expressions within the query.</text:p>
            <text:p>1266-- SortOrder.java--     private final ArrayList&lt;SelectOrderBy&gt; orderList;</text:p>
            <text:p>1266-- SortOrder.java--             int[] sortType, ArrayList&lt;SelectOrderBy&gt; orderList) {</text:p>
            <text:p>1266-- SortOrder.java--     public int compare(Value[] a, Value[] b) {</text:p>
            <text:p>1266-- SortOrder.java--         Collections.sort(rows, this);</text:p>
            <text:p>1266-- SortOrder.java--      * Get the column index list. This is the column indexes of the order by</text:p>
            <text:p>1266-- SortOrder.java--      * For the query "select name, id from test order by id, name" this is {1,</text:p>
            <text:p>1266-- SortOrder.java--      * 0} as the first order by expression (the column "id") is the second</text:p>
            <text:p>1266-- SortOrder.java--      * column of the query, and the second order by expression ("name") is the</text:p>
            <text:p>1266-- SortOrder.java--         SelectOrderBy order = orderList.get(index);</text:p>
            <text:p>1266-- ConnectionInfo.java--     public int compareTo(ConnectionInfo o) {</text:p>
            <text:p>1266-- WebServer.java--         Collections.sort(settings);</text:p>
            <text:p>1266-- WebApp.java--                 Collections.sort(list);</text:p>
            <text:p>1266-- WebApp.java--         Arrays.sort(methods, new Comparator&lt;Method&gt;() {</text:p>
            <text:p>1266-- WebApp.java--             public int compare(Method o1, Method o2) {</text:p>
            <text:p>1266-- WebApp.java--                 return o1.toString().compareTo(o2.toString());</text:p>
            <text:p>1266-- Sequence.java--             BigInteger.valueOf(increment).abs().compareTo(</text:p>
            <text:p>1266-- PageStore.java--         Collections.sort(list);</text:p>
            <text:p>1266-- ConvertTraceFile.java--         public int compareTo(Stat other) {</text:p>
            <text:p>1266-- ConvertTraceFile.java--                     c = sql.compareTo(other.sql);</text:p>
            <text:p>1266-- ConvertTraceFile.java--             Collections.sort(list);</text:p>
            <text:p>1266-- MultiDimension.java--         Collections.sort(list, this);</text:p>
            <text:p>1266-- MultiDimension.java--     public int compare(long[] a, long[] b) {</text:p>
            <text:p>1266-- Recover.java--         Collections.sort(schema);</text:p>
            <text:p>1266-- MetaTable.java--             Collections.sort(settingNames);</text:p>
            <text:p>1266-- RegularTable.java--         Collections.sort(list, new Comparator&lt;Row&gt;() {</text:p>
            <text:p>1266-- RegularTable.java--             public int compare(Row r1, Row r2) {</text:p>
            <text:p>1266-- Table.java--     public int compareTypeSafe(Value a, Value b) {</text:p>
            <text:p>1266-- AbbaLockingDetector.java--         Arrays.sort(lockedMonitors, new Comparator&lt;MonitorInfo&gt;() {</text:p>
            <text:p>1266-- AbbaLockingDetector.java--             public int compare(MonitorInfo a, MonitorInfo b) {</text:p>
            <text:p>1266-- CacheObject.java--     public int compareTo(CacheObject other) {</text:p>
            <text:p>1266-- CacheLRU.java--             Collections.sort(changed);</text:p>
            <text:p>1266-- SortedProperties.java--         Collections.sort(v);</text:p>
            <text:p>1266-- ToChar.java--         String unscaled = (number.abs().compareTo(BigDecimal.ONE) &lt; 0 ?</text:p>
            <text:p>1266-- Utils.java--         Arrays.sort(array, offset,</text:p>
            <text:p>1266-- CharsetCollator.java--         public int compare(byte[] b1, byte[] b2) {</text:p>
            <text:p>1266-- CharsetCollator.java--     public int compare(String source, String target) {</text:p>
            <text:p>1266-- CharsetCollator.java--         public int compareTo(CollationKey target) {</text:p>
            <text:p>1266-- CompareModeIcu4J.java--     public int compareString(String a, String b, boolean ignoreCase) {</text:p>
            <text:p>1266-- CompareMode.java--     public int compareString(String a, String b, boolean ignoreCase) {</text:p>
            <text:p>1266-- CompareMode.java--         return a.compareTo(b);</text:p>
            <text:p>1266-- CompareModeDefault.java--     public int compareString(String a, String b, boolean ignoreCase) {</text:p>
            <text:p>1266-- CompareModeDefault.java--             comp = aKey.compareTo(bKey);</text:p>
            <text:p>1266-- ValueDecimal.java--         return value.compareTo(v.value);</text:p>
            <text:p>1266-- ValueResultSet.java--         return this == v ? 0 : super.toString().compareTo(v.toString());</text:p>
            <text:p>1266-- ValueLong.java--         if (br.compareTo(MIN_BI) &lt; 0 || br.compareTo(MAX_BI) &gt; 0) {</text:p>
            <text:p>1266-- ValueJavaObject.java--                 return c1.compareTo(o2);</text:p>
            <text:p>1266-- ValueJavaObject.java--                 return o1.getClass().getName().compareTo(o2.getClass().getName());</text:p>
            <text:p>1266-- ValueArray.java--             int comp = v1.compareTo(v2, mode);</text:p>
            <text:p>1266-- Value.java--         if (x.compareTo(MAX_LONG_DECIMAL) &gt; 0 ||</text:p>
            <text:p>1266-- Value.java--                 x.compareTo(Value.MIN_LONG_DECIMAL) &lt; 0) {</text:p>
            <text:p>1266-- ValueLob.java--             return Integer.signum(getString().compareTo(v.getString()));</text:p>
            <text:p>1266-- ValueGeometry.java--         return getGeometryNoCopy().compareTo(g);</text:p>
            <text:p>1266-- ValueLobDb.java--             return Integer.signum(getString().compareTo(v.getString()));</text:p>
            <text:p>1266-- H2QueryBuilder.java--      * @param orderBy the order by list or null</text:p>
            <text:p>1266-- H2QueryBuilder.java--             s.append(" order by ").append(groupBy);</text:p>
            <text:p>1266-- H2QueryBuilder.java--      * @param orderBy the order by list or null</text:p>
            <text:p>1266-- H2QueryBuilder.java--      * @param orderBy the order by list or null</text:p>
            <text:p>1266-- H2QueryBuilder.java--      * @param orderBy the order by list or null</text:p>
            <text:p>1266-- H2QueryBuilder.java--      * @param orderBy the order by list or null</text:p>
            <text:p>1266-- H2Database.java--      * @param orderBy the order by list or null</text:p>
            <text:p>1266-- H2Database.java--      * @param orderBy the order by list or null</text:p>
            <text:p>1266-- H2Database.java--      * @param orderBy the order by list or null</text:p>
            <text:p>1266-- H2Database.java--      * @param orderBy the order by list or null</text:p>
            <text:p>1266-- BuildBase.java--         Arrays.sort(methods, new Comparator&lt;Method&gt;() {</text:p>
            <text:p>1266-- BuildBase.java--             public int compare(Method a, Method b) {</text:p>
            <text:p>1266-- BuildBase.java--                 return a.getName().compareTo(b.getName());</text:p>
            <text:p>1266-- BuildBase.java--             Collections.sort(files, new Comparator&lt;File&gt;() {</text:p>
            <text:p>1266-- BuildBase.java--                 public int compare(File f1, File f2) {</text:p>
            <text:p>1266-- BuildBase.java--                     int comp = getSuffix(p1).compareTo(getSuffix(p2));</text:p>
            <text:p>1266-- BuildBase.java--                         comp = p1.compareTo(p2);</text:p>
            <text:p>1266-- BuildBase.java--             Collections.sort(files, new Comparator&lt;File&gt;() {</text:p>
            <text:p>1266-- BuildBase.java--                 public int compare(File f1, File f2) {</text:p>
            <text:p>1266-- BuildBase.java--                     return p1.compareTo(p2);</text:p>
            <text:p>1266-- SwitchSource.java--         } else if (version.compareTo("1.7") &gt;= 0) {</text:p>
            <text:p>1266-- LinkChecker.java--         Collections.sort(errors);</text:p>
            <text:p>1266-- SpellChecker.java--             Arrays.sort(list);</text:p>
            <text:p>1266-- Doclet.java--         Arrays.sort(constructorsMethods, new Comparator&lt;ExecutableMemberDoc&gt;() {</text:p>
            <text:p>1266-- Doclet.java--             public int compare(ExecutableMemberDoc a, ExecutableMemberDoc b) {</text:p>
            <text:p>1266-- Doclet.java--                 return a.name().compareTo(b.name());</text:p>
            <text:p>1266-- Doclet.java-- //        Arrays.sort(methods, new Comparator&lt;MethodDoc&gt;() {</text:p>
            <text:p>1266-- Doclet.java-- //            public int compare(MethodDoc a, MethodDoc b) {</text:p>
            <text:p>1266-- Doclet.java-- //                return a.name().compareTo(b.name());</text:p>
            <text:p>1266-- Doclet.java--         Arrays.sort(fields, new Comparator&lt;FieldDoc&gt;() {</text:p>
            <text:p>1266-- Doclet.java--             public int compare(FieldDoc a, FieldDoc b) {</text:p>
            <text:p>1266-- Doclet.java--                 return a.name().compareTo(b.name());</text:p>
            <text:p>1266-- Doclet.java--         Arrays.sort(fields, new Comparator&lt;FieldDoc&gt;() {</text:p>
            <text:p>1266-- Doclet.java--             public int compare(FieldDoc a, FieldDoc b) {</text:p>
            <text:p>1266-- Doclet.java--                 return ca.compareTo(cb);</text:p>
            <text:p>1266-- Indexer.java--         Collections.sort(wordList, new Comparator&lt;Word&gt;() {</text:p>
            <text:p>1266-- Indexer.java--             public int compare(Word w0, Word w1) {</text:p>
            <text:p>1266-- Indexer.java--         Collections.sort(pages, new Comparator&lt;Page&gt;() {</text:p>
            <text:p>1266-- Indexer.java--             public int compare(Page p0, Page p1) {</text:p>
            <text:p>1266-- Indexer.java--                 word.name = token.compareTo(word.name) &gt; 0 ? token : word.name;</text:p>
            <text:p>1266-- Word.java--             Collections.sort(weightList, new Comparator&lt;Weight&gt;() {</text:p>
            <text:p>1266-- Word.java--                 public int compare(Weight w0, Weight w1) {</text:p>
            <text:p>1266-- ArchiveToolStore.java--             Collections.sort(list, new Comparator&lt;Cursor&lt;int[], byte[]&gt;&gt;() {</text:p>
            <text:p>1266-- ArchiveToolStore.java--                 public int compare(Cursor&lt;int[], byte[]&gt; o1,</text:p>
            <text:p>1266-- ArchiveToolStore.java--             Collections.sort(list, new Comparator&lt;Cursor&lt;int[], byte[]&gt;&gt;() {</text:p>
            <text:p>1266-- ArchiveToolStore.java--                 public int compare(Cursor&lt;int[], byte[]&gt; o1,</text:p>
            <text:p>1266-- ArchiveTool.java--                     } else if (last.compareTo(c) == 0) {</text:p>
            <text:p>1266-- ArchiveTool.java--             } else if (last.compareTo(c) == 0) {</text:p>
            <text:p>1266-- ArchiveTool.java--         public int compareTo(ChunkStream o) {</text:p>
            <text:p>1266-- ArchiveTool.java--             int comp = current.compareTo(o.current);</text:p>
            <text:p>1266-- ArchiveTool.java--         public int compareTo(Chunk o) {</text:p>
            <text:p>1266-- AnsCompression.java--         Arrays.sort(errors);</text:p>
            <text:p>1266-- BinaryArithmeticStream.java--         public int compareTo(Node</text:p>
          </table:table-cell>
          <table:table-cell office:value-type="string" calcext:value-type="string">
            <text:p>1.00")) == 0);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BigDecimal) o).compareTo(new BigDecimal("</text:p>
          </table:table-cell>
          <table:table-cell office:value-type="string" calcext:value-type="string">
            <text:p>1.00")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BigDecimal) o).compareTo(new BigDecimal("</text:p>
          </table:table-cell>
          <table:table-cell office:value-type="string" calcext:value-type="string">
            <text:p>1.00")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bd.compareTo(new BigDecimal("0.00")) == 0);</text:p>
          </table:table-cell>
          <table:table-cell table:number-columns-repeated="14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bd.compareTo(new BigDecimal("</text:p>
          </table:table-cell>
          <table:table-cell office:value-type="string" calcext:value-type="string">
            <text:p>1.00")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Double) o).compareTo(</text:p>
          </table:table-cell>
          <table:table-cell office:value-type="string" calcext:value-type="string">
            <text:p>1d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Double) o).compareTo(</text:p>
          </table:table-cell>
          <table:table-cell office:value-type="string" calcext:value-type="string">
            <text:p>1d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Float) o).compareTo(</text:p>
          </table:table-cell>
          <table:table-cell office:value-type="string" calcext:value-type="string">
            <text:p>1f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((Float) o).compareTo(</text:p>
          </table:table-cell>
          <table:table-cell office:value-type="string" calcext:value-type="string">
            <text:p>1f) == 0);</text:p>
          </table:table-cell>
          <table:table-cell table:number-columns-repeated="14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bd.compareTo(new BigDecimal("0.00")) == 0);</text:p>
          </table:table-cell>
          <table:table-cell table:number-columns-repeated="14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9"/>assertTrue(bd.compareTo(new BigDecimal("0.00")) == 0);</text:p>
          </table:table-cell>
          <table:table-cell table:number-columns-repeated="14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ResultSet.java</text:p>
          </table:table-cell>
          <table:table-cell office:value-type="string" calcext:value-type="string">
            <text:p><text:s text:c="13"/>assertTrue(bd1.compareTo(new BigDecimal(bd)) == 0);</text:p>
          </table:table-cell>
          <table:table-cell table:number-columns-repeated="145"/>
        </table:table-row>
        <table:table-row table:style-name="ro4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TestJavaObject.java</text:p>
          </table:table-cell>
          <table:table-cell office:value-type="string" calcext:value-type="string">
            <text:p>select val from t order by val limit 1");</text:p>
            <text:p>1266-- TestJavaObject.java--                 smallest = o1.getClass().getName().compareTo(</text:p>
            <text:p>1266-- TestJavaObject.java--             int compare = ((Comparable&lt;Object&gt;) o1).compareTo(o2);</text:p>
            <text:p>1266-- TestJavaObject.java--         public int compareTo(MyObj o) {</text:p>
            <text:p>1266-- TestMetaData.java--         assertEquals(0, meta.getMaxColumnsInOrderBy());</text:p>
            <text:p>1266-- TestMetaData.java--         assertTrue(meta.supportsExpressionsInOrderBy());</text:p>
            <text:p>1266-- TestMetaData.java--         assertTrue(meta.supportsOrderByUnrelated());</text:p>
            <text:p>1266-- TestMetaData.java--         // The "order by" makes the result set more stable on windows, where the</text:p>
            <text:p>1266-- TestLobApi.java--         ResultSet rs = stat.executeQuery("select * from test order by id");</text:p>
            <text:p>1266-- TestLobApi.java--         ResultSet rs = stat.executeQuery("select * from test order by id");</text:p>
            <text:p>1266-- TestLobApi.java--         ResultSet rs = stat.executeQuery("select c, b from test order by id");</text:p>
            <text:p>1266-- TestZloty.java--         public int compareTo(BigDecimal bd) {</text:p>
            <text:p>1266-- TestZloty.java--             return -super.compareTo(bd);</text:p>
            <text:p>1266-- TestMvcc1.java--         rs = s1.executeQuery("select * from test order by id");</text:p>
            <text:p>1266-- TestMvcc1.java--         rs = s2.executeQuery("select * from test order by id");</text:p>
            <text:p>1266-- TestMvcc3.java--         ResultSet rs = s1.executeQuery("select * from test order by id");</text:p>
            <text:p>1266-- TestMvcc3.java--         rs = s2.executeQuery("select * from test order by id");</text:p>
            <text:p>1266-- TestScript.java--         boolean ordered = StringUtils.toLowerEnglish(sql).contains("order by");</text:p>
            <text:p>1266-- TestScript.java--             for (j = i - 1; j &gt;= 0 &amp;&amp; t.compareTo(a[j]) &lt; 0; j--) {</text:p>
            <text:p>1266-- TestCrashAPI.java--         Arrays.sort(files, new Comparator&lt;File&gt;() {</text:p>
            <text:p>1266-- TestCrashAPI.java--             public int compare(File o1, File o2) {</text:p>
            <text:p>1266-- TestCrashAPI.java--                 return o1.getName().compareTo(o2.getName());</text:p>
            <text:p>1266-- TestNestedJoins.java--         Collections.sort(list);</text:p>
            <text:p>1266-- TestRandomCompare.java--         Collections.sort(list);</text:p>
            <text:p>1266-- TestJoin.java--         Collections.sort(list);</text:p>
            <text:p>1266-- TestBtreeIndex.java--                 ResultSet rs = stat.executeQuery("select * from test order by id");</text:p>
            <text:p>1266-- TestStringAggCompatibility.java--         testWhenOrderByMissing();</text:p>
            <text:p>1266-- TestStringAggCompatibility.java--         testWithOrderBy();</text:p>
            <text:p>1266-- TestStringAggCompatibility.java--     private void testWithOrderBy() throws SQLException {</text:p>
            <text:p>1266-- TestStringAggCompatibility.java--                 "select string_agg(b, ', ' order by b desc) from stringAgg group by a; ");</text:p>
            <text:p>1266-- TestStringAggCompatibility.java--     private void testWhenOrderByMissing() throws SQLException {</text:p>
            <text:p>1266-- TestOuterJoins.java--         Collections.sort(list);</text:p>
            <text:p>1266-- TestFuzzOptimizations.java--         order by 1, 2, 3;</text:p>
            <text:p>1266-- TestFuzzOptimizations.java--         order by 1, 2, 3;</text:p>
            <text:p>1266-- TestFuzzOptimizations.java--                 "and c in(0, 10) and c in(10, 0, 0) order by 1, 2, 3");</text:p>
            <text:p>1266-- TestFuzzOptimizations.java--                 + " order by 1, 2, 3");</text:p>
            <text:p>1266-- TestFuzzOptimizations.java--                 + " order by 1, 2, 3");</text:p>
            <text:p>1266-- Result.java--             Collections.sort(rows);</text:p>
            <text:p>1266-- Result.java--     public int compareTo(Result r) {</text:p>
            <text:p>1266-- Result.java--             // exception.getSQLState().compareTo(r.exception.getSQLState());</text:p>
            <text:p>1266-- Result.java--             return toString().compareTo(r.toString());</text:p>
            <text:p>1266-- Row.java--     public int compareTo(Row r2) {</text:p>
            <text:p>1266-- Row.java--                 result = o1.toString().compareTo(o2.toString());</text:p>
            <text:p>1266-- TestSynth.java--             if (original.compareTo(copy) != 0) {</text:p>
            <text:p>1266-- Value.java-- //            return ((BigDecimal) data).compareTo((BigDecimal) v.data);</text:p>
            <text:p>1266-- Value.java-- //            return data.toString().compareTo(v.data.toString());</text:p>
            <text:p>1266-- Value.java-- //            return ((Date) data).compareTo((Date) v.data);</text:p>
            <text:p>1266-- Value.java-- //            return ((Integer) data).compareTo((Integer) v.data);</text:p>
            <text:p>1266-- TestInit.java--         ResultSet rs = stat.executeQuery("select name from test order by name");</text:p>
            <text:p>1266-- TestWeb.java--             result = client.get(url, "query.do?sql=select * from test order by id");</text:p>
            <text:p>1266-- FreeSpaceTree.java--         public int compareTo(BlockRange o) {</text:p>
            <text:p>1266-- RowDataType.java--     public int compare(Object a, Object b) {</text:p>
            <text:p>1266-- TestMVTableEngine.java--                 .executeQuery("select *, sleep(1) from test order by id");</text:p>
            <text:p>1266-- TestMVTableEngine.java--         rs = stat.executeQuery("select * from test order by id desc");</text:p>
            <text:p>1266-- TestMVTableEngine.java--         rs = stat.executeQuery("select * from test order by id");</text:p>
            <text:p>1266-- TestMVTableEngine.java--                 "where name = 'Hello' order by name");</text:p>
            <text:p>1266-- TestMVTableEngine.java--         rs = stat.executeQuery("select * from test order by id");</text:p>
            <text:p>1266-- TestMVTableEngine.java--         rs = stat.executeQuery("select * from test order by id");</text:p>
            <text:p>1266-- TestMVTableEngine.java--         rs = stat.executeQuery("select * from test order by id");</text:p>
            <text:p>1266-- TestTransactionStore.java--                             "select * from test order by id");</text:p>
            <text:p>1266-- TestMVRTree.java--         Collections.sort(list);</text:p>
            <text:p>1266-- TestMVRTree.java--         Collections.sort(list);</text:p>
            <text:p>1266-- TestConcurrent.java--         Arrays.sort(data, new Comparator&lt;Object&gt;() {</text:p>
            <text:p>1266-- TestConcurrent.java--             public int compare(Object o1, Object o2) {</text:p>
            <text:p>1266-- TestOldVersion.java--         checkResult(stat.executeQuery("select * from test order by id"));</text:p>
            <text:p>1266-- TestOldVersion.java--         checkResult(stat.executeQuery("select * from test2 order by id"));</text:p>
            <text:p>1266-- TestSort.java--         public int compare(Long o1, Long o2) {</text:p>
            <text:p>1266-- TestPgServer.java--         rs = stat.executeQuery("select * from test order by id");</text:p>
            <text:p>1266-- TestPgServer.java--                 "from information_schema.users order by id");</text:p>
            <text:p>1266-- TestAutoReconnect.java--         ResultSet rs = stat.executeQuery("select * from test order by id");</text:p>
            <text:p>1266-- TestDate.java--         assertEquals(0, d1.compareTo(d1b, null));</text:p>
            <text:p>1266-- TestDate.java--         assertEquals(0, d1b.compareTo(d1, null));</text:p>
            <text:p>1266-- TestDate.java--         assertEquals(-1, d1.compareTo(d2, null));</text:p>
            <text:p>1266-- TestDate.java--         assertEquals(1, d2.compareTo(d1, null));</text:p>
            <text:p>1266-- TestDate.java--         assertEquals(0, t1.compareTo(t1b, null));</text:p>
            <text:p>1266-- TestDate.java--         assertEquals(0, t1b.compareTo(t1, null));</text:p>
            <text:p>1266-- TestDate.java--         assertEquals(-1, t1.compareTo(t2, null));</text:p>
            <text:p>1266-- TestDate.java--         assertEquals(1, t2.compareTo(t1, null));</text:p>
            <text:p>1266-- TestDate.java--         assertEquals(0, t1.compareTo(t1b, null));</text:p>
            <text:p>1266-- TestDate.java--         assertEquals(0, t1b.compareTo(t1, null));</text:p>
            <text:p>1266-- TestDate.java--         assertEquals(-1, t1.compareTo(t2, null));</text:p>
            <text:p>1266-- TestDate.java--         assertEquals(1, t2.compareTo(t1, null));</text:p>
            <text:p>1266-- TestValueHashMap.java--             public int compare(Value v1, Value v2) {</text:p>
            <text:p>1266-- TestValueHashMap.java--                 return v1.compareTo(v2, compareMode);</text:p>
            <text:p>1266-- TestValueHashMap.java--                 Collections.sort(a1, vc);</text:p>
            <text:p>1266-- TestValueHashMap.java--                 Collections.sort(a2, vc);</text:p>
            <text:p>1266-- TestValueHashMap.java--                 Collections.sort(a1, vc);</text:p>
            <text:p>1266-- TestValueHashMap.java--                 Collections.sort(a2, vc);</text:p>
            <text:p>1266-- TestTimeStampWithTimeZone.java--         int c = a.compareTo(b, null);</text:p>
            <text:p>1266-- TestTimeStampWithTimeZone.java--         c = b.compareTo(a, null);</text:p>
            <text:p>1266-- TestTimeStampWithTimeZone.java--         int c = a.compareTo(b, null);</text:p>
            <text:p>1266-- TestTimeStampWithTimeZone.java--         c = b.compareTo(a, null);</text:p>
            <text:p>1266-- TestTimeStampWithTimeZone.java--         int c = a.compareTo(b, null);</text:p>
            <text:p>1266-- TestTimeStampWithTimeZone.java--         c = b.compareTo(a, null);</text:p>
            <text:p>1266-- TestTimeStampWithTimeZone.java--         ResultSet rs = stat.executeQuery("select t1 from test_order order by t1");</text:p>
            <text:p>1266-- TestTimeStampWithTimeZone.java--             assertEquals(0, tstz.compareTo(ts.convertTo(Value.TIMESTAMP_TZ), null));</text:p>
            <text:p>1266-- TestUtils.java--             public int compare(Integer o1, Integer o2) {</text:p>
            <text:p>1266-- TestUtils.java--                 return o1.compareTo(o2);</text:p>
            <text:p>1266-- TestUtils.java--             public int compare(Integer o1, Integer o2) {</text:p>
            <text:p>1266-- TestUtils.java--                 return o1.compareTo(o2);</text:p>
            <text:p>1266-- TestUtils.java--             Arrays.sort(arr2, comp);</text:p>
            <text:p>1266-- TestOverflow.java--         return v.compareTo(min) &gt;= 0 &amp;&amp; v.compareTo(max) &lt;= 0;</text:p>
            <text:p>1266-- TestRecovery.java--         rs = stat.executeQuery("select * from test order by id");</text:p>
            <text:p>1266-- TestDataPage.java--         assertEquals(0, v.compareTo(v2, compareMode));</text:p>
            <text:p>18-- MemberResourceRESTService.java--       final List&lt;Member&gt; results = em.createQuery("select m from Member m order by m.name").getResultList();</text:p>
            <text:p>812-- Cliente.java--     public int compareTo(Object o) {</text:p>
            <text:p>812-- Cliente.java--         return getNome().compareTo(((Cliente)o).getNome());</text:p>
            <text:p>1614-- ItemDAO.java-- consulta = sessao.createQuery("from Item order by id ");</text:p>
            <text:p>1614-- ItemDAO.java-- + "where id like :parametro order by id");</text:p>
            <text:p>1614-- PessoaDAO.java-- consulta = sessao.createQuery(" from Pessoa order by nome ");</text:p>
            <text:p>1614-- PessoaDAO.java-- + " where nome like :parametro order by nome ");</text:p>
            <text:p>1614-- ProdutoDAO.java-- consulta = sessao.createQuery(" from Produto order by nome ");</text:p>
            <text:p>1614-- ProdutoDAO.java-- + " where nome like :parametro order by nome");</text:p>
            <text:p>1614-- VendaDAO.java-- consulta = sessao.createQuery("from Venda order by id ");</text:p>
            <text:p>1614-- VendaDAO.java-- + "where id like :parametro order by id");</text:p>
            <text:p>347-- MailApp.java--         /*Arrays.sort(getMensagens(), ( m1, m2 ) -&gt; {</text:p>
            <text:p>347-- MailApp.java--                 return m2.getSentDate().compareTo( m1.getSentDate() );</text:p>
            <text:p>1366-- TenisMetodos.java-- sql = "select *from tenis where marca = ? order by modelo,tamanho";</text:p>
            <text:p>563-- Data.java--            // Arrays.sort(lista);</text:p>
            <text:p>1076-- EstadoRepository.java-- public List&lt;Estado&gt; findAllByOrderByNome();</text:p>
            <text:p>1076-- EstadoService.java-- return repo.findAllByOrderByNome();</text:p>
            <text:p>1098-- CategoriaDao.java-- stmt = con.prepareStatement("select * from categoria order by nomecategoria");</text:p>
            <text:p>1371-- RelatorioDAO.java--                               + "order by CodigoVenda";       </text:p>
            <text:p>127-- Adicion.java--             String sentencia = "select id from adicion order by id desc limit 1;";</text:p>
            <text:p>127-- Configuracion.java--             String sentencia = "select nombre,existencias||case when categoria=0 then \"  Kg\"  else \"  Unidas\"end from ingrediente where estado=1  and  existencias &lt;= case when categoria= 1 then 5 else 500 end order by categoria desc,nombre asc;";</text:p>
            <text:p>127-- Factura.java--             String sentencia = "select * from new_factura where mesa_id=" + id + " and estado=1 order by id desc limit 1;";</text:p>
            <text:p>127-- Factura.java--                     + "total from new_factura as f where f.id=" + id_fac + " and   estado in (1,2) order by id desc;";</text:p>
            <text:p>127-- Factura.java--             String sentencia = "select id from new_factura where mesa_id=" + id + " and estado=1 order by id desc limit 1;";</text:p>
            <text:p>127-- Factura.java--                     + "end as  total from new_factura as f where f.id=fact.id and estado=1 order by id desc limit 1)  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Factura.java</text:p>
          </table:table-cell>
          <table:table-cell office:value-type="string" calcext:value-type="string">
            <text:p><text:s text:c="13"/>String sentencia = " select count(id) from new_factura where estado=1 and mesa_id=" + l.get(0) + " order by id desc limit 1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Factura.java</text:p>
          </table:table-cell>
          <table:table-cell office:value-type="string" calcext:value-type="string">
            <text:p><text:s text:c="13"/>String sentencia = "select id,dia||\"/\"||mes||\"/\"||anio||\" </text:p>
          </table:table-cell>
          <table:table-cell/>
          <table:table-cell office:value-type="string" calcext:value-type="string">
            <text:p><text:s/>Numero de factura = \"||id from <text:s/>new_factura "+res+" order by anio desc,mes desc,dia desc, id desc;";</text:p>
          </table:table-cell>
          <table:table-cell table:number-columns-repeated="1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Factura.java</text:p>
          </table:table-cell>
          <table:table-cell office:value-type="string" calcext:value-type="string">
            <text:p><text:s text:c="13"/>String sentencia = "select id,dia||\"/\"||mes||\"/\"||anio from <text:s/>new_factura "+res+" order by anio desc,mes desc,dia desc, id desc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Ingrediente.java</text:p>
          </table:table-cell>
          <table:table-cell office:value-type="string" calcext:value-type="string">
            <text:p><text:s text:c="13"/>String sentencia = "select id from ingrediente where estado=1 <text:s/>order by nombre 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Ingrediente.java</text:p>
          </table:table-cell>
          <table:table-cell office:value-type="string" calcext:value-type="string">
            <text:p><text:s text:c="13"/>String sentencia = "select nombre from ingrediente where estado=1 order by nombre 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Ingrediente.java</text:p>
          </table:table-cell>
          <table:table-cell office:value-type="string" calcext:value-type="string">
            <text:p><text:s text:c="13"/>String sentencia = "select nombre||\" </text:p>
          </table:table-cell>
          <table:table-cell/>
          <table:table-cell office:value-type="string" calcext:value-type="string">
            <text:p><text:s/>\"||existencias||case when categoria=0 then \" Kg\" else \" Unids\" end from ingrediente where <text:s/>nombre like '%"+b+"%' <text:s/>or existencias like '%"+b+"%' and estado=1 order by nombre ;";</text:p>
          </table:table-cell>
          <table:table-cell table:number-columns-repeated="1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Ingrediente.java</text:p>
          </table:table-cell>
          <table:table-cell office:value-type="string" calcext:value-type="string">
            <text:p><text:s text:c="13"/>String sentencia = "select id from ingrediente where nombre like '%"+b+"%' <text:s/>or existencias like '%"+b+"%' and <text:s/>estado=1 order by nombre 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Ingrediente.java</text:p>
          </table:table-cell>
          <table:table-cell office:value-type="string" calcext:value-type="string">
            <text:p><text:s text:c="13"/>String sentencia = "select nombre,existencias||case when categoria=0 then \" <text:s/>Kg\" <text:s/>else \" <text:s/>Unidas\" end from ingrediente where nombre like '%"+b+"%' <text:s/>or existencias like '%"+b+"%' and estado=1 order by nombre asc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esa.java</text:p>
          </table:table-cell>
          <table:table-cell office:value-type="string" calcext:value-type="string">
            <text:p><text:s text:c="13"/>String sentencia = "select id from mesa order by id desc limit 1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Plato.java</text:p>
          </table:table-cell>
          <table:table-cell office:value-type="string" calcext:value-type="string">
            <text:p><text:s text:c="13"/>String sentencia = "select id from plato order by id desc limit 1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Plato.java</text:p>
          </table:table-cell>
          <table:table-cell office:value-type="string" calcext:value-type="string">
            <text:p><text:s text:c="13"/>String sentencia = "select p.id from plato <text:s/>as p left join <text:s/>comp_plato as cp on (p.estado=1 and cp.estado=1 and p.id=cp.id_plato) where cp.id is null order by p.nombre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Plato.java</text:p>
          </table:table-cell>
          <table:table-cell office:value-type="string" calcext:value-type="string">
            <text:p><text:s text:c="13"/>String sentencia = "select p.nombre from plato <text:s/>as p left join <text:s/>comp_plato as cp on (p.estado=1 and cp.estado=1 and p.id=cp.id_plato) where cp.id is null order by p.nombre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Reporte.java</text:p>
          </table:table-cell>
          <table:table-cell office:value-type="string" calcext:value-type="string">
            <text:p><text:s text:c="21"/>+ "(select * from new_factura as tf where tf.estado=2 and tf.anio="+calendar.get(Calendar.YEAR)+" and tf.mes="+(calendar.get(Calendar.MONTH) + 1)+" and tf.dia="+calendar.get(Calendar.DAY_OF_MONTH)+") as f <text:s text:c="2"/>left join conten_facnew as c on (c.estado=1 and c.factura_id=f.id) left join plato as p on(p.estado=1 and p.id=c.plato_id) left join tipo as t on (t.id=p.tipo_id and t.estado=1)) as f on (f.tipo=tp.id) group by tp.nombre) as d order by d.total desc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Reporte.java</text:p>
          </table:table-cell>
          <table:table-cell office:value-type="string" calcext:value-type="string">
            <text:p><text:s text:c="21"/>+ "(select * from new_factura as tf where tf.estado=2 and tf.anio="+calendar.get(Calendar.YEAR)+" and tf.mes="+(calendar.get(Calendar.MONTH) + 1)+" and tf.dia="+calendar.get(Calendar.DAY_OF_MONTH)+") as f <text:s/>left join conten_facnew as c on (c.estado=1 and c.factura_id=f.id) left join plato as p on(p.estado=1 and p.id=c.plato_id) left join tipo as t on (t.id=p.tipo_id and t.estado=1)) as f on (f.plato=p.id and p.estado=1) group by p.nombre) as tp order by tp.total desc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Reporte.java</text:p>
          </table:table-cell>
          <table:table-cell office:value-type="string" calcext:value-type="string">
            <text:p><text:s text:c="21"/>+ " (select * from new_factura as tf where tf.estado=2 and tf.anio="+calendar.get(Calendar.YEAR)+" and tf.mes="+(calendar.get(Calendar.MONTH) + 1)+" and tf.dia="+calendar.get(Calendar.DAY_OF_MONTH)+") as f <text:s text:c="2"/>left join conten_facnew as c on (c.estado=1 and c.factura_id=f.id) left join plato as p on(p.estado=1 and p.id=c.plato_id) left join tipo as t on (t.id=p.tipo_id and t.estado=1)) as f on (f.tipo=tp.id) group by c.nombre) as fin order by total desc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Trabajador.java</text:p>
          </table:table-cell>
          <table:table-cell office:value-type="string" calcext:value-type="string">
            <text:p><text:s text:c="13"/>String sentencia = "select id from trabajador order by id desc limit 1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Usuario.java</text:p>
          </table:table-cell>
          <table:table-cell office:value-type="string" calcext:value-type="string">
            <text:p><text:s text:c="13"/>String sentencia = "select id from new_factura where mesa_id=" + id + " and estado=1 order by id desc limit 1;";</text:p>
          </table:table-cell>
          <table:table-cell table:number-columns-repeated="14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Usuario.java</text:p>
          </table:table-cell>
          <table:table-cell office:value-type="string" calcext:value-type="string">
            <text:p><text:s text:c="13"/>String sentencia = "select id from usuario order by id desc limit 1;";</text:p>
          </table:table-cell>
          <table:table-cell table:number-columns-repeated="14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Marca.java</text:p>
          </table:table-cell>
          <table:table-cell office:value-type="string" calcext:value-type="string">
            <text:p><text:s/><text:tab/>public int compare(Marca o1, Marca o2) {</text:p>
          </table:table-cell>
          <table:table-cell table:number-columns-repeated="14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Marca.java</text:p>
          </table:table-cell>
          <table:table-cell office:value-type="string" calcext:value-type="string">
            <text:p><text:s/><text:tab/><text:tab/>return o1.getName().compareTo(o2.getName());</text:p>
          </table:table-cell>
          <table:table-cell table:number-columns-repeated="14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CadastroEntrada.java</text:p>
          </table:table-cell>
          <table:table-cell office:value-type="string" calcext:value-type="string">
            <text:p><text:s/><text:tab/><text:tab/><text:tab/><text:tab/>Collections.sort(paths, new Comparator() { <text:s/></text:p>
          </table:table-cell>
          <table:table-cell table:number-columns-repeated="14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CadastroEntrada.java</text:p>
          </table:table-cell>
          <table:table-cell office:value-type="string" calcext:value-type="string">
            <text:p><text:s/><text:tab/><text:tab/> <text:s text:c="11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CadastroEntrada.java</text:p>
          </table:table-cell>
          <table:table-cell office:value-type="string" calcext:value-type="string">
            <text:p><text:s/><text:tab/><text:tab/> <text:s text:c="15"/>return ((String) o1).compareTo((String)o2); <text:s/></text:p>
          </table:table-cell>
          <table:table-cell table:number-columns-repeated="14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//Arrays.sort(lista);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Dates.java</text:p>
          </table:table-cell>
          <table:table-cell office:value-type="string" calcext:value-type="string">
            <text:p><text:s text:c="9"/>return pastDate.compareTo(now) &lt;= 0 ? now : LocalDate.of(pastDate.getYear(), pastDate.getMonth(), 1).plusMonths(1).minusDays(1);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ExchangeRateFailsafeClient.java</text:p>
          </table:table-cell>
          <table:table-cell office:value-type="string" calcext:value-type="string">
            <text:p><text:s text:c="13"/>if (exchangeRate.compareTo(BigDecimal.ZERO) == 0) {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MonthlyExchangeRate.java</text:p>
          </table:table-cell>
          <table:table-cell office:value-type="string" calcext:value-type="string">
            <text:p><text:s text:c="9"/>if (date1.compareTo(firstDate) &gt;= 0 &amp;&amp; date1.compareTo(lastDate) &lt;= 0 &amp;&amp;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MonthlyExchangeRate.java</text:p>
          </table:table-cell>
          <table:table-cell office:value-type="string" calcext:value-type="string">
            <text:p><text:s text:c="17"/>date2.compareTo(firstDate) &gt;= 0 &amp;&amp; date2.compareTo(lastDate) &lt;= 0) {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MonthlyExchangeRate.java</text:p>
          </table:table-cell>
          <table:table-cell office:value-type="string" calcext:value-type="string">
            <text:p><text:s text:c="13"/>while (date1.compareTo(date2) &lt;= 0) {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ExchangeRateCLI.java</text:p>
          </table:table-cell>
          <table:table-cell office:value-type="string" calcext:value-type="string">
            <text:p><text:s text:c="21"/>while (date1.compareTo(date2) &lt;= 0) {</text:p>
          </table:table-cell>
          <table:table-cell table:number-columns-repeated="14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ExchangeRateCLI.java</text:p>
          </table:table-cell>
          <table:table-cell office:value-type="string" calcext:value-type="string">
            <text:p><text:s text:c="21"/>while (date1.compareTo(date2) &lt;= 0) {</text:p>
          </table:table-cell>
          <table:table-cell table:number-columns-repeated="1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CriterioDaoImpl.java</text:p>
          </table:table-cell>
          <table:table-cell office:value-type="string" calcext:value-type="string">
            <text:p><text:s/><text:tab/> <text:s text:c="3"/><text:tab/><text:tab/>query.append("\n order by id_criterio desc");</text:p>
          </table:table-cell>
          <table:table-cell table:number-columns-repeated="1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CredencialAppScreenerDaoImpl.java</text:p>
          </table:table-cell>
          <table:table-cell office:value-type="string" calcext:value-type="string">
            <text:p><text:s/><text:tab/> <text:s text:c="3"/><text:tab/><text:tab/>query.append("\n order by id_credencial desc");</text:p>
          </table:table-cell>
          <table:table-cell table:number-columns-repeated="1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ProyectoDaoImpl.java</text:p>
          </table:table-cell>
          <table:table-cell office:value-type="string" calcext:value-type="string">
            <text:p><text:s/><text:tab/> <text:s text:c="3"/><text:tab/><text:tab/>consulta.append("\n order by id_proyecto desc ");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29"/>Collections.sort(listaEsc, new Comparator() {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3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37"/>return new Integer(esc1.getEscPrioridad()).compareTo(new Integer(esc2.getEscPrioridad()));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29"/>Collections.sort(listaEsc, new Comparator() {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33"/>public int compare(Object o1, Object o2) {</text:p>
          </table:table-cell>
          <table:table-cell table:number-columns-repeated="14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ArchAssistantBean.java</text:p>
          </table:table-cell>
          <table:table-cell office:value-type="string" calcext:value-type="string">
            <text:p><text:s text:c="37"/>return new Integer(esc1.getEscPrioridad()).compareTo(new Integer(esc2.getEscPrioridad()));</text:p>
          </table:table-cell>
          <table:table-cell table:number-columns-repeated="14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CarrinhoDao.java</text:p>
          </table:table-cell>
          <table:table-cell office:value-type="string" calcext:value-type="string">
            <text:p><text:s text:c="9"/>String sql = "select * from carrinho where idCliente=? order by dataPedido Desc limit 1";</text:p>
          </table:table-cell>
          <table:table-cell table:number-columns-repeated="145"/>
        </table:table-row>
        <table:table-row table:style-name="ro5"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DaoProduto.java</text:p>
          </table:table-cell>
          <table:table-cell office:value-type="string" calcext:value-type="string">
            <text:p> order by " + ordem;</text:p>
            <text:p>1261-- DaoProduto.java--                 " order by " + ordem;</text:p>
            <text:p>1180-- ClimaServiceImpl.java-- if(temperaturaDTO.getMinTemp().compareTo(temperaturaMinima) &lt; 0) {</text:p>
            <text:p>1180-- ClimaServiceImpl.java-- if(temperaturaDTO.getMaxTemp().compareTo(temperaturaMaxima) &gt; 0) {</text:p>
            <text:p>1689-- PedidoController.java--                 Collections.sort(pedidosList, new ComparatorPedidoClienteNumero());</text:p>
            <text:p>1689-- ProdutoController.java--             Collections.sort(categoriasList, new ComparatorCategoriaDescricao());</text:p>
            <text:p>1689-- ComparatorCategoriaDescricao.java--     public int compare(Object o1, Object o2) {</text:p>
            <text:p>1689-- ComparatorCategoriaDescricao.java--             return cat1.getDescricao().compareTo(cat2.getDescricao());</text:p>
            <text:p>1689-- ComparatorPedidoClienteNumero.java--     public int compare(Object o1, Object o2) {</text:p>
            <text:p>1689-- ComparatorPedidoClienteNumero.java--             return idCli1.compareTo(idCli2);</text:p>
            <text:p>1689-- ComparatorPedidoClienteNumero.java--             return p1.getNumero().compareTo(p2.getNumero());</text:p>
            <text:p>1843-- ClienteController.java-- List&lt;HistoricoCompras&gt; historicoCompras = this.historicoComprasService.findAllClientesOrderByValorTotalDesc();</text:p>
            <text:p>1843-- HistoricoComprasServiceImpl.java-- public List&lt;HistoricoCompras&gt; findAllClientesOrderByValorTotalDesc() {</text:p>
            <text:p>1843-- HistoricoComprasService.java-- List&lt;HistoricoCompras&gt; findAllClientesOrderByValorTotalDesc();</text:p>
            <text:p>1695-- Cd.java-- public int compareTo(Object o) {</text:p>
            <text:p>1695-- Dvd.java-- public int compareTo(Object o) {</text:p>
            <text:p>1695-- Livro.java-- public int compareTo(Object o) {</text:p>
            <text:p>1695-- LojaMain.java-- Collections.sort(lista, new Comparator&lt;Produto&gt;() {</text:p>
            <text:p>1695-- LojaMain.java-- public int compare(Produto p1, Produto p2) {</text:p>
            <text:p>1695-- LojaMain.java-- return p1.getNome().compareTo(p2.getNome());</text:p>
            <text:p>1311-- EstadoRepository.java-- public List&lt;Estado&gt; findAllByOrderByNome();</text:p>
            <text:p>1311-- EstadoService.java-- return repo.findAllByOrderByNome();</text:p>
            <text:p>314-- Font.java-- public int compareTo(final Object object) {</text:p>
            <text:p>314-- Phrase.java--                 || f.compareTo(previous.getFont()) == 0)</text:p>
            <text:p>314-- AcroFields.java--         Collections.sort(sorter, new AcroFields.SorterComparator());</text:p>
            <text:p>314-- AcroFields.java-- public int compare(final Object o1, final Object o2) {</text:p>
            <text:p>314-- IntHashtable.java--     Arrays.sort(res);</text:p>
            <text:p>314-- PdfDocument.java--             if (chunk.font().compareTo(currentFont) != 0) {</text:p>
            <text:p>314-- PdfName.java-- public int compareTo(final Object object) {</text:p>
            <text:p>314-- PdfNumberTree.java--         Arrays.sort(numbers);</text:p>
            <text:p>314-- PdfReader.java--         Arrays.sort(sortedNames);</text:p>
            <text:p>314-- PdfNameTree.java--         Arrays.sort(names);</text:p>
            <text:p>314-- PdfFont.java-- public int compareTo(final Object object) {</text:p>
            <text:p>314-- PdfWriter.java-- public int compareTo(final Object o) {</text:p>
            <text:p>314-- PdfSignatureAppearance.java--         Arrays.sort(this.range, 1, this.range.length - 1);</text:p>
            <text:p>314-- TrueTypeFontUnicode.java-- public int compare(final Object o1, final Object o2) {</text:p>
            <text:p>314-- TrueTypeFontUnicode.java--         Arrays.sort(metrics, this);</text:p>
            <text:p>314-- TrueTypeFontSubSet.java--         Arrays.sort(activeGlyphs);</text:p>
            <text:p>314-- JBIG2SegmentReader.java-- public int compareTo(final Object o) {</text:p>
            <text:p>314-- JBIG2SegmentReader.java-- return this.compareTo((JBIG2Segment)o);</text:p>
            <text:p>314-- TIFFField.java-- public int compareTo(final Object o) {</text:p>
            <text:p>314-- PdfVersionImp.java-- if (this.catalog_version == null || this.catalog_version.compareTo(version) &lt; 0) {</text:p>
            <text:p>314-- PdfVersionImp.java-- int diff = de.getBaseversion().compareTo(extension.getAsName(PdfName.BASEVERSION));</text:p>
            <text:p>314-- XmlDomWriter.java--                 if (curName.compareTo(name) &lt; 0) {</text:p>
            <text:p>314-- Font.java-- public int compareTo(final Object object) {</text:p>
            <text:p>314-- Phrase.java--                 || f.compareTo(previous.getFont()) == 0)</text:p>
            <text:p>314-- AcroFields.java--         Collections.sort(sorter, new AcroFields.SorterComparator());</text:p>
            <text:p>314-- AcroFields.java-- public int compare(final Object o1, final Object o2) {</text:p>
            <text:p>314-- IntHashtable.java--     Arrays.sort(res);</text:p>
            <text:p>314-- PdfDocument.java--             if (chunk.font().compareTo(currentFont) != 0) {</text:p>
            <text:p>314-- PdfName.java-- public int compareTo(final Object object) {</text:p>
            <text:p>314-- PdfNumberTree.java--         Arrays.sort(numbers);</text:p>
            <text:p>314-- PdfReader.java--         Arrays.sort(sortedNames);</text:p>
            <text:p>314-- PdfNameTree.java--         Arrays.sort(names);</text:p>
            <text:p>314-- PdfFont.java-- public int compareTo(final Object object) {</text:p>
            <text:p>314-- PdfWriter.java-- public int compareTo(final Object o) {</text:p>
            <text:p>314-- PdfSignatureAppearance.java--         Arrays.sort(this.range, 1, this.range.length - 1);</text:p>
            <text:p>314-- TrueTypeFontUnicode.java-- public int compare(final Object o1, final Object o2) {</text:p>
            <text:p>314-- TrueTypeFontUnicode.java--         Arrays.sort(metrics, this);</text:p>
            <text:p>314-- TrueTypeFontSubSet.java--         Arrays.sort(activeGlyphs);</text:p>
            <text:p>314-- JBIG2SegmentReader.java-- public int compareTo(final Object o) {</text:p>
            <text:p>314-- JBIG2SegmentReader.java-- return this.compareTo((JBIG2Segment)o);</text:p>
            <text:p>314-- TIFFField.java-- public int compareTo(final Object o) {</text:p>
            <text:p>314-- PdfVersionImp.java-- if (this.catalog_version == null || this.catalog_version.compareTo(version) &lt; 0) {</text:p>
            <text:p>314-- PdfVersionImp.java-- int diff = de.getBaseversion().compareTo(extension.getAsName(PdfName.BASEVERSION));</text:p>
            <text:p>314-- XmlDomWriter.java--                 if (curName.compareTo(name) &lt; 0) {</text:p>
            <text:p>1243-- ConsultaVendasGUI.java--            preenchertabela("select * from Vendas order by idVendas");</text:p>
            <text:p>1243-- ClienteGUI.java--             preenchertabela("SELECT * FROM Cliente order by CPF_CNPJ");</text:p>
            <text:p>1243-- FornecedoGUI.java--              preenchertabela("select * from Fornecedor order by IdFornecedor");</text:p>
            <text:p>1243-- OrcamentoGUI.java--          if(o.getValorReparo().compareTo(BigDecimal.ZERO) == 0){</text:p>
            <text:p>1243-- OrcamentoGUI.java--          if(o.getSinal().compareTo(BigDecimal.ZERO) == 0){</text:p>
            <text:p>677-- PaymentGateway.java-- if (paymentData.getValue().compareTo(new BigDecimal(500)) &lt;= 0) {</text:p>
            <text:p>1223-- Book.java-- = "select b from Book b where b.releaseDate &lt;= now() order by b.id desc";</text:p>
            <text:p>1156-- DBManager.java--         PreparedStatement statment = connection.prepareStatement("select * from produtos order by nome");</text:p>
            <text:p>918-- ClienteRepository.java-- return manager.createQuery("select c from Cliente c order by c.id")</text:p>
            <text:p>1111-- MozillaKeyStoreUtilities.java-- Collections.sort(firefoxDirectories, new Comparator&lt;String&gt;() {</text:p>
            <text:p>1111-- MozillaKeyStoreUtilities.java-- public int compare(final String o1, final String o2) {</text:p>
            <text:p>1111-- MozillaKeyStoreUtilities.java-- return o1.compareTo(o2);</text:p>
            <text:p>1111-- RelationshipComparator.java-- public int compare(final Element element1, final Element element2) {</text:p>
            <text:p>1111-- RelationshipComparator.java--         return id1.compareTo(id2);</text:p>
            <text:p>1111-- RelationshipTransformService.java--         Collections.sort(relationshipElements, new RelationshipComparator());</text:p>
            <text:p>1111-- ReadNodesTree.java--         Arrays.sort(solucion);// de mayor a menor</text:p>
            <text:p>1111-- KeyStoreUtilities.java--     Arrays.sort(orderedFriendlyNames, new Comparator&lt;NameCertificateBean&gt;() {</text:p>
            <text:p>1111-- KeyStoreUtilities.java-- public int compare(final NameCertificateBean o1, final NameCertificateBean o2) {</text:p>
            <text:p>923-- FormaPgtoDAO.java-- consulta = sessao.createQuery("from FormaPgto order by fpg_descricao");</text:p>
            <text:p>923-- FormaPgtoDAO.java-- consulta = sessao.createQuery("from FormaPgto where fpg_descricao like :parametro order by fpg_descricao");</text:p>
            <text:p>923-- PessoaDAO.java-- consulta = sessao.createQuery("from Pessoa order by pes_nome");</text:p>
            <text:p>923-- PessoaDAO.java-- + "where pes_nome like :parametro order by pes_nome");</text:p>
            <text:p>923-- ProdutoDAO.java-- consulta = sessao.createQuery("from Produto order by pro_nome");</text:p>
            <text:p>923-- ProdutoDAO.java-- consulta = sessao.createQuery("from Produto where pro_nome like :parametro order by pro_nome");</text:p>
            <text:p>132-- BeaconStructure.java--         Collections.sort(list, new Comparator&lt;Map.Entry&lt;String, Beacon&gt;&gt;() {</text:p>
            <text:p>132-- BeaconStructure.java--             public int compare(Map.Entry&lt;String, Beacon&gt; o1, Map.Entry&lt;String, Beacon&gt; o2) {</text:p>
            <text:p>132-- Beacon.java--     public int compareTo(Object object) {</text:p>
            <text:p>192-- PessoaDAO.java-- sql = "Select * from pessoa order by nome";</text:p>
            <text:p>192-- BancosDeDadosDAO.java--         rs= st.executeQuery("select * from bancos_dados order by bdd_nomebd");</text:p>
            <text:p>192-- BancosDeDadosDAO.java--             sql="select * from bancos_dados order by bdd_nomebd"; </text:p>
            <text:p>192-- BancosDeDadosDAO.java--             sql+=descricao+"%' order by bdd_nomebd"; //descricao = servidor</text:p>
            <text:p>192-- BancosDeDadosDAO.java--         sql+=descricao+"%' order by bdd_servidor"; //descricao=servidor</text:p>
            <text:p>192-- TipoBancoDAO.java--         rs= st.executeQuery("select * from tipos_bd order by tip_sigla");</text:p>
            <text:p>192-- TipoBancoDAO.java--         sql+=descricao+"%' order by tip_sigla"; //descricao = sigla</text:p>
            <text:p>192-- TipoBancoDAO.java--         sql+=descricao+"%' order by tip_sigla"; //descricao=sigla</text:p>
            <text:p>192-- PessoaDAO.java-- sql = "Select * from pessoa order by nome";</text:p>
            <text:p>192-- ProfissaoDAO.java-- String sql = "Select * from profissao order by descricao";</text:p>
            <text:p>1565-- FileLruCache.java--         public int compareTo(ModifiedFile another) {</text:p>
            <text:p>1565-- FileLruCache.java--                 return getFile().compareTo(another.getFile());</text:p>
            <text:p>1565-- GraphObjectAdapter.java--                 Collections.sort(section, new Comparator&lt;GraphObject&gt;() {</text:p>
            <text:p>1565-- GraphObjectAdapter.java--                     public int compare(GraphObject a, GraphObject b) {</text:p>
            <text:p>1565-- GraphObjectAdapter.java--         Collections.sort(sectionKeys, Collator.getInstance());</text:p>
            <text:p>1565-- FriendActivity.java--         Collections.sort(publishedItems);</text:p>
            <text:p>1565-- FriendActivity.java--         public int compareTo(ActionRow other) {</text:p>
            <text:p>1565-- FriendActivity.java--                 return publishDate.compareTo(other.publishDate);</text:p>
            <text:p>715-- Cliente.java--     public int compareTo(Object o) {</text:p>
            <text:p>715-- Cliente.java--         return getNome().compareTo(((Cliente)o).getNome());</text:p>
            <text:p>1376-- PedidoController.java--                 Collections.sort(pedidos, new ComparatorPedidoClienteNumero());</text:p>
            <text:p>1376-- ProdutoController.java--             Collections.sort(categorias, new ComparatorCategoriaDescricao());</text:p>
            <text:p>1376-- ComparatorCategoriaDescricao.java--     public int compare(Object o1, Object o2) {</text:p>
            <text:p>1376-- ComparatorCategoriaDescricao.java--             return cat1.getDescricao().compareTo(cat2.getDescricao());</text:p>
            <text:p>1376-- ComparatorPedidoClienteNumero.java--     public int compare(Object o1, Object o2) {</text:p>
            <text:p>1376-- ComparatorPedidoClienteNumero.java--             return idCli1.compareTo(idCli2);</text:p>
            <text:p>1376-- ComparatorPedidoClienteNumero.java--             return p1.getNumero().compareTo(p2.getNumero());</text:p>
            <text:p>1220-- DAOGenerico.java--     public DAOGenerico&lt;T&gt; OrderBy(String campo, String order) {</text:p>
            <text:p>1220-- DAOGenerico.java--                 jpql = jpql + " order by " + orderby;</text:p>
            <text:p>1220-- FuncionarioDAO.java--                    .OrderBy("nome", "ASC").Buscar();</text:p>
            <text:p>1220-- PessoaDAO.java--                    .OrderBy("nome", "ASC").Buscar();</text:p>
            <text:p>1220-- ProdutoDAO.java--                     .OrderBy("nome", "ASC").Buscar();</text:p>
            <text:p>1220-- VendaDAO.java--                         .OrderBy("data", "ASC").Buscar();</text:p>
            <text:p>1220-- DAOGenerico.java--     public DAOGenerico&lt;T&gt; OrderBy(String campo, String order) {</text:p>
            <text:p>1220-- DAOGenerico.java--                 jpql = jpql + " order by " + orderby;</text:p>
            <text:p>1220-- FuncionarioDAO.java--                     .OrderBy("nome", "ASC").Buscar();</text:p>
            <text:p>1220-- PessoaDAO.java--                     .OrderBy("nome", "ASC")</text:p>
            <text:p>1220-- ProdutoDAO.java--                     .OrderBy("nome", "ASC").Buscar();</text:p>
            <text:p>1220-- VendaDAO.java--                         .OrderBy("data", "ASC").Buscar();</text:p>
            <text:p>847-- Estoquista.java-- if((state == State.mostrandoAtivos) &amp;&amp; (sEventName.compareTo("cadastrarEvent") == 0))</text:p>
            <text:p>847-- Estoquista.java-- else if((state == State.mostrandoInativos) &amp;&amp; (sEventName.compareTo("cadastrarEvent") == 0))</text:p>
            <text:p>847-- Estoquista.java-- else if((state == State.cadastrando) &amp;&amp; (sEventName.compareTo("fazerCadastroAtivosEvent") == 0))</text:p>
            <text:p>847-- Estoquista.java-- else if((state == State.cadastrando) &amp;&amp; (sEventName.compareTo("fazerCadastroInativosEvent") == 0))</text:p>
            <text:p>847-- Estoquista.java-- else if((state == State.mostrandoAtivos) &amp;&amp; (sEventName.compareTo("alterarEvent") == 0))</text:p>
            <text:p>847-- Estoquista.java-- else if((state == State.mostrandoInativos) &amp;&amp; (sEventName.compareTo("alterarEvent") == 0))</text:p>
            <text:p>847-- Estoquista.java-- else if((state == State.alterando) &amp;&amp; (sEventName.compareTo("fazerAlteracoesAtivosEvent") == 0))</text:p>
            <text:p>847-- Estoquista.java-- else if((state == State.alterando) &amp;&amp; (sEventName.compareTo("fazerAlteracoesInativosEvent") == 0))</text:p>
            <text:p>847-- Estoquista.java-- else if((state == State.mostrandoAtivos) &amp;&amp; (sEventName.compareTo("mostrarInativosEvent") == 0))</text:p>
            <text:p>847-- Estoquista.java-- else if((state == State.mostrandoInativos) &amp;&amp; (sEventName.compareTo("mostrarAtivosEvent") == 0))</text:p>
            <text:p>847-- Estoquista.java-- if((state == State.mostrandoAtivos) &amp;&amp; (sEventName.compareTo("cadastrarEvent") == 0))</text:p>
            <text:p>847-- Estoquista.java-- else if((state == State.mostrandoInativos) &amp;&amp; (sEventName.compareTo("cadastrarEvent") == 0))</text:p>
            <text:p>847-- Estoquista.java-- else if((state == State.cadastrando) &amp;&amp; (sEventName.compareTo("fazerCadastroAtivosEvent") == 0))</text:p>
            <text:p>847-- Estoquista.java-- else if((state == State.cadastrando) &amp;&amp; (sEventName.compareTo("fazerCadastroInativosEvent") == 0))</text:p>
            <text:p>847-- Estoquista.java-- else if((state == State.mostrandoAtivos) &amp;&amp; (sEventName.compareTo("alterarEvent") == 0))</text:p>
            <text:p>847-- Estoquista.java-- else if((state == State.mostrandoInativos) &amp;&amp; (sEventName.compareTo("alterarEvent") == 0))</text:p>
            <text:p>847-- Estoquista.java-- else if((state == State.alterando) &amp;&amp; (sEventName.compareTo("fazerAlteracoesAtivosEvent") == 0))</text:p>
            <text:p>847-- Estoquista.java-- else if((state == State.alterando) &amp;&amp; (sEventName.compareTo("fazerAlteracoesInativosEvent") == 0))</text:p>
            <text:p>847-- Estoquista.java-- else if((state == State.mostrandoAtivos) &amp;&amp; (sEventName.compareTo("mostrarInativosEvent") == 0))</text:p>
            <text:p>847-- Estoquista.java-- else if((state == State.mostrandoInativos) &amp;&amp; (sEventName.compareTo("mostrarAtivosEvent") == 0))</text:p>
            <text:p>847-- Lote.java-- if((state == State.encomendados) &amp;&amp; (sEventName.compareTo("cadastrarEvent") == 0))</text:p>
            <text:p>847-- Lote.java-- if((state == State.emEstoque) &amp;&amp; (sEventName.compareTo("cadastrarEvent") == 0))</text:p>
            <text:p>847-- Lote.java-- if((state == State.emProducao) &amp;&amp; (sEventName.compareTo("cadastrarEvent") == 0))</text:p>
            <text:p>847-- Lote.java-- if((state == State.finalizados) &amp;&amp; (sEventName.compareTo("cadastrarEvent") == 0))</text:p>
            <text:p>847-- Lote.java-- if((state == State.cancelados) &amp;&amp; (sEventName.compareTo("cadastrarEvent") == 0))</text:p>
            <text:p>847-- Lote.java-- if((state == State.cadastrando) &amp;&amp; (sEventName.compareTo("fazerCadastroEvent") == 0))</text:p>
            <text:p>847-- Lote.java-- if((state == State.encomendados) &amp;&amp; (sEventName.compareTo("alterarEncomendadosEvent") == 0))</text:p>
            <text:p>847-- Lote.java-- if((state == State.emEstoque) &amp;&amp; (sEventName.compareTo("alterarEmEstoqueEvent") == 0))</text:p>
            <text:p>847-- Lote.java-- if((state == State.emProducao) &amp;&amp; (sEventName.compareTo("alterarEmProducaoEvent") == 0))</text:p>
            <text:p>847-- Lote.java-- if((state == State.finalizados) &amp;&amp; (sEventName.compareTo("alterarFinalizadosEvent") == 0))</text:p>
            <text:p>847-- Lote.java-- if((state == State.cancelados) &amp;&amp; (sEventName.compareTo("alterarCanceladosEvent") == 0))</text:p>
            <text:p>847-- Lote.java-- if((state == State.alterando) &amp;&amp; (sEventName.compareTo("fazerAlteracoesEvent") == 0))</text:p>
            <text:p>847-- Lote.java-- if((state == State.encomendados) &amp;&amp; (sEventName.compareTo("mostrarEmEstoqueEvent") == 0))</text:p>
            <text:p>847-- Lote.java-- if((state == State.emEstoque) &amp;&amp; (sEventName.compareTo("mostrarEncomendadosEvent") == 0))</text:p>
            <text:p>847-- Lote.java-- if((state == State.emEstoque) &amp;&amp; (sEventName.compareTo("mostrarEmProducaoEvent") == 0))</text:p>
            <text:p>847-- Lote.java-- if((state == State.emProducao) &amp;&amp; (sEventName.compareTo("mostrarEmEstoqueEvent") == 0))</text:p>
            <text:p>847-- Lote.java-- if((state == State.emProducao) &amp;&amp; (sEventName.compareTo("mostrarFinalizadosEvent") == 0))</text:p>
            <text:p>847-- Lote.java-- if((state == State.finalizados) &amp;&amp; (sEventName.compareTo("mostrarEmProducaoEvent") == 0))</text:p>
            <text:p>847-- Lote.java-- if((state == State.finalizados) &amp;&amp; (sEventName.compareTo("mostrarCanceladosEvent") == 0))</text:p>
            <text:p>847-- Lote.java-- if((state == State.cancelados) &amp;&amp; (sEventName.compareTo("mostrarFinalizadosEvent") == 0))</text:p>
            <text:p>847-- MateriaPrima.java-- if((state == State.mostrando) &amp;&amp; (sEventName.compareTo("cadastrarEvent") == 0))</text:p>
            <text:p>847-- MateriaPrima.java-- if((state == State.mostrando) &amp;&amp; (sEventName.compareTo("alterarEvent") == 0))</text:p>
            <text:p>847-- MateriaPrima.java-- if((state == State.cadastrando) &amp;&amp; (sEventName.compareTo("fazerCadastroEvent") == 0))</text:p>
            <text:p>847-- MateriaPrima.java-- if((state == State.alterando) &amp;&amp; (sEventName.compareTo("fazerAlteracoesEvent") == 0))</text:p>
            <text:p>847-- Produto.java-- if((state == State.emProducao) &amp;&amp; (sEventName.compareTo("cadastrarEvent") == 0))</text:p>
            <text:p>847-- Produto.java-- if((state == State.emEstoque) &amp;&amp; (sEventName.compareTo("cadastrarEvent") == 0))</text:p>
            <text:p>847-- Produto.java-- if((state == State.cadastrando) &amp;&amp; (sEventName.compareTo("fazerCadastroEvent") == 0))</text:p>
            <text:p>847-- Produto.java-- if((state == State.emProducao) &amp;&amp; (sEventName.compareTo("alterarEmProducaoEvent") == 0))</text:p>
            <text:p>847-- Produto.java-- if((state == State.emEstoque) &amp;&amp; (sEventName.compareTo("alterarEmEstoqueEvent") == 0))</text:p>
            <text:p>847-- Produto.java-- if((state == State.alterando) &amp;&amp; (sEventName.compareTo("fazerAlteracoesEvent") == 0))</text:p>
            <text:p>847-- Produto.java-- if((state == State.emProducao) &amp;&amp; (sEventName.compareTo("mostrarEmEstoqueEvent") == 0))</text:p>
            <text:p>847-- Produto.java-- if((state == State.emEstoque) &amp;&amp; (sEventName.compareTo("mostrarEmProducaoEvent") == 0))</text:p>
            <text:p>847-- Receita.java-- if((state == State.mostrando) &amp;&amp; (sEventName.compareTo("cadastrarEvent") == 0))</text:p>
            <text:p>847-- Receita.java-- if((state == State.mostrando) &amp;&amp; (sEventName.compareTo("alterarEvent") == 0))</text:p>
            <text:p>847-- Receita.java-- if((state == State.cadastrando) &amp;&amp; (sEventName.compareTo("fazerCadastroEvent") == 0))</text:p>
            <text:p>847-- Receita.java-- if((state == State.alterando) &amp;&amp; (sEventName.compareTo("fazerAlteracoesEvent") == 0))</text:p>
            <text:p>1296-- CategoriaDAO.java--         String sql = "SELECT * FROM tipo order by codDescricao asc";</text:p>
            <text:p>1296-- ProdutoDAO.java--         String sql = "select produto.nome,tipo.nome,descricaoproduto.valor from descricaoproduto join tipo on descricaoproduto.descricao = tipo.id join produto on descricaoproduto.produto = produto.id where produto.id=? order by tipo.nome asc;";</text:p>
            <text:p>1369-- ClienteDAO.java--         Query query = getManager().createQuery("select c from Cliente c order by c.nome");</text:p>
            <text:p>1369-- ClienteDAO.java--         Query query = getManager().createQuery("select c from Cliente c where c.nome like '%"+nome+"%' order by c.nome");</text:p>
            <text:p>1369-- ProdutoDAO.java--         Query query = getManager().createQuery("select c from Produto c order by c.descricao");</text:p>
            <text:p>1369-- ProdutoDAO.java--         Query query = getManager().createQuery("select c from Produto c where c.descricao like '%"+nome+"%' order by c.descricao");</text:p>
            <text:p>1369-- VendaDAO.java--         Query query = getManager().createQuery("select v from Venda v order by v.data");</text:p>
            <text:p>1369-- VendaDAO.java--         Query query = getManager().createQuery("select v from Venda v join v.cliente c where c.nome like '%"+nome+"%' order by v.data");</text:p>
            <text:p>1597-- ProdutoDTO.java-- this.filiais.sort(Comparator.comparing(Filial::getDistancia));</text:p>
            <text:p>165-- Cliente.java--     public int compareTo(Cliente outro) {</text:p>
            <text:p>165-- Cliente.java--         return this.nome.compareTo(outro.getNome());</text:p>
            <text:p>822-- Data.java--            // Arrays.sort(lista);</text:p>
            <text:p>479-- Clientes.java--             Collections.sort(Telefono);</text:p>
            <text:p>479-- Clientes.java--             Collections.sort(Email);</text:p>
            <text:p>479-- Emails.java--         public int compareTo(Emails em){</text:p>
            <text:p>479-- Emails.java--             return email.compareTo(em.email);</text:p>
            <text:p>479-- Telefonos.java--         public int compareTo(Telefonos tlf){</text:p>
            <text:p>479-- Telefonos.java--             return tlf.telef.compareTo(telef);//Ordenará los datos añadidos al ArrayList teléfonos de mayor a menor.</text:p>
            <text:p>1589-- Pedido.java-- Collections.sort(listaPlacas);</text:p>
            <text:p>1589-- Pedido.java-- Collections.sort(listaProcessador);</text:p>
            <text:p>1589-- Pedido.java-- Collections.sort(listaHd);</text:p>
            <text:p>1056-- Data.java--             //Arrays.sort(lista);</text:p>
            <text:p>308-- TipoUsuarioDAO.java--                     + "order by nome";</text:p>
            <text:p>369-- Municipio.java--     public int compareTo(Municipio o) {</text:p>
            <text:p>369-- Municipio.java--         int comp = uf.compareTo(o.uf);</text:p>
            <text:p>369-- MunicipioService.java--                 .sorted((m1, m2) -&gt; -m1.compareTo(m2))</text:p>
            <text:p>369-- MunicipioService.java--                 .sorted((m1, m2) -&gt; -m1.compareTo(m2))</text:p>
            <text:p>1472-- MenuDTO.java-- import javax.persistence.OrderBy;</text:p>
            <text:p>1472-- MenuDTO.java-- @OrderBy(value="dropIndex")</text:p>
            <text:p>1472-- PerfilDTO.java-- import javax.persistence.OrderBy;</text:p>
            <text:p>1472-- PerfilDTO.java-- ////@OrderBy(value ="Perfil.descricao") </text:p>
            <text:p>1472-- PerfilDTO.java-- @OrderBy(value ="dropIndex")</text:p>
            <text:p>1086-- CidadeDAO.java-- consulta = sessao.createQuery(" from Cidade order by cid_nome ");</text:p>
            <text:p>1086-- EstadoDAO.java-- consulta = sessao.createQuery(" from Estado order by est_nome ");</text:p>
            <text:p>1086-- EstadoDAO.java-- + "where est_nome like :paramentro order by est_nome");</text:p>
            <text:p>1086-- FormaPagamentoDAO.java-- consulta = sessao.createQuery(" from FormaPagamento order by descricao ");</text:p>
            <text:p>1086-- FormaPagamentoDAO.java-- + "where descricao like :paramentro order by descricao");</text:p>
            <text:p>1086-- FabricanteDAO.java-- consulta = sessao.createQuery("from Fabricante order by nome ");</text:p>
            <text:p>1086-- FabricanteDAO.java-- + "where nome like :parametro order by nome");</text:p>
            <text:p>1086-- PessoaDAO.java-- consulta = sessao.createQuery(" from Pessoa order by nome ");</text:p>
            <text:p>1086-- PessoaDAO.java-- + "where nome like :paramentro order by nome");</text:p>
            <text:p>1086-- ProdutoDAO.java-- consulta = sessao.createQuery("from Produto order by nome ");</text:p>
            <text:p>1086-- ProdutoDAO.java-- + "where nome like :parametro order by nome");</text:p>
            <text:p>1094-- Gruporepository.java-- return this.em.createQuery("from Grupo order by nome", Grupo.class).getResultList();</text:p>
            <text:p>1094-- Produtorepository.java-- return manager.createQuery("from Produto order by nome", Produto.class)</text:p>
            <text:p>383-- Arbol_Archivo_IdString.java--         int compare = id.compareTo(t);</text:p>
            <text:p>383-- Arbol_Archivo_IdString.java--         int compare = id.compareTo(t);</text:p>
            <text:p>383-- Arbol_Archivo_IdString.java--         int compare = id.compareTo(t);</text:p>
            <text:p>1842-- Pedido.java-- return this.getValorTotal().compareTo(BigDecimal.ZERO) &lt; 0;</text:p>
            <text:p>1015-- Inbox.java-- public int compareTo(InboxMessage o) {</text:p>
            <text:p>1015-- Inbox.java-- return messageType.compareTo(o.getMessageType());</text:p>
            <text:p>1015-- Inbox.java-- Collections.sort(list);</text:p>
            <text:p>1273-- cadProdutos.java--         conexao_cat.executaSql("select * from categoria order by nome");</text:p>
            <text:p>797-- DataAccess.java-- String statement = "SELECT top 1 p.Descripcion, DateDiff('day',CURRENT_DATE(),p.fechafin) as Restantes from LOGPENALIZACION p INNER JOIN USUARIOS u on u.User = p.user WHERE p.User='"+user+"' order by Restantes desc";</text:p>
            <text:p>880-- DataBaseHelper.java--         String query = "SELECT \"ROWID\" from FormHvkof_solicitud order by \"ROWID\" DESC limit 1";</text:p>
            <text:p>880-- DataBaseHelper.java--                 " order by p.orden, c.panta, p.desc_panta";</text:p>
            <text:p>989-- ResumoActivity.java--         Collections.sort(anos); //planetsArray will be sorted</text:p>
            <text:p>1418-- AdministradorInternalServlet.java-- if(action.compareTo("update") == 0) {</text:p>
            <text:p>1418-- AdministradorInternalServlet.java-- }else if(action.compareTo("create") == 0) {</text:p>
            <text:p>1418-- CategoriaInternalServlet.java-- if(action.compareTo("update") == 0) {</text:p>
            <text:p>1418-- CategoriaInternalServlet.java-- }else if(action.compareTo("create") == 0) {</text:p>
            <text:p>1418-- CompraInternalServlet.java-- if(action.compareTo("update") == 0) {</text:p>
            <text:p>1418-- CompraInternalServlet.java-- }else if(action.compareTo("create") == 0) {</text:p>
            <text:p>1418-- ClienteInternalServlet.java-- if(action.compareTo("update") == 0) {</text:p>
            <text:p>1418-- ClienteInternalServlet.java-- }else if(action.compareTo("create") == 0) {</text:p>
            <text:p>1418-- ProdutoInternalServlet.java-- if(action.compareTo("update") == 0) {</text:p>
            <text:p>1418-- ProdutoInternalServlet.java-- }else if(action.compareTo("create") == 0) {</text:p>
            <text:p>1442-- VendaEndpointIT.java-- //        collect.sort(Comparator.comparingLong(VendaDTO::getCodigoPedidoStelo).reversed());</text:p>
            <text:p>1442-- VendaEndpointIT.java-- //        collect.sort(Comparator.comparingLong(VendaDTO::getCodigoPedidoStelo).reversed());</text:p>
            <text:p>1442-- VendaEndpointIT.java-- //        collect.sort(Comparator.comparingLong(VendaDTO::getCodigoPedidoStelo).reversed());</text:p>
            <text:p>1442-- VendaEndpointIT.java-- //        collect.sort(Comparator.comparingLong(VendaDTO::getCodigoPedidoStelo).reversed());</text:p>
            <text:p>1442-- VendaEndpointIT.java-- //        collect.sort(Comparator.comparingLong(VendaDTO::getCodigoPedidoStelo).reversed());</text:p>
            <text:p>1442-- VendaEndpointIT.java-- //        collect.sort(Comparator.comparingLong(VendaDTO::getCodigoPedidoStelo).reversed());</text:p>
            <text:p>1460-- CadastroVenda.java-- if ("Finalizar".compareTo(e.getActionCommand()) == 0) {</text:p>
            <text:p>1460-- CadastroDeUsuario.java-- if ("Gravar".compareTo(e.getActionCommand()) == 0) {</text:p>
            <text:p>1460-- Login.java-- if ("Entrar".compareTo(e.getActionCommand()) == 0) {</text:p>
            <text:p>1460-- Login.java-- } else if ("Cancelar".compareTo(e.getActionCommand()) == 0) {</text:p>
            <text:p>1260-- ClienteProduto.java-- @NamedQuery(name="ClienteProduto.cadastrada", query="SELECT c FROM ClienteProduto c WHERE c.cliente.idPessoa=:idPessoa order by c.produto.nmProduto")</text:p>
            <text:p>1260-- ClienteFabricante.java-- @NamedQuery(name="ClienteFabricante.cadastrada", query="SELECT c FROM ClienteFabricante c inner join c.fabricante f WHERE c.cliente.idPessoa=:idPessoa order by f.nmRazaoSocial")</text:p>
            <text:p>1260-- Cultura.java-- @NamedQuery(name="Cultura.todos", query="SELECT c FROM Cultura c WHERE c.snStatus=1 order by c.nmCultura")</text:p>
            <text:p>1260-- ClienteCultura.java-- @NamedQuery(name="ClienteCultura.cadastrada", query="SELECT c FROM ClienteCultura c  WHERE c.cliente.idPessoa=:idPessoa order by c.cultura.nmCultura")</text:p>
            <text:p>1260-- Fabricante.java-- @NamedQuery(name="Fabricante.todos", query="SELECT f FROM Fabricante f WHERE f.snStatus=1 order by f.nmRazaoSocial")</text:p>
            <text:p>1260-- Produto.java-- @NamedQuery(name="Produto.todos", query="SELECT p FROM Produto p WHERE p.snDisponivelVenda='S' AND p.snStatus=1 order by p.nmProduto"),</text:p>
            <text:p>1260-- Produto.java-- @NamedQuery(name="Produto.nomeProduto", query="SELECT p FROM Produto p WHERE p.nmProduto like :nomeProduto AND p.snDisponivelVenda='S' AND p.snStatus=1 order by p.nmProduto")</text:p>
            <text:p>1260-- CategoriaClienteRepository.java-- return manager.createQuery("from CategoriaCliente cc order by cc.nmCategoriaCliente ASC", CategoriaCliente.class)</text:p>
            <text:p>1260-- EstadoRepository.java-- return manager.createQuery("from Estado e order by e.sgEstado ASC", Estado.class)</text:p>
            <text:p>1260-- ProdutoRepository.java-- "order by " + queryOrdenacao;</text:p>
            <text:p>1260-- ProdutoRepository.java-- "order by "+ queryOrdenacao;</text:p>
            <text:p>1260-- SetorRepository.java-- return manager.createQuery("from Setor s order by s.nmSetor ASC", Setor.class)</text:p>
            <text:p>1712-- CamisaDao.java-- return manager.createQuery("from Camisa c order by id asc", Camisa.class).setMaxResults(9).getResultList();</text:p>
            <text:p>1712-- CamisaDao.java-- return manager.createQuery("from Camisa c order by id desc", Camisa.class).setMaxResults(9).getResultList();</text:p>
            <text:p>1812-- EstadoRepository.java-- public List&lt;Estado&gt; findAllByOrderByNome();</text:p>
            <text:p>1812-- EstadoService.java-- return repo.findAllByOrderByNome();</text:p>
            <text:p>1703-- Compras.java--         public int compare(Produto p1, Produto p2) {</text:p>
            <text:p>1703-- Compras.java--             return p1.getTitulo().compareTo(p2.getTitulo());</text:p>
            <text:p>1703-- Compras.java--         public int compare(Produto p1, Produto p2) {</text:p>
            <text:p>1703-- Compras.java--         public int compare(Produto p1, Produto p2) {</text:p>
            <text:p>1703-- Compras.java--         public int compare(Compras c1, Compras c2) {</text:p>
            <text:p>1703-- InternalTelaCompras.java--             Collections.sort(listaDeCompras, data);</text:p>
            <text:p>1703-- InternalTelaCompras.java--             Collections.sort(listaDeCompras, maiorPreco);</text:p>
            <text:p>1703-- InternalTelaCompras.java--             Collections.sort(listaDeCompras, menorPreco);</text:p>
            <text:p>1703-- InternalTelaCompras.java--             Collections.sort(listaDeCompras, descricao);</text:p>
            <text:p>1561-- ProdutoDAO.java-- consulta = sessao.createQuery("from Produto order by pro_nome");</text:p>
            <text:p>1561-- ProdutoDAO.java-- + "where pro_nome like :parametro order by pro_nome");</text:p>
            <text:p>1326-- CidadeRepository.java-- @Query("select obj from Cidade obj where obj.estado.id = :estadoId order by obj.nome")</text:p>
            <text:p>1326-- EstadoRepository.java-- List&lt;Estado&gt; findAllByOrderByNome();</text:p>
            <text:p>1326-- EstadoService.java-- return rep.findAllByOrderByNome();</text:p>
            <text:p>846-- TipoOcorrenciaDAO.java--         String sql = "select * from tipo_ocorrencia order by nome";</text:p>
            <text:p>1536-- Cliente.java-- public int compareTo(Cliente cliente) {</text:p>
            <text:p>1536-- Cliente.java-- return id.compareTo(cliente.id);</text:p>
            <text:p>1536-- Departamento.java-- public int compareTo(Departamento departamento) {</text:p>
            <text:p>1536-- Departamento.java-- return id.compareTo(departamento.id);</text:p>
            <text:p>1536-- Marca.java-- public int compareTo(Marca marca) {</text:p>
            <text:p>1536-- Marca.java-- return id.compareTo(marca.id);</text:p>
            <text:p>1536-- Produto.java-- public int compareTo(Produto produto) {</text:p>
            <text:p>1536-- Produto.java-- return id.compareTo(produto.id);</text:p>
            <text:p>1830-- SiteController.java-- produtos = produtoRepository.findByTipoConsoleOrderByNome(tipoConsole);</text:p>
            <text:p>1830-- SiteController.java-- produtos = produtoRepository.findByTipoConsoleOrderByPrecoVenda(tipoConsole);</text:p>
            <text:p>1830-- SiteController.java-- produtos = produtoRepository.findByTipoConsoleOrderByPrecoVendaDesc(tipoConsole);</text:p>
            <text:p>1830-- SiteController.java-- produtos = produtoRepository.findByTipoConsoleAndTipoProdutoOrderByNome(tipoConsole, tipoProduto);</text:p>
            <text:p>1830-- SiteController.java-- produtos = produtoRepository.findByTipoConsoleAndTipoProdutoOrderByPrecoVenda(tipoConsole, tipoProduto);</text:p>
            <text:p>1830-- SiteController.java-- produtos = produtoRepository.findByTipoConsoleAndTipoProdutoOrderByPrecoVendaDesc(tipoConsole, tipoProduto);</text:p>
            <text:p>1830-- SiteController.java-- jogos = jogoRepository.findByGeneroAndTipoConsoleOrderByNome(idGenero, idConsole);</text:p>
            <text:p>1830-- SiteController.java-- jogos = jogoRepository.findByGeneroAndTipoConsoleOrderByPrecoVenda(idGenero, idConsole);</text:p>
            <text:p>1830-- SiteController.java-- jogos = jogoRepository.findByGeneroAndTipoConsoleOrderByPrecoVendaDesc(idGenero, idConsole);</text:p>
            <text:p>1830-- JogoRepository.java-- List&lt;Jogo&gt; findByGeneroAndTipoConsoleOrderByNome(@Param("genero") Long genero, @Param("console") Long console);</text:p>
            <text:p>1830-- JogoRepository.java-- List&lt;Jogo&gt; findByGeneroAndTipoConsoleOrderByPrecoVenda(@Param("genero") Long genero, @Param("console") Long console);</text:p>
            <text:p>1830-- JogoRepository.java-- List&lt;Jogo&gt; findByGeneroAndTipoConsoleOrderByPrecoVendaDesc(@Param("genero") Long genero, @Param("console") Long console);</text:p>
            <text:p>1830-- ProdutoRepository.java-- List&lt;Produto&gt; findByTipoConsoleOrderByNome(TipoConsole tipoConsole);</text:p>
            <text:p>1830-- ProdutoRepository.java-- List&lt;Produto&gt; findByTipoConsoleOrderByPrecoVenda(TipoConsole tipoConsole);</text:p>
            <text:p>1830-- ProdutoRepository.java-- List&lt;Produto&gt; findByTipoConsoleOrderByPrecoVendaDesc(TipoConsole tipoConsole);</text:p>
            <text:p>1830-- ProdutoRepository.java-- List&lt;Produto&gt; findByTipoConsoleAndTipoProdutoOrderByNome(TipoConsole tipoConsole, TipoProduto tipoProduto);</text:p>
            <text:p>1830-- ProdutoRepository.java-- List&lt;Produto&gt; findByTipoConsoleAndTipoProdutoOrderByPrecoVenda(TipoConsole tipoConsole, TipoProduto tipoProduto);</text:p>
            <text:p>1830-- ProdutoRepository.java-- List&lt;Produto&gt; findByTipoConsoleAndTipoProdutoOrderByPrecoVendaDesc(TipoConsole tipoConsole, TipoProduto tipoProduto);</text:p>
            <text:p>1830-- ProdutoService.java-- if (desconto.compareTo(new BigDecimal(100)) &gt;= 0) {</text:p>
            <text:p>1095-- HashShardMapping.java--         public int compare(ShardIndex i1, ShardIndex i2) {</text:p>
            <text:p>1095-- HashShardMapping.java--             return i2.getBound().compareTo(i1.getBound());</text:p>
            <text:p>1095-- HashShardMapping.java--             if (i.getBound().compareTo(hashedKey) &lt;= 0) {</text:p>
            <text:p>1095-- RangeShardMapping.java--         public int compare(ShardIndex i1, ShardIndex i2) {</text:p>
            <text:p>1095-- RangeShardMapping.java--             return bound2.compareTo(bound1); // this reverses it</text:p>
            <text:p>1095-- Server.java--     public int compareTo(Server other) {</text:p>
            <text:p>1095-- Server.java--         return getUuid().compareTo(other.getUuid());</text:p>
            <text:p>1095-- DatabaseMetaData.java--         public int compareTo(IndexMetaDataKey indexInfoKey) {</text:p>
            <text:p>1095-- DatabaseMetaData.java--             if ((compareResult = this.columnNonUnique.compareTo(indexInfoKey.columnNonUnique)) != 0) {</text:p>
            <text:p>1095-- DatabaseMetaData.java--             if ((compareResult = this.columnType.compareTo(indexInfoKey.columnType)) != 0) {</text:p>
            <text:p>1095-- DatabaseMetaData.java--             if ((compareResult = this.columnIndexName.compareTo(indexInfoKey.columnIndexName)) != 0) {</text:p>
            <text:p>1095-- DatabaseMetaData.java--             return this.columnOrdinalPosition.compareTo(indexInfoKey.columnOrdinalPosition);</text:p>
            <text:p>1095-- DatabaseMetaData.java--         public int compareTo(TableMetaDataKey tablesKey) {</text:p>
            <text:p>1095-- DatabaseMetaData.java--             if ((compareResult = this.tableType.compareTo(tablesKey.tableType)) != 0) {</text:p>
            <text:p>1095-- DatabaseMetaData.java--             if ((compareResult = this.tableCat.compareTo(tablesKey.tableCat)) != 0) {</text:p>
            <text:p>1095-- DatabaseMetaData.java--             if ((compareResult = this.tableSchem.compareTo(tablesKey.tableSchem)) != 0) {</text:p>
            <text:p>1095-- DatabaseMetaData.java--             return this.tableName.compareTo(tablesKey.tableName);</text:p>
            <text:p>1095-- DatabaseMetaData.java--         public int compareTo(ComparableWrapper&lt;K, V&gt; other) {</text:p>
            <text:p>1095-- DatabaseMetaData.java--             return getKey().compareTo(other.getKey());</text:p>
            <text:p>1095-- DatabaseMetaData.java--             Collections.sort(resultsAsList);</text:p>
            <text:p>1095-- DatabaseMetaData.java--                                                 if (dummy.compareTo(foreignTableWithCase) != 0) {</text:p>
            <text:p>1095-- DatabaseMetaData.java--                                                 if (parsedInfo.referencedTable.compareTo(primaryTableWithCase) != 0) {</text:p>
            <text:p>1095-- DatabaseMetaData.java--     public int getMaxColumnsInOrderBy() throws SQLException {</text:p>
            <text:p>1095-- DatabaseMetaData.java--                     Collections.sort(procsOrFuncsToExtractList);</text:p>
            <text:p>1095-- DatabaseMetaData.java--                 // Required to be sorted in name-order by JDBC spec, in 'normal' case getProcedures takes care of this for us, but if system tables are</text:p>
            <text:p>1095-- DatabaseMetaData.java--                 // Collections.sort(proceduresToExtractList);</text:p>
            <text:p>1095-- DatabaseMetaData.java--             Collections.sort(procedureRowsToSort);</text:p>
            <text:p>1095-- DatabaseMetaData.java--     public boolean supportsExpressionsInOrderBy() throws SQLException {</text:p>
            <text:p>1095-- DatabaseMetaData.java--     public boolean supportsOrderByUnrelated() throws SQLException {</text:p>
            <text:p>1095-- ResultSetImpl.java--                 if (overflowCheck &amp;&amp; this.jdbcCompliantTruncationForReads &amp;&amp; ((asBigInt.compareTo(new BigInteger(String.valueOf(Long.MAX_VALUE))) &gt; 0)</text:p>
            <text:p>1095-- ResultSetImpl.java--                         || (asBigInt.compareTo(new BigInteger(String.valueOf(Long.MIN_VALUE))) &lt; 0))) {</text:p>
            <text:p>1095-- ResultSetImpl.java--                 if (overflowCheck &amp;&amp; this.jdbcCompliantTruncationForReads &amp;&amp; ((asBigInt.compareTo(new BigInteger(String.valueOf(Short.MAX_VALUE))) &gt; 0)</text:p>
            <text:p>1095-- ResultSetImpl.java--                         || (asBigInt.compareTo(new BigInteger(String.valueOf(Short.MIN_VALUE))) &lt; 0))) {</text:p>
            <text:p>1095-- TestDumpCommands.java--         public int compare(Server s1, Server s2) {</text:p>
            <text:p>1095-- TestDumpCommands.java--             l = s1.getHostname().compareTo(s2.getHostname());</text:p>
            <text:p>1095-- TestDumpCommands.java--             l = ((Integer) s1.getPort()).compareTo(s2.getPort());</text:p>
            <text:p>1095-- TestDumpCommands.java--         Collections.sort(servers, serverHostnamePortSorter);</text:p>
            <text:p>1095-- TestFabricMySQLConnectionSharding.java--             rs = this.conn.createStatement().executeQuery("select x from testGlobalTableCreation order by 1");</text:p>
            <text:p>1095-- TestHABasics.java--         ResultSet rs = s.executeQuery("select name from fruits order by 1");</text:p>
            <text:p>1095-- MetaDataRegressionTest.java--                     previousDb.compareTo(this.rs.getString(1)) &lt; 0);</text:p>
            <text:p>1095-- ResultSetRegressionTest.java--      * Tests fix for BUG#2654, "Column 'column.table' not found" when "order by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String statement = "select foo.id, foo.data, bar.data from foo, bar<text:tab/>where foo.id = bar.id order by foo.id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2).compareTo(new BigDecimal(Integer.MAX_VALUE)) == 1)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1).compareTo(new BigDecimal(Integer.MAX_VALUE)) == 1)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StressRegressionTest.java</text:p>
          </table:table-cell>
          <table:table-cell office:value-type="string" calcext:value-type="string">
            <text:p><text:s text:c="13"/>Collections.sort(elapsedTimes)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CacambaDAO.java</text:p>
          </table:table-cell>
          <table:table-cell office:value-type="string" calcext:value-type="string">
            <text:p><text:s/><text:tab/><text:tab/><text:tab/>sql = "Select * from Cacamba order by fabricacao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CacambaDAO.java</text:p>
          </table:table-cell>
          <table:table-cell office:value-type="string" calcext:value-type="string">
            <text:p><text:s/><text:tab/><text:tab/>String sql = "Select * from cacamba order by descricao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CaminhaoDAO.java</text:p>
          </table:table-cell>
          <table:table-cell office:value-type="string" calcext:value-type="string">
            <text:p><text:s/><text:tab/><text:tab/>String sql = "Select * from caminhao order by modelo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CaminhaoDAO.java</text:p>
          </table:table-cell>
          <table:table-cell office:value-type="string" calcext:value-type="string">
            <text:p><text:s/><text:tab/><text:tab/><text:tab/>sql = "Select * from caminhao order by fabricante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MovimentoDAO.java</text:p>
          </table:table-cell>
          <table:table-cell office:value-type="string" calcext:value-type="string">
            <text:p><text:s/><text:tab/><text:tab/><text:tab/>sql = "Select * from Movimento order by " + tipo + "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String sql = "Select * from cliente order by nome";</text:p>
          </table:table-cell>
          <table:table-cell table:number-columns-repeated="14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<text:tab/>sql = "Select * from cliente order by nome";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Anadir.java</text:p>
          </table:table-cell>
          <table:table-cell office:value-type="string" calcext:value-type="string">
            <text:p><text:s text:c="9"/>/*if(getIntent().getExtras().getString("accion").compareTo("modificar"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Anadir.java</text:p>
          </table:table-cell>
          <table:table-cell office:value-type="string" calcext:value-type="string">
            <text:p><text:s text:c="13"/>if (nombregrupo.compareTo(grupo.getGrupo()) == 0) 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Anadir.java</text:p>
          </table:table-cell>
          <table:table-cell office:value-type="string" calcext:value-type="string">
            <text:p><text:s text:c="13"/>if (nombreProfe.compareTo(profe.getNombre() + " " + profe.getApellidos()) == 0) 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Anadir.java</text:p>
          </table:table-cell>
          <table:table-cell office:value-type="string" calcext:value-type="string">
            <text:p><text:s text:c="9"/>if (spinertipo.getSelectedItem().toString().compareTo("complementaria") == 0) 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13"/>if(p.getId().compareTo(id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13"/>if(ac.getIdActividad().compareTo(id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21"/>if(g.getId().compareTo(idgrupo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9"/>if(p.getId().compareTo(id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13"/>if(p.getId().compareTo(id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13"/>if(ac.getIdActividad().compareTo(id)==0){</text:p>
          </table:table-cell>
          <table:table-cell table:number-columns-repeated="14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Principal.java</text:p>
          </table:table-cell>
          <table:table-cell office:value-type="string" calcext:value-type="string">
            <text:p><text:s text:c="21"/>if(g.getId().compareTo(idgrupo)==0)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Font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hrase.java</text:p>
          </table:table-cell>
          <table:table-cell office:value-type="string" calcext:value-type="string">
            <text:p><text:s text:c="17"/><text:tab/><text:tab/>|| f.compareTo(previous.getFont()) == 0)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AcroFields.java</text:p>
          </table:table-cell>
          <table:table-cell office:value-type="string" calcext:value-type="string">
            <text:p><text:s text:c="9"/>Collections.sort(sorter, new AcroFields.SorterComparator()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AcroFields.java</text:p>
          </table:table-cell>
          <table:table-cell office:value-type="string" calcext:value-type="string">
            <text:p><text:s/><text:tab/><text:tab/>public int compare(final Object o1, final Object o2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IntHashtable.java</text:p>
          </table:table-cell>
          <table:table-cell office:value-type="string" calcext:value-type="string">
            <text:p><text:s text:c="5"/><text:tab/>Arrays.sort(r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Document.java</text:p>
          </table:table-cell>
          <table:table-cell office:value-type="string" calcext:value-type="string">
            <text:p><text:s text:c="13"/>if (chunk.font().compareTo(currentFont) != 0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ame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umberTree.java</text:p>
          </table:table-cell>
          <table:table-cell office:value-type="string" calcext:value-type="string">
            <text:p><text:s text:c="9"/>Arrays.sort(number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Reader.java</text:p>
          </table:table-cell>
          <table:table-cell office:value-type="string" calcext:value-type="string">
            <text:p><text:s text:c="9"/>Arrays.sort(sortedNam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ameTree.java</text:p>
          </table:table-cell>
          <table:table-cell office:value-type="string" calcext:value-type="string">
            <text:p><text:s text:c="9"/>Arrays.sort(nam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Font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Writer.java</text:p>
          </table:table-cell>
          <table:table-cell office:value-type="string" calcext:value-type="string">
            <text:p><text:s/><text:tab/><text:tab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SignatureAppearance.java</text:p>
          </table:table-cell>
          <table:table-cell office:value-type="string" calcext:value-type="string">
            <text:p><text:s text:c="9"/>Arrays.sort(this.range, 1, this.range.length </text:p>
          </table:table-cell>
          <table:table-cell office:value-type="string" calcext:value-type="string">
            <text:p><text:s/>1);</text:p>
          </table:table-cell>
          <table:table-cell table:number-columns-repeated="14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Unicode.java</text:p>
          </table:table-cell>
          <table:table-cell office:value-type="string" calcext:value-type="string">
            <text:p><text:s/><text:tab/>public int compare(final Object o1, final Object o2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Unicode.java</text:p>
          </table:table-cell>
          <table:table-cell office:value-type="string" calcext:value-type="string">
            <text:p><text:s text:c="9"/>Arrays.sort(metrics, thi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SubSet.java</text:p>
          </table:table-cell>
          <table:table-cell office:value-type="string" calcext:value-type="string">
            <text:p><text:s text:c="9"/>Arrays.sort(activeGlyph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JBIG2SegmentReader.java</text:p>
          </table:table-cell>
          <table:table-cell office:value-type="string" calcext:value-type="string">
            <text:p><text:s/><text:tab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JBIG2SegmentReader.java</text:p>
          </table:table-cell>
          <table:table-cell office:value-type="string" calcext:value-type="string">
            <text:p><text:s/><text:tab/><text:tab/><text:tab/>return this.compareTo((JBIG2Segment)o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IFFField.java</text:p>
          </table:table-cell>
          <table:table-cell office:value-type="string" calcext:value-type="string">
            <text:p><text:s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VersionImp.java</text:p>
          </table:table-cell>
          <table:table-cell office:value-type="string" calcext:value-type="string">
            <text:p><text:s/><text:tab/><text:tab/>if (this.catalog_version == null || this.catalog_version.compareTo(version) &lt; 0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VersionImp.java</text:p>
          </table:table-cell>
          <table:table-cell office:value-type="string" calcext:value-type="string">
            <text:p><text:s/><text:tab/><text:tab/><text:tab/><text:tab/>int diff = de.getBaseversion().compareTo(extension.getAsName(PdfName.BASEVERSION)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XmlDomWriter.java</text:p>
          </table:table-cell>
          <table:table-cell office:value-type="string" calcext:value-type="string">
            <text:p><text:s text:c="17"/>if (curName.compareTo(name) &lt; 0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Font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hrase.java</text:p>
          </table:table-cell>
          <table:table-cell office:value-type="string" calcext:value-type="string">
            <text:p><text:s text:c="17"/><text:tab/><text:tab/>|| f.compareTo(previous.getFont()) == 0)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AcroFields.java</text:p>
          </table:table-cell>
          <table:table-cell office:value-type="string" calcext:value-type="string">
            <text:p><text:s text:c="9"/>Collections.sort(sorter, new AcroFields.SorterComparator()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AcroFields.java</text:p>
          </table:table-cell>
          <table:table-cell office:value-type="string" calcext:value-type="string">
            <text:p><text:s/><text:tab/><text:tab/>public int compare(final Object o1, final Object o2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IntHashtable.java</text:p>
          </table:table-cell>
          <table:table-cell office:value-type="string" calcext:value-type="string">
            <text:p><text:s text:c="5"/><text:tab/>Arrays.sort(r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Document.java</text:p>
          </table:table-cell>
          <table:table-cell office:value-type="string" calcext:value-type="string">
            <text:p><text:s text:c="13"/>if (chunk.font().compareTo(currentFont) != 0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ame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umberTree.java</text:p>
          </table:table-cell>
          <table:table-cell office:value-type="string" calcext:value-type="string">
            <text:p><text:s text:c="9"/>Arrays.sort(number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Reader.java</text:p>
          </table:table-cell>
          <table:table-cell office:value-type="string" calcext:value-type="string">
            <text:p><text:s text:c="9"/>Arrays.sort(sortedNam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NameTree.java</text:p>
          </table:table-cell>
          <table:table-cell office:value-type="string" calcext:value-type="string">
            <text:p><text:s text:c="9"/>Arrays.sort(name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Font.java</text:p>
          </table:table-cell>
          <table:table-cell office:value-type="string" calcext:value-type="string">
            <text:p><text:s/><text:tab/>public int compareTo(final Object object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Writer.java</text:p>
          </table:table-cell>
          <table:table-cell office:value-type="string" calcext:value-type="string">
            <text:p><text:s/><text:tab/><text:tab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SignatureAppearance.java</text:p>
          </table:table-cell>
          <table:table-cell office:value-type="string" calcext:value-type="string">
            <text:p><text:s text:c="9"/>Arrays.sort(this.range, 1, this.range.length </text:p>
          </table:table-cell>
          <table:table-cell office:value-type="string" calcext:value-type="string">
            <text:p><text:s/>1);</text:p>
          </table:table-cell>
          <table:table-cell table:number-columns-repeated="14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Unicode.java</text:p>
          </table:table-cell>
          <table:table-cell office:value-type="string" calcext:value-type="string">
            <text:p><text:s/><text:tab/>public int compare(final Object o1, final Object o2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Unicode.java</text:p>
          </table:table-cell>
          <table:table-cell office:value-type="string" calcext:value-type="string">
            <text:p><text:s text:c="9"/>Arrays.sort(metrics, thi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rueTypeFontSubSet.java</text:p>
          </table:table-cell>
          <table:table-cell office:value-type="string" calcext:value-type="string">
            <text:p><text:s text:c="9"/>Arrays.sort(activeGlyphs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JBIG2SegmentReader.java</text:p>
          </table:table-cell>
          <table:table-cell office:value-type="string" calcext:value-type="string">
            <text:p><text:s/><text:tab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JBIG2SegmentReader.java</text:p>
          </table:table-cell>
          <table:table-cell office:value-type="string" calcext:value-type="string">
            <text:p><text:s/><text:tab/><text:tab/><text:tab/>return this.compareTo((JBIG2Segment)o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IFFField.java</text:p>
          </table:table-cell>
          <table:table-cell office:value-type="string" calcext:value-type="string">
            <text:p><text:s/><text:tab/>public int compareTo(final Object o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VersionImp.java</text:p>
          </table:table-cell>
          <table:table-cell office:value-type="string" calcext:value-type="string">
            <text:p><text:s/><text:tab/><text:tab/>if (this.catalog_version == null || this.catalog_version.compareTo(version) &lt; 0) {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dfVersionImp.java</text:p>
          </table:table-cell>
          <table:table-cell office:value-type="string" calcext:value-type="string">
            <text:p><text:s/><text:tab/><text:tab/><text:tab/><text:tab/>int diff = de.getBaseversion().compareTo(extension.getAsName(PdfName.BASEVERSION));</text:p>
          </table:table-cell>
          <table:table-cell table:number-columns-repeated="14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XmlDomWriter.java</text:p>
          </table:table-cell>
          <table:table-cell office:value-type="string" calcext:value-type="string">
            <text:p><text:s text:c="17"/>if (curName.compareTo(name) &lt; 0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Compras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ItemCompra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Fornecedor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Produtos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Vendas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ItemVenda.java</text:p>
          </table:table-cell>
          <table:table-cell office:value-type="string" calcext:value-type="string">
            <text:p><text:s text:c="5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MemberResourceRESTService.java</text:p>
          </table:table-cell>
          <table:table-cell office:value-type="string" calcext:value-type="string">
            <text:p><text:s text:c="7"/>final List&lt;Member&gt; results = em.createQuery("select m from Member m order by m.name").getResultList();</text:p>
          </table:table-cell>
          <table:table-cell table:number-columns-repeated="14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EventoMySQLDAO.java</text:p>
          </table:table-cell>
          <table:table-cell office:value-type="string" calcext:value-type="string">
            <text:p><text:s text:c="13"/>consulta = session.createQuery("from EventoBean evento order by "</text:p>
          </table:table-cell>
          <table:table-cell table:number-columns-repeated="14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OperacaoMySQLDAO.java</text:p>
          </table:table-cell>
          <table:table-cell office:value-type="string" calcext:value-type="string">
            <text:p><text:s text:c="13"/>consulta = session.createQuery("from OperacaoBean operacao order by "</text:p>
          </table:table-cell>
          <table:table-cell table:number-columns-repeated="14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stadoRepository.java</text:p>
          </table:table-cell>
          <table:table-cell office:value-type="string" calcext:value-type="string">
            <text:p><text:s/><text:tab/>public List&lt;Estado&gt; findAllByOrderByNome();</text:p>
          </table:table-cell>
          <table:table-cell table:number-columns-repeated="14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EstadoService.java</text:p>
          </table:table-cell>
          <table:table-cell office:value-type="string" calcext:value-type="string">
            <text:p><text:s/><text:tab/><text:tab/>return estadoRepository.findAllByOrderByNome();</text:p>
          </table:table-cell>
          <table:table-cell table:number-columns-repeated="14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CustomComparator.java</text:p>
          </table:table-cell>
          <table:table-cell office:value-type="string" calcext:value-type="string">
            <text:p><text:s text:c="5"/>public int compare(String lhs, String rhs) {</text:p>
          </table:table-cell>
          <table:table-cell table:number-columns-repeated="14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public int compareTo(ItemMenu o) {</text:p>
          </table:table-cell>
          <table:table-cell table:number-columns-repeated="14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ItemMenu.java</text:p>
          </table:table-cell>
          <table:table-cell office:value-type="string" calcext:value-type="string">
            <text:p><text:s/><text:tab/><text:tab/>return identificador.compareTo(o.identificador);</text:p>
          </table:table-cell>
          <table:table-cell table:number-columns-repeated="14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s/>panelInfoTraspaso.java</text:p>
          </table:table-cell>
          <table:table-cell office:value-type="string" calcext:value-type="string">
            <text:p><text:s text:c="9"/>Collections.sort(departamentos);</text:p>
          </table:table-cell>
          <table:table-cell table:number-columns-repeated="14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2"/>// Arrays.sort(lista);</text:p>
          </table:table-cell>
          <table:table-cell table:number-columns-repeated="14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ClienteBCB.java</text:p>
          </table:table-cell>
          <table:table-cell office:value-type="string" calcext:value-type="string">
            <text:p><text:s text:c="7"/>Arrays.sort(this.tagNames);</text:p>
          </table:table-cell>
          <table:table-cell table:number-columns-repeated="14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PdfUtilities.java</text:p>
          </table:table-cell>
          <table:table-cell office:value-type="string" calcext:value-type="string">
            <text:p><text:s text:c="9"/>Arrays.sort(workingFiles, new Comparator&lt;File&gt;() {</text:p>
          </table:table-cell>
          <table:table-cell table:number-columns-repeated="14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PdfUtilities.java</text:p>
          </table:table-cell>
          <table:table-cell office:value-type="string" calcext:value-type="string">
            <text:p><text:s text:c="13"/>public int compare(File f1, File f2) {</text:p>
          </table:table-cell>
          <table:table-cell table:number-columns-repeated="14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PdfUtilities.java</text:p>
          </table:table-cell>
          <table:table-cell office:value-type="string" calcext:value-type="string">
            <text:p><text:s text:c="17"/>return f1.getName().compareTo(f2.getName());</text:p>
          </table:table-cell>
          <table:table-cell table:number-columns-repeated="14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ItemPedido.java</text:p>
          </table:table-cell>
          <table:table-cell office:value-type="string" calcext:value-type="string">
            <text:p><text:s/><text:tab/>public int compareTo(ItemPedido o) {</text:p>
          </table:table-cell>
          <table:table-cell table:number-columns-repeated="14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ItemPedido.java</text:p>
          </table:table-cell>
          <table:table-cell office:value-type="string" calcext:value-type="string">
            <text:p><text:s/><text:tab/><text:tab/>return produto.getTitulo().compareTo(o.getProduto().getTitulo());</text:p>
          </table:table-cell>
          <table:table-cell table:number-columns-repeated="14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CategoriasDAO.java</text:p>
          </table:table-cell>
          <table:table-cell office:value-type="string" calcext:value-type="string">
            <text:p><text:s/><text:tab/><text:tab/>String sql = "select p.id as p_id, p.nome as p_nome, p.descricao as p_descricao, c.id as c_id, c.nome as c_nome from produto as p join categoria as c on p.categoria_id = c.id order by c.id";</text:p>
          </table:table-cell>
          <table:table-cell table:number-columns-repeated="14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EstadoRepository.java</text:p>
          </table:table-cell>
          <table:table-cell office:value-type="string" calcext:value-type="string">
            <text:p><text:s/><text:tab/>public List&lt;Estado&gt; findAllByOrderByNome();</text:p>
          </table:table-cell>
          <table:table-cell table:number-columns-repeated="14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EstadoService.java</text:p>
          </table:table-cell>
          <table:table-cell office:value-type="string" calcext:value-type="string">
            <text:p><text:s/><text:tab/><text:tab/>return repo.findAllByOrderByNome(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olumn.java</text:p>
          </table:table-cell>
          <table:table-cell office:value-type="string" calcext:value-type="string">
            <text:p><text:s text:c="17"/>i = ((BigDecimal) a).compareTo((BigDecimal) b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olumn.java</text:p>
          </table:table-cell>
          <table:table-cell office:value-type="string" calcext:value-type="string">
            <text:p><text:s text:c="13"/>if (bi.compareTo(MAX_INT) &gt; 0 || bi.compareTo(MIN_INT) &lt; 0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olumn.java</text:p>
          </table:table-cell>
          <table:table-cell office:value-type="string" calcext:value-type="string">
            <text:p><text:s text:c="13"/>if (bi.compareTo(MAX_LONG) &gt; 0 || bi.compareTo(MIN_LONG) &lt; 0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olumn.java</text:p>
          </table:table-cell>
          <table:table-cell office:value-type="string" calcext:value-type="string">
            <text:p><text:s text:c="13"/>if (bo.compareTo(bd) != signum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ollation.java</text:p>
          </table:table-cell>
          <table:table-cell office:value-type="string" calcext:value-type="string">
            <text:p><text:s text:c="13"/>i = a.compareTo(b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5"/>private boolean isDescending; <text:s text:c="18"/>// if it is a column in a order by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5"/>int <text:s text:c="12"/>joinedTableColumnIndex = </text:p>
          </table:table-cell>
          <table:table-cell office:value-type="string" calcext:value-type="string">
            <text:p>1; <text:s text:c="3"/>// &gt;= 0 when it is used for order by</text:p>
          </table:table-cell>
          <table:table-cell table:number-columns-repeated="14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6"/>* Check if this expression can be included in an order by clause.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5"/>boolean canBeInOrderBy(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17"/>// if an order by column alias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Expression.java</text:p>
          </table:table-cell>
          <table:table-cell office:value-type="string" calcext:value-type="string">
            <text:p><text:s text:c="17"/>// todo order by columns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HsqlNameManager.java</text:p>
          </table:table-cell>
          <table:table-cell office:value-type="string" calcext:value-type="string">
            <text:p><text:s text:c="9"/>public int compareTo(Object o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17"/>parseOrderBy(select, vcolumn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17"/>parseOrderBy(select, vcolumn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5"/>private void parseOrderBy(Select select,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13"/>e <text:s text:c="4"/>= resolveOrderByExpression(e, select, vcolumn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5"/>private static Expression resolveOrderByExpression(Expression e,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13"/>return resolveOrderByColumnIndex(e, vcolumn, visiblecols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5"/>private static Expression resolveOrderByColumnIndex(Expression e,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9"/>// order by 1,2,3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Parser.java</text:p>
          </table:table-cell>
          <table:table-cell office:value-type="string" calcext:value-type="string">
            <text:p><text:s text:c="9"/>subQueryList.sort((SubQuery) subQueryList.get(0)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etFunction.java</text:p>
          </table:table-cell>
          <table:table-cell office:value-type="string" calcext:value-type="string">
            <text:p><text:s text:c="13"/>if ( result.compareTo(bigint) != 0 )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ubQuery.java</text:p>
          </table:table-cell>
          <table:table-cell office:value-type="string" calcext:value-type="string">
            <text:p><text:s text:c="5"/>public int compare(Object a, Object b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21"/>&amp;&amp;!exprColumns[i].canBeInOrderBy()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elect.java</text:p>
          </table:table-cell>
          <table:table-cell office:value-type="string" calcext:value-type="string">
            <text:p><text:s text:c="9"/>// the result is perhaps wider (due to group and order by)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ableFilter.java</text:p>
          </table:table-cell>
          <table:table-cell office:value-type="string" calcext:value-type="string">
            <text:p><text:s text:c="5"/>// order by explicitly issuing instead: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jdbcDatabaseMetaData.java</text:p>
          </table:table-cell>
          <table:table-cell office:value-type="string" calcext:value-type="string">
            <text:p><text:s text:c="5"/>public boolean supportsExpressionsInOrderBy() throws SQLException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jdbcDatabaseMetaData.java</text:p>
          </table:table-cell>
          <table:table-cell office:value-type="string" calcext:value-type="string">
            <text:p><text:s text:c="5"/>public boolean supportsOrderByUnrelated() throws SQLException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jdbcDatabaseMetaData.java</text:p>
          </table:table-cell>
          <table:table-cell office:value-type="string" calcext:value-type="string">
            <text:p><text:s text:c="5"/>public int getMaxColumnsInOrderBy() throws SQLException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AsciiStringInputStream.java</text:p>
          </table:table-cell>
          <table:table-cell office:value-type="string" calcext:value-type="string">
            <text:p><text:s text:c="2"/>* Minimal InputStream subclass to fetch low order bytes from a String.&lt;p&gt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HsqlArrayHeap.java</text:p>
          </table:table-cell>
          <table:table-cell office:value-type="string" calcext:value-type="string">
            <text:p><text:s/>// <text:s text:c="11"/>public int compare(Object a, Object b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HsqlTimer.java</text:p>
          </table:table-cell>
          <table:table-cell office:value-type="string" calcext:value-type="string">
            <text:p><text:s text:c="5"/>public int compare(Object a, Object b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HsqlArrayList.java</text:p>
          </table:table-cell>
          <table:table-cell office:value-type="string" calcext:value-type="string">
            <text:p><text:s text:c="9"/>Sort.sort(elementData, c, 0, elementCount </text:p>
          </table:table-cell>
          <table:table-cell office:value-type="string" calcext:value-type="string">
            <text:p><text:s/>1);</text:p>
          </table:table-cell>
          <table:table-cell table:number-columns-repeated="14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ort.java</text:p>
          </table:table-cell>
          <table:table-cell office:value-type="string" calcext:value-type="string">
            <text:p><text:s text:c="9"/>public int compare(Object a, Object b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Sort.java</text:p>
          </table:table-cell>
          <table:table-cell office:value-type="string" calcext:value-type="string">
            <text:p><text:s text:c="13"/>return ((String) a).compareTo((String) b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JavaSystem.java</text:p>
          </table:table-cell>
          <table:table-cell office:value-type="string" calcext:value-type="string">
            <text:p><text:s text:c="9"/>return a.toUpperCase().compareTo(b.toUpperCase()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ache.java</text:p>
          </table:table-cell>
          <table:table-cell office:value-type="string" calcext:value-type="string">
            <text:p><text:s text:c="9"/>Sort.sort(rowTable, rowComparator, 0, count </text:p>
          </table:table-cell>
          <table:table-cell office:value-type="string" calcext:value-type="string">
            <text:p><text:s/>1);</text:p>
          </table:table-cell>
          <table:table-cell table:number-columns-repeated="14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ache.java</text:p>
          </table:table-cell>
          <table:table-cell office:value-type="string" calcext:value-type="string">
            <text:p><text:s text:c="13"/>sortTimer.elapsedTimeToMessage("Cache.sort() total time")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Cache.java</text:p>
          </table:table-cell>
          <table:table-cell office:value-type="string" calcext:value-type="string">
            <text:p><text:s text:c="9"/>public int compare(Object a, Object b) {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HsqlDatabaseProperties.java</text:p>
          </table:table-cell>
          <table:table-cell office:value-type="string" calcext:value-type="string">
            <text:p><text:s text:c="9"/>int check = version.substring(0, 5).compareTo(THIS_VERSION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qlPersistent.java</text:p>
          </table:table-cell>
          <table:table-cell office:value-type="string" calcext:value-type="string">
            <text:p><text:s text:c="13"/>// as ASCII stream, ignoring the high order bytes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GroupByHaving.java</text:p>
          </table:table-cell>
          <table:table-cell office:value-type="string" calcext:value-type="string">
            <text:p><text:s text:c="22"/>+ "group by superior_id " + "order by superior_id " + ""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GroupByHaving.java</text:p>
          </table:table-cell>
          <table:table-cell office:value-type="string" calcext:value-type="string">
            <text:p><text:s text:c="22"/>+ "order by superior_id " + ""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GroupByHaving.java</text:p>
          </table:table-cell>
          <table:table-cell office:value-type="string" calcext:value-type="string">
            <text:p><text:s text:c="22"/>+ "order by superior_id " + ""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ql.java</text:p>
          </table:table-cell>
          <table:table-cell office:value-type="string" calcext:value-type="string">
            <text:p><text:s text:c="17"/>System.out.println(md.getMaxColumnsInOrderBy())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elf.java</text:p>
          </table:table-cell>
          <table:table-cell office:value-type="string" calcext:value-type="string">
            <text:p><text:s text:c="13"/>Sort.sort((Object[]) filelist, new Sort.StringComparator(), 0,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elf.java</text:p>
          </table:table-cell>
          <table:table-cell office:value-type="string" calcext:value-type="string">
            <text:p><text:s text:c="17"/>+ "from TabProfile order by id desc";</text:p>
          </table:table-cell>
          <table:table-cell table:number-columns-repeated="14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ubselect.java</text:p>
          </table:table-cell>
          <table:table-cell office:value-type="string" calcext:value-type="string">
            <text:p><text:s text:c="13"/>+ " and fruits.color_id = colors.id" + " order by 1";</text:p>
          </table:table-cell>
          <table:table-cell table:number-columns-repeated="145"/>
        </table:table-row>
        <table:table-row table:style-name="ro6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TestSubselect.java</text:p>
          </table:table-cell>
          <table:table-cell office:value-type="string" calcext:value-type="string">
            <text:p>select name from fruits where id in (select fruit_id from trees where id &lt; 3) order by name";</text:p>
            <text:p>1263-- TestSubselect.java--             "select a.name from fruits a where a.id in (select b.fruit_id from trees b where b.id &lt; 3) order by name";</text:p>
            <text:p>1263-- TestSubselect.java--             "select name from fruits where id in (select fruit_id from trees) order by name";</text:p>
            <text:p>1263-- TestSubselect.java--             "select a.name from fruits a where a.id in (select b.fruit_id from trees b) order by a.name";</text:p>
            <text:p>1263-- TestSubselect.java--             "select val from colors where id in (select id from trees where fruit_id = 3) order by val";</text:p>
            <text:p>1263-- TestSubselect.java--             "select a.val from colors a where a.id in (select b.id from trees b where b.fruit_id = 3) order by a.val";</text:p>
            <text:p>1263-- TestSubselect.java--             "select name from trees where id in (select id from trees where fruit_id = 3) order by name";</text:p>
            <text:p>1263-- TestSubselect.java--             "select a.name from trees a where a.id in (select b.id from trees b where b.fruit_id = 3) order by a.name";</text:p>
            <text:p>1263-- TestSubselect.java--             "select sizes.val from trees, sizes where sizes.id = trees.size_id and trees.id in (select id from trees where fruit_id = 3) order by sizes.val";</text:p>
            <text:p>1263-- TestSubselect.java--             "select name from trees where size_id in (select id from sizes where val = 'large') and fruit_id in (select id from fruits where color_id = 1) order by name";</text:p>
            <text:p>1263-- TestSubselect.java--             "select name from trees where fruit_id in (select id from fruits where color_id in (select id from colors where val = 'red')) order by name";</text:p>
            <text:p>1263-- TestSubselect.java--             "select name from fruits where id not in (select fruit_id from trees) order by name";</text:p>
            <text:p>1263-- TestSubselect.java--             "select name from fruits where id not in (select id from fruits where color_id &gt; 1 ) order by name";</text:p>
            <text:p>1263-- TestSubselect.java--             "select a.val, b.name from sizes a, trees b where a.id = b.size_id and b.id in (select a.id from trees a, fruits b where a.fruit_id = b.id and b.name='red delicious') order by a.val";</text:p>
            <text:p>1263-- DatabaseManagerSwing.java--             //   Collections.sort(tables);</text:p>
            <text:p>1263-- SqlFile.java--                 return (tokens[0].length() &gt; tokens[2].length() || ((tokens[0].length() == tokens[2].length()) &amp;&amp; tokens[0].compareTo(tokens[2]) &gt; 0))</text:p>
            <text:p>1263-- SqlFile.java--                 return (tokens[2].length() &gt; tokens[0].length() || ((tokens[2].length() == tokens[0].length()) &amp;&amp; tokens[2].compareTo(tokens[0]) &gt; 0))</text:p>
            <text:p>1263-- TransferTable.java--         if (Stmts.sType.compareTo("TABLE") == 0) {</text:p>
            <text:p>1263-- TransferTable.java--         } else if (Stmts.sType.compareTo("VIEW") == 0) {</text:p>
            <text:p>1263-- TransferDb.java--                     if ((type.compareTo("TABLE") == 0)</text:p>
            <text:p>1263-- TransferDb.java--                             || (type.compareTo("VIEW") == 0)) {</text:p>
            <text:p>1263-- TransferDb.java--         if (TTable.Stmts.sType.compareTo("TABLE") == 0) {</text:p>
            <text:p>1263-- TransferDb.java--         } else if (TTable.Stmts.sType.compareTo("VIEW") == 0) {</text:p>
            <text:p>1263-- TransferDb.java--         if (TTable.Stmts.sType.compareTo("TABLE") == 0) {</text:p>
            <text:p>1263-- TransferDb.java--         } else if (TTable.Stmts.sType.compareTo("VIEW") == 0) {</text:p>
            <text:p>1263-- TransferDb.java--         if (TTable.Stmts.sType.compareTo("VIEW") == 0) {</text:p>
            <text:p>1263-- TableSorter.java--         public int compare(Object o1, Object o2) {</text:p>
            <text:p>1263-- TableSorter.java--             return ((Comparable) o1).compareTo(o2);</text:p>
            <text:p>1263-- TableSorter.java--         public int compare(Object o1, Object o2) {</text:p>
            <text:p>1263-- TableSorter.java--             return o1.toString().compareTo(o2.toString());</text:p>
            <text:p>1263-- TableSorter.java--                 Arrays.sort(viewToModel);</text:p>
            <text:p>1263-- TableSorter.java--         public int compareTo(Object o) {</text:p>
            <text:p>56-- Departamento.java-- public int compareTo(Departamento departamento) {</text:p>
            <text:p>56-- Departamento.java-- return id.compareTo(departamento.id);</text:p>
            <text:p>707-- LocalizaçãoService.java-- if (temperaturaDTO.getMinTemp().compareTo(temperaturaMinima) &lt; 0) {</text:p>
            <text:p>707-- LocalizaçãoService.java-- if (temperaturaDTO.getMaxTemp().compareTo(temperaturaMaxima) &gt; 0) {</text:p>
            <text:p>1609-- FormaPgtoDAO.java-- consulta = sessao.createQuery("from FormaPgto order by fpg_descricao");</text:p>
            <text:p>1609-- FormaPgtoDAO.java-- consulta = sessao.createQuery("from FormaPgto where fpg_descricao like: parametro order by fpg_descricao");</text:p>
            <text:p>1609-- PessoaDAO.java-- consulta = sessao.createQuery("from pessoa where pes_id like: parametro order by pes_nome");</text:p>
            <text:p>1609-- ProdutoDAO.java-- consulta = sessao.createQuery("from produto where prod_id like: parametro order by pro_nome");</text:p>
            <text:p>1120-- Cliente.java--     public int compareTo(Cliente cliente) {</text:p>
            <text:p>1120-- Cliente.java--         return this.nome.compareTo(cliente.getNome());</text:p>
            <text:p>1328-- FormaPgtoDAO.java-- consulta = sessao.createQuery("from FormaPgto order by fpg_descricao");</text:p>
            <text:p>1328-- FormaPgtoDAO.java-- consulta = sessao.createQuery("from FormaPgto where fpg_descricao like: parametro order by fpg_descricao");</text:p>
            <text:p>1328-- PessoaDAO.java-- consulta = sessao.createQuery("from Pessoa order by pes_nome");</text:p>
            <text:p>1328-- PessoaDAO.java-- consulta = sessao.createQuery("from Pessoa where pes_nome like: parametro order by pes_nome");</text:p>
            <text:p>1328-- ProdutoDAO.java-- consulta = sessao.createQuery("from Produto order by pro_nome");</text:p>
            <text:p>1328-- ProdutoDAO.java-- consulta = sessao.createQuery("from Produto where pro_nome like: parametro order by pro_nome");</text:p>
            <text:p>1662-- ClienteDAO.java-- String sql = "select * from cliente order by nome";</text:p>
            <text:p>1662-- CategoriaDAO.java-- String sql = "select * from categoria order by nome";</text:p>
            <text:p>1662-- ProdutoDAO.java-- String sql = "select * from produto order by nome";</text:p>
            <text:p>1662-- VendaDAO.java-- String sql = "select * from venda order by data";</text:p>
            <text:p>1662-- VendaDAO.java-- String sql = "select * from venda where cliente_id = ? order by data"; //</text:p>
            <text:p>1662-- TestarListarTodos.java-- String sql = "select * from categoria order by nome";</text:p>
            <text:p>1662-- TestarPesquisar.java-- "where upper(nome) like ? order by nome";</text:p>
            <text:p>380-- AccesoriosFragment.java--                                 " order by ta.nombre asc;";</text:p>
            <text:p>380-- AccesoriosFragment.java--                                 " order by ta.nombre asc;";</text:p>
            <text:p>380-- ChipFragment.java--                                 " order by ma.nombre asc;";</text:p>
            <text:p>380-- ChipFragment.java--                                     " order by ma.nombre asc;";</text:p>
            <text:p>380-- HistorialCreditoFragment.java--                 "                 order by o.fecha desc;";</text:p>
            <text:p>380-- HistorialCreditoFragment.java--                 "                 order by o.fecha desc;";</text:p>
            <text:p>380-- HistorialContadoFragment.java--                 "                order by o.fecha desc;";</text:p>
            <text:p>380-- HistorialContadoFragment.java--                 "                order by o.fecha desc;";</text:p>
            <text:p>380-- PedidosFragment.java--                 "                             order by o.fecha desc;";</text:p>
            <text:p>380-- TelefonoFragment.java--                 " order by ma.nombre asc;";</text:p>
            <text:p>380-- TelefonoFragment.java--                               " order by ma.nombre asc;";</text:p>
            <text:p>44-- ArcQuery.java--             Collections.sort(patientList);</text:p>
            <text:p>44-- Patient.java--             Collections.sort(list);</text:p>
            <text:p>44-- Patient.java--     public int compareTo(Patient p) {</text:p>
            <text:p>44-- Patient.java--         return getPatientName().compareTo(p.getPatientName());</text:p>
            <text:p>44-- SopInstance.java--     public int compareTo(SopInstance s) {</text:p>
            <text:p>44-- SopInstance.java--             c = val1.compareTo(val2);</text:p>
            <text:p>44-- SopInstance.java--             return adaptSopInstanceUID(s1, c).compareTo(s2);</text:p>
            <text:p>44-- SopInstance.java--             return s1.compareTo(adaptSopInstanceUID(s2, c));</text:p>
            <text:p>44-- SopInstance.java--         return s1.compareTo(s2);</text:p>
            <text:p>44-- Series.java--             Collections.sort(list);</text:p>
            <text:p>44-- Series.java--     public int compareTo(Series s) {</text:p>
            <text:p>44-- Series.java--             c = val1.compareTo(val2);</text:p>
            <text:p>44-- Series.java--             return getSeriesInstanceUID().compareTo(s.getSeriesInstanceUID());</text:p>
            <text:p>44-- Series.java--         return getSeriesInstanceUID().compareTo(s.getSeriesInstanceUID());</text:p>
            <text:p>44-- Study.java--             Collections.sort(list);</text:p>
            <text:p>44-- Study.java--     public int compareTo(Study s) {</text:p>
            <text:p>44-- Study.java--             c = date2.compareTo(date1);</text:p>
            <text:p>44-- Study.java--         return getStudyInstanceUID().compareTo(s.getStudyInstanceUID());</text:p>
            <text:p>1168-- BaseDados.java-- Collections.sort(facturas);</text:p>
            <text:p>1168-- BaseDados.java-- Collections.sort(produtos);</text:p>
            <text:p>1168-- Factura.java-- Collections.sort(linhasFactura);</text:p>
            <text:p>1168-- Factura.java--     public int compareTo(Factura outra)</text:p>
            <text:p>1168-- Factura.java-- return ((Integer) this.numero).compareTo(outra.numero);</text:p>
            <text:p>1168-- LinhaFactura.java--     public int compareTo(LinhaFactura other)</text:p>
            <text:p>1168-- LinhaFactura.java--     result = this.produto.getNome().compareTo(</text:p>
            <text:p>1168-- Produto.java-- public int compareTo(Produto outro)</text:p>
            <text:p>1168-- Produto.java--     return ((Integer) this.codigo).compareTo(outro.codigo);</text:p>
            <text:p>68-- MozillaKeyStoreUtilitiesUnix.java-- Collections.sort(</text:p>
            <text:p>68-- MozillaKeyStoreUtilitiesUnix.java-- public int compare(final String o1, final String o2) {</text:p>
            <text:p>68-- MozillaKeyStoreUtilitiesUnix.java-- return o1.compareTo(o2);</text:p>
            <text:p>68-- SignApplet.java-- java.util.Arrays.sort(indexes);</text:p>
            <text:p>68-- SignText.java--         Arrays.sort(finalOrderedAliases, new Comparator&lt;Object&gt;() {</text:p>
            <text:p>68-- SignText.java-- public int compare(final Object o1, final Object o2) {</text:p>
            <text:p>68-- CertificateSelectionDialog.java--     Arrays.sort(certs, CERT_NAME_COMPARATOR);</text:p>
            <text:p>68-- CertificateSelectionDialog.java-- Arrays.sort(certs, CERT_NAME_COMPARATOR);</text:p>
            <text:p>68-- CertificateSelectionDialog.java-- public int compare(final NameCertificateBean o1, final NameCertificateBean o2) {</text:p>
            <text:p>68-- Main.java--         if (System.getProperty("java.version").compareTo("1.6.0_18") &lt; 0) { //$NON-NLS-1$ //$NON-NLS-2$</text:p>
            <text:p>68-- PrincipalGUI.java--                 if (!((Platform.getOS().equals(Platform.OS.LINUX) &amp;&amp; (System.getProperty("java.version").compareTo("1.7.0") &gt; 0) ))){ //$NON-NLS-1$ //$NON-NLS-2$</text:p>
            <text:p>68-- PrincipalGUI.java--                 if (!((Platform.getOS().equals(Platform.OS.LINUX) &amp;&amp; (System.getProperty("java.version").compareTo("1.7.0") &gt; 0) ))){ //$NON-NLS-1$ //$NON-NLS-2$</text:p>
            <text:p>68-- PanelMultifirma.java--             Arrays.sort(nodesIndexes);</text:p>
            <text:p>68-- CertFilterManager.java-- Arrays.sort(sortedFilterValues);</text:p>
            <text:p>68-- SearchFilter.java--                     if(val.compareTo(this.value) &gt;= 0) {</text:p>
            <text:p>68-- SearchFilter.java--                     if(val.compareTo(this.value) &lt;= 0) {</text:p>
            <text:p>68-- RelationshipComparator.java-- public int compare(final Element element1, final Element element2) {</text:p>
            <text:p>68-- RelationshipComparator.java--         return id1.compareTo(id2);</text:p>
            <text:p>68-- RelationshipTransformService.java--         Collections.sort(relationshipElements, new RelationshipComparator());</text:p>
            <text:p>68-- ReadNodesTree.java--         Arrays.sort(solucion);// de mayor a menor</text:p>
            <text:p>1336-- AlteracaoCadastroUsuariosController.java-- Collections.sort(usuario.getGrupos(), Grupos.POR_NOME);</text:p>
            <text:p>1336-- AlteracaoCadastroGrupoController.java-- Collections.sort(grupo.getPaginas(), Paginas.POR_NOME);</text:p>
            <text:p>1336-- ResetSenhaLogins.java-- Collections.sort(usuario.getGrupos(), Grupos.POR_NOME);</text:p>
            <text:p>1336-- CombustivelVeiculosDAOImpl.java-- String strSql = "select descricao from combustivelVeiculos order by descricao";</text:p>
            <text:p>1336-- ClienteFornecedorDAOImpl.java-- strSql = strSql + " order by c.nomeCompleto";</text:p>
            <text:p>1336-- EstadosDAOImpl.java-- String strSql = "select sigla from estados order by sigla";</text:p>
            <text:p>1336-- FornecedorDespesasDAOImpl.java-- strSql = strSql + " order by nome ";</text:p>
            <text:p>1336-- GruposDAOImpl.java-- strSql = strSql + " order by nome, dataCadastro ";</text:p>
            <text:p>1336-- MarcasVeiculosDAOImpl.java-- String strSql = "select nomeMarca from marcasVeiculos order by nomeMarca";</text:p>
            <text:p>1336-- PaginasDAOImpl.java-- strSql = strSql + " order by nome, dataCadastro ";</text:p>
            <text:p>1336-- UsuariosDAOImpl.java-- strSql = strSql + " order by nome, login, dataCadastro ";</text:p>
            <text:p>1336-- VendedorDAOImpl.java-- strSql = strSql + " order by nome ";</text:p>
            <text:p>1336-- VeiculosDAOImpl.java-- strSql = strSql + " order by marca ";</text:p>
            <text:p>1336-- Grupos.java-- public int compare(Grupos g1, Grupos g2) { </text:p>
            <text:p>1336-- Grupos.java-- return g1.getNome().compareTo(g2.getNome());</text:p>
            <text:p>1336-- Grupos.java-- public int compare(Grupos g1, Grupos g2) { </text:p>
            <text:p>1336-- Grupos.java-- public int compareTo(Grupos g) {</text:p>
            <text:p>1336-- Paginas.java-- public int compare(Paginas p1, Paginas p2) { </text:p>
            <text:p>1336-- Paginas.java-- return p1.getNome().compareTo(p2.getNome());</text:p>
            <text:p>1336-- Paginas.java-- public int compare(Paginas p1, Paginas p2) { </text:p>
            <text:p>1336-- Paginas.java-- public int compareTo(Paginas p) {</text:p>
            <text:p>1336-- Filtro.java-- public int compareTo(Filtro obj) {</text:p>
            <text:p>1336-- Filtro.java-- return getNome().compareTo(obj.getNome());</text:p>
            <text:p>1336-- Parametro.java-- public int compareTo(Parametro obj) {</text:p>
            <text:p>1336-- Parametro.java-- return getNome().compareTo(obj.getNome());</text:p>
            <text:p>1336-- RelatorioComissaoVendedorDAOImpl.java-- strSql = strSql + " order by dataVenda, nomeVendedor, veiculo.marca,veiculo.modelo,veiculo.versao, veiculo.placa ";</text:p>
            <text:p>1336-- RelatorioLucroVeiculoDAOImpl.java-- strSql = strSql + " order by dataVenda, marca, modelo, versao, placa, lucro";</text:p>
            <text:p>1336-- RelatorioGastosVeiculosDAOImpl.java-- strSql = strSql + " order by gastos.dtLancamento, veiculo.placa, veiculo.marca, veiculo.modelo, fornecedor.nome, gastos.nDocumento, gastos.descricao, gastos.valor";</text:p>
            <text:p>1336-- RelatorioVeiculosVendidosDAOImpl.java-- strSql = strSql + " order by venda.dataVenda, venda.valorVenda, vendedor.nome, veiculo.marca, veiculo.modelo, veiculo.versao, veiculo.placa";</text:p>
            <text:p>1336-- RelatorioVeiculosDisponiveisDAOImpl.java-- strSql = strSql + "  order by v.marca, v.modelo, v.versao, v.placa";</text:p>
            <text:p>1059-- ImagesRepositoryImpl.java--                 Collections.sort(items, new Comparator&lt;Image&gt;() {</text:p>
            <text:p>1059-- ImagesRepositoryImpl.java--                     public int compare(Image image, Image t1) {</text:p>
            <text:p>1208-- MemberResourceRESTService.java--       final List&lt;Member&gt; results = em.createQuery("select m from Member m order by m.name").getResultList();</text:p>
            <text:p>1796-- TelaGerenciarCaixaController.java-- listaCaixasDao.sort(new Comparator&lt;Fluxo_caixa2&gt;() {</text:p>
            <text:p>1796-- TelaGerenciarCaixaController.java-- public int compare(Fluxo_caixa2 la1, Fluxo_caixa2 la2) {</text:p>
            <text:p>1796-- TelaVendaController.java-- if (qtdAtualizado.compareTo(new BigDecimal(campoQuantidade.getText())) == -1) { /// �</text:p>
            <text:p>1796-- TelaVendaController.java-- if (qtdAtualizado.compareTo(new BigDecimal(campoQuantidade.getText())) == -1) { /// �</text:p>
            <text:p>1796-- TelaGerenciaLicencasAutorizacoesController.java-- lista_laOrdenada.sort(new Comparator&lt;Licen�a_autorizacao&gt;() {</text:p>
            <text:p>1796-- TelaGerenciaLicencasAutorizacoesController.java-- public int compare(Licen�a_autorizacao la1, Licen�a_autorizacao la2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if (cliente1.getGastoMensal().compareTo(cliente2.getGastoMensal()) == -1)</text:p>
            <text:p>1796-- TelaGerenciarFidelizacaoClientesController.java-- if (cliente1.getGastoMensal().compareTo(cliente2.getGastoMensal()) == 1)</text:p>
            <text:p>1796-- TelaGerenciarFidelizacaoClientesController.java-- if (cliente.getGastoMensal().compareTo(new BigDecimal("5000")) == 1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if (cliente1.getGastoMensal().compareTo(cliente2.getGastoMensal()) == -1)</text:p>
            <text:p>1796-- TelaGerenciarFidelizacaoClientesController.java-- if (cliente1.getGastoMensal().compareTo(cliente2.getGastoMensal()) == 1)</text:p>
            <text:p>1796-- TelaGerenciarFidelizacaoClientesController.java-- if (cliente.getGastoMensal().compareTo(new BigDecimal("10000")) == 1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if (cliente1.getGastoMensal().compareTo(cliente2.getGastoMensal()) == -1)</text:p>
            <text:p>1796-- TelaGerenciarFidelizacaoClientesController.java-- if (cliente1.getGastoMensal().compareTo(cliente2.getGastoMensal()) == 1)</text:p>
            <text:p>1796-- TelaGerenciarFidelizacaoClientesController.java-- if (cliente.getGastoMensal().compareTo(new BigDecimal("1000")) == 1) {</text:p>
            <text:p>1796-- TelaGerenciarFidelizacaoClientesController.java-- lista_gasto.sort(new Comparator&lt;Cliente_Gasto&gt;() {</text:p>
            <text:p>1796-- TelaGerenciarFidelizacaoClientesController.java-- public int compare(Cliente_Gasto cliente1, Cliente_Gasto cliente2) {</text:p>
            <text:p>1796-- TelaGerenciarFidelizacaoClientesController.java-- if (cliente1.getGastoMensal().compareTo(cliente2.getGastoMensal()) == -1)</text:p>
            <text:p>1796-- TelaGerenciarFidelizacaoClientesController.java-- if (cliente1.getGastoMensal().compareTo(cliente2.getGastoMensal()) == 1)</text:p>
            <text:p>927-- HiloServidor.java-- if(mensaje.compareTo("Iniciar Conexion")==0) {</text:p>
            <text:p>927-- HiloServidor.java-- if(mensaje.compareTo("Cerrar conexion")==0){</text:p>
            <text:p>106-- CharsetMapping.java--                 if (currentChoice == null || currentChoice.minimumVersion.compareTo(charset.minimumVersion) &lt; 0</text:p>
            <text:p>106-- CharsetMapping.java--                         || currentChoice.priority &lt; charset.priority &amp;&amp; currentChoice.minimumVersion.compareTo(charset.minimumVersion) == 0) {</text:p>
            <text:p>106-- ServerVersion.java--     public int compareTo(ServerVersion other) {</text:p>
            <text:p>106-- ServerVersion.java--         if ((c = this.major.compareTo(other.getMajor())) != 0) {</text:p>
            <text:p>106-- ServerVersion.java--         } else if ((c = this.minor.compareTo(other.getMinor())) != 0) {</text:p>
            <text:p>106-- ServerVersion.java--         return this.subminor.compareTo(other.getSubminor());</text:p>
            <text:p>106-- EnumPropertyDefinition.java--         return Arrays.stream(this.enumType.getEnumConstants()).map(T::toString).sorted().toArray(String[]::new);</text:p>
            <text:p>106-- XDevAPIConnectionUrl.java--             this.hosts.sort(</text:p>
            <text:p>106-- ByteValueFactory.java--                 &amp;&amp; (i.compareTo(BigInteger.valueOf(Byte.MIN_VALUE)) &lt; 0 || i.compareTo(BigInteger.valueOf(Byte.MAX_VALUE)) &gt; 0)) {</text:p>
            <text:p>106-- ByteValueFactory.java--                 &amp;&amp; (d.compareTo(BigDecimal.valueOf(Byte.MIN_VALUE)) &lt; 0 || d.compareTo(BigDecimal.valueOf(Byte.MAX_VALUE)) &gt; 0)) {</text:p>
            <text:p>106-- BooleanValueFactory.java--         return i.compareTo(BigInteger.valueOf(0)) &gt; 0 || i.compareTo(BigInteger.valueOf(-1)) == 0;</text:p>
            <text:p>106-- BooleanValueFactory.java--         return d.compareTo(BigDecimal.valueOf(0)) &gt; 0 || d.compareTo(BigDecimal.valueOf(-1)) == 0;</text:p>
            <text:p>106-- DoubleValueFactory.java--         if (this.jdbcCompliantTruncationForReads &amp;&amp; (new BigDecimal(i).compareTo(BigDecimal.valueOf(-Double.MAX_VALUE)) &lt; 0</text:p>
            <text:p>106-- DoubleValueFactory.java--                 || new BigDecimal(i).compareTo(BigDecimal.valueOf(Double.MAX_VALUE)) &gt; 0)) {</text:p>
            <text:p>106-- DoubleValueFactory.java--                 &amp;&amp; (d.compareTo(BigDecimal.valueOf(-Double.MAX_VALUE)) &lt; 0 || d.compareTo(BigDecimal.valueOf(Double.MAX_VALUE)) &gt; 0)) {</text:p>
            <text:p>106-- FloatValueFactory.java--         if (this.jdbcCompliantTruncationForReads &amp;&amp; (new BigDecimal(i).compareTo(BigDecimal.valueOf(-Float.MAX_VALUE)) &lt; 0</text:p>
            <text:p>106-- FloatValueFactory.java--                 || new BigDecimal(i).compareTo(BigDecimal.valueOf(Float.MAX_VALUE)) &gt; 0)) {</text:p>
            <text:p>106-- FloatValueFactory.java--                 &amp;&amp; (d.compareTo(BigDecimal.valueOf(-Float.MAX_VALUE)) &lt; 0 || d.compareTo(BigDecimal.valueOf(Float.MAX_VALUE)) &gt; 0)) {</text:p>
            <text:p>106-- IntegerValueFactory.java--                 &amp;&amp; (i.compareTo(BigInteger.valueOf(Integer.MIN_VALUE)) &lt; 0 || i.compareTo(BigInteger.valueOf(Integer.MAX_VALUE)) &gt; 0)) {</text:p>
            <text:p>106-- IntegerValueFactory.java--                 &amp;&amp; (d.compareTo(BigDecimal.valueOf(Integer.MIN_VALUE)) &lt; 0 || d.compareTo(BigDecimal.valueOf(Integer.MAX_VALUE)) &gt; 0)) {</text:p>
            <text:p>106-- LongValueFactory.java--                 &amp;&amp; (i.compareTo(BigInteger.valueOf(Long.MIN_VALUE)) &lt; 0 || i.compareTo(BigInteger.valueOf(Long.MAX_VALUE)) &gt; 0)) {</text:p>
            <text:p>106-- LongValueFactory.java--                 &amp;&amp; (d.compareTo(BigDecimal.valueOf(Long.MIN_VALUE)) &lt; 0 || d.compareTo(BigDecimal.valueOf(Long.MAX_VALUE)) &gt; 0)) {</text:p>
            <text:p>106-- ShortValueFactory.java--                 &amp;&amp; (i.compareTo(BigInteger.valueOf(Short.MIN_VALUE)) &lt; 0 || i.compareTo(BigInteger.valueOf(Short.MAX_VALUE)) &gt; 0)) {</text:p>
            <text:p>106-- ShortValueFactory.java--                 &amp;&amp; (d.compareTo(BigDecimal.valueOf(Short.MIN_VALUE)) &lt; 0 || d.compareTo(BigDecimal.valueOf(Short.MAX_VALUE)) &gt; 0)) {</text:p>
            <text:p>106-- DeleteStatement.java--      * Add/replace the order by specification for the deletion.</text:p>
            <text:p>106-- FilterParams.java--      * docs = this.collection.find().sort("$.x", "$.y").execute();</text:p>
            <text:p>106-- DatabaseMetaData.java--         public int compareTo(IndexMetaDataKey indexInfoKey) {</text:p>
            <text:p>106-- DatabaseMetaData.java--             if ((compareResult = this.columnNonUnique.compareTo(indexInfoKey.columnNonUnique)) != 0) {</text:p>
            <text:p>106-- DatabaseMetaData.java--             if ((compareResult = this.columnType.compareTo(indexInfoKey.columnType)) != 0) {</text:p>
            <text:p>106-- DatabaseMetaData.java--             if ((compareResult = this.columnIndexName.compareTo(indexInfoKey.columnIndexName)) != 0) {</text:p>
            <text:p>106-- DatabaseMetaData.java--             return this.columnOrdinalPosition.compareTo(indexInfoKey.columnOrdinalPosition);</text:p>
            <text:p>106-- DatabaseMetaData.java--         public int compareTo(TableMetaDataKey tablesKey) {</text:p>
            <text:p>106-- DatabaseMetaData.java--             if ((compareResult = this.tableType.compareTo(tablesKey.tableType)) != 0) {</text:p>
            <text:p>106-- DatabaseMetaData.java--             if ((compareResult = this.tableCat.compareTo(tablesKey.tableCat)) != 0) {</text:p>
            <text:p>106-- DatabaseMetaData.java--             if ((compareResult = this.tableSchem.compareTo(tablesKey.tableSchem)) != 0) {</text:p>
            <text:p>106-- DatabaseMetaData.java--             return this.tableName.compareTo(tablesKey.tableName);</text:p>
            <text:p>106-- DatabaseMetaData.java--         public int compareTo(ComparableWrapper&lt;K, V&gt; other) {</text:p>
            <text:p>106-- DatabaseMetaData.java--             return getKey().compareTo(other.getKey());</text:p>
            <text:p>106-- DatabaseMetaData.java--             Collections.sort(resultsAsList);</text:p>
            <text:p>106-- DatabaseMetaData.java--                                             if (dummy.compareTo(foreignTableWithCase) != 0) {</text:p>
            <text:p>106-- DatabaseMetaData.java--                                             if (parsedInfo.referencedTable.compareTo(primaryTableWithCase) != 0) {</text:p>
            <text:p>106-- DatabaseMetaData.java--     public int getMaxColumnsInOrderBy() throws SQLException {</text:p>
            <text:p>106-- DatabaseMetaData.java--                 Collections.sort(procsOrFuncsToExtractList);</text:p>
            <text:p>106-- DatabaseMetaData.java--             // Required to be sorted in name-order by JDBC spec, in 'normal' case getProcedures takes care of this for us, but if system tables are</text:p>
            <text:p>106-- DatabaseMetaData.java--             // Collections.sort(proceduresToExtractList);</text:p>
            <text:p>106-- DatabaseMetaData.java--         Collections.sort(procedureRowsToSort);</text:p>
            <text:p>106-- DatabaseMetaData.java--     public boolean supportsExpressionsInOrderBy() throws SQLException {</text:p>
            <text:p>106-- DatabaseMetaData.java--     public boolean supportsOrderByUnrelated() throws SQLException {</text:p>
            <text:p>106-- FilterableStatement.java--      * docs = this.collection.find().sort("$.x", "$.y").execute();</text:p>
            <text:p>106-- FilterableStatement.java--      * docs = this.collection.find().sort("$.x", "$.y").execute();</text:p>
            <text:p>106-- ServerVersionTest.java--         assertTrue(v100.compareTo(v100) == 0);</text:p>
            <text:p>106-- ServerVersionTest.java--         assertTrue(v100.compareTo(v101) &lt; 0);</text:p>
            <text:p>106-- ServerVersionTest.java--         assertTrue(v101.compareTo(v100) &gt; 0);</text:p>
            <text:p>106-- ServerVersionTest.java--         assertTrue(v200.compareTo(v101) &gt; 0);</text:p>
            <text:p>106-- ServerVersionTest.java--         assertTrue(v202.compareTo(v101) &gt; 0);</text:p>
            <text:p>106-- ServerVersionTest.java--         assertTrue(v202.compareTo(v200) &gt; 0);</text:p>
            <text:p>106-- ExprParserTest.java--     public void testOrderByParserBasic() {</text:p>
            <text:p>106-- ExprParserTest.java--     public void testOrderByParserComplexExpressions() {</text:p>
            <text:p>106-- MetaDataRegressionTest.java--                     previousDb.compareTo(this.rs.getString(1)) &lt; 0);</text:p>
            <text:p>106-- ResultSetRegressionTest.java--      * Tests fix for BUG#2654, "Column 'column.table' not found" when "order by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String statement = "select foo.id, foo.data, bar.data from foo, bar<text:tab/>where foo.id = bar.id order by foo.id"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9"/>this.pstmt = c.prepareStatement("SELECT * FROM testBug26266731 order by c1", ResultSet.TYPE_SCROLL_SENSITIVE, ResultSet.CONCUR_UPDATABLE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this.rs = scrollableStmt.executeQuery("SELECT * FROM testBug22305979_orig_1 order by tmp"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try (PreparedStatement ps1 = c1.prepareStatement("SELECT * FROM `testBug25650482` order by c1 asc", ResultSet.TYPE_SCROLL_SENSITIVE,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ResultSetRegressionTest.java</text:p>
          </table:table-cell>
          <table:table-cell office:value-type="string" calcext:value-type="string">
            <text:p><text:s text:c="13"/>try (PreparedStatement ps1 = c1.prepareStatement("SELECT * FROM `testBug25650514` order by c1 asc", ResultSet.TYPE_SCROLL_SENSITIVE,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2).compareTo(new BigDecimal(Integer.MAX_VALUE)) == 1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7"/>testRS.getBigDecimal(1).compareTo(new BigDecimal(Integer.MAX_VALUE)) == 1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tatementRegressionTest.java</text:p>
          </table:table-cell>
          <table:table-cell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tressRegressionTest.java</text:p>
          </table:table-cell>
          <table:table-cell office:value-type="string" calcext:value-type="string">
            <text:p><text:s text:c="13"/>Collections.sort(elapsedTimes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1.sort("$._id").execute(), 4, testCol1.getName(), 10, 20, 30, 40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2.sort("$._id").execute(), 3, testCol2.getName(), 1, 20, 30, 40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3.sort("$._id").execute(), 2, testCol3.getName(), 1, 20, 30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4.sort("$._id").execute(), 2, testCol4.getName(), 1, 20, 30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1.sort("$._id").limit(1).execute(), 1, testCol1.getName(), 100, 2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2.sort("$._id").limit(1).execute(), 1, testCol2.getName(), 1, 2, 3, 400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3.sort("$._id").limit(1).execute(), 1, testCol3.getName(), 100, 2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ModifyTest.java</text:p>
          </table:table-cell>
          <table:table-cell office:value-type="string" calcext:value-type="string">
            <text:p><text:s text:c="13"/>assertTestPreparedStatementsResult(testModify4.sort("$._id").limit(1).execute(), 1, testCol4.getName(), 1, 200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9"/>this.collection.remove("$.x = 22").sort("x", "x").execute(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1.sort("$._id").execute(), 4, testCol1.getName()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2.sort("$._id").execute(), 3, testCol2.getName(), 1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3.sort("$._id").execute(), 2, testCol3.getName(), 1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4.sort("$._id").execute(), 2, testCol4.getName(), 1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1.sort("$._id").execute(), 4, testCol1.getName()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2.sort("$._id").execute(), 1, testCol2.getName(), 1, 2, 3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3.sort("$._id").execute(), 2, testCol3.getName()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4.sort("$._id").execute(), 1, testCol4.getName(), 1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1.sort("$._id").limit(1).execute(), 1, testCol1.getName(), 2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2.sort("$._id").limit(1).execute(), 1, testCol2.getName(), 1, 2, 3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3.sort("$._id").limit(1).execute(), 1, testCol3.getName(), 2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RemoveTest.java</text:p>
          </table:table-cell>
          <table:table-cell office:value-type="string" calcext:value-type="string">
            <text:p><text:s text:c="13"/>assertTestPreparedStatementsResult(testRemove4.sort("$._id").limit(1).execute(), 1, testCol4.getName(), 1, 3, 4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// limit 1, order by ID, save the first ID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// limit 3, offset 1, order by ID, make sure we don't see the first ID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// limit 1, offset 1, order by ID, make sure we don't see the first ID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5"/>public void testOrderBy() {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docs = this.collection.find().sort("$.x", "$.y").execute(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1.sort("$._id").execute(), 1, 8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2.sort("$._id").execute(), 2, 8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3.sort("$._id").execute(), 2, 5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4.sort("$._id").execute(), 2, 5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1.sort("$._id").execute(), 1, 8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2.sort("$._id").bind("n", 4).execute(), 4, 8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3.sort("$._id").bind("n", 4).execute(), 4, 7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4.sort("$._id").bind("n", 3).bind("m", 7).execute(), 3, 7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1.sort("$._id").limit(2).execute(), 2, 3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2.sort("$._id").limit(2).bind("n", 4).execute(), 5, 6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3.sort("$._id").limit(2).bind("n", 4).execute(), 5, 6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llectionFindTest.java</text:p>
          </table:table-cell>
          <table:table-cell office:value-type="string" calcext:value-type="string">
            <text:p><text:s text:c="9"/>assertTestPreparedStatementsResult(testFind4.sort("$._id").limit(2).bind("n", 3).bind("m", 7).execute(), 4, 5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5"/>public void testOrderBy() {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9"/>sqlUpdate("drop table if exists testOrderBy"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9"/>sqlUpdate("create table testOrderBy (_id int, x int, y int)"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9"/>sqlUpdate("insert into testOrderBy values (2,20,21), (1,20,22), (4,10,40), (3,10,50)"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9"/>Table table = this.schema.getTable("testOrderBy");</text:p>
          </table:table-cell>
          <table:table-cell table:number-columns-repeated="14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13"/>SqlResult rs1 = sess.sql("select c1</text:p>
          </table:table-cell>
          <table:table-cell office:value-type="string" calcext:value-type="string">
            <text:p>c2 from testBug22038729 order by c1 desc").execute();</text:p>
          </table:table-cell>
          <table:table-cell table:number-columns-repeated="14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TableSelectTest.java</text:p>
          </table:table-cell>
          <table:table-cell office:value-type="string" calcext:value-type="string">
            <text:p><text:s text:c="13"/>sess.sql("select c1</text:p>
          </table:table-cell>
          <table:table-cell office:value-type="string" calcext:value-type="string">
            <text:p>c2 from testBug22038729 order by c1 desc").execute();</text:p>
          </table:table-cell>
          <table:table-cell table:number-columns-repeated="14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Clientes.java</text:p>
          </table:table-cell>
          <table:table-cell office:value-type="string" calcext:value-type="string">
            <text:p><text:s text:c="9"/>preencherTabela("select * from Pessoa order by nomePessoa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Clientes.java</text:p>
          </table:table-cell>
          <table:table-cell office:value-type="string" calcext:value-type="string">
            <text:p><text:s text:c="17"/>preencherTabela("select * from Pessoa order by nomePessoa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Clientes.java</text:p>
          </table:table-cell>
          <table:table-cell office:value-type="string" calcext:value-type="string">
            <text:p><text:s text:c="13"/>preencherTabela("select * from Pessoa order by nomePessoa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Clientes.java</text:p>
          </table:table-cell>
          <table:table-cell office:value-type="string" calcext:value-type="string">
            <text:p><text:s text:c="17"/>preencherTabela("select * from Pessoa order by nomePessoa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Produtos.java</text:p>
          </table:table-cell>
          <table:table-cell office:value-type="string" calcext:value-type="string">
            <text:p><text:s text:c="9"/>preencherTabela("select * from Produto order by idProduto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Produtos.java</text:p>
          </table:table-cell>
          <table:table-cell office:value-type="string" calcext:value-type="string">
            <text:p><text:s text:c="13"/>preencherTabela("select * from Produto order by idProduto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Produtos.java</text:p>
          </table:table-cell>
          <table:table-cell office:value-type="string" calcext:value-type="string">
            <text:p><text:s text:c="17"/>preencherTabela("select * from Produto order by idProduto;");</text:p>
          </table:table-cell>
          <table:table-cell table:number-columns-repeated="14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TelaProdutos.java</text:p>
          </table:table-cell>
          <table:table-cell office:value-type="string" calcext:value-type="string">
            <text:p><text:s text:c="17"/>preencherTabela("select * from Produto order by idProduto;"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Nome.java</text:p>
          </table:table-cell>
          <table:table-cell office:value-type="string" calcext:value-type="string">
            <text:p><text:s text:c="5"/>public int compare(Object t, Object t1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Nome.java</text:p>
          </table:table-cell>
          <table:table-cell office:value-type="string" calcext:value-type="string">
            <text:p><text:s text:c="9"/>return c1.getNome().compareTo(c2.getNome()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adastroClientePrompt.java</text:p>
          </table:table-cell>
          <table:table-cell office:value-type="string" calcext:value-type="string">
            <text:p><text:s text:c="13"/>Collections.sort(prateleira1, ccpr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adastroClientePrompt.java</text:p>
          </table:table-cell>
          <table:table-cell office:value-type="string" calcext:value-type="string">
            <text:p><text:s text:c="13"/>Collections.sort(prateleira1, ccpr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adastroClientePrompt.java</text:p>
          </table:table-cell>
          <table:table-cell office:value-type="string" calcext:value-type="string">
            <text:p><text:s text:c="13"/>Collections.sort(prateleira1, ccpr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ProdutoPorNome.java</text:p>
          </table:table-cell>
          <table:table-cell office:value-type="string" calcext:value-type="string">
            <text:p><text:s text:c="5"/>public int compare(Object t, Object t1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ProdutoPorNome.java</text:p>
          </table:table-cell>
          <table:table-cell office:value-type="string" calcext:value-type="string">
            <text:p><text:s text:c="9"/>return p1.getNome().compareTo(p2.getNome()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adastroProdutoPrompt.java</text:p>
          </table:table-cell>
          <table:table-cell office:value-type="string" calcext:value-type="string">
            <text:p><text:s text:c="13"/>Collections.sort(prateleira1, cppn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adastroProdutoPrompt.java</text:p>
          </table:table-cell>
          <table:table-cell office:value-type="string" calcext:value-type="string">
            <text:p><text:s text:c="13"/>Collections.sort(prateleira1, cppp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RG.java</text:p>
          </table:table-cell>
          <table:table-cell office:value-type="string" calcext:value-type="string">
            <text:p><text:s text:c="5"/>public int compare(Object t, Object t1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RG.java</text:p>
          </table:table-cell>
          <table:table-cell office:value-type="string" calcext:value-type="string">
            <text:p><text:s text:c="9"/>return c1.getRg().compareTo(c2.getRg()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Data.java</text:p>
          </table:table-cell>
          <table:table-cell office:value-type="string" calcext:value-type="string">
            <text:p><text:s text:c="5"/>public int compare(Object t, Object t1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ClientePorData.java</text:p>
          </table:table-cell>
          <table:table-cell office:value-type="string" calcext:value-type="string">
            <text:p><text:s text:c="9"/>return c1.getData_nascimento().compareTo(c2.getData_nascimento());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ComparadorProdutoPorPreco.java</text:p>
          </table:table-cell>
          <table:table-cell office:value-type="string" calcext:value-type="string">
            <text:p><text:s text:c="5"/>public int compare(Object t, Object t1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 text:c="5"/>public int compareTo(Object produto) {</text:p>
          </table:table-cell>
          <table:table-cell table:number-columns-repeated="14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Produto.java</text:p>
          </table:table-cell>
          <table:table-cell office:value-type="string" calcext:value-type="string">
            <text:p><text:s text:c="9"/>//return this.getNome().compareTo(p.getNome());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Caixa.java</text:p>
          </table:table-cell>
          <table:table-cell office:value-type="string" calcext:value-type="string">
            <text:p><text:s/>import javax.persistence.OrderBy;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Caixa.java</text:p>
          </table:table-cell>
          <table:table-cell office:value-type="string" calcext:value-type="string">
            <text:p><text:s/><text:tab/>@OrderBy(value = "idVenda")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Fabricante.java</text:p>
          </table:table-cell>
          <table:table-cell office:value-type="string" calcext:value-type="string">
            <text:p><text:s/>@NamedQueries({ @NamedQuery(name = "fabricante.buscaTodos", query = "select f from Fabricante f order by f.nome"),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ItemEstoque.java</text:p>
          </table:table-cell>
          <table:table-cell office:value-type="string" calcext:value-type="string">
            <text:p><text:s/><text:tab/><text:tab/><text:tab/><text:tab/>+ "order by f.nome,t.descricaoTipo"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ItemEstoque.java</text:p>
          </table:table-cell>
          <table:table-cell office:value-type="string" calcext:value-type="string">
            <text:p><text:s/><text:tab/><text:tab/><text:tab/><text:tab/>+ "order by f.nome, t.descricaoTipo"),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PerfilUsuario.java</text:p>
          </table:table-cell>
          <table:table-cell office:value-type="string" calcext:value-type="string">
            <text:p><text:s/>import javax.persistence.OrderBy;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PerfilUsuario.java</text:p>
          </table:table-cell>
          <table:table-cell office:value-type="string" calcext:value-type="string">
            <text:p><text:s/><text:tab/>@OrderBy(value="nomeModulo")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SubTipoProduto.java</text:p>
          </table:table-cell>
          <table:table-cell office:value-type="string" calcext:value-type="string">
            <text:p><text:s/><text:tab/><text:tab/>+ "order by t.descricaoTipo"),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SubTipoProduto.java</text:p>
          </table:table-cell>
          <table:table-cell office:value-type="string" calcext:value-type="string">
            <text:p><text:s/><text:tab/><text:tab/><text:tab/><text:tab/>+ "where t.superTipoProduto is null order by t.descricaoTipo"),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TipoProduto.java</text:p>
          </table:table-cell>
          <table:table-cell office:value-type="string" calcext:value-type="string">
            <text:p><text:s/>import javax.persistence.OrderBy;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TipoProduto.java</text:p>
          </table:table-cell>
          <table:table-cell office:value-type="string" calcext:value-type="string">
            <text:p><text:s/><text:tab/>@OrderBy("descricaoTipo")</text:p>
          </table:table-cell>
          <table:table-cell table:number-columns-repeated="14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AutocompleteJComboBox.java</text:p>
          </table:table-cell>
          <table:table-cell office:value-type="string" calcext:value-type="string">
            <text:p><text:s/><text:tab/><text:tab/><text:tab/><text:tab/><text:tab/><text:tab/><text:tab/><text:tab/>// Collections.sort(itensEstoquesString);// sort alphabetically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CadastroProdutos.java</text:p>
          </table:table-cell>
          <table:table-cell office:value-type="string" calcext:value-type="string">
            <text:p><text:s text:c="9"/>con_fornecedor.executeSQL("select * from fornecedor order by nom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ContasReceber.java</text:p>
          </table:table-cell>
          <table:table-cell office:value-type="string" calcext:value-type="string">
            <text:p><text:s text:c="9"/>con_devedores.executeSQL("select * from clientesdev order by nomeclient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SelecionarContasDatas.java</text:p>
          </table:table-cell>
          <table:table-cell office:value-type="string" calcext:value-type="string">
            <text:p><text:s text:c="9"/>con_devedores.executeSQL("select * from clientesdev order by nomeclient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VendasCrediario.java</text:p>
          </table:table-cell>
          <table:table-cell office:value-type="string" calcext:value-type="string">
            <text:p><text:s text:c="9"/>con_clientes.executeSQL("select * from clientes order by nom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RelatorioClientesQuitados.java</text:p>
          </table:table-cell>
          <table:table-cell office:value-type="string" calcext:value-type="string">
            <text:p><text:s text:c="9"/>String sql = "select * from crediario where cliente like '%"+jt_nomeCliente.getText()+"%' order by nota"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RelatorioClientesQuitados.java</text:p>
          </table:table-cell>
          <table:table-cell office:value-type="string" calcext:value-type="string">
            <text:p><text:s text:c="9"/>con_crediario.executeSQL("select * from crediario order by nota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RelatorioClientes1.java</text:p>
          </table:table-cell>
          <table:table-cell office:value-type="string" calcext:value-type="string">
            <text:p><text:s text:c="9"/>con_clientesdev.executeSQL("select * from clientesdev order by nomeclient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RelatorioEstoque.java</text:p>
          </table:table-cell>
          <table:table-cell office:value-type="string" calcext:value-type="string">
            <text:p><text:s text:c="9"/>con_estoque.executeSQL("select * from estoque_merc order by nome");</text:p>
          </table:table-cell>
          <table:table-cell table:number-columns-repeated="14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RelatorioEstoque.java</text:p>
          </table:table-cell>
          <table:table-cell office:value-type="string" calcext:value-type="string">
            <text:p><text:s text:c="9"/>con_estoque.executeSQL("select * from estoque_merc order by nome");</text:p>
          </table:table-cell>
          <table:table-cell table:number-columns-repeated="14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5"/>public int compareTo(Cliente c) {</text:p>
          </table:table-cell>
          <table:table-cell table:number-columns-repeated="14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Cliente.java</text:p>
          </table:table-cell>
          <table:table-cell office:value-type="string" calcext:value-type="string">
            <text:p><text:s text:c="9"/>return this.nome.compareTo(c.getNome());</text:p>
          </table:table-cell>
          <table:table-cell table:number-columns-repeated="14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3"/>Arrays.sort(lista);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Notification.java</text:p>
          </table:table-cell>
          <table:table-cell office:value-type="string" calcext:value-type="string">
            <text:p><text:s/><text:tab/>public int compareTo(Object arg0)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DefaultQueueManager.java</text:p>
          </table:table-cell>
          <table:table-cell office:value-type="string" calcext:value-type="string">
            <text:p><text:s/><text:tab/><text:tab/>public int compare(OutboundMessage x, OutboundMessage y)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DefaultQueueManager.java</text:p>
          </table:table-cell>
          <table:table-cell office:value-type="string" calcext:value-type="string">
            <text:p><text:s/><text:tab/><text:tab/><text:tab/>if (comp == 0) comp = x.getDate().compareTo(y.getDate());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DelayedOutboundMessage.java</text:p>
          </table:table-cell>
          <table:table-cell office:value-type="string" calcext:value-type="string">
            <text:p><text:s/><text:tab/>public int compareTo(java.util.concurrent.Delayed object)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ScheduledOutboundMessage.java</text:p>
          </table:table-cell>
          <table:table-cell office:value-type="string" calcext:value-type="string">
            <text:p><text:s/><text:tab/>public int compareTo(Delayed o)</text:p>
          </table:table-cell>
          <table:table-cell table:number-columns-repeated="14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Database.java</text:p>
          </table:table-cell>
          <table:table-cell office:value-type="string" calcext:value-type="string">
            <text:p><text:s/><text:tab/><text:tab/><text:tab/><text:tab/>rs = cmd.executeQuery("select id, type, recipient, text, wap_url, wap_expiry_date, wap_signal, create_date, originator, encoding, status_report, flash_sms, src_port, dst_port, sent_date, ref_no, priority, status, errors, gateway_id from " + getProperty("tables.sms_out", "smsserver_out") + " where status = 'U' order by priority desc, 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FoneDAO.java</text:p>
          </table:table-cell>
          <table:table-cell office:value-type="string" calcext:value-type="string">
            <text:p><text:s/><text:tab/><text:tab/><text:tab/>consulta = sessao.createQuery("from Fone f order by f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FoneDAO.java</text:p>
          </table:table-cell>
          <table:table-cell office:value-type="string" calcext:value-type="string">
            <text:p><text:s/><text:tab/><text:tab/><text:tab/><text:tab/><text:tab/>+ "where <text:s/>f.id like :parametro order by <text:s/>f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FormaPgtoDAO.java</text:p>
          </table:table-cell>
          <table:table-cell office:value-type="string" calcext:value-type="string">
            <text:p><text:s/><text:tab/><text:tab/><text:tab/>consulta = sessao.createQuery("from FormaPgto f order by f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FormaPgtoDAO.java</text:p>
          </table:table-cell>
          <table:table-cell office:value-type="string" calcext:value-type="string">
            <text:p><text:s/><text:tab/><text:tab/><text:tab/><text:tab/><text:tab/>+ "where <text:s/>f.descricao like :parametro order by <text:s/>f.descricao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<text:tab/>consulta = sessao.createQuery("from Pessoa p order by p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<text:tab/><text:tab/><text:tab/>+ "where <text:s/>p.id like :parametro order by <text:s/>p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consulta = sessao.createQuery("from Produto p order by p.id");</text:p>
          </table:table-cell>
          <table:table-cell table:number-columns-repeated="14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<text:tab/><text:tab/>+ "where <text:s/>p.id like :parametro order by <text:s/>p.id");</text:p>
          </table:table-cell>
          <table:table-cell table:number-columns-repeated="14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FileLruCache.java</text:p>
          </table:table-cell>
          <table:table-cell office:value-type="string" calcext:value-type="string">
            <text:p><text:s text:c="9"/>public int compareTo(ModifiedFile another) {</text:p>
          </table:table-cell>
          <table:table-cell table:number-columns-repeated="14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FileLruCache.java</text:p>
          </table:table-cell>
          <table:table-cell office:value-type="string" calcext:value-type="string">
            <text:p><text:s text:c="17"/>return getFile().compareTo(another.getFile());</text:p>
          </table:table-cell>
          <table:table-cell table:number-columns-repeated="14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GraphObjectAdapter.java</text:p>
          </table:table-cell>
          <table:table-cell office:value-type="string" calcext:value-type="string">
            <text:p><text:s text:c="17"/>Collections.sort(section, new Comparator&lt;GraphObject&gt;() {</text:p>
          </table:table-cell>
          <table:table-cell table:number-columns-repeated="14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GraphObjectAdapter.java</text:p>
          </table:table-cell>
          <table:table-cell office:value-type="string" calcext:value-type="string">
            <text:p><text:s text:c="21"/>public int compare(GraphObject a, GraphObject b) {</text:p>
          </table:table-cell>
          <table:table-cell table:number-columns-repeated="14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GraphObjectAdapter.java</text:p>
          </table:table-cell>
          <table:table-cell office:value-type="string" calcext:value-type="string">
            <text:p><text:s text:c="9"/>Collections.sort(sectionKeys, Collator.getInstance());</text:p>
          </table:table-cell>
          <table:table-cell table:number-columns-repeated="14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Aliquota.java</text:p>
          </table:table-cell>
          <table:table-cell office:value-type="string" calcext:value-type="string">
            <text:p><text:s text:c="9"/>return indice + String.valueOf(tipo) + (percentualImposto.compareTo(BigDecimal.TEN) == </text:p>
          </table:table-cell>
          <table:table-cell office:value-type="string" calcext:value-type="string">
            <text:p>1 ? "0" : "") + String.format("%.2f", percentualImposto).replace(",", "");//Será que vai existir</text:p>
          </table:table-cell>
          <table:table-cell table:number-columns-repeated="144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Numeros.java</text:p>
          </table:table-cell>
          <table:table-cell office:value-type="string" calcext:value-type="string">
            <text:p><text:s text:c="9"/>if (taxa.compareTo(BigDecimal.ZERO) == 0) {</text:p>
          </table:table-cell>
          <table:table-cell table:number-columns-repeated="14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Numeros.java</text:p>
          </table:table-cell>
          <table:table-cell office:value-type="string" calcext:value-type="string">
            <text:p><text:s text:c="9"/>if (valor.compareTo(BigDecimal.ZERO) == 0 || total.compareTo(BigDecimal.ZERO) == 0) {</text:p>
          </table:table-cell>
          <table:table-cell table:number-columns-repeated="14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BaseController.java</text:p>
          </table:table-cell>
          <table:table-cell office:value-type="string" calcext:value-type="string">
            <text:p><text:s text:c="9"/>int i = data.compareTo(data1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CidadeDAO.java</text:p>
          </table:table-cell>
          <table:table-cell office:value-type="string" calcext:value-type="string">
            <text:p><text:s/><text:tab/><text:tab/><text:tab/><text:tab/><text:tab/>+ "where est_id like :parametro order by cid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CidadeDAO.java</text:p>
          </table:table-cell>
          <table:table-cell office:value-type="string" calcext:value-type="string">
            <text:p><text:s/><text:tab/><text:tab/>consulta = sessao.createQuery("from Cidade order by cid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EstadoDAO.java</text:p>
          </table:table-cell>
          <table:table-cell office:value-type="string" calcext:value-type="string">
            <text:p><text:s/><text:tab/><text:tab/>consulta = sessao.createQuery("from End_Estado order by est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FormaPgtoDAO.java</text:p>
          </table:table-cell>
          <table:table-cell office:value-type="string" calcext:value-type="string">
            <text:p><text:s/><text:tab/><text:tab/><text:tab/>consulta = sessao.createQuery("from FormaPgto order by fpg_descricao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FormaPgtoDAO.java</text:p>
          </table:table-cell>
          <table:table-cell office:value-type="string" calcext:value-type="string">
            <text:p><text:s/><text:tab/><text:tab/><text:tab/>consulta = sessao.createQuery("from FormaPgto where fpg_descricao like :parametro order by fpg_descricao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<text:tab/><text:tab/>consulta = sessao.createQuery("from Pessoa order by pes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PessoaDAO.java</text:p>
          </table:table-cell>
          <table:table-cell office:value-type="string" calcext:value-type="string">
            <text:p><text:s/><text:tab/><text:tab/><text:tab/><text:tab/><text:tab/><text:tab/>+ "where pes_nome like :parametro order by pes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consulta = sessao.createQuery("from Produto order by prod_nome ");</text:p>
          </table:table-cell>
          <table:table-cell table:number-columns-repeated="14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ProdutoDAO.java</text:p>
          </table:table-cell>
          <table:table-cell office:value-type="string" calcext:value-type="string">
            <text:p><text:s/><text:tab/><text:tab/><text:tab/><text:tab/><text:tab/>+ "where prod_nome like :parametro order by prod_nome ");</text:p>
          </table:table-cell>
          <table:table-cell table:number-columns-repeated="14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Data.java</text:p>
          </table:table-cell>
          <table:table-cell office:value-type="string" calcext:value-type="string">
            <text:p><text:s text:c="12"/>// Arrays.sort(lista);</text:p>
          </table:table-cell>
          <table:table-cell table:number-columns-repeated="145"/>
        </table:table-row>
      </table:table>
      <table:table table:name="Tabela dinâmica_links_com_ordenacoes_v3_2" table:style-name="ta1">
        <table:table-column table:style-name="co89" table:default-cell-style-name="ce3"/>
        <table:table-column table:style-name="co37" table:default-cell-style-name="ce7"/>
        <table:table-row table:style-name="ro1">
          <table:table-cell table:style-name="ce1" office:value-type="string" calcext:value-type="string">
            <text:p>Projeto</text:p>
          </table:table-cell>
          <table:table-cell table:style-name="ce5" office:value-type="string" calcext:value-type="string">
            <text:p>Cont.Núm - Classe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8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Total Resultado</text:p>
          </table:table-cell>
          <table:table-cell table:style-name="ce9" office:value-type="float" office:value="657" calcext:value-type="float">
            <text:p>657</text:p>
          </table:table-cell>
        </table:table-row>
      </table:table>
      <table:table table:name="Tabela dinâmica_links_com_ordenacoes_v3_1" table:style-name="ta1">
        <table:table-column table:style-name="co37" table:default-cell-style-name="ce3"/>
        <table:table-column table:style-name="co37" table:default-cell-style-name="ce17"/>
        <table:table-column table:style-name="co90" table:default-cell-style-name="ce17"/>
        <table:table-column table:style-name="co91" table:default-cell-style-name="ce23"/>
        <table:table-row table:style-name="ro1">
          <table:table-cell table:style-name="ce1" office:value-type="string" calcext:value-type="string">
            <text:p>Projeto</text:p>
          </table:table-cell>
          <table:table-cell table:style-name="ce13" office:value-type="string" calcext:value-type="string">
            <text:p>Classe</text:p>
          </table:table-cell>
          <table:table-cell table:style-name="ce13" office:value-type="string" calcext:value-type="string">
            <text:p>Código</text:p>
          </table:table-cell>
          <table:table-cell table:style-name="ce5" office:value-type="string" calcext:value-type="string">
            <text:p>(vazio)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<text:s/>Cliente.java</text:p>
          </table:table-cell>
          <table:table-cell table:style-name="ce14" office:value-type="string" calcext:value-type="string">
            <text:p><text:s text:c="9"/>return this.nome.compareTo(c.getNom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Cliente c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6" office:value-type="string" calcext:value-type="string">
            <text:p><text:s/>CredencialAppScreenerDaoImpl.java</text:p>
          </table:table-cell>
          <table:table-cell table:style-name="ce16" office:value-type="string" calcext:value-type="string">
            <text:p><text:s/><text:tab/> <text:s text:c="3"/><text:tab/><text:tab/>query.append("\n order by id_credencial desc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CriterioDaoImpl.java</text:p>
          </table:table-cell>
          <table:table-cell table:style-name="ce16" office:value-type="string" calcext:value-type="string">
            <text:p><text:s/><text:tab/> <text:s text:c="3"/><text:tab/><text:tab/>query.append("\n order by id_criterio desc"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ProyectoDaoImpl.java</text:p>
          </table:table-cell>
          <table:table-cell table:style-name="ce16" office:value-type="string" calcext:value-type="string">
            <text:p><text:s/><text:tab/> <text:s text:c="3"/><text:tab/><text:tab/>consulta.append("\n order by id_proyecto desc ");</text:p>
          </table:table-cell>
          <table:table-cell table:style-name="ce2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4" office:value-type="string" calcext:value-type="string">
            <text:p><text:s/>CollectionFindTest.java</text:p>
          </table:table-cell>
          <table:table-cell table:style-name="ce14" office:value-type="string" calcext:value-type="string">
            <text:p><text:s text:c="9"/>// limit 1, offset 1, order by ID, make sure we don't see the first ID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// limit 1, order by ID, save the first 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 limit 3, offset 1, order by ID, make sure we don't see the first 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1.sort("$._id").execute(), 1, 8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1.sort("$._id").limit(2).execute(), 2, 3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2.sort("$._id").bind("n", 4).execute(), 4, 8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2.sort("$._id").execute(), 2, 8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2.sort("$._id").limit(2).bind("n", 4).execute(), 5, 6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3.sort("$._id").bind("n", 4).execute(), 4, 7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3.sort("$._id").execute(), 2, 5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3.sort("$._id").limit(2).bind("n", 4).execute(), 5, 6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4.sort("$._id").bind("n", 3).bind("m", 7).execute(), 3, 7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4.sort("$._id").execute(), 2, 5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estPreparedStatementsResult(testFind4.sort("$._id").limit(2).bind("n", 3).bind("m", 7).execute(), 4, 5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docs = this.collection.find().sort("$.x", "$.y").execute(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void testOrderBy(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llectionModifyTest.java</text:p>
          </table:table-cell>
          <table:table-cell table:style-name="ce14" office:value-type="string" calcext:value-type="string">
            <text:p><text:s text:c="13"/>assertTestPreparedStatementsResult(testModify1.sort("$._id").execute(), 4, testCol1.getName(), 10, 20, 30, 40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1.sort("$._id").limit(1).execute(), 1, testCol1.getName(), 100, 2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2.sort("$._id").execute(), 3, testCol2.getName(), 1, 20, 30, 4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2.sort("$._id").limit(1).execute(), 1, testCol2.getName(), 1, 2, 3, 40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3.sort("$._id").execute(), 2, testCol3.getName(), 1, 20, 30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3.sort("$._id").limit(1).execute(), 1, testCol3.getName(), 100, 2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Modify4.sort("$._id").execute(), 2, testCol4.getName(), 1, 20, 30, 4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assertTestPreparedStatementsResult(testModify4.sort("$._id").limit(1).execute(), 1, testCol4.getName(), 1, 200, 3, 4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llectionRemoveTest.java</text:p>
          </table:table-cell>
          <table:table-cell table:style-name="ce14" office:value-type="string" calcext:value-type="string">
            <text:p><text:s text:c="13"/>assertTestPreparedStatementsResult(testRemove1.sort("$._id").execute(), 4, testCol1.getName(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1.sort("$._id").limit(1).execute(), 1, testCol1.getName(), 2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2.sort("$._id").execute(), 1, testCol2.getName(), 1, 2, 3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2.sort("$._id").execute(), 3, testCol2.getName(), 1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2.sort("$._id").limit(1).execute(), 1, testCol2.getName(), 1, 2, 3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3.sort("$._id").execute(), 2, testCol3.getName(), 1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3.sort("$._id").execute(), 2, testCol3.getName()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3.sort("$._id").limit(1).execute(), 1, testCol3.getName(), 2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4.sort("$._id").execute(), 1, testCol4.getName(), 1, 3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4.sort("$._id").execute(), 2, testCol4.getName(), 1, 4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assertTestPreparedStatementsResult(testRemove4.sort("$._id").limit(1).execute(), 1, testCol4.getName(), 1, 3, 4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this.collection.remove("$.x = 22").sort("x", "x").execute(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ResultSetRegressionTest.java</text:p>
          </table:table-cell>
          <table:table-cell table:style-name="ce14" office:value-type="string" calcext:value-type="string">
            <text:p><text:s text:c="13"/>String statement = "select foo.id, foo.data, bar.data from foo, bar<text:tab/>where foo.id = bar.id order by foo.id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this.rs = scrollableStmt.executeQuery("SELECT * FROM testBug22305979_orig_1 order by tmp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ry (PreparedStatement ps1 = c1.prepareStatement("SELECT * FROM `testBug25650482` order by c1 asc", ResultSet.TYPE_SCROLL_SENSITIVE,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try (PreparedStatement ps1 = c1.prepareStatement("SELECT * FROM `testBug25650514` order by c1 asc", ResultSet.TYPE_SCROLL_SENSITIVE,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this.pstmt = c.prepareStatement("SELECT * FROM testBug26266731 order by c1", ResultSet.TYPE_SCROLL_SENSITIVE, ResultSet.CONCUR_UPDATABLE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StatementRegressionTest.java</text:p>
          </table:table-cell>
          <table:table-cell table:style-name="ce14" office:value-type="string" calcext:value-type="string">
            <text:p><text:s text:c="17"/>testRS.getBigDecimal(1).compareTo(new BigDecimal(Integer.MAX_VALUE)) == 1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testRS.getBigDecimal(2).compareTo(new BigDecimal(Integer.MAX_VALUE)) == 1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StressRegressionTest.java</text:p>
          </table:table-cell>
          <table:table-cell table:style-name="ce16" office:value-type="string" calcext:value-type="string">
            <text:p><text:s text:c="13"/>Collections.sort(elapsedTimes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ableSelectTest.java</text:p>
          </table:table-cell>
          <table:table-cell table:style-name="ce14" office:value-type="string" calcext:value-type="string">
            <text:p><text:s text:c="13"/>sess.sql("select c1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SqlResult rs1 = sess.sql("select c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sqlUpdate("create table testOrderBy (_id int, x int, y int)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sqlUpdate("drop table if exists testOrderBy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sqlUpdate("insert into testOrderBy values (2,20,21), (1,20,22), (4,10,40), (3,10,50)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Table table = this.schema.getTable("testOrderBy"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void testOrderBy() {</text:p>
          </table:table-cell>
          <table:table-cell table:style-name="ce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4" office:value-type="string" calcext:value-type="string">
            <text:p><text:s/>TwoWayView.java</text:p>
          </table:table-cell>
          <table:table-cell table:style-name="ce14" office:value-type="string" calcext:value-type="string">
            <text:p><text:s text:c="13"/>if (mChoiceMode.compareTo(ChoiceMode.NONE) != 0 &amp;&amp; mHasStableIds &amp;&amp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} else if (mChoiceMode.compareTo(ChoiceMode.SINGLE) =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final boolean isVertical = (orientation.compareTo(Orientation.VERTICAL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MULTIPLE) =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!= 0 &amp;&amp; mAdapter != null &amp;&amp; mAdapter.hasStableIds()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!= 0 &amp;&amp; mCheckStates != null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!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== 0 &amp;&amp; mCheckStates != null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== 0 ||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if (mChoiceMode.compareTo(ChoiceMode.NONE) == 0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if (mChoiceMode.compareTo(ChoiceMode.SINGLE) == 0 &amp;&amp;</text:p>
          </table:table-cell>
          <table:table-cell table:style-name="ce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4" office:value-type="string" calcext:value-type="string">
            <text:p><text:s/>Factura.java</text:p>
          </table:table-cell>
          <table:table-cell table:style-name="ce14" office:value-type="string" calcext:value-type="string">
            <text:p><text:s text:c="13"/>String sentencia = " select count(id) from new_factura where estado=1 and mesa_id=" + l.get(0) + " order by id desc limit 1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String sentencia = "select id,dia||\"/\"||mes||\"/\"||anio from <text:s/>new_factura "+res+" order by anio desc,mes desc,dia desc, id desc;"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String sentencia = "select id,dia||\"/\"||mes||\"/\"||anio||\" 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Ingrediente.java</text:p>
          </table:table-cell>
          <table:table-cell table:style-name="ce14" office:value-type="string" calcext:value-type="string">
            <text:p><text:s text:c="13"/>String sentencia = "select id from ingrediente where estado=1 <text:s/>order by nombre ;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String sentencia = "select id from ingrediente where nombre like '%"+b+"%' <text:s/>or existencias like '%"+b+"%' and <text:s/>estado=1 order by nombre ;"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String sentencia = "select nombre from ingrediente where estado=1 order by nombre ;"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String sentencia = "select nombre,existencias||case when categoria=0 then \" <text:s/>Kg\" <text:s/>else \" <text:s/>Unidas\" end from ingrediente where nombre like '%"+b+"%' <text:s/>or existencias like '%"+b+"%' and estado=1 order by nombre asc;"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String sentencia = "select nombre||\" 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Mesa.java</text:p>
          </table:table-cell>
          <table:table-cell table:style-name="ce16" office:value-type="string" calcext:value-type="string">
            <text:p><text:s text:c="13"/>String sentencia = "select id from mesa order by id desc limit 1;"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lato.java</text:p>
          </table:table-cell>
          <table:table-cell table:style-name="ce14" office:value-type="string" calcext:value-type="string">
            <text:p><text:s text:c="13"/>String sentencia = "select id from plato order by id desc limit 1;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String sentencia = "select p.id from plato <text:s/>as p left join <text:s/>comp_plato as cp on (p.estado=1 and cp.estado=1 and p.id=cp.id_plato) where cp.id is null order by p.nombre;"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String sentencia = "select p.nombre from plato <text:s/>as p left join <text:s/>comp_plato as cp on (p.estado=1 and cp.estado=1 and p.id=cp.id_plato) where cp.id is null order by p.nombre;"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Reporte.java</text:p>
          </table:table-cell>
          <table:table-cell table:style-name="ce14" office:value-type="string" calcext:value-type="string">
            <text:p><text:s text:c="21"/>+ " (select * from new_factura as tf where tf.estado=2 and tf.anio="+calendar.get(Calendar.YEAR)+" and tf.mes="+(calendar.get(Calendar.MONTH) + 1)+" and tf.dia="+calendar.get(Calendar.DAY_OF_MONTH)+") as f <text:s text:c="2"/>left join conten_facnew as c on (c.estado=1 and c.factura_id=f.id) left join plato as p on(p.estado=1 and p.id=c.plato_id) left join tipo as t on (t.id=p.tipo_id and t.estado=1)) as f on (f.tipo=tp.id) group by c.nombre) as fin order by total desc;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1"/>+ "(select * from new_factura as tf where tf.estado=2 and tf.anio="+calendar.get(Calendar.YEAR)+" and tf.mes="+(calendar.get(Calendar.MONTH) + 1)+" and tf.dia="+calendar.get(Calendar.DAY_OF_MONTH)+") as f <text:s text:c="2"/>left join conten_facnew as c on (c.estado=1 and c.factura_id=f.id) left join plato as p on(p.estado=1 and p.id=c.plato_id) left join tipo as t on (t.id=p.tipo_id and t.estado=1)) as f on (f.tipo=tp.id) group by tp.nombre) as d order by d.total desc;"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1"/>+ "(select * from new_factura as tf where tf.estado=2 and tf.anio="+calendar.get(Calendar.YEAR)+" and tf.mes="+(calendar.get(Calendar.MONTH) + 1)+" and tf.dia="+calendar.get(Calendar.DAY_OF_MONTH)+") as f <text:s/>left join conten_facnew as c on (c.estado=1 and c.factura_id=f.id) left join plato as p on(p.estado=1 and p.id=c.plato_id) left join tipo as t on (t.id=p.tipo_id and t.estado=1)) as f on (f.plato=p.id and p.estado=1) group by p.nombre) as tp order by tp.total desc;"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Trabajador.java</text:p>
          </table:table-cell>
          <table:table-cell table:style-name="ce16" office:value-type="string" calcext:value-type="string">
            <text:p><text:s text:c="13"/>String sentencia = "select id from trabajador order by id desc limit 1;"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Usuario.java</text:p>
          </table:table-cell>
          <table:table-cell table:style-name="ce14" office:value-type="string" calcext:value-type="string">
            <text:p><text:s text:c="13"/>String sentencia = "select id from new_factura where mesa_id=" + id + " and estado=1 order by id desc limit 1;"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13"/>String sentencia = "select id from usuario order by id desc limit 1;";</text:p>
          </table:table-cell>
          <table:table-cell table:style-name="ce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4" office:value-type="string" calcext:value-type="string">
            <text:p><text:s/>AlarmOrder.java</text:p>
          </table:table-cell>
          <table:table-cell table:style-name="ce14" office:value-type="string" calcext:value-type="string">
            <text:p><text:s text:c="15"/>return one.getTimestamp().compareTo(other.getTimestamp(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4"/>return one.getStatus().level().compareTo(other.getStatus().level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one.getSeverity().level().compareTo(other.getSeverity().level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public int compare(Alarm one, Alarm other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2"/>return one.getPriority().level().compareTo(other.getPriority().level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1"/>public int compare(Alarm one, Alarm other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0"/>public int compare(Alarm one, Alarm other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public int compare(Alarm one, Alarm other) {</text:p>
          </table:table-cell>
          <table:table-cell table:style-name="ce21"/>
        </table:table-row>
        <table:table-row table:style-name="ro1">
          <table:table-cell table:style-name="ce11" office:value-type="float" office:value="147" calcext:value-type="float">
            <text:p>147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4" office:value-type="string" calcext:value-type="string">
            <text:p><text:s/>AcroFields.java</text:p>
          </table:table-cell>
          <table:table-cell table:style-name="ce14" office:value-type="string" calcext:value-type="string">
            <text:p><text:s/><text:tab/><text:tab/>public int compare(final Object o1, final Object o2) {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Collections.sort(sorter, new AcroFields.SorterComparator()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Font.java</text:p>
          </table:table-cell>
          <table:table-cell table:style-name="ce16" office:value-type="string" calcext:value-type="string">
            <text:p><text:s/><text:tab/>public int compareTo(final Object object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IntHashtable.java</text:p>
          </table:table-cell>
          <table:table-cell table:style-name="ce16" office:value-type="string" calcext:value-type="string">
            <text:p><text:s text:c="5"/><text:tab/>Arrays.sort(res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JBIG2SegmentReader.java</text:p>
          </table:table-cell>
          <table:table-cell table:style-name="ce14" office:value-type="string" calcext:value-type="string">
            <text:p><text:s/><text:tab/><text:tab/><text:tab/>return this.compareTo((JBIG2Segment)o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public int compareTo(final Object o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PdfDocument.java</text:p>
          </table:table-cell>
          <table:table-cell table:style-name="ce16" office:value-type="string" calcext:value-type="string">
            <text:p><text:s text:c="13"/>if (chunk.font().compareTo(currentFont) != 0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Font.java</text:p>
          </table:table-cell>
          <table:table-cell table:style-name="ce16" office:value-type="string" calcext:value-type="string">
            <text:p><text:s/><text:tab/>public int compareTo(final Object object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Name.java</text:p>
          </table:table-cell>
          <table:table-cell table:style-name="ce16" office:value-type="string" calcext:value-type="string">
            <text:p><text:s/><text:tab/>public int compareTo(final Object object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NameTree.java</text:p>
          </table:table-cell>
          <table:table-cell table:style-name="ce16" office:value-type="string" calcext:value-type="string">
            <text:p><text:s text:c="9"/>Arrays.sort(names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NumberTree.java</text:p>
          </table:table-cell>
          <table:table-cell table:style-name="ce16" office:value-type="string" calcext:value-type="string">
            <text:p><text:s text:c="9"/>Arrays.sort(numbers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Reader.java</text:p>
          </table:table-cell>
          <table:table-cell table:style-name="ce16" office:value-type="string" calcext:value-type="string">
            <text:p><text:s text:c="9"/>Arrays.sort(sortedNames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dfSignatureAppearance.java</text:p>
          </table:table-cell>
          <table:table-cell table:style-name="ce16" office:value-type="string" calcext:value-type="string">
            <text:p><text:s text:c="9"/>Arrays.sort(this.range, 1, this.range.length 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dfVersionImp.java</text:p>
          </table:table-cell>
          <table:table-cell table:style-name="ce14" office:value-type="string" calcext:value-type="string">
            <text:p><text:s/><text:tab/><text:tab/><text:tab/><text:tab/>int diff = de.getBaseversion().compareTo(extension.getAsName(PdfName.BASEVERSION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if (this.catalog_version == null || this.catalog_version.compareTo(version) &lt; 0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PdfWriter.java</text:p>
          </table:table-cell>
          <table:table-cell table:style-name="ce16" office:value-type="string" calcext:value-type="string">
            <text:p><text:s/><text:tab/><text:tab/><text:tab/>public int compareTo(final 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hrase.java</text:p>
          </table:table-cell>
          <table:table-cell table:style-name="ce16" office:value-type="string" calcext:value-type="string">
            <text:p><text:s text:c="17"/><text:tab/><text:tab/>|| f.compareTo(previous.getFont()) == 0)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IFFField.java</text:p>
          </table:table-cell>
          <table:table-cell table:style-name="ce16" office:value-type="string" calcext:value-type="string">
            <text:p><text:s/><text:tab/>public int compareTo(final 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rueTypeFontSubSet.java</text:p>
          </table:table-cell>
          <table:table-cell table:style-name="ce16" office:value-type="string" calcext:value-type="string">
            <text:p><text:s text:c="9"/>Arrays.sort(activeGlyphs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rueTypeFontUnicode.java</text:p>
          </table:table-cell>
          <table:table-cell table:style-name="ce14" office:value-type="string" calcext:value-type="string">
            <text:p><text:s/><text:tab/>public int compare(final Object o1, final Object o2) {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Arrays.sort(metrics, this);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XmlDomWriter.java</text:p>
          </table:table-cell>
          <table:table-cell table:style-name="ce16" office:value-type="string" calcext:value-type="string">
            <text:p><text:s text:c="17"/>if (curName.compareTo(name) &lt; 0) {</text:p>
          </table:table-cell>
          <table:table-cell table:style-name="ce22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4" office:value-type="string" calcext:value-type="string">
            <text:p><text:s/>AbstractFileComparator.java</text:p>
          </table:table-cell>
          <table:table-cell table:style-name="ce14" office:value-type="string" calcext:value-type="string">
            <text:p><text:s text:c="13"/>Arrays.sort(files, this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Collections.sort(files, this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BOMInputStream.java</text:p>
          </table:table-cell>
          <table:table-cell table:style-name="ce14" office:value-type="string" calcext:value-type="string">
            <text:p><text:s text:c="9"/>Arrays.sort(boms, ByteOrderMarkLengthComparator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ublic int compare(final ByteOrderMark bom1, final ByteOrderMark bom2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aratorAbstractTestCase.java</text:p>
          </table:table-cell>
          <table:table-cell table:style-name="ce14" office:value-type="string" calcext:value-type="string">
            <text:p><text:s text:c="9"/>assertNull(comparator.sort((File[])null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assertNull(comparator.sort((List&lt;File&gt;)null)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comparator.sort(files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osite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comparator.sort(list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DefaultFileComparator.java</text:p>
          </table:table-cell>
          <table:table-cell table:style-name="ce14" office:value-type="string" calcext:value-type="string">
            <text:p><text:s text:c="9"/>return file1.compareTo(file2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5"/>public int compare(final File file1, final File file2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DefaultFileComparator.DEFAULT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DefaultFileComparator.DEFAULT_REVERSE).sort(array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Directory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DirectoryFileComparator.DIRECTORY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DirectoryFileComparator.DIRECTORY_REVERSE).sort(array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EndianUtils.java</text:p>
          </table:table-cell>
          <table:table-cell table:style-name="ce16" office:value-type="string" calcext:value-type="string">
            <text:p><text:s text:c="2"/>* the low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Extension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ExtensionFileComparator.EXTENSION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ExtensionFileComparator.EXTENSION_INSENSITIVE_REVERSE).sort(array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FileAlterationObserver.java</text:p>
          </table:table-cell>
          <table:table-cell table:style-name="ce16" office:value-type="string" calcext:value-type="string">
            <text:p><text:s text:c="13"/>Arrays.sort(children, comparator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FileUtils.java</text:p>
          </table:table-cell>
          <table:table-cell table:style-name="ce14" office:value-type="string" calcext:value-type="string">
            <text:p><text:s text:c="9"/>} else if (size.divide(ONE_GB_BI).compareTo(BigInteger.ZERO) &gt; 0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} else if (size.divide(ONE_KB_BI).compareTo(BigInteger.ZERO) &gt;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} else if (size.divide(ONE_MB_BI).compareTo(BigInteger.ZERO) &gt;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} else if (size.divide(ONE_PB_BI).compareTo(BigInteger.ZERO) &gt;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} else if (size.divide(ONE_TB_BI).compareTo(BigInteger.ZERO) &gt; 0) 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if (size.divide(ONE_EB_BI).compareTo(BigInteger.ZERO) &gt; 0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IOCase.java</text:p>
          </table:table-cell>
          <table:table-cell table:style-name="ce16" office:value-type="string" calcext:value-type="string">
            <text:p><text:s text:c="9"/>return sensitive ? str1.compareTo(str2) : str1.compareToIgnoreCase(str2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LastModified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LastModifiedFileComparator.LASTMODIFIED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LastModifiedFileComparator.LASTMODIFIED_REVERSE).sort(array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Name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NameFileComparator.NAME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NameFileComparator.NAME_INSENSITIVE_REVERSE).sort(array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ath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PathFileComparator.PATH_COMPARATOR).sort(list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"/>* <text:s text:c="6"/>((AbstractFileComparator) PathFileComparator.PATH_INSENSITIVE_REVERSE).sort(array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ReverseComparator.java</text:p>
          </table:table-cell>
          <table:table-cell table:style-name="ce16" office:value-type="string" calcext:value-type="string">
            <text:p><text:s text:c="5"/>public int compare(final File file1, final File file2) {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SizeFileComparator.java</text:p>
          </table:table-cell>
          <table:table-cell table:style-name="ce14" office:value-type="string" calcext:value-type="string">
            <text:p><text:s text:c="5"/>public int compare(final File file1, final File file2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2"/>* <text:s text:c="6"/>((AbstractFileComparator) SizeFileComparator.SIZE_COMPARATOR).sort(list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2"/>* <text:s text:c="6"/>((AbstractFileComparator) SizeFileComparator.SIZE_REVERSE).sort(array);</text:p>
          </table:table-cell>
          <table:table-cell table:style-name="ce2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6" office:value-type="string" calcext:value-type="string">
            <text:p><text:s/>InsereProduto.java</text:p>
          </table:table-cell>
          <table:table-cell table:style-name="ce16" office:value-type="string" calcext:value-type="string">
            <text:p><text:s/><text:tab/><text:tab/>assertTrue(preco.compareTo(produto.getPreco()) == 0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rodutosControllerTeste.java</text:p>
          </table:table-cell>
          <table:table-cell table:style-name="ce14" office:value-type="string" calcext:value-type="string">
            <text:p><text:s/><text:tab/><text:tab/>assertTrue(novoPreco.compareTo(produtoAtualizado.getPreco()) == 0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assertTrue(preco.compareTo(produto.getPreco()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assertTrue(precoDoMouse.compareTo(produtos.get(1).getPreco()) == 0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assertTrue(precoDoTeclado.compareTo(produtos.get(0).getPreco()) == 0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RepositorioDeProdutosTeste.java</text:p>
          </table:table-cell>
          <table:table-cell table:style-name="ce14" office:value-type="string" calcext:value-type="string">
            <text:p><text:s/><text:tab/><text:tab/>assertTrue(novoPreco.compareTo(produtoAtualizado.getPreco()) == 0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assertTrue(preco.compareTo(produto.getPreco()) == 0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assertTrue(precoDoMouse.compareTo(produtos.get(1).getPreco()) == 0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assertTrue(precoDoTeclado.compareTo(produtos.get(0).getPreco()) == 0);</text:p>
          </table:table-cell>
          <table:table-cell table:style-name="ce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4" office:value-type="string" calcext:value-type="string">
            <text:p><text:s/>Autor.java</text:p>
          </table:table-cell>
          <table:table-cell table:style-name="ce14" office:value-type="string" calcext:value-type="string">
            <text:p><text:s text:c="9"/>return getNomeCompleto().compareTo(autor.getNomeCompleto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Autor autor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Catalogue.java</text:p>
          </table:table-cell>
          <table:table-cell table:style-name="ce16" office:value-type="string" calcext:value-type="string">
            <text:p><text:s text:c="25"/>if (id.compareTo(pro.getId()) == 0)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Estoque.java</text:p>
          </table:table-cell>
          <table:table-cell table:style-name="ce16" office:value-type="string" calcext:value-type="string">
            <text:p><text:s text:c="21"/>if (id.compareTo(pro.getId()) == 0)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Livro.java</text:p>
          </table:table-cell>
          <table:table-cell table:style-name="ce14" office:value-type="string" calcext:value-type="string">
            <text:p><text:s text:c="9"/>return this.getTituloCompleto().compareTo(l.getTituloCompleto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Livro l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NomeComparator.java</text:p>
          </table:table-cell>
          <table:table-cell table:style-name="ce16" office:value-type="string" calcext:value-type="string">
            <text:p><text:s text:c="5"/>public int compare(Livro l1, Livro l2) {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roduct.java</text:p>
          </table:table-cell>
          <table:table-cell table:style-name="ce14" office:value-type="string" calcext:value-type="string">
            <text:p><text:s text:c="9"/>return this.getId().compareTo(product.getId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Product product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Store.java</text:p>
          </table:table-cell>
          <table:table-cell table:style-name="ce16" office:value-type="string" calcext:value-type="string">
            <text:p><text:s text:c="9"/>Collections.sort(livros, new NomeComparator());</text:p>
          </table:table-cell>
          <table:table-cell table:style-name="ce22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14" office:value-type="string" calcext:value-type="string">
            <text:p><text:s/>Cliente.java</text:p>
          </table:table-cell>
          <table:table-cell table:style-name="ce14" office:value-type="string" calcext:value-type="string">
            <text:p><text:s text:c="9"/>return this.nome.compareTo(cliente.getNome()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To(Cliente cliente) {</text:p>
          </table:table-cell>
          <table:table-cell table:style-name="ce21"/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style-name="ce16" office:value-type="string" calcext:value-type="string">
            <text:p><text:s/>IEntity.java</text:p>
          </table:table-cell>
          <table:table-cell table:style-name="ce16" office:value-type="string" calcext:value-type="string">
            <text:p><text:s text:c="13"/>String select = "select * from " + tableName + " order by " + order;</text:p>
          </table:table-cell>
          <table:table-cell table:style-name="ce22"/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6" office:value-type="string" calcext:value-type="string">
            <text:p><text:s/>MemberResourceRESTService.java</text:p>
          </table:table-cell>
          <table:table-cell table:style-name="ce16" office:value-type="string" calcext:value-type="string">
            <text:p><text:s text:c="7"/>final List&lt;Member&gt; results = em.createQuery("select m from Member m order by m.name").getResultList();</text:p>
          </table:table-cell>
          <table:table-cell table:style-name="ce22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14" office:value-type="string" calcext:value-type="string">
            <text:p><text:s/>Main.java</text:p>
          </table:table-cell>
          <table:table-cell table:style-name="ce14" office:value-type="string" calcext:value-type="string">
            <text:p><text:s text:c="17"/>if (cliente.nombre.compareTo(clientes[i].nombre) &lt; 0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else if (cliente.nombre.compareTo(clientes[datoMayor].nombre) &gt; 0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else if (cliente.nombre.compareTo(clientes[datoMenor].nombre) &lt; 0) {</text:p>
          </table:table-cell>
          <table:table-cell table:style-name="ce2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14" office:value-type="string" calcext:value-type="string">
            <text:p><text:s/>Cliente.java</text:p>
          </table:table-cell>
          <table:table-cell table:style-name="ce14" office:value-type="string" calcext:value-type="string">
            <text:p><text:s text:c="9"/>return this.nome.compareTo(cliente.getNome()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To(Cliente cliente) {</text:p>
          </table:table-cell>
          <table:table-cell table:style-name="ce21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16" office:value-type="string" calcext:value-type="string">
            <text:p><text:s/>IGerenciador.java</text:p>
          </table:table-cell>
          <table:table-cell table:style-name="ce16" office:value-type="string" calcext:value-type="string">
            <text:p><text:s/><text:tab/><text:tab/><text:tab/><text:tab/>Collections.sort(lista, LocalizacaoDTO.Comparators.DISTANCIA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LocalizacaoDTO.java</text:p>
          </table:table-cell>
          <table:table-cell table:style-name="ce14" office:value-type="string" calcext:value-type="string">
            <text:p><text:s text:c="17"/>return o1.distance.compareTo(o2.distance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ublic int compare(LocalizacaoDTO o1, LocalizacaoDTO o2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To(LocalizacaoDTO o) {</text:p>
          </table:table-cell>
          <table:table-cell table:style-name="ce21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14" office:value-type="string" calcext:value-type="string">
            <text:p><text:s/>ItemMenu.java</text:p>
          </table:table-cell>
          <table:table-cell table:style-name="ce14" office:value-type="string" calcext:value-type="string">
            <text:p><text:s/><text:tab/><text:tab/>return identificador.compareTo(o.identificador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public int compareTo(ItemMenu o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roduto.java</text:p>
          </table:table-cell>
          <table:table-cell table:style-name="ce14" office:value-type="string" calcext:value-type="string">
            <text:p><text:s/><text:tab/><text:tab/>int compareint = this.nome.compareTo(nome.getNome());<text:tab/>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public int compareTo(Produto nome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Programa.java</text:p>
          </table:table-cell>
          <table:table-cell table:style-name="ce16" office:value-type="string" calcext:value-type="string">
            <text:p><text:s/><text:tab/><text:tab/><text:tab/><text:tab/>Collections.sort(produtos);</text:p>
          </table:table-cell>
          <table:table-cell table:style-name="ce22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16" office:value-type="string" calcext:value-type="string">
            <text:p><text:s/>EventoMySQLDAO.java</text:p>
          </table:table-cell>
          <table:table-cell table:style-name="ce16" office:value-type="string" calcext:value-type="string">
            <text:p><text:s text:c="13"/>consulta = session.createQuery("from EventoBean evento order by "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OperacaoMySQLDAO.java</text:p>
          </table:table-cell>
          <table:table-cell table:style-name="ce16" office:value-type="string" calcext:value-type="string">
            <text:p><text:s text:c="13"/>consulta = session.createQuery("from OperacaoBean operacao order by "</text:p>
          </table:table-cell>
          <table:table-cell table:style-name="ce22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16" office:value-type="string" calcext:value-type="string">
            <text:p><text:s/>IMAPFolder.java</text:p>
          </table:table-cell>
          <table:table-cell table:style-name="ce16" office:value-type="string" calcext:value-type="string">
            <text:p><text:s/><text:tab/><text:tab/>int[] matches = getProtocol().sort(term, sterm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MailHandler.java</text:p>
          </table:table-cell>
          <table:table-cell table:style-name="ce16" office:value-type="string" calcext:value-type="string">
            <text:p><text:s text:c="17"/>Arrays.sort(data, 0, size, comparator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MessageCache.java</text:p>
          </table:table-cell>
          <table:table-cell table:style-name="ce16" office:value-type="string" calcext:value-type="string">
            <text:p><text:s/><text:tab/>Arrays.sort(mnum);</text:p>
          </table:table-cell>
          <table:table-cell table:style-name="ce22"/>
        </table:table-row>
        <table:table-row table:style-name="ro1">
          <table:table-cell table:style-name="ce11" office:value-type="float" office:value="514" calcext:value-type="float">
            <text:p>514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11" office:value-type="float" office:value="525" calcext:value-type="float">
            <text:p>525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2"/>// Arrays.sort(lista);</text:p>
          </table:table-cell>
          <table:table-cell table:style-name="ce22"/>
        </table:table-row>
        <table:table-row table:style-name="ro1">
          <table:table-cell table:style-name="ce11" office:value-type="float" office:value="566" calcext:value-type="float">
            <text:p>566</text:p>
          </table:table-cell>
          <table:table-cell table:style-name="ce16" office:value-type="string" calcext:value-type="string">
            <text:p><text:s/>DATEvent.java</text:p>
          </table:table-cell>
          <table:table-cell table:style-name="ce16" office:value-type="string" calcext:value-type="string">
            <text:p><text:s text:c="17"/>+ "where client.idClient = event.idClient and client.identification = "+identification +" order by 1" ;</text:p>
          </table:table-cell>
          <table:table-cell table:style-name="ce22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14" office:value-type="string" calcext:value-type="string">
            <text:p><text:s/>ArchAssistantBean.java</text:p>
          </table:table-cell>
          <table:table-cell table:style-name="ce14" office:value-type="string" calcext:value-type="string">
            <text:p><text:s text:c="37"/>return new Integer(esc1.getEscPrioridad()).compareTo(new Integer(esc2.getEscPrioridad()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33"/>public int compare(Object o1, Object o2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29"/>Collections.sort(listaEsc, new Comparator() {</text:p>
          </table:table-cell>
          <table:table-cell table:style-name="ce21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14" office:value-type="string" calcext:value-type="string">
            <text:p><text:s/>PersonDAO.java</text:p>
          </table:table-cell>
          <table:table-cell table:style-name="ce14" office:value-type="string" calcext:value-type="string">
            <text:p><text:s/><text:tab/><text:tab/><text:tab/>consult = session.createQuery("from Person " + "where per_name :parameter order by per_name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 = session.createQuery("from Person order by per_na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roductDAO.java</text:p>
          </table:table-cell>
          <table:table-cell table:style-name="ce14" office:value-type="string" calcext:value-type="string">
            <text:p><text:s/><text:tab/><text:tab/><text:tab/>consult = session.createQuery("from Product " + "where pro_name like :parameter order by pro_name"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<text:tab/>consult = session.createQuery("from Product order by pro_name");</text:p>
          </table:table-cell>
          <table:table-cell table:style-name="ce21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14" office:value-type="string" calcext:value-type="string">
            <text:p><text:s/>TelaClientes.java</text:p>
          </table:table-cell>
          <table:table-cell table:style-name="ce14" office:value-type="string" calcext:value-type="string">
            <text:p><text:s text:c="17"/>preencherTabela("select * from Pessoa order by nomePessoa;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essoa order by nomePessoa;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("select * from Pessoa order by nomePessoa;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TelaProdutos.java</text:p>
          </table:table-cell>
          <table:table-cell table:style-name="ce14" office:value-type="string" calcext:value-type="string">
            <text:p><text:s text:c="17"/>preencherTabela("select * from Produto order by idProduto;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duto order by idProduto;"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preencherTabela("select * from Produto order by idProduto;");</text:p>
          </table:table-cell>
          <table:table-cell table:style-name="ce21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14" office:value-type="string" calcext:value-type="string">
            <text:p><text:s/>Pesquisar.java</text:p>
          </table:table-cell>
          <table:table-cell table:style-name="ce14" office:value-type="string" calcext:value-type="string">
            <text:p><text:s/><text:tab/><text:tab/><text:tab/><text:tab/><text:tab/><text:tab/>}else if(radioButton.getText().toString().compareTo("Concelho")==0)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<text:tab/><text:tab/><text:tab/><text:tab/>}else if(radioButton.getText().toString().compareTo("Entidade <text:s/>(Sigla)")==0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<text:tab/><text:tab/><text:tab/><text:tab/>}else if(radioButton.getText().toString().compareTo("Morada")==0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<text:tab/><text:tab/><text:tab/><text:tab/>if(radioButton.getText().toString().compareTo("Nome")==0)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<text:tab/>if(editText.getText().toString().compareTo("") == 0)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ostgreSQL.java</text:p>
          </table:table-cell>
          <table:table-cell table:style-name="ce14" office:value-type="string" calcext:value-type="string">
            <text:p><text:s/><text:tab/><text:tab/>return queryLojasCidadaoOrderByName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String sql = PostgreSQL.queryLojasCidadaoOrderByName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public static final String queryLojasCidadaoOrderByName = "SELECT l.id_loja_cidacao, l.nome_loja_cidadao, l.codigo_postal_loja_cidadao," </text:p>
          </table:table-cell>
          <table:table-cell table:style-name="ce21"/>
        </table:table-row>
        <table:table-row table:style-name="ro1">
          <table:table-cell table:style-name="ce11" office:value-type="float" office:value="613" calcext:value-type="float">
            <text:p>613</text:p>
          </table:table-cell>
          <table:table-cell table:style-name="ce16" office:value-type="string" calcext:value-type="string">
            <text:p><text:s/>HuellasController.java</text:p>
          </table:table-cell>
          <table:table-cell table:style-name="ce16" office:value-type="string" calcext:value-type="string">
            <text:p><text:s text:c="26"/>where huelestd='A' AND persesta='A' order by Valor asc");<text:line-break/>1357-- CategoriasDAO.java-- <text:tab/><text:tab/>String sql = "select c.id as c_id, c.nome as c_nome, p.id as p_id, p.nome as p_nome, p.descricao as p_descricao from Categoria as c join Produto as p on p.categoria_id = c.id order by c.id";<text:line-break/>585-- PaymentGateway.java-- <text:tab/><text:tab/><text:tab/>if (paymentData.getValue().compareTo(new BigDecimal(500)) &lt;= 0) {<text:line-break/>1084-- SSLSupport.java-- <text:s text:c="12"/>Arrays.sort(availableProtocols);<text:line-break/>1084-- SSLSupport.java-- <text:s text:c="12"/>Arrays.sort(availableCiphers);<text:line-break/>1084-- MultiorderExamples.java-- <text:s text:c="5"/>* but you can refund order by order.<text:line-break/>1084-- OrderExamples.java-- <text:s text:c="4"/>// This method allows you to gets an order by your Moip ID.<text:line-break/>1314-- ProdutoDAO.java-- <text:s text:c="8"/>Query consulta = em.createQuery("select p from Produto p order by p.id"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901-- ControleDetalhes.java-- <text:s text:c="16"/>Collections.sort(comentarios, (Comentario obj1, Comentario obj2) -&gt; obj2.getData_modificacao().compareTo(obj1.getData_modificacao()));<text:line-break/>1543-- PaymentGateway.java-- <text:tab/><text:tab/><text:tab/>if (paymentData.getValue().compareTo(new BigDecimal(500)) &lt;= 0) {<text:line-break/>1256-- Produto.java-- <text:tab/>public int compareTo(Produto p) {<text:line-break/>1256-- Produto.java-- <text:tab/><text:tab/>return this.nome.compareTo(p.nome);<text:line-break/>1256-- Loja.java-- <text:tab/><text:tab/><text:tab/><text:tab/><text:tab/>JOptionPane.showMessageDialog(null, "+ produtos.get(0).compareTo(produtos.get(1)));<text:line-break/>1256-- Loja.java-- <text:tab/><text:tab/>if(produtos.get(0).compareTo(produtos.get(1)) == 1) {<text:line-break/>12-- Dao.java-- <text:tab/><text:tab/>sql.append("select c from ClienteEntity as c order by c.nome ");<text:line-break/>12-- Dao.java-- <text:tab/><text:tab/>.append(" as p order by p.").append(parametroOrdenado);<text:line-break/>1432-- mockProduto.java-- <text:s text:c="20"/>if (produtoNovo.getNome().compareTo(listaProduto.get(i).getNome())!=0) {<text:line-break/>1432-- mockProduto.java-- <text:s text:c="20"/>if (produtoNovo.getColecao().compareTo(listaProduto.get(i).getColecao())!=0) {<text:line-break/>1432-- mockProduto.java-- <text:s text:c="20"/>if (produtoNovo.getCor().compareTo(listaProduto.get(i).getCor())!=0) {<text:line-break/>1432-- mockProduto.java-- <text:s text:c="20"/>if (produtoNovo.getTamanho().compareTo(listaProduto.get(i).getTamanho())!=0) {<text:line-break/>1432-- ValidadorProduto.java-- <text:s text:c="8"/>if (produto.getSexo().isEmpty() &amp;&amp; produto.getSexo().compareTo(")==0) {<text:line-break/>1432-- ValidadorProduto.java-- <text:s text:c="8"/>if (produto.getColecao().isEmpty() &amp;&amp; produto.getColecao().compareTo(")==0) {<text:line-break/>1432-- ValidadorProduto.java-- <text:s text:c="8"/>if (produto.getTamanho().isEmpty() &amp;&amp; produto.getTamanho().compareTo(")==0) {<text:line-break/>1432-- ValidadorProduto.java-- <text:s text:c="8"/>if (produto.getCor().isEmpty() &amp;&amp; produto.getCor().compareTo(")==0) {<text:line-break/>1432-- ValidadorCliente.java-- <text:s text:c="8"/>if (cliente.getEstado().compareTo(")==0 &amp;&amp; cliente.getEstado().isEmpty()) {<text:line-break/>1432-- BuscarCliente.java-- <text:s text:c="8"/>if (buscar.compareTo(") == 0) {<text:line-break/>1432-- TelaCliente.java-- <text:s text:c="12"/>if (o.compareTo("Selecionar")==0) {<text:line-break/>1432-- TelaCliente.java-- <text:s text:c="12"/>if (clienteClie != null &amp;&amp; clienteClie.getNome().compareTo(") &gt; 0) {<text:line-break/>1432-- TelaCliente.java-- <text:s text:c="8"/>if (clienteClie != null &amp;&amp; clienteClie.getNome().compareTo(") &gt; 0) {<text:line-break/>1432-- TelaCliente.java-- <text:s text:c="12"/>if (o.compareTo("Selecionar")==0) {<text:line-break/>1432-- TelaProduto.java-- <text:s text:c="12"/>if (o.compareTo("Selecione")==0) {<text:line-break/>1432-- TelaProduto.java-- <text:s text:c="12"/>if (o1.compareTo("Selecione")==0) {<text:line-break/>1432-- TelaProduto.java-- <text:s text:c="12"/>if (o2.compareTo("Selecione")==0) {<text:line-break/>1432-- TelaProduto.java-- <text:s text:c="12"/>if (o3.compareTo("Selecione")==0) {<text:line-break/>1432-- TelaProduto.java-- <text:s text:c="12"/>if (o.compareTo("Selecione")==0) {<text:line-break/>1432-- TelaProduto.java-- <text:s text:c="12"/>if (o1.compareTo("Selecione")==0) {<text:line-break/>1432-- TelaProduto.java-- <text:s text:c="12"/>if (o2.compareTo("Selecione")==0) {<text:line-break/>1432-- TelaProduto.java-- <text:s text:c="12"/>if (o3.compareTo("Selecione")==0) {<text:line-break/>1432-- buscaProduto.java-- <text:s text:c="8"/>if (qtdProdSelec!=null &amp;&amp; qtdProdSelec.compareTo(")&gt;0) {<text:line-break/>1432-- buscaProduto.java-- <text:s text:c="12"/>if (linhaSelec &gt; -1 &amp;&amp; qtdProdText.getText().compareTo(")&gt;=1) {<text:line-break/>1432-- buscaProduto.java-- <text:s text:c="12"/>if (buscar.compareTo(")==0) {<text:line-break/>180-- Actividad.java-- <text:s text:c="4"/>public int compareTo(Actividad another) {<text:line-break/>180-- Actividad.java-- <text:s text:c="8"/>if (this.fechai.compareTo(another.fechai)!=0){<text:line-break/>180-- Actividad.java-- <text:s text:c="12"/>return this.fechai.compareTo(another.fechai);<text:line-break/>180-- Actividad.java-- <text:s text:c="12"/>return this.tipo.compareTo(another.tipo);<text:line-break/>180-- Principal.java-- <text:s text:c="12"/>Collections.sort(actividades);<text:line-break/>702-- Data.java-- <text:s text:c="12"/>//Arrays.sort(lista);<text:line-break/>898-- ComparatorCategoriaDescricao.java-- <text:s text:c="4"/>public int compare(Categoria cat1, Categoria cat2) {<text:line-break/>898-- ComparatorCategoriaDescricao.java-- <text:s text:c="12"/>return cat1.getDescricao().compareTo(cat2.getDescricao());<text:line-break/>898-- ComparatorPedidoClienteNumero.java-- <text:s text:c="4"/>public int compare(Pedido p1, Pedido p2) {<text:line-break/>898-- ComparatorPedidoClienteNumero.java-- <text:s text:c="12"/>return idCli1.compareTo(idCli2);<text:line-break/>898-- ComparatorPedidoClienteNumero.java-- <text:s text:c="12"/>return p1.getNumero().compareTo(p2.getNumero());<text:line-break/>898-- PedidoController.java-- <text:s text:c="16"/>Collections.sort(pedidos, new ComparatorPedidoClienteNumero());<text:line-break/>898-- ProdutoController.java-- <text:s text:c="12"/>Collections.sort(categorias, new ComparatorCategoriaDescricao());<text:line-break/>1274-- ClienteRepository.java-- <text:tab/>@Query(nativeQuery=true,value="select u.* from Cliente u, Compra c where u.cpf = c.cliente group by u.id order by sum(c.valor_total) desc")<text:line-break/>1274-- ClienteRepository.java-- <text:tab/>@Query(nativeQuery=true,value="select u.* from Cliente u, Compra c where u.cpf = c.cliente and c.data between to_date('01/01/2016 00:00:00', 'DD/MM/YYYY HH24:MI:SS') and to_date('31/12/2016 23:59:59', 'DD/MM/YYYY HH24:MI:SS') group by u.id, c.valor_total <text:s/>order by c.valor_total desc")<text:line-break/>1274-- ClienteRepository.java-- <text:tab/>@Query(nativeQuery=true,value="select u.* from Cliente u, Compra c where u.cpf = c.cliente group by u.id order by COUNT(c.codigo) desc")<text:line-break/>593-- Track.java-- <text:tab/><text:tab/><text:tab/><text:tab/>+ Database.Tracking.CODE + " =? order by " + Database.Tracking.ID + " DESC",<text:line-break/>593-- SwipeListViewTouchListener.java-- <text:tab/><text:tab/>public int compareTo(PendingSwipeData other) {<text:line-break/>593-- SwipeListViewTouchListener.java-- <text:tab/><text:tab/><text:tab/><text:tab/><text:tab/>Collections.sort(mPendingSwipes);<text:line-break/>829-- Permissao.java-- <text:tab/><text:tab/>Collections.sort(permissoes, new Comparator&lt;Permissao&gt;(){<text:line-break/>829-- Permissao.java-- <text:tab/><text:tab/><text:tab/>public int compare(Permissao o1, Permissao o2) {<text:line-break/>829-- Permissao.java-- <text:tab/><text:tab/><text:tab/><text:tab/>return new Integer(o1.ordinal()).compareTo(new Integer(o2.ordinal()));<text:line-break/>829-- ObjetoCampoConsulta.java-- <text:tab/>public int compare(ObjetoCampoConsulta o1, ObjetoCampoConsulta o2) {<text:line-break/>829-- ObjetoCampoConsulta.java-- <text:tab/><text:tab/>return ((ObjetoCampoConsulta) o1).getPrincipal().compareTo(<text:line-break/>1324-- RepositorioAdministradorBDR.java-- <text:tab/><text:tab/>sql += " order by nome;";<text:line-break/>1324-- RepositorioClienteBDR.java-- <text:tab/><text:tab/>sql += " order by nome;";<text:line-break/>1324-- RepositorioClienteBDR.java-- <text:tab/><text:tab/>sql += " order by nome;";<text:line-break/>1324-- RepositorioProdutoBDR.java-- <text:tab/><text:tab/>sql += " order by nome;";<text:line-break/>987-- CidadeDAO.java-- <text:tab/><text:tab/><text:tab/>consulta = sessao.createQuery(" from Cidade order by cid_nome ");<text:line-break/>987-- EstadoDAO.java-- <text:tab/><text:tab/><text:tab/>consulta = sessao.createQuery(" from Estado order by est_nome ");<text:line-break/>987-- EstadoDAO.java-- <text:tab/><text:tab/><text:tab/><text:tab/><text:tab/>+ "where est_nome like :paramentro order by est_nome");<text:line-break/>987-- FormaPagamentoDAO.java-- <text:tab/><text:tab/><text:tab/>consulta = sessao.createQuery(" from FormaPagamento order by descricao ");<text:line-break/>987-- FormaPagamentoDAO.java-- <text:tab/><text:tab/><text:tab/><text:tab/><text:tab/>+ "where descricao like :paramentro order by descricao");<text:line-break/>987-- PessoaDAO.java-- <text:tab/><text:tab/><text:tab/>consulta = sessao.createQuery(" from Pessoa order by nome ");<text:line-break/>987-- PessoaDAO.java-- <text:tab/><text:tab/><text:tab/><text:tab/><text:tab/>+ "where nome like :paramentro order by nome");<text:line-break/>987-- ProdutoDAO.java-- <text:tab/><text:tab/><text:tab/>consulta = sessao.createQuery("from Produto order by nome ");<text:line-break/>987-- ProdutoDAO.java-- <text:tab/><text:tab/><text:tab/><text:tab/><text:tab/>+ "where nome like :parametro order by nome");<text:line-break/>1319-- Pedido.java-- <text:tab/><text:tab/><text:tab/><text:tab/>Collections.sort(listaPlacas);<text:line-break/>1319-- Pedido.java-- <text:tab/><text:tab/><text:tab/><text:tab/>Collections.sort(listaProcessador);<text:line-break/>1319-- Pedido.java-- <text:tab/><text:tab/><text:tab/><text:tab/>Collections.sort(listaHd);<text:line-break/>151-- Data.java-- <text:s text:c="12"/>//Arrays.sort(lista);<text:line-break/>1041-- ClienteFTP.java-- <text:s text:c="12"/>if(dirCarpeta.compareTo(dirActual) == 0){<text:line-break/>1816-- PedidoController.java-- <text:s text:c="16"/>Collections.sort(pedidosList, new ComparatorPedidoClienteNumero());<text:line-break/>1816-- ProdutoController.java-- <text:s text:c="12"/>Collections.sort(categoriasList, new ComparatorCategoriaDescricao());<text:line-break/>1816-- ComparatorCategoriaDescricao.java-- <text:s text:c="4"/>public int compare(Object o1, Object o2) {<text:line-break/>1816-- ComparatorCategoriaDescricao.java-- <text:s text:c="12"/>return cat1.getDescricao().compareTo(cat2.getDescricao());<text:line-break/>1816-- ComparatorPedidoClienteNumero.java-- <text:s text:c="4"/>public int compare(Object o1, Object o2) {<text:line-break/>1816-- ComparatorPedidoClienteNumero.java-- <text:s text:c="12"/>return idCli1.compareTo(idCli2);<text:line-break/>1816-- ComparatorPedidoClienteNumero.java-- <text:s text:c="12"/>return p1.getNumero().compareTo(p2.getNumero());<text:line-break/>1546-- EditarProdutoActivity.java-- <text:s text:c="8"/>List&lt;Produto&gt; produtos = Query.many(Produto.class, "select * from produto order by codigo_barra").get().asList();<text:line-break/>1546-- MainActivity.java-- <text:s text:c="8"/>List&lt;Item&gt; listaItem = Query.many(Item.class, "select * from item where id_compra = ? order by id", idCompra).get().asList();<text:line-break/>949-- ClienteDAO.java-- <text:tab/><text:tab/><text:tab/><text:tab/>"select cliente from Cliente as cliente order by nome asc")<text:line-break/>1797-- CategoriasDAO.java-- <text:tab/><text:tab/><text:tab/><text:tab/>+ "from Produto as p join Categoria as c on p.categoria_id = c.id order by c.id";<text:line-break/>365-- ClienteAgendadorWeb.java-- <text:s text:c="28"/>if (horaDoBanco.compareTo(horaAtual) == 0) {<text:line-break/>1848-- JanelaHabilidadeEspecifica.java-- <text:s text:c="28"/>Collections.sort(pessoas, new Comparator() {<text:line-break/>1848-- JanelaHabilidadeEspecifica.java-- <text:s text:c="32"/>public int compare(Object o1, Object o2) {<text:line-break/>1663-- ComparatorCategoriaDescricao.java-- <text:s text:c="4"/>public int compare(Object o1, Object o2) {<text:line-break/>1663-- ComparatorCategoriaDescricao.java-- <text:s text:c="12"/>return cat1.getDescricao().compareTo(cat2.getDescricao());<text:line-break/>1663-- ComparatorPedidoClienteNumero.java-- <text:s text:c="4"/>public int compare(Object o1, Object o2) {<text:line-break/>1663-- ComparatorPedidoClienteNumero.java-- <text:s text:c="12"/>return idCli1.compareTo(idCli2);<text:line-break/>1663-- ComparatorPedidoClienteNumero.java-- <text:s text:c="12"/>return p1.getNumero().compareTo(p2.getNumero());<text:line-break/>1663-- PedidoController.java-- <text:s text:c="16"/>Collections.sort(pedidosList, new ComparatorPedidoClienteNumero());<text:line-break/>1663-- ProdutoController.java-- <text:s text:c="12"/>Collections.sort(categoriasList, new ComparatorCategoriaDescricao());<text:line-break/>1030-- cargosDao.java-- <text:s text:c="8"/>List&lt;cargos&gt; ls = session.createQuery("from cargos order by car_codigo").list();<text:line-break/>1649-- CategoriasDAO.java-- <text:tab/><text:tab/>String sql = "select c.id as c_id, c.nome as c_nome, p.id as p_id, p.nome as p_nome, p.descricao as p_descricao from Categoria as c join Produto as p on p.categoria_id = c.id order by c.id";<text:line-break/>274-- ClienteBean.java-- <text:s text:c="2"/>public int compareTo(ClienteBean o) {<text:line-break/>274-- ClienteBean.java-- <text:s text:c="4"/>return this.nombre.compareTo(o.nombre);<text:line-break/>1275-- FormaPgtoDAO.java-- <text:s text:c="4"/><text:tab/><text:tab/>consulta = sessao.createQuery("from FormaPgto order by fpg_descricao");<text:line-break/>1275-- FormaPgtoDAO.java-- <text:s text:c="4"/><text:tab/><text:tab/>consulta = sessao.createQuery("from FormaPgto where fpg_descricao like :parametro order by fpg_descricao");<text:line-break/>1275-- PessoaDAO.java-- <text:tab/><text:tab/>consulta = sessao.createQuery("from Pessoa order by pes_nome");<text:line-break/>1275-- ProdutoDAO.java-- <text:tab/><text:tab/><text:tab/>consulta = sessao.createQuery("from Produto order by pro_nome");<text:line-break/>1275-- ProdutoDAO.java-- <text:tab/><text:tab/><text:tab/>consulta = sessao.createQuery("from Produto where pro_nome like :parametro order by pro_nome");<text:line-break/>298-- Whitelist.java-- <text:s text:c="16"/>if (origin.compareTo("*") == 0) {<text:line-break/>298-- Globalization.java-- <text:s text:c="12"/>Collections.sort(namesList, new Comparator&lt;String&gt;() {<text:line-break/>298-- Globalization.java-- <text:s text:c="16"/>public int compare(String arg0, String arg1) {<text:line-break/>298-- Globalization.java-- <text:s text:c="20"/>return namesMap.get(arg0).compareTo(namesMap.get(arg1));<text:line-break/>298-- AudioPlayer.java-- <text:s text:c="20"/>if (this.audioFile.compareTo(file) == 0) {<text:line-break/>298-- AudioPlayer.java-- <text:s text:c="20"/>if (this.audioFile.compareTo(file) == 0) {<text:line-break/>298-- Globalization.java-- <text:s text:c="12"/>Collections.sort(namesList, new Comparator&lt;String&gt;() {<text:line-break/>298-- Globalization.java-- <text:s text:c="16"/>public int compare(String arg0, String arg1) {<text:line-break/>298-- Globalization.java-- <text:s text:c="20"/>return namesMap.get(arg0).compareTo(namesMap.get(arg1));<text:line-break/>1171-- FormaPgtoDAO.java-- <text:tab/><text:tab/><text:tab/>consulta = sessao.createQuery("from FormaPgto order by fgp_descricao");<text:line-break/>1171-- PessoaDAO.java-- <text:tab/><text:tab/><text:tab/>consulta = sessao.createQuery("from Pessoa order by pes_nome");<text:line-break/>1171-- PessoaDAO.java-- <text:tab/><text:tab/><text:tab/><text:tab/><text:tab/>+ "where pes_nome like :parametro order by pes_nome");<text:line-break/>1171-- ProdutoDAO.java-- <text:tab/><text:tab/><text:tab/>consulta = sessao.createQuery("from Produto order by pro_nome");<text:line-break/>1171-- ProdutoDAO.java-- <text:tab/><text:tab/><text:tab/><text:tab/><text:tab/>+ "where pro_nome like :parametro order by pro_nome");<text:line-break/>1298-- PaymentGateway.java-- <text:tab/><text:tab/><text:tab/>if (paymentData.getValue().compareTo(new BigDecimal(500)) &lt;= 0) {<text:line-break/>589-- Lojas.java-- <text:tab/><text:tab/><text:tab/><text:tab/>String sql = PostgreSQL.queryLojasCidadaoOrderByName;<text:line-break/>589-- Pesquisar.java-- <text:tab/><text:tab/><text:tab/><text:tab/>if(editText.getText().toString().compareTo(") == 0){<text:line-break/>589-- Pesquisar.java-- <text:tab/><text:tab/><text:tab/><text:tab/><text:tab/><text:tab/>if(radioButton.getText().toString().compareTo("Nome")==0){<text:line-break/>589-- Pesquisar.java-- <text:tab/><text:tab/><text:tab/><text:tab/><text:tab/><text:tab/>}else if(radioButton.getText().toString().compareTo("Morada")==0){<text:line-break/>589-- Pesquisar.java-- <text:tab/><text:tab/><text:tab/><text:tab/><text:tab/><text:tab/>}else if(radioButton.getText().toString().compareTo("Concelho")==0){<text:line-break/>589-- Pesquisar.java-- <text:tab/><text:tab/><text:tab/><text:tab/><text:tab/><text:tab/>}else if(radioButton.getText().toString().compareTo("Entidade")==0){<text:line-break/>589-- PostgreSQL.java-- <text:tab/><text:tab/>return queryLojasCidadaoOrderByName;<text:line-break/>589-- PostgreSQL.java-- <text:tab/><text:tab/>String sql = PostgreSQL.queryLojasCidadaoOrderByName;<text:line-break/>589-- PostgreSQL.java-- <text:tab/>public static final String queryLojasCidadaoOrderByName = "SELECT l.id_loja_cidacao, l.nome_loja_cidadao, l.codigo_postal_loja_cidadao, </text:p>
          </table:table-cell>
          <table:table-cell table:style-name="ce22"/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table:style-name="ce16" office:value-type="string" calcext:value-type="string">
            <text:p><text:s/>ClienteBCB.java</text:p>
          </table:table-cell>
          <table:table-cell table:style-name="ce16" office:value-type="string" calcext:value-type="string">
            <text:p><text:s text:c="7"/>Arrays.sort(this.tagNames);</text:p>
          </table:table-cell>
          <table:table-cell table:style-name="ce22"/>
        </table:table-row>
        <table:table-row table:style-name="ro1">
          <table:table-cell table:style-name="ce11" office:value-type="float" office:value="669" calcext:value-type="float">
            <text:p>669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2"/>// 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16" office:value-type="string" calcext:value-type="string">
            <text:p><text:s/>EstadoRepository.java</text:p>
          </table:table-cell>
          <table:table-cell table:style-name="ce16" office:value-type="string" calcext:value-type="string">
            <text:p><text:s/><text:tab/>public List&lt;Estado&gt; findAllByOrderByNome(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EstadoService.java</text:p>
          </table:table-cell>
          <table:table-cell table:style-name="ce16" office:value-type="string" calcext:value-type="string">
            <text:p><text:s/><text:tab/><text:tab/>return estadoRepository.findAllByOrderByNome();</text:p>
          </table:table-cell>
          <table:table-cell table:style-name="ce22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14" office:value-type="string" calcext:value-type="string">
            <text:p><text:s/>Cliente.java</text:p>
          </table:table-cell>
          <table:table-cell table:style-name="ce14" office:value-type="string" calcext:value-type="string">
            <text:p><text:s text:c="9"/>return this.nome.compareTo(c.getNom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Cliente c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16" office:value-type="string" calcext:value-type="string">
            <text:p><text:s/>Dates.java</text:p>
          </table:table-cell>
          <table:table-cell table:style-name="ce16" office:value-type="string" calcext:value-type="string">
            <text:p><text:s text:c="9"/>return pastDate.compareTo(now) &lt;= 0 ? now : LocalDate.of(pastDate.getYear(), pastDate.getMonth(), 1).plusMonths(1).minusDays(1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ExchangeRateCLI.java</text:p>
          </table:table-cell>
          <table:table-cell table:style-name="ce16" office:value-type="string" calcext:value-type="string">
            <text:p><text:s text:c="21"/>while (date1.compareTo(date2) &lt;= 0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ExchangeRateFailsafeClient.java</text:p>
          </table:table-cell>
          <table:table-cell table:style-name="ce16" office:value-type="string" calcext:value-type="string">
            <text:p><text:s text:c="13"/>if (exchangeRate.compareTo(BigDecimal.ZERO) == 0) {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MonthlyExchangeRate.java</text:p>
          </table:table-cell>
          <table:table-cell table:style-name="ce14" office:value-type="string" calcext:value-type="string">
            <text:p><text:s text:c="17"/>date2.compareTo(firstDate) &gt;= 0 &amp;&amp; date2.compareTo(lastDate) &lt;= 0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while (date1.compareTo(date2) &lt;= 0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if (date1.compareTo(firstDate) &gt;= 0 &amp;&amp; date1.compareTo(lastDate) &lt;= 0 &amp;&amp;</text:p>
          </table:table-cell>
          <table:table-cell table:style-name="ce21"/>
        </table:table-row>
        <table:table-row table:style-name="ro1">
          <table:table-cell table:style-name="ce11" office:value-type="float" office:value="751" calcext:value-type="float">
            <text:p>751</text:p>
          </table:table-cell>
          <table:table-cell table:style-name="ce16" office:value-type="string" calcext:value-type="string">
            <text:p><text:s/>CustomComparator.java</text:p>
          </table:table-cell>
          <table:table-cell table:style-name="ce16" office:value-type="string" calcext:value-type="string">
            <text:p><text:s text:c="5"/>public int compare(String lhs, String rhs) {</text:p>
          </table:table-cell>
          <table:table-cell table:style-name="ce22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16" office:value-type="string" calcext:value-type="string">
            <text:p><text:s/>Marker.java</text:p>
          </table:table-cell>
          <table:table-cell table:style-name="ce16" office:value-type="string" calcext:value-type="string">
            <text:p><text:s/><text:tab/>public int compareTo(Marker other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MarkerDetector.java</text:p>
          </table:table-cell>
          <table:table-cell table:style-name="ce16" office:value-type="string" calcext:value-type="string">
            <text:p><text:s/><text:tab/><text:tab/>Collections.sort(newMarkers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SimpleFileDialog.java</text:p>
          </table:table-cell>
          <table:table-cell table:style-name="ce14" office:value-type="string" calcext:value-type="string">
            <text:p><text:s/><text:tab/><text:tab/><text:tab/><text:tab/>return o1.compareTo(o2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<text:tab/>public int compare(String o1, String o2) 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Collections.sort(dirs, new Comparator&lt;String&gt;()</text:p>
          </table:table-cell>
          <table:table-cell table:style-name="ce21"/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table:style-name="ce16" office:value-type="string" calcext:value-type="string">
            <text:p><text:s/>panelInfoTraspaso.java</text:p>
          </table:table-cell>
          <table:table-cell table:style-name="ce16" office:value-type="string" calcext:value-type="string">
            <text:p><text:s text:c="9"/>Collections.sort(departamentos);</text:p>
          </table:table-cell>
          <table:table-cell table:style-name="ce22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16" office:value-type="string" calcext:value-type="string">
            <text:p><text:s/>Database.java</text:p>
          </table:table-cell>
          <table:table-cell table:style-name="ce16" office:value-type="string" calcext:value-type="string">
            <text:p><text:s/><text:tab/><text:tab/><text:tab/><text:tab/>rs = cmd.executeQuery("select id, type, recipient, text, wap_url, wap_expiry_date, wap_signal, create_date, originator, encoding, status_report, flash_sms, src_port, dst_port, sent_date, ref_no, priority, status, errors, gateway_id from " + getProperty("tables.sms_out", "smsserver_out") + " where status = 'U' order by priority desc, id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DefaultQueueManager.java</text:p>
          </table:table-cell>
          <table:table-cell table:style-name="ce14" office:value-type="string" calcext:value-type="string">
            <text:p><text:s/><text:tab/><text:tab/><text:tab/>if (comp == 0) comp = x.getDate().compareTo(y.getDat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public int compare(OutboundMessage x, OutboundMessage y)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DelayedOutboundMessage.java</text:p>
          </table:table-cell>
          <table:table-cell table:style-name="ce16" office:value-type="string" calcext:value-type="string">
            <text:p><text:s/><text:tab/>public int compareTo(java.util.concurrent.Delayed object)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Notification.java</text:p>
          </table:table-cell>
          <table:table-cell table:style-name="ce16" office:value-type="string" calcext:value-type="string">
            <text:p><text:s/><text:tab/>public int compareTo(Object arg0)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ScheduledOutboundMessage.java</text:p>
          </table:table-cell>
          <table:table-cell table:style-name="ce16" office:value-type="string" calcext:value-type="string">
            <text:p><text:s/><text:tab/>public int compareTo(Delayed o)</text:p>
          </table:table-cell>
          <table:table-cell table:style-name="ce22"/>
        </table:table-row>
        <table:table-row table:style-name="ro1">
          <table:table-cell table:style-name="ce11" office:value-type="float" office:value="943" calcext:value-type="float">
            <text:p>943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14" office:value-type="string" calcext:value-type="string">
            <text:p><text:s/>ClienteWebConvT.java</text:p>
          </table:table-cell>
          <table:table-cell table:style-name="ce14" office:value-type="string" calcext:value-type="string">
            <text:p><text:s text:c="13"/>if (convertir.compareTo("aCent") == 0) {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13"/>if (convertir.compareTo("aFahr") == 0) {</text:p>
          </table:table-cell>
          <table:table-cell table:style-name="ce21"/>
        </table:table-row>
        <table:table-row table:style-name="ro1">
          <table:table-cell table:style-name="ce11" office:value-type="float" office:value="1048" calcext:value-type="float">
            <text:p>1048</text:p>
          </table:table-cell>
          <table:table-cell table:style-name="ce16" office:value-type="string" calcext:value-type="string">
            <text:p><text:s/>Whitelist.java</text:p>
          </table:table-cell>
          <table:table-cell table:style-name="ce16" office:value-type="string" calcext:value-type="string">
            <text:p><text:s text:c="17"/>if (origin.compareTo("*") == 0) {</text:p>
          </table:table-cell>
          <table:table-cell table:style-name="ce22"/>
        </table:table-row>
        <table:table-row table:style-name="ro1">
          <table:table-cell table:style-name="ce11" office:value-type="float" office:value="1051" calcext:value-type="float">
            <text:p>1051</text:p>
          </table:table-cell>
          <table:table-cell table:style-name="ce16" office:value-type="string" calcext:value-type="string">
            <text:p><text:s/>BaseController.java</text:p>
          </table:table-cell>
          <table:table-cell table:style-name="ce16" office:value-type="string" calcext:value-type="string">
            <text:p><text:s text:c="9"/>int i = data.compareTo(data1);</text:p>
          </table:table-cell>
          <table:table-cell table:style-name="ce22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14" office:value-type="string" calcext:value-type="string">
            <text:p><text:s/>Cliente.java</text:p>
          </table:table-cell>
          <table:table-cell table:style-name="ce14" office:value-type="string" calcext:value-type="string">
            <text:p><text:s text:c="9"/>return this.nome.compareTo(c.getNom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To(Cliente c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Arrays.sort(lista);</text:p>
          </table:table-cell>
          <table:table-cell table:style-name="ce22"/>
        </table:table-row>
        <table:table-row table:style-name="ro1">
          <table:table-cell table:style-name="ce11" office:value-type="float" office:value="1093" calcext:value-type="float">
            <text:p>1093</text:p>
          </table:table-cell>
          <table:table-cell table:style-name="ce16" office:value-type="string" calcext:value-type="string">
            <text:p><text:s/>Cliente.java</text:p>
          </table:table-cell>
          <table:table-cell table:style-name="ce16" office:value-type="string" calcext:value-type="string">
            <text:p><text:s text:c="9"/>int asdf = recibido.compareTo(numeroPA);</text:p>
          </table:table-cell>
          <table:table-cell table:style-name="ce22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14" office:value-type="string" calcext:value-type="string">
            <text:p><text:s/>CacambaDAO.java</text:p>
          </table:table-cell>
          <table:table-cell table:style-name="ce14" office:value-type="string" calcext:value-type="string">
            <text:p><text:s/><text:tab/><text:tab/><text:tab/>sql = "Select * from Cacamba order by fabricacao"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String sql = "Select * from cacamba order by descricao"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minhaoDAO.java</text:p>
          </table:table-cell>
          <table:table-cell table:style-name="ce14" office:value-type="string" calcext:value-type="string">
            <text:p><text:s/><text:tab/><text:tab/><text:tab/>sql = "Select * from caminhao order by fabricante"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String sql = "Select * from caminhao order by modelo"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MovimentoDAO.java</text:p>
          </table:table-cell>
          <table:table-cell table:style-name="ce16" office:value-type="string" calcext:value-type="string">
            <text:p><text:s/><text:tab/><text:tab/><text:tab/>sql = "Select * from Movimento order by " + tipo + ""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essoaDAO.java</text:p>
          </table:table-cell>
          <table:table-cell table:style-name="ce14" office:value-type="string" calcext:value-type="string">
            <text:p><text:s/><text:tab/><text:tab/><text:tab/>sql = "Select * from cliente order by nome"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String sql = "Select * from cliente order by nome"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ResultSetRegressionTest.java</text:p>
          </table:table-cell>
          <table:table-cell table:style-name="ce16" office:value-type="string" calcext:value-type="string">
            <text:p><text:s text:c="13"/>String statement = "select foo.id, foo.data, bar.data from foo, bar<text:tab/>where foo.id = bar.id order by foo.id"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StatementRegressionTest.java</text:p>
          </table:table-cell>
          <table:table-cell table:style-name="ce14" office:value-type="string" calcext:value-type="string">
            <text:p><text:s text:c="17"/>testRS.getBigDecimal(1).compareTo(new BigDecimal(Integer.MAX_VALUE)) == 1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testRS.getBigDecimal(2).compareTo(new BigDecimal(Integer.MAX_VALUE)) == 1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if (e.getCause() instanceof IOException &amp;&amp; "Packets received out of order".compareTo(e.getCause().getMessage()) == 0) {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StressRegressionTest.java</text:p>
          </table:table-cell>
          <table:table-cell table:style-name="ce16" office:value-type="string" calcext:value-type="string">
            <text:p><text:s text:c="13"/>Collections.sort(elapsedTimes);</text:p>
          </table:table-cell>
          <table:table-cell table:style-name="ce22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14" office:value-type="string" calcext:value-type="string">
            <text:p><text:s/>Anadir.java</text:p>
          </table:table-cell>
          <table:table-cell table:style-name="ce14" office:value-type="string" calcext:value-type="string">
            <text:p><text:s text:c="13"/>if (nombregrupo.compareTo(grupo.getGrupo()) == 0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if (nombreProfe.compareTo(profe.getNombre() + " " + profe.getApellidos()) ==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*if(getIntent().getExtras().getString("accion").compareTo("modificar")==0)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if (spinertipo.getSelectedItem().toString().compareTo("complementaria") == 0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rincipal.java</text:p>
          </table:table-cell>
          <table:table-cell table:style-name="ce14" office:value-type="string" calcext:value-type="string">
            <text:p><text:s text:c="21"/>if(g.getId().compareTo(idgrupo)==0)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if(ac.getIdActividad().compareTo(id)==0)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(p.getId().compareTo(id)==0)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if(p.getId().compareTo(id)==0){</text:p>
          </table:table-cell>
          <table:table-cell table:style-name="ce21"/>
        </table:table-row>
        <table:table-row table:style-name="ro1">
          <table:table-cell table:style-name="ce11" office:value-type="float" office:value="1214" calcext:value-type="float">
            <text:p>1214</text:p>
          </table:table-cell>
          <table:table-cell table:style-name="ce16" office:value-type="string" calcext:value-type="string">
            <text:p><text:s/>Data.java</text:p>
          </table:table-cell>
          <table:table-cell table:style-name="ce16" office:value-type="string" calcext:value-type="string">
            <text:p><text:s text:c="13"/>//Arrays.sort(lista);</text:p>
          </table:table-cell>
          <table:table-cell table:style-name="ce22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14" office:value-type="string" calcext:value-type="string">
            <text:p><text:s/>FileLruCache.java</text:p>
          </table:table-cell>
          <table:table-cell table:style-name="ce14" office:value-type="string" calcext:value-type="string">
            <text:p><text:s text:c="17"/>return getFile().compareTo(another.getFil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ublic int compareTo(ModifiedFile another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GraphObjectAdapter.java</text:p>
          </table:table-cell>
          <table:table-cell table:style-name="ce14" office:value-type="string" calcext:value-type="string">
            <text:p><text:s text:c="21"/>public int compare(GraphObject a, GraphObject b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Collections.sort(section, new Comparator&lt;GraphObject&gt;(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Collections.sort(sectionKeys, Collator.getInstance());</text:p>
          </table:table-cell>
          <table:table-cell table:style-name="ce21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16" office:value-type="string" calcext:value-type="string">
            <text:p><text:s/>CadastroProdutos.java</text:p>
          </table:table-cell>
          <table:table-cell table:style-name="ce16" office:value-type="string" calcext:value-type="string">
            <text:p><text:s text:c="9"/>con_fornecedor.executeSQL("select * from fornecedor order by nome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ContasReceber.java</text:p>
          </table:table-cell>
          <table:table-cell table:style-name="ce16" office:value-type="string" calcext:value-type="string">
            <text:p><text:s text:c="9"/>con_devedores.executeSQL("select * from clientesdev order by nomecliente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RelatorioClientes1.java</text:p>
          </table:table-cell>
          <table:table-cell table:style-name="ce16" office:value-type="string" calcext:value-type="string">
            <text:p><text:s text:c="9"/>con_clientesdev.executeSQL("select * from clientesdev order by nomecliente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RelatorioClientesQuitados.java</text:p>
          </table:table-cell>
          <table:table-cell table:style-name="ce14" office:value-type="string" calcext:value-type="string">
            <text:p><text:s text:c="9"/>con_crediario.executeSQL("select * from crediario order by nota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String sql = "select * from crediario where cliente like '%"+jt_nomeCliente.getText()+"%' order by nota"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RelatorioEstoque.java</text:p>
          </table:table-cell>
          <table:table-cell table:style-name="ce16" office:value-type="string" calcext:value-type="string">
            <text:p><text:s text:c="9"/>con_estoque.executeSQL("select * from estoque_merc order by nome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SelecionarContasDatas.java</text:p>
          </table:table-cell>
          <table:table-cell table:style-name="ce16" office:value-type="string" calcext:value-type="string">
            <text:p><text:s text:c="9"/>con_devedores.executeSQL("select * from clientesdev order by nomecliente"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VendasCrediario.java</text:p>
          </table:table-cell>
          <table:table-cell table:style-name="ce16" office:value-type="string" calcext:value-type="string">
            <text:p><text:s text:c="9"/>con_clientes.executeSQL("select * from clientes order by nome");</text:p>
          </table:table-cell>
          <table:table-cell table:style-name="ce22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16" office:value-type="string" calcext:value-type="string">
            <text:p><text:s/>CarrinhoDao.java</text:p>
          </table:table-cell>
          <table:table-cell table:style-name="ce16" office:value-type="string" calcext:value-type="string">
            <text:p><text:s text:c="9"/>String sql = "select * from carrinho where idCliente=? order by dataPedido Desc limit 1"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DaoProduto.java</text:p>
          </table:table-cell>
          <table:table-cell table:style-name="ce16" office:value-type="string" calcext:value-type="string">
            <text:p><text:s/>order by " + ordem;<text:line-break/>1261-- DaoProduto.java-- <text:s text:c="16"/>" order by " + ordem;<text:line-break/>1180-- ClimaServiceImpl.java-- <text:tab/><text:tab/><text:tab/>if(temperaturaDTO.getMinTemp().compareTo(temperaturaMinima) &lt; 0) {<text:line-break/>1180-- ClimaServiceImpl.java-- <text:tab/><text:tab/><text:tab/>if(temperaturaDTO.getMaxTemp().compareTo(temperaturaMaxima) &gt; 0) {<text:line-break/>1689-- PedidoController.java-- <text:s text:c="16"/>Collections.sort(pedidosList, new ComparatorPedidoClienteNumero());<text:line-break/>1689-- ProdutoController.java-- <text:s text:c="12"/>Collections.sort(categoriasList, new ComparatorCategoriaDescricao());<text:line-break/>1689-- ComparatorCategoriaDescricao.java-- <text:s text:c="4"/>public int compare(Object o1, Object o2) {<text:line-break/>1689-- ComparatorCategoriaDescricao.java-- <text:s text:c="12"/>return cat1.getDescricao().compareTo(cat2.getDescricao());<text:line-break/>1689-- ComparatorPedidoClienteNumero.java-- <text:s text:c="4"/>public int compare(Object o1, Object o2) {<text:line-break/>1689-- ComparatorPedidoClienteNumero.java-- <text:s text:c="12"/>return idCli1.compareTo(idCli2);<text:line-break/>1689-- ComparatorPedidoClienteNumero.java-- <text:s text:c="12"/>return p1.getNumero().compareTo(p2.getNumero());<text:line-break/>1843-- ClienteController.java-- <text:tab/><text:tab/>List&lt;HistoricoCompras&gt; historicoCompras = this.historicoComprasService.findAllClientesOrderByValorTotalDesc();<text:line-break/>1843-- HistoricoComprasServiceImpl.java-- <text:tab/>public List&lt;HistoricoCompras&gt; findAllClientesOrderByValorTotalDesc() {<text:line-break/>1843-- HistoricoComprasService.java-- <text:tab/>List&lt;HistoricoCompras&gt; findAllClientesOrderByValorTotalDesc();<text:line-break/>1695-- Cd.java-- <text:tab/>public int compareTo(Object o) {<text:line-break/>1695-- Dvd.java-- <text:tab/>public int compareTo(Object o) {<text:line-break/>1695-- Livro.java-- <text:tab/>public int compareTo(Object o) {<text:line-break/>1695-- LojaMain.java-- <text:tab/><text:tab/>Collections.sort(lista, new Comparator&lt;Produto&gt;() {<text:line-break/>1695-- LojaMain.java-- <text:tab/><text:tab/><text:tab/>public int compare(Produto p1, Produto p2) {<text:line-break/>1695-- LojaMain.java-- <text:tab/><text:tab/><text:tab/><text:tab/>return p1.getNome().compareTo(p2.getNome());<text:line-break/>1311-- EstadoRepository.java-- <text:tab/>public List&lt;Estado&gt; findAllByOrderByNome();<text:line-break/>1311-- EstadoService.java-- <text:tab/><text:tab/>return repo.findAllByOrderByNome();<text:line-break/>314-- Font.java-- <text:tab/>public int compareTo(final Object object) {<text:line-break/>314-- Phrase.java-- <text:s text:c="16"/><text:tab/><text:tab/>|| f.compareTo(previous.getFont()) == 0)<text:line-break/>314-- AcroFields.java-- <text:s text:c="8"/>Collections.sort(sorter, new AcroFields.SorterComparator());<text:line-break/>314-- AcroFields.java-- <text:tab/><text:tab/>public int compare(final Object o1, final Object o2) {<text:line-break/>314-- IntHashtable.java-- <text:s text:c="4"/><text:tab/>Arrays.sort(res);<text:line-break/>314-- PdfDocument.java-- <text:s text:c="12"/>if (chunk.font().compareTo(currentFont) != 0) {<text:line-break/>314-- PdfName.java-- <text:tab/>public int compareTo(final Object object) {<text:line-break/>314-- PdfNumberTree.java-- <text:s text:c="8"/>Arrays.sort(numbers);<text:line-break/>314-- PdfReader.java-- <text:s text:c="8"/>Arrays.sort(sortedNames);<text:line-break/>314-- PdfNameTree.java-- <text:s text:c="8"/>Arrays.sort(names);<text:line-break/>314-- PdfFont.java-- <text:tab/>public int compareTo(final Object object) {<text:line-break/>314-- PdfWriter.java-- <text:tab/><text:tab/><text:tab/>public int compareTo(final Object o) {<text:line-break/>314-- PdfSignatureAppearance.java-- <text:s text:c="8"/>Arrays.sort(this.range, 1, this.range.length - 1);<text:line-break/>314-- TrueTypeFontUnicode.java-- <text:tab/>public int compare(final Object o1, final Object o2) {<text:line-break/>314-- TrueTypeFontUnicode.java-- <text:s text:c="8"/>Arrays.sort(metrics, this);<text:line-break/>314-- TrueTypeFontSubSet.java-- <text:s text:c="8"/>Arrays.sort(activeGlyphs);<text:line-break/>314-- JBIG2SegmentReader.java-- <text:tab/><text:tab/>public int compareTo(final Object o) {<text:line-break/>314-- JBIG2SegmentReader.java-- <text:tab/><text:tab/><text:tab/>return this.compareTo((JBIG2Segment)o);<text:line-break/>314-- TIFFField.java-- <text:tab/>public int compareTo(final Object o) {<text:line-break/>314-- PdfVersionImp.java-- <text:tab/><text:tab/>if (this.catalog_version == null || this.catalog_version.compareTo(version) &lt; 0) {<text:line-break/>314-- PdfVersionImp.java-- <text:tab/><text:tab/><text:tab/><text:tab/>int diff = de.getBaseversion().compareTo(extension.getAsName(PdfName.BASEVERSION));<text:line-break/>314-- XmlDomWriter.java-- <text:s text:c="16"/>if (curName.compareTo(name) &lt; 0) {<text:line-break/>314-- Font.java-- <text:tab/>public int compareTo(final Object object) {<text:line-break/>314-- Phrase.java-- <text:s text:c="16"/><text:tab/><text:tab/>|| f.compareTo(previous.getFont()) == 0)<text:line-break/>314-- AcroFields.java-- <text:s text:c="8"/>Collections.sort(sorter, new AcroFields.SorterComparator());<text:line-break/>314-- AcroFields.java-- <text:tab/><text:tab/>public int compare(final Object o1, final Object o2) {<text:line-break/>314-- IntHashtable.java-- <text:s text:c="4"/><text:tab/>Arrays.sort(res);<text:line-break/>314-- PdfDocument.java-- <text:s text:c="12"/>if (chunk.font().compareTo(currentFont) != 0) {<text:line-break/>314-- PdfName.java-- <text:tab/>public int compareTo(final Object object) {<text:line-break/>314-- PdfNumberTree.java-- <text:s text:c="8"/>Arrays.sort(numbers);<text:line-break/>314-- PdfReader.java-- <text:s text:c="8"/>Arrays.sort(sortedNames);<text:line-break/>314-- PdfNameTree.java-- <text:s text:c="8"/>Arrays.sort(names);<text:line-break/>314-- PdfFont.java-- <text:tab/>public int compareTo(final Object object) {<text:line-break/>314-- PdfWriter.java-- <text:tab/><text:tab/><text:tab/>public int compareTo(final Object o) {<text:line-break/>314-- PdfSignatureAppearance.java-- <text:s text:c="8"/>Arrays.sort(this.range, 1, this.range.length - 1);<text:line-break/>314-- TrueTypeFontUnicode.java-- <text:tab/>public int compare(final Object o1, final Object o2) {<text:line-break/>314-- TrueTypeFontUnicode.java-- <text:s text:c="8"/>Arrays.sort(metrics, this);<text:line-break/>314-- TrueTypeFontSubSet.java-- <text:s text:c="8"/>Arrays.sort(activeGlyphs);<text:line-break/>314-- JBIG2SegmentReader.java-- <text:tab/><text:tab/>public int compareTo(final Object o) {<text:line-break/>314-- JBIG2SegmentReader.java-- <text:tab/><text:tab/><text:tab/>return this.compareTo((JBIG2Segment)o);<text:line-break/>314-- TIFFField.java-- <text:tab/>public int compareTo(final Object o) {<text:line-break/>314-- PdfVersionImp.java-- <text:tab/><text:tab/>if (this.catalog_version == null || this.catalog_version.compareTo(version) &lt; 0) {<text:line-break/>314-- PdfVersionImp.java-- <text:tab/><text:tab/><text:tab/><text:tab/>int diff = de.getBaseversion().compareTo(extension.getAsName(PdfName.BASEVERSION));<text:line-break/>314-- XmlDomWriter.java-- <text:s text:c="16"/>if (curName.compareTo(name) &lt; 0) {<text:line-break/>1243-- ConsultaVendasGUI.java-- <text:s text:c="11"/>preenchertabela("select * from Vendas order by idVendas");<text:line-break/>1243-- ClienteGUI.java-- <text:s text:c="12"/>preenchertabela("SELECT * FROM Cliente order by CPF_CNPJ");<text:line-break/>1243-- FornecedoGUI.java-- <text:s text:c="13"/>preenchertabela("select * from Fornecedor order by IdFornecedor");<text:line-break/>1243-- OrcamentoGUI.java-- <text:s text:c="9"/>if(o.getValorReparo().compareTo(BigDecimal.ZERO) == 0){<text:line-break/>1243-- OrcamentoGUI.java-- <text:s text:c="9"/>if(o.getSinal().compareTo(BigDecimal.ZERO) == 0){<text:line-break/>677-- PaymentGateway.java-- <text:tab/><text:tab/><text:tab/>if (paymentData.getValue().compareTo(new BigDecimal(500)) &lt;= 0) {<text:line-break/>1223-- Book.java-- <text:tab/><text:tab/>= "select b from Book b where b.releaseDate &lt;= now() order by b.id desc";<text:line-break/>1156-- DBManager.java-- <text:s text:c="8"/>PreparedStatement statment = connection.prepareStatement("select * from produtos order by nome");<text:line-break/>918-- ClienteRepository.java-- <text:tab/><text:tab/>return manager.createQuery("select c from Cliente c order by c.id")<text:line-break/>1111-- MozillaKeyStoreUtilities.java-- <text:tab/><text:tab/><text:tab/>Collections.sort(firefoxDirectories, new Comparator&lt;String&gt;() {<text:line-break/>1111-- MozillaKeyStoreUtilities.java-- <text:tab/><text:tab/><text:tab/><text:tab/>public int compare(final String o1, final String o2) {<text:line-break/>1111-- MozillaKeyStoreUtilities.java-- <text:tab/><text:tab/><text:tab/><text:tab/><text:tab/>return o1.compareTo(o2);<text:line-break/>1111-- RelationshipComparator.java-- <text:tab/>public int compare(final Element element1, final Element element2) {<text:line-break/>1111-- RelationshipComparator.java-- <text:s text:c="8"/>return id1.compareTo(id2);<text:line-break/>1111-- RelationshipTransformService.java-- <text:s text:c="8"/>Collections.sort(relationshipElements, new RelationshipComparator());<text:line-break/>1111-- ReadNodesTree.java-- <text:s text:c="8"/>Arrays.sort(solucion);// de mayor a menor<text:line-break/>1111-- KeyStoreUtilities.java-- <text:s text:c="4"/><text:tab/>Arrays.sort(orderedFriendlyNames, new Comparator&lt;NameCertificateBean&gt;() {<text:line-break/>1111-- KeyStoreUtilities.java-- <text:tab/><text:tab/><text:tab/>public int compare(final NameCertificateBean o1, final NameCertificateBean o2) {<text:line-break/>923-- FormaPgtoDAO.java-- <text:tab/><text:tab/><text:tab/>consulta = sessao.createQuery("from FormaPgto order by fpg_descricao");<text:line-break/>923-- FormaPgtoDAO.java-- <text:tab/><text:tab/><text:tab/>consulta = sessao.createQuery("from FormaPgto where fpg_descricao like :parametro order by fpg_descricao");<text:line-break/>923-- PessoaDAO.java-- <text:tab/><text:tab/><text:tab/>consulta = sessao.createQuery("from Pessoa order by pes_nome");<text:line-break/>923-- PessoaDAO.java-- <text:tab/><text:tab/><text:tab/><text:tab/><text:tab/>+ "where pes_nome like :parametro order by pes_nome");<text:line-break/>923-- ProdutoDAO.java-- <text:tab/><text:tab/><text:tab/>consulta = sessao.createQuery("from Produto order by pro_nome");<text:line-break/>923-- ProdutoDAO.java-- <text:tab/><text:tab/><text:tab/>consulta = sessao.createQuery("from Produto where pro_nome like :parametro order by pro_nome");<text:line-break/>132-- BeaconStructure.java-- <text:s text:c="8"/>Collections.sort(list, new Comparator&lt;Map.Entry&lt;String, Beacon&gt;&gt;() {<text:line-break/>132-- BeaconStructure.java-- <text:s text:c="12"/>public int compare(Map.Entry&lt;String, Beacon&gt; o1, Map.Entry&lt;String, Beacon&gt; o2) {<text:line-break/>132-- Beacon.java-- <text:s text:c="4"/>public int compareTo(Object object) {<text:line-break/>192-- PessoaDAO.java-- <text:tab/><text:tab/><text:tab/>sql = "Select * from pessoa order by nome";<text:line-break/>192-- BancosDeDadosDAO.java-- <text:s text:c="8"/>rs= st.executeQuery("select * from bancos_dados order by bdd_nomebd");<text:line-break/>192-- BancosDeDadosDAO.java-- <text:s text:c="12"/>sql="select * from bancos_dados order by bdd_nomebd"; <text:line-break/>192-- BancosDeDadosDAO.java-- <text:s text:c="12"/>sql+=descricao+"%' order by bdd_nomebd"; //descricao = servidor<text:line-break/>192-- BancosDeDadosDAO.java-- <text:s text:c="8"/>sql+=descricao+"%' order by bdd_servidor"; //descricao=servidor<text:line-break/>192-- TipoBancoDAO.java-- <text:s text:c="8"/>rs= st.executeQuery("select * from tipos_bd order by tip_sigla");<text:line-break/>192-- TipoBancoDAO.java-- <text:s text:c="8"/>sql+=descricao+"%' order by tip_sigla"; //descricao = sigla<text:line-break/>192-- TipoBancoDAO.java-- <text:s text:c="8"/>sql+=descricao+"%' order by tip_sigla"; //descricao=sigla<text:line-break/>192-- PessoaDAO.java-- <text:tab/><text:tab/><text:tab/>sql = "Select * from pessoa order by nome";<text:line-break/>192-- ProfissaoDAO.java-- <text:tab/><text:tab/>String sql = "Select * from profissao order by descricao";<text:line-break/>1565-- FileLruCache.java-- <text:s text:c="8"/>public int compareTo(ModifiedFile another) {<text:line-break/>1565-- FileLruCache.java-- <text:s text:c="16"/>return getFile().compareTo(another.getFile());<text:line-break/>1565-- GraphObjectAdapter.java-- <text:s text:c="16"/>Collections.sort(section, new Comparator&lt;GraphObject&gt;() {<text:line-break/>1565-- GraphObjectAdapter.java-- <text:s text:c="20"/>public int compare(GraphObject a, GraphObject b) {<text:line-break/>1565-- GraphObjectAdapter.java-- <text:s text:c="8"/>Collections.sort(sectionKeys, Collator.getInstance());<text:line-break/>1565-- FriendActivity.java-- <text:s text:c="8"/>Collections.sort(publishedItems);<text:line-break/>1565-- FriendActivity.java-- <text:s text:c="8"/>public int compareTo(ActionRow other) {<text:line-break/>1565-- FriendActivity.java-- <text:s text:c="16"/>return publishDate.compareTo(other.publishDate);<text:line-break/>715-- Cliente.java-- <text:s text:c="4"/>public int compareTo(Object o) {<text:line-break/>715-- Cliente.java-- <text:s text:c="8"/>return getNome().compareTo(((Cliente)o).getNome());<text:line-break/>1376-- PedidoController.java-- <text:s text:c="16"/>Collections.sort(pedidos, new ComparatorPedidoClienteNumero());<text:line-break/>1376-- ProdutoController.java-- <text:s text:c="12"/>Collections.sort(categorias, new ComparatorCategoriaDescricao());<text:line-break/>1376-- ComparatorCategoriaDescricao.java-- <text:s text:c="4"/>public int compare(Object o1, Object o2) {<text:line-break/>1376-- ComparatorCategoriaDescricao.java-- <text:s text:c="12"/>return cat1.getDescricao().compareTo(cat2.getDescricao());<text:line-break/>1376-- ComparatorPedidoClienteNumero.java-- <text:s text:c="4"/>public int compare(Object o1, Object o2) {<text:line-break/>1376-- ComparatorPedidoClienteNumero.java-- <text:s text:c="12"/>return idCli1.compareTo(idCli2);<text:line-break/>1376-- ComparatorPedidoClienteNumero.java-- <text:s text:c="12"/>return p1.getNumero().compareTo(p2.getNumero());<text:line-break/>1220-- DAOGenerico.java-- <text:s text:c="4"/>public DAOGenerico&lt;T&gt; OrderBy(String campo, String order) {<text:line-break/>1220-- DAOGenerico.java-- <text:s text:c="16"/>jpql = jpql + " order by " + orderby;<text:line-break/>1220-- FuncionarioDAO.java-- <text:s text:c="19"/>.OrderBy("nome", "ASC").Buscar();<text:line-break/>1220-- PessoaDAO.java-- <text:s text:c="19"/>.OrderBy("nome", "ASC").Buscar();<text:line-break/>1220-- ProdutoDAO.java-- <text:s text:c="20"/>.OrderBy("nome", "ASC").Buscar();<text:line-break/>1220-- VendaDAO.java-- <text:s text:c="24"/>.OrderBy("data", "ASC").Buscar();<text:line-break/>1220-- DAOGenerico.java-- <text:s text:c="4"/>public DAOGenerico&lt;T&gt; OrderBy(String campo, String order) {<text:line-break/>1220-- DAOGenerico.java-- <text:s text:c="16"/>jpql = jpql + " order by " + orderby;<text:line-break/>1220-- FuncionarioDAO.java-- <text:s text:c="20"/>.OrderBy("nome", "ASC").Buscar();<text:line-break/>1220-- PessoaDAO.java-- <text:s text:c="20"/>.OrderBy("nome", "ASC")<text:line-break/>1220-- ProdutoDAO.java-- <text:s text:c="20"/>.OrderBy("nome", "ASC").Buscar();<text:line-break/>1220-- VendaDAO.java-- <text:s text:c="24"/>.OrderBy("data", "ASC").Buscar();<text:line-break/>847-- Estoquista.java-- <text:tab/><text:tab/><text:tab/>if((state == State.mostrandoAtivos) &amp;&amp; (sEventName.compareTo("cadastrarEvent") == 0))<text:line-break/>847-- Estoquista.java-- <text:tab/><text:tab/><text:tab/>else if((state == State.mostrandoInativos) &amp;&amp; (sEventName.compareTo("cadastrarEvent") == 0))<text:line-break/>847-- Estoquista.java-- <text:tab/><text:tab/><text:tab/>else if((state == State.cadastrando) &amp;&amp; (sEventName.compareTo("fazerCadastroAtivosEvent") == 0))<text:line-break/>847-- Estoquista.java-- <text:tab/><text:tab/>else if((state == State.cadastrando) &amp;&amp; (sEventName.compareTo("fazerCadastroInativosEvent") == 0))<text:line-break/>847-- Estoquista.java-- <text:tab/><text:tab/><text:tab/>else if((state == State.mostrandoAtivos) &amp;&amp; (sEventName.compareTo("alterarEvent") == 0))<text:line-break/>847-- Estoquista.java-- <text:tab/><text:tab/><text:tab/>else if((state == State.mostrandoInativos) &amp;&amp; (sEventName.compareTo("alterarEvent") == 0))<text:line-break/>847-- Estoquista.java-- <text:tab/><text:tab/><text:tab/>else if((state == State.alterando) &amp;&amp; (sEventName.compareTo("fazerAlteracoesAtivosEvent") == 0))<text:line-break/>847-- Estoquista.java-- <text:tab/><text:tab/><text:tab/>else if((state == State.alterando) &amp;&amp; (sEventName.compareTo("fazerAlteracoesInativosEvent") == 0))<text:line-break/>847-- Estoquista.java-- <text:tab/><text:tab/><text:tab/>else if((state == State.mostrandoAtivos) &amp;&amp; (sEventName.compareTo("mostrarInativosEvent") == 0))<text:line-break/>847-- Estoquista.java-- <text:tab/><text:tab/><text:tab/>else if((state == State.mostrandoInativos) &amp;&amp; (sEventName.compareTo("mostrarAtivosEvent") == 0))<text:line-break/>847-- Estoquista.java-- <text:tab/><text:tab/><text:tab/>if((state == State.mostrandoAtivos) &amp;&amp; (sEventName.compareTo("cadastrarEvent") == 0))<text:line-break/>847-- Estoquista.java-- <text:tab/><text:tab/><text:tab/>else if((state == State.mostrandoInativos) &amp;&amp; (sEventName.compareTo("cadastrarEvent") == 0))<text:line-break/>847-- Estoquista.java-- <text:tab/><text:tab/><text:tab/>else if((state == State.cadastrando) &amp;&amp; (sEventName.compareTo("fazerCadastroAtivosEvent") == 0))<text:line-break/>847-- Estoquista.java-- <text:tab/><text:tab/>else if((state == State.cadastrando) &amp;&amp; (sEventName.compareTo("fazerCadastroInativosEvent") == 0))<text:line-break/>847-- Estoquista.java-- <text:tab/><text:tab/><text:tab/>else if((state == State.mostrandoAtivos) &amp;&amp; (sEventName.compareTo("alterarEvent") == 0))<text:line-break/>847-- Estoquista.java-- <text:tab/><text:tab/><text:tab/>else if((state == State.mostrandoInativos) &amp;&amp; (sEventName.compareTo("alterarEvent") == 0))<text:line-break/>847-- Estoquista.java-- <text:tab/><text:tab/><text:tab/>else if((state == State.alterando) &amp;&amp; (sEventName.compareTo("fazerAlteracoesAtivosEvent") == 0))<text:line-break/>847-- Estoquista.java-- <text:tab/><text:tab/><text:tab/>else if((state == State.alterando) &amp;&amp; (sEventName.compareTo("fazerAlteracoesInativosEvent") == 0))<text:line-break/>847-- Estoquista.java-- <text:tab/><text:tab/><text:tab/>else if((state == State.mostrandoAtivos) &amp;&amp; (sEventName.compareTo("mostrarInativosEvent") == 0))<text:line-break/>847-- Estoquista.java-- <text:tab/><text:tab/><text:tab/>else if((state == State.mostrandoInativos) &amp;&amp; (sEventName.compareTo("mostrarAtivosEvent") == 0))<text:line-break/>847-- Lote.java-- <text:tab/><text:tab/><text:tab/>if((state == State.encomendados) &amp;&amp; (sEventName.compareTo("cadastrarEvent") == 0))<text:line-break/>847-- Lote.java-- <text:tab/><text:tab/><text:tab/>if((state == State.emEstoque) &amp;&amp; (sEventName.compareTo("cadastrarEvent") == 0))<text:line-break/>847-- Lote.java-- <text:tab/><text:tab/><text:tab/>if((state == State.emProducao) &amp;&amp; (sEventName.compareTo("cadastrarEvent") == 0))<text:line-break/>847-- Lote.java-- <text:tab/><text:tab/><text:tab/>if((state == State.finalizados) &amp;&amp; (sEventName.compareTo("cadastrarEvent") == 0))<text:line-break/>847-- Lote.java-- <text:tab/><text:tab/><text:tab/>if((state == State.cancelados) &amp;&amp; (sEventName.compareTo("cadastrarEvent") == 0))<text:line-break/>847-- Lote.java-- <text:tab/><text:tab/><text:tab/>if((state == State.cadastrando) &amp;&amp; (sEventName.compareTo("fazerCadastroEvent") == 0))<text:line-break/>847-- Lote.java-- <text:tab/><text:tab/><text:tab/>if((state == State.encomendados) &amp;&amp; (sEventName.compareTo("alterarEncomendadosEvent") == 0))<text:line-break/>847-- Lote.java-- <text:tab/><text:tab/><text:tab/>if((state == State.emEstoque) &amp;&amp; (sEventName.compareTo("alterarEmEstoqueEvent") == 0))<text:line-break/>847-- Lote.java-- <text:tab/><text:tab/><text:tab/>if((state == State.emProducao) &amp;&amp; (sEventName.compareTo("alterarEmProducaoEvent") == 0))<text:line-break/>847-- Lote.java-- <text:tab/><text:tab/><text:tab/>if((state == State.finalizados) &amp;&amp; (sEventName.compareTo("alterarFinalizadosEvent") == 0))<text:line-break/>847-- Lote.java-- <text:tab/><text:tab/><text:tab/>if((state == State.cancelados) &amp;&amp; (sEventName.compareTo("alterarCanceladosEvent") == 0))<text:line-break/>847-- Lote.java-- <text:tab/><text:tab/><text:tab/>if((state == State.alterando) &amp;&amp; (sEventName.compareTo("fazerAlteracoesEvent") == 0))<text:line-break/>847-- Lote.java-- <text:tab/><text:tab/><text:tab/>if((state == State.encomendados) &amp;&amp; (sEventName.compareTo("mostrarEmEstoqueEvent") == 0))<text:line-break/>847-- Lote.java-- <text:tab/><text:tab/><text:tab/>if((state == State.emEstoque) &amp;&amp; (sEventName.compareTo("mostrarEncomendadosEvent") == 0))<text:line-break/>847-- Lote.java-- <text:tab/><text:tab/><text:tab/>if((state == State.emEstoque) &amp;&amp; (sEventName.compareTo("mostrarEmProducaoEvent") == 0))<text:line-break/>847-- Lote.java-- <text:tab/><text:tab/><text:tab/>if((state == State.emProducao) &amp;&amp; (sEventName.compareTo("mostrarEmEstoqueEvent") == 0))<text:line-break/>847-- Lote.java-- <text:tab/><text:tab/><text:tab/>if((state == State.emProducao) &amp;&amp; (sEventName.compareTo("mostrarFinalizadosEvent") == 0))<text:line-break/>847-- Lote.java-- <text:tab/><text:tab/><text:tab/>if((state == State.finalizados) &amp;&amp; (sEventName.compareTo("mostrarEmProducaoEvent") == 0))<text:line-break/>847-- Lote.java-- <text:tab/><text:tab/><text:tab/>if((state == State.finalizados) &amp;&amp; (sEventName.compareTo("mostrarCanceladosEvent") == 0))<text:line-break/>847-- Lote.java-- <text:tab/><text:tab/><text:tab/>if((state == State.cancelados) &amp;&amp; (sEventName.compareTo("mostrarFinalizadosEvent") == 0))<text:line-break/>847-- MateriaPrima.java-- <text:tab/><text:tab/><text:tab/>if((state == State.mostrando) &amp;&amp; (sEventName.compareTo("cadastrarEvent") == 0))<text:line-break/>847-- MateriaPrima.java-- <text:tab/><text:tab/><text:tab/>if((state == State.mostrando) &amp;&amp; (sEventName.compareTo("alterarEvent") == 0))<text:line-break/>847-- MateriaPrima.java-- <text:tab/><text:tab/><text:tab/>if((state == State.cadastrando) &amp;&amp; (sEventName.compareTo("fazerCadastroEvent") == 0))<text:line-break/>847-- MateriaPrima.java-- <text:tab/><text:tab/><text:tab/>if((state == State.alterando) &amp;&amp; (sEventName.compareTo("fazerAlteracoesEvent") == 0))<text:line-break/>847-- Produto.java-- <text:tab/><text:tab/><text:tab/>if((state == State.emProducao) &amp;&amp; (sEventName.compareTo("cadastrarEvent") == 0))<text:line-break/>847-- Produto.java-- <text:tab/><text:tab/><text:tab/>if((state == State.emEstoque) &amp;&amp; (sEventName.compareTo("cadastrarEvent") == 0))<text:line-break/>847-- Produto.java-- <text:tab/><text:tab/><text:tab/>if((state == State.cadastrando) &amp;&amp; (sEventName.compareTo("fazerCadastroEvent") == 0))<text:line-break/>847-- Produto.java-- <text:tab/><text:tab/><text:tab/>if((state == State.emProducao) &amp;&amp; (sEventName.compareTo("alterarEmProducaoEvent") == 0))<text:line-break/>847-- Produto.java-- <text:tab/><text:tab/><text:tab/>if((state == State.emEstoque) &amp;&amp; (sEventName.compareTo("alterarEmEstoqueEvent") == 0))<text:line-break/>847-- Produto.java-- <text:tab/><text:tab/><text:tab/>if((state == State.alterando) &amp;&amp; (sEventName.compareTo("fazerAlteracoesEvent") == 0))<text:line-break/>847-- Produto.java-- <text:tab/><text:tab/><text:tab/>if((state == State.emProducao) &amp;&amp; (sEventName.compareTo("mostrarEmEstoqueEvent") == 0))<text:line-break/>847-- Produto.java-- <text:tab/><text:tab/><text:tab/>if((state == State.emEstoque) &amp;&amp; (sEventName.compareTo("mostrarEmProducaoEvent") == 0))<text:line-break/>847-- Receita.java-- <text:tab/><text:tab/><text:tab/>if((state == State.mostrando) &amp;&amp; (sEventName.compareTo("cadastrarEvent") == 0))<text:line-break/>847-- Receita.java-- <text:tab/><text:tab/><text:tab/>if((state == State.mostrando) &amp;&amp; (sEventName.compareTo("alterarEvent") == 0))<text:line-break/>847-- Receita.java-- <text:tab/><text:tab/><text:tab/>if((state == State.cadastrando) &amp;&amp; (sEventName.compareTo("fazerCadastroEvent") == 0))<text:line-break/>847-- Receita.java-- <text:tab/><text:tab/><text:tab/>if((state == State.alterando) &amp;&amp; (sEventName.compareTo("fazerAlteracoesEvent") == 0))<text:line-break/>1296-- CategoriaDAO.java-- <text:s text:c="8"/>String sql = "SELECT * FROM tipo order by codDescricao asc";<text:line-break/>1296-- ProdutoDAO.java-- <text:s text:c="8"/>String sql = "select produto.nome,tipo.nome,descricaoproduto.valor from descricaoproduto join tipo on descricaoproduto.descricao = tipo.id join produto on descricaoproduto.produto = produto.id where produto.id=? order by tipo.nome asc;";<text:line-break/>1369-- ClienteDAO.java-- <text:s text:c="8"/>Query query = getManager().createQuery("select c from Cliente c order by c.nome");<text:line-break/>1369-- ClienteDAO.java-- <text:s text:c="8"/>Query query = getManager().createQuery("select c from Cliente c where c.nome like '%"+nome+"%' order by c.nome");<text:line-break/>1369-- ProdutoDAO.java-- <text:s text:c="8"/>Query query = getManager().createQuery("select c from Produto c order by c.descricao");<text:line-break/>1369-- ProdutoDAO.java-- <text:s text:c="8"/>Query query = getManager().createQuery("select c from Produto c where c.descricao like '%"+nome+"%' order by c.descricao");<text:line-break/>1369-- VendaDAO.java-- <text:s text:c="8"/>Query query = getManager().createQuery("select v from Venda v order by v.data");<text:line-break/>1369-- VendaDAO.java-- <text:s text:c="8"/>Query query = getManager().createQuery("select v from Venda v join v.cliente c where c.nome like '%"+nome+"%' order by v.data");<text:line-break/>1597-- ProdutoDTO.java-- <text:tab/><text:tab/>this.filiais.sort(Comparator.comparing(Filial::getDistancia));<text:line-break/>165-- Cliente.java-- <text:s text:c="4"/>public int compareTo(Cliente outro) {<text:line-break/>165-- Cliente.java-- <text:s text:c="8"/>return this.nome.compareTo(outro.getNome());<text:line-break/>822-- Data.java-- <text:s text:c="11"/>// Arrays.sort(lista);<text:line-break/>479-- Clientes.java-- <text:s text:c="12"/>Collections.sort(Telefono);<text:line-break/>479-- Clientes.java-- <text:s text:c="12"/>Collections.sort(Email);<text:line-break/>479-- Emails.java-- <text:s text:c="8"/>public int compareTo(Emails em){<text:line-break/>479-- Emails.java-- <text:s text:c="12"/>return email.compareTo(em.email);<text:line-break/>479-- Telefonos.java-- <text:s text:c="8"/>public int compareTo(Telefonos tlf){<text:line-break/>479-- Telefonos.java-- <text:s text:c="12"/>return tlf.telef.compareTo(telef);//Ordenará los datos añadidos al ArrayList teléfonos de mayor a menor.<text:line-break/>1589-- Pedido.java-- <text:tab/><text:tab/><text:tab/><text:tab/>Collections.sort(listaPlacas);<text:line-break/>1589-- Pedido.java-- <text:tab/><text:tab/><text:tab/><text:tab/>Collections.sort(listaProcessador);<text:line-break/>1589-- Pedido.java-- <text:tab/><text:tab/><text:tab/><text:tab/>Collections.sort(listaHd);<text:line-break/>1056-- Data.java-- <text:s text:c="12"/>//Arrays.sort(lista);<text:line-break/>308-- TipoUsuarioDAO.java-- <text:s text:c="20"/>+ "order by nome";<text:line-break/>369-- Municipio.java-- <text:s text:c="4"/>public int compareTo(Municipio o) {<text:line-break/>369-- Municipio.java-- <text:s text:c="8"/>int comp = uf.compareTo(o.uf);<text:line-break/>369-- MunicipioService.java-- <text:s text:c="16"/>.sorted((m1, m2) -&gt; -m1.compareTo(m2))<text:line-break/>369-- MunicipioService.java-- <text:s text:c="16"/>.sorted((m1, m2) -&gt; -m1.compareTo(m2))<text:line-break/>1472-- MenuDTO.java-- import javax.persistence.OrderBy;<text:line-break/>1472-- MenuDTO.java-- <text:tab/>@OrderBy(value="dropIndex")<text:line-break/>1472-- PerfilDTO.java-- import javax.persistence.OrderBy;<text:line-break/>1472-- PerfilDTO.java-- //<text:tab/>//@OrderBy(value ="Perfil.descricao") <text:line-break/>1472-- PerfilDTO.java-- <text:tab/>@OrderBy(value ="dropIndex")<text:line-break/>1086-- CidadeDAO.java-- <text:tab/><text:tab/><text:tab/>consulta = sessao.createQuery(" from Cidade order by cid_nome ");<text:line-break/>1086-- EstadoDAO.java-- <text:tab/><text:tab/><text:tab/>consulta = sessao.createQuery(" from Estado order by est_nome ");<text:line-break/>1086-- EstadoDAO.java-- <text:tab/><text:tab/><text:tab/><text:tab/><text:tab/>+ "where est_nome like :paramentro order by est_nome");<text:line-break/>1086-- FormaPagamentoDAO.java-- <text:tab/><text:tab/><text:tab/>consulta = sessao.createQuery(" from FormaPagamento order by descricao ");<text:line-break/>1086-- FormaPagamentoDAO.java-- <text:tab/><text:tab/><text:tab/><text:tab/><text:tab/>+ "where descricao like :paramentro order by descricao");<text:line-break/>1086-- FabricanteDAO.java-- <text:tab/><text:tab/><text:tab/>consulta = sessao.createQuery("from Fabricante order by nome ");<text:line-break/>1086-- FabricanteDAO.java-- <text:tab/><text:tab/><text:tab/><text:tab/><text:tab/>+ "where nome like :parametro order by nome");<text:line-break/>1086-- PessoaDAO.java-- <text:tab/><text:tab/><text:tab/>consulta = sessao.createQuery(" from Pessoa order by nome ");<text:line-break/>1086-- PessoaDAO.java-- <text:tab/><text:tab/><text:tab/><text:tab/><text:tab/>+ "where nome like :paramentro order by nome");<text:line-break/>1086-- ProdutoDAO.java-- <text:tab/><text:tab/><text:tab/>consulta = sessao.createQuery("from Produto order by nome ");<text:line-break/>1086-- ProdutoDAO.java-- <text:tab/><text:tab/><text:tab/><text:tab/><text:tab/>+ "where nome like :parametro order by nome");<text:line-break/>1094-- Gruporepository.java-- <text:tab/><text:tab/>return this.em.createQuery("from Grupo order by nome", Grupo.class).getResultList();<text:line-break/>1094-- Produtorepository.java-- <text:tab/><text:tab/>return manager.createQuery("from Produto order by nome", Produto.class)<text:line-break/>383-- Arbol_Archivo_IdString.java-- <text:s text:c="8"/>int compare = id.compareTo(t);<text:line-break/>383-- Arbol_Archivo_IdString.java-- <text:s text:c="8"/>int compare = id.compareTo(t);<text:line-break/>383-- Arbol_Archivo_IdString.java-- <text:s text:c="8"/>int compare = id.compareTo(t);<text:line-break/>1842-- Pedido.java-- <text:tab/><text:tab/>return this.getValorTotal().compareTo(BigDecimal.ZERO) &lt; 0;<text:line-break/>1015-- Inbox.java-- <text:tab/><text:tab/>public int compareTo(InboxMessage o) {<text:line-break/>1015-- Inbox.java-- <text:tab/><text:tab/><text:tab/>return messageType.compareTo(o.getMessageType());<text:line-break/>1015-- Inbox.java-- <text:tab/><text:tab/>Collections.sort(list);<text:line-break/>1273-- cadProdutos.java-- <text:s text:c="8"/>conexao_cat.executaSql("select * from categoria order by nome");<text:line-break/>797-- DataAccess.java-- <text:tab/><text:tab/><text:tab/>String statement = "SELECT top 1 p.Descripcion, DateDiff('day',CURRENT_DATE(),p.fechafin) as Restantes from LOGPENALIZACION p INNER JOIN USUARIOS u on u.User = p.user WHERE p.User='"+user+"' order by Restantes desc";<text:line-break/>880-- DataBaseHelper.java-- <text:s text:c="8"/>String query = "SELECT \"ROWID\" from FormHvkof_solicitud order by \"ROWID\" DESC limit 1";<text:line-break/>880-- DataBaseHelper.java-- <text:s text:c="16"/>" order by p.orden, c.panta, p.desc_panta";<text:line-break/>989-- ResumoActivity.java-- <text:s text:c="8"/>Collections.sort(anos); //planetsArray will be sorted<text:line-break/>1418-- AdministradorInternalServlet.java-- <text:tab/><text:tab/>if(action.compareTo("update") == 0) {<text:line-break/>1418-- AdministradorInternalServlet.java-- <text:tab/><text:tab/>}else if(action.compareTo("create") == 0) {<text:line-break/>1418-- CategoriaInternalServlet.java-- <text:tab/><text:tab/>if(action.compareTo("update") == 0) {<text:line-break/>1418-- CategoriaInternalServlet.java-- <text:tab/><text:tab/>}else if(action.compareTo("create") == 0) {<text:line-break/>1418-- CompraInternalServlet.java-- <text:tab/><text:tab/>if(action.compareTo("update") == 0) {<text:line-break/>1418-- CompraInternalServlet.java-- <text:tab/><text:tab/>}else if(action.compareTo("create") == 0) {<text:line-break/>1418-- ClienteInternalServlet.java-- <text:tab/><text:tab/>if(action.compareTo("update") == 0) {<text:line-break/>1418-- ClienteInternalServlet.java-- <text:tab/><text:tab/>}else if(action.compareTo("create") == 0) {<text:line-break/>1418-- ProdutoInternalServlet.java-- <text:tab/><text:tab/>if(action.compareTo("update") == 0) {<text:line-break/>1418-- ProdutoInternalServlet.java-- <text:tab/><text:tab/>}else if(action.compareTo("create") == 0) {<text:line-break/>1442-- VendaEndpointIT.java-- // <text:s text:c="7"/>collect.sort(Comparator.comparingLong(VendaDTO::getCodigoPedidoStelo).reversed());<text:line-break/>1442-- VendaEndpointIT.java-- // <text:s text:c="7"/>collect.sort(Comparator.comparingLong(VendaDTO::getCodigoPedidoStelo).reversed());<text:line-break/>1442-- VendaEndpointIT.java-- // <text:s text:c="7"/>collect.sort(Comparator.comparingLong(VendaDTO::getCodigoPedidoStelo).reversed());<text:line-break/>1442-- VendaEndpointIT.java-- // <text:s text:c="7"/>collect.sort(Comparator.comparingLong(VendaDTO::getCodigoPedidoStelo).reversed());<text:line-break/>1442-- VendaEndpointIT.java-- // <text:s text:c="7"/>collect.sort(Comparator.comparingLong(VendaDTO::getCodigoPedidoStelo).reversed());<text:line-break/>1442-- VendaEndpointIT.java-- // <text:s text:c="7"/>collect.sort(Comparator.comparingLong(VendaDTO::getCodigoPedidoStelo).reversed());<text:line-break/>1460-- CadastroVenda.java-- <text:tab/><text:tab/>if ("Finalizar".compareTo(e.getActionCommand()) == 0) {<text:line-break/>1460-- CadastroDeUsuario.java-- <text:tab/><text:tab/>if ("Gravar".compareTo(e.getActionCommand()) == 0) {<text:line-break/>1460-- Login.java-- <text:tab/><text:tab/>if ("Entrar".compareTo(e.getActionCommand()) == 0) {<text:line-break/>1460-- Login.java-- <text:tab/><text:tab/>} else if ("Cancelar".compareTo(e.getActionCommand()) == 0) {<text:line-break/>1260-- ClienteProduto.java-- <text:tab/>@NamedQuery(name="ClienteProduto.cadastrada", query="SELECT c FROM ClienteProduto c WHERE c.cliente.idPessoa=:idPessoa order by c.produto.nmProduto")<text:line-break/>1260-- ClienteFabricante.java-- <text:tab/>@NamedQuery(name="ClienteFabricante.cadastrada", query="SELECT c FROM ClienteFabricante c inner join c.fabricante f WHERE c.cliente.idPessoa=:idPessoa order by f.nmRazaoSocial")<text:line-break/>1260-- Cultura.java-- <text:tab/>@NamedQuery(name="Cultura.todos", query="SELECT c FROM Cultura c WHERE c.snStatus=1 order by c.nmCultura")<text:line-break/>1260-- ClienteCultura.java-- <text:tab/>@NamedQuery(name="ClienteCultura.cadastrada", query="SELECT c FROM ClienteCultura c <text:s/>WHERE c.cliente.idPessoa=:idPessoa order by c.cultura.nmCultura")<text:line-break/>1260-- Fabricante.java-- <text:tab/>@NamedQuery(name="Fabricante.todos", query="SELECT f FROM Fabricante f WHERE f.snStatus=1 order by f.nmRazaoSocial")<text:line-break/>1260-- Produto.java-- <text:tab/>@NamedQuery(name="Produto.todos", query="SELECT p FROM Produto p WHERE p.snDisponivelVenda='S' AND p.snStatus=1 order by p.nmProduto"),<text:line-break/>1260-- Produto.java-- <text:tab/>@NamedQuery(name="Produto.nomeProduto", query="SELECT p FROM Produto p WHERE p.nmProduto like :nomeProduto AND p.snDisponivelVenda='S' AND p.snStatus=1 order by p.nmProduto")<text:line-break/>1260-- CategoriaClienteRepository.java-- <text:tab/><text:tab/><text:tab/>return manager.createQuery("from CategoriaCliente cc order by cc.nmCategoriaCliente ASC", CategoriaCliente.class)<text:line-break/>1260-- EstadoRepository.java-- <text:tab/><text:tab/><text:tab/>return manager.createQuery("from Estado e order by e.sgEstado ASC", Estado.class)<text:line-break/>1260-- ProdutoRepository.java-- <text:tab/><text:tab/><text:tab/><text:tab/><text:tab/><text:tab/><text:tab/><text:tab/><text:tab/><text:tab/>"order by " + queryOrdenacao;<text:tab/><text:tab/><text:tab/><text:tab/><text:line-break/>1260-- ProdutoRepository.java-- <text:tab/><text:tab/><text:tab/><text:tab/><text:tab/><text:tab/><text:tab/><text:tab/><text:tab/><text:tab/>"order by "+ queryOrdenacao;<text:line-break/>1260-- SetorRepository.java-- <text:tab/><text:tab/><text:tab/>return manager.createQuery("from Setor s order by s.nmSetor ASC", Setor.class)<text:line-break/>1712-- CamisaDao.java-- <text:tab/><text:tab/>return manager.createQuery("from Camisa c order by id asc", Camisa.class).setMaxResults(9).getResultList();<text:line-break/>1712-- CamisaDao.java-- <text:tab/><text:tab/>return manager.createQuery("from Camisa c order by id desc", Camisa.class).setMaxResults(9).getResultList();<text:line-break/>1812-- EstadoRepository.java-- <text:tab/>public List&lt;Estado&gt; findAllByOrderByNome();<text:line-break/>1812-- EstadoService.java-- <text:tab/><text:tab/>return repo.findAllByOrderByNome();<text:line-break/>1703-- Compras.java-- <text:s text:c="8"/>public int compare(Produto p1, Produto p2) {<text:line-break/>1703-- Compras.java-- <text:s text:c="12"/>return p1.getTitulo().compareTo(p2.getTitulo());<text:line-break/>1703-- Compras.java-- <text:s text:c="8"/>public int compare(Produto p1, Produto p2) {<text:line-break/>1703-- Compras.java-- <text:s text:c="8"/>public int compare(Produto p1, Produto p2) {<text:line-break/>1703-- Compras.java-- <text:s text:c="8"/>public int compare(Compras c1, Compras c2) {<text:line-break/>1703-- InternalTelaCompras.java-- <text:s text:c="12"/>Collections.sort(listaDeCompras, data);<text:line-break/>1703-- InternalTelaCompras.java-- <text:s text:c="12"/>Collections.sort(listaDeCompras, maiorPreco);<text:line-break/>1703-- InternalTelaCompras.java-- <text:s text:c="12"/>Collections.sort(listaDeCompras, menorPreco);<text:line-break/>1703-- InternalTelaCompras.java-- <text:s text:c="12"/>Collections.sort(listaDeCompras, descricao);<text:line-break/>1561-- ProdutoDAO.java-- <text:tab/><text:tab/><text:tab/>consulta = sessao.createQuery("from Produto order by pro_nome");<text:line-break/>1561-- ProdutoDAO.java-- <text:tab/><text:tab/><text:tab/><text:tab/><text:tab/>+ "where pro_nome like :parametro order by pro_nome");<text:line-break/>1326-- CidadeRepository.java-- <text:tab/>@Query("select obj from Cidade obj where obj.estado.id = :estadoId order by obj.nome")<text:line-break/>1326-- EstadoRepository.java-- <text:tab/>List&lt;Estado&gt; findAllByOrderByNome();<text:line-break/>1326-- EstadoService.java-- <text:tab/><text:tab/>return rep.findAllByOrderByNome();<text:line-break/>846-- TipoOcorrenciaDAO.java-- <text:s text:c="8"/>String sql = "select * from tipo_ocorrencia order by nome";<text:line-break/>1536-- Cliente.java-- <text:tab/>public int compareTo(Cliente cliente) {<text:line-break/>1536-- Cliente.java-- <text:tab/><text:tab/>return id.compareTo(cliente.id);<text:line-break/>1536-- Departamento.java-- <text:tab/>public int compareTo(Departamento departamento) {<text:line-break/>1536-- Departamento.java-- <text:tab/><text:tab/>return id.compareTo(departamento.id);<text:line-break/>1536-- Marca.java-- <text:tab/>public int compareTo(Marca marca) {<text:line-break/>1536-- Marca.java-- <text:tab/><text:tab/>return id.compareTo(marca.id);<text:line-break/>1536-- Produto.java-- <text:tab/>public int compareTo(Produto produto) {<text:line-break/>1536-- Produto.java-- <text:tab/><text:tab/>return id.compareTo(produto.id);<text:line-break/>1830-- SiteController.java-- <text:tab/><text:tab/><text:tab/>produtos = produtoRepository.findByTipoConsoleOrderByNome(tipoConsole);<text:line-break/>1830-- SiteController.java-- <text:tab/><text:tab/><text:tab/>produtos = produtoRepository.findByTipoConsoleOrderByPrecoVenda(tipoConsole);<text:line-break/>1830-- SiteController.java-- <text:tab/><text:tab/><text:tab/>produtos = produtoRepository.findByTipoConsoleOrderByPrecoVendaDesc(tipoConsole);<text:line-break/>1830-- SiteController.java-- <text:tab/><text:tab/><text:tab/>produtos = produtoRepository.findByTipoConsoleAndTipoProdutoOrderByNome(tipoConsole, tipoProduto);<text:line-break/>1830-- SiteController.java-- <text:tab/><text:tab/><text:tab/>produtos = produtoRepository.findByTipoConsoleAndTipoProdutoOrderByPrecoVenda(tipoConsole, tipoProduto);<text:line-break/>1830-- SiteController.java-- <text:tab/><text:tab/><text:tab/>produtos = produtoRepository.findByTipoConsoleAndTipoProdutoOrderByPrecoVendaDesc(tipoConsole, tipoProduto);<text:line-break/>1830-- SiteController.java-- <text:tab/><text:tab/><text:tab/>jogos = jogoRepository.findByGeneroAndTipoConsoleOrderByNome(idGenero, idConsole);<text:line-break/>1830-- SiteController.java-- <text:tab/><text:tab/><text:tab/>jogos = jogoRepository.findByGeneroAndTipoConsoleOrderByPrecoVenda(idGenero, idConsole);<text:line-break/>1830-- SiteController.java-- <text:tab/><text:tab/><text:tab/>jogos = jogoRepository.findByGeneroAndTipoConsoleOrderByPrecoVendaDesc(idGenero, idConsole);<text:line-break/>1830-- JogoRepository.java-- <text:tab/>List&lt;Jogo&gt; findByGeneroAndTipoConsoleOrderByNome(@Param("genero") Long genero, @Param("console") Long console);<text:line-break/>1830-- JogoRepository.java-- <text:tab/>List&lt;Jogo&gt; findByGeneroAndTipoConsoleOrderByPrecoVenda(@Param("genero") Long genero, @Param("console") Long console);<text:line-break/>1830-- JogoRepository.java-- <text:tab/>List&lt;Jogo&gt; findByGeneroAndTipoConsoleOrderByPrecoVendaDesc(@Param("genero") Long genero, @Param("console") Long console);<text:line-break/>1830-- ProdutoRepository.java-- <text:tab/>List&lt;Produto&gt; findByTipoConsoleOrderByNome(TipoConsole tipoConsole);<text:line-break/>1830-- ProdutoRepository.java-- <text:tab/>List&lt;Produto&gt; findByTipoConsoleOrderByPrecoVenda(TipoConsole tipoConsole);<text:line-break/>1830-- ProdutoRepository.java-- <text:tab/>List&lt;Produto&gt; findByTipoConsoleOrderByPrecoVendaDesc(TipoConsole tipoConsole);<text:line-break/>1830-- ProdutoRepository.java-- <text:tab/>List&lt;Produto&gt; findByTipoConsoleAndTipoProdutoOrderByNome(TipoConsole tipoConsole, TipoProduto tipoProduto);<text:line-break/>1830-- ProdutoRepository.java-- <text:tab/>List&lt;Produto&gt; findByTipoConsoleAndTipoProdutoOrderByPrecoVenda(TipoConsole tipoConsole, TipoProduto tipoProduto);<text:line-break/>1830-- ProdutoRepository.java-- <text:tab/>List&lt;Produto&gt; findByTipoConsoleAndTipoProdutoOrderByPrecoVendaDesc(TipoConsole tipoConsole, TipoProduto tipoProduto);<text:line-break/>1830-- ProdutoService.java-- <text:tab/><text:tab/>if (desconto.compareTo(new BigDecimal(100)) &gt;= 0) {<text:line-break/>1095-- HashShardMapping.java-- <text:s text:c="8"/>public int compare(ShardIndex i1, ShardIndex i2) {<text:line-break/>1095-- HashShardMapping.java-- <text:s text:c="12"/>return i2.getBound().compareTo(i1.getBound());<text:line-break/>1095-- HashShardMapping.java-- <text:s text:c="12"/>if (i.getBound().compareTo(hashedKey) &lt;= 0) {<text:line-break/>1095-- RangeShardMapping.java-- <text:s text:c="8"/>public int compare(ShardIndex i1, ShardIndex i2) {<text:line-break/>1095-- RangeShardMapping.java-- <text:s text:c="12"/>return bound2.compareTo(bound1); // this reverses it<text:line-break/>1095-- Server.java-- <text:s text:c="4"/>public int compareTo(Server other) {<text:line-break/>1095-- Server.java-- <text:s text:c="8"/>return getUuid().compareTo(other.getUuid());<text:line-break/>1095-- DatabaseMetaData.java-- <text:s text:c="8"/>public int compareTo(IndexMetaDataKey indexInfoKey) {<text:line-break/>1095-- DatabaseMetaData.java-- <text:s text:c="12"/>if ((compareResult = this.columnNonUnique.compareTo(indexInfoKey.columnNonUnique)) != 0) {<text:line-break/>1095-- DatabaseMetaData.java-- <text:s text:c="12"/>if ((compareResult = this.columnType.compareTo(indexInfoKey.columnType)) != 0) {<text:line-break/>1095-- DatabaseMetaData.java-- <text:s text:c="12"/>if ((compareResult = this.columnIndexName.compareTo(indexInfoKey.columnIndexName)) != 0) {<text:line-break/>1095-- DatabaseMetaData.java-- <text:s text:c="12"/>return this.columnOrdinalPosition.compareTo(indexInfoKey.columnOrdinalPosition);<text:line-break/>1095-- DatabaseMetaData.java-- <text:s text:c="8"/>public int compareTo(TableMetaDataKey tablesKey) {<text:line-break/>1095-- DatabaseMetaData.java-- <text:s text:c="12"/>if ((compareResult = this.tableType.compareTo(tablesKey.tableType)) != 0) {<text:line-break/>1095-- DatabaseMetaData.java-- <text:s text:c="12"/>if ((compareResult = this.tableCat.compareTo(tablesKey.tableCat)) != 0) {<text:line-break/>1095-- DatabaseMetaData.java-- <text:s text:c="12"/>if ((compareResult = this.tableSchem.compareTo(tablesKey.tableSchem)) != 0) {<text:line-break/>1095-- DatabaseMetaData.java-- <text:s text:c="12"/>return this.tableName.compareTo(tablesKey.tableName);<text:line-break/>1095-- DatabaseMetaData.java-- <text:s text:c="8"/>public int compareTo(ComparableWrapper&lt;K, V&gt; other) {<text:line-break/>1095-- DatabaseMetaData.java-- <text:s text:c="12"/>return getKey().compareTo(other.getKey());<text:line-break/>1095-- DatabaseMetaData.java-- <text:s text:c="12"/>Collections.sort(resultsAsList);<text:line-break/>1095-- DatabaseMetaData.java-- <text:s text:c="48"/>if (dummy.compareTo(foreignTableWithCase) != 0) {<text:line-break/>1095-- DatabaseMetaData.java-- <text:s text:c="48"/>if (parsedInfo.referencedTable.compareTo(primaryTableWithCase) != 0) {<text:line-break/>1095-- DatabaseMetaData.java-- <text:s text:c="4"/>public int getMaxColumnsInOrderBy() throws SQLException {<text:line-break/>1095-- DatabaseMetaData.java-- <text:s text:c="20"/>Collections.sort(procsOrFuncsToExtractList);<text:line-break/>1095-- DatabaseMetaData.java-- <text:s text:c="16"/>// Required to be sorted in name-order by JDBC spec, in 'normal' case getProcedures takes care of this for us, but if system tables are<text:line-break/>1095-- DatabaseMetaData.java-- <text:s text:c="16"/>// Collections.sort(proceduresToExtractList);<text:line-break/>1095-- DatabaseMetaData.java-- <text:s text:c="12"/>Collections.sort(procedureRowsToSort);<text:line-break/>1095-- DatabaseMetaData.java-- <text:s text:c="4"/>public boolean supportsExpressionsInOrderBy() throws SQLException {<text:line-break/>1095-- DatabaseMetaData.java-- <text:s text:c="4"/>public boolean supportsOrderByUnrelated() throws SQLException {<text:line-break/>1095-- ResultSetImpl.java-- <text:s text:c="16"/>if (overflowCheck &amp;&amp; this.jdbcCompliantTruncationForReads &amp;&amp; ((asBigInt.compareTo(new BigInteger(String.valueOf(Long.MAX_VALUE))) &gt; 0)<text:line-break/>1095-- ResultSetImpl.java-- <text:s text:c="24"/>|| (asBigInt.compareTo(new BigInteger(String.valueOf(Long.MIN_VALUE))) &lt; 0))) {<text:line-break/>1095-- ResultSetImpl.java-- <text:s text:c="16"/>if (overflowCheck &amp;&amp; this.jdbcCompliantTruncationForReads &amp;&amp; ((asBigInt.compareTo(new BigInteger(String.valueOf(Short.MAX_VALUE))) &gt; 0)<text:line-break/>1095-- ResultSetImpl.java-- <text:s text:c="24"/>|| (asBigInt.compareTo(new BigInteger(String.valueOf(Short.MIN_VALUE))) &lt; 0))) {<text:line-break/>1095-- TestDumpCommands.java-- <text:s text:c="8"/>public int compare(Server s1, Server s2) {<text:line-break/>1095-- TestDumpCommands.java-- <text:s text:c="12"/>l = s1.getHostname().compareTo(s2.getHostname());<text:line-break/>1095-- TestDumpCommands.java-- <text:s text:c="12"/>l = ((Integer) s1.getPort()).compareTo(s2.getPort());<text:line-break/>1095-- TestDumpCommands.java-- <text:s text:c="8"/>Collections.sort(servers, serverHostnamePortSorter);<text:line-break/>1095-- TestFabricMySQLConnectionSharding.java-- <text:s text:c="12"/>rs = this.conn.createStatement().executeQuery("select x from testGlobalTableCreation order by 1");<text:line-break/>1095-- TestHABasics.java-- <text:s text:c="8"/>ResultSet rs = s.executeQuery("select name from fruits order by 1");<text:line-break/>1095-- MetaDataRegressionTest.java-- <text:s text:c="20"/>previousDb.compareTo(this.rs.getString(1)) &lt; 0);<text:line-break/>1095-- ResultSetRegressionTest.java-- <text:s text:c="5"/>* Tests fix for BUG#2654, "Column 'column.table' not found" when "order by</text:p>
          </table:table-cell>
          <table:table-cell table:style-name="ce22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16" office:value-type="string" calcext:value-type="string">
            <text:p><text:s/>AsciiStringInputStream.java</text:p>
          </table:table-cell>
          <table:table-cell table:style-name="ce16" office:value-type="string" calcext:value-type="string">
            <text:p><text:s text:c="2"/>* Minimal InputStream subclass to fetch low order bytes from a String.&lt;p&gt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Cache.java</text:p>
          </table:table-cell>
          <table:table-cell table:style-name="ce14" office:value-type="string" calcext:value-type="string">
            <text:p><text:s text:c="13"/>sortTimer.elapsedTimeToMessage("Cache.sort() total time"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public int compare(Object a, Object b) 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Sort.sort(rowTable, rowComparator, 0, count 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Collation.java</text:p>
          </table:table-cell>
          <table:table-cell table:style-name="ce16" office:value-type="string" calcext:value-type="string">
            <text:p><text:s text:c="13"/>i = a.compareTo(b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Column.java</text:p>
          </table:table-cell>
          <table:table-cell table:style-name="ce14" office:value-type="string" calcext:value-type="string">
            <text:p><text:s text:c="17"/>i = ((BigDecimal) a).compareTo((BigDecimal) b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if (bi.compareTo(MAX_INT) &gt; 0 || bi.compareTo(MIN_INT) &lt; 0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if (bi.compareTo(MAX_LONG) &gt; 0 || bi.compareTo(MIN_LONG) &lt; 0) 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if (bo.compareTo(bd) != signum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Expression.java</text:p>
          </table:table-cell>
          <table:table-cell table:style-name="ce14" office:value-type="string" calcext:value-type="string">
            <text:p><text:s text:c="17"/>// if an order by column alias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// todo order by colum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6"/>* Check if this expression can be included in an order by claus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boolean canBeInOrderBy(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int <text:s text:c="12"/>joinedTableColumnIndex = 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rivate boolean isDescending; <text:s text:c="18"/>// if it is a column in a order by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HsqlArrayHeap.java</text:p>
          </table:table-cell>
          <table:table-cell table:style-name="ce16" office:value-type="string" calcext:value-type="string">
            <text:p><text:s/>// <text:s text:c="11"/>public int compare(Object a, Object b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HsqlArrayList.java</text:p>
          </table:table-cell>
          <table:table-cell table:style-name="ce16" office:value-type="string" calcext:value-type="string">
            <text:p><text:s text:c="9"/>Sort.sort(elementData, c, 0, elementCount 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HsqlDatabaseProperties.java</text:p>
          </table:table-cell>
          <table:table-cell table:style-name="ce16" office:value-type="string" calcext:value-type="string">
            <text:p><text:s text:c="9"/>int check = version.substring(0, 5).compareTo(THIS_VERSION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HsqlNameManager.java</text:p>
          </table:table-cell>
          <table:table-cell table:style-name="ce16" office:value-type="string" calcext:value-type="string">
            <text:p><text:s text:c="9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HsqlTimer.java</text:p>
          </table:table-cell>
          <table:table-cell table:style-name="ce16" office:value-type="string" calcext:value-type="string">
            <text:p><text:s text:c="5"/>public int compare(Object a, Object b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JavaSystem.java</text:p>
          </table:table-cell>
          <table:table-cell table:style-name="ce16" office:value-type="string" calcext:value-type="string">
            <text:p><text:s text:c="9"/>return a.toUpperCase().compareTo(b.toUpperCase()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jdbcDatabaseMetaData.java</text:p>
          </table:table-cell>
          <table:table-cell table:style-name="ce14" office:value-type="string" calcext:value-type="string">
            <text:p><text:s text:c="5"/>public boolean supportsExpressionsInOrderBy() throws SQLException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5"/>public boolean supportsOrderByUnrelated() throws SQLException 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getMaxColumnsInOrderBy() throws SQLException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arser.java</text:p>
          </table:table-cell>
          <table:table-cell table:style-name="ce14" office:value-type="string" calcext:value-type="string">
            <text:p><text:s text:c="17"/>parseOrderBy(select, vcolumn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e <text:s text:c="4"/>= resolveOrderByExpression(e, select, vcolumn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return resolveOrderByColumnIndex(e, vcolumn, visiblecols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// order by 1,2,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subQueryList.sort((SubQuery) subQueryList.get(0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private static Expression resolveOrderByColumnIndex(Expression e,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private static Expression resolveOrderByExpression(Expression e,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rivate void parseOrderBy(Select select,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Select.java</text:p>
          </table:table-cell>
          <table:table-cell table:style-name="ce14" office:value-type="string" calcext:value-type="string">
            <text:p><text:s text:c="21"/>&amp;&amp;!exprColumns[i].canBeInOrderBy()) {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// the result is perhaps wider (due to group and order by)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SetFunction.java</text:p>
          </table:table-cell>
          <table:table-cell table:style-name="ce16" office:value-type="string" calcext:value-type="string">
            <text:p><text:s text:c="13"/>if ( result.compareTo(bigint) != 0 ){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Sort.java</text:p>
          </table:table-cell>
          <table:table-cell table:style-name="ce14" office:value-type="string" calcext:value-type="string">
            <text:p><text:s text:c="13"/>return ((String) a).compareTo((String) b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ublic int compare(Object a, Object b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SubQuery.java</text:p>
          </table:table-cell>
          <table:table-cell table:style-name="ce16" office:value-type="string" calcext:value-type="string">
            <text:p><text:s text:c="5"/>public int compare(Object a, Object b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ableFilter.java</text:p>
          </table:table-cell>
          <table:table-cell table:style-name="ce16" office:value-type="string" calcext:value-type="string">
            <text:p><text:s text:c="5"/>// order by explicitly issuing instead: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estGroupByHaving.java</text:p>
          </table:table-cell>
          <table:table-cell table:style-name="ce14" office:value-type="string" calcext:value-type="string">
            <text:p><text:s text:c="22"/>+ "group by superior_id " + "order by superior_id " + ""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22"/>+ "order by superior_id " + ""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TestSelf.java</text:p>
          </table:table-cell>
          <table:table-cell table:style-name="ce14" office:value-type="string" calcext:value-type="string">
            <text:p><text:s text:c="17"/>+ "from TabProfile order by id desc"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Sort.sort((Object[]) filelist, new Sort.StringComparator(), 0,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TestSql.java</text:p>
          </table:table-cell>
          <table:table-cell table:style-name="ce16" office:value-type="string" calcext:value-type="string">
            <text:p><text:s text:c="17"/>System.out.println(md.getMaxColumnsInOrderBy()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estSqlPersistent.java</text:p>
          </table:table-cell>
          <table:table-cell table:style-name="ce16" office:value-type="string" calcext:value-type="string">
            <text:p><text:s text:c="13"/>// as ASCII stream, ignoring the high order bytes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estSubselect.java</text:p>
          </table:table-cell>
          <table:table-cell table:style-name="ce14" office:value-type="string" calcext:value-type="string">
            <text:p><text:s text:c="13"/>+ " and fruits.color_id = colors.id" + " order by 1"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select name from fruits where id in (select fruit_id from trees where id &lt; 3) order by name";<text:line-break/>1263-- TestSubselect.java-- <text:s text:c="12"/>"select a.name from fruits a where a.id in (select b.fruit_id from trees b where b.id &lt; 3) order by name";<text:line-break/>1263-- TestSubselect.java-- <text:s text:c="12"/>"select name from fruits where id in (select fruit_id from trees) order by name";<text:line-break/>1263-- TestSubselect.java-- <text:s text:c="12"/>"select a.name from fruits a where a.id in (select b.fruit_id from trees b) order by a.name";<text:line-break/>1263-- TestSubselect.java-- <text:s text:c="12"/>"select val from colors where id in (select id from trees where fruit_id = 3) order by val";<text:line-break/>1263-- TestSubselect.java-- <text:s text:c="12"/>"select a.val from colors a where a.id in (select b.id from trees b where b.fruit_id = 3) order by a.val";<text:line-break/>1263-- TestSubselect.java-- <text:s text:c="12"/>"select name from trees where id in (select id from trees where fruit_id = 3) order by name";<text:line-break/>1263-- TestSubselect.java-- <text:s text:c="12"/>"select a.name from trees a where a.id in (select b.id from trees b where b.fruit_id = 3) order by a.name";<text:line-break/>1263-- TestSubselect.java-- <text:s text:c="12"/>"select sizes.val from trees, sizes where sizes.id = trees.size_id and trees.id in (select id from trees where fruit_id = 3) order by sizes.val";<text:line-break/>1263-- TestSubselect.java-- <text:s text:c="12"/>"select name from trees where size_id in (select id from sizes where val = 'large') and fruit_id in (select id from fruits where color_id = 1) order by name";<text:line-break/>1263-- TestSubselect.java-- <text:s text:c="12"/>"select name from trees where fruit_id in (select id from fruits where color_id in (select id from colors where val = 'red')) order by name";<text:line-break/>1263-- TestSubselect.java-- <text:s text:c="12"/>"select name from fruits where id not in (select fruit_id from trees) order by name";<text:line-break/>1263-- TestSubselect.java-- <text:s text:c="12"/>"select name from fruits where id not in (select id from fruits where color_id &gt; 1 ) order by name";<text:line-break/>1263-- TestSubselect.java-- <text:s text:c="12"/>"select a.val, b.name from sizes a, trees b where a.id = b.size_id and b.id in (select a.id from trees a, fruits b where a.fruit_id = b.id and b.name='red delicious') order by a.val";<text:line-break/>1263-- DatabaseManagerSwing.java-- <text:s text:c="12"/>// <text:s text:c="2"/>Collections.sort(tables);<text:line-break/>1263-- SqlFile.java-- <text:s text:c="16"/>return (tokens[0].length() &gt; tokens[2].length() || ((tokens[0].length() == tokens[2].length()) &amp;&amp; tokens[0].compareTo(tokens[2]) &gt; 0))<text:line-break/>1263-- SqlFile.java-- <text:s text:c="16"/>return (tokens[2].length() &gt; tokens[0].length() || ((tokens[2].length() == tokens[0].length()) &amp;&amp; tokens[2].compareTo(tokens[0]) &gt; 0))<text:line-break/>1263-- TransferTable.java-- <text:s text:c="8"/>if (Stmts.sType.compareTo("TABLE") == 0) {<text:line-break/>1263-- TransferTable.java-- <text:s text:c="8"/>} else if (Stmts.sType.compareTo("VIEW") == 0) {<text:line-break/>1263-- TransferDb.java-- <text:s text:c="20"/>if ((type.compareTo("TABLE") == 0)<text:line-break/>1263-- TransferDb.java-- <text:s text:c="28"/>|| (type.compareTo("VIEW") == 0)) {<text:line-break/>1263-- TransferDb.java-- <text:s text:c="8"/>if (TTable.Stmts.sType.compareTo("TABLE") == 0) {<text:line-break/>1263-- TransferDb.java-- <text:s text:c="8"/>} else if (TTable.Stmts.sType.compareTo("VIEW") == 0) {<text:line-break/>1263-- TransferDb.java-- <text:s text:c="8"/>if (TTable.Stmts.sType.compareTo("TABLE") == 0) {<text:line-break/>1263-- TransferDb.java-- <text:s text:c="8"/>} else if (TTable.Stmts.sType.compareTo("VIEW") == 0) {<text:line-break/>1263-- TransferDb.java-- <text:s text:c="8"/>if (TTable.Stmts.sType.compareTo("VIEW") == 0) {<text:line-break/>1263-- TableSorter.java-- <text:s text:c="8"/>public int compare(Object o1, Object o2) {<text:line-break/>1263-- TableSorter.java-- <text:s text:c="12"/>return ((Comparable) o1).compareTo(o2);<text:line-break/>1263-- TableSorter.java-- <text:s text:c="8"/>public int compare(Object o1, Object o2) {<text:line-break/>1263-- TableSorter.java-- <text:s text:c="12"/>return o1.toString().compareTo(o2.toString());<text:line-break/>1263-- TableSorter.java-- <text:s text:c="16"/>Arrays.sort(viewToModel);<text:line-break/>1263-- TableSorter.java-- <text:s text:c="8"/>public int compareTo(Object o) {<text:line-break/>56-- Departamento.java-- <text:tab/>public int compareTo(Departamento departamento) {<text:line-break/>56-- Departamento.java-- <text:tab/><text:tab/>return id.compareTo(departamento.id);<text:line-break/>707-- LocalizaçãoService.java-- <text:tab/><text:tab/><text:tab/>if (temperaturaDTO.getMinTemp().compareTo(temperaturaMinima) &lt; 0) {<text:line-break/>707-- LocalizaçãoService.java-- <text:tab/><text:tab/><text:tab/>if (temperaturaDTO.getMaxTemp().compareTo(temperaturaMaxima) &gt; 0) {<text:line-break/>1609-- FormaPgtoDAO.java-- <text:tab/><text:tab/><text:tab/>consulta = sessao.createQuery("from FormaPgto order by fpg_descricao");<text:line-break/>1609-- FormaPgtoDAO.java-- <text:tab/><text:tab/><text:tab/>consulta = sessao.createQuery("from FormaPgto where fpg_descricao like: parametro order by fpg_descricao");<text:line-break/>1609-- PessoaDAO.java-- <text:tab/><text:tab/><text:tab/>consulta = sessao.createQuery("from pessoa where pes_id like: parametro order by pes_nome");<text:line-break/>1609-- ProdutoDAO.java-- <text:tab/><text:tab/><text:tab/>consulta = sessao.createQuery("from produto where prod_id like: parametro order by pro_nome");<text:line-break/>1120-- Cliente.java-- <text:s text:c="4"/>public int compareTo(Cliente cliente) {<text:line-break/>1120-- Cliente.java-- <text:s text:c="8"/>return this.nome.compareTo(cliente.getNome());<text:line-break/>1328-- FormaPgtoDAO.java-- <text:tab/><text:tab/><text:tab/>consulta = sessao.createQuery("from FormaPgto order by fpg_descricao");<text:line-break/>1328-- FormaPgtoDAO.java-- <text:tab/><text:tab/><text:tab/>consulta = sessao.createQuery("from FormaPgto where fpg_descricao like: parametro order by fpg_descricao");<text:line-break/>1328-- PessoaDAO.java-- <text:tab/><text:tab/><text:tab/>consulta = sessao.createQuery("from Pessoa order by pes_nome");<text:line-break/>1328-- PessoaDAO.java-- <text:tab/><text:tab/><text:tab/>consulta = sessao.createQuery("from Pessoa where pes_nome like: parametro order by pes_nome");<text:line-break/>1328-- ProdutoDAO.java-- <text:tab/><text:tab/><text:tab/>consulta = sessao.createQuery("from Produto order by pro_nome");<text:line-break/>1328-- ProdutoDAO.java-- <text:tab/><text:tab/><text:tab/>consulta = sessao.createQuery("from Produto where pro_nome like: parametro order by pro_nome");<text:line-break/>1662-- ClienteDAO.java-- <text:tab/><text:tab/><text:tab/>String sql = "select * from cliente order by nome";<text:line-break/>1662-- CategoriaDAO.java-- <text:tab/><text:tab/><text:tab/>String sql = "select * from categoria order by nome";<text:line-break/>1662-- ProdutoDAO.java-- <text:tab/><text:tab/><text:tab/>String sql = "select * from produto order by nome";<text:line-break/>1662-- VendaDAO.java-- <text:tab/><text:tab/><text:tab/>String sql = "select * from venda order by data";<text:line-break/>1662-- VendaDAO.java-- <text:tab/><text:tab/><text:tab/>String sql = "select * from venda where cliente_id = ? order by data"; //<text:line-break/>1662-- TestarListarTodos.java-- <text:tab/><text:tab/><text:tab/>String sql = "select * from categoria order by nome";<text:line-break/>1662-- TestarPesquisar.java-- <text:tab/><text:tab/><text:tab/><text:tab/><text:tab/>"where upper(nome) like ? order by nome";<text:line-break/>380-- AccesoriosFragment.java-- <text:s text:c="32"/>" order by ta.nombre asc;";<text:line-break/>380-- AccesoriosFragment.java-- <text:s text:c="32"/>" order by ta.nombre asc;";<text:line-break/>380-- ChipFragment.java-- <text:s text:c="32"/>" order by ma.nombre asc;";<text:line-break/>380-- ChipFragment.java-- <text:s text:c="36"/>" order by ma.nombre asc;";<text:line-break/>380-- HistorialCreditoFragment.java-- <text:s text:c="16"/>" <text:s text:c="16"/>order by o.fecha desc;";<text:line-break/>380-- HistorialCreditoFragment.java-- <text:s text:c="16"/>" <text:s text:c="16"/>order by o.fecha desc;";<text:line-break/>380-- HistorialContadoFragment.java-- <text:s text:c="16"/>" <text:s text:c="15"/>order by o.fecha desc;";<text:line-break/>380-- HistorialContadoFragment.java-- <text:s text:c="16"/>" <text:s text:c="15"/>order by o.fecha desc;";<text:line-break/>380-- PedidosFragment.java-- <text:s text:c="16"/>" <text:s text:c="28"/>order by o.fecha desc;";<text:line-break/>380-- TelefonoFragment.java-- <text:s text:c="16"/>" order by ma.nombre asc;";<text:line-break/>380-- TelefonoFragment.java-- <text:s text:c="30"/>" order by ma.nombre asc;";<text:line-break/>44-- ArcQuery.java-- <text:s text:c="12"/>Collections.sort(patientList);<text:line-break/>44-- Patient.java-- <text:s text:c="12"/>Collections.sort(list);<text:line-break/>44-- Patient.java-- <text:s text:c="4"/>public int compareTo(Patient p) {<text:line-break/>44-- Patient.java-- <text:s text:c="8"/>return getPatientName().compareTo(p.getPatientName());<text:line-break/>44-- SopInstance.java-- <text:s text:c="4"/>public int compareTo(SopInstance s) {<text:line-break/>44-- SopInstance.java-- <text:s text:c="12"/>c = val1.compareTo(val2);<text:line-break/>44-- SopInstance.java-- <text:s text:c="12"/>return adaptSopInstanceUID(s1, c).compareTo(s2);<text:line-break/>44-- SopInstance.java-- <text:s text:c="12"/>return s1.compareTo(adaptSopInstanceUID(s2, c));<text:line-break/>44-- SopInstance.java-- <text:s text:c="8"/>return s1.compareTo(s2);<text:line-break/>44-- Series.java-- <text:s text:c="12"/>Collections.sort(list);<text:line-break/>44-- Series.java-- <text:s text:c="4"/>public int compareTo(Series s) {<text:line-break/>44-- Series.java-- <text:s text:c="12"/>c = val1.compareTo(val2);<text:line-break/>44-- Series.java-- <text:s text:c="12"/>return getSeriesInstanceUID().compareTo(s.getSeriesInstanceUID());<text:line-break/>44-- Series.java-- <text:s text:c="8"/>return getSeriesInstanceUID().compareTo(s.getSeriesInstanceUID());<text:line-break/>44-- Study.java-- <text:s text:c="12"/>Collections.sort(list);<text:line-break/>44-- Study.java-- <text:s text:c="4"/>public int compareTo(Study s) {<text:line-break/>44-- Study.java-- <text:s text:c="12"/>c = date2.compareTo(date1);<text:line-break/>44-- Study.java-- <text:s text:c="8"/>return getStudyInstanceUID().compareTo(s.getStudyInstanceUID());<text:line-break/>1168-- BaseDados.java-- <text:tab/>Collections.sort(facturas);<text:line-break/>1168-- BaseDados.java-- <text:tab/>Collections.sort(produtos);<text:line-break/>1168-- Factura.java-- <text:tab/>Collections.sort(linhasFactura);<text:line-break/>1168-- Factura.java-- <text:s text:c="4"/>public int compareTo(Factura outra)<text:line-break/>1168-- Factura.java-- <text:tab/>return ((Integer) this.numero).compareTo(outra.numero);<text:line-break/>1168-- LinhaFactura.java-- <text:s text:c="4"/>public int compareTo(LinhaFactura other)<text:line-break/>1168-- LinhaFactura.java-- <text:tab/> <text:s text:c="3"/>result = this.produto.getNome().compareTo(<text:line-break/>1168-- Produto.java-- <text:tab/>public int compareTo(Produto outro)<text:line-break/>1168-- Produto.java-- <text:tab/> <text:s text:c="3"/>return ((Integer) this.codigo).compareTo(outro.codigo);<text:line-break/>68-- MozillaKeyStoreUtilitiesUnix.java-- <text:tab/><text:tab/><text:tab/>Collections.sort(<text:line-break/>68-- MozillaKeyStoreUtilitiesUnix.java-- <text:tab/><text:tab/><text:tab/><text:tab/><text:tab/>public int compare(final String o1, final String o2) {<text:line-break/>68-- MozillaKeyStoreUtilitiesUnix.java-- <text:tab/><text:tab/><text:tab/><text:tab/><text:tab/><text:tab/>return o1.compareTo(o2);<text:line-break/>68-- SignApplet.java-- <text:tab/><text:tab/><text:tab/><text:tab/><text:tab/><text:tab/>java.util.Arrays.sort(indexes);<text:line-break/>68-- SignText.java-- <text:s text:c="8"/>Arrays.sort(finalOrderedAliases, new Comparator&lt;Object&gt;() {<text:line-break/>68-- SignText.java-- <text:tab/><text:tab/><text:tab/>public int compare(final Object o1, final Object o2) {<text:line-break/>68-- CertificateSelectionDialog.java-- <text:tab/> <text:s text:c="3"/>Arrays.sort(certs, CERT_NAME_COMPARATOR);<text:line-break/>68-- CertificateSelectionDialog.java-- <text:tab/><text:tab/>Arrays.sort(certs, CERT_NAME_COMPARATOR);<text:line-break/>68-- CertificateSelectionDialog.java-- <text:tab/><text:tab/>public int compare(final NameCertificateBean o1, final NameCertificateBean o2) {<text:line-break/>68-- Main.java-- <text:s text:c="8"/>if (System.getProperty("java.version").compareTo("1.6.0_18") &lt; 0) { //$NON-NLS-1$ //$NON-NLS-2$<text:line-break/>68-- PrincipalGUI.java-- <text:s text:c="16"/>if (!((Platform.getOS().equals(Platform.OS.LINUX) &amp;&amp; (System.getProperty("java.version").compareTo("1.7.0") &gt; 0) ))){ //$NON-NLS-1$ //$NON-NLS-2$<text:line-break/>68-- PrincipalGUI.java-- <text:s text:c="16"/>if (!((Platform.getOS().equals(Platform.OS.LINUX) &amp;&amp; (System.getProperty("java.version").compareTo("1.7.0") &gt; 0) ))){ //$NON-NLS-1$ //$NON-NLS-2$<text:line-break/>68-- PanelMultifirma.java-- <text:s text:c="12"/>Arrays.sort(nodesIndexes);<text:line-break/>68-- CertFilterManager.java-- <text:tab/><text:tab/>Arrays.sort(sortedFilterValues);<text:line-break/>68-- SearchFilter.java-- <text:tab/> <text:s text:c="19"/>if(val.compareTo(this.value) &gt;= 0) {<text:line-break/>68-- SearchFilter.java-- <text:tab/> <text:s text:c="19"/>if(val.compareTo(this.value) &lt;= 0) {<text:line-break/>68-- RelationshipComparator.java-- <text:tab/>public int compare(final Element element1, final Element element2) {<text:line-break/>68-- RelationshipComparator.java-- <text:s text:c="8"/>return id1.compareTo(id2);<text:line-break/>68-- RelationshipTransformService.java-- <text:s text:c="8"/>Collections.sort(relationshipElements, new RelationshipComparator());<text:line-break/>68-- ReadNodesTree.java-- <text:s text:c="8"/>Arrays.sort(solucion);// de mayor a menor<text:line-break/>1336-- AlteracaoCadastroUsuariosController.java-- <text:tab/><text:tab/>Collections.sort(usuario.getGrupos(), Grupos.POR_NOME);<text:line-break/>1336-- AlteracaoCadastroGrupoController.java-- <text:tab/><text:tab/>Collections.sort(grupo.getPaginas(), Paginas.POR_NOME);<text:line-break/>1336-- ResetSenhaLogins.java-- <text:tab/><text:tab/>Collections.sort(usuario.getGrupos(), Grupos.POR_NOME);<text:line-break/>1336-- CombustivelVeiculosDAOImpl.java-- <text:tab/><text:tab/><text:tab/>String strSql = "select descricao from combustivelVeiculos order by descricao";<text:line-break/>1336-- ClienteFornecedorDAOImpl.java-- <text:tab/><text:tab/>strSql = strSql + " order by c.nomeCompleto";<text:line-break/>1336-- EstadosDAOImpl.java-- <text:tab/><text:tab/><text:tab/>String strSql = "select sigla from estados order by sigla";<text:line-break/>1336-- FornecedorDespesasDAOImpl.java-- <text:tab/><text:tab/><text:tab/>strSql = strSql + " order by nome ";<text:line-break/>1336-- GruposDAOImpl.java-- <text:tab/><text:tab/><text:tab/>strSql = strSql + " order by nome, dataCadastro ";<text:line-break/>1336-- MarcasVeiculosDAOImpl.java-- <text:tab/><text:tab/><text:tab/>String strSql = "select nomeMarca from marcasVeiculos order by nomeMarca";<text:tab/><text:tab/><text:line-break/>1336-- PaginasDAOImpl.java-- <text:tab/><text:tab/><text:tab/>strSql = strSql + " order by nome, dataCadastro ";<text:line-break/>1336-- UsuariosDAOImpl.java-- <text:tab/><text:tab/><text:tab/>strSql = strSql + " order by nome, login, dataCadastro ";<text:line-break/>1336-- VendedorDAOImpl.java-- <text:tab/><text:tab/><text:tab/>strSql = strSql + " order by nome ";<text:line-break/>1336-- VeiculosDAOImpl.java-- <text:tab/><text:tab/><text:tab/>strSql = strSql + " order by marca ";<text:line-break/>1336-- Grupos.java-- <text:tab/><text:tab/>public int compare(Grupos g1, Grupos g2) { <text:line-break/>1336-- Grupos.java-- <text:tab/><text:tab/><text:tab/>return g1.getNome().compareTo(g2.getNome());<text:tab/><text:tab/><text:tab/><text:tab/><text:line-break/>1336-- Grupos.java-- <text:tab/><text:tab/>public int compare(Grupos g1, Grupos g2) { <text:line-break/>1336-- Grupos.java-- <text:tab/>public int compareTo(Grupos g) {<text:line-break/>1336-- Paginas.java-- <text:tab/><text:tab/>public int compare(Paginas p1, Paginas p2) { <text:line-break/>1336-- Paginas.java-- <text:tab/><text:tab/><text:tab/>return p1.getNome().compareTo(p2.getNome());<text:tab/><text:tab/><text:tab/><text:tab/><text:line-break/>1336-- Paginas.java-- <text:tab/><text:tab/>public int compare(Paginas p1, Paginas p2) { <text:line-break/>1336-- Paginas.java-- <text:tab/>public int compareTo(Paginas p) {<text:line-break/>1336-- Filtro.java-- <text:tab/>public int compareTo(Filtro obj) {<text:line-break/>1336-- Filtro.java-- <text:tab/><text:tab/>return getNome().compareTo(obj.getNome());<text:line-break/>1336-- Parametro.java-- <text:tab/>public int compareTo(Parametro obj) {<text:line-break/>1336-- Parametro.java-- <text:tab/><text:tab/>return getNome().compareTo(obj.getNome());<text:line-break/>1336-- RelatorioComissaoVendedorDAOImpl.java-- <text:tab/><text:tab/><text:tab/>strSql = strSql + " order by dataVenda, nomeVendedor, veiculo.marca,veiculo.modelo,veiculo.versao, veiculo.placa ";<text:line-break/>1336-- RelatorioLucroVeiculoDAOImpl.java-- <text:tab/><text:tab/><text:tab/>strSql = strSql + " order by dataVenda, marca, modelo, versao, placa, lucro";<text:line-break/>1336-- RelatorioGastosVeiculosDAOImpl.java-- <text:tab/><text:tab/><text:tab/>strSql = strSql + " order by gastos.dtLancamento, veiculo.placa, veiculo.marca, veiculo.modelo, fornecedor.nome, gastos.nDocumento, gastos.descricao, gastos.valor";<text:line-break/>1336-- RelatorioVeiculosVendidosDAOImpl.java-- <text:tab/><text:tab/><text:tab/>strSql = strSql + " order by venda.dataVenda, venda.valorVenda, vendedor.nome, veiculo.marca, veiculo.modelo, veiculo.versao, veiculo.placa";<text:line-break/>1336-- RelatorioVeiculosDisponiveisDAOImpl.java-- <text:tab/><text:tab/><text:tab/>strSql = strSql + " <text:s/>order by v.marca, v.modelo, v.versao, v.placa";<text:line-break/>1059-- ImagesRepositoryImpl.java-- <text:s text:c="16"/>Collections.sort(items, new Comparator&lt;Image&gt;() {<text:line-break/>1059-- ImagesRepositoryImpl.java-- <text:s text:c="20"/>public int compare(Image image, Image t1) {<text:line-break/>1208-- MemberResourceRESTService.java-- <text:s text:c="6"/>final List&lt;Member&gt; results = em.createQuery("select m from Member m order by m.name").getResultList();<text:line-break/>1796-- TelaGerenciarCaixaController.java-- <text:tab/><text:tab/><text:tab/>listaCaixasDao.sort(new Comparator&lt;Fluxo_caixa2&gt;() {<text:line-break/>1796-- TelaGerenciarCaixaController.java-- <text:tab/><text:tab/><text:tab/><text:tab/>public int compare(Fluxo_caixa2 la1, Fluxo_caixa2 la2) {<text:line-break/>1796-- TelaVendaController.java-- <text:tab/><text:tab/><text:tab/><text:tab/><text:tab/>if (qtdAtualizado.compareTo(new BigDecimal(campoQuantidade.getText())) == -1) { /// �<text:line-break/>1796-- TelaVendaController.java-- <text:tab/><text:tab/><text:tab/><text:tab/><text:tab/>if (qtdAtualizado.compareTo(new BigDecimal(campoQuantidade.getText())) == -1) { /// �<text:line-break/>1796-- TelaGerenciaLicencasAutorizacoesController.java-- <text:tab/><text:tab/><text:tab/>lista_laOrdenada.sort(new Comparator&lt;Licen�a_autorizacao&gt;() {<text:line-break/>1796-- TelaGerenciaLicencasAutorizacoesController.java-- <text:tab/><text:tab/><text:tab/><text:tab/>public int compare(Licen�a_autorizacao la1, Licen�a_autorizacao la2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<text:tab/><text:tab/>if (cliente1.getGastoMensal().compareTo(cliente2.getGastoMensal()) == -1)<text:line-break/>1796-- TelaGerenciarFidelizacaoClientesController.java-- <text:tab/><text:tab/><text:tab/><text:tab/><text:tab/><text:tab/><text:tab/>if (cliente1.getGastoMensal().compareTo(cliente2.getGastoMensal()) == 1)<text:line-break/>1796-- TelaGerenciarFidelizacaoClientesController.java-- <text:tab/><text:tab/><text:tab/><text:tab/><text:tab/><text:tab/>if (cliente.getGastoMensal().compareTo(new BigDecimal("5000")) == 1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<text:tab/><text:tab/>if (cliente1.getGastoMensal().compareTo(cliente2.getGastoMensal()) == -1)<text:line-break/>1796-- TelaGerenciarFidelizacaoClientesController.java-- <text:tab/><text:tab/><text:tab/><text:tab/><text:tab/><text:tab/><text:tab/>if (cliente1.getGastoMensal().compareTo(cliente2.getGastoMensal()) == 1)<text:line-break/>1796-- TelaGerenciarFidelizacaoClientesController.java-- <text:tab/><text:tab/><text:tab/><text:tab/><text:tab/><text:tab/>if (cliente.getGastoMensal().compareTo(new BigDecimal("10000")) == 1) {<text:line-break/>1796-- TelaGerenciarFidelizacaoClientesController.java-- <text:tab/><text:tab/><text:tab/><text:tab/><text:tab/>lista_gasto.sort(new Comparator&lt;Cliente_Gasto&gt;() {<text:line-break/>1796-- TelaGerenciarFidelizacaoClientesController.java-- <text:tab/><text:tab/><text:tab/><text:tab/><text:tab/><text:tab/>public int compare(Cliente_Gasto cliente1, Cliente_Gasto cliente2) {<text:line-break/>1796-- TelaGerenciarFidelizacaoClientesController.java-- <text:tab/><text:tab/><text:tab/><text:tab/><text:tab/><text:tab/><text:tab/>if (cliente1.getGastoMensal().compareTo(cliente2.getGastoMensal()) == -1)<text:line-break/>1796-- TelaGerenciarFidelizacaoClientesController.java-- <text:tab/><text:tab/><text:tab/><text:tab/><text:tab/><text:tab/><text:tab/>if (cliente1.getGastoMensal().compareTo(cliente2.getGastoMensal()) == 1)<text:line-break/>1796-- TelaGerenciarFidelizacaoClientesController.java-- <text:tab/><text:tab/><text:tab/><text:tab/><text:tab/><text:tab/>if (cliente.getGastoMensal().compareTo(new BigDecimal("1000")) == 1) {<text:line-break/>1796-- TelaGerenciarFidelizacaoClientesController.java-- <text:tab/><text:tab/><text:tab/>lista_gasto.sort(new Comparator&lt;Cliente_Gasto&gt;() {<text:line-break/>1796-- TelaGerenciarFidelizacaoClientesController.java-- <text:tab/><text:tab/><text:tab/><text:tab/>public int compare(Cliente_Gasto cliente1, Cliente_Gasto cliente2) {<text:line-break/>1796-- TelaGerenciarFidelizacaoClientesController.java-- <text:tab/><text:tab/><text:tab/><text:tab/><text:tab/>if (cliente1.getGastoMensal().compareTo(cliente2.getGastoMensal()) == -1)<text:line-break/>1796-- TelaGerenciarFidelizacaoClientesController.java-- <text:tab/><text:tab/><text:tab/><text:tab/><text:tab/>if (cliente1.getGastoMensal().compareTo(cliente2.getGastoMensal()) == 1)<text:line-break/>927-- HiloServidor.java-- <text:tab/><text:tab/>if(mensaje.compareTo("Iniciar Conexion")==0) {<text:line-break/>927-- HiloServidor.java-- <text:tab/><text:tab/>if(mensaje.compareTo("Cerrar conexion")==0){<text:line-break/>106-- CharsetMapping.java-- <text:s text:c="16"/>if (currentChoice == null || currentChoice.minimumVersion.compareTo(charset.minimumVersion) &lt; 0<text:line-break/>106-- CharsetMapping.java-- <text:s text:c="24"/>|| currentChoice.priority &lt; charset.priority &amp;&amp; currentChoice.minimumVersion.compareTo(charset.minimumVersion) == 0) {<text:line-break/>106-- ServerVersion.java-- <text:s text:c="4"/>public int compareTo(ServerVersion other) {<text:line-break/>106-- ServerVersion.java-- <text:s text:c="8"/>if ((c = this.major.compareTo(other.getMajor())) != 0) {<text:line-break/>106-- ServerVersion.java-- <text:s text:c="8"/>} else if ((c = this.minor.compareTo(other.getMinor())) != 0) {<text:line-break/>106-- ServerVersion.java-- <text:s text:c="8"/>return this.subminor.compareTo(other.getSubminor());<text:line-break/>106-- EnumPropertyDefinition.java-- <text:s text:c="8"/>return Arrays.stream(this.enumType.getEnumConstants()).map(T::toString).sorted().toArray(String[]::new);<text:line-break/>106-- XDevAPIConnectionUrl.java-- <text:s text:c="12"/>this.hosts.sort(<text:line-break/>106-- ByteValueFactory.java-- <text:s text:c="16"/>&amp;&amp; (i.compareTo(BigInteger.valueOf(Byte.MIN_VALUE)) &lt; 0 || i.compareTo(BigInteger.valueOf(Byte.MAX_VALUE)) &gt; 0)) {<text:line-break/>106-- ByteValueFactory.java-- <text:s text:c="16"/>&amp;&amp; (d.compareTo(BigDecimal.valueOf(Byte.MIN_VALUE)) &lt; 0 || d.compareTo(BigDecimal.valueOf(Byte.MAX_VALUE)) &gt; 0)) {<text:line-break/>106-- BooleanValueFactory.java-- <text:s text:c="8"/>return i.compareTo(BigInteger.valueOf(0)) &gt; 0 || i.compareTo(BigInteger.valueOf(-1)) == 0;<text:line-break/>106-- BooleanValueFactory.java-- <text:s text:c="8"/>return d.compareTo(BigDecimal.valueOf(0)) &gt; 0 || d.compareTo(BigDecimal.valueOf(-1)) == 0;<text:line-break/>106-- DoubleValueFactory.java-- <text:s text:c="8"/>if (this.jdbcCompliantTruncationForReads &amp;&amp; (new BigDecimal(i).compareTo(BigDecimal.valueOf(-Double.MAX_VALUE)) &lt; 0<text:line-break/>106-- DoubleValueFactory.java-- <text:s text:c="16"/>|| new BigDecimal(i).compareTo(BigDecimal.valueOf(Double.MAX_VALUE)) &gt; 0)) {<text:line-break/>106-- DoubleValueFactory.java-- <text:s text:c="16"/>&amp;&amp; (d.compareTo(BigDecimal.valueOf(-Double.MAX_VALUE)) &lt; 0 || d.compareTo(BigDecimal.valueOf(Double.MAX_VALUE)) &gt; 0)) {<text:line-break/>106-- FloatValueFactory.java-- <text:s text:c="8"/>if (this.jdbcCompliantTruncationForReads &amp;&amp; (new BigDecimal(i).compareTo(BigDecimal.valueOf(-Float.MAX_VALUE)) &lt; 0<text:line-break/>106-- FloatValueFactory.java-- <text:s text:c="16"/>|| new BigDecimal(i).compareTo(BigDecimal.valueOf(Float.MAX_VALUE)) &gt; 0)) {<text:line-break/>106-- FloatValueFactory.java-- <text:s text:c="16"/>&amp;&amp; (d.compareTo(BigDecimal.valueOf(-Float.MAX_VALUE)) &lt; 0 || d.compareTo(BigDecimal.valueOf(Float.MAX_VALUE)) &gt; 0)) {<text:line-break/>106-- IntegerValueFactory.java-- <text:s text:c="16"/>&amp;&amp; (i.compareTo(BigInteger.valueOf(Integer.MIN_VALUE)) &lt; 0 || i.compareTo(BigInteger.valueOf(Integer.MAX_VALUE)) &gt; 0)) {<text:line-break/>106-- IntegerValueFactory.java-- <text:s text:c="16"/>&amp;&amp; (d.compareTo(BigDecimal.valueOf(Integer.MIN_VALUE)) &lt; 0 || d.compareTo(BigDecimal.valueOf(Integer.MAX_VALUE)) &gt; 0)) {<text:line-break/>106-- LongValueFactory.java-- <text:s text:c="16"/>&amp;&amp; (i.compareTo(BigInteger.valueOf(Long.MIN_VALUE)) &lt; 0 || i.compareTo(BigInteger.valueOf(Long.MAX_VALUE)) &gt; 0)) {<text:line-break/>106-- LongValueFactory.java-- <text:s text:c="16"/>&amp;&amp; (d.compareTo(BigDecimal.valueOf(Long.MIN_VALUE)) &lt; 0 || d.compareTo(BigDecimal.valueOf(Long.MAX_VALUE)) &gt; 0)) {<text:line-break/>106-- ShortValueFactory.java-- <text:s text:c="16"/>&amp;&amp; (i.compareTo(BigInteger.valueOf(Short.MIN_VALUE)) &lt; 0 || i.compareTo(BigInteger.valueOf(Short.MAX_VALUE)) &gt; 0)) {<text:line-break/>106-- ShortValueFactory.java-- <text:s text:c="16"/>&amp;&amp; (d.compareTo(BigDecimal.valueOf(Short.MIN_VALUE)) &lt; 0 || d.compareTo(BigDecimal.valueOf(Short.MAX_VALUE)) &gt; 0)) {<text:line-break/>106-- DeleteStatement.java-- <text:s text:c="5"/>* Add/replace the order by specification for the deletion.<text:line-break/>106-- FilterParams.java-- <text:s text:c="5"/>* docs = this.collection.find().sort("$.x", "$.y").execute();<text:line-break/>106-- DatabaseMetaData.java-- <text:s text:c="8"/>public int compareTo(IndexMetaDataKey indexInfoKey) {<text:line-break/>106-- DatabaseMetaData.java-- <text:s text:c="12"/>if ((compareResult = this.columnNonUnique.compareTo(indexInfoKey.columnNonUnique)) != 0) {<text:line-break/>106-- DatabaseMetaData.java-- <text:s text:c="12"/>if ((compareResult = this.columnType.compareTo(indexInfoKey.columnType)) != 0) {<text:line-break/>106-- DatabaseMetaData.java-- <text:s text:c="12"/>if ((compareResult = this.columnIndexName.compareTo(indexInfoKey.columnIndexName)) != 0) {<text:line-break/>106-- DatabaseMetaData.java-- <text:s text:c="12"/>return this.columnOrdinalPosition.compareTo(indexInfoKey.columnOrdinalPosition);<text:line-break/>106-- DatabaseMetaData.java-- <text:s text:c="8"/>public int compareTo(TableMetaDataKey tablesKey) {<text:line-break/>106-- DatabaseMetaData.java-- <text:s text:c="12"/>if ((compareResult = this.tableType.compareTo(tablesKey.tableType)) != 0) {<text:line-break/>106-- DatabaseMetaData.java-- <text:s text:c="12"/>if ((compareResult = this.tableCat.compareTo(tablesKey.tableCat)) != 0) {<text:line-break/>106-- DatabaseMetaData.java-- <text:s text:c="12"/>if ((compareResult = this.tableSchem.compareTo(tablesKey.tableSchem)) != 0) {<text:line-break/>106-- DatabaseMetaData.java-- <text:s text:c="12"/>return this.tableName.compareTo(tablesKey.tableName);<text:line-break/>106-- DatabaseMetaData.java-- <text:s text:c="8"/>public int compareTo(ComparableWrapper&lt;K, V&gt; other) {<text:line-break/>106-- DatabaseMetaData.java-- <text:s text:c="12"/>return getKey().compareTo(other.getKey());<text:line-break/>106-- DatabaseMetaData.java-- <text:s text:c="12"/>Collections.sort(resultsAsList);<text:line-break/>106-- DatabaseMetaData.java-- <text:s text:c="44"/>if (dummy.compareTo(foreignTableWithCase) != 0) {<text:line-break/>106-- DatabaseMetaData.java-- <text:s text:c="44"/>if (parsedInfo.referencedTable.compareTo(primaryTableWithCase) != 0) {<text:line-break/>106-- DatabaseMetaData.java-- <text:s text:c="4"/>public int getMaxColumnsInOrderBy() throws SQLException {<text:line-break/>106-- DatabaseMetaData.java-- <text:s text:c="16"/>Collections.sort(procsOrFuncsToExtractList);<text:line-break/>106-- DatabaseMetaData.java-- <text:s text:c="12"/>// Required to be sorted in name-order by JDBC spec, in 'normal' case getProcedures takes care of this for us, but if system tables are<text:line-break/>106-- DatabaseMetaData.java-- <text:s text:c="12"/>// Collections.sort(proceduresToExtractList);<text:line-break/>106-- DatabaseMetaData.java-- <text:s text:c="8"/>Collections.sort(procedureRowsToSort);<text:line-break/>106-- DatabaseMetaData.java-- <text:s text:c="4"/>public boolean supportsExpressionsInOrderBy() throws SQLException {<text:line-break/>106-- DatabaseMetaData.java-- <text:s text:c="4"/>public boolean supportsOrderByUnrelated() throws SQLException {<text:line-break/>106-- FilterableStatement.java-- <text:s text:c="5"/>* docs = this.collection.find().sort("$.x", "$.y").execute();<text:line-break/>106-- FilterableStatement.java-- <text:s text:c="5"/>* docs = this.collection.find().sort("$.x", "$.y").execute();<text:line-break/>106-- ServerVersionTest.java-- <text:s text:c="8"/>assertTrue(v100.compareTo(v100) == 0);<text:line-break/>106-- ServerVersionTest.java-- <text:s text:c="8"/>assertTrue(v100.compareTo(v101) &lt; 0);<text:line-break/>106-- ServerVersionTest.java-- <text:s text:c="8"/>assertTrue(v101.compareTo(v100) &gt; 0);<text:line-break/>106-- ServerVersionTest.java-- <text:s text:c="8"/>assertTrue(v200.compareTo(v101) &gt; 0);<text:line-break/>106-- ServerVersionTest.java-- <text:s text:c="8"/>assertTrue(v202.compareTo(v101) &gt; 0);<text:line-break/>106-- ServerVersionTest.java-- <text:s text:c="8"/>assertTrue(v202.compareTo(v200) &gt; 0);<text:line-break/>106-- ExprParserTest.java-- <text:s text:c="4"/>public void testOrderByParserBasic() {<text:line-break/>106-- ExprParserTest.java-- <text:s text:c="4"/>public void testOrderByParserComplexExpressions() {<text:line-break/>106-- MetaDataRegressionTest.java-- <text:s text:c="20"/>previousDb.compareTo(this.rs.getString(1)) &lt; 0);<text:line-break/>106-- ResultSetRegressionTest.java-- <text:s text:c="5"/>* Tests fix for BUG#2654, "Column 'column.table' not found" when "order by</text:p>
          </table:table-cell>
          <table:table-cell table:style-name="ce21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16" office:value-type="string" calcext:value-type="string">
            <text:p><text:s/>TestJavaObject.java</text:p>
          </table:table-cell>
          <table:table-cell table:style-name="ce16" office:value-type="string" calcext:value-type="string">
            <text:p>select val from t order by val limit 1");<text:line-break/>1266-- TestJavaObject.java-- <text:s text:c="16"/>smallest = o1.getClass().getName().compareTo(<text:line-break/>1266-- TestJavaObject.java-- <text:s text:c="12"/>int compare = ((Comparable&lt;Object&gt;) o1).compareTo(o2);<text:line-break/>1266-- TestJavaObject.java-- <text:s text:c="8"/>public int compareTo(MyObj o) {<text:line-break/>1266-- TestMetaData.java-- <text:s text:c="8"/>assertEquals(0, meta.getMaxColumnsInOrderBy());<text:line-break/>1266-- TestMetaData.java-- <text:s text:c="8"/>assertTrue(meta.supportsExpressionsInOrderBy());<text:line-break/>1266-- TestMetaData.java-- <text:s text:c="8"/>assertTrue(meta.supportsOrderByUnrelated());<text:line-break/>1266-- TestMetaData.java-- <text:s text:c="8"/>// The "order by" makes the result set more stable on windows, where the<text:line-break/>1266-- TestLobApi.java-- <text:s text:c="8"/>ResultSet rs = stat.executeQuery("select * from test order by id");<text:line-break/>1266-- TestLobApi.java-- <text:s text:c="8"/>ResultSet rs = stat.executeQuery("select * from test order by id");<text:line-break/>1266-- TestLobApi.java-- <text:s text:c="8"/>ResultSet rs = stat.executeQuery("select c, b from test order by id");<text:line-break/>1266-- TestZloty.java-- <text:s text:c="8"/>public int compareTo(BigDecimal bd) {<text:line-break/>1266-- TestZloty.java-- <text:s text:c="12"/>return -super.compareTo(bd);<text:line-break/>1266-- TestMvcc1.java-- <text:s text:c="8"/>rs = s1.executeQuery("select * from test order by id");<text:line-break/>1266-- TestMvcc1.java-- <text:s text:c="8"/>rs = s2.executeQuery("select * from test order by id");<text:line-break/>1266-- TestMvcc3.java-- <text:s text:c="8"/>ResultSet rs = s1.executeQuery("select * from test order by id");<text:line-break/>1266-- TestMvcc3.java-- <text:s text:c="8"/>rs = s2.executeQuery("select * from test order by id");<text:line-break/>1266-- TestScript.java-- <text:s text:c="8"/>boolean ordered = StringUtils.toLowerEnglish(sql).contains("order by");<text:line-break/>1266-- TestScript.java-- <text:s text:c="12"/>for (j = i - 1; j &gt;= 0 &amp;&amp; t.compareTo(a[j]) &lt; 0; j--) {<text:line-break/>1266-- TestCrashAPI.java-- <text:s text:c="8"/>Arrays.sort(files, new Comparator&lt;File&gt;() {<text:line-break/>1266-- TestCrashAPI.java-- <text:s text:c="12"/>public int compare(File o1, File o2) {<text:line-break/>1266-- TestCrashAPI.java-- <text:s text:c="16"/>return o1.getName().compareTo(o2.getName());<text:line-break/>1266-- TestNestedJoins.java-- <text:s text:c="8"/>Collections.sort(list);<text:line-break/>1266-- TestRandomCompare.java-- <text:s text:c="8"/>Collections.sort(list);<text:line-break/>1266-- TestJoin.java-- <text:s text:c="8"/>Collections.sort(list);<text:line-break/>1266-- TestBtreeIndex.java-- <text:s text:c="16"/>ResultSet rs = stat.executeQuery("select * from test order by id");<text:line-break/>1266-- TestStringAggCompatibility.java-- <text:s text:c="8"/>testWhenOrderByMissing();<text:line-break/>1266-- TestStringAggCompatibility.java-- <text:s text:c="8"/>testWithOrderBy();<text:line-break/>1266-- TestStringAggCompatibility.java-- <text:s text:c="4"/>private void testWithOrderBy() throws SQLException {<text:line-break/>1266-- TestStringAggCompatibility.java-- <text:s text:c="16"/>"select string_agg(b, ', ' order by b desc) from stringAgg group by a; ");<text:line-break/>1266-- TestStringAggCompatibility.java-- <text:s text:c="4"/>private void testWhenOrderByMissing() throws SQLException {<text:line-break/>1266-- TestOuterJoins.java-- <text:s text:c="8"/>Collections.sort(list);<text:line-break/>1266-- TestFuzzOptimizations.java-- <text:s text:c="8"/>order by 1, 2, 3;<text:line-break/>1266-- TestFuzzOptimizations.java-- <text:s text:c="8"/>order by 1, 2, 3;<text:line-break/>1266-- TestFuzzOptimizations.java-- <text:s text:c="16"/>"and c in(0, 10) and c in(10, 0, 0) order by 1, 2, 3");<text:line-break/>1266-- TestFuzzOptimizations.java-- <text:s text:c="16"/>+ " order by 1, 2, 3");<text:line-break/>1266-- TestFuzzOptimizations.java-- <text:s text:c="16"/>+ " order by 1, 2, 3");<text:line-break/>1266-- Result.java-- <text:s text:c="12"/>Collections.sort(rows);<text:line-break/>1266-- Result.java-- <text:s text:c="4"/>public int compareTo(Result r) {<text:line-break/>1266-- Result.java-- <text:s text:c="12"/>// exception.getSQLState().compareTo(r.exception.getSQLState());<text:line-break/>1266-- Result.java-- <text:s text:c="12"/>return toString().compareTo(r.toString());<text:line-break/>1266-- Row.java-- <text:s text:c="4"/>public int compareTo(Row r2) {<text:line-break/>1266-- Row.java-- <text:s text:c="16"/>result = o1.toString().compareTo(o2.toString());<text:line-break/>1266-- TestSynth.java-- <text:s text:c="12"/>if (original.compareTo(copy) != 0) {<text:line-break/>1266-- Value.java-- // <text:s text:c="11"/>return ((BigDecimal) data).compareTo((BigDecimal) v.data);<text:line-break/>1266-- Value.java-- // <text:s text:c="11"/>return data.toString().compareTo(v.data.toString());<text:line-break/>1266-- Value.java-- // <text:s text:c="11"/>return ((Date) data).compareTo((Date) v.data);<text:line-break/>1266-- Value.java-- // <text:s text:c="11"/>return ((Integer) data).compareTo((Integer) v.data);<text:line-break/>1266-- TestInit.java-- <text:s text:c="8"/>ResultSet rs = stat.executeQuery("select name from test order by name");<text:line-break/>1266-- TestWeb.java-- <text:s text:c="12"/>result = client.get(url, "query.do?sql=select * from test order by id");<text:line-break/>1266-- FreeSpaceTree.java-- <text:s text:c="8"/>public int compareTo(BlockRange o) {<text:line-break/>1266-- RowDataType.java-- <text:s text:c="4"/>public int compare(Object a, Object b) {<text:line-break/>1266-- TestMVTableEngine.java-- <text:s text:c="16"/>.executeQuery("select *, sleep(1) from test order by id");<text:line-break/>1266-- TestMVTableEngine.java-- <text:s text:c="8"/>rs = stat.executeQuery("select * from test order by id desc");<text:line-break/>1266-- TestMVTableEngine.java-- <text:s text:c="8"/>rs = stat.executeQuery("select * from test order by id");<text:line-break/>1266-- TestMVTableEngine.java-- <text:s text:c="16"/>"where name = 'Hello' order by name");<text:line-break/>1266-- TestMVTableEngine.java-- <text:s text:c="8"/>rs = stat.executeQuery("select * from test order by id");<text:line-break/>1266-- TestMVTableEngine.java-- <text:s text:c="8"/>rs = stat.executeQuery("select * from test order by id");<text:line-break/>1266-- TestMVTableEngine.java-- <text:s text:c="8"/>rs = stat.executeQuery("select * from test order by id");<text:line-break/>1266-- TestTransactionStore.java-- <text:s text:c="28"/>"select * from test order by id");<text:line-break/>1266-- TestMVRTree.java-- <text:s text:c="8"/>Collections.sort(list);<text:line-break/>1266-- TestMVRTree.java-- <text:s text:c="8"/>Collections.sort(list);<text:line-break/>1266-- TestConcurrent.java-- <text:s text:c="8"/>Arrays.sort(data, new Comparator&lt;Object&gt;() {<text:line-break/>1266-- TestConcurrent.java-- <text:s text:c="12"/>public int compare(Object o1, Object o2) {<text:line-break/>1266-- TestOldVersion.java-- <text:s text:c="8"/>checkResult(stat.executeQuery("select * from test order by id"));<text:line-break/>1266-- TestOldVersion.java-- <text:s text:c="8"/>checkResult(stat.executeQuery("select * from test2 order by id"));<text:line-break/>1266-- TestSort.java-- <text:s text:c="8"/>public int compare(Long o1, Long o2) {<text:line-break/>1266-- TestPgServer.java-- <text:s text:c="8"/>rs = stat.executeQuery("select * from test order by id");<text:line-break/>1266-- TestPgServer.java-- <text:s text:c="16"/>"from information_schema.users order by id");<text:line-break/>1266-- TestAutoReconnect.java-- <text:s text:c="8"/>ResultSet rs = stat.executeQuery("select * from test order by id");<text:line-break/>1266-- TestDate.java-- <text:s text:c="8"/>assertEquals(0, d1.compareTo(d1b, null));<text:line-break/>1266-- TestDate.java-- <text:s text:c="8"/>assertEquals(0, d1b.compareTo(d1, null));<text:line-break/>1266-- TestDate.java-- <text:s text:c="8"/>assertEquals(-1, d1.compareTo(d2, null));<text:line-break/>1266-- TestDate.java-- <text:s text:c="8"/>assertEquals(1, d2.compareTo(d1, null));<text:line-break/>1266-- TestDate.java-- <text:s text:c="8"/>assertEquals(0, t1.compareTo(t1b, null));<text:line-break/>1266-- TestDate.java-- <text:s text:c="8"/>assertEquals(0, t1b.compareTo(t1, null));<text:line-break/>1266-- TestDate.java-- <text:s text:c="8"/>assertEquals(-1, t1.compareTo(t2, null));<text:line-break/>1266-- TestDate.java-- <text:s text:c="8"/>assertEquals(1, t2.compareTo(t1, null));<text:line-break/>1266-- TestDate.java-- <text:s text:c="8"/>assertEquals(0, t1.compareTo(t1b, null));<text:line-break/>1266-- TestDate.java-- <text:s text:c="8"/>assertEquals(0, t1b.compareTo(t1, null));<text:line-break/>1266-- TestDate.java-- <text:s text:c="8"/>assertEquals(-1, t1.compareTo(t2, null));<text:line-break/>1266-- TestDate.java-- <text:s text:c="8"/>assertEquals(1, t2.compareTo(t1, null));<text:line-break/>1266-- TestValueHashMap.java-- <text:s text:c="12"/>public int compare(Value v1, Value v2) {<text:line-break/>1266-- TestValueHashMap.java-- <text:s text:c="16"/>return v1.compareTo(v2, compareMode);<text:line-break/>1266-- TestValueHashMap.java-- <text:s text:c="16"/>Collections.sort(a1, vc);<text:line-break/>1266-- TestValueHashMap.java-- <text:s text:c="16"/>Collections.sort(a2, vc);<text:line-break/>1266-- TestValueHashMap.java-- <text:s text:c="16"/>Collections.sort(a1, vc);<text:line-break/>1266-- TestValueHashMap.java-- <text:s text:c="16"/>Collections.sort(a2, vc);<text:line-break/>1266-- TestTimeStampWithTimeZone.java-- <text:s text:c="8"/>int c = a.compareTo(b, null);<text:line-break/>1266-- TestTimeStampWithTimeZone.java-- <text:s text:c="8"/>c = b.compareTo(a, null);<text:line-break/>1266-- TestTimeStampWithTimeZone.java-- <text:s text:c="8"/>int c = a.compareTo(b, null);<text:line-break/>1266-- TestTimeStampWithTimeZone.java-- <text:s text:c="8"/>c = b.compareTo(a, null);<text:line-break/>1266-- TestTimeStampWithTimeZone.java-- <text:s text:c="8"/>int c = a.compareTo(b, null);<text:line-break/>1266-- TestTimeStampWithTimeZone.java-- <text:s text:c="8"/>c = b.compareTo(a, null);<text:line-break/>1266-- TestTimeStampWithTimeZone.java-- <text:s text:c="8"/>ResultSet rs = stat.executeQuery("select t1 from test_order order by t1");<text:line-break/>1266-- TestTimeStampWithTimeZone.java-- <text:s text:c="12"/>assertEquals(0, tstz.compareTo(ts.convertTo(Value.TIMESTAMP_TZ), null));<text:line-break/>1266-- TestUtils.java-- <text:s text:c="12"/>public int compare(Integer o1, Integer o2) {<text:line-break/>1266-- TestUtils.java-- <text:s text:c="16"/>return o1.compareTo(o2);<text:line-break/>1266-- TestUtils.java-- <text:s text:c="12"/>public int compare(Integer o1, Integer o2) {<text:line-break/>1266-- TestUtils.java-- <text:s text:c="16"/>return o1.compareTo(o2);<text:line-break/>1266-- TestUtils.java-- <text:s text:c="12"/>Arrays.sort(arr2, comp);<text:line-break/>1266-- TestOverflow.java-- <text:s text:c="8"/>return v.compareTo(min) &gt;= 0 &amp;&amp; v.compareTo(max) &lt;= 0;<text:line-break/>1266-- TestRecovery.java-- <text:s text:c="8"/>rs = stat.executeQuery("select * from test order by id");<text:line-break/>1266-- TestDataPage.java-- <text:s text:c="8"/>assertEquals(0, v.compareTo(v2, compareMode));<text:line-break/>18-- MemberResourceRESTService.java-- <text:s text:c="6"/>final List&lt;Member&gt; results = em.createQuery("select m from Member m order by m.name").getResultList();<text:line-break/>812-- Cliente.java-- <text:s text:c="4"/>public int compareTo(Object o) {<text:line-break/>812-- Cliente.java-- <text:s text:c="8"/>return getNome().compareTo(((Cliente)o).getNome());<text:line-break/>1614-- ItemDAO.java-- <text:tab/><text:tab/><text:tab/>consulta = sessao.createQuery("from Item order by id ");<text:line-break/>1614-- ItemDAO.java-- <text:tab/><text:tab/><text:tab/><text:tab/><text:tab/>+ "where id like :parametro order by id");<text:line-break/>1614-- PessoaDAO.java-- <text:tab/><text:tab/><text:tab/>consulta = sessao.createQuery(" from Pessoa order by nome ");<text:line-break/>1614-- PessoaDAO.java-- <text:tab/><text:tab/><text:tab/><text:tab/><text:tab/>+ " where nome like :parametro order by nome ");<text:line-break/>1614-- ProdutoDAO.java-- <text:tab/><text:tab/><text:tab/>consulta = sessao.createQuery(" from Produto order by nome ");<text:line-break/>1614-- ProdutoDAO.java-- <text:tab/><text:tab/><text:tab/><text:tab/><text:tab/>+ " where nome like :parametro order by nome");<text:line-break/>1614-- VendaDAO.java-- <text:tab/><text:tab/><text:tab/>consulta = sessao.createQuery("from Venda order by id ");<text:line-break/>1614-- VendaDAO.java-- <text:tab/><text:tab/><text:tab/><text:tab/><text:tab/>+ "where id like :parametro order by id");<text:line-break/>347-- MailApp.java-- <text:s text:c="8"/>/*Arrays.sort(getMensagens(), ( m1, m2 ) -&gt; {<text:line-break/>347-- MailApp.java-- <text:s text:c="16"/>return m2.getSentDate().compareTo( m1.getSentDate() );<text:line-break/>1366-- TenisMetodos.java-- <text:tab/><text:tab/>sql = "select *from tenis where marca = ? order by modelo,tamanho";<text:line-break/>563-- Data.java-- <text:s text:c="11"/>// Arrays.sort(lista);<text:line-break/>1076-- EstadoRepository.java-- <text:tab/>public List&lt;Estado&gt; findAllByOrderByNome();<text:line-break/>1076-- EstadoService.java-- <text:tab/><text:tab/>return repo.findAllByOrderByNome();<text:line-break/>1098-- CategoriaDao.java-- <text:tab/><text:tab/>stmt = con.prepareStatement("select * from categoria order by nomecategoria");<text:line-break/>1371-- RelatorioDAO.java-- <text:s text:c="30"/>+ "order by CodigoVenda"; <text:s text:c="6"/><text:line-break/>127-- Adicion.java-- <text:s text:c="12"/>String sentencia = "select id from adicion order by id desc limit 1;";<text:line-break/>127-- Configuracion.java-- <text:s text:c="12"/>String sentencia = "select nombre,existencias||case when categoria=0 then \" <text:s/>Kg\" <text:s/>else \" <text:s/>Unidas\"end from ingrediente where estado=1 <text:s/>and <text:s/>existencias &lt;= case when categoria= 1 then 5 else 500 end order by categoria desc,nombre asc;";<text:line-break/>127-- Factura.java-- <text:s text:c="12"/>String sentencia = "select * from new_factura where mesa_id=" + id + " and estado=1 order by id desc limit 1;";<text:line-break/>127-- Factura.java-- <text:s text:c="20"/>+ "total from new_factura as f where f.id=" + id_fac + " and <text:s text:c="2"/>estado in (1,2) order by id desc;";<text:line-break/>127-- Factura.java-- <text:s text:c="12"/>String sentencia = "select id from new_factura where mesa_id=" + id + " and estado=1 order by id desc limit 1;";<text:line-break/>127-- Factura.java-- <text:s text:c="20"/>+ "end as <text:s/>total from new_factura as f where f.id=fact.id and estado=1 order by id desc limit 1) <text:s/>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estResultSet.java</text:p>
          </table:table-cell>
          <table:table-cell table:style-name="ce14" office:value-type="string" calcext:value-type="string">
            <text:p><text:s text:c="13"/>assertTrue(bd1.compareTo(new BigDecimal(bd)) == 0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assertTrue(((BigDecimal) o).compareTo(new BigDecimal("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rue(((Double) o).compareTo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rue(((Float) o).compareTo(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assertTrue(bd.compareTo(new BigDecimal("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assertTrue(bd.compareTo(new BigDecimal("0.00")) == 0);</text:p>
          </table:table-cell>
          <table:table-cell table:style-name="ce21"/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table:style-name="ce16" office:value-type="string" calcext:value-type="string">
            <text:p><text:s/>ProdutosDB.java</text:p>
          </table:table-cell>
          <table:table-cell table:style-name="ce16" office:value-type="string" calcext:value-type="string">
            <text:p><text:s text:c="9"/>Cursor c = db.rawQuery("select _id, NomeProd, QtdEstqProd, PrecoProd, IdCateg from produto order by NomeProd", null);</text:p>
          </table:table-cell>
          <table:table-cell table:style-name="ce22"/>
        </table:table-row>
        <table:table-row table:style-name="ro1">
          <table:table-cell table:style-name="ce11" office:value-type="float" office:value="1276" calcext:value-type="float">
            <text:p>1276</text:p>
          </table:table-cell>
          <table:table-cell table:style-name="ce16" office:value-type="string" calcext:value-type="string">
            <text:p><text:s/>EstoqueDePratos.java</text:p>
          </table:table-cell>
          <table:table-cell table:style-name="ce16" office:value-type="string" calcext:value-type="string">
            <text:p><text:s/><text:tab/><text:tab/>Collections.sort(estoque);</text:p>
          </table:table-cell>
          <table:table-cell table:style-name="ce22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16" office:value-type="string" calcext:value-type="string">
            <text:p><text:s/>Compra.java</text:p>
          </table:table-cell>
          <table:table-cell table:style-name="ce16" office:value-type="string" calcext:value-type="string">
            <text:p><text:s/><text:tab/>public int compareTo(Compra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ConsultaComprar.java</text:p>
          </table:table-cell>
          <table:table-cell table:style-name="ce16" office:value-type="string" calcext:value-type="string">
            <text:p><text:s/><text:tab/><text:tab/><text:tab/><text:tab/>Collections.sort(lista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ConsultaVenda.java</text:p>
          </table:table-cell>
          <table:table-cell table:style-name="ce16" office:value-type="string" calcext:value-type="string">
            <text:p><text:s/><text:tab/><text:tab/><text:tab/><text:tab/>Collections.sort(lista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Venda.java</text:p>
          </table:table-cell>
          <table:table-cell table:style-name="ce16" office:value-type="string" calcext:value-type="string">
            <text:p><text:s/><text:tab/>public int compareTo(Venda o) {</text:p>
          </table:table-cell>
          <table:table-cell table:style-name="ce22"/>
        </table:table-row>
        <table:table-row table:style-name="ro1">
          <table:table-cell table:style-name="ce11" office:value-type="float" office:value="1295" calcext:value-type="float">
            <text:p>1295</text:p>
          </table:table-cell>
          <table:table-cell table:style-name="ce16" office:value-type="string" calcext:value-type="string">
            <text:p><text:s/>JFQuery.java</text:p>
          </table:table-cell>
          <table:table-cell table:style-name="ce16" office:value-type="string" calcext:value-type="string">
            <text:p><text:s text:c="9"/>jTextArea1.setText("</text:p>
          </table:table-cell>
          <table:table-cell table:style-name="ce22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14" office:value-type="string" calcext:value-type="string">
            <text:p><text:s/>FoneDAO.java</text:p>
          </table:table-cell>
          <table:table-cell table:style-name="ce14" office:value-type="string" calcext:value-type="string">
            <text:p><text:s/><text:tab/><text:tab/><text:tab/><text:tab/><text:tab/>+ "where <text:s/>f.id like :parametro order by <text:s/>f.id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a = sessao.createQuery("from Fone f order by f.id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FormaPgtoDAO.java</text:p>
          </table:table-cell>
          <table:table-cell table:style-name="ce14" office:value-type="string" calcext:value-type="string">
            <text:p><text:s/><text:tab/><text:tab/><text:tab/><text:tab/><text:tab/>+ "where <text:s/>f.descricao like :parametro order by <text:s/>f.descricao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a = sessao.createQuery("from FormaPgto f order by f.id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essoaDAO.java</text:p>
          </table:table-cell>
          <table:table-cell table:style-name="ce14" office:value-type="string" calcext:value-type="string">
            <text:p><text:s/><text:tab/><text:tab/><text:tab/><text:tab/><text:tab/>+ "where <text:s/>p.id like :parametro order by <text:s/>p.id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a = sessao.createQuery("from Pessoa p order by p.id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rodutoDAO.java</text:p>
          </table:table-cell>
          <table:table-cell table:style-name="ce14" office:value-type="string" calcext:value-type="string">
            <text:p><text:s/><text:tab/><text:tab/><text:tab/><text:tab/><text:tab/>+ "where <text:s/>p.id like :parametro order by <text:s/>p.id"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<text:tab/>consulta = sessao.createQuery("from Produto p order by p.id");</text:p>
          </table:table-cell>
          <table:table-cell table:style-name="ce21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14" office:value-type="string" calcext:value-type="string">
            <text:p><text:s/>ItemPedido.java</text:p>
          </table:table-cell>
          <table:table-cell table:style-name="ce14" office:value-type="string" calcext:value-type="string">
            <text:p><text:s/><text:tab/><text:tab/>return produto.getTitulo().compareTo(o.getProduto().getTitulo()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public int compareTo(ItemPedido o) {</text:p>
          </table:table-cell>
          <table:table-cell table:style-name="ce21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14" office:value-type="string" calcext:value-type="string">
            <text:p><text:s/>CidadeDAO.java</text:p>
          </table:table-cell>
          <table:table-cell table:style-name="ce14" office:value-type="string" calcext:value-type="string">
            <text:p><text:s/><text:tab/><text:tab/><text:tab/><text:tab/><text:tab/>+ "where est_id like :parametro order by cid_nome 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consulta = sessao.createQuery("from Cidade order by cid_nome "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EstadoDAO.java</text:p>
          </table:table-cell>
          <table:table-cell table:style-name="ce16" office:value-type="string" calcext:value-type="string">
            <text:p><text:s/><text:tab/><text:tab/>consulta = sessao.createQuery("from End_Estado order by est_nome 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FormaPgtoDAO.java</text:p>
          </table:table-cell>
          <table:table-cell table:style-name="ce14" office:value-type="string" calcext:value-type="string">
            <text:p><text:s/><text:tab/><text:tab/><text:tab/>consulta = sessao.createQuery("from FormaPgto order by fpg_descricao 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a = sessao.createQuery("from FormaPgto where fpg_descricao like :parametro order by fpg_descricao 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essoaDAO.java</text:p>
          </table:table-cell>
          <table:table-cell table:style-name="ce14" office:value-type="string" calcext:value-type="string">
            <text:p><text:s/><text:tab/><text:tab/><text:tab/><text:tab/><text:tab/><text:tab/>+ "where pes_nome like :parametro order by pes_nome 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<text:tab/>consulta = sessao.createQuery("from Pessoa order by pes_nome 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rodutoDAO.java</text:p>
          </table:table-cell>
          <table:table-cell table:style-name="ce14" office:value-type="string" calcext:value-type="string">
            <text:p><text:s/><text:tab/><text:tab/><text:tab/><text:tab/><text:tab/>+ "where prod_nome like :parametro order by prod_nome "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<text:tab/>consulta = sessao.createQuery("from Produto order by prod_nome ");</text:p>
          </table:table-cell>
          <table:table-cell table:style-name="ce21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14" office:value-type="string" calcext:value-type="string">
            <text:p><text:s/>ItemMenu.java</text:p>
          </table:table-cell>
          <table:table-cell table:style-name="ce14" office:value-type="string" calcext:value-type="string">
            <text:p><text:s/><text:tab/><text:tab/>return identificador.compareTo(o.identificador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public int compareTo(ItemMenu o) {</text:p>
          </table:table-cell>
          <table:table-cell table:style-name="ce21"/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table:style-name="ce16" office:value-type="string" calcext:value-type="string">
            <text:p><text:s/>IEntity.java</text:p>
          </table:table-cell>
          <table:table-cell table:style-name="ce16" office:value-type="string" calcext:value-type="string">
            <text:p><text:s text:c="13"/>String select = "select * from " + tableName + " order by " + order;</text:p>
          </table:table-cell>
          <table:table-cell table:style-name="ce22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16" office:value-type="string" calcext:value-type="string">
            <text:p><text:s/>Cliente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Compras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Fornecedor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ItemCompra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ItemVenda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rodutos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Vendas.java</text:p>
          </table:table-cell>
          <table:table-cell table:style-name="ce16" office:value-type="string" calcext:value-type="string">
            <text:p><text:s text:c="5"/>public int compareTo(Object o) {</text:p>
          </table:table-cell>
          <table:table-cell table:style-name="ce22"/>
        </table:table-row>
        <table:table-row table:style-name="ro1">
          <table:table-cell table:style-name="ce11" office:value-type="float" office:value="1423" calcext:value-type="float">
            <text:p>1423</text:p>
          </table:table-cell>
          <table:table-cell table:style-name="ce16" office:value-type="string" calcext:value-type="string">
            <text:p><text:s/>PedidoRepository.java</text:p>
          </table:table-cell>
          <table:table-cell table:style-name="ce16" office:value-type="string" calcext:value-type="string">
            <text:p><text:s/><text:tab/>public List&lt;PedidoEntity&gt; findByStatusPedidoOrderByCodigoPedido(String statusPedido);</text:p>
          </table:table-cell>
          <table:table-cell table:style-name="ce22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16" office:value-type="string" calcext:value-type="string">
            <text:p><text:s/>EstadoRepository.java</text:p>
          </table:table-cell>
          <table:table-cell table:style-name="ce16" office:value-type="string" calcext:value-type="string">
            <text:p><text:s text:c="5"/>List&lt;Estado&gt; findAllByOrderByNomeEstado(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EstadoService.java</text:p>
          </table:table-cell>
          <table:table-cell table:style-name="ce16" office:value-type="string" calcext:value-type="string">
            <text:p><text:s text:c="9"/>return estadoRepository.findAllByOrderByNomeEstado();</text:p>
          </table:table-cell>
          <table:table-cell table:style-name="ce22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14" office:value-type="string" calcext:value-type="string">
            <text:p><text:s/>CadCidade.java</text:p>
          </table:table-cell>
          <table:table-cell table:style-name="ce14" office:value-type="string" calcext:value-type="string">
            <text:p><text:s text:c="17"/>preencherTabela("select * from cidade order by nome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cidade order by nome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("select * from cidade order by 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Cliente.java</text:p>
          </table:table-cell>
          <table:table-cell table:style-name="ce14" office:value-type="string" calcext:value-type="string">
            <text:p><text:s text:c="17"/>preencherTabelaCidade("select * from cidade order by nome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preencherTabelaCliente("select * from cliente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Cliente("select * from cliente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idade("select * from cidade order by nome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Cliente("select * from cliente order by 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Compra.java</text:p>
          </table:table-cell>
          <table:table-cell table:style-name="ce14" office:value-type="string" calcext:value-type="string">
            <text:p><text:s text:c="17"/>preencherTabelaCliente("select * from cliente order by nome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Cliente("select * from cliente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liente("select * from cliente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ompra("select * from compra order by codigo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Formapag("select * from forma_pagamento order by descricao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Loja.java</text:p>
          </table:table-cell>
          <table:table-cell table:style-name="ce14" office:value-type="string" calcext:value-type="string">
            <text:p><text:s text:c="17"/>preencherTabelaCidade("select * from cidade order by nome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preencherTabelaLoja("select * from loja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Loja("select * from loja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idade("select * from cidade order by nome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Loja("select * from loja order by 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LojaProduto.java</text:p>
          </table:table-cell>
          <table:table-cell table:style-name="ce14" office:value-type="string" calcext:value-type="string">
            <text:p><text:s text:c="17"/>preencherTabelaLoja("select * from loja order by codigo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preencherTabelaPL("select * from loja_produto order by quant_estoque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7"/>preencherTabelaProduto("select * from produto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Produto("select * from produto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Loja("select * from loja order by codigo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Loja("select * from loja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PL("select * from loja_produto order by quant_estoque 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PL("select * from loja_produto order by quant_estoque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Produto("select * from produto order by 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ProdCompra.java</text:p>
          </table:table-cell>
          <table:table-cell table:style-name="ce14" office:value-type="string" calcext:value-type="string">
            <text:p><text:s text:c="17"/>preencherTabelaCompra("select * from compra order by codigo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preencherTabelaProduto("select * from produto order by nome"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ompra("select * from compra order by codigo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Produto("select * from produto order by 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adProduto.java</text:p>
          </table:table-cell>
          <table:table-cell table:style-name="ce14" office:value-type="string" calcext:value-type="string">
            <text:p><text:s text:c="17"/>preencherTabela("select * from produto order by nome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reencherTabela("select * from produto order by nome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9"/>preencherTabela("select * from produto order by nome"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TelaBuscaCliente.java</text:p>
          </table:table-cell>
          <table:table-cell table:style-name="ce16" office:value-type="string" calcext:value-type="string">
            <text:p><text:s text:c="9"/>preencherTabelaCliente("select * from cliente order by nome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elaBuscaCompra.java</text:p>
          </table:table-cell>
          <table:table-cell table:style-name="ce14" office:value-type="string" calcext:value-type="string">
            <text:p><text:s text:c="9"/>preencherTabelaCompra("select * from compra order by codigo asc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Compra("select * from compra order by codigo");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preencherTabelaCompra("select * from compra order by codigo desc")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TelaBuscaLoja.java</text:p>
          </table:table-cell>
          <table:table-cell table:style-name="ce16" office:value-type="string" calcext:value-type="string">
            <text:p><text:s text:c="9"/>preencherTabelaLoja("select * from loja order by nome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elaBuscaProduto.java</text:p>
          </table:table-cell>
          <table:table-cell table:style-name="ce16" office:value-type="string" calcext:value-type="string">
            <text:p><text:s text:c="9"/>preencherTabela("select * from produto order by nome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TelaBuscaProdutoCompra.java</text:p>
          </table:table-cell>
          <table:table-cell table:style-name="ce14" office:value-type="string" calcext:value-type="string">
            <text:p><text:s text:c="13"/>preencherTabelaProdCompra("select * from prod_compra order by valor"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preencherTabelaProdCompra("select * from prod_compra order by valor DESC"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preencherTabelaProdCompra("select * from prod_compra order by valor");</text:p>
          </table:table-cell>
          <table:table-cell table:style-name="ce21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14" office:value-type="string" calcext:value-type="string">
            <text:p><text:s/>Produto.java</text:p>
          </table:table-cell>
          <table:table-cell table:style-name="ce14" office:value-type="string" calcext:value-type="string">
            <text:p><text:s text:c="10"/>return this.getNome().compareTo(x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To(Object t) {</text:p>
          </table:table-cell>
          <table:table-cell table:style-name="ce21"/>
        </table:table-row>
        <table:table-row table:style-name="ro1">
          <table:table-cell table:style-name="ce2" office:value-type="float" office:value="1513" calcext:value-type="float">
            <text:p>1513</text:p>
          </table:table-cell>
          <table:table-cell table:style-name="ce14" office:value-type="string" calcext:value-type="string">
            <text:p><text:s/>EstadoRepository.java</text:p>
          </table:table-cell>
          <table:table-cell table:style-name="ce14" office:value-type="string" calcext:value-type="string">
            <text:p><text:s text:c="5"/>@Query("select e from Estado e order by e.nome")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Set&lt;Estado&gt; findAllByOrderByNome(); </text:p>
          </table:table-cell>
          <table:table-cell table:style-name="ce21"/>
        </table:table-row>
        <table:table-row table:style-name="ro1">
          <table:table-cell table:style-name="ce10"/>
          <table:table-cell table:style-name="ce16" office:value-type="string" calcext:value-type="string">
            <text:p><text:s/>EstadoService.java</text:p>
          </table:table-cell>
          <table:table-cell table:style-name="ce16" office:value-type="string" calcext:value-type="string">
            <text:p><text:s text:c="9"/>Set&lt;Estado&gt; estados = estadoRepository.findAllByOrderByNome();</text:p>
          </table:table-cell>
          <table:table-cell table:style-name="ce22"/>
        </table:table-row>
        <table:table-row table:style-name="ro1">
          <table:table-cell table:style-name="ce2" office:value-type="float" office:value="1564" calcext:value-type="float">
            <text:p>1564</text:p>
          </table:table-cell>
          <table:table-cell table:style-name="ce16" office:value-type="string" calcext:value-type="string">
            <text:p><text:s/>CadastroClientePrompt.java</text:p>
          </table:table-cell>
          <table:table-cell table:style-name="ce16" office:value-type="string" calcext:value-type="string">
            <text:p><text:s text:c="13"/>Collections.sort(prateleira1, ccpr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CadastroProdutoPrompt.java</text:p>
          </table:table-cell>
          <table:table-cell table:style-name="ce14" office:value-type="string" calcext:value-type="string">
            <text:p><text:s text:c="13"/>Collections.sort(prateleira1, cppn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Collections.sort(prateleira1, cppp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aradorClientePorData.java</text:p>
          </table:table-cell>
          <table:table-cell table:style-name="ce14" office:value-type="string" calcext:value-type="string">
            <text:p><text:s text:c="9"/>return c1.getData_nascimento().compareTo(c2.getData_nascimento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(Object t, Object t1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aradorClientePorNome.java</text:p>
          </table:table-cell>
          <table:table-cell table:style-name="ce14" office:value-type="string" calcext:value-type="string">
            <text:p><text:s text:c="9"/>return c1.getNome().compareTo(c2.getNom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(Object t, Object t1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aradorClientePorRG.java</text:p>
          </table:table-cell>
          <table:table-cell table:style-name="ce14" office:value-type="string" calcext:value-type="string">
            <text:p><text:s text:c="9"/>return c1.getRg().compareTo(c2.getRg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(Object t, Object t1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ComparadorProdutoPorNome.java</text:p>
          </table:table-cell>
          <table:table-cell table:style-name="ce14" office:value-type="string" calcext:value-type="string">
            <text:p><text:s text:c="9"/>return p1.getNome().compareTo(p2.getNome()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5"/>public int compare(Object t, Object t1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ComparadorProdutoPorPreco.java</text:p>
          </table:table-cell>
          <table:table-cell table:style-name="ce16" office:value-type="string" calcext:value-type="string">
            <text:p><text:s text:c="5"/>public int compare(Object t, Object t1) {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roduto.java</text:p>
          </table:table-cell>
          <table:table-cell table:style-name="ce14" office:value-type="string" calcext:value-type="string">
            <text:p><text:s text:c="9"/>//return this.getNome().compareTo(p.getNome()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To(Object produto) {</text:p>
          </table:table-cell>
          <table:table-cell table:style-name="ce21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14" office:value-type="string" calcext:value-type="string">
            <text:p><text:s/>Database.java</text:p>
          </table:table-cell>
          <table:table-cell table:style-name="ce14" office:value-type="string" calcext:value-type="string">
            <text:p><text:s text:c="9"/>String query = "select * from brinquedos order by codigo desc"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9"/>String query = "select * from brinquedos where descricao like '%" + tudo + "%' or categoria like '%" + tudo + "%' <text:s/>order by codigo desc"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String query = "SELECT categoria,sum(1) as itens FROM brinquedos group by categoria order by categoria asc";</text:p>
          </table:table-cell>
          <table:table-cell table:style-name="ce21"/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table:style-name="ce16" office:value-type="string" calcext:value-type="string">
            <text:p><text:s/>CategoriasDAO.java</text:p>
          </table:table-cell>
          <table:table-cell table:style-name="ce16" office:value-type="string" calcext:value-type="string">
            <text:p><text:s/><text:tab/><text:tab/>String sql = "select p.id as p_id, p.nome as p_nome, p.descricao as p_descricao, c.id as c_id, c.nome as c_nome from produto as p join categoria as c on p.categoria_id = c.id order by c.id";</text:p>
          </table:table-cell>
          <table:table-cell table:style-name="ce22"/>
        </table:table-row>
        <table:table-row table:style-name="ro1">
          <table:table-cell table:style-name="ce2" office:value-type="float" office:value="1634" calcext:value-type="float">
            <text:p>1634</text:p>
          </table:table-cell>
          <table:table-cell table:style-name="ce16" office:value-type="string" calcext:value-type="string">
            <text:p><text:s/>EstadoRepository.java</text:p>
          </table:table-cell>
          <table:table-cell table:style-name="ce16" office:value-type="string" calcext:value-type="string">
            <text:p><text:s/><text:tab/>public List&lt;Estado&gt; findAllByOrderByNome(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EstadoService.java</text:p>
          </table:table-cell>
          <table:table-cell table:style-name="ce16" office:value-type="string" calcext:value-type="string">
            <text:p><text:s/><text:tab/><text:tab/>return repo.findAllByOrderByNome();</text:p>
          </table:table-cell>
          <table:table-cell table:style-name="ce22"/>
        </table:table-row>
        <table:table-row table:style-name="ro1">
          <table:table-cell table:style-name="ce2" office:value-type="float" office:value="1651" calcext:value-type="float">
            <text:p>1651</text:p>
          </table:table-cell>
          <table:table-cell table:style-name="ce16" office:value-type="string" calcext:value-type="string">
            <text:p><text:s/>BaseDados.java</text:p>
          </table:table-cell>
          <table:table-cell table:style-name="ce16" office:value-type="string" calcext:value-type="string">
            <text:p><text:s text:c="13"/>lista.sort(Collections.reverseOrder(Comparator.comparing(Aplicativo::getNota))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TelaListarTodosApps.java</text:p>
          </table:table-cell>
          <table:table-cell table:style-name="ce16" office:value-type="string" calcext:value-type="string">
            <text:p><text:s text:c="9"/>list.sort(Comparator.comparing(Aplicativo::getNome));</text:p>
          </table:table-cell>
          <table:table-cell table:style-name="ce22"/>
        </table:table-row>
        <table:table-row table:style-name="ro1">
          <table:table-cell table:style-name="ce10"/>
          <table:table-cell table:style-name="ce16" office:value-type="string" calcext:value-type="string">
            <text:p><text:s/>Usuario.java</text:p>
          </table:table-cell>
          <table:table-cell table:style-name="ce16" office:value-type="string" calcext:value-type="string">
            <text:p><text:s text:c="9"/>apps.sort(Comparator.comparing(Aplicativo::getNome));</text:p>
          </table:table-cell>
          <table:table-cell table:style-name="ce22"/>
        </table:table-row>
        <table:table-row table:style-name="ro1">
          <table:table-cell table:style-name="ce11" office:value-type="float" office:value="1676" calcext:value-type="float">
            <text:p>1676</text:p>
          </table:table-cell>
          <table:table-cell table:style-name="ce16" office:value-type="string" calcext:value-type="string">
            <text:p><text:s/>VendaResource.java</text:p>
          </table:table-cell>
          <table:table-cell table:style-name="ce16" office:value-type="string" calcext:value-type="string">
            <text:p><text:s/><text:tab/><text:tab/><text:tab/>if(distancia.compareTo(cem)&gt;0){</text:p>
          </table:table-cell>
          <table:table-cell table:style-name="ce22"/>
        </table:table-row>
        <table:table-row table:style-name="ro1">
          <table:table-cell table:style-name="ce2" office:value-type="float" office:value="1735" calcext:value-type="float">
            <text:p>1735</text:p>
          </table:table-cell>
          <table:table-cell table:style-name="ce16" office:value-type="string" calcext:value-type="string">
            <text:p><text:s/>Aliquota.java</text:p>
          </table:table-cell>
          <table:table-cell table:style-name="ce16" office:value-type="string" calcext:value-type="string">
            <text:p><text:s text:c="9"/>return indice + String.valueOf(tipo) + (percentualImposto.compareTo(BigDecimal.TEN) == 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Numeros.java</text:p>
          </table:table-cell>
          <table:table-cell table:style-name="ce14" office:value-type="string" calcext:value-type="string">
            <text:p><text:s text:c="9"/>if (taxa.compareTo(BigDecimal.ZERO) == 0) {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if (valor.compareTo(BigDecimal.ZERO) == 0 || total.compareTo(BigDecimal.ZERO) == 0) {</text:p>
          </table:table-cell>
          <table:table-cell table:style-name="ce21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16" office:value-type="string" calcext:value-type="string">
            <text:p><text:s/>FormaPagamentoDAO.java</text:p>
          </table:table-cell>
          <table:table-cell table:style-name="ce16" office:value-type="string" calcext:value-type="string">
            <text:p><text:s/><text:tab/><text:tab/>consulta = sessao.createQuery("from FormaPagamento order by descricao");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essoaDAO.java</text:p>
          </table:table-cell>
          <table:table-cell table:style-name="ce16" office:value-type="string" calcext:value-type="string">
            <text:p><text:s/><text:tab/><text:tab/>consulta = sessao.createQuery("from Pessoa order by nome");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rodutoDAO.java</text:p>
          </table:table-cell>
          <table:table-cell table:style-name="ce14" office:value-type="string" calcext:value-type="string">
            <text:p><text:s/><text:tab/><text:tab/><text:tab/>consulta = sessao.createQuery("from Produto order by pro_nome");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consulta = sessao.createQuery("from Produto where pro_nome like :parametro order by pro_nome")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ServicoDAO.java</text:p>
          </table:table-cell>
          <table:table-cell table:style-name="ce14" office:value-type="string" calcext:value-type="string">
            <text:p><text:s/><text:tab/><text:tab/><text:tab/>consulta = sessao.createQuery("from Servico order by nome"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<text:tab/><text:tab/>consulta = sessao.createQuery("from Servico where pro_nome like :parametro order by nome");</text:p>
          </table:table-cell>
          <table:table-cell table:style-name="ce21"/>
        </table:table-row>
        <table:table-row table:style-name="ro1">
          <table:table-cell table:style-name="ce2" office:value-type="float" office:value="1752" calcext:value-type="float">
            <text:p>1752</text:p>
          </table:table-cell>
          <table:table-cell table:style-name="ce14" office:value-type="string" calcext:value-type="string">
            <text:p><text:s/>ComparadorProdutos.java</text:p>
          </table:table-cell>
          <table:table-cell table:style-name="ce14" office:value-type="string" calcext:value-type="string">
            <text:p><text:s text:c="17"/>return p1.getDescricao().compareTo(p2.getDescricao(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7"/>return p1.getNome().compareTo(p2.getNome());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5"/>public int compare(Produto p1, Produto p2) {</text:p>
          </table:table-cell>
          <table:table-cell table:style-name="ce21"/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table:style-name="ce16" office:value-type="string" calcext:value-type="string">
            <text:p><text:s/>UserController.java</text:p>
          </table:table-cell>
          <table:table-cell table:style-name="ce16" office:value-type="string" calcext:value-type="string">
            <text:p><text:s text:c="9"/>if (ThisUsername.compareTo("guest")==0)</text:p>
          </table:table-cell>
          <table:table-cell table:style-name="ce22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14" office:value-type="string" calcext:value-type="string">
            <text:p><text:s/>PdfUtilities.java</text:p>
          </table:table-cell>
          <table:table-cell table:style-name="ce14" office:value-type="string" calcext:value-type="string">
            <text:p><text:s text:c="17"/>return f1.getName().compareTo(f2.getName());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 text:c="13"/>public int compare(File f1, File f2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9"/>Arrays.sort(workingFiles, new Comparator&lt;File&gt;() {</text:p>
          </table:table-cell>
          <table:table-cell table:style-name="ce21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14" office:value-type="string" calcext:value-type="string">
            <text:p><text:s/>CadastroEntrada.java</text:p>
          </table:table-cell>
          <table:table-cell table:style-name="ce14" office:value-type="string" calcext:value-type="string">
            <text:p><text:s/><text:tab/><text:tab/><text:tab/><text:tab/>Collections.sort(paths, new Comparator() { <text:s/>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 <text:s text:c="15"/>return ((String) o1).compareTo((String)o2); <text:s/>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 <text:s text:c="11"/>public int compare(Object o1, Object o2) {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Marca.java</text:p>
          </table:table-cell>
          <table:table-cell table:style-name="ce14" office:value-type="string" calcext:value-type="string">
            <text:p><text:s/><text:tab/><text:tab/>return o1.getName().compareTo(o2.getName());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<text:tab/>public int compare(Marca o1, Marca o2) {</text:p>
          </table:table-cell>
          <table:table-cell table:style-name="ce21"/>
        </table:table-row>
        <table:table-row table:style-name="ro1">
          <table:table-cell table:style-name="ce2" office:value-type="float" office:value="1837" calcext:value-type="float">
            <text:p>1837</text:p>
          </table:table-cell>
          <table:table-cell table:style-name="ce16" office:value-type="string" calcext:value-type="string">
            <text:p><text:s/>AutocompleteJComboBox.java</text:p>
          </table:table-cell>
          <table:table-cell table:style-name="ce16" office:value-type="string" calcext:value-type="string">
            <text:p><text:s/><text:tab/><text:tab/><text:tab/><text:tab/><text:tab/><text:tab/><text:tab/><text:tab/>// Collections.sort(itensEstoquesString);// sort alphabetically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Caixa.java</text:p>
          </table:table-cell>
          <table:table-cell table:style-name="ce14" office:value-type="string" calcext:value-type="string">
            <text:p><text:s/><text:tab/>@OrderBy(value = "idVenda")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import javax.persistence.OrderBy;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Fabricante.java</text:p>
          </table:table-cell>
          <table:table-cell table:style-name="ce16" office:value-type="string" calcext:value-type="string">
            <text:p><text:s/>@NamedQueries({ @NamedQuery(name = "fabricante.buscaTodos", query = "select f from Fabricante f order by f.nome"),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ItemEstoque.java</text:p>
          </table:table-cell>
          <table:table-cell table:style-name="ce14" office:value-type="string" calcext:value-type="string">
            <text:p><text:s/><text:tab/><text:tab/><text:tab/><text:tab/>+ "order by f.nome, t.descricaoTipo"),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<text:tab/><text:tab/>+ "order by f.nome,t.descricaoTipo"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PerfilUsuario.java</text:p>
          </table:table-cell>
          <table:table-cell table:style-name="ce14" office:value-type="string" calcext:value-type="string">
            <text:p><text:s/><text:tab/>@OrderBy(value="nomeModulo")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import javax.persistence.OrderBy;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SubTipoProduto.java</text:p>
          </table:table-cell>
          <table:table-cell table:style-name="ce14" office:value-type="string" calcext:value-type="string">
            <text:p><text:s/><text:tab/><text:tab/><text:tab/><text:tab/>+ "where t.superTipoProduto is null order by t.descricaoTipo"),</text:p>
          </table:table-cell>
          <table:table-cell table:style-name="ce20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/><text:tab/><text:tab/>+ "order by t.descricaoTipo"),</text:p>
          </table:table-cell>
          <table:table-cell table:style-name="ce21"/>
        </table:table-row>
        <table:table-row table:style-name="ro1">
          <table:table-cell/>
          <table:table-cell table:style-name="ce14" office:value-type="string" calcext:value-type="string">
            <text:p><text:s/>TipoProduto.java</text:p>
          </table:table-cell>
          <table:table-cell table:style-name="ce14" office:value-type="string" calcext:value-type="string">
            <text:p><text:s/><text:tab/>@OrderBy("descricaoTipo")</text:p>
          </table:table-cell>
          <table:table-cell table:style-name="ce20"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/>import javax.persistence.OrderBy;</text:p>
          </table:table-cell>
          <table:table-cell table:style-name="ce21"/>
        </table:table-row>
        <table:table-row table:style-name="ro1">
          <table:table-cell table:style-name="ce2" office:value-type="float" office:value="1849" calcext:value-type="float">
            <text:p>1849</text:p>
          </table:table-cell>
          <table:table-cell table:style-name="ce14" office:value-type="string" calcext:value-type="string">
            <text:p><text:s/>CadastroAreaDeptoMB.java</text:p>
          </table:table-cell>
          <table:table-cell table:style-name="ce14" office:value-type="string" calcext:value-type="string">
            <text:p><text:s/><text:tab/><text:tab/>} else if ( alcadasDescontos.getValorFimDesconto().compareTo(BigDecimal.ZERO) &lt;= 0 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<text:tab/>} else if ( alcadasDescontos.getValorInicioDesconto().compareTo(BigDecimal.ZERO) &lt; 0 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} else if ( alcadasDescontos.getValorInicioFaixa().compareTo(BigDecimal.ZERO) &lt;= 0 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<text:tab/>} else if ( alcadaValor.compareTo(BigDecimal.ZERO) &lt;=0 ) 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5"/><text:tab/>} else if ( alcadaValor.compareTo(departamentosSelected.getAlcadaValorResp()) &gt; 0 ) {</text:p>
          </table:table-cell>
          <table:table-cell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<text:s text:c="13"/>public int compare(Object o1, Object o2) {</text:p>
          </table:table-cell>
          <table:table-cell table:style-name="ce21"/>
        </table:table-row>
        <table:table-row table:style-name="ro1">
          <table:table-cell/>
          <table:table-cell table:style-name="ce16" office:value-type="string" calcext:value-type="string">
            <text:p><text:s/>ClienteContatoMB.java</text:p>
          </table:table-cell>
          <table:table-cell table:style-name="ce16" office:value-type="string" calcext:value-type="string">
            <text:p><text:s text:c="13"/>public int compare(Object o1, Object o2) {</text:p>
          </table:table-cell>
          <table:table-cell table:style-name="ce22"/>
        </table:table-row>
        <table:table-row table:style-name="ro1">
          <table:table-cell/>
          <table:table-cell table:style-name="ce16" office:value-type="string" calcext:value-type="string">
            <text:p><text:s/>PessoasCadastroMB.java</text:p>
          </table:table-cell>
          <table:table-cell table:style-name="ce16" office:value-type="string" calcext:value-type="string">
            <text:p><text:s/>package br.com.ajuda.erp.mb.admCadastro;import java.io.FileWriter;import java.io.IOException;import java.io.Serializable;import java.math.BigDecimal;import java.text.SimpleDateFormat;import java.util.ArrayList;import java.util.Collections;import java.util.Comparator;import java.util.Date;import java.util.HashSet;import java.util.List;import java.util.StringTokenizer;import javax.annotation.PostConstruct;import javax.ejb.EJB;import javax.faces.application.FacesMessage;import javax.faces.bean.ManagedBean;import javax.faces.bean.ManagedProperty;import javax.faces.bean.ViewScoped;import javax.faces.context.FacesContext;import org.primefaces.context.RequestContext;import org.primefaces.event.FileUploadEvent;import org.primefaces.event.TabChangeEvent;import br.com.ajuda.erp.adm.PessoasComando;import br.com.ajuda.erp.cep.CEPServiceRemote;import br.com.ajuda.erp.converter.CnaeConverter;import br.com.ajuda.erp.converter.DepartamentoConverter;import br.com.ajuda.erp.converter.IBGEMunicipiosConverter;import br.com.ajuda.erp.converter.IBGEUfConverter;import br.com.ajuda.erp.converter.PessoaTipoClienteConverter;import br.com.ajuda.erp.converter.PessoaTipoColaboradorConverter;import br.com.ajuda.erp.converter.PessoaTipoConverter;import br.com.ajuda.erp.converter.PessoaTipoFornecedorConverter;import br.com.ajuda.erp.converter.PessoaTipoIndicadorConverter;import br.com.ajuda.erp.converter.PessoaTipoProfessorConverter;import br.com.ajuda.erp.converter.PessoaTipoRepresentanteConverter;import br.com.ajuda.erp.converter.PessoaTipoTransportadoraConverter;import br.com.ajuda.erp.converter.PessoaTipoVendedorConverter;import br.com.ajuda.erp.converter.PessoasHorariosConverter;import br.com.ajuda.erp.delegate.FinanceiroDelegate;import br.com.ajuda.erp.delegate.PessoasDelegate;import br.com.ajuda.erp.mb.DadosSistemaMB;import br.com.ajuda.erp.nfe_400.NFeConfigNFe;import br.com.ajuda.erp.persistencia.Cnae;import br.com.ajuda.erp.persistencia.Departamentos;import br.com.ajuda.erp.persistencia.FinanMovPagRec;import br.com.ajuda.erp.persistencia.GradeCursosAlunos;import br.com.ajuda.erp.persistencia.IBGEMunicipios;import br.com.ajuda.erp.persistencia.IBGEUf;import br.com.ajuda.erp.persistencia.Pessoas;import br.com.ajuda.erp.persistencia.PessoasAssistMedica;import br.com.ajuda.erp.persistencia.PessoasContato;import br.com.ajuda.erp.persistencia.PessoasContatoTipo;import br.com.ajuda.erp.persistencia.PessoasDocumentos;import br.com.ajuda.erp.persistencia.PessoasEndereco;import br.com.ajuda.erp.persistencia.PessoasFgtsOcorrencia;import br.com.ajuda.erp.persistencia.PessoasFiscalCnaes;import br.com.ajuda.erp.persistencia.PessoasFuncao;import br.com.ajuda.erp.persistencia.PessoasHorarios;import br.com.ajuda.erp.persistencia.PessoasLogin;import br.com.ajuda.erp.persistencia.PessoasPessoaTipo;import br.com.ajuda.erp.persistencia.PessoasSindicato;import br.com.ajuda.erp.persistencia.PessoasTipo;import br.com.ajuda.erp.persistencia.PessoasTipoContrato;import br.com.ajuda.erp.persistencia.SerasaCadastro;import br.com.ajuda.erp.persistencia.SerasaCredito;import br.com.ajuda.erp.persistencia.SystemSearch;import br.com.ajuda.erp.persistencia.TipoPessoaContato;import br.com.ajuda.erp.service.calculoDistancia.VerificarLatitudeWS;import br.com.ajuda.erp.util.TratamentoArquivos;import br.com.ajuda.erp.util.TratamentoCampos;import br.com.ajuda.erp.util.Validador;import br.com.serasa.sitenet05.wsgestordecisao.wsgestordecisao.WsSerasaCadastro;import br.com.serasa.sitenet05.wsgestordecisao.wsgestordecisao.WsSerasaCredito;@ManagedBean@ViewScopedpublic class PessoasCadastroMB <text:s/>extends PessoasComando implements Serializable {<text:tab/>private static final long serialVersionUID = 1L; <text:s text:c="3"/>private String arquivoSerasaReprocidade;<text:tab/><text:tab/>private Pessoas pes = new Pessoas();<text:tab/>private SystemSearch systemSearchSelected;<text:tab/>private String systemSearchConteudo;<text:tab/>private String inscFederalValidador;<text:tab/>private String inscEstadualValidador;<text:tab/>private String inscFederalValidador_Segunda;<text:tab/>private String inscEstadualValidador_Segunda;<text:tab/><text:tab/>private int tipoOperacao = 0; // </text:p>
          </table:table-cell>
          <table:table-cell table:style-name="ce22"/>
        </table:table-row>
        <table:table-row table:style-name="ro1">
          <table:table-cell/>
          <table:table-cell table:style-name="ce14" office:value-type="string" calcext:value-type="string">
            <text:p><text:s/>ProdutosConsumoMB.java</text:p>
          </table:table-cell>
          <table:table-cell table:style-name="ce14" office:value-type="string" calcext:value-type="string">
            <text:p><text:s/><text:tab/><text:tab/>} else if ( valorAliquotaTributo.compareTo(BigDecimal.ZERO) &lt;= 0) {</text:p>
          </table:table-cell>
          <table:table-cell table:style-name="ce20"/>
        </table:table-row>
        <table:table-row table:style-name="ro1">
          <table:table-cell table:number-columns-repeated="2"/>
          <table:table-cell office:value-type="string" calcext:value-type="string">
            <text:p><text:s/><text:tab/> <text:s text:c="19"/>return c1.getValorUnitario().compareTo(c2.getValorUnitario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 <text:s text:c="19"/>return c2.getPedidosConsumo().getDataMovimento().compareTo(c1.getPedidosConsumo().getDataMovimento());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text:tab/> <text:s text:c="15"/>public int compare(Object o1, Object o2) {</text:p>
          </table:table-cell>
          <table:table-cell/>
        </table:table-row>
        <table:table-row table:style-name="ro1">
          <table:table-cell table:style-name="ce10"/>
          <table:table-cell table:style-name="ce15"/>
          <table:table-cell table:style-name="ce15" office:value-type="string" calcext:value-type="string">
            <text:p><text:s text:c="13"/>public int compare(Object o1, Object o2) {</text:p>
          </table:table-cell>
          <table:table-cell table:style-name="ce21"/>
        </table:table-row>
        <table:table-row table:style-name="ro1">
          <table:table-cell table:style-name="ce12" office:value-type="string" calcext:value-type="string">
            <text:p>Total Resultado</text:p>
          </table:table-cell>
          <table:table-cell table:style-name="ce18"/>
          <table:table-cell table:style-name="ce19"/>
          <table:table-cell table:style-name="ce24"/>
        </table:table-row>
      </table:table>
      <table:named-expressions/>
      <table:data-pilot-tables>
        <table:data-pilot-table table:name="DataPilot1" table:application-data="" table:target-range-address="'Tabela dinâmica_links_com_ordenacoes_v3_1'.A1:'Tabela dinâmica_links_com_ordenacoes_v3_1'.D510" table:buttons="'Tabela dinâmica_links_com_ordenacoes_v3_1'.A1 'Tabela dinâmica_links_com_ordenacoes_v3_1'.B1 'Tabela dinâmica_links_com_ordenacoes_v3_1'.C1" table:show-filter-button="false" table:drill-down-on-double-click="false">
          <table:source-cell-range table:cell-range-address="links_com_ordenacoes_v3.A1:links_com_ordenacoes_v3.C6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14" table:display="true" table:show-details="true"/>
                <table:data-pilot-member table:name="26" table:display="true" table:show-details="true"/>
                <table:data-pilot-member table:name="106" table:display="true" table:show-details="true"/>
                <table:data-pilot-member table:name="121" table:display="true" table:show-details="true"/>
                <table:data-pilot-member table:name="127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204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339" table:display="true" table:show-details="true"/>
                <table:data-pilot-member table:name="384" table:display="true" table:show-details="true"/>
                <table:data-pilot-member table:name="420" table:display="true" table:show-details="true"/>
                <table:data-pilot-member table:name="429" table:display="true" table:show-details="true"/>
                <table:data-pilot-member table:name="436" table:display="true" table:show-details="true"/>
                <table:data-pilot-member table:name="441" table:display="true" table:show-details="true"/>
                <table:data-pilot-member table:name="500" table:display="true" table:show-details="true"/>
                <table:data-pilot-member table:name="514" table:display="true" table:show-details="true"/>
                <table:data-pilot-member table:name="525" table:display="true" table:show-details="true"/>
                <table:data-pilot-member table:name="566" table:display="true" table:show-details="true"/>
                <table:data-pilot-member table:name="57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3" table:display="true" table:show-details="true"/>
                <table:data-pilot-member table:name="636" table:display="true" table:show-details="true"/>
                <table:data-pilot-member table:name="669" table:display="true" table:show-details="true"/>
                <table:data-pilot-member table:name="687" table:display="true" table:show-details="true"/>
                <table:data-pilot-member table:name="719" table:display="true" table:show-details="true"/>
                <table:data-pilot-member table:name="723" table:display="true" table:show-details="true"/>
                <table:data-pilot-member table:name="751" table:display="true" table:show-details="true"/>
                <table:data-pilot-member table:name="840" table:display="true" table:show-details="true"/>
                <table:data-pilot-member table:name="915" table:display="true" table:show-details="true"/>
                <table:data-pilot-member table:name="930" table:display="true" table:show-details="true"/>
                <table:data-pilot-member table:name="943" table:display="true" table:show-details="true"/>
                <table:data-pilot-member table:name="1011" table:display="true" table:show-details="true"/>
                <table:data-pilot-member table:name="1048" table:display="true" table:show-details="true"/>
                <table:data-pilot-member table:name="1051" table:display="true" table:show-details="true"/>
                <table:data-pilot-member table:name="1065" table:display="true" table:show-details="true"/>
                <table:data-pilot-member table:name="1093" table:display="true" table:show-details="true"/>
                <table:data-pilot-member table:name="1095" table:display="true" table:show-details="true"/>
                <table:data-pilot-member table:name="1191" table:display="true" table:show-details="true"/>
                <table:data-pilot-member table:name="121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61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6" table:display="true" table:show-details="true"/>
                <table:data-pilot-member table:name="1289" table:display="true" table:show-details="true"/>
                <table:data-pilot-member table:name="1295" table:display="true" table:show-details="true"/>
                <table:data-pilot-member table:name="1327" table:display="true" table:show-details="true"/>
                <table:data-pilot-member table:name="1353" table:display="true" table:show-details="true"/>
                <table:data-pilot-member table:name="1364" table:display="true" table:show-details="true"/>
                <table:data-pilot-member table:name="1380" table:display="true" table:show-details="true"/>
                <table:data-pilot-member table:name="1399" table:display="true" table:show-details="true"/>
                <table:data-pilot-member table:name="1402" table:display="true" table:show-details="true"/>
                <table:data-pilot-member table:name="1423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4" table:display="true" table:show-details="true"/>
                <table:data-pilot-member table:name="1574" table:display="true" table:show-details="true"/>
                <table:data-pilot-member table:name="1576" table:display="true" table:show-details="true"/>
                <table:data-pilot-member table:name="1634" table:display="true" table:show-details="true"/>
                <table:data-pilot-member table:name="1651" table:display="true" table:show-details="true"/>
                <table:data-pilot-member table:name="1676" table:display="true" table:show-details="true"/>
                <table:data-pilot-member table:name="1735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801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7" table:display="true" table:show-details="true"/>
                <table:data-pilot-member table:name="18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row" table:used-hierarchy="0" table:function="auto">
            <table:data-pilot-level table:show-empty="false" calcext:repeat-item-labels="false">
              <table:data-pilot-members>
                <table:data-pilot-member table:name=" AbstractFileComparator.java" table:display="true" table:show-details="true"/>
                <table:data-pilot-member table:name=" AcroFields.java" table:display="true" table:show-details="true"/>
                <table:data-pilot-member table:name=" AlarmOrder.java" table:display="true" table:show-details="true"/>
                <table:data-pilot-member table:name=" Aliquota.java" table:display="true" table:show-details="true"/>
                <table:data-pilot-member table:name=" Anadir.java" table:display="true" table:show-details="true"/>
                <table:data-pilot-member table:name=" ArchAssistantBean.java" table:display="true" table:show-details="true"/>
                <table:data-pilot-member table:name=" AsciiStringInputStream.java" table:display="true" table:show-details="true"/>
                <table:data-pilot-member table:name=" AutocompleteJComboBox.java" table:display="true" table:show-details="true"/>
                <table:data-pilot-member table:name=" Autor.java" table:display="true" table:show-details="true"/>
                <table:data-pilot-member table:name=" BaseController.java" table:display="true" table:show-details="true"/>
                <table:data-pilot-member table:name=" BaseDados.java" table:display="true" table:show-details="true"/>
                <table:data-pilot-member table:name=" BOMInputStream.java" table:display="true" table:show-details="true"/>
                <table:data-pilot-member table:name=" CacambaDAO.java" table:display="true" table:show-details="true"/>
                <table:data-pilot-member table:name=" Cache.java" table:display="true" table:show-details="true"/>
                <table:data-pilot-member table:name=" CadastroAreaDeptoMB.java" table:display="true" table:show-details="true"/>
                <table:data-pilot-member table:name=" CadastroClientePrompt.java" table:display="true" table:show-details="true"/>
                <table:data-pilot-member table:name=" CadastroEntrada.java" table:display="true" table:show-details="true"/>
                <table:data-pilot-member table:name=" CadastroProdutoPrompt.java" table:display="true" table:show-details="true"/>
                <table:data-pilot-member table:name=" CadastroProdutos.java" table:display="true" table:show-details="true"/>
                <table:data-pilot-member table:name=" CadCidade.java" table:display="true" table:show-details="true"/>
                <table:data-pilot-member table:name=" CadCliente.java" table:display="true" table:show-details="true"/>
                <table:data-pilot-member table:name=" CadCompra.java" table:display="true" table:show-details="true"/>
                <table:data-pilot-member table:name=" CadLoja.java" table:display="true" table:show-details="true"/>
                <table:data-pilot-member table:name=" CadLojaProduto.java" table:display="true" table:show-details="true"/>
                <table:data-pilot-member table:name=" CadProdCompra.java" table:display="true" table:show-details="true"/>
                <table:data-pilot-member table:name=" CadProduto.java" table:display="true" table:show-details="true"/>
                <table:data-pilot-member table:name=" Caixa.java" table:display="true" table:show-details="true"/>
                <table:data-pilot-member table:name=" CaminhaoDAO.java" table:display="true" table:show-details="true"/>
                <table:data-pilot-member table:name=" CarrinhoDao.java" table:display="true" table:show-details="true"/>
                <table:data-pilot-member table:name=" Catalogue.java" table:display="true" table:show-details="true"/>
                <table:data-pilot-member table:name=" CategoriasDAO.java" table:display="true" table:show-details="true"/>
                <table:data-pilot-member table:name=" CidadeDAO.java" table:display="true" table:show-details="true"/>
                <table:data-pilot-member table:name=" Cliente.java" table:display="true" table:show-details="true"/>
                <table:data-pilot-member table:name=" ClienteBCB.java" table:display="true" table:show-details="true"/>
                <table:data-pilot-member table:name=" ClienteContatoMB.java" table:display="true" table:show-details="true"/>
                <table:data-pilot-member table:name=" ClienteWebConvT.java" table:display="true" table:show-details="true"/>
                <table:data-pilot-member table:name=" Collation.java" table:display="true" table:show-details="true"/>
                <table:data-pilot-member table:name=" CollectionFindTest.java" table:display="true" table:show-details="true"/>
                <table:data-pilot-member table:name=" CollectionModifyTest.java" table:display="true" table:show-details="true"/>
                <table:data-pilot-member table:name=" CollectionRemoveTest.java" table:display="true" table:show-details="true"/>
                <table:data-pilot-member table:name=" Column.java" table:display="true" table:show-details="true"/>
                <table:data-pilot-member table:name=" ComparadorClientePorData.java" table:display="true" table:show-details="true"/>
                <table:data-pilot-member table:name=" ComparadorClientePorNome.java" table:display="true" table:show-details="true"/>
                <table:data-pilot-member table:name=" ComparadorClientePorRG.java" table:display="true" table:show-details="true"/>
                <table:data-pilot-member table:name=" ComparadorProdutoPorNome.java" table:display="true" table:show-details="true"/>
                <table:data-pilot-member table:name=" ComparadorProdutoPorPreco.java" table:display="true" table:show-details="true"/>
                <table:data-pilot-member table:name=" ComparadorProdutos.java" table:display="true" table:show-details="true"/>
                <table:data-pilot-member table:name=" ComparatorAbstractTestCase.java" table:display="true" table:show-details="true"/>
                <table:data-pilot-member table:name=" CompositeFileComparator.java" table:display="true" table:show-details="true"/>
                <table:data-pilot-member table:name=" Compra.java" table:display="true" table:show-details="true"/>
                <table:data-pilot-member table:name=" Compras.java" table:display="true" table:show-details="true"/>
                <table:data-pilot-member table:name=" ConsultaComprar.java" table:display="true" table:show-details="true"/>
                <table:data-pilot-member table:name=" ConsultaVenda.java" table:display="true" table:show-details="true"/>
                <table:data-pilot-member table:name=" ContasReceber.java" table:display="true" table:show-details="true"/>
                <table:data-pilot-member table:name=" CredencialAppScreenerDaoImpl.java" table:display="true" table:show-details="true"/>
                <table:data-pilot-member table:name=" CriterioDaoImpl.java" table:display="true" table:show-details="true"/>
                <table:data-pilot-member table:name=" CustomComparator.java" table:display="true" table:show-details="true"/>
                <table:data-pilot-member table:name=" DaoProduto.java" table:display="true" table:show-details="true"/>
                <table:data-pilot-member table:name=" Data.java" table:display="true" table:show-details="true"/>
                <table:data-pilot-member table:name=" Database.java" table:display="true" table:show-details="true"/>
                <table:data-pilot-member table:name=" Dates.java" table:display="true" table:show-details="true"/>
                <table:data-pilot-member table:name=" DATEvent.java" table:display="true" table:show-details="true"/>
                <table:data-pilot-member table:name=" DefaultFileComparator.java" table:display="true" table:show-details="true"/>
                <table:data-pilot-member table:name=" DefaultQueueManager.java" table:display="true" table:show-details="true"/>
                <table:data-pilot-member table:name=" DelayedOutboundMessage.java" table:display="true" table:show-details="true"/>
                <table:data-pilot-member table:name=" DirectoryFileComparator.java" table:display="true" table:show-details="true"/>
                <table:data-pilot-member table:name=" EndianUtils.java" table:display="true" table:show-details="true"/>
                <table:data-pilot-member table:name=" EstadoDAO.java" table:display="true" table:show-details="true"/>
                <table:data-pilot-member table:name=" EstadoRepository.java" table:display="true" table:show-details="true"/>
                <table:data-pilot-member table:name=" EstadoService.java" table:display="true" table:show-details="true"/>
                <table:data-pilot-member table:name=" Estoque.java" table:display="true" table:show-details="true"/>
                <table:data-pilot-member table:name=" EstoqueDePratos.java" table:display="true" table:show-details="true"/>
                <table:data-pilot-member table:name=" EventoMySQLDAO.java" table:display="true" table:show-details="true"/>
                <table:data-pilot-member table:name=" ExchangeRateCLI.java" table:display="true" table:show-details="true"/>
                <table:data-pilot-member table:name=" ExchangeRateFailsafeClient.java" table:display="true" table:show-details="true"/>
                <table:data-pilot-member table:name=" Expression.java" table:display="true" table:show-details="true"/>
                <table:data-pilot-member table:name=" ExtensionFileComparator.java" table:display="true" table:show-details="true"/>
                <table:data-pilot-member table:name=" Fabricante.java" table:display="true" table:show-details="true"/>
                <table:data-pilot-member table:name=" Factura.java" table:display="true" table:show-details="true"/>
                <table:data-pilot-member table:name=" FileAlterationObserver.java" table:display="true" table:show-details="true"/>
                <table:data-pilot-member table:name=" FileLruCache.java" table:display="true" table:show-details="true"/>
                <table:data-pilot-member table:name=" FileUtils.java" table:display="true" table:show-details="true"/>
                <table:data-pilot-member table:name=" FoneDAO.java" table:display="true" table:show-details="true"/>
                <table:data-pilot-member table:name=" Font.java" table:display="true" table:show-details="true"/>
                <table:data-pilot-member table:name=" FormaPagamentoDAO.java" table:display="true" table:show-details="true"/>
                <table:data-pilot-member table:name=" FormaPgtoDAO.java" table:display="true" table:show-details="true"/>
                <table:data-pilot-member table:name=" Fornecedor.java" table:display="true" table:show-details="true"/>
                <table:data-pilot-member table:name=" GraphObjectAdapter.java" table:display="true" table:show-details="true"/>
                <table:data-pilot-member table:name=" HsqlArrayHeap.java" table:display="true" table:show-details="true"/>
                <table:data-pilot-member table:name=" HsqlArrayList.java" table:display="true" table:show-details="true"/>
                <table:data-pilot-member table:name=" HsqlDatabaseProperties.java" table:display="true" table:show-details="true"/>
                <table:data-pilot-member table:name=" HsqlNameManager.java" table:display="true" table:show-details="true"/>
                <table:data-pilot-member table:name=" HsqlTimer.java" table:display="true" table:show-details="true"/>
                <table:data-pilot-member table:name=" HuellasController.java" table:display="true" table:show-details="true"/>
                <table:data-pilot-member table:name=" IEntity.java" table:display="true" table:show-details="true"/>
                <table:data-pilot-member table:name=" IGerenciador.java" table:display="true" table:show-details="true"/>
                <table:data-pilot-member table:name=" IMAPFolder.java" table:display="true" table:show-details="true"/>
                <table:data-pilot-member table:name=" Ingrediente.java" table:display="true" table:show-details="true"/>
                <table:data-pilot-member table:name=" InsereProduto.java" table:display="true" table:show-details="true"/>
                <table:data-pilot-member table:name=" IntHashtable.java" table:display="true" table:show-details="true"/>
                <table:data-pilot-member table:name=" IOCase.java" table:display="true" table:show-details="true"/>
                <table:data-pilot-member table:name=" ItemCompra.java" table:display="true" table:show-details="true"/>
                <table:data-pilot-member table:name=" ItemEstoque.java" table:display="true" table:show-details="true"/>
                <table:data-pilot-member table:name=" ItemMenu.java" table:display="true" table:show-details="true"/>
                <table:data-pilot-member table:name=" ItemPedido.java" table:display="true" table:show-details="true"/>
                <table:data-pilot-member table:name=" ItemVenda.java" table:display="true" table:show-details="true"/>
                <table:data-pilot-member table:name=" JavaSystem.java" table:display="true" table:show-details="true"/>
                <table:data-pilot-member table:name=" JBIG2SegmentReader.java" table:display="true" table:show-details="true"/>
                <table:data-pilot-member table:name=" jdbcDatabaseMetaData.java" table:display="true" table:show-details="true"/>
                <table:data-pilot-member table:name=" JFQuery.java" table:display="true" table:show-details="true"/>
                <table:data-pilot-member table:name=" LastModifiedFileComparator.java" table:display="true" table:show-details="true"/>
                <table:data-pilot-member table:name=" Livro.java" table:display="true" table:show-details="true"/>
                <table:data-pilot-member table:name=" LocalizacaoDTO.java" table:display="true" table:show-details="true"/>
                <table:data-pilot-member table:name=" MailHandler.java" table:display="true" table:show-details="true"/>
                <table:data-pilot-member table:name=" Main.java" table:display="true" table:show-details="true"/>
                <table:data-pilot-member table:name=" Marca.java" table:display="true" table:show-details="true"/>
                <table:data-pilot-member table:name=" Marker.java" table:display="true" table:show-details="true"/>
                <table:data-pilot-member table:name=" MarkerDetector.java" table:display="true" table:show-details="true"/>
                <table:data-pilot-member table:name=" MemberResourceRESTService.java" table:display="true" table:show-details="true"/>
                <table:data-pilot-member table:name=" Mesa.java" table:display="true" table:show-details="true"/>
                <table:data-pilot-member table:name=" MessageCache.java" table:display="true" table:show-details="true"/>
                <table:data-pilot-member table:name=" MonthlyExchangeRate.java" table:display="true" table:show-details="true"/>
                <table:data-pilot-member table:name=" MovimentoDAO.java" table:display="true" table:show-details="true"/>
                <table:data-pilot-member table:name=" NameFileComparator.java" table:display="true" table:show-details="true"/>
                <table:data-pilot-member table:name=" NomeComparator.java" table:display="true" table:show-details="true"/>
                <table:data-pilot-member table:name=" Notification.java" table:display="true" table:show-details="true"/>
                <table:data-pilot-member table:name=" Numeros.java" table:display="true" table:show-details="true"/>
                <table:data-pilot-member table:name=" OperacaoMySQLDAO.java" table:display="true" table:show-details="true"/>
                <table:data-pilot-member table:name=" panelInfoTraspaso.java" table:display="true" table:show-details="true"/>
                <table:data-pilot-member table:name=" Parser.java" table:display="true" table:show-details="true"/>
                <table:data-pilot-member table:name=" PathFileComparator.java" table:display="true" table:show-details="true"/>
                <table:data-pilot-member table:name=" PdfDocument.java" table:display="true" table:show-details="true"/>
                <table:data-pilot-member table:name=" PdfFont.java" table:display="true" table:show-details="true"/>
                <table:data-pilot-member table:name=" PdfName.java" table:display="true" table:show-details="true"/>
                <table:data-pilot-member table:name=" PdfNameTree.java" table:display="true" table:show-details="true"/>
                <table:data-pilot-member table:name=" PdfNumberTree.java" table:display="true" table:show-details="true"/>
                <table:data-pilot-member table:name=" PdfReader.java" table:display="true" table:show-details="true"/>
                <table:data-pilot-member table:name=" PdfSignatureAppearance.java" table:display="true" table:show-details="true"/>
                <table:data-pilot-member table:name=" PdfUtilities.java" table:display="true" table:show-details="true"/>
                <table:data-pilot-member table:name=" PdfVersionImp.java" table:display="true" table:show-details="true"/>
                <table:data-pilot-member table:name=" PdfWriter.java" table:display="true" table:show-details="true"/>
                <table:data-pilot-member table:name=" PedidoRepository.java" table:display="true" table:show-details="true"/>
                <table:data-pilot-member table:name=" PerfilUsuario.java" table:display="true" table:show-details="true"/>
                <table:data-pilot-member table:name=" PersonDAO.java" table:display="true" table:show-details="true"/>
                <table:data-pilot-member table:name=" Pesquisar.java" table:display="true" table:show-details="true"/>
                <table:data-pilot-member table:name=" PessoaDAO.java" table:display="true" table:show-details="true"/>
                <table:data-pilot-member table:name=" PessoasCadastroMB.java" table:display="true" table:show-details="true"/>
                <table:data-pilot-member table:name=" Phrase.java" table:display="true" table:show-details="true"/>
                <table:data-pilot-member table:name=" Plato.java" table:display="true" table:show-details="true"/>
                <table:data-pilot-member table:name=" PostgreSQL.java" table:display="true" table:show-details="true"/>
                <table:data-pilot-member table:name=" Principal.java" table:display="true" table:show-details="true"/>
                <table:data-pilot-member table:name=" Product.java" table:display="true" table:show-details="true"/>
                <table:data-pilot-member table:name=" ProductDAO.java" table:display="true" table:show-details="true"/>
                <table:data-pilot-member table:name=" Produto.java" table:display="true" table:show-details="true"/>
                <table:data-pilot-member table:name=" ProdutoDAO.java" table:display="true" table:show-details="true"/>
                <table:data-pilot-member table:name=" Produtos.java" table:display="true" table:show-details="true"/>
                <table:data-pilot-member table:name=" ProdutosConsumoMB.java" table:display="true" table:show-details="true"/>
                <table:data-pilot-member table:name=" ProdutosControllerTeste.java" table:display="true" table:show-details="true"/>
                <table:data-pilot-member table:name=" ProdutosDB.java" table:display="true" table:show-details="true"/>
                <table:data-pilot-member table:name=" Programa.java" table:display="true" table:show-details="true"/>
                <table:data-pilot-member table:name=" ProyectoDaoImpl.java" table:display="true" table:show-details="true"/>
                <table:data-pilot-member table:name=" RelatorioClientes1.java" table:display="true" table:show-details="true"/>
                <table:data-pilot-member table:name=" RelatorioClientesQuitados.java" table:display="true" table:show-details="true"/>
                <table:data-pilot-member table:name=" RelatorioEstoque.java" table:display="true" table:show-details="true"/>
                <table:data-pilot-member table:name=" Reporte.java" table:display="true" table:show-details="true"/>
                <table:data-pilot-member table:name=" RepositorioDeProdutosTeste.java" table:display="true" table:show-details="true"/>
                <table:data-pilot-member table:name=" ResultSetRegressionTest.java" table:display="true" table:show-details="true"/>
                <table:data-pilot-member table:name=" ReverseComparator.java" table:display="true" table:show-details="true"/>
                <table:data-pilot-member table:name=" ScheduledOutboundMessage.java" table:display="true" table:show-details="true"/>
                <table:data-pilot-member table:name=" SelecionarContasDatas.java" table:display="true" table:show-details="true"/>
                <table:data-pilot-member table:name=" Select.java" table:display="true" table:show-details="true"/>
                <table:data-pilot-member table:name=" ServicoDAO.java" table:display="true" table:show-details="true"/>
                <table:data-pilot-member table:name=" SetFunction.java" table:display="true" table:show-details="true"/>
                <table:data-pilot-member table:name=" SimpleFileDialog.java" table:display="true" table:show-details="true"/>
                <table:data-pilot-member table:name=" SizeFileComparator.java" table:display="true" table:show-details="true"/>
                <table:data-pilot-member table:name=" Sort.java" table:display="true" table:show-details="true"/>
                <table:data-pilot-member table:name=" StatementRegressionTest.java" table:display="true" table:show-details="true"/>
                <table:data-pilot-member table:name=" Store.java" table:display="true" table:show-details="true"/>
                <table:data-pilot-member table:name=" StressRegressionTest.java" table:display="true" table:show-details="true"/>
                <table:data-pilot-member table:name=" SubQuery.java" table:display="true" table:show-details="true"/>
                <table:data-pilot-member table:name=" SubTipoProduto.java" table:display="true" table:show-details="true"/>
                <table:data-pilot-member table:name=" TableFilter.java" table:display="true" table:show-details="true"/>
                <table:data-pilot-member table:name=" TableSelectTest.java" table:display="true" table:show-details="true"/>
                <table:data-pilot-member table:name=" TelaBuscaCliente.java" table:display="true" table:show-details="true"/>
                <table:data-pilot-member table:name=" TelaBuscaCompra.java" table:display="true" table:show-details="true"/>
                <table:data-pilot-member table:name=" TelaBuscaLoja.java" table:display="true" table:show-details="true"/>
                <table:data-pilot-member table:name=" TelaBuscaProduto.java" table:display="true" table:show-details="true"/>
                <table:data-pilot-member table:name=" TelaBuscaProdutoCompra.java" table:display="true" table:show-details="true"/>
                <table:data-pilot-member table:name=" TelaClientes.java" table:display="true" table:show-details="true"/>
                <table:data-pilot-member table:name=" TelaListarTodosApps.java" table:display="true" table:show-details="true"/>
                <table:data-pilot-member table:name=" TelaProdutos.java" table:display="true" table:show-details="true"/>
                <table:data-pilot-member table:name=" TestGroupByHaving.java" table:display="true" table:show-details="true"/>
                <table:data-pilot-member table:name=" TestJavaObject.java" table:display="true" table:show-details="true"/>
                <table:data-pilot-member table:name=" TestResultSet.java" table:display="true" table:show-details="true"/>
                <table:data-pilot-member table:name=" TestSelf.java" table:display="true" table:show-details="true"/>
                <table:data-pilot-member table:name=" TestSql.java" table:display="true" table:show-details="true"/>
                <table:data-pilot-member table:name=" TestSqlPersistent.java" table:display="true" table:show-details="true"/>
                <table:data-pilot-member table:name=" TestSubselect.java" table:display="true" table:show-details="true"/>
                <table:data-pilot-member table:name=" TIFFField.java" table:display="true" table:show-details="true"/>
                <table:data-pilot-member table:name=" TipoProduto.java" table:display="true" table:show-details="true"/>
                <table:data-pilot-member table:name=" Trabajador.java" table:display="true" table:show-details="true"/>
                <table:data-pilot-member table:name=" TrueTypeFontSubSet.java" table:display="true" table:show-details="true"/>
                <table:data-pilot-member table:name=" TrueTypeFontUnicode.java" table:display="true" table:show-details="true"/>
                <table:data-pilot-member table:name=" TwoWayView.java" table:display="true" table:show-details="true"/>
                <table:data-pilot-member table:name=" UserController.java" table:display="true" table:show-details="true"/>
                <table:data-pilot-member table:name=" Usuario.java" table:display="true" table:show-details="true"/>
                <table:data-pilot-member table:name=" Venda.java" table:display="true" table:show-details="true"/>
                <table:data-pilot-member table:name=" VendaResource.java" table:display="true" table:show-details="true"/>
                <table:data-pilot-member table:name=" Vendas.java" table:display="true" table:show-details="true"/>
                <table:data-pilot-member table:name=" VendasCrediario.java" table:display="true" table:show-details="true"/>
                <table:data-pilot-member table:name=" Whitelist.java" table:display="true" table:show-details="true"/>
                <table:data-pilot-member table:name=" XmlDomWriter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ódigo" table:orientation="row" table:used-hierarchy="0" table:function="auto">
            <table:data-pilot-level table:show-empty="false" calcext:repeat-item-labels="false">
              <table:data-pilot-members>
                <table:data-pilot-member table:name=" &#9;&#9;&#9;&#9;&#9;&#9;&#9;&#9;// Collections.sort(itensEstoquesString);// sort alphabetically" table:display="true" table:show-details="true"/>
                <table:data-pilot-member table:name=" &#9;&#9;&#9;&#9;&#9;&#9;}else if(radioButton.getText().toString().compareTo(&quot;Concelho&quot;)==0){" table:display="true" table:show-details="true"/>
                <table:data-pilot-member table:name=" &#9;&#9;&#9;&#9;&#9;&#9;}else if(radioButton.getText().toString().compareTo(&quot;Entidade  (Sigla)&quot;)==0){" table:display="true" table:show-details="true"/>
                <table:data-pilot-member table:name=" &#9;&#9;&#9;&#9;&#9;&#9;}else if(radioButton.getText().toString().compareTo(&quot;Morada&quot;)==0){" table:display="true" table:show-details="true"/>
                <table:data-pilot-member table:name=" &#9;&#9;&#9;&#9;&#9;&#9;+ &quot;where pes_nome like :parametro order by pes_nome &quot;);" table:display="true" table:show-details="true"/>
                <table:data-pilot-member table:name=" &#9;&#9;&#9;&#9;&#9;&#9;if(radioButton.getText().toString().compareTo(&quot;Nome&quot;)==0){" table:display="true" table:show-details="true"/>
                <table:data-pilot-member table:name=" &#9;&#9;&#9;&#9;&#9;+ &quot;where  f.descricao like :parametro order by  f.descricao&quot;);" table:display="true" table:show-details="true"/>
                <table:data-pilot-member table:name=" &#9;&#9;&#9;&#9;&#9;+ &quot;where  f.id like :parametro order by  f.id&quot;);" table:display="true" table:show-details="true"/>
                <table:data-pilot-member table:name=" &#9;&#9;&#9;&#9;&#9;+ &quot;where  p.id like :parametro order by  p.id&quot;);" table:display="true" table:show-details="true"/>
                <table:data-pilot-member table:name=" &#9;&#9;&#9;&#9;&#9;+ &quot;where est_id like :parametro order by cid_nome &quot;);" table:display="true" table:show-details="true"/>
                <table:data-pilot-member table:name=" &#9;&#9;&#9;&#9;&#9;+ &quot;where prod_nome like :parametro order by prod_nome &quot;);" table:display="true" table:show-details="true"/>
                <table:data-pilot-member table:name=" &#9;&#9;&#9;&#9;+ &quot;order by f.nome, t.descricaoTipo&quot;)," table:display="true" table:show-details="true"/>
                <table:data-pilot-member table:name=" &#9;&#9;&#9;&#9;+ &quot;order by f.nome,t.descricaoTipo&quot;" table:display="true" table:show-details="true"/>
                <table:data-pilot-member table:name=" &#9;&#9;&#9;&#9;+ &quot;where t.superTipoProduto is null order by t.descricaoTipo&quot;)," table:display="true" table:show-details="true"/>
                <table:data-pilot-member table:name=" &#9;&#9;&#9;&#9;Collections.sort(lista, LocalizacaoDTO.Comparators.DISTANCIA);" table:display="true" table:show-details="true"/>
                <table:data-pilot-member table:name=" &#9;&#9;&#9;&#9;Collections.sort(lista);" table:display="true" table:show-details="true"/>
                <table:data-pilot-member table:name=" &#9;&#9;&#9;&#9;Collections.sort(paths, new Comparator() {  " table:display="true" table:show-details="true"/>
                <table:data-pilot-member table:name=" &#9;&#9;&#9;&#9;Collections.sort(produtos);" table:display="true" table:show-details="true"/>
                <table:data-pilot-member table:name=" &#9;&#9;&#9;&#9;consulta = sessao.createQuery(&quot;from Pessoa order by pes_nome &quot;);" table:display="true" table:show-details="true"/>
                <table:data-pilot-member table:name=" &#9;&#9;&#9;&#9;if(editText.getText().toString().compareTo(&quot;&quot;) == 0){" table:display="true" table:show-details="true"/>
                <table:data-pilot-member table:name=" &#9;&#9;&#9;&#9;int diff = de.getBaseversion().compareTo(extension.getAsName(PdfName.BASEVERSION));" table:display="true" table:show-details="true"/>
                <table:data-pilot-member table:name=" &#9;&#9;&#9;&#9;return o1.compareTo(o2);" table:display="true" table:show-details="true"/>
                <table:data-pilot-member table:name=" &#9;&#9;&#9;&#9;rs = cmd.executeQuery(&quot;select id, type, recipient, text, wap_url, wap_expiry_date, wap_signal, create_date, originator, encoding, status_report, flash_sms, src_port, dst_port, sent_date, ref_no, priority, status, errors, gateway_id from &quot; + getProperty(&quot;tables.sms_out&quot;, &quot;smsserver_out&quot;) + &quot; where status = 'U' order by priority desc, id&quot;);" table:display="true" table:show-details="true"/>
                <table:data-pilot-member table:name=" &#9;&#9;&#9;consult = session.createQuery(&quot;from Person &quot; + &quot;where per_name :parameter order by per_name&quot;);" table:display="true" table:show-details="true"/>
                <table:data-pilot-member table:name=" &#9;&#9;&#9;consult = session.createQuery(&quot;from Person order by per_name&quot;);" table:display="true" table:show-details="true"/>
                <table:data-pilot-member table:name=" &#9;&#9;&#9;consult = session.createQuery(&quot;from Product &quot; + &quot;where pro_name like :parameter order by pro_name&quot;);" table:display="true" table:show-details="true"/>
                <table:data-pilot-member table:name=" &#9;&#9;&#9;consult = session.createQuery(&quot;from Product order by pro_name&quot;);" table:display="true" table:show-details="true"/>
                <table:data-pilot-member table:name=" &#9;&#9;&#9;consulta = sessao.createQuery(&quot;from Fone f order by f.id&quot;);" table:display="true" table:show-details="true"/>
                <table:data-pilot-member table:name=" &#9;&#9;&#9;consulta = sessao.createQuery(&quot;from FormaPgto f order by f.id&quot;);" table:display="true" table:show-details="true"/>
                <table:data-pilot-member table:name=" &#9;&#9;&#9;consulta = sessao.createQuery(&quot;from FormaPgto order by fpg_descricao &quot;);" table:display="true" table:show-details="true"/>
                <table:data-pilot-member table:name=" &#9;&#9;&#9;consulta = sessao.createQuery(&quot;from FormaPgto where fpg_descricao like :parametro order by fpg_descricao &quot;);" table:display="true" table:show-details="true"/>
                <table:data-pilot-member table:name=" &#9;&#9;&#9;consulta = sessao.createQuery(&quot;from Pessoa p order by p.id&quot;);" table:display="true" table:show-details="true"/>
                <table:data-pilot-member table:name=" &#9;&#9;&#9;consulta = sessao.createQuery(&quot;from Produto order by pro_nome&quot;);" table:display="true" table:show-details="true"/>
                <table:data-pilot-member table:name=" &#9;&#9;&#9;consulta = sessao.createQuery(&quot;from Produto order by prod_nome &quot;);" table:display="true" table:show-details="true"/>
                <table:data-pilot-member table:name=" &#9;&#9;&#9;consulta = sessao.createQuery(&quot;from Produto p order by p.id&quot;);" table:display="true" table:show-details="true"/>
                <table:data-pilot-member table:name=" &#9;&#9;&#9;consulta = sessao.createQuery(&quot;from Produto where pro_nome like :parametro order by pro_nome&quot;);" table:display="true" table:show-details="true"/>
                <table:data-pilot-member table:name=" &#9;&#9;&#9;consulta = sessao.createQuery(&quot;from Servico order by nome&quot;);" table:display="true" table:show-details="true"/>
                <table:data-pilot-member table:name=" &#9;&#9;&#9;consulta = sessao.createQuery(&quot;from Servico where pro_nome like :parametro order by nome&quot;);" table:display="true" table:show-details="true"/>
                <table:data-pilot-member table:name=" &#9;&#9;&#9;if (comp == 0) comp = x.getDate().compareTo(y.getDate());" table:display="true" table:show-details="true"/>
                <table:data-pilot-member table:name=" &#9;&#9;&#9;if(distancia.compareTo(cem)&gt;0){" table:display="true" table:show-details="true"/>
                <table:data-pilot-member table:name=" &#9;&#9;&#9;public int compare(String o1, String o2) " table:display="true" table:show-details="true"/>
                <table:data-pilot-member table:name=" &#9;&#9;&#9;public int compareTo(final Object o) {" table:display="true" table:show-details="true"/>
                <table:data-pilot-member table:name=" &#9;&#9;&#9;return this.compareTo((JBIG2Segment)o);" table:display="true" table:show-details="true"/>
                <table:data-pilot-member table:name=" &#9;&#9;&#9;sql = &quot;Select * from Cacamba order by fabricacao&quot;;" table:display="true" table:show-details="true"/>
                <table:data-pilot-member table:name=" &#9;&#9;&#9;sql = &quot;Select * from caminhao order by fabricante&quot;;" table:display="true" table:show-details="true"/>
                <table:data-pilot-member table:name=" &#9;&#9;&#9;sql = &quot;Select * from cliente order by nome&quot;;" table:display="true" table:show-details="true"/>
                <table:data-pilot-member table:name=" &#9;&#9;&#9;sql = &quot;Select * from Movimento order by &quot; + tipo + &quot;&quot;;" table:display="true" table:show-details="true"/>
                <table:data-pilot-member table:name=" &#9;&#9;                return ((String) o1).compareTo((String)o2);  " table:display="true" table:show-details="true"/>
                <table:data-pilot-member table:name=" &#9;&#9;            public int compare(Object o1, Object o2) {" table:display="true" table:show-details="true"/>
                <table:data-pilot-member table:name=" &#9;&#9;} else if ( alcadasDescontos.getValorFimDesconto().compareTo(BigDecimal.ZERO) &lt;= 0 ) {" table:display="true" table:show-details="true"/>
                <table:data-pilot-member table:name=" &#9;&#9;} else if ( alcadasDescontos.getValorInicioDesconto().compareTo(BigDecimal.ZERO) &lt; 0 ) {" table:display="true" table:show-details="true"/>
                <table:data-pilot-member table:name=" &#9;&#9;} else if ( alcadasDescontos.getValorInicioFaixa().compareTo(BigDecimal.ZERO) &lt;= 0 ) {" table:display="true" table:show-details="true"/>
                <table:data-pilot-member table:name=" &#9;&#9;} else if ( alcadaValor.compareTo(BigDecimal.ZERO) &lt;=0 ) {" table:display="true" table:show-details="true"/>
                <table:data-pilot-member table:name=" &#9;&#9;} else if ( valorAliquotaTributo.compareTo(BigDecimal.ZERO) &lt;= 0) {" table:display="true" table:show-details="true"/>
                <table:data-pilot-member table:name=" &#9;&#9;+ &quot;order by t.descricaoTipo&quot;)," table:display="true" table:show-details="true"/>
                <table:data-pilot-member table:name=" &#9;&#9;assertTrue(novoPreco.compareTo(produtoAtualizado.getPreco()) == 0);" table:display="true" table:show-details="true"/>
                <table:data-pilot-member table:name=" &#9;&#9;assertTrue(preco.compareTo(produto.getPreco()) == 0);" table:display="true" table:show-details="true"/>
                <table:data-pilot-member table:name=" &#9;&#9;assertTrue(precoDoMouse.compareTo(produtos.get(1).getPreco()) == 0);" table:display="true" table:show-details="true"/>
                <table:data-pilot-member table:name=" &#9;&#9;assertTrue(precoDoTeclado.compareTo(produtos.get(0).getPreco()) == 0);" table:display="true" table:show-details="true"/>
                <table:data-pilot-member table:name=" &#9;&#9;Collections.sort(dirs, new Comparator&lt;String&gt;()" table:display="true" table:show-details="true"/>
                <table:data-pilot-member table:name=" &#9;&#9;Collections.sort(estoque);" table:display="true" table:show-details="true"/>
                <table:data-pilot-member table:name=" &#9;&#9;Collections.sort(newMarkers);" table:display="true" table:show-details="true"/>
                <table:data-pilot-member table:name=" &#9;&#9;consulta = sessao.createQuery(&quot;from Cidade order by cid_nome &quot;);" table:display="true" table:show-details="true"/>
                <table:data-pilot-member table:name=" &#9;&#9;consulta = sessao.createQuery(&quot;from End_Estado order by est_nome &quot;);" table:display="true" table:show-details="true"/>
                <table:data-pilot-member table:name=" &#9;&#9;consulta = sessao.createQuery(&quot;from FormaPagamento order by descricao&quot;);" table:display="true" table:show-details="true"/>
                <table:data-pilot-member table:name=" &#9;&#9;consulta = sessao.createQuery(&quot;from Pessoa order by nome&quot;);" table:display="true" table:show-details="true"/>
                <table:data-pilot-member table:name=" &#9;&#9;if (this.catalog_version == null || this.catalog_version.compareTo(version) &lt; 0) {" table:display="true" table:show-details="true"/>
                <table:data-pilot-member table:name=" &#9;&#9;int compareint = this.nome.compareTo(nome.getNome());&#9;" table:display="true" table:show-details="true"/>
                <table:data-pilot-member table:name=" &#9;&#9;int[] matches = getProtocol().sort(term, sterm);" table:display="true" table:show-details="true"/>
                <table:data-pilot-member table:name=" &#9;&#9;public int compare(final Object o1, final Object o2) {" table:display="true" table:show-details="true"/>
                <table:data-pilot-member table:name=" &#9;&#9;public int compare(OutboundMessage x, OutboundMessage y)" table:display="true" table:show-details="true"/>
                <table:data-pilot-member table:name=" &#9;&#9;public int compareTo(final Object o) {" table:display="true" table:show-details="true"/>
                <table:data-pilot-member table:name=" &#9;&#9;return estadoRepository.findAllByOrderByNome();" table:display="true" table:show-details="true"/>
                <table:data-pilot-member table:name=" &#9;&#9;return identificador.compareTo(o.identificador);" table:display="true" table:show-details="true"/>
                <table:data-pilot-member table:name=" &#9;&#9;return o1.getName().compareTo(o2.getName());" table:display="true" table:show-details="true"/>
                <table:data-pilot-member table:name=" &#9;&#9;return produto.getTitulo().compareTo(o.getProduto().getTitulo());" table:display="true" table:show-details="true"/>
                <table:data-pilot-member table:name=" &#9;&#9;return queryLojasCidadaoOrderByName;" table:display="true" table:show-details="true"/>
                <table:data-pilot-member table:name=" &#9;&#9;return repo.findAllByOrderByNome();" table:display="true" table:show-details="true"/>
                <table:data-pilot-member table:name=" &#9;&#9;String sql = &quot;Select * from cacamba order by descricao&quot;;" table:display="true" table:show-details="true"/>
                <table:data-pilot-member table:name=" &#9;&#9;String sql = &quot;Select * from caminhao order by modelo&quot;;" table:display="true" table:show-details="true"/>
                <table:data-pilot-member table:name=" &#9;&#9;String sql = &quot;Select * from cliente order by nome&quot;;" table:display="true" table:show-details="true"/>
                <table:data-pilot-member table:name=" &#9;&#9;String sql = &quot;select p.id as p_id, p.nome as p_nome, p.descricao as p_descricao, c.id as c_id, c.nome as c_nome from produto as p join categoria as c on p.categoria_id = c.id order by c.id&quot;;" table:display="true" table:show-details="true"/>
                <table:data-pilot-member table:name=" &#9;&#9;String sql = PostgreSQL.queryLojasCidadaoOrderByName;" table:display="true" table:show-details="true"/>
                <table:data-pilot-member table:name=" &#9;    &#9;&#9;consulta.append(&quot;\n order by id_proyecto desc &quot;);" table:display="true" table:show-details="true"/>
                <table:data-pilot-member table:name=" &#9;    &#9;&#9;query.append(&quot;\n order by id_credencial desc&quot;);" table:display="true" table:show-details="true"/>
                <table:data-pilot-member table:name=" &#9;    &#9;&#9;query.append(&quot;\n order by id_criterio desc&quot;);" table:display="true" table:show-details="true"/>
                <table:data-pilot-member table:name=" &#9;                    return c1.getValorUnitario().compareTo(c2.getValorUnitario());" table:display="true" table:show-details="true"/>
                <table:data-pilot-member table:name=" &#9;                    return c2.getPedidosConsumo().getDataMovimento().compareTo(c1.getPedidosConsumo().getDataMovimento());" table:display="true" table:show-details="true"/>
                <table:data-pilot-member table:name=" &#9;                public int compare(Object o1, Object o2) {" table:display="true" table:show-details="true"/>
                <table:data-pilot-member table:name=" &#9;@OrderBy(&quot;descricaoTipo&quot;)" table:display="true" table:show-details="true"/>
                <table:data-pilot-member table:name=" &#9;@OrderBy(value = &quot;idVenda&quot;)" table:display="true" table:show-details="true"/>
                <table:data-pilot-member table:name=" &#9;@OrderBy(value=&quot;nomeModulo&quot;)" table:display="true" table:show-details="true"/>
                <table:data-pilot-member table:name=" &#9;Arrays.sort(mnum);" table:display="true" table:show-details="true"/>
                <table:data-pilot-member table:name=" &#9;public int compare(final Object o1, final Object o2) {" table:display="true" table:show-details="true"/>
                <table:data-pilot-member table:name=" &#9;public int compare(Marca o1, Marca o2) {" table:display="true" table:show-details="true"/>
                <table:data-pilot-member table:name=" &#9;public int compareTo(Compra o) {" table:display="true" table:show-details="true"/>
                <table:data-pilot-member table:name=" &#9;public int compareTo(Delayed o)" table:display="true" table:show-details="true"/>
                <table:data-pilot-member table:name=" &#9;public int compareTo(final Object o) {" table:display="true" table:show-details="true"/>
                <table:data-pilot-member table:name=" &#9;public int compareTo(final Object object) {" table:display="true" table:show-details="true"/>
                <table:data-pilot-member table:name=" &#9;public int compareTo(ItemMenu o) {" table:display="true" table:show-details="true"/>
                <table:data-pilot-member table:name=" &#9;public int compareTo(ItemPedido o) {" table:display="true" table:show-details="true"/>
                <table:data-pilot-member table:name=" &#9;public int compareTo(java.util.concurrent.Delayed object)" table:display="true" table:show-details="true"/>
                <table:data-pilot-member table:name=" &#9;public int compareTo(Marker other) {" table:display="true" table:show-details="true"/>
                <table:data-pilot-member table:name=" &#9;public int compareTo(Object arg0)" table:display="true" table:show-details="true"/>
                <table:data-pilot-member table:name=" &#9;public int compareTo(Produto nome) {" table:display="true" table:show-details="true"/>
                <table:data-pilot-member table:name=" &#9;public int compareTo(Venda o) {" table:display="true" table:show-details="true"/>
                <table:data-pilot-member table:name=" &#9;public List&lt;Estado&gt; findAllByOrderByNome();" table:display="true" table:show-details="true"/>
                <table:data-pilot-member table:name=" &#9;public List&lt;PedidoEntity&gt; findByStatusPedidoOrderByCodigoPedido(String statusPedido);" table:display="true" table:show-details="true"/>
                <table:data-pilot-member table:name=" &#9;public static final String queryLojasCidadaoOrderByName = &quot;SELECT l.id_loja_cidacao, l.nome_loja_cidadao, l.codigo_postal_loja_cidadao,&quot; " table:display="true" table:show-details="true"/>
                <table:data-pilot-member table:name="     &#9;} else if ( alcadaValor.compareTo(departamentosSelected.getAlcadaValorResp()) &gt; 0 ) {" table:display="true" table:show-details="true"/>
                <table:data-pilot-member table:name="     &#9;Arrays.sort(res);" table:display="true" table:show-details="true"/>
                <table:data-pilot-member table:name="                 &#9;&#9;|| f.compareTo(previous.getFont()) == 0)" table:display="true" table:show-details="true"/>
                <table:data-pilot-member table:name="                                     return new Integer(esc1.getEscPrioridad()).compareTo(new Integer(esc2.getEscPrioridad()));" table:display="true" table:show-details="true"/>
                <table:data-pilot-member table:name="                                 public int compare(Object o1, Object o2) {" table:display="true" table:show-details="true"/>
                <table:data-pilot-member table:name="                             Collections.sort(listaEsc, new Comparator() {" table:display="true" table:show-details="true"/>
                <table:data-pilot-member table:name="                          where huelestd='A' AND persesta='A' order by Valor asc&quot;);&#10;1357-- CategoriasDAO.java-- &#9;&#9;String sql = &quot;select c.id as c_id, c.nome as c_nome, p.id as p_id, p.nome as p_nome, p.descricao as p_descricao from Categoria as c join Produto as p on p.categoria_id = c.id order by c.id&quot;;&#10;585-- PaymentGateway.java-- &#9;&#9;&#9;if (paymentData.getValue().compareTo(new BigDecimal(500)) &lt;= 0) {&#10;1084-- SSLSupport.java--             Arrays.sort(availableProtocols);&#10;1084-- SSLSupport.java--             Arrays.sort(availableCiphers);&#10;1084-- MultiorderExamples.java--      * but you can refund order by order.&#10;1084-- OrderExamples.java--     // This method allows you to gets an order by your Moip ID.&#10;1314-- ProdutoDAO.java--         Query consulta = em.createQuery(&quot;select p from Produto p order by p.id&quot;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901-- ControleDetalhes.java--                 Collections.sort(comentarios, (Comentario obj1, Comentario obj2) -&gt; obj2.getData_modificacao().compareTo(obj1.getData_modificacao()));&#10;1543-- PaymentGateway.java-- &#9;&#9;&#9;if (paymentData.getValue().compareTo(new BigDecimal(500)) &lt;= 0) {&#10;1256-- Produto.java-- &#9;public int compareTo(Produto p) {&#10;1256-- Produto.java-- &#9;&#9;return this.nome.compareTo(p.nome);&#10;1256-- Loja.java-- &#9;&#9;&#9;&#9;&#9;JOptionPane.showMessageDialog(null, &quot;+ produtos.get(0).compareTo(produtos.get(1)));&#10;1256-- Loja.java-- &#9;&#9;if(produtos.get(0).compareTo(produtos.get(1)) == 1) {&#10;12-- Dao.java-- &#9;&#9;sql.append(&quot;select c from ClienteEntity as c order by c.nome &quot;);&#10;12-- Dao.java-- &#9;&#9;.append(&quot; as p order by p.&quot;).append(parametroOrdenado);&#10;1432-- mockProduto.java--                     if (produtoNovo.getNome().compareTo(listaProduto.get(i).getNome())!=0) {&#10;1432-- mockProduto.java--                     if (produtoNovo.getColecao().compareTo(listaProduto.get(i).getColecao())!=0) {&#10;1432-- mockProduto.java--                     if (produtoNovo.getCor().compareTo(listaProduto.get(i).getCor())!=0) {&#10;1432-- mockProduto.java--                     if (produtoNovo.getTamanho().compareTo(listaProduto.get(i).getTamanho())!=0) {&#10;1432-- ValidadorProduto.java--         if (produto.getSexo().isEmpty() &amp;&amp; produto.getSexo().compareTo(&quot;)==0) {&#10;1432-- ValidadorProduto.java--         if (produto.getColecao().isEmpty() &amp;&amp; produto.getColecao().compareTo(&quot;)==0) {&#10;1432-- ValidadorProduto.java--         if (produto.getTamanho().isEmpty() &amp;&amp; produto.getTamanho().compareTo(&quot;)==0) {&#10;1432-- ValidadorProduto.java--         if (produto.getCor().isEmpty() &amp;&amp; produto.getCor().compareTo(&quot;)==0) {&#10;1432-- ValidadorCliente.java--         if (cliente.getEstado().compareTo(&quot;)==0 &amp;&amp; cliente.getEstado().isEmpty()) {&#10;1432-- BuscarCliente.java--         if (buscar.compareTo(&quot;) == 0) {&#10;1432-- TelaCliente.java--             if (o.compareTo(&quot;Selecionar&quot;)==0) {&#10;1432-- TelaCliente.java--             if (clienteClie != null &amp;&amp; clienteClie.getNome().compareTo(&quot;) &gt; 0) {&#10;1432-- TelaCliente.java--         if (clienteClie != null &amp;&amp; clienteClie.getNome().compareTo(&quot;) &gt; 0) {&#10;1432-- TelaCliente.java--             if (o.compareTo(&quot;Selecionar&quot;)==0) {&#10;1432-- TelaProduto.java--             if (o.compareTo(&quot;Selecione&quot;)==0) {&#10;1432-- TelaProduto.java--             if (o1.compareTo(&quot;Selecione&quot;)==0) {&#10;1432-- TelaProduto.java--             if (o2.compareTo(&quot;Selecione&quot;)==0) {&#10;1432-- TelaProduto.java--             if (o3.compareTo(&quot;Selecione&quot;)==0) {&#10;1432-- TelaProduto.java--             if (o.compareTo(&quot;Selecione&quot;)==0) {&#10;1432-- TelaProduto.java--             if (o1.compareTo(&quot;Selecione&quot;)==0) {&#10;1432-- TelaProduto.java--             if (o2.compareTo(&quot;Selecione&quot;)==0) {&#10;1432-- TelaProduto.java--             if (o3.compareTo(&quot;Selecione&quot;)==0) {&#10;1432-- buscaProduto.java--         if (qtdProdSelec!=null &amp;&amp; qtdProdSelec.compareTo(&quot;)&gt;0) {&#10;1432-- buscaProduto.java--             if (linhaSelec &gt; -1 &amp;&amp; qtdProdText.getText().compareTo(&quot;)&gt;=1) {&#10;1432-- buscaProduto.java--             if (buscar.compareTo(&quot;)==0) {&#10;180-- Actividad.java--     public int compareTo(Actividad another) {&#10;180-- Actividad.java--         if (this.fechai.compareTo(another.fechai)!=0){&#10;180-- Actividad.java--             return this.fechai.compareTo(another.fechai);&#10;180-- Actividad.java--             return this.tipo.compareTo(another.tipo);&#10;180-- Principal.java--             Collections.sort(actividades);&#10;702-- Data.java--             //Arrays.sort(lista);&#10;898-- ComparatorCategoriaDescricao.java--     public int compare(Categoria cat1, Categoria cat2) {&#10;898-- ComparatorCategoriaDescricao.java--             return cat1.getDescricao().compareTo(cat2.getDescricao());&#10;898-- ComparatorPedidoClienteNumero.java--     public int compare(Pedido p1, Pedido p2) {&#10;898-- ComparatorPedidoClienteNumero.java--             return idCli1.compareTo(idCli2);&#10;898-- ComparatorPedidoClienteNumero.java--             return p1.getNumero().compareTo(p2.getNumero());&#10;898-- PedidoController.java--                 Collections.sort(pedidos, new ComparatorPedidoClienteNumero());&#10;898-- ProdutoController.java--             Collections.sort(categorias, new ComparatorCategoriaDescricao());&#10;1274-- ClienteRepository.java-- &#9;@Query(nativeQuery=true,value=&quot;select u.* from Cliente u, Compra c where u.cpf = c.cliente group by u.id order by sum(c.valor_total) desc&quot;)&#10;1274-- ClienteRepository.java-- &#9;@Query(nativeQuery=true,value=&quot;select u.* from Cliente u, Compra c where u.cpf = c.cliente and c.data between to_date('01/01/2016 00:00:00', 'DD/MM/YYYY HH24:MI:SS') and to_date('31/12/2016 23:59:59', 'DD/MM/YYYY HH24:MI:SS') group by u.id, c.valor_total  order by c.valor_total desc&quot;)&#10;1274-- ClienteRepository.java-- &#9;@Query(nativeQuery=true,value=&quot;select u.* from Cliente u, Compra c where u.cpf = c.cliente group by u.id order by COUNT(c.codigo) desc&quot;)&#10;593-- Track.java-- &#9;&#9;&#9;&#9;+ Database.Tracking.CODE + &quot; =? order by &quot; + Database.Tracking.ID + &quot; DESC&quot;,&#10;593-- SwipeListViewTouchListener.java-- &#9;&#9;public int compareTo(PendingSwipeData other) {&#10;593-- SwipeListViewTouchListener.java-- &#9;&#9;&#9;&#9;&#9;Collections.sort(mPendingSwipes);&#10;829-- Permissao.java-- &#9;&#9;Collections.sort(permissoes, new Comparator&lt;Permissao&gt;(){&#10;829-- Permissao.java-- &#9;&#9;&#9;public int compare(Permissao o1, Permissao o2) {&#10;829-- Permissao.java-- &#9;&#9;&#9;&#9;return new Integer(o1.ordinal()).compareTo(new Integer(o2.ordinal()));&#10;829-- ObjetoCampoConsulta.java-- &#9;public int compare(ObjetoCampoConsulta o1, ObjetoCampoConsulta o2) {&#10;829-- ObjetoCampoConsulta.java-- &#9;&#9;return ((ObjetoCampoConsulta) o1).getPrincipal().compareTo(&#10;1324-- RepositorioAdministradorBDR.java-- &#9;&#9;sql += &quot; order by nome;&quot;;&#10;1324-- RepositorioClienteBDR.java-- &#9;&#9;sql += &quot; order by nome;&quot;;&#10;1324-- RepositorioClienteBDR.java-- &#9;&#9;sql += &quot; order by nome;&quot;;&#10;1324-- RepositorioProdutoBDR.java-- &#9;&#9;sql += &quot; order by nome;&quot;;&#10;987-- CidadeDAO.java-- &#9;&#9;&#9;consulta = sessao.createQuery(&quot; from Cidade order by cid_nome &quot;);&#10;987-- EstadoDAO.java-- &#9;&#9;&#9;consulta = sessao.createQuery(&quot; from Estado order by est_nome &quot;);&#10;987-- EstadoDAO.java-- &#9;&#9;&#9;&#9;&#9;+ &quot;where est_nome like :paramentro order by est_nome&quot;);&#10;987-- FormaPagamentoDAO.java-- &#9;&#9;&#9;consulta = sessao.createQuery(&quot; from FormaPagamento order by descricao &quot;);&#10;987-- FormaPagamentoDAO.java-- &#9;&#9;&#9;&#9;&#9;+ &quot;where descricao like :paramentro order by descricao&quot;);&#10;987-- PessoaDAO.java-- &#9;&#9;&#9;consulta = sessao.createQuery(&quot; from Pessoa order by nome &quot;);&#10;987-- PessoaDAO.java-- &#9;&#9;&#9;&#9;&#9;+ &quot;where nome like :paramentro order by nome&quot;);&#10;987-- ProdutoDAO.java-- &#9;&#9;&#9;consulta = sessao.createQuery(&quot;from Produto order by nome &quot;);&#10;987-- ProdutoDAO.java-- &#9;&#9;&#9;&#9;&#9;+ &quot;where nome like :parametro order by nome&quot;);&#10;1319-- Pedido.java-- &#9;&#9;&#9;&#9;Collections.sort(listaPlacas);&#10;1319-- Pedido.java-- &#9;&#9;&#9;&#9;Collections.sort(listaProcessador);&#10;1319-- Pedido.java-- &#9;&#9;&#9;&#9;Collections.sort(listaHd);&#10;151-- Data.java--             //Arrays.sort(lista);&#10;1041-- ClienteFTP.java--             if(dirCarpeta.compareTo(dirActual) == 0){&#10;1816-- PedidoController.java--                 Collections.sort(pedidosList, new ComparatorPedidoClienteNumero());&#10;1816-- ProdutoController.java--             Collections.sort(categoriasList, new ComparatorCategoriaDescricao());&#10;1816-- ComparatorCategoriaDescricao.java--     public int compare(Object o1, Object o2) {&#10;1816-- ComparatorCategoriaDescricao.java--             return cat1.getDescricao().compareTo(cat2.getDescricao());&#10;1816-- ComparatorPedidoClienteNumero.java--     public int compare(Object o1, Object o2) {&#10;1816-- ComparatorPedidoClienteNumero.java--             return idCli1.compareTo(idCli2);&#10;1816-- ComparatorPedidoClienteNumero.java--             return p1.getNumero().compareTo(p2.getNumero());&#10;1546-- EditarProdutoActivity.java--         List&lt;Produto&gt; produtos = Query.many(Produto.class, &quot;select * from produto order by codigo_barra&quot;).get().asList();&#10;1546-- MainActivity.java--         List&lt;Item&gt; listaItem = Query.many(Item.class, &quot;select * from item where id_compra = ? order by id&quot;, idCompra).get().asList();&#10;949-- ClienteDAO.java-- &#9;&#9;&#9;&#9;&quot;select cliente from Cliente as cliente order by nome asc&quot;)&#10;1797-- CategoriasDAO.java-- &#9;&#9;&#9;&#9;+ &quot;from Produto as p join Categoria as c on p.categoria_id = c.id order by c.id&quot;;&#10;365-- ClienteAgendadorWeb.java--                             if (horaDoBanco.compareTo(horaAtual) == 0) {&#10;1848-- JanelaHabilidadeEspecifica.java--                             Collections.sort(pessoas, new Comparator() {&#10;1848-- JanelaHabilidadeEspecifica.java--                                 public int compare(Object o1, Object o2) {&#10;1663-- ComparatorCategoriaDescricao.java--     public int compare(Object o1, Object o2) {&#10;1663-- ComparatorCategoriaDescricao.java--             return cat1.getDescricao().compareTo(cat2.getDescricao());&#10;1663-- ComparatorPedidoClienteNumero.java--     public int compare(Object o1, Object o2) {&#10;1663-- ComparatorPedidoClienteNumero.java--             return idCli1.compareTo(idCli2);&#10;1663-- ComparatorPedidoClienteNumero.java--             return p1.getNumero().compareTo(p2.getNumero());&#10;1663-- PedidoController.java--                 Collections.sort(pedidosList, new ComparatorPedidoClienteNumero());&#10;1663-- ProdutoController.java--             Collections.sort(categoriasList, new ComparatorCategoriaDescricao());&#10;1030-- cargosDao.java--         List&lt;cargos&gt; ls = session.createQuery(&quot;from cargos order by car_codigo&quot;).list();&#10;1649-- CategoriasDAO.java-- &#9;&#9;String sql = &quot;select c.id as c_id, c.nome as c_nome, p.id as p_id, p.nome as p_nome, p.descricao as p_descricao from Categoria as c join Produto as p on p.categoria_id = c.id order by c.id&quot;;&#10;274-- ClienteBean.java--   public int compareTo(ClienteBean o) {&#10;274-- ClienteBean.java--     return this.nombre.compareTo(o.nombre);&#10;1275-- FormaPgtoDAO.java--     &#9;&#9;consulta = sessao.createQuery(&quot;from FormaPgto order by fpg_descricao&quot;);&#10;1275-- FormaPgtoDAO.java--     &#9;&#9;consulta = sessao.createQuery(&quot;from FormaPgto where fpg_descricao like :parametro order by fpg_descricao&quot;);&#10;1275-- PessoaDAO.java-- &#9;&#9;consulta = sessao.createQuery(&quot;from Pessoa order by pes_nome&quot;);&#10;1275-- ProdutoDAO.java-- &#9;&#9;&#9;consulta = sessao.createQuery(&quot;from Produto order by pro_nome&quot;);&#10;1275-- ProdutoDAO.java-- &#9;&#9;&#9;consulta = sessao.createQuery(&quot;from Produto where pro_nome like :parametro order by pro_nome&quot;);&#10;298-- Whitelist.java--                 if (origin.compareTo(&quot;*&quot;) == 0) {&#10;298-- Globalization.java--             Collections.sort(namesList, new Comparator&lt;String&gt;() {&#10;298-- Globalization.java--                 public int compare(String arg0, String arg1) {&#10;298-- Globalization.java--                     return namesMap.get(arg0).compareTo(namesMap.get(arg1));&#10;298-- AudioPlayer.java--                     if (this.audioFile.compareTo(file) == 0) {&#10;298-- AudioPlayer.java--                     if (this.audioFile.compareTo(file) == 0) {&#10;298-- Globalization.java--             Collections.sort(namesList, new Comparator&lt;String&gt;() {&#10;298-- Globalization.java--                 public int compare(String arg0, String arg1) {&#10;298-- Globalization.java--                     return namesMap.get(arg0).compareTo(namesMap.get(arg1));&#10;1171-- FormaPgtoDAO.java-- &#9;&#9;&#9;consulta = sessao.createQuery(&quot;from FormaPgto order by fgp_descricao&quot;);&#10;1171-- PessoaDAO.java-- &#9;&#9;&#9;consulta = sessao.createQuery(&quot;from Pessoa order by pes_nome&quot;);&#10;1171-- PessoaDAO.java-- &#9;&#9;&#9;&#9;&#9;+ &quot;where pes_nome like :parametro order by pes_nome&quot;);&#10;1171-- ProdutoDAO.java-- &#9;&#9;&#9;consulta = sessao.createQuery(&quot;from Produto order by pro_nome&quot;);&#10;1171-- ProdutoDAO.java-- &#9;&#9;&#9;&#9;&#9;+ &quot;where pro_nome like :parametro order by pro_nome&quot;);&#10;1298-- PaymentGateway.java-- &#9;&#9;&#9;if (paymentData.getValue().compareTo(new BigDecimal(500)) &lt;= 0) {&#10;589-- Lojas.java-- &#9;&#9;&#9;&#9;String sql = PostgreSQL.queryLojasCidadaoOrderByName;&#10;589-- Pesquisar.java-- &#9;&#9;&#9;&#9;if(editText.getText().toString().compareTo(&quot;) == 0){&#10;589-- Pesquisar.java-- &#9;&#9;&#9;&#9;&#9;&#9;if(radioButton.getText().toString().compareTo(&quot;Nome&quot;)==0){&#10;589-- Pesquisar.java-- &#9;&#9;&#9;&#9;&#9;&#9;}else if(radioButton.getText().toString().compareTo(&quot;Morada&quot;)==0){&#10;589-- Pesquisar.java-- &#9;&#9;&#9;&#9;&#9;&#9;}else if(radioButton.getText().toString().compareTo(&quot;Concelho&quot;)==0){&#10;589-- Pesquisar.java-- &#9;&#9;&#9;&#9;&#9;&#9;}else if(radioButton.getText().toString().compareTo(&quot;Entidade&quot;)==0){&#10;589-- PostgreSQL.java-- &#9;&#9;return queryLojasCidadaoOrderByName;&#10;589-- PostgreSQL.java-- &#9;&#9;String sql = PostgreSQL.queryLojasCidadaoOrderByName;&#10;589-- PostgreSQL.java-- &#9;public static final String queryLojasCidadaoOrderByName = &quot;SELECT l.id_loja_cidacao, l.nome_loja_cidadao, l.codigo_postal_loja_cidadao, " table:display="true" table:show-details="true"/>
                <table:data-pilot-member table:name="                         if (id.compareTo(pro.getId()) == 0)" table:display="true" table:show-details="true"/>
                <table:data-pilot-member table:name="                      + &quot;group by superior_id &quot; + &quot;order by superior_id &quot; + &quot;&quot;;" table:display="true" table:show-details="true"/>
                <table:data-pilot-member table:name="                      + &quot;order by superior_id &quot; + &quot;&quot;;" table:display="true" table:show-details="true"/>
                <table:data-pilot-member table:name="                     &amp;&amp;!exprColumns[i].canBeInOrderBy()) {" table:display="true" table:show-details="true"/>
                <table:data-pilot-member table:name="                     + &quot; (select * from new_factura as tf where tf.estado=2 and tf.anio=&quot;+calendar.get(Calendar.YEAR)+&quot; and tf.mes=&quot;+(calendar.get(Calendar.MONTH) + 1)+&quot; and tf.dia=&quot;+calendar.get(Calendar.DAY_OF_MONTH)+&quot;) as f   left join conten_facnew as c on (c.estado=1 and c.factura_id=f.id) left join plato as p on(p.estado=1 and p.id=c.plato_id) left join tipo as t on (t.id=p.tipo_id and t.estado=1)) as f on (f.tipo=tp.id) group by c.nombre) as fin order by total desc;&quot;;" table:display="true" table:show-details="true"/>
                <table:data-pilot-member table:name="                     + &quot;(select * from new_factura as tf where tf.estado=2 and tf.anio=&quot;+calendar.get(Calendar.YEAR)+&quot; and tf.mes=&quot;+(calendar.get(Calendar.MONTH) + 1)+&quot; and tf.dia=&quot;+calendar.get(Calendar.DAY_OF_MONTH)+&quot;) as f   left join conten_facnew as c on (c.estado=1 and c.factura_id=f.id) left join plato as p on(p.estado=1 and p.id=c.plato_id) left join tipo as t on (t.id=p.tipo_id and t.estado=1)) as f on (f.tipo=tp.id) group by tp.nombre) as d order by d.total desc;&quot;;" table:display="true" table:show-details="true"/>
                <table:data-pilot-member table:name="                     + &quot;(select * from new_factura as tf where tf.estado=2 and tf.anio=&quot;+calendar.get(Calendar.YEAR)+&quot; and tf.mes=&quot;+(calendar.get(Calendar.MONTH) + 1)+&quot; and tf.dia=&quot;+calendar.get(Calendar.DAY_OF_MONTH)+&quot;) as f  left join conten_facnew as c on (c.estado=1 and c.factura_id=f.id) left join plato as p on(p.estado=1 and p.id=c.plato_id) left join tipo as t on (t.id=p.tipo_id and t.estado=1)) as f on (f.plato=p.id and p.estado=1) group by p.nombre) as tp order by tp.total desc;&quot;;" table:display="true" table:show-details="true"/>
                <table:data-pilot-member table:name="                     if (id.compareTo(pro.getId()) == 0)" table:display="true" table:show-details="true"/>
                <table:data-pilot-member table:name="                     if(g.getId().compareTo(idgrupo)==0){" table:display="true" table:show-details="true"/>
                <table:data-pilot-member table:name="                     public int compare(GraphObject a, GraphObject b) {" table:display="true" table:show-details="true"/>
                <table:data-pilot-member table:name="                     while (date1.compareTo(date2) &lt;= 0) {" table:display="true" table:show-details="true"/>
                <table:data-pilot-member table:name="                 // if an order by column alias" table:display="true" table:show-details="true"/>
                <table:data-pilot-member table:name="                 // todo order by columns" table:display="true" table:show-details="true"/>
                <table:data-pilot-member table:name="                 + &quot;from TabProfile order by id desc&quot;;" table:display="true" table:show-details="true"/>
                <table:data-pilot-member table:name="                 + &quot;where client.idClient = event.idClient and client.identification = &quot;+identification +&quot; order by 1&quot; ;" table:display="true" table:show-details="true"/>
                <table:data-pilot-member table:name="                 Arrays.sort(data, 0, size, comparator);" table:display="true" table:show-details="true"/>
                <table:data-pilot-member table:name="                 Collections.sort(section, new Comparator&lt;GraphObject&gt;() {" table:display="true" table:show-details="true"/>
                <table:data-pilot-member table:name="                 date2.compareTo(firstDate) &gt;= 0 &amp;&amp; date2.compareTo(lastDate) &lt;= 0) {" table:display="true" table:show-details="true"/>
                <table:data-pilot-member table:name="                 i = ((BigDecimal) a).compareTo((BigDecimal) b);" table:display="true" table:show-details="true"/>
                <table:data-pilot-member table:name="                 if (cliente.nombre.compareTo(clientes[i].nombre) &lt; 0) {" table:display="true" table:show-details="true"/>
                <table:data-pilot-member table:name="                 if (curName.compareTo(name) &lt; 0) {" table:display="true" table:show-details="true"/>
                <table:data-pilot-member table:name="                 if (origin.compareTo(&quot;*&quot;) == 0) {" table:display="true" table:show-details="true"/>
                <table:data-pilot-member table:name="                 parseOrderBy(select, vcolumn);" table:display="true" table:show-details="true"/>
                <table:data-pilot-member table:name="                 preencherTabela(&quot;select * from cidade order by nome&quot;);" table:display="true" table:show-details="true"/>
                <table:data-pilot-member table:name="                 preencherTabela(&quot;select * from Pessoa order by nomePessoa;&quot;);" table:display="true" table:show-details="true"/>
                <table:data-pilot-member table:name="                 preencherTabela(&quot;select * from Produto order by idProduto;&quot;);" table:display="true" table:show-details="true"/>
                <table:data-pilot-member table:name="                 preencherTabela(&quot;select * from produto order by nome&quot;);" table:display="true" table:show-details="true"/>
                <table:data-pilot-member table:name="                 preencherTabelaCidade(&quot;select * from cidade order by nome&quot;);" table:display="true" table:show-details="true"/>
                <table:data-pilot-member table:name="                 preencherTabelaCliente(&quot;select * from cliente order by nome&quot;);" table:display="true" table:show-details="true"/>
                <table:data-pilot-member table:name="                 preencherTabelaCompra(&quot;select * from compra order by codigo&quot;);" table:display="true" table:show-details="true"/>
                <table:data-pilot-member table:name="                 preencherTabelaLoja(&quot;select * from loja order by codigo&quot;);" table:display="true" table:show-details="true"/>
                <table:data-pilot-member table:name="                 preencherTabelaLoja(&quot;select * from loja order by nome&quot;);" table:display="true" table:show-details="true"/>
                <table:data-pilot-member table:name="                 preencherTabelaPL(&quot;select * from loja_produto order by quant_estoque &quot;);" table:display="true" table:show-details="true"/>
                <table:data-pilot-member table:name="                 preencherTabelaProduto(&quot;select * from produto order by nome&quot;);" table:display="true" table:show-details="true"/>
                <table:data-pilot-member table:name="                 return f1.getName().compareTo(f2.getName());" table:display="true" table:show-details="true"/>
                <table:data-pilot-member table:name="                 return getFile().compareTo(another.getFile());" table:display="true" table:show-details="true"/>
                <table:data-pilot-member table:name="                 return o1.distance.compareTo(o2.distance);" table:display="true" table:show-details="true"/>
                <table:data-pilot-member table:name="                 return p1.getDescricao().compareTo(p2.getDescricao());" table:display="true" table:show-details="true"/>
                <table:data-pilot-member table:name="                 return p1.getNome().compareTo(p2.getNome());" table:display="true" table:show-details="true"/>
                <table:data-pilot-member table:name="                 System.out.println(md.getMaxColumnsInOrderBy());" table:display="true" table:show-details="true"/>
                <table:data-pilot-member table:name="                 testRS.getBigDecimal(1).compareTo(new BigDecimal(Integer.MAX_VALUE)) == 1);" table:display="true" table:show-details="true"/>
                <table:data-pilot-member table:name="                 testRS.getBigDecimal(2).compareTo(new BigDecimal(Integer.MAX_VALUE)) == 1);" table:display="true" table:show-details="true"/>
                <table:data-pilot-member table:name="               return one.getTimestamp().compareTo(other.getTimestamp());" table:display="true" table:show-details="true"/>
                <table:data-pilot-member table:name="              return one.getStatus().level().compareTo(other.getStatus().level());" table:display="true" table:show-details="true"/>
                <table:data-pilot-member table:name="             // as ASCII stream, ignoring the high order bytes" table:display="true" table:show-details="true"/>
                <table:data-pilot-member table:name="             //Arrays.sort(lista);" table:display="true" table:show-details="true"/>
                <table:data-pilot-member table:name="             + &quot; and fruits.color_id = colors.id&quot; + &quot; order by 1&quot;;" table:display="true" table:show-details="true"/>
                <table:data-pilot-member table:name="             Arrays.sort(children, comparator);" table:display="true" table:show-details="true"/>
                <table:data-pilot-member table:name="             Arrays.sort(files, this);" table:display="true" table:show-details="true"/>
                <table:data-pilot-member table:name="             Arrays.sort(lista);" table:display="true" table:show-details="true"/>
                <table:data-pilot-member table:name="             assertTestPreparedStatementsResult(testModify1.sort(&quot;$._id&quot;).execute(), 4, testCol1.getName(), 10, 20, 30, 40);" table:display="true" table:show-details="true"/>
                <table:data-pilot-member table:name="             assertTestPreparedStatementsResult(testModify1.sort(&quot;$._id&quot;).limit(1).execute(), 1, testCol1.getName(), 100, 2, 3, 4);" table:display="true" table:show-details="true"/>
                <table:data-pilot-member table:name="             assertTestPreparedStatementsResult(testModify2.sort(&quot;$._id&quot;).execute(), 3, testCol2.getName(), 1, 20, 30, 40);" table:display="true" table:show-details="true"/>
                <table:data-pilot-member table:name="             assertTestPreparedStatementsResult(testModify2.sort(&quot;$._id&quot;).limit(1).execute(), 1, testCol2.getName(), 1, 2, 3, 400);" table:display="true" table:show-details="true"/>
                <table:data-pilot-member table:name="             assertTestPreparedStatementsResult(testModify3.sort(&quot;$._id&quot;).execute(), 2, testCol3.getName(), 1, 20, 30, 4);" table:display="true" table:show-details="true"/>
                <table:data-pilot-member table:name="             assertTestPreparedStatementsResult(testModify3.sort(&quot;$._id&quot;).limit(1).execute(), 1, testCol3.getName(), 100, 2, 3, 4);" table:display="true" table:show-details="true"/>
                <table:data-pilot-member table:name="             assertTestPreparedStatementsResult(testModify4.sort(&quot;$._id&quot;).execute(), 2, testCol4.getName(), 1, 20, 30, 4);" table:display="true" table:show-details="true"/>
                <table:data-pilot-member table:name="             assertTestPreparedStatementsResult(testModify4.sort(&quot;$._id&quot;).limit(1).execute(), 1, testCol4.getName(), 1, 200, 3, 4);" table:display="true" table:show-details="true"/>
                <table:data-pilot-member table:name="             assertTestPreparedStatementsResult(testRemove1.sort(&quot;$._id&quot;).execute(), 4, testCol1.getName());" table:display="true" table:show-details="true"/>
                <table:data-pilot-member table:name="             assertTestPreparedStatementsResult(testRemove1.sort(&quot;$._id&quot;).limit(1).execute(), 1, testCol1.getName(), 2, 3, 4);" table:display="true" table:show-details="true"/>
                <table:data-pilot-member table:name="             assertTestPreparedStatementsResult(testRemove2.sort(&quot;$._id&quot;).execute(), 1, testCol2.getName(), 1, 2, 3);" table:display="true" table:show-details="true"/>
                <table:data-pilot-member table:name="             assertTestPreparedStatementsResult(testRemove2.sort(&quot;$._id&quot;).execute(), 3, testCol2.getName(), 1);" table:display="true" table:show-details="true"/>
                <table:data-pilot-member table:name="             assertTestPreparedStatementsResult(testRemove2.sort(&quot;$._id&quot;).limit(1).execute(), 1, testCol2.getName(), 1, 2, 3);" table:display="true" table:show-details="true"/>
                <table:data-pilot-member table:name="             assertTestPreparedStatementsResult(testRemove3.sort(&quot;$._id&quot;).execute(), 2, testCol3.getName(), 1, 4);" table:display="true" table:show-details="true"/>
                <table:data-pilot-member table:name="             assertTestPreparedStatementsResult(testRemove3.sort(&quot;$._id&quot;).execute(), 2, testCol3.getName(), 3, 4);" table:display="true" table:show-details="true"/>
                <table:data-pilot-member table:name="             assertTestPreparedStatementsResult(testRemove3.sort(&quot;$._id&quot;).limit(1).execute(), 1, testCol3.getName(), 2, 3, 4);" table:display="true" table:show-details="true"/>
                <table:data-pilot-member table:name="             assertTestPreparedStatementsResult(testRemove4.sort(&quot;$._id&quot;).execute(), 1, testCol4.getName(), 1, 3, 4);" table:display="true" table:show-details="true"/>
                <table:data-pilot-member table:name="             assertTestPreparedStatementsResult(testRemove4.sort(&quot;$._id&quot;).execute(), 2, testCol4.getName(), 1, 4);" table:display="true" table:show-details="true"/>
                <table:data-pilot-member table:name="             assertTestPreparedStatementsResult(testRemove4.sort(&quot;$._id&quot;).limit(1).execute(), 1, testCol4.getName(), 1, 3, 4);" table:display="true" table:show-details="true"/>
                <table:data-pilot-member table:name="             assertTrue(bd1.compareTo(new BigDecimal(bd)) == 0);" table:display="true" table:show-details="true"/>
                <table:data-pilot-member table:name="             Collections.sort(elapsedTimes);" table:display="true" table:show-details="true"/>
                <table:data-pilot-member table:name="             Collections.sort(files, this);" table:display="true" table:show-details="true"/>
                <table:data-pilot-member table:name="             Collections.sort(prateleira1, ccpr);" table:display="true" table:show-details="true"/>
                <table:data-pilot-member table:name="             Collections.sort(prateleira1, cppn);" table:display="true" table:show-details="true"/>
                <table:data-pilot-member table:name="             Collections.sort(prateleira1, cppp);" table:display="true" table:show-details="true"/>
                <table:data-pilot-member table:name="             consulta = session.createQuery(&quot;from EventoBean evento order by &quot;" table:display="true" table:show-details="true"/>
                <table:data-pilot-member table:name="             consulta = session.createQuery(&quot;from OperacaoBean operacao order by &quot;" table:display="true" table:show-details="true"/>
                <table:data-pilot-member table:name="             e     = resolveOrderByExpression(e, select, vcolumn);" table:display="true" table:show-details="true"/>
                <table:data-pilot-member table:name="             i = a.compareTo(b);" table:display="true" table:show-details="true"/>
                <table:data-pilot-member table:name="             if ( result.compareTo(bigint) != 0 ){" table:display="true" table:show-details="true"/>
                <table:data-pilot-member table:name="             if (bi.compareTo(MAX_INT) &gt; 0 || bi.compareTo(MIN_INT) &lt; 0) {" table:display="true" table:show-details="true"/>
                <table:data-pilot-member table:name="             if (bi.compareTo(MAX_LONG) &gt; 0 || bi.compareTo(MIN_LONG) &lt; 0) {" table:display="true" table:show-details="true"/>
                <table:data-pilot-member table:name="             if (bo.compareTo(bd) != signum) {" table:display="true" table:show-details="true"/>
                <table:data-pilot-member table:name="             if (chunk.font().compareTo(currentFont) != 0) {" table:display="true" table:show-details="true"/>
                <table:data-pilot-member table:name="             if (convertir.compareTo(&quot;aCent&quot;) == 0) {" table:display="true" table:show-details="true"/>
                <table:data-pilot-member table:name="             if (convertir.compareTo(&quot;aFahr&quot;) == 0) {" table:display="true" table:show-details="true"/>
                <table:data-pilot-member table:name="             if (e.getCause() instanceof IOException &amp;&amp; &quot;Packets received out of order&quot;.compareTo(e.getCause().getMessage()) == 0) {" table:display="true" table:show-details="true"/>
                <table:data-pilot-member table:name="             if (exchangeRate.compareTo(BigDecimal.ZERO) == 0) {" table:display="true" table:show-details="true"/>
                <table:data-pilot-member table:name="             if (mChoiceMode.compareTo(ChoiceMode.NONE) != 0 &amp;&amp; mHasStableIds &amp;&amp;" table:display="true" table:show-details="true"/>
                <table:data-pilot-member table:name="             if (nombregrupo.compareTo(grupo.getGrupo()) == 0) {" table:display="true" table:show-details="true"/>
                <table:data-pilot-member table:name="             if (nombreProfe.compareTo(profe.getNombre() + &quot; &quot; + profe.getApellidos()) == 0) {" table:display="true" table:show-details="true"/>
                <table:data-pilot-member table:name="             if(ac.getIdActividad().compareTo(id)==0){" table:display="true" table:show-details="true"/>
                <table:data-pilot-member table:name="             if(p.getId().compareTo(id)==0){" table:display="true" table:show-details="true"/>
                <table:data-pilot-member table:name="             lista.sort(Collections.reverseOrder(Comparator.comparing(Aplicativo::getNota)));" table:display="true" table:show-details="true"/>
                <table:data-pilot-member table:name="             preencherTabela(&quot;select * from cidade order by nome&quot;);" table:display="true" table:show-details="true"/>
                <table:data-pilot-member table:name="             preencherTabela(&quot;select * from Pessoa order by nomePessoa;&quot;);" table:display="true" table:show-details="true"/>
                <table:data-pilot-member table:name="             preencherTabela(&quot;select * from Produto order by idProduto;&quot;);" table:display="true" table:show-details="true"/>
                <table:data-pilot-member table:name="             preencherTabela(&quot;select * from produto order by nome&quot;);" table:display="true" table:show-details="true"/>
                <table:data-pilot-member table:name="             preencherTabelaCliente(&quot;select * from cliente order by nome&quot;);" table:display="true" table:show-details="true"/>
                <table:data-pilot-member table:name="             preencherTabelaLoja(&quot;select * from loja order by nome&quot;);" table:display="true" table:show-details="true"/>
                <table:data-pilot-member table:name="             preencherTabelaProdCompra(&quot;select * from prod_compra order by valor&quot;);" table:display="true" table:show-details="true"/>
                <table:data-pilot-member table:name="             preencherTabelaProduto(&quot;select * from produto order by nome&quot;);" table:display="true" table:show-details="true"/>
                <table:data-pilot-member table:name="             public int compare(File f1, File f2) {" table:display="true" table:show-details="true"/>
                <table:data-pilot-member table:name="             public int compare(LocalizacaoDTO o1, LocalizacaoDTO o2) {" table:display="true" table:show-details="true"/>
                <table:data-pilot-member table:name="             public int compare(Object o1, Object o2) {" table:display="true" table:show-details="true"/>
                <table:data-pilot-member table:name="             return ((String) a).compareTo((String) b);" table:display="true" table:show-details="true"/>
                <table:data-pilot-member table:name="             return one.getSeverity().level().compareTo(other.getSeverity().level());" table:display="true" table:show-details="true"/>
                <table:data-pilot-member table:name="             return resolveOrderByColumnIndex(e, vcolumn, visiblecols);" table:display="true" table:show-details="true"/>
                <table:data-pilot-member table:name="             sess.sql(&quot;select c1" table:display="true" table:show-details="true"/>
                <table:data-pilot-member table:name="             Sort.sort((Object[]) filelist, new Sort.StringComparator(), 0," table:display="true" table:show-details="true"/>
                <table:data-pilot-member table:name="             sortTimer.elapsedTimeToMessage(&quot;Cache.sort() total time&quot;));" table:display="true" table:show-details="true"/>
                <table:data-pilot-member table:name="             SqlResult rs1 = sess.sql(&quot;select c1" table:display="true" table:show-details="true"/>
                <table:data-pilot-member table:name="             String select = &quot;select * from &quot; + tableName + &quot; order by &quot; + order;" table:display="true" table:show-details="true"/>
                <table:data-pilot-member table:name="             String sentencia = &quot; select count(id) from new_factura where estado=1 and mesa_id=&quot; + l.get(0) + &quot; order by id desc limit 1&quot;;" table:display="true" table:show-details="true"/>
                <table:data-pilot-member table:name="             String sentencia = &quot;select id from ingrediente where estado=1  order by nombre ;&quot;;" table:display="true" table:show-details="true"/>
                <table:data-pilot-member table:name="             String sentencia = &quot;select id from ingrediente where nombre like '%&quot;+b+&quot;%'  or existencias like '%&quot;+b+&quot;%' and  estado=1 order by nombre ;&quot;;" table:display="true" table:show-details="true"/>
                <table:data-pilot-member table:name="             String sentencia = &quot;select id from mesa order by id desc limit 1;&quot;;" table:display="true" table:show-details="true"/>
                <table:data-pilot-member table:name="             String sentencia = &quot;select id from new_factura where mesa_id=&quot; + id + &quot; and estado=1 order by id desc limit 1;&quot;;" table:display="true" table:show-details="true"/>
                <table:data-pilot-member table:name="             String sentencia = &quot;select id from plato order by id desc limit 1;&quot;;" table:display="true" table:show-details="true"/>
                <table:data-pilot-member table:name="             String sentencia = &quot;select id from trabajador order by id desc limit 1;&quot;;" table:display="true" table:show-details="true"/>
                <table:data-pilot-member table:name="             String sentencia = &quot;select id from usuario order by id desc limit 1;&quot;;" table:display="true" table:show-details="true"/>
                <table:data-pilot-member table:name="             String sentencia = &quot;select id,dia||\&quot;/\&quot;||mes||\&quot;/\&quot;||anio from  new_factura &quot;+res+&quot; order by anio desc,mes desc,dia desc, id desc;&quot;;" table:display="true" table:show-details="true"/>
                <table:data-pilot-member table:name="             String sentencia = &quot;select id,dia||\&quot;/\&quot;||mes||\&quot;/\&quot;||anio||\&quot; " table:display="true" table:show-details="true"/>
                <table:data-pilot-member table:name="             String sentencia = &quot;select nombre from ingrediente where estado=1 order by nombre ;&quot;;" table:display="true" table:show-details="true"/>
                <table:data-pilot-member table:name="             String sentencia = &quot;select nombre,existencias||case when categoria=0 then \&quot;  Kg\&quot;  else \&quot;  Unidas\&quot; end from ingrediente where nombre like '%&quot;+b+&quot;%'  or existencias like '%&quot;+b+&quot;%' and estado=1 order by nombre asc;&quot;;" table:display="true" table:show-details="true"/>
                <table:data-pilot-member table:name="             String sentencia = &quot;select nombre||\&quot; " table:display="true" table:show-details="true"/>
                <table:data-pilot-member table:name="             String sentencia = &quot;select p.id from plato  as p left join  comp_plato as cp on (p.estado=1 and cp.estado=1 and p.id=cp.id_plato) where cp.id is null order by p.nombre;&quot;;" table:display="true" table:show-details="true"/>
                <table:data-pilot-member table:name="             String sentencia = &quot;select p.nombre from plato  as p left join  comp_plato as cp on (p.estado=1 and cp.estado=1 and p.id=cp.id_plato) where cp.id is null order by p.nombre;&quot;;" table:display="true" table:show-details="true"/>
                <table:data-pilot-member table:name="             String statement = &quot;select foo.id, foo.data, bar.data from foo, bar&#9;where foo.id = bar.id order by foo.id&quot;;" table:display="true" table:show-details="true"/>
                <table:data-pilot-member table:name="             this.rs = scrollableStmt.executeQuery(&quot;SELECT * FROM testBug22305979_orig_1 order by tmp&quot;);" table:display="true" table:show-details="true"/>
                <table:data-pilot-member table:name="             try (PreparedStatement ps1 = c1.prepareStatement(&quot;SELECT * FROM `testBug25650482` order by c1 asc&quot;, ResultSet.TYPE_SCROLL_SENSITIVE," table:display="true" table:show-details="true"/>
                <table:data-pilot-member table:name="             try (PreparedStatement ps1 = c1.prepareStatement(&quot;SELECT * FROM `testBug25650514` order by c1 asc&quot;, ResultSet.TYPE_SCROLL_SENSITIVE," table:display="true" table:show-details="true"/>
                <table:data-pilot-member table:name="             while (date1.compareTo(date2) &lt;= 0) {" table:display="true" table:show-details="true"/>
                <table:data-pilot-member table:name="            // Arrays.sort(lista);" table:display="true" table:show-details="true"/>
                <table:data-pilot-member table:name="            public int compare(Alarm one, Alarm other) {" table:display="true" table:show-details="true"/>
                <table:data-pilot-member table:name="            return one.getPriority().level().compareTo(other.getPriority().level());" table:display="true" table:show-details="true"/>
                <table:data-pilot-member table:name="           public int compare(Alarm one, Alarm other) {" table:display="true" table:show-details="true"/>
                <table:data-pilot-member table:name="          public int compare(Alarm one, Alarm other) {" table:display="true" table:show-details="true"/>
                <table:data-pilot-member table:name="          return this.getNome().compareTo(x);" table:display="true" table:show-details="true"/>
                <table:data-pilot-member table:name="         } else if (mChoiceMode.compareTo(ChoiceMode.SINGLE) == 0) {" table:display="true" table:show-details="true"/>
                <table:data-pilot-member table:name="         } else if (size.divide(ONE_GB_BI).compareTo(BigInteger.ZERO) &gt; 0) {" table:display="true" table:show-details="true"/>
                <table:data-pilot-member table:name="         } else if (size.divide(ONE_KB_BI).compareTo(BigInteger.ZERO) &gt; 0) {" table:display="true" table:show-details="true"/>
                <table:data-pilot-member table:name="         } else if (size.divide(ONE_MB_BI).compareTo(BigInteger.ZERO) &gt; 0) {" table:display="true" table:show-details="true"/>
                <table:data-pilot-member table:name="         } else if (size.divide(ONE_PB_BI).compareTo(BigInteger.ZERO) &gt; 0) {" table:display="true" table:show-details="true"/>
                <table:data-pilot-member table:name="         } else if (size.divide(ONE_TB_BI).compareTo(BigInteger.ZERO) &gt; 0) {" table:display="true" table:show-details="true"/>
                <table:data-pilot-member table:name="         /*if(getIntent().getExtras().getString(&quot;accion&quot;).compareTo(&quot;modificar&quot;)==0){" table:display="true" table:show-details="true"/>
                <table:data-pilot-member table:name="         // limit 1, offset 1, order by ID, make sure we don't see the first ID" table:display="true" table:show-details="true"/>
                <table:data-pilot-member table:name="         // limit 1, order by ID, save the first ID" table:display="true" table:show-details="true"/>
                <table:data-pilot-member table:name="         // limit 3, offset 1, order by ID, make sure we don't see the first ID" table:display="true" table:show-details="true"/>
                <table:data-pilot-member table:name="         // order by 1,2,3" table:display="true" table:show-details="true"/>
                <table:data-pilot-member table:name="         // the result is perhaps wider (due to group and order by)" table:display="true" table:show-details="true"/>
                <table:data-pilot-member table:name="         //return this.getNome().compareTo(p.getNome());" table:display="true" table:show-details="true"/>
                <table:data-pilot-member table:name="         apps.sort(Comparator.comparing(Aplicativo::getNome));" table:display="true" table:show-details="true"/>
                <table:data-pilot-member table:name="         Arrays.sort(activeGlyphs);" table:display="true" table:show-details="true"/>
                <table:data-pilot-member table:name="         Arrays.sort(boms, ByteOrderMarkLengthComparator);" table:display="true" table:show-details="true"/>
                <table:data-pilot-member table:name="         Arrays.sort(metrics, this);" table:display="true" table:show-details="true"/>
                <table:data-pilot-member table:name="         Arrays.sort(names);" table:display="true" table:show-details="true"/>
                <table:data-pilot-member table:name="         Arrays.sort(numbers);" table:display="true" table:show-details="true"/>
                <table:data-pilot-member table:name="         Arrays.sort(sortedNames);" table:display="true" table:show-details="true"/>
                <table:data-pilot-member table:name="         Arrays.sort(this.range, 1, this.range.length " table:display="true" table:show-details="true"/>
                <table:data-pilot-member table:name="         Arrays.sort(workingFiles, new Comparator&lt;File&gt;() {" table:display="true" table:show-details="true"/>
                <table:data-pilot-member table:name="         assertNull(comparator.sort((File[])null));" table:display="true" table:show-details="true"/>
                <table:data-pilot-member table:name="         assertNull(comparator.sort((List&lt;File&gt;)null));" table:display="true" table:show-details="true"/>
                <table:data-pilot-member table:name="         assertTestPreparedStatementsResult(testFind1.sort(&quot;$._id&quot;).execute(), 1, 8);" table:display="true" table:show-details="true"/>
                <table:data-pilot-member table:name="         assertTestPreparedStatementsResult(testFind1.sort(&quot;$._id&quot;).limit(2).execute(), 2, 3);" table:display="true" table:show-details="true"/>
                <table:data-pilot-member table:name="         assertTestPreparedStatementsResult(testFind2.sort(&quot;$._id&quot;).bind(&quot;n&quot;, 4).execute(), 4, 8);" table:display="true" table:show-details="true"/>
                <table:data-pilot-member table:name="         assertTestPreparedStatementsResult(testFind2.sort(&quot;$._id&quot;).execute(), 2, 8);" table:display="true" table:show-details="true"/>
                <table:data-pilot-member table:name="         assertTestPreparedStatementsResult(testFind2.sort(&quot;$._id&quot;).limit(2).bind(&quot;n&quot;, 4).execute(), 5, 6);" table:display="true" table:show-details="true"/>
                <table:data-pilot-member table:name="         assertTestPreparedStatementsResult(testFind3.sort(&quot;$._id&quot;).bind(&quot;n&quot;, 4).execute(), 4, 7);" table:display="true" table:show-details="true"/>
                <table:data-pilot-member table:name="         assertTestPreparedStatementsResult(testFind3.sort(&quot;$._id&quot;).execute(), 2, 5);" table:display="true" table:show-details="true"/>
                <table:data-pilot-member table:name="         assertTestPreparedStatementsResult(testFind3.sort(&quot;$._id&quot;).limit(2).bind(&quot;n&quot;, 4).execute(), 5, 6);" table:display="true" table:show-details="true"/>
                <table:data-pilot-member table:name="         assertTestPreparedStatementsResult(testFind4.sort(&quot;$._id&quot;).bind(&quot;n&quot;, 3).bind(&quot;m&quot;, 7).execute(), 3, 7);" table:display="true" table:show-details="true"/>
                <table:data-pilot-member table:name="         assertTestPreparedStatementsResult(testFind4.sort(&quot;$._id&quot;).execute(), 2, 5);" table:display="true" table:show-details="true"/>
                <table:data-pilot-member table:name="         assertTestPreparedStatementsResult(testFind4.sort(&quot;$._id&quot;).limit(2).bind(&quot;n&quot;, 3).bind(&quot;m&quot;, 7).execute(), 4, 5);" table:display="true" table:show-details="true"/>
                <table:data-pilot-member table:name="         assertTrue(((BigDecimal) o).compareTo(new BigDecimal(&quot;" table:display="true" table:show-details="true"/>
                <table:data-pilot-member table:name="         assertTrue(((Double) o).compareTo(" table:display="true" table:show-details="true"/>
                <table:data-pilot-member table:name="         assertTrue(((Float) o).compareTo(" table:display="true" table:show-details="true"/>
                <table:data-pilot-member table:name="         assertTrue(bd.compareTo(new BigDecimal(&quot;" table:display="true" table:show-details="true"/>
                <table:data-pilot-member table:name="         assertTrue(bd.compareTo(new BigDecimal(&quot;0.00&quot;)) == 0);" table:display="true" table:show-details="true"/>
                <table:data-pilot-member table:name="         Collections.sort(departamentos);" table:display="true" table:show-details="true"/>
                <table:data-pilot-member table:name="         Collections.sort(livros, new NomeComparator());" table:display="true" table:show-details="true"/>
                <table:data-pilot-member table:name="         Collections.sort(sectionKeys, Collator.getInstance());" table:display="true" table:show-details="true"/>
                <table:data-pilot-member table:name="         Collections.sort(sorter, new AcroFields.SorterComparator());" table:display="true" table:show-details="true"/>
                <table:data-pilot-member table:name="         comparator.sort(files);" table:display="true" table:show-details="true"/>
                <table:data-pilot-member table:name="         con_clientes.executeSQL(&quot;select * from clientes order by nome&quot;);" table:display="true" table:show-details="true"/>
                <table:data-pilot-member table:name="         con_clientesdev.executeSQL(&quot;select * from clientesdev order by nomecliente&quot;);" table:display="true" table:show-details="true"/>
                <table:data-pilot-member table:name="         con_crediario.executeSQL(&quot;select * from crediario order by nota&quot;);" table:display="true" table:show-details="true"/>
                <table:data-pilot-member table:name="         con_devedores.executeSQL(&quot;select * from clientesdev order by nomecliente&quot;);" table:display="true" table:show-details="true"/>
                <table:data-pilot-member table:name="         con_estoque.executeSQL(&quot;select * from estoque_merc order by nome&quot;);" table:display="true" table:show-details="true"/>
                <table:data-pilot-member table:name="         con_fornecedor.executeSQL(&quot;select * from fornecedor order by nome&quot;);" table:display="true" table:show-details="true"/>
                <table:data-pilot-member table:name="         Cursor c = db.rawQuery(&quot;select _id, NomeProd, QtdEstqProd, PrecoProd, IdCateg from produto order by NomeProd&quot;, null);" table:display="true" table:show-details="true"/>
                <table:data-pilot-member table:name="         docs = this.collection.find().sort(&quot;$.x&quot;, &quot;$.y&quot;).execute();" table:display="true" table:show-details="true"/>
                <table:data-pilot-member table:name="         else if (cliente.nombre.compareTo(clientes[datoMayor].nombre) &gt; 0) {" table:display="true" table:show-details="true"/>
                <table:data-pilot-member table:name="         else if (cliente.nombre.compareTo(clientes[datoMenor].nombre) &lt; 0) {" table:display="true" table:show-details="true"/>
                <table:data-pilot-member table:name="         final boolean isVertical = (orientation.compareTo(Orientation.VERTICAL) == 0);" table:display="true" table:show-details="true"/>
                <table:data-pilot-member table:name="         if (date1.compareTo(firstDate) &gt;= 0 &amp;&amp; date1.compareTo(lastDate) &lt;= 0 &amp;&amp;" table:display="true" table:show-details="true"/>
                <table:data-pilot-member table:name="         if (mChoiceMode.compareTo(ChoiceMode.MULTIPLE) == 0) {" table:display="true" table:show-details="true"/>
                <table:data-pilot-member table:name="         if (mChoiceMode.compareTo(ChoiceMode.NONE) != 0 &amp;&amp; mAdapter != null &amp;&amp; mAdapter.hasStableIds()) {" table:display="true" table:show-details="true"/>
                <table:data-pilot-member table:name="         if (mChoiceMode.compareTo(ChoiceMode.NONE) != 0 &amp;&amp; mCheckStates != null) {" table:display="true" table:show-details="true"/>
                <table:data-pilot-member table:name="         if (mChoiceMode.compareTo(ChoiceMode.NONE) != 0) {" table:display="true" table:show-details="true"/>
                <table:data-pilot-member table:name="         if (mChoiceMode.compareTo(ChoiceMode.NONE) == 0 &amp;&amp; mCheckStates != null) {" table:display="true" table:show-details="true"/>
                <table:data-pilot-member table:name="         if (mChoiceMode.compareTo(ChoiceMode.NONE) == 0 ||" table:display="true" table:show-details="true"/>
                <table:data-pilot-member table:name="         if (mChoiceMode.compareTo(ChoiceMode.NONE) == 0) {" table:display="true" table:show-details="true"/>
                <table:data-pilot-member table:name="         if (mChoiceMode.compareTo(ChoiceMode.SINGLE) == 0 &amp;&amp;" table:display="true" table:show-details="true"/>
                <table:data-pilot-member table:name="         if (size.divide(ONE_EB_BI).compareTo(BigInteger.ZERO) &gt; 0) {" table:display="true" table:show-details="true"/>
                <table:data-pilot-member table:name="         if (spinertipo.getSelectedItem().toString().compareTo(&quot;complementaria&quot;) == 0) {" table:display="true" table:show-details="true"/>
                <table:data-pilot-member table:name="         if (taxa.compareTo(BigDecimal.ZERO) == 0) {" table:display="true" table:show-details="true"/>
                <table:data-pilot-member table:name="         if (ThisUsername.compareTo(&quot;guest&quot;)==0)" table:display="true" table:show-details="true"/>
                <table:data-pilot-member table:name="         if (valor.compareTo(BigDecimal.ZERO) == 0 || total.compareTo(BigDecimal.ZERO) == 0) {" table:display="true" table:show-details="true"/>
                <table:data-pilot-member table:name="         if(p.getId().compareTo(id)==0){" table:display="true" table:show-details="true"/>
                <table:data-pilot-member table:name="         int asdf = recibido.compareTo(numeroPA);" table:display="true" table:show-details="true"/>
                <table:data-pilot-member table:name="         int check = version.substring(0, 5).compareTo(THIS_VERSION);" table:display="true" table:show-details="true"/>
                <table:data-pilot-member table:name="         int i = data.compareTo(data1);" table:display="true" table:show-details="true"/>
                <table:data-pilot-member table:name="         jTextArea1.setText(&quot;" table:display="true" table:show-details="true"/>
                <table:data-pilot-member table:name="         list.sort(Comparator.comparing(Aplicativo::getNome));" table:display="true" table:show-details="true"/>
                <table:data-pilot-member table:name="         preencherTabela(&quot;select * from cidade order by nome&quot;);" table:display="true" table:show-details="true"/>
                <table:data-pilot-member table:name="         preencherTabela(&quot;select * from Pessoa order by nomePessoa;&quot;);" table:display="true" table:show-details="true"/>
                <table:data-pilot-member table:name="         preencherTabela(&quot;select * from Produto order by idProduto;&quot;);" table:display="true" table:show-details="true"/>
                <table:data-pilot-member table:name="         preencherTabela(&quot;select * from produto order by nome&quot;);" table:display="true" table:show-details="true"/>
                <table:data-pilot-member table:name="         preencherTabelaCidade(&quot;select * from cidade order by nome&quot;);" table:display="true" table:show-details="true"/>
                <table:data-pilot-member table:name="         preencherTabelaCliente(&quot;select * from cliente order by nome&quot;);" table:display="true" table:show-details="true"/>
                <table:data-pilot-member table:name="         preencherTabelaCompra(&quot;select * from compra order by codigo asc&quot;);" table:display="true" table:show-details="true"/>
                <table:data-pilot-member table:name="         preencherTabelaCompra(&quot;select * from compra order by codigo&quot;);" table:display="true" table:show-details="true"/>
                <table:data-pilot-member table:name="         preencherTabelaFormapag(&quot;select * from forma_pagamento order by descricao&quot;);" table:display="true" table:show-details="true"/>
                <table:data-pilot-member table:name="         preencherTabelaLoja(&quot;select * from loja order by codigo&quot;);" table:display="true" table:show-details="true"/>
                <table:data-pilot-member table:name="         preencherTabelaLoja(&quot;select * from loja order by nome&quot;);" table:display="true" table:show-details="true"/>
                <table:data-pilot-member table:name="         preencherTabelaPL(&quot;select * from loja_produto order by quant_estoque &quot;);" table:display="true" table:show-details="true"/>
                <table:data-pilot-member table:name="         preencherTabelaPL(&quot;select * from loja_produto order by quant_estoque&quot;);" table:display="true" table:show-details="true"/>
                <table:data-pilot-member table:name="         preencherTabelaProdCompra(&quot;select * from prod_compra order by valor DESC&quot;);" table:display="true" table:show-details="true"/>
                <table:data-pilot-member table:name="         preencherTabelaProdCompra(&quot;select * from prod_compra order by valor&quot;);" table:display="true" table:show-details="true"/>
                <table:data-pilot-member table:name="         preencherTabelaProduto(&quot;select * from produto order by nome&quot;);" table:display="true" table:show-details="true"/>
                <table:data-pilot-member table:name="         public int compare(Alarm one, Alarm other) {" table:display="true" table:show-details="true"/>
                <table:data-pilot-member table:name="         public int compare(final ByteOrderMark bom1, final ByteOrderMark bom2) {" table:display="true" table:show-details="true"/>
                <table:data-pilot-member table:name="         public int compare(Object a, Object b) {" table:display="true" table:show-details="true"/>
                <table:data-pilot-member table:name="         public int compareTo(ModifiedFile another) {" table:display="true" table:show-details="true"/>
                <table:data-pilot-member table:name="         public int compareTo(Object o) {" table:display="true" table:show-details="true"/>
                <table:data-pilot-member table:name="         return a.toUpperCase().compareTo(b.toUpperCase());" table:display="true" table:show-details="true"/>
                <table:data-pilot-member table:name="         return c1.getData_nascimento().compareTo(c2.getData_nascimento());" table:display="true" table:show-details="true"/>
                <table:data-pilot-member table:name="         return c1.getNome().compareTo(c2.getNome());" table:display="true" table:show-details="true"/>
                <table:data-pilot-member table:name="         return c1.getRg().compareTo(c2.getRg());" table:display="true" table:show-details="true"/>
                <table:data-pilot-member table:name="         return estadoRepository.findAllByOrderByNomeEstado();" table:display="true" table:show-details="true"/>
                <table:data-pilot-member table:name="         return file1.compareTo(file2);" table:display="true" table:show-details="true"/>
                <table:data-pilot-member table:name="         return getNomeCompleto().compareTo(autor.getNomeCompleto());" table:display="true" table:show-details="true"/>
                <table:data-pilot-member table:name="         return indice + String.valueOf(tipo) + (percentualImposto.compareTo(BigDecimal.TEN) == " table:display="true" table:show-details="true"/>
                <table:data-pilot-member table:name="         return p1.getNome().compareTo(p2.getNome());" table:display="true" table:show-details="true"/>
                <table:data-pilot-member table:name="         return pastDate.compareTo(now) &lt;= 0 ? now : LocalDate.of(pastDate.getYear(), pastDate.getMonth(), 1).plusMonths(1).minusDays(1);" table:display="true" table:show-details="true"/>
                <table:data-pilot-member table:name="         return sensitive ? str1.compareTo(str2) : str1.compareToIgnoreCase(str2);" table:display="true" table:show-details="true"/>
                <table:data-pilot-member table:name="         return this.getId().compareTo(product.getId());" table:display="true" table:show-details="true"/>
                <table:data-pilot-member table:name="         return this.getTituloCompleto().compareTo(l.getTituloCompleto());" table:display="true" table:show-details="true"/>
                <table:data-pilot-member table:name="         return this.nome.compareTo(c.getNome());" table:display="true" table:show-details="true"/>
                <table:data-pilot-member table:name="         return this.nome.compareTo(cliente.getNome());" table:display="true" table:show-details="true"/>
                <table:data-pilot-member table:name="         Set&lt;Estado&gt; estados = estadoRepository.findAllByOrderByNome();" table:display="true" table:show-details="true"/>
                <table:data-pilot-member table:name="         Sort.sort(elementData, c, 0, elementCount " table:display="true" table:show-details="true"/>
                <table:data-pilot-member table:name="         Sort.sort(rowTable, rowComparator, 0, count " table:display="true" table:show-details="true"/>
                <table:data-pilot-member table:name="         sqlUpdate(&quot;create table testOrderBy (_id int, x int, y int)&quot;);" table:display="true" table:show-details="true"/>
                <table:data-pilot-member table:name="         sqlUpdate(&quot;drop table if exists testOrderBy&quot;);" table:display="true" table:show-details="true"/>
                <table:data-pilot-member table:name="         sqlUpdate(&quot;insert into testOrderBy values (2,20,21), (1,20,22), (4,10,40), (3,10,50)&quot;);" table:display="true" table:show-details="true"/>
                <table:data-pilot-member table:name="         String query = &quot;select * from brinquedos order by codigo desc&quot;;" table:display="true" table:show-details="true"/>
                <table:data-pilot-member table:name="         String query = &quot;select * from brinquedos where descricao like '%&quot; + tudo + &quot;%' or categoria like '%&quot; + tudo + &quot;%'  order by codigo desc&quot;;" table:display="true" table:show-details="true"/>
                <table:data-pilot-member table:name="         String query = &quot;SELECT categoria,sum(1) as itens FROM brinquedos group by categoria order by categoria asc&quot;;" table:display="true" table:show-details="true"/>
                <table:data-pilot-member table:name="         String sql = &quot;select * from carrinho where idCliente=? order by dataPedido Desc limit 1&quot;;" table:display="true" table:show-details="true"/>
                <table:data-pilot-member table:name="         String sql = &quot;select * from crediario where cliente like '%&quot;+jt_nomeCliente.getText()+&quot;%' order by nota&quot;;" table:display="true" table:show-details="true"/>
                <table:data-pilot-member table:name="         subQueryList.sort((SubQuery) subQueryList.get(0));" table:display="true" table:show-details="true"/>
                <table:data-pilot-member table:name="         Table table = this.schema.getTable(&quot;testOrderBy&quot;);" table:display="true" table:show-details="true"/>
                <table:data-pilot-member table:name="         this.collection.remove(&quot;$.x = 22&quot;).sort(&quot;x&quot;, &quot;x&quot;).execute();" table:display="true" table:show-details="true"/>
                <table:data-pilot-member table:name="         this.pstmt = c.prepareStatement(&quot;SELECT * FROM testBug26266731 order by c1&quot;, ResultSet.TYPE_SCROLL_SENSITIVE, ResultSet.CONCUR_UPDATABLE);" table:display="true" table:show-details="true"/>
                <table:data-pilot-member table:name="       Arrays.sort(this.tagNames);" table:display="true" table:show-details="true"/>
                <table:data-pilot-member table:name="       final List&lt;Member&gt; results = em.createQuery(&quot;select m from Member m order by m.name&quot;).getResultList();" table:display="true" table:show-details="true"/>
                <table:data-pilot-member table:name="      * Check if this expression can be included in an order by clause." table:display="true" table:show-details="true"/>
                <table:data-pilot-member table:name="     @Query(&quot;select e from Estado e order by e.nome&quot;)" table:display="true" table:show-details="true"/>
                <table:data-pilot-member table:name="     // order by explicitly issuing instead:" table:display="true" table:show-details="true"/>
                <table:data-pilot-member table:name="     boolean canBeInOrderBy() {" table:display="true" table:show-details="true"/>
                <table:data-pilot-member table:name="     int             joinedTableColumnIndex = " table:display="true" table:show-details="true"/>
                <table:data-pilot-member table:name="     List&lt;Estado&gt; findAllByOrderByNomeEstado();" table:display="true" table:show-details="true"/>
                <table:data-pilot-member table:name="     private boolean isDescending;                   // if it is a column in a order by" table:display="true" table:show-details="true"/>
                <table:data-pilot-member table:name="     private static Expression resolveOrderByColumnIndex(Expression e," table:display="true" table:show-details="true"/>
                <table:data-pilot-member table:name="     private static Expression resolveOrderByExpression(Expression e," table:display="true" table:show-details="true"/>
                <table:data-pilot-member table:name="     private void parseOrderBy(Select select," table:display="true" table:show-details="true"/>
                <table:data-pilot-member table:name="     public boolean supportsExpressionsInOrderBy() throws SQLException {" table:display="true" table:show-details="true"/>
                <table:data-pilot-member table:name="     public boolean supportsOrderByUnrelated() throws SQLException {" table:display="true" table:show-details="true"/>
                <table:data-pilot-member table:name="     public int compare(final File file1, final File file2) {" table:display="true" table:show-details="true"/>
                <table:data-pilot-member table:name="     public int compare(Livro l1, Livro l2) {" table:display="true" table:show-details="true"/>
                <table:data-pilot-member table:name="     public int compare(Object a, Object b) {" table:display="true" table:show-details="true"/>
                <table:data-pilot-member table:name="     public int compare(Object t, Object t1) {" table:display="true" table:show-details="true"/>
                <table:data-pilot-member table:name="     public int compare(Produto p1, Produto p2) {" table:display="true" table:show-details="true"/>
                <table:data-pilot-member table:name="     public int compare(String lhs, String rhs) {" table:display="true" table:show-details="true"/>
                <table:data-pilot-member table:name="     public int compareTo(Autor autor) {" table:display="true" table:show-details="true"/>
                <table:data-pilot-member table:name="     public int compareTo(Cliente c) {" table:display="true" table:show-details="true"/>
                <table:data-pilot-member table:name="     public int compareTo(Cliente cliente) {" table:display="true" table:show-details="true"/>
                <table:data-pilot-member table:name="     public int compareTo(Livro l) {" table:display="true" table:show-details="true"/>
                <table:data-pilot-member table:name="     public int compareTo(LocalizacaoDTO o) {" table:display="true" table:show-details="true"/>
                <table:data-pilot-member table:name="     public int compareTo(Object o) {" table:display="true" table:show-details="true"/>
                <table:data-pilot-member table:name="     public int compareTo(Object produto) {" table:display="true" table:show-details="true"/>
                <table:data-pilot-member table:name="     public int compareTo(Object t) {" table:display="true" table:show-details="true"/>
                <table:data-pilot-member table:name="     public int compareTo(Product product) {" table:display="true" table:show-details="true"/>
                <table:data-pilot-member table:name="     public int getMaxColumnsInOrderBy() throws SQLException {" table:display="true" table:show-details="true"/>
                <table:data-pilot-member table:name="     public void testOrderBy() {" table:display="true" table:show-details="true"/>
                <table:data-pilot-member table:name="     Set&lt;Estado&gt; findAllByOrderByNome(); " table:display="true" table:show-details="true"/>
                <table:data-pilot-member table:name="  *       ((AbstractFileComparator) DefaultFileComparator.DEFAULT_COMPARATOR).sort(list);" table:display="true" table:show-details="true"/>
                <table:data-pilot-member table:name="  *       ((AbstractFileComparator) DefaultFileComparator.DEFAULT_REVERSE).sort(array);" table:display="true" table:show-details="true"/>
                <table:data-pilot-member table:name="  *       ((AbstractFileComparator) DirectoryFileComparator.DIRECTORY_COMPARATOR).sort(list);" table:display="true" table:show-details="true"/>
                <table:data-pilot-member table:name="  *       ((AbstractFileComparator) DirectoryFileComparator.DIRECTORY_REVERSE).sort(array);" table:display="true" table:show-details="true"/>
                <table:data-pilot-member table:name="  *       ((AbstractFileComparator) ExtensionFileComparator.EXTENSION_COMPARATOR).sort(list);" table:display="true" table:show-details="true"/>
                <table:data-pilot-member table:name="  *       ((AbstractFileComparator) ExtensionFileComparator.EXTENSION_INSENSITIVE_REVERSE).sort(array);" table:display="true" table:show-details="true"/>
                <table:data-pilot-member table:name="  *       ((AbstractFileComparator) LastModifiedFileComparator.LASTMODIFIED_COMPARATOR).sort(list);" table:display="true" table:show-details="true"/>
                <table:data-pilot-member table:name="  *       ((AbstractFileComparator) LastModifiedFileComparator.LASTMODIFIED_REVERSE).sort(array);" table:display="true" table:show-details="true"/>
                <table:data-pilot-member table:name="  *       ((AbstractFileComparator) NameFileComparator.NAME_COMPARATOR).sort(list);" table:display="true" table:show-details="true"/>
                <table:data-pilot-member table:name="  *       ((AbstractFileComparator) NameFileComparator.NAME_INSENSITIVE_REVERSE).sort(array);" table:display="true" table:show-details="true"/>
                <table:data-pilot-member table:name="  *       ((AbstractFileComparator) PathFileComparator.PATH_COMPARATOR).sort(list);" table:display="true" table:show-details="true"/>
                <table:data-pilot-member table:name="  *       ((AbstractFileComparator) PathFileComparator.PATH_INSENSITIVE_REVERSE).sort(array);" table:display="true" table:show-details="true"/>
                <table:data-pilot-member table:name="  *       ((AbstractFileComparator) SizeFileComparator.SIZE_COMPARATOR).sort(list);" table:display="true" table:show-details="true"/>
                <table:data-pilot-member table:name="  *       ((AbstractFileComparator) SizeFileComparator.SIZE_REVERSE).sort(array);" table:display="true" table:show-details="true"/>
                <table:data-pilot-member table:name="  *       comparator.sort(list);" table:display="true" table:show-details="true"/>
                <table:data-pilot-member table:name="  * Minimal InputStream subclass to fetch low order bytes from a String.&lt;p&gt;" table:display="true" table:show-details="true"/>
                <table:data-pilot-member table:name="  * the low" table:display="true" table:show-details="true"/>
                <table:data-pilot-member table:name=" @NamedQueries({ @NamedQuery(name = &quot;fabricante.buscaTodos&quot;, query = &quot;select f from Fabricante f order by f.nome&quot;)," table:display="true" table:show-details="true"/>
                <table:data-pilot-member table:name=" //            public int compare(Object a, Object b) {" table:display="true" table:show-details="true"/>
                <table:data-pilot-member table:name=" import javax.persistence.OrderBy;" table:display="true" table:show-details="true"/>
                <table:data-pilot-member table:name=" order by &quot; + ordem;&#10;1261-- DaoProduto.java--                 &quot; order by &quot; + ordem;&#10;1180-- ClimaServiceImpl.java-- &#9;&#9;&#9;if(temperaturaDTO.getMinTemp().compareTo(temperaturaMinima) &lt; 0) {&#10;1180-- ClimaServiceImpl.java-- &#9;&#9;&#9;if(temperaturaDTO.getMaxTemp().compareTo(temperaturaMaxima) &gt; 0) {&#10;1689-- PedidoController.java--                 Collections.sort(pedidosList, new ComparatorPedidoClienteNumero());&#10;1689-- ProdutoController.java--             Collections.sort(categoriasList, new ComparatorCategoriaDescricao());&#10;1689-- ComparatorCategoriaDescricao.java--     public int compare(Object o1, Object o2) {&#10;1689-- ComparatorCategoriaDescricao.java--             return cat1.getDescricao().compareTo(cat2.getDescricao());&#10;1689-- ComparatorPedidoClienteNumero.java--     public int compare(Object o1, Object o2) {&#10;1689-- ComparatorPedidoClienteNumero.java--             return idCli1.compareTo(idCli2);&#10;1689-- ComparatorPedidoClienteNumero.java--             return p1.getNumero().compareTo(p2.getNumero());&#10;1843-- ClienteController.java-- &#9;&#9;List&lt;HistoricoCompras&gt; historicoCompras = this.historicoComprasService.findAllClientesOrderByValorTotalDesc();&#10;1843-- HistoricoComprasServiceImpl.java-- &#9;public List&lt;HistoricoCompras&gt; findAllClientesOrderByValorTotalDesc() {&#10;1843-- HistoricoComprasService.java-- &#9;List&lt;HistoricoCompras&gt; findAllClientesOrderByValorTotalDesc();&#10;1695-- Cd.java-- &#9;public int compareTo(Object o) {&#10;1695-- Dvd.java-- &#9;public int compareTo(Object o) {&#10;1695-- Livro.java-- &#9;public int compareTo(Object o) {&#10;1695-- LojaMain.java-- &#9;&#9;Collections.sort(lista, new Comparator&lt;Produto&gt;() {&#10;1695-- LojaMain.java-- &#9;&#9;&#9;public int compare(Produto p1, Produto p2) {&#10;1695-- LojaMain.java-- &#9;&#9;&#9;&#9;return p1.getNome().compareTo(p2.getNome());&#10;1311-- EstadoRepository.java-- &#9;public List&lt;Estado&gt; findAllByOrderByNome();&#10;1311-- EstadoService.java-- &#9;&#9;return repo.findAllByOrderByNome();&#10;314-- Font.java-- &#9;public int compareTo(final Object object) {&#10;314-- Phrase.java--                 &#9;&#9;|| f.compareTo(previous.getFont()) == 0)&#10;314-- AcroFields.java--         Collections.sort(sorter, new AcroFields.SorterComparator());&#10;314-- AcroFields.java-- &#9;&#9;public int compare(final Object o1, final Object o2) {&#10;314-- IntHashtable.java--     &#9;Arrays.sort(res);&#10;314-- PdfDocument.java--             if (chunk.font().compareTo(currentFont) != 0) {&#10;314-- PdfName.java-- &#9;public int compareTo(final Object object) {&#10;314-- PdfNumberTree.java--         Arrays.sort(numbers);&#10;314-- PdfReader.java--         Arrays.sort(sortedNames);&#10;314-- PdfNameTree.java--         Arrays.sort(names);&#10;314-- PdfFont.java-- &#9;public int compareTo(final Object object) {&#10;314-- PdfWriter.java-- &#9;&#9;&#9;public int compareTo(final Object o) {&#10;314-- PdfSignatureAppearance.java--         Arrays.sort(this.range, 1, this.range.length - 1);&#10;314-- TrueTypeFontUnicode.java-- &#9;public int compare(final Object o1, final Object o2) {&#10;314-- TrueTypeFontUnicode.java--         Arrays.sort(metrics, this);&#10;314-- TrueTypeFontSubSet.java--         Arrays.sort(activeGlyphs);&#10;314-- JBIG2SegmentReader.java-- &#9;&#9;public int compareTo(final Object o) {&#10;314-- JBIG2SegmentReader.java-- &#9;&#9;&#9;return this.compareTo((JBIG2Segment)o);&#10;314-- TIFFField.java-- &#9;public int compareTo(final Object o) {&#10;314-- PdfVersionImp.java-- &#9;&#9;if (this.catalog_version == null || this.catalog_version.compareTo(version) &lt; 0) {&#10;314-- PdfVersionImp.java-- &#9;&#9;&#9;&#9;int diff = de.getBaseversion().compareTo(extension.getAsName(PdfName.BASEVERSION));&#10;314-- XmlDomWriter.java--                 if (curName.compareTo(name) &lt; 0) {&#10;314-- Font.java-- &#9;public int compareTo(final Object object) {&#10;314-- Phrase.java--                 &#9;&#9;|| f.compareTo(previous.getFont()) == 0)&#10;314-- AcroFields.java--         Collections.sort(sorter, new AcroFields.SorterComparator());&#10;314-- AcroFields.java-- &#9;&#9;public int compare(final Object o1, final Object o2) {&#10;314-- IntHashtable.java--     &#9;Arrays.sort(res);&#10;314-- PdfDocument.java--             if (chunk.font().compareTo(currentFont) != 0) {&#10;314-- PdfName.java-- &#9;public int compareTo(final Object object) {&#10;314-- PdfNumberTree.java--         Arrays.sort(numbers);&#10;314-- PdfReader.java--         Arrays.sort(sortedNames);&#10;314-- PdfNameTree.java--         Arrays.sort(names);&#10;314-- PdfFont.java-- &#9;public int compareTo(final Object object) {&#10;314-- PdfWriter.java-- &#9;&#9;&#9;public int compareTo(final Object o) {&#10;314-- PdfSignatureAppearance.java--         Arrays.sort(this.range, 1, this.range.length - 1);&#10;314-- TrueTypeFontUnicode.java-- &#9;public int compare(final Object o1, final Object o2) {&#10;314-- TrueTypeFontUnicode.java--         Arrays.sort(metrics, this);&#10;314-- TrueTypeFontSubSet.java--         Arrays.sort(activeGlyphs);&#10;314-- JBIG2SegmentReader.java-- &#9;&#9;public int compareTo(final Object o) {&#10;314-- JBIG2SegmentReader.java-- &#9;&#9;&#9;return this.compareTo((JBIG2Segment)o);&#10;314-- TIFFField.java-- &#9;public int compareTo(final Object o) {&#10;314-- PdfVersionImp.java-- &#9;&#9;if (this.catalog_version == null || this.catalog_version.compareTo(version) &lt; 0) {&#10;314-- PdfVersionImp.java-- &#9;&#9;&#9;&#9;int diff = de.getBaseversion().compareTo(extension.getAsName(PdfName.BASEVERSION));&#10;314-- XmlDomWriter.java--                 if (curName.compareTo(name) &lt; 0) {&#10;1243-- ConsultaVendasGUI.java--            preenchertabela(&quot;select * from Vendas order by idVendas&quot;);&#10;1243-- ClienteGUI.java--             preenchertabela(&quot;SELECT * FROM Cliente order by CPF_CNPJ&quot;);&#10;1243-- FornecedoGUI.java--              preenchertabela(&quot;select * from Fornecedor order by IdFornecedor&quot;);&#10;1243-- OrcamentoGUI.java--          if(o.getValorReparo().compareTo(BigDecimal.ZERO) == 0){&#10;1243-- OrcamentoGUI.java--          if(o.getSinal().compareTo(BigDecimal.ZERO) == 0){&#10;677-- PaymentGateway.java-- &#9;&#9;&#9;if (paymentData.getValue().compareTo(new BigDecimal(500)) &lt;= 0) {&#10;1223-- Book.java-- &#9;&#9;= &quot;select b from Book b where b.releaseDate &lt;= now() order by b.id desc&quot;;&#10;1156-- DBManager.java--         PreparedStatement statment = connection.prepareStatement(&quot;select * from produtos order by nome&quot;);&#10;918-- ClienteRepository.java-- &#9;&#9;return manager.createQuery(&quot;select c from Cliente c order by c.id&quot;)&#10;1111-- MozillaKeyStoreUtilities.java-- &#9;&#9;&#9;Collections.sort(firefoxDirectories, new Comparator&lt;String&gt;() {&#10;1111-- MozillaKeyStoreUtilities.java-- &#9;&#9;&#9;&#9;public int compare(final String o1, final String o2) {&#10;1111-- MozillaKeyStoreUtilities.java-- &#9;&#9;&#9;&#9;&#9;return o1.compareTo(o2);&#10;1111-- RelationshipComparator.java-- &#9;public int compare(final Element element1, final Element element2) {&#10;1111-- RelationshipComparator.java--         return id1.compareTo(id2);&#10;1111-- RelationshipTransformService.java--         Collections.sort(relationshipElements, new RelationshipComparator());&#10;1111-- ReadNodesTree.java--         Arrays.sort(solucion);// de mayor a menor&#10;1111-- KeyStoreUtilities.java--     &#9;Arrays.sort(orderedFriendlyNames, new Comparator&lt;NameCertificateBean&gt;() {&#10;1111-- KeyStoreUtilities.java-- &#9;&#9;&#9;public int compare(final NameCertificateBean o1, final NameCertificateBean o2) {&#10;923-- FormaPgtoDAO.java-- &#9;&#9;&#9;consulta = sessao.createQuery(&quot;from FormaPgto order by fpg_descricao&quot;);&#10;923-- FormaPgtoDAO.java-- &#9;&#9;&#9;consulta = sessao.createQuery(&quot;from FormaPgto where fpg_descricao like :parametro order by fpg_descricao&quot;);&#10;923-- PessoaDAO.java-- &#9;&#9;&#9;consulta = sessao.createQuery(&quot;from Pessoa order by pes_nome&quot;);&#10;923-- PessoaDAO.java-- &#9;&#9;&#9;&#9;&#9;+ &quot;where pes_nome like :parametro order by pes_nome&quot;);&#10;923-- ProdutoDAO.java-- &#9;&#9;&#9;consulta = sessao.createQuery(&quot;from Produto order by pro_nome&quot;);&#10;923-- ProdutoDAO.java-- &#9;&#9;&#9;consulta = sessao.createQuery(&quot;from Produto where pro_nome like :parametro order by pro_nome&quot;);&#10;132-- BeaconStructure.java--         Collections.sort(list, new Comparator&lt;Map.Entry&lt;String, Beacon&gt;&gt;() {&#10;132-- BeaconStructure.java--             public int compare(Map.Entry&lt;String, Beacon&gt; o1, Map.Entry&lt;String, Beacon&gt; o2) {&#10;132-- Beacon.java--     public int compareTo(Object object) {&#10;192-- PessoaDAO.java-- &#9;&#9;&#9;sql = &quot;Select * from pessoa order by nome&quot;;&#10;192-- BancosDeDadosDAO.java--         rs= st.executeQuery(&quot;select * from bancos_dados order by bdd_nomebd&quot;);&#10;192-- BancosDeDadosDAO.java--             sql=&quot;select * from bancos_dados order by bdd_nomebd&quot;; &#10;192-- BancosDeDadosDAO.java--             sql+=descricao+&quot;%' order by bdd_nomebd&quot;; //descricao = servidor&#10;192-- BancosDeDadosDAO.java--         sql+=descricao+&quot;%' order by bdd_servidor&quot;; //descricao=servidor&#10;192-- TipoBancoDAO.java--         rs= st.executeQuery(&quot;select * from tipos_bd order by tip_sigla&quot;);&#10;192-- TipoBancoDAO.java--         sql+=descricao+&quot;%' order by tip_sigla&quot;; //descricao = sigla&#10;192-- TipoBancoDAO.java--         sql+=descricao+&quot;%' order by tip_sigla&quot;; //descricao=sigla&#10;192-- PessoaDAO.java-- &#9;&#9;&#9;sql = &quot;Select * from pessoa order by nome&quot;;&#10;192-- ProfissaoDAO.java-- &#9;&#9;String sql = &quot;Select * from profissao order by descricao&quot;;&#10;1565-- FileLruCache.java--         public int compareTo(ModifiedFile another) {&#10;1565-- FileLruCache.java--                 return getFile().compareTo(another.getFile());&#10;1565-- GraphObjectAdapter.java--                 Collections.sort(section, new Comparator&lt;GraphObject&gt;() {&#10;1565-- GraphObjectAdapter.java--                     public int compare(GraphObject a, GraphObject b) {&#10;1565-- GraphObjectAdapter.java--         Collections.sort(sectionKeys, Collator.getInstance());&#10;1565-- FriendActivity.java--         Collections.sort(publishedItems);&#10;1565-- FriendActivity.java--         public int compareTo(ActionRow other) {&#10;1565-- FriendActivity.java--                 return publishDate.compareTo(other.publishDate);&#10;715-- Cliente.java--     public int compareTo(Object o) {&#10;715-- Cliente.java--         return getNome().compareTo(((Cliente)o).getNome());&#10;1376-- PedidoController.java--                 Collections.sort(pedidos, new ComparatorPedidoClienteNumero());&#10;1376-- ProdutoController.java--             Collections.sort(categorias, new ComparatorCategoriaDescricao());&#10;1376-- ComparatorCategoriaDescricao.java--     public int compare(Object o1, Object o2) {&#10;1376-- ComparatorCategoriaDescricao.java--             return cat1.getDescricao().compareTo(cat2.getDescricao());&#10;1376-- ComparatorPedidoClienteNumero.java--     public int compare(Object o1, Object o2) {&#10;1376-- ComparatorPedidoClienteNumero.java--             return idCli1.compareTo(idCli2);&#10;1376-- ComparatorPedidoClienteNumero.java--             return p1.getNumero().compareTo(p2.getNumero());&#10;1220-- DAOGenerico.java--     public DAOGenerico&lt;T&gt; OrderBy(String campo, String order) {&#10;1220-- DAOGenerico.java--                 jpql = jpql + &quot; order by &quot; + orderby;&#10;1220-- FuncionarioDAO.java--                    .OrderBy(&quot;nome&quot;, &quot;ASC&quot;).Buscar();&#10;1220-- PessoaDAO.java--                    .OrderBy(&quot;nome&quot;, &quot;ASC&quot;).Buscar();&#10;1220-- ProdutoDAO.java--                     .OrderBy(&quot;nome&quot;, &quot;ASC&quot;).Buscar();&#10;1220-- VendaDAO.java--                         .OrderBy(&quot;data&quot;, &quot;ASC&quot;).Buscar();&#10;1220-- DAOGenerico.java--     public DAOGenerico&lt;T&gt; OrderBy(String campo, String order) {&#10;1220-- DAOGenerico.java--                 jpql = jpql + &quot; order by &quot; + orderby;&#10;1220-- FuncionarioDAO.java--                     .OrderBy(&quot;nome&quot;, &quot;ASC&quot;).Buscar();&#10;1220-- PessoaDAO.java--                     .OrderBy(&quot;nome&quot;, &quot;ASC&quot;)&#10;1220-- ProdutoDAO.java--                     .OrderBy(&quot;nome&quot;, &quot;ASC&quot;).Buscar();&#10;1220-- VendaDAO.java--                         .OrderBy(&quot;data&quot;, &quot;ASC&quot;).Buscar();&#10;847-- Estoquista.java-- &#9;&#9;&#9;if((state == State.mostrandoAtivos) &amp;&amp; (sEventName.compareTo(&quot;cadastrarEvent&quot;) == 0))&#10;847-- Estoquista.java-- &#9;&#9;&#9;else if((state == State.mostrandoInativos) &amp;&amp; (sEventName.compareTo(&quot;cadastrarEvent&quot;) == 0))&#10;847-- Estoquista.java-- &#9;&#9;&#9;else if((state == State.cadastrando) &amp;&amp; (sEventName.compareTo(&quot;fazerCadastroAtivosEvent&quot;) == 0))&#10;847-- Estoquista.java-- &#9;&#9;else if((state == State.cadastrando) &amp;&amp; (sEventName.compareTo(&quot;fazerCadastroInativosEvent&quot;) == 0))&#10;847-- Estoquista.java-- &#9;&#9;&#9;else if((state == State.mostrandoAtivos) &amp;&amp; (sEventName.compareTo(&quot;alterarEvent&quot;) == 0))&#10;847-- Estoquista.java-- &#9;&#9;&#9;else if((state == State.mostrandoInativos) &amp;&amp; (sEventName.compareTo(&quot;alterarEvent&quot;) == 0))&#10;847-- Estoquista.java-- &#9;&#9;&#9;else if((state == State.alterando) &amp;&amp; (sEventName.compareTo(&quot;fazerAlteracoesAtivosEvent&quot;) == 0))&#10;847-- Estoquista.java-- &#9;&#9;&#9;else if((state == State.alterando) &amp;&amp; (sEventName.compareTo(&quot;fazerAlteracoesInativosEvent&quot;) == 0))&#10;847-- Estoquista.java-- &#9;&#9;&#9;else if((state == State.mostrandoAtivos) &amp;&amp; (sEventName.compareTo(&quot;mostrarInativosEvent&quot;) == 0))&#10;847-- Estoquista.java-- &#9;&#9;&#9;else if((state == State.mostrandoInativos) &amp;&amp; (sEventName.compareTo(&quot;mostrarAtivosEvent&quot;) == 0))&#10;847-- Estoquista.java-- &#9;&#9;&#9;if((state == State.mostrandoAtivos) &amp;&amp; (sEventName.compareTo(&quot;cadastrarEvent&quot;) == 0))&#10;847-- Estoquista.java-- &#9;&#9;&#9;else if((state == State.mostrandoInativos) &amp;&amp; (sEventName.compareTo(&quot;cadastrarEvent&quot;) == 0))&#10;847-- Estoquista.java-- &#9;&#9;&#9;else if((state == State.cadastrando) &amp;&amp; (sEventName.compareTo(&quot;fazerCadastroAtivosEvent&quot;) == 0))&#10;847-- Estoquista.java-- &#9;&#9;else if((state == State.cadastrando) &amp;&amp; (sEventName.compareTo(&quot;fazerCadastroInativosEvent&quot;) == 0))&#10;847-- Estoquista.java-- &#9;&#9;&#9;else if((state == State.mostrandoAtivos) &amp;&amp; (sEventName.compareTo(&quot;alterarEvent&quot;) == 0))&#10;847-- Estoquista.java-- &#9;&#9;&#9;else if((state == State.mostrandoInativos) &amp;&amp; (sEventName.compareTo(&quot;alterarEvent&quot;) == 0))&#10;847-- Estoquista.java-- &#9;&#9;&#9;else if((state == State.alterando) &amp;&amp; (sEventName.compareTo(&quot;fazerAlteracoesAtivosEvent&quot;) == 0))&#10;847-- Estoquista.java-- &#9;&#9;&#9;else if((state == State.alterando) &amp;&amp; (sEventName.compareTo(&quot;fazerAlteracoesInativosEvent&quot;) == 0))&#10;847-- Estoquista.java-- &#9;&#9;&#9;else if((state == State.mostrandoAtivos) &amp;&amp; (sEventName.compareTo(&quot;mostrarInativosEvent&quot;) == 0))&#10;847-- Estoquista.java-- &#9;&#9;&#9;else if((state == State.mostrandoInativos) &amp;&amp; (sEventName.compareTo(&quot;mostrarAtivosEvent&quot;) == 0))&#10;847-- Lote.java-- &#9;&#9;&#9;if((state == State.encomendados) &amp;&amp; (sEventName.compareTo(&quot;cadastrarEvent&quot;) == 0))&#10;847-- Lote.java-- &#9;&#9;&#9;if((state == State.emEstoque) &amp;&amp; (sEventName.compareTo(&quot;cadastrarEvent&quot;) == 0))&#10;847-- Lote.java-- &#9;&#9;&#9;if((state == State.emProducao) &amp;&amp; (sEventName.compareTo(&quot;cadastrarEvent&quot;) == 0))&#10;847-- Lote.java-- &#9;&#9;&#9;if((state == State.finalizados) &amp;&amp; (sEventName.compareTo(&quot;cadastrarEvent&quot;) == 0))&#10;847-- Lote.java-- &#9;&#9;&#9;if((state == State.cancelados) &amp;&amp; (sEventName.compareTo(&quot;cadastrarEvent&quot;) == 0))&#10;847-- Lote.java-- &#9;&#9;&#9;if((state == State.cadastrando) &amp;&amp; (sEventName.compareTo(&quot;fazerCadastroEvent&quot;) == 0))&#10;847-- Lote.java-- &#9;&#9;&#9;if((state == State.encomendados) &amp;&amp; (sEventName.compareTo(&quot;alterarEncomendadosEvent&quot;) == 0))&#10;847-- Lote.java-- &#9;&#9;&#9;if((state == State.emEstoque) &amp;&amp; (sEventName.compareTo(&quot;alterarEmEstoqueEvent&quot;) == 0))&#10;847-- Lote.java-- &#9;&#9;&#9;if((state == State.emProducao) &amp;&amp; (sEventName.compareTo(&quot;alterarEmProducaoEvent&quot;) == 0))&#10;847-- Lote.java-- &#9;&#9;&#9;if((state == State.finalizados) &amp;&amp; (sEventName.compareTo(&quot;alterarFinalizadosEvent&quot;) == 0))&#10;847-- Lote.java-- &#9;&#9;&#9;if((state == State.cancelados) &amp;&amp; (sEventName.compareTo(&quot;alterarCanceladosEvent&quot;) == 0))&#10;847-- Lote.java-- &#9;&#9;&#9;if((state == State.alterando) &amp;&amp; (sEventName.compareTo(&quot;fazerAlteracoesEvent&quot;) == 0))&#10;847-- Lote.java-- &#9;&#9;&#9;if((state == State.encomendados) &amp;&amp; (sEventName.compareTo(&quot;mostrarEmEstoqueEvent&quot;) == 0))&#10;847-- Lote.java-- &#9;&#9;&#9;if((state == State.emEstoque) &amp;&amp; (sEventName.compareTo(&quot;mostrarEncomendadosEvent&quot;) == 0))&#10;847-- Lote.java-- &#9;&#9;&#9;if((state == State.emEstoque) &amp;&amp; (sEventName.compareTo(&quot;mostrarEmProducaoEvent&quot;) == 0))&#10;847-- Lote.java-- &#9;&#9;&#9;if((state == State.emProducao) &amp;&amp; (sEventName.compareTo(&quot;mostrarEmEstoqueEvent&quot;) == 0))&#10;847-- Lote.java-- &#9;&#9;&#9;if((state == State.emProducao) &amp;&amp; (sEventName.compareTo(&quot;mostrarFinalizadosEvent&quot;) == 0))&#10;847-- Lote.java-- &#9;&#9;&#9;if((state == State.finalizados) &amp;&amp; (sEventName.compareTo(&quot;mostrarEmProducaoEvent&quot;) == 0))&#10;847-- Lote.java-- &#9;&#9;&#9;if((state == State.finalizados) &amp;&amp; (sEventName.compareTo(&quot;mostrarCanceladosEvent&quot;) == 0))&#10;847-- Lote.java-- &#9;&#9;&#9;if((state == State.cancelados) &amp;&amp; (sEventName.compareTo(&quot;mostrarFinalizadosEvent&quot;) == 0))&#10;847-- MateriaPrima.java-- &#9;&#9;&#9;if((state == State.mostrando) &amp;&amp; (sEventName.compareTo(&quot;cadastrarEvent&quot;) == 0))&#10;847-- MateriaPrima.java-- &#9;&#9;&#9;if((state == State.mostrando) &amp;&amp; (sEventName.compareTo(&quot;alterarEvent&quot;) == 0))&#10;847-- MateriaPrima.java-- &#9;&#9;&#9;if((state == State.cadastrando) &amp;&amp; (sEventName.compareTo(&quot;fazerCadastroEvent&quot;) == 0))&#10;847-- MateriaPrima.java-- &#9;&#9;&#9;if((state == State.alterando) &amp;&amp; (sEventName.compareTo(&quot;fazerAlteracoesEvent&quot;) == 0))&#10;847-- Produto.java-- &#9;&#9;&#9;if((state == State.emProducao) &amp;&amp; (sEventName.compareTo(&quot;cadastrarEvent&quot;) == 0))&#10;847-- Produto.java-- &#9;&#9;&#9;if((state == State.emEstoque) &amp;&amp; (sEventName.compareTo(&quot;cadastrarEvent&quot;) == 0))&#10;847-- Produto.java-- &#9;&#9;&#9;if((state == State.cadastrando) &amp;&amp; (sEventName.compareTo(&quot;fazerCadastroEvent&quot;) == 0))&#10;847-- Produto.java-- &#9;&#9;&#9;if((state == State.emProducao) &amp;&amp; (sEventName.compareTo(&quot;alterarEmProducaoEvent&quot;) == 0))&#10;847-- Produto.java-- &#9;&#9;&#9;if((state == State.emEstoque) &amp;&amp; (sEventName.compareTo(&quot;alterarEmEstoqueEvent&quot;) == 0))&#10;847-- Produto.java-- &#9;&#9;&#9;if((state == State.alterando) &amp;&amp; (sEventName.compareTo(&quot;fazerAlteracoesEvent&quot;) == 0))&#10;847-- Produto.java-- &#9;&#9;&#9;if((state == State.emProducao) &amp;&amp; (sEventName.compareTo(&quot;mostrarEmEstoqueEvent&quot;) == 0))&#10;847-- Produto.java-- &#9;&#9;&#9;if((state == State.emEstoque) &amp;&amp; (sEventName.compareTo(&quot;mostrarEmProducaoEvent&quot;) == 0))&#10;847-- Receita.java-- &#9;&#9;&#9;if((state == State.mostrando) &amp;&amp; (sEventName.compareTo(&quot;cadastrarEvent&quot;) == 0))&#10;847-- Receita.java-- &#9;&#9;&#9;if((state == State.mostrando) &amp;&amp; (sEventName.compareTo(&quot;alterarEvent&quot;) == 0))&#10;847-- Receita.java-- &#9;&#9;&#9;if((state == State.cadastrando) &amp;&amp; (sEventName.compareTo(&quot;fazerCadastroEvent&quot;) == 0))&#10;847-- Receita.java-- &#9;&#9;&#9;if((state == State.alterando) &amp;&amp; (sEventName.compareTo(&quot;fazerAlteracoesEvent&quot;) == 0))&#10;1296-- CategoriaDAO.java--         String sql = &quot;SELECT * FROM tipo order by codDescricao asc&quot;;&#10;1296-- ProdutoDAO.java--         String sql = &quot;select produto.nome,tipo.nome,descricaoproduto.valor from descricaoproduto join tipo on descricaoproduto.descricao = tipo.id join produto on descricaoproduto.produto = produto.id where produto.id=? order by tipo.nome asc;&quot;;&#10;1369-- ClienteDAO.java--         Query query = getManager().createQuery(&quot;select c from Cliente c order by c.nome&quot;);&#10;1369-- ClienteDAO.java--         Query query = getManager().createQuery(&quot;select c from Cliente c where c.nome like '%&quot;+nome+&quot;%' order by c.nome&quot;);&#10;1369-- ProdutoDAO.java--         Query query = getManager().createQuery(&quot;select c from Produto c order by c.descricao&quot;);&#10;1369-- ProdutoDAO.java--         Query query = getManager().createQuery(&quot;select c from Produto c where c.descricao like '%&quot;+nome+&quot;%' order by c.descricao&quot;);&#10;1369-- VendaDAO.java--         Query query = getManager().createQuery(&quot;select v from Venda v order by v.data&quot;);&#10;1369-- VendaDAO.java--         Query query = getManager().createQuery(&quot;select v from Venda v join v.cliente c where c.nome like '%&quot;+nome+&quot;%' order by v.data&quot;);&#10;1597-- ProdutoDTO.java-- &#9;&#9;this.filiais.sort(Comparator.comparing(Filial::getDistancia));&#10;165-- Cliente.java--     public int compareTo(Cliente outro) {&#10;165-- Cliente.java--         return this.nome.compareTo(outro.getNome());&#10;822-- Data.java--            // Arrays.sort(lista);&#10;479-- Clientes.java--             Collections.sort(Telefono);&#10;479-- Clientes.java--             Collections.sort(Email);&#10;479-- Emails.java--         public int compareTo(Emails em){&#10;479-- Emails.java--             return email.compareTo(em.email);&#10;479-- Telefonos.java--         public int compareTo(Telefonos tlf){&#10;479-- Telefonos.java--             return tlf.telef.compareTo(telef);//Ordenará los datos añadidos al ArrayList teléfonos de mayor a menor.&#10;1589-- Pedido.java-- &#9;&#9;&#9;&#9;Collections.sort(listaPlacas);&#10;1589-- Pedido.java-- &#9;&#9;&#9;&#9;Collections.sort(listaProcessador);&#10;1589-- Pedido.java-- &#9;&#9;&#9;&#9;Collections.sort(listaHd);&#10;1056-- Data.java--             //Arrays.sort(lista);&#10;308-- TipoUsuarioDAO.java--                     + &quot;order by nome&quot;;&#10;369-- Municipio.java--     public int compareTo(Municipio o) {&#10;369-- Municipio.java--         int comp = uf.compareTo(o.uf);&#10;369-- MunicipioService.java--                 .sorted((m1, m2) -&gt; -m1.compareTo(m2))&#10;369-- MunicipioService.java--                 .sorted((m1, m2) -&gt; -m1.compareTo(m2))&#10;1472-- MenuDTO.java-- import javax.persistence.OrderBy;&#10;1472-- MenuDTO.java-- &#9;@OrderBy(value=&quot;dropIndex&quot;)&#10;1472-- PerfilDTO.java-- import javax.persistence.OrderBy;&#10;1472-- PerfilDTO.java-- //&#9;//@OrderBy(value =&quot;Perfil.descricao&quot;) &#10;1472-- PerfilDTO.java-- &#9;@OrderBy(value =&quot;dropIndex&quot;)&#10;1086-- CidadeDAO.java-- &#9;&#9;&#9;consulta = sessao.createQuery(&quot; from Cidade order by cid_nome &quot;);&#10;1086-- EstadoDAO.java-- &#9;&#9;&#9;consulta = sessao.createQuery(&quot; from Estado order by est_nome &quot;);&#10;1086-- EstadoDAO.java-- &#9;&#9;&#9;&#9;&#9;+ &quot;where est_nome like :paramentro order by est_nome&quot;);&#10;1086-- FormaPagamentoDAO.java-- &#9;&#9;&#9;consulta = sessao.createQuery(&quot; from FormaPagamento order by descricao &quot;);&#10;1086-- FormaPagamentoDAO.java-- &#9;&#9;&#9;&#9;&#9;+ &quot;where descricao like :paramentro order by descricao&quot;);&#10;1086-- FabricanteDAO.java-- &#9;&#9;&#9;consulta = sessao.createQuery(&quot;from Fabricante order by nome &quot;);&#10;1086-- FabricanteDAO.java-- &#9;&#9;&#9;&#9;&#9;+ &quot;where nome like :parametro order by nome&quot;);&#10;1086-- PessoaDAO.java-- &#9;&#9;&#9;consulta = sessao.createQuery(&quot; from Pessoa order by nome &quot;);&#10;1086-- PessoaDAO.java-- &#9;&#9;&#9;&#9;&#9;+ &quot;where nome like :paramentro order by nome&quot;);&#10;1086-- ProdutoDAO.java-- &#9;&#9;&#9;consulta = sessao.createQuery(&quot;from Produto order by nome &quot;);&#10;1086-- ProdutoDAO.java-- &#9;&#9;&#9;&#9;&#9;+ &quot;where nome like :parametro order by nome&quot;);&#10;1094-- Gruporepository.java-- &#9;&#9;return this.em.createQuery(&quot;from Grupo order by nome&quot;, Grupo.class).getResultList();&#10;1094-- Produtorepository.java-- &#9;&#9;return manager.createQuery(&quot;from Produto order by nome&quot;, Produto.class)&#10;383-- Arbol_Archivo_IdString.java--         int compare = id.compareTo(t);&#10;383-- Arbol_Archivo_IdString.java--         int compare = id.compareTo(t);&#10;383-- Arbol_Archivo_IdString.java--         int compare = id.compareTo(t);&#10;1842-- Pedido.java-- &#9;&#9;return this.getValorTotal().compareTo(BigDecimal.ZERO) &lt; 0;&#10;1015-- Inbox.java-- &#9;&#9;public int compareTo(InboxMessage o) {&#10;1015-- Inbox.java-- &#9;&#9;&#9;return messageType.compareTo(o.getMessageType());&#10;1015-- Inbox.java-- &#9;&#9;Collections.sort(list);&#10;1273-- cadProdutos.java--         conexao_cat.executaSql(&quot;select * from categoria order by nome&quot;);&#10;797-- DataAccess.java-- &#9;&#9;&#9;String statement = &quot;SELECT top 1 p.Descripcion, DateDiff('day',CURRENT_DATE(),p.fechafin) as Restantes from LOGPENALIZACION p INNER JOIN USUARIOS u on u.User = p.user WHERE p.User='&quot;+user+&quot;' order by Restantes desc&quot;;&#10;880-- DataBaseHelper.java--         String query = &quot;SELECT \&quot;ROWID\&quot; from FormHvkof_solicitud order by \&quot;ROWID\&quot; DESC limit 1&quot;;&#10;880-- DataBaseHelper.java--                 &quot; order by p.orden, c.panta, p.desc_panta&quot;;&#10;989-- ResumoActivity.java--         Collections.sort(anos); //planetsArray will be sorted&#10;1418-- AdministradorInternalServlet.java-- &#9;&#9;if(action.compareTo(&quot;update&quot;) == 0) {&#10;1418-- AdministradorInternalServlet.java-- &#9;&#9;}else if(action.compareTo(&quot;create&quot;) == 0) {&#10;1418-- CategoriaInternalServlet.java-- &#9;&#9;if(action.compareTo(&quot;update&quot;) == 0) {&#10;1418-- CategoriaInternalServlet.java-- &#9;&#9;}else if(action.compareTo(&quot;create&quot;) == 0) {&#10;1418-- CompraInternalServlet.java-- &#9;&#9;if(action.compareTo(&quot;update&quot;) == 0) {&#10;1418-- CompraInternalServlet.java-- &#9;&#9;}else if(action.compareTo(&quot;create&quot;) == 0) {&#10;1418-- ClienteInternalServlet.java-- &#9;&#9;if(action.compareTo(&quot;update&quot;) == 0) {&#10;1418-- ClienteInternalServlet.java-- &#9;&#9;}else if(action.compareTo(&quot;create&quot;) == 0) {&#10;1418-- ProdutoInternalServlet.java-- &#9;&#9;if(action.compareTo(&quot;update&quot;) == 0) {&#10;1418-- ProdutoInternalServlet.java-- &#9;&#9;}else if(action.compareTo(&quot;create&quot;) == 0) {&#10;1442-- VendaEndpointIT.java-- //        collect.sort(Comparator.comparingLong(VendaDTO::getCodigoPedidoStelo).reversed());&#10;1442-- VendaEndpointIT.java-- //        collect.sort(Comparator.comparingLong(VendaDTO::getCodigoPedidoStelo).reversed());&#10;1442-- VendaEndpointIT.java-- //        collect.sort(Comparator.comparingLong(VendaDTO::getCodigoPedidoStelo).reversed());&#10;1442-- VendaEndpointIT.java-- //        collect.sort(Comparator.comparingLong(VendaDTO::getCodigoPedidoStelo).reversed());&#10;1442-- VendaEndpointIT.java-- //        collect.sort(Comparator.comparingLong(VendaDTO::getCodigoPedidoStelo).reversed());&#10;1442-- VendaEndpointIT.java-- //        collect.sort(Comparator.comparingLong(VendaDTO::getCodigoPedidoStelo).reversed());&#10;1460-- CadastroVenda.java-- &#9;&#9;if (&quot;Finalizar&quot;.compareTo(e.getActionCommand()) == 0) {&#10;1460-- CadastroDeUsuario.java-- &#9;&#9;if (&quot;Gravar&quot;.compareTo(e.getActionCommand()) == 0) {&#10;1460-- Login.java-- &#9;&#9;if (&quot;Entrar&quot;.compareTo(e.getActionCommand()) == 0) {&#10;1460-- Login.java-- &#9;&#9;} else if (&quot;Cancelar&quot;.compareTo(e.getActionCommand()) == 0) {&#10;1260-- ClienteProduto.java-- &#9;@NamedQuery(name=&quot;ClienteProduto.cadastrada&quot;, query=&quot;SELECT c FROM ClienteProduto c WHERE c.cliente.idPessoa=:idPessoa order by c.produto.nmProduto&quot;)&#10;1260-- ClienteFabricante.java-- &#9;@NamedQuery(name=&quot;ClienteFabricante.cadastrada&quot;, query=&quot;SELECT c FROM ClienteFabricante c inner join c.fabricante f WHERE c.cliente.idPessoa=:idPessoa order by f.nmRazaoSocial&quot;)&#10;1260-- Cultura.java-- &#9;@NamedQuery(name=&quot;Cultura.todos&quot;, query=&quot;SELECT c FROM Cultura c WHERE c.snStatus=1 order by c.nmCultura&quot;)&#10;1260-- ClienteCultura.java-- &#9;@NamedQuery(name=&quot;ClienteCultura.cadastrada&quot;, query=&quot;SELECT c FROM ClienteCultura c  WHERE c.cliente.idPessoa=:idPessoa order by c.cultura.nmCultura&quot;)&#10;1260-- Fabricante.java-- &#9;@NamedQuery(name=&quot;Fabricante.todos&quot;, query=&quot;SELECT f FROM Fabricante f WHERE f.snStatus=1 order by f.nmRazaoSocial&quot;)&#10;1260-- Produto.java-- &#9;@NamedQuery(name=&quot;Produto.todos&quot;, query=&quot;SELECT p FROM Produto p WHERE p.snDisponivelVenda='S' AND p.snStatus=1 order by p.nmProduto&quot;),&#10;1260-- Produto.java-- &#9;@NamedQuery(name=&quot;Produto.nomeProduto&quot;, query=&quot;SELECT p FROM Produto p WHERE p.nmProduto like :nomeProduto AND p.snDisponivelVenda='S' AND p.snStatus=1 order by p.nmProduto&quot;)&#10;1260-- CategoriaClienteRepository.java-- &#9;&#9;&#9;return manager.createQuery(&quot;from CategoriaCliente cc order by cc.nmCategoriaCliente ASC&quot;, CategoriaCliente.class)&#10;1260-- EstadoRepository.java-- &#9;&#9;&#9;return manager.createQuery(&quot;from Estado e order by e.sgEstado ASC&quot;, Estado.class)&#10;1260-- ProdutoRepository.java-- &#9;&#9;&#9;&#9;&#9;&#9;&#9;&#9;&#9;&#9;&quot;order by &quot; + queryOrdenacao;&#9;&#9;&#9;&#9;&#10;1260-- ProdutoRepository.java-- &#9;&#9;&#9;&#9;&#9;&#9;&#9;&#9;&#9;&#9;&quot;order by &quot;+ queryOrdenacao;&#10;1260-- SetorRepository.java-- &#9;&#9;&#9;return manager.createQuery(&quot;from Setor s order by s.nmSetor ASC&quot;, Setor.class)&#10;1712-- CamisaDao.java-- &#9;&#9;return manager.createQuery(&quot;from Camisa c order by id asc&quot;, Camisa.class).setMaxResults(9).getResultList();&#10;1712-- CamisaDao.java-- &#9;&#9;return manager.createQuery(&quot;from Camisa c order by id desc&quot;, Camisa.class).setMaxResults(9).getResultList();&#10;1812-- EstadoRepository.java-- &#9;public List&lt;Estado&gt; findAllByOrderByNome();&#10;1812-- EstadoService.java-- &#9;&#9;return repo.findAllByOrderByNome();&#10;1703-- Compras.java--         public int compare(Produto p1, Produto p2) {&#10;1703-- Compras.java--             return p1.getTitulo().compareTo(p2.getTitulo());&#10;1703-- Compras.java--         public int compare(Produto p1, Produto p2) {&#10;1703-- Compras.java--         public int compare(Produto p1, Produto p2) {&#10;1703-- Compras.java--         public int compare(Compras c1, Compras c2) {&#10;1703-- InternalTelaCompras.java--             Collections.sort(listaDeCompras, data);&#10;1703-- InternalTelaCompras.java--             Collections.sort(listaDeCompras, maiorPreco);&#10;1703-- InternalTelaCompras.java--             Collections.sort(listaDeCompras, menorPreco);&#10;1703-- InternalTelaCompras.java--             Collections.sort(listaDeCompras, descricao);&#10;1561-- ProdutoDAO.java-- &#9;&#9;&#9;consulta = sessao.createQuery(&quot;from Produto order by pro_nome&quot;);&#10;1561-- ProdutoDAO.java-- &#9;&#9;&#9;&#9;&#9;+ &quot;where pro_nome like :parametro order by pro_nome&quot;);&#10;1326-- CidadeRepository.java-- &#9;@Query(&quot;select obj from Cidade obj where obj.estado.id = :estadoId order by obj.nome&quot;)&#10;1326-- EstadoRepository.java-- &#9;List&lt;Estado&gt; findAllByOrderByNome();&#10;1326-- EstadoService.java-- &#9;&#9;return rep.findAllByOrderByNome();&#10;846-- TipoOcorrenciaDAO.java--         String sql = &quot;select * from tipo_ocorrencia order by nome&quot;;&#10;1536-- Cliente.java-- &#9;public int compareTo(Cliente cliente) {&#10;1536-- Cliente.java-- &#9;&#9;return id.compareTo(cliente.id);&#10;1536-- Departamento.java-- &#9;public int compareTo(Departamento departamento) {&#10;1536-- Departamento.java-- &#9;&#9;return id.compareTo(departamento.id);&#10;1536-- Marca.java-- &#9;public int compareTo(Marca marca) {&#10;1536-- Marca.java-- &#9;&#9;return id.compareTo(marca.id);&#10;1536-- Produto.java-- &#9;public int compareTo(Produto produto) {&#10;1536-- Produto.java-- &#9;&#9;return id.compareTo(produto.id);&#10;1830-- SiteController.java-- &#9;&#9;&#9;produtos = produtoRepository.findByTipoConsoleOrderByNome(tipoConsole);&#10;1830-- SiteController.java-- &#9;&#9;&#9;produtos = produtoRepository.findByTipoConsoleOrderByPrecoVenda(tipoConsole);&#10;1830-- SiteController.java-- &#9;&#9;&#9;produtos = produtoRepository.findByTipoConsoleOrderByPrecoVendaDesc(tipoConsole);&#10;1830-- SiteController.java-- &#9;&#9;&#9;produtos = produtoRepository.findByTipoConsoleAndTipoProdutoOrderByNome(tipoConsole, tipoProduto);&#10;1830-- SiteController.java-- &#9;&#9;&#9;produtos = produtoRepository.findByTipoConsoleAndTipoProdutoOrderByPrecoVenda(tipoConsole, tipoProduto);&#10;1830-- SiteController.java-- &#9;&#9;&#9;produtos = produtoRepository.findByTipoConsoleAndTipoProdutoOrderByPrecoVendaDesc(tipoConsole, tipoProduto);&#10;1830-- SiteController.java-- &#9;&#9;&#9;jogos = jogoRepository.findByGeneroAndTipoConsoleOrderByNome(idGenero, idConsole);&#10;1830-- SiteController.java-- &#9;&#9;&#9;jogos = jogoRepository.findByGeneroAndTipoConsoleOrderByPrecoVenda(idGenero, idConsole);&#10;1830-- SiteController.java-- &#9;&#9;&#9;jogos = jogoRepository.findByGeneroAndTipoConsoleOrderByPrecoVendaDesc(idGenero, idConsole);&#10;1830-- JogoRepository.java-- &#9;List&lt;Jogo&gt; findByGeneroAndTipoConsoleOrderByNome(@Param(&quot;genero&quot;) Long genero, @Param(&quot;console&quot;) Long console);&#10;1830-- JogoRepository.java-- &#9;List&lt;Jogo&gt; findByGeneroAndTipoConsoleOrderByPrecoVenda(@Param(&quot;genero&quot;) Long genero, @Param(&quot;console&quot;) Long console);&#10;1830-- JogoRepository.java-- &#9;List&lt;Jogo&gt; findByGeneroAndTipoConsoleOrderByPrecoVendaDesc(@Param(&quot;genero&quot;) Long genero, @Param(&quot;console&quot;) Long console);&#10;1830-- ProdutoRepository.java-- &#9;List&lt;Produto&gt; findByTipoConsoleOrderByNome(TipoConsole tipoConsole);&#10;1830-- ProdutoRepository.java-- &#9;List&lt;Produto&gt; findByTipoConsoleOrderByPrecoVenda(TipoConsole tipoConsole);&#10;1830-- ProdutoRepository.java-- &#9;List&lt;Produto&gt; findByTipoConsoleOrderByPrecoVendaDesc(TipoConsole tipoConsole);&#10;1830-- ProdutoRepository.java-- &#9;List&lt;Produto&gt; findByTipoConsoleAndTipoProdutoOrderByNome(TipoConsole tipoConsole, TipoProduto tipoProduto);&#10;1830-- ProdutoRepository.java-- &#9;List&lt;Produto&gt; findByTipoConsoleAndTipoProdutoOrderByPrecoVenda(TipoConsole tipoConsole, TipoProduto tipoProduto);&#10;1830-- ProdutoRepository.java-- &#9;List&lt;Produto&gt; findByTipoConsoleAndTipoProdutoOrderByPrecoVendaDesc(TipoConsole tipoConsole, TipoProduto tipoProduto);&#10;1830-- ProdutoService.java-- &#9;&#9;if (desconto.compareTo(new BigDecimal(100)) &gt;= 0) {&#10;1095-- HashShardMapping.java--         public int compare(ShardIndex i1, ShardIndex i2) {&#10;1095-- HashShardMapping.java--             return i2.getBound().compareTo(i1.getBound());&#10;1095-- HashShardMapping.java--             if (i.getBound().compareTo(hashedKey) &lt;= 0) {&#10;1095-- RangeShardMapping.java--         public int compare(ShardIndex i1, ShardIndex i2) {&#10;1095-- RangeShardMapping.java--             return bound2.compareTo(bound1); // this reverses it&#10;1095-- Server.java--     public int compareTo(Server other) {&#10;1095-- Server.java--         return getUuid().compareTo(other.getUuid());&#10;1095-- DatabaseMetaData.java--         public int compareTo(IndexMetaDataKey indexInfoKey) {&#10;1095-- DatabaseMetaData.java--             if ((compareResult = this.columnNonUnique.compareTo(indexInfoKey.columnNonUnique)) != 0) {&#10;1095-- DatabaseMetaData.java--             if ((compareResult = this.columnType.compareTo(indexInfoKey.columnType)) != 0) {&#10;1095-- DatabaseMetaData.java--             if ((compareResult = this.columnIndexName.compareTo(indexInfoKey.columnIndexName)) != 0) {&#10;1095-- DatabaseMetaData.java--             return this.columnOrdinalPosition.compareTo(indexInfoKey.columnOrdinalPosition);&#10;1095-- DatabaseMetaData.java--         public int compareTo(TableMetaDataKey tablesKey) {&#10;1095-- DatabaseMetaData.java--             if ((compareResult = this.tableType.compareTo(tablesKey.tableType)) != 0) {&#10;1095-- DatabaseMetaData.java--             if ((compareResult = this.tableCat.compareTo(tablesKey.tableCat)) != 0) {&#10;1095-- DatabaseMetaData.java--             if ((compareResult = this.tableSchem.compareTo(tablesKey.tableSchem)) != 0) {&#10;1095-- DatabaseMetaData.java--             return this.tableName.compareTo(tablesKey.tableName);&#10;1095-- DatabaseMetaData.java--         public int compareTo(ComparableWrapper&lt;K, V&gt; other) {&#10;1095-- DatabaseMetaData.java--             return getKey().compareTo(other.getKey());&#10;1095-- DatabaseMetaData.java--             Collections.sort(resultsAsList);&#10;1095-- DatabaseMetaData.java--                                                 if (dummy.compareTo(foreignTableWithCase) != 0) {&#10;1095-- DatabaseMetaData.java--                                                 if (parsedInfo.referencedTable.compareTo(primaryTableWithCase) != 0) {&#10;1095-- DatabaseMetaData.java--     public int getMaxColumnsInOrderBy() throws SQLException {&#10;1095-- DatabaseMetaData.java--                     Collections.sort(procsOrFuncsToExtractList);&#10;1095-- DatabaseMetaData.java--                 // Required to be sorted in name-order by JDBC spec, in 'normal' case getProcedures takes care of this for us, but if system tables are&#10;1095-- DatabaseMetaData.java--                 // Collections.sort(proceduresToExtractList);&#10;1095-- DatabaseMetaData.java--             Collections.sort(procedureRowsToSort);&#10;1095-- DatabaseMetaData.java--     public boolean supportsExpressionsInOrderBy() throws SQLException {&#10;1095-- DatabaseMetaData.java--     public boolean supportsOrderByUnrelated() throws SQLException {&#10;1095-- ResultSetImpl.java--                 if (overflowCheck &amp;&amp; this.jdbcCompliantTruncationForReads &amp;&amp; ((asBigInt.compareTo(new BigInteger(String.valueOf(Long.MAX_VALUE))) &gt; 0)&#10;1095-- ResultSetImpl.java--                         || (asBigInt.compareTo(new BigInteger(String.valueOf(Long.MIN_VALUE))) &lt; 0))) {&#10;1095-- ResultSetImpl.java--                 if (overflowCheck &amp;&amp; this.jdbcCompliantTruncationForReads &amp;&amp; ((asBigInt.compareTo(new BigInteger(String.valueOf(Short.MAX_VALUE))) &gt; 0)&#10;1095-- ResultSetImpl.java--                         || (asBigInt.compareTo(new BigInteger(String.valueOf(Short.MIN_VALUE))) &lt; 0))) {&#10;1095-- TestDumpCommands.java--         public int compare(Server s1, Server s2) {&#10;1095-- TestDumpCommands.java--             l = s1.getHostname().compareTo(s2.getHostname());&#10;1095-- TestDumpCommands.java--             l = ((Integer) s1.getPort()).compareTo(s2.getPort());&#10;1095-- TestDumpCommands.java--         Collections.sort(servers, serverHostnamePortSorter);&#10;1095-- TestFabricMySQLConnectionSharding.java--             rs = this.conn.createStatement().executeQuery(&quot;select x from testGlobalTableCreation order by 1&quot;);&#10;1095-- TestHABasics.java--         ResultSet rs = s.executeQuery(&quot;select name from fruits order by 1&quot;);&#10;1095-- MetaDataRegressionTest.java--                     previousDb.compareTo(this.rs.getString(1)) &lt; 0);&#10;1095-- ResultSetRegressionTest.java--      * Tests fix for BUG#2654, &quot;Column 'column.table' not found&quot; when &quot;order by" table:display="true" table:show-details="true"/>
                <table:data-pilot-member table:name=" package br.com.ajuda.erp.mb.admCadastro;import java.io.FileWriter;import java.io.IOException;import java.io.Serializable;import java.math.BigDecimal;import java.text.SimpleDateFormat;import java.util.ArrayList;import java.util.Collections;import java.util.Comparator;import java.util.Date;import java.util.HashSet;import java.util.List;import java.util.StringTokenizer;import javax.annotation.PostConstruct;import javax.ejb.EJB;import javax.faces.application.FacesMessage;import javax.faces.bean.ManagedBean;import javax.faces.bean.ManagedProperty;import javax.faces.bean.ViewScoped;import javax.faces.context.FacesContext;import org.primefaces.context.RequestContext;import org.primefaces.event.FileUploadEvent;import org.primefaces.event.TabChangeEvent;import br.com.ajuda.erp.adm.PessoasComando;import br.com.ajuda.erp.cep.CEPServiceRemote;import br.com.ajuda.erp.converter.CnaeConverter;import br.com.ajuda.erp.converter.DepartamentoConverter;import br.com.ajuda.erp.converter.IBGEMunicipiosConverter;import br.com.ajuda.erp.converter.IBGEUfConverter;import br.com.ajuda.erp.converter.PessoaTipoClienteConverter;import br.com.ajuda.erp.converter.PessoaTipoColaboradorConverter;import br.com.ajuda.erp.converter.PessoaTipoConverter;import br.com.ajuda.erp.converter.PessoaTipoFornecedorConverter;import br.com.ajuda.erp.converter.PessoaTipoIndicadorConverter;import br.com.ajuda.erp.converter.PessoaTipoProfessorConverter;import br.com.ajuda.erp.converter.PessoaTipoRepresentanteConverter;import br.com.ajuda.erp.converter.PessoaTipoTransportadoraConverter;import br.com.ajuda.erp.converter.PessoaTipoVendedorConverter;import br.com.ajuda.erp.converter.PessoasHorariosConverter;import br.com.ajuda.erp.delegate.FinanceiroDelegate;import br.com.ajuda.erp.delegate.PessoasDelegate;import br.com.ajuda.erp.mb.DadosSistemaMB;import br.com.ajuda.erp.nfe_400.NFeConfigNFe;import br.com.ajuda.erp.persistencia.Cnae;import br.com.ajuda.erp.persistencia.Departamentos;import br.com.ajuda.erp.persistencia.FinanMovPagRec;import br.com.ajuda.erp.persistencia.GradeCursosAlunos;import br.com.ajuda.erp.persistencia.IBGEMunicipios;import br.com.ajuda.erp.persistencia.IBGEUf;import br.com.ajuda.erp.persistencia.Pessoas;import br.com.ajuda.erp.persistencia.PessoasAssistMedica;import br.com.ajuda.erp.persistencia.PessoasContato;import br.com.ajuda.erp.persistencia.PessoasContatoTipo;import br.com.ajuda.erp.persistencia.PessoasDocumentos;import br.com.ajuda.erp.persistencia.PessoasEndereco;import br.com.ajuda.erp.persistencia.PessoasFgtsOcorrencia;import br.com.ajuda.erp.persistencia.PessoasFiscalCnaes;import br.com.ajuda.erp.persistencia.PessoasFuncao;import br.com.ajuda.erp.persistencia.PessoasHorarios;import br.com.ajuda.erp.persistencia.PessoasLogin;import br.com.ajuda.erp.persistencia.PessoasPessoaTipo;import br.com.ajuda.erp.persistencia.PessoasSindicato;import br.com.ajuda.erp.persistencia.PessoasTipo;import br.com.ajuda.erp.persistencia.PessoasTipoContrato;import br.com.ajuda.erp.persistencia.SerasaCadastro;import br.com.ajuda.erp.persistencia.SerasaCredito;import br.com.ajuda.erp.persistencia.SystemSearch;import br.com.ajuda.erp.persistencia.TipoPessoaContato;import br.com.ajuda.erp.service.calculoDistancia.VerificarLatitudeWS;import br.com.ajuda.erp.util.TratamentoArquivos;import br.com.ajuda.erp.util.TratamentoCampos;import br.com.ajuda.erp.util.Validador;import br.com.serasa.sitenet05.wsgestordecisao.wsgestordecisao.WsSerasaCadastro;import br.com.serasa.sitenet05.wsgestordecisao.wsgestordecisao.WsSerasaCredito;@ManagedBean@ViewScopedpublic class PessoasCadastroMB  extends PessoasComando implements Serializable {&#9;private static final long serialVersionUID = 1L;    private String arquivoSerasaReprocidade;&#9;&#9;private Pessoas pes = new Pessoas();&#9;private SystemSearch systemSearchSelected;&#9;private String systemSearchConteudo;&#9;private String inscFederalValidador;&#9;private String inscEstadualValidador;&#9;private String inscFederalValidador_Segunda;&#9;private String inscEstadualValidador_Segunda;&#9;&#9;private int tipoOperacao = 0; // " table:display="true" table:show-details="true"/>
                <table:data-pilot-member table:name=" preencherTabelaCompra(&quot;select * from compra order by codigo desc&quot;);" table:display="true" table:show-details="true"/>
                <table:data-pilot-member table:name="select name from fruits where id in (select fruit_id from trees where id &lt; 3) order by name&quot;;&#10;1263-- TestSubselect.java--             &quot;select a.name from fruits a where a.id in (select b.fruit_id from trees b where b.id &lt; 3) order by name&quot;;&#10;1263-- TestSubselect.java--             &quot;select name from fruits where id in (select fruit_id from trees) order by name&quot;;&#10;1263-- TestSubselect.java--             &quot;select a.name from fruits a where a.id in (select b.fruit_id from trees b) order by a.name&quot;;&#10;1263-- TestSubselect.java--             &quot;select val from colors where id in (select id from trees where fruit_id = 3) order by val&quot;;&#10;1263-- TestSubselect.java--             &quot;select a.val from colors a where a.id in (select b.id from trees b where b.fruit_id = 3) order by a.val&quot;;&#10;1263-- TestSubselect.java--             &quot;select name from trees where id in (select id from trees where fruit_id = 3) order by name&quot;;&#10;1263-- TestSubselect.java--             &quot;select a.name from trees a where a.id in (select b.id from trees b where b.fruit_id = 3) order by a.name&quot;;&#10;1263-- TestSubselect.java--             &quot;select sizes.val from trees, sizes where sizes.id = trees.size_id and trees.id in (select id from trees where fruit_id = 3) order by sizes.val&quot;;&#10;1263-- TestSubselect.java--             &quot;select name from trees where size_id in (select id from sizes where val = 'large') and fruit_id in (select id from fruits where color_id = 1) order by name&quot;;&#10;1263-- TestSubselect.java--             &quot;select name from trees where fruit_id in (select id from fruits where color_id in (select id from colors where val = 'red')) order by name&quot;;&#10;1263-- TestSubselect.java--             &quot;select name from fruits where id not in (select fruit_id from trees) order by name&quot;;&#10;1263-- TestSubselect.java--             &quot;select name from fruits where id not in (select id from fruits where color_id &gt; 1 ) order by name&quot;;&#10;1263-- TestSubselect.java--             &quot;select a.val, b.name from sizes a, trees b where a.id = b.size_id and b.id in (select a.id from trees a, fruits b where a.fruit_id = b.id and b.name='red delicious') order by a.val&quot;;&#10;1263-- DatabaseManagerSwing.java--             //   Collections.sort(tables);&#10;1263-- SqlFile.java--                 return (tokens[0].length() &gt; tokens[2].length() || ((tokens[0].length() == tokens[2].length()) &amp;&amp; tokens[0].compareTo(tokens[2]) &gt; 0))&#10;1263-- SqlFile.java--                 return (tokens[2].length() &gt; tokens[0].length() || ((tokens[2].length() == tokens[0].length()) &amp;&amp; tokens[2].compareTo(tokens[0]) &gt; 0))&#10;1263-- TransferTable.java--         if (Stmts.sType.compareTo(&quot;TABLE&quot;) == 0) {&#10;1263-- TransferTable.java--         } else if (Stmts.sType.compareTo(&quot;VIEW&quot;) == 0) {&#10;1263-- TransferDb.java--                     if ((type.compareTo(&quot;TABLE&quot;) == 0)&#10;1263-- TransferDb.java--                             || (type.compareTo(&quot;VIEW&quot;) == 0)) {&#10;1263-- TransferDb.java--         if (TTable.Stmts.sType.compareTo(&quot;TABLE&quot;) == 0) {&#10;1263-- TransferDb.java--         } else if (TTable.Stmts.sType.compareTo(&quot;VIEW&quot;) == 0) {&#10;1263-- TransferDb.java--         if (TTable.Stmts.sType.compareTo(&quot;TABLE&quot;) == 0) {&#10;1263-- TransferDb.java--         } else if (TTable.Stmts.sType.compareTo(&quot;VIEW&quot;) == 0) {&#10;1263-- TransferDb.java--         if (TTable.Stmts.sType.compareTo(&quot;VIEW&quot;) == 0) {&#10;1263-- TableSorter.java--         public int compare(Object o1, Object o2) {&#10;1263-- TableSorter.java--             return ((Comparable) o1).compareTo(o2);&#10;1263-- TableSorter.java--         public int compare(Object o1, Object o2) {&#10;1263-- TableSorter.java--             return o1.toString().compareTo(o2.toString());&#10;1263-- TableSorter.java--                 Arrays.sort(viewToModel);&#10;1263-- TableSorter.java--         public int compareTo(Object o) {&#10;56-- Departamento.java-- &#9;public int compareTo(Departamento departamento) {&#10;56-- Departamento.java-- &#9;&#9;return id.compareTo(departamento.id);&#10;707-- LocalizaçãoService.java-- &#9;&#9;&#9;if (temperaturaDTO.getMinTemp().compareTo(temperaturaMinima) &lt; 0) {&#10;707-- LocalizaçãoService.java-- &#9;&#9;&#9;if (temperaturaDTO.getMaxTemp().compareTo(temperaturaMaxima) &gt; 0) {&#10;1609-- FormaPgtoDAO.java-- &#9;&#9;&#9;consulta = sessao.createQuery(&quot;from FormaPgto order by fpg_descricao&quot;);&#10;1609-- FormaPgtoDAO.java-- &#9;&#9;&#9;consulta = sessao.createQuery(&quot;from FormaPgto where fpg_descricao like: parametro order by fpg_descricao&quot;);&#10;1609-- PessoaDAO.java-- &#9;&#9;&#9;consulta = sessao.createQuery(&quot;from pessoa where pes_id like: parametro order by pes_nome&quot;);&#10;1609-- ProdutoDAO.java-- &#9;&#9;&#9;consulta = sessao.createQuery(&quot;from produto where prod_id like: parametro order by pro_nome&quot;);&#10;1120-- Cliente.java--     public int compareTo(Cliente cliente) {&#10;1120-- Cliente.java--         return this.nome.compareTo(cliente.getNome());&#10;1328-- FormaPgtoDAO.java-- &#9;&#9;&#9;consulta = sessao.createQuery(&quot;from FormaPgto order by fpg_descricao&quot;);&#10;1328-- FormaPgtoDAO.java-- &#9;&#9;&#9;consulta = sessao.createQuery(&quot;from FormaPgto where fpg_descricao like: parametro order by fpg_descricao&quot;);&#10;1328-- PessoaDAO.java-- &#9;&#9;&#9;consulta = sessao.createQuery(&quot;from Pessoa order by pes_nome&quot;);&#10;1328-- PessoaDAO.java-- &#9;&#9;&#9;consulta = sessao.createQuery(&quot;from Pessoa where pes_nome like: parametro order by pes_nome&quot;);&#10;1328-- ProdutoDAO.java-- &#9;&#9;&#9;consulta = sessao.createQuery(&quot;from Produto order by pro_nome&quot;);&#10;1328-- ProdutoDAO.java-- &#9;&#9;&#9;consulta = sessao.createQuery(&quot;from Produto where pro_nome like: parametro order by pro_nome&quot;);&#10;1662-- ClienteDAO.java-- &#9;&#9;&#9;String sql = &quot;select * from cliente order by nome&quot;;&#10;1662-- CategoriaDAO.java-- &#9;&#9;&#9;String sql = &quot;select * from categoria order by nome&quot;;&#10;1662-- ProdutoDAO.java-- &#9;&#9;&#9;String sql = &quot;select * from produto order by nome&quot;;&#10;1662-- VendaDAO.java-- &#9;&#9;&#9;String sql = &quot;select * from venda order by data&quot;;&#10;1662-- VendaDAO.java-- &#9;&#9;&#9;String sql = &quot;select * from venda where cliente_id = ? order by data&quot;; //&#10;1662-- TestarListarTodos.java-- &#9;&#9;&#9;String sql = &quot;select * from categoria order by nome&quot;;&#10;1662-- TestarPesquisar.java-- &#9;&#9;&#9;&#9;&#9;&quot;where upper(nome) like ? order by nome&quot;;&#10;380-- AccesoriosFragment.java--                                 &quot; order by ta.nombre asc;&quot;;&#10;380-- AccesoriosFragment.java--                                 &quot; order by ta.nombre asc;&quot;;&#10;380-- ChipFragment.java--                                 &quot; order by ma.nombre asc;&quot;;&#10;380-- ChipFragment.java--                                     &quot; order by ma.nombre asc;&quot;;&#10;380-- HistorialCreditoFragment.java--                 &quot;                 order by o.fecha desc;&quot;;&#10;380-- HistorialCreditoFragment.java--                 &quot;                 order by o.fecha desc;&quot;;&#10;380-- HistorialContadoFragment.java--                 &quot;                order by o.fecha desc;&quot;;&#10;380-- HistorialContadoFragment.java--                 &quot;                order by o.fecha desc;&quot;;&#10;380-- PedidosFragment.java--                 &quot;                             order by o.fecha desc;&quot;;&#10;380-- TelefonoFragment.java--                 &quot; order by ma.nombre asc;&quot;;&#10;380-- TelefonoFragment.java--                               &quot; order by ma.nombre asc;&quot;;&#10;44-- ArcQuery.java--             Collections.sort(patientList);&#10;44-- Patient.java--             Collections.sort(list);&#10;44-- Patient.java--     public int compareTo(Patient p) {&#10;44-- Patient.java--         return getPatientName().compareTo(p.getPatientName());&#10;44-- SopInstance.java--     public int compareTo(SopInstance s) {&#10;44-- SopInstance.java--             c = val1.compareTo(val2);&#10;44-- SopInstance.java--             return adaptSopInstanceUID(s1, c).compareTo(s2);&#10;44-- SopInstance.java--             return s1.compareTo(adaptSopInstanceUID(s2, c));&#10;44-- SopInstance.java--         return s1.compareTo(s2);&#10;44-- Series.java--             Collections.sort(list);&#10;44-- Series.java--     public int compareTo(Series s) {&#10;44-- Series.java--             c = val1.compareTo(val2);&#10;44-- Series.java--             return getSeriesInstanceUID().compareTo(s.getSeriesInstanceUID());&#10;44-- Series.java--         return getSeriesInstanceUID().compareTo(s.getSeriesInstanceUID());&#10;44-- Study.java--             Collections.sort(list);&#10;44-- Study.java--     public int compareTo(Study s) {&#10;44-- Study.java--             c = date2.compareTo(date1);&#10;44-- Study.java--         return getStudyInstanceUID().compareTo(s.getStudyInstanceUID());&#10;1168-- BaseDados.java-- &#9;Collections.sort(facturas);&#10;1168-- BaseDados.java-- &#9;Collections.sort(produtos);&#10;1168-- Factura.java-- &#9;Collections.sort(linhasFactura);&#10;1168-- Factura.java--     public int compareTo(Factura outra)&#10;1168-- Factura.java-- &#9;return ((Integer) this.numero).compareTo(outra.numero);&#10;1168-- LinhaFactura.java--     public int compareTo(LinhaFactura other)&#10;1168-- LinhaFactura.java-- &#9;    result = this.produto.getNome().compareTo(&#10;1168-- Produto.java-- &#9;public int compareTo(Produto outro)&#10;1168-- Produto.java-- &#9;    return ((Integer) this.codigo).compareTo(outro.codigo);&#10;68-- MozillaKeyStoreUtilitiesUnix.java-- &#9;&#9;&#9;Collections.sort(&#10;68-- MozillaKeyStoreUtilitiesUnix.java-- &#9;&#9;&#9;&#9;&#9;public int compare(final String o1, final String o2) {&#10;68-- MozillaKeyStoreUtilitiesUnix.java-- &#9;&#9;&#9;&#9;&#9;&#9;return o1.compareTo(o2);&#10;68-- SignApplet.java-- &#9;&#9;&#9;&#9;&#9;&#9;java.util.Arrays.sort(indexes);&#10;68-- SignText.java--         Arrays.sort(finalOrderedAliases, new Comparator&lt;Object&gt;() {&#10;68-- SignText.java-- &#9;&#9;&#9;public int compare(final Object o1, final Object o2) {&#10;68-- CertificateSelectionDialog.java-- &#9;    Arrays.sort(certs, CERT_NAME_COMPARATOR);&#10;68-- CertificateSelectionDialog.java-- &#9;&#9;Arrays.sort(certs, CERT_NAME_COMPARATOR);&#10;68-- CertificateSelectionDialog.java-- &#9;&#9;public int compare(final NameCertificateBean o1, final NameCertificateBean o2) {&#10;68-- Main.java--         if (System.getProperty(&quot;java.version&quot;).compareTo(&quot;1.6.0_18&quot;) &lt; 0) { //$NON-NLS-1$ //$NON-NLS-2$&#10;68-- PrincipalGUI.java--                 if (!((Platform.getOS().equals(Platform.OS.LINUX) &amp;&amp; (System.getProperty(&quot;java.version&quot;).compareTo(&quot;1.7.0&quot;) &gt; 0) ))){ //$NON-NLS-1$ //$NON-NLS-2$&#10;68-- PrincipalGUI.java--                 if (!((Platform.getOS().equals(Platform.OS.LINUX) &amp;&amp; (System.getProperty(&quot;java.version&quot;).compareTo(&quot;1.7.0&quot;) &gt; 0) ))){ //$NON-NLS-1$ //$NON-NLS-2$&#10;68-- PanelMultifirma.java--             Arrays.sort(nodesIndexes);&#10;68-- CertFilterManager.java-- &#9;&#9;Arrays.sort(sortedFilterValues);&#10;68-- SearchFilter.java-- &#9;                    if(val.compareTo(this.value) &gt;= 0) {&#10;68-- SearchFilter.java-- &#9;                    if(val.compareTo(this.value) &lt;= 0) {&#10;68-- RelationshipComparator.java-- &#9;public int compare(final Element element1, final Element element2) {&#10;68-- RelationshipComparator.java--         return id1.compareTo(id2);&#10;68-- RelationshipTransformService.java--         Collections.sort(relationshipElements, new RelationshipComparator());&#10;68-- ReadNodesTree.java--         Arrays.sort(solucion);// de mayor a menor&#10;1336-- AlteracaoCadastroUsuariosController.java-- &#9;&#9;Collections.sort(usuario.getGrupos(), Grupos.POR_NOME);&#10;1336-- AlteracaoCadastroGrupoController.java-- &#9;&#9;Collections.sort(grupo.getPaginas(), Paginas.POR_NOME);&#10;1336-- ResetSenhaLogins.java-- &#9;&#9;Collections.sort(usuario.getGrupos(), Grupos.POR_NOME);&#10;1336-- CombustivelVeiculosDAOImpl.java-- &#9;&#9;&#9;String strSql = &quot;select descricao from combustivelVeiculos order by descricao&quot;;&#10;1336-- ClienteFornecedorDAOImpl.java-- &#9;&#9;strSql = strSql + &quot; order by c.nomeCompleto&quot;;&#10;1336-- EstadosDAOImpl.java-- &#9;&#9;&#9;String strSql = &quot;select sigla from estados order by sigla&quot;;&#10;1336-- FornecedorDespesasDAOImpl.java-- &#9;&#9;&#9;strSql = strSql + &quot; order by nome &quot;;&#10;1336-- GruposDAOImpl.java-- &#9;&#9;&#9;strSql = strSql + &quot; order by nome, dataCadastro &quot;;&#10;1336-- MarcasVeiculosDAOImpl.java-- &#9;&#9;&#9;String strSql = &quot;select nomeMarca from marcasVeiculos order by nomeMarca&quot;;&#9;&#9;&#10;1336-- PaginasDAOImpl.java-- &#9;&#9;&#9;strSql = strSql + &quot; order by nome, dataCadastro &quot;;&#10;1336-- UsuariosDAOImpl.java-- &#9;&#9;&#9;strSql = strSql + &quot; order by nome, login, dataCadastro &quot;;&#10;1336-- VendedorDAOImpl.java-- &#9;&#9;&#9;strSql = strSql + &quot; order by nome &quot;;&#10;1336-- VeiculosDAOImpl.java-- &#9;&#9;&#9;strSql = strSql + &quot; order by marca &quot;;&#10;1336-- Grupos.java-- &#9;&#9;public int compare(Grupos g1, Grupos g2) { &#10;1336-- Grupos.java-- &#9;&#9;&#9;return g1.getNome().compareTo(g2.getNome());&#9;&#9;&#9;&#9;&#10;1336-- Grupos.java-- &#9;&#9;public int compare(Grupos g1, Grupos g2) { &#10;1336-- Grupos.java-- &#9;public int compareTo(Grupos g) {&#10;1336-- Paginas.java-- &#9;&#9;public int compare(Paginas p1, Paginas p2) { &#10;1336-- Paginas.java-- &#9;&#9;&#9;return p1.getNome().compareTo(p2.getNome());&#9;&#9;&#9;&#9;&#10;1336-- Paginas.java-- &#9;&#9;public int compare(Paginas p1, Paginas p2) { &#10;1336-- Paginas.java-- &#9;public int compareTo(Paginas p) {&#10;1336-- Filtro.java-- &#9;public int compareTo(Filtro obj) {&#10;1336-- Filtro.java-- &#9;&#9;return getNome().compareTo(obj.getNome());&#10;1336-- Parametro.java-- &#9;public int compareTo(Parametro obj) {&#10;1336-- Parametro.java-- &#9;&#9;return getNome().compareTo(obj.getNome());&#10;1336-- RelatorioComissaoVendedorDAOImpl.java-- &#9;&#9;&#9;strSql = strSql + &quot; order by dataVenda, nomeVendedor, veiculo.marca,veiculo.modelo,veiculo.versao, veiculo.placa &quot;;&#10;1336-- RelatorioLucroVeiculoDAOImpl.java-- &#9;&#9;&#9;strSql = strSql + &quot; order by dataVenda, marca, modelo, versao, placa, lucro&quot;;&#10;1336-- RelatorioGastosVeiculosDAOImpl.java-- &#9;&#9;&#9;strSql = strSql + &quot; order by gastos.dtLancamento, veiculo.placa, veiculo.marca, veiculo.modelo, fornecedor.nome, gastos.nDocumento, gastos.descricao, gastos.valor&quot;;&#10;1336-- RelatorioVeiculosVendidosDAOImpl.java-- &#9;&#9;&#9;strSql = strSql + &quot; order by venda.dataVenda, venda.valorVenda, vendedor.nome, veiculo.marca, veiculo.modelo, veiculo.versao, veiculo.placa&quot;;&#10;1336-- RelatorioVeiculosDisponiveisDAOImpl.java-- &#9;&#9;&#9;strSql = strSql + &quot;  order by v.marca, v.modelo, v.versao, v.placa&quot;;&#10;1059-- ImagesRepositoryImpl.java--                 Collections.sort(items, new Comparator&lt;Image&gt;() {&#10;1059-- ImagesRepositoryImpl.java--                     public int compare(Image image, Image t1) {&#10;1208-- MemberResourceRESTService.java--       final List&lt;Member&gt; results = em.createQuery(&quot;select m from Member m order by m.name&quot;).getResultList();&#10;1796-- TelaGerenciarCaixaController.java-- &#9;&#9;&#9;listaCaixasDao.sort(new Comparator&lt;Fluxo_caixa2&gt;() {&#10;1796-- TelaGerenciarCaixaController.java-- &#9;&#9;&#9;&#9;public int compare(Fluxo_caixa2 la1, Fluxo_caixa2 la2) {&#10;1796-- TelaVendaController.java-- &#9;&#9;&#9;&#9;&#9;if (qtdAtualizado.compareTo(new BigDecimal(campoQuantidade.getText())) == -1) { /// �&#10;1796-- TelaVendaController.java-- &#9;&#9;&#9;&#9;&#9;if (qtdAtualizado.compareTo(new BigDecimal(campoQuantidade.getText())) == -1) { /// �&#10;1796-- TelaGerenciaLicencasAutorizacoesController.java-- &#9;&#9;&#9;lista_laOrdenada.sort(new Comparator&lt;Licen�a_autorizacao&gt;() {&#10;1796-- TelaGerenciaLicencasAutorizacoesController.java-- &#9;&#9;&#9;&#9;public int compare(Licen�a_autorizacao la1, Licen�a_autorizacao la2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&#9;&#9;if (cliente1.getGastoMensal().compareTo(cliente2.getGastoMensal()) == -1)&#10;1796-- TelaGerenciarFidelizacaoClientesController.java-- &#9;&#9;&#9;&#9;&#9;&#9;&#9;if (cliente1.getGastoMensal().compareTo(cliente2.getGastoMensal()) == 1)&#10;1796-- TelaGerenciarFidelizacaoClientesController.java-- &#9;&#9;&#9;&#9;&#9;&#9;if (cliente.getGastoMensal().compareTo(new BigDecimal(&quot;5000&quot;)) == 1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&#9;&#9;if (cliente1.getGastoMensal().compareTo(cliente2.getGastoMensal()) == -1)&#10;1796-- TelaGerenciarFidelizacaoClientesController.java-- &#9;&#9;&#9;&#9;&#9;&#9;&#9;if (cliente1.getGastoMensal().compareTo(cliente2.getGastoMensal()) == 1)&#10;1796-- TelaGerenciarFidelizacaoClientesController.java-- &#9;&#9;&#9;&#9;&#9;&#9;if (cliente.getGastoMensal().compareTo(new BigDecimal(&quot;10000&quot;)) == 1) {&#10;1796-- TelaGerenciarFidelizacaoClientesController.java-- &#9;&#9;&#9;&#9;&#9;lista_gasto.sort(new Comparator&lt;Cliente_Gasto&gt;() {&#10;1796-- TelaGerenciarFidelizacaoClientesController.java-- &#9;&#9;&#9;&#9;&#9;&#9;public int compare(Cliente_Gasto cliente1, Cliente_Gasto cliente2) {&#10;1796-- TelaGerenciarFidelizacaoClientesController.java-- &#9;&#9;&#9;&#9;&#9;&#9;&#9;if (cliente1.getGastoMensal().compareTo(cliente2.getGastoMensal()) == -1)&#10;1796-- TelaGerenciarFidelizacaoClientesController.java-- &#9;&#9;&#9;&#9;&#9;&#9;&#9;if (cliente1.getGastoMensal().compareTo(cliente2.getGastoMensal()) == 1)&#10;1796-- TelaGerenciarFidelizacaoClientesController.java-- &#9;&#9;&#9;&#9;&#9;&#9;if (cliente.getGastoMensal().compareTo(new BigDecimal(&quot;1000&quot;)) == 1) {&#10;1796-- TelaGerenciarFidelizacaoClientesController.java-- &#9;&#9;&#9;lista_gasto.sort(new Comparator&lt;Cliente_Gasto&gt;() {&#10;1796-- TelaGerenciarFidelizacaoClientesController.java-- &#9;&#9;&#9;&#9;public int compare(Cliente_Gasto cliente1, Cliente_Gasto cliente2) {&#10;1796-- TelaGerenciarFidelizacaoClientesController.java-- &#9;&#9;&#9;&#9;&#9;if (cliente1.getGastoMensal().compareTo(cliente2.getGastoMensal()) == -1)&#10;1796-- TelaGerenciarFidelizacaoClientesController.java-- &#9;&#9;&#9;&#9;&#9;if (cliente1.getGastoMensal().compareTo(cliente2.getGastoMensal()) == 1)&#10;927-- HiloServidor.java-- &#9;&#9;if(mensaje.compareTo(&quot;Iniciar Conexion&quot;)==0) {&#10;927-- HiloServidor.java-- &#9;&#9;if(mensaje.compareTo(&quot;Cerrar conexion&quot;)==0){&#10;106-- CharsetMapping.java--                 if (currentChoice == null || currentChoice.minimumVersion.compareTo(charset.minimumVersion) &lt; 0&#10;106-- CharsetMapping.java--                         || currentChoice.priority &lt; charset.priority &amp;&amp; currentChoice.minimumVersion.compareTo(charset.minimumVersion) == 0) {&#10;106-- ServerVersion.java--     public int compareTo(ServerVersion other) {&#10;106-- ServerVersion.java--         if ((c = this.major.compareTo(other.getMajor())) != 0) {&#10;106-- ServerVersion.java--         } else if ((c = this.minor.compareTo(other.getMinor())) != 0) {&#10;106-- ServerVersion.java--         return this.subminor.compareTo(other.getSubminor());&#10;106-- EnumPropertyDefinition.java--         return Arrays.stream(this.enumType.getEnumConstants()).map(T::toString).sorted().toArray(String[]::new);&#10;106-- XDevAPIConnectionUrl.java--             this.hosts.sort(&#10;106-- ByteValueFactory.java--                 &amp;&amp; (i.compareTo(BigInteger.valueOf(Byte.MIN_VALUE)) &lt; 0 || i.compareTo(BigInteger.valueOf(Byte.MAX_VALUE)) &gt; 0)) {&#10;106-- ByteValueFactory.java--                 &amp;&amp; (d.compareTo(BigDecimal.valueOf(Byte.MIN_VALUE)) &lt; 0 || d.compareTo(BigDecimal.valueOf(Byte.MAX_VALUE)) &gt; 0)) {&#10;106-- BooleanValueFactory.java--         return i.compareTo(BigInteger.valueOf(0)) &gt; 0 || i.compareTo(BigInteger.valueOf(-1)) == 0;&#10;106-- BooleanValueFactory.java--         return d.compareTo(BigDecimal.valueOf(0)) &gt; 0 || d.compareTo(BigDecimal.valueOf(-1)) == 0;&#10;106-- DoubleValueFactory.java--         if (this.jdbcCompliantTruncationForReads &amp;&amp; (new BigDecimal(i).compareTo(BigDecimal.valueOf(-Double.MAX_VALUE)) &lt; 0&#10;106-- DoubleValueFactory.java--                 || new BigDecimal(i).compareTo(BigDecimal.valueOf(Double.MAX_VALUE)) &gt; 0)) {&#10;106-- DoubleValueFactory.java--                 &amp;&amp; (d.compareTo(BigDecimal.valueOf(-Double.MAX_VALUE)) &lt; 0 || d.compareTo(BigDecimal.valueOf(Double.MAX_VALUE)) &gt; 0)) {&#10;106-- FloatValueFactory.java--         if (this.jdbcCompliantTruncationForReads &amp;&amp; (new BigDecimal(i).compareTo(BigDecimal.valueOf(-Float.MAX_VALUE)) &lt; 0&#10;106-- FloatValueFactory.java--                 || new BigDecimal(i).compareTo(BigDecimal.valueOf(Float.MAX_VALUE)) &gt; 0)) {&#10;106-- FloatValueFactory.java--                 &amp;&amp; (d.compareTo(BigDecimal.valueOf(-Float.MAX_VALUE)) &lt; 0 || d.compareTo(BigDecimal.valueOf(Float.MAX_VALUE)) &gt; 0)) {&#10;106-- IntegerValueFactory.java--                 &amp;&amp; (i.compareTo(BigInteger.valueOf(Integer.MIN_VALUE)) &lt; 0 || i.compareTo(BigInteger.valueOf(Integer.MAX_VALUE)) &gt; 0)) {&#10;106-- IntegerValueFactory.java--                 &amp;&amp; (d.compareTo(BigDecimal.valueOf(Integer.MIN_VALUE)) &lt; 0 || d.compareTo(BigDecimal.valueOf(Integer.MAX_VALUE)) &gt; 0)) {&#10;106-- LongValueFactory.java--                 &amp;&amp; (i.compareTo(BigInteger.valueOf(Long.MIN_VALUE)) &lt; 0 || i.compareTo(BigInteger.valueOf(Long.MAX_VALUE)) &gt; 0)) {&#10;106-- LongValueFactory.java--                 &amp;&amp; (d.compareTo(BigDecimal.valueOf(Long.MIN_VALUE)) &lt; 0 || d.compareTo(BigDecimal.valueOf(Long.MAX_VALUE)) &gt; 0)) {&#10;106-- ShortValueFactory.java--                 &amp;&amp; (i.compareTo(BigInteger.valueOf(Short.MIN_VALUE)) &lt; 0 || i.compareTo(BigInteger.valueOf(Short.MAX_VALUE)) &gt; 0)) {&#10;106-- ShortValueFactory.java--                 &amp;&amp; (d.compareTo(BigDecimal.valueOf(Short.MIN_VALUE)) &lt; 0 || d.compareTo(BigDecimal.valueOf(Short.MAX_VALUE)) &gt; 0)) {&#10;106-- DeleteStatement.java--      * Add/replace the order by specification for the deletion.&#10;106-- FilterParams.java--      * docs = this.collection.find().sort(&quot;$.x&quot;, &quot;$.y&quot;).execute();&#10;106-- DatabaseMetaData.java--         public int compareTo(IndexMetaDataKey indexInfoKey) {&#10;106-- DatabaseMetaData.java--             if ((compareResult = this.columnNonUnique.compareTo(indexInfoKey.columnNonUnique)) != 0) {&#10;106-- DatabaseMetaData.java--             if ((compareResult = this.columnType.compareTo(indexInfoKey.columnType)) != 0) {&#10;106-- DatabaseMetaData.java--             if ((compareResult = this.columnIndexName.compareTo(indexInfoKey.columnIndexName)) != 0) {&#10;106-- DatabaseMetaData.java--             return this.columnOrdinalPosition.compareTo(indexInfoKey.columnOrdinalPosition);&#10;106-- DatabaseMetaData.java--         public int compareTo(TableMetaDataKey tablesKey) {&#10;106-- DatabaseMetaData.java--             if ((compareResult = this.tableType.compareTo(tablesKey.tableType)) != 0) {&#10;106-- DatabaseMetaData.java--             if ((compareResult = this.tableCat.compareTo(tablesKey.tableCat)) != 0) {&#10;106-- DatabaseMetaData.java--             if ((compareResult = this.tableSchem.compareTo(tablesKey.tableSchem)) != 0) {&#10;106-- DatabaseMetaData.java--             return this.tableName.compareTo(tablesKey.tableName);&#10;106-- DatabaseMetaData.java--         public int compareTo(ComparableWrapper&lt;K, V&gt; other) {&#10;106-- DatabaseMetaData.java--             return getKey().compareTo(other.getKey());&#10;106-- DatabaseMetaData.java--             Collections.sort(resultsAsList);&#10;106-- DatabaseMetaData.java--                                             if (dummy.compareTo(foreignTableWithCase) != 0) {&#10;106-- DatabaseMetaData.java--                                             if (parsedInfo.referencedTable.compareTo(primaryTableWithCase) != 0) {&#10;106-- DatabaseMetaData.java--     public int getMaxColumnsInOrderBy() throws SQLException {&#10;106-- DatabaseMetaData.java--                 Collections.sort(procsOrFuncsToExtractList);&#10;106-- DatabaseMetaData.java--             // Required to be sorted in name-order by JDBC spec, in 'normal' case getProcedures takes care of this for us, but if system tables are&#10;106-- DatabaseMetaData.java--             // Collections.sort(proceduresToExtractList);&#10;106-- DatabaseMetaData.java--         Collections.sort(procedureRowsToSort);&#10;106-- DatabaseMetaData.java--     public boolean supportsExpressionsInOrderBy() throws SQLException {&#10;106-- DatabaseMetaData.java--     public boolean supportsOrderByUnrelated() throws SQLException {&#10;106-- FilterableStatement.java--      * docs = this.collection.find().sort(&quot;$.x&quot;, &quot;$.y&quot;).execute();&#10;106-- FilterableStatement.java--      * docs = this.collection.find().sort(&quot;$.x&quot;, &quot;$.y&quot;).execute();&#10;106-- ServerVersionTest.java--         assertTrue(v100.compareTo(v100) == 0);&#10;106-- ServerVersionTest.java--         assertTrue(v100.compareTo(v101) &lt; 0);&#10;106-- ServerVersionTest.java--         assertTrue(v101.compareTo(v100) &gt; 0);&#10;106-- ServerVersionTest.java--         assertTrue(v200.compareTo(v101) &gt; 0);&#10;106-- ServerVersionTest.java--         assertTrue(v202.compareTo(v101) &gt; 0);&#10;106-- ServerVersionTest.java--         assertTrue(v202.compareTo(v200) &gt; 0);&#10;106-- ExprParserTest.java--     public void testOrderByParserBasic() {&#10;106-- ExprParserTest.java--     public void testOrderByParserComplexExpressions() {&#10;106-- MetaDataRegressionTest.java--                     previousDb.compareTo(this.rs.getString(1)) &lt; 0);&#10;106-- ResultSetRegressionTest.java--      * Tests fix for BUG#2654, &quot;Column 'column.table' not found&quot; when &quot;order by" table:display="true" table:show-details="true"/>
                <table:data-pilot-member table:name="select val from t order by val limit 1&quot;);&#10;1266-- TestJavaObject.java--                 smallest = o1.getClass().getName().compareTo(&#10;1266-- TestJavaObject.java--             int compare = ((Comparable&lt;Object&gt;) o1).compareTo(o2);&#10;1266-- TestJavaObject.java--         public int compareTo(MyObj o) {&#10;1266-- TestMetaData.java--         assertEquals(0, meta.getMaxColumnsInOrderBy());&#10;1266-- TestMetaData.java--         assertTrue(meta.supportsExpressionsInOrderBy());&#10;1266-- TestMetaData.java--         assertTrue(meta.supportsOrderByUnrelated());&#10;1266-- TestMetaData.java--         // The &quot;order by&quot; makes the result set more stable on windows, where the&#10;1266-- TestLobApi.java--         ResultSet rs = stat.executeQuery(&quot;select * from test order by id&quot;);&#10;1266-- TestLobApi.java--         ResultSet rs = stat.executeQuery(&quot;select * from test order by id&quot;);&#10;1266-- TestLobApi.java--         ResultSet rs = stat.executeQuery(&quot;select c, b from test order by id&quot;);&#10;1266-- TestZloty.java--         public int compareTo(BigDecimal bd) {&#10;1266-- TestZloty.java--             return -super.compareTo(bd);&#10;1266-- TestMvcc1.java--         rs = s1.executeQuery(&quot;select * from test order by id&quot;);&#10;1266-- TestMvcc1.java--         rs = s2.executeQuery(&quot;select * from test order by id&quot;);&#10;1266-- TestMvcc3.java--         ResultSet rs = s1.executeQuery(&quot;select * from test order by id&quot;);&#10;1266-- TestMvcc3.java--         rs = s2.executeQuery(&quot;select * from test order by id&quot;);&#10;1266-- TestScript.java--         boolean ordered = StringUtils.toLowerEnglish(sql).contains(&quot;order by&quot;);&#10;1266-- TestScript.java--             for (j = i - 1; j &gt;= 0 &amp;&amp; t.compareTo(a[j]) &lt; 0; j--) {&#10;1266-- TestCrashAPI.java--         Arrays.sort(files, new Comparator&lt;File&gt;() {&#10;1266-- TestCrashAPI.java--             public int compare(File o1, File o2) {&#10;1266-- TestCrashAPI.java--                 return o1.getName().compareTo(o2.getName());&#10;1266-- TestNestedJoins.java--         Collections.sort(list);&#10;1266-- TestRandomCompare.java--         Collections.sort(list);&#10;1266-- TestJoin.java--         Collections.sort(list);&#10;1266-- TestBtreeIndex.java--                 ResultSet rs = stat.executeQuery(&quot;select * from test order by id&quot;);&#10;1266-- TestStringAggCompatibility.java--         testWhenOrderByMissing();&#10;1266-- TestStringAggCompatibility.java--         testWithOrderBy();&#10;1266-- TestStringAggCompatibility.java--     private void testWithOrderBy() throws SQLException {&#10;1266-- TestStringAggCompatibility.java--                 &quot;select string_agg(b, ', ' order by b desc) from stringAgg group by a; &quot;);&#10;1266-- TestStringAggCompatibility.java--     private void testWhenOrderByMissing() throws SQLException {&#10;1266-- TestOuterJoins.java--         Collections.sort(list);&#10;1266-- TestFuzzOptimizations.java--         order by 1, 2, 3;&#10;1266-- TestFuzzOptimizations.java--         order by 1, 2, 3;&#10;1266-- TestFuzzOptimizations.java--                 &quot;and c in(0, 10) and c in(10, 0, 0) order by 1, 2, 3&quot;);&#10;1266-- TestFuzzOptimizations.java--                 + &quot; order by 1, 2, 3&quot;);&#10;1266-- TestFuzzOptimizations.java--                 + &quot; order by 1, 2, 3&quot;);&#10;1266-- Result.java--             Collections.sort(rows);&#10;1266-- Result.java--     public int compareTo(Result r) {&#10;1266-- Result.java--             // exception.getSQLState().compareTo(r.exception.getSQLState());&#10;1266-- Result.java--             return toString().compareTo(r.toString());&#10;1266-- Row.java--     public int compareTo(Row r2) {&#10;1266-- Row.java--                 result = o1.toString().compareTo(o2.toString());&#10;1266-- TestSynth.java--             if (original.compareTo(copy) != 0) {&#10;1266-- Value.java-- //            return ((BigDecimal) data).compareTo((BigDecimal) v.data);&#10;1266-- Value.java-- //            return data.toString().compareTo(v.data.toString());&#10;1266-- Value.java-- //            return ((Date) data).compareTo((Date) v.data);&#10;1266-- Value.java-- //            return ((Integer) data).compareTo((Integer) v.data);&#10;1266-- TestInit.java--         ResultSet rs = stat.executeQuery(&quot;select name from test order by name&quot;);&#10;1266-- TestWeb.java--             result = client.get(url, &quot;query.do?sql=select * from test order by id&quot;);&#10;1266-- FreeSpaceTree.java--         public int compareTo(BlockRange o) {&#10;1266-- RowDataType.java--     public int compare(Object a, Object b) {&#10;1266-- TestMVTableEngine.java--                 .executeQuery(&quot;select *, sleep(1) from test order by id&quot;);&#10;1266-- TestMVTableEngine.java--         rs = stat.executeQuery(&quot;select * from test order by id desc&quot;);&#10;1266-- TestMVTableEngine.java--         rs = stat.executeQuery(&quot;select * from test order by id&quot;);&#10;1266-- TestMVTableEngine.java--                 &quot;where name = 'Hello' order by name&quot;);&#10;1266-- TestMVTableEngine.java--         rs = stat.executeQuery(&quot;select * from test order by id&quot;);&#10;1266-- TestMVTableEngine.java--         rs = stat.executeQuery(&quot;select * from test order by id&quot;);&#10;1266-- TestMVTableEngine.java--         rs = stat.executeQuery(&quot;select * from test order by id&quot;);&#10;1266-- TestTransactionStore.java--                             &quot;select * from test order by id&quot;);&#10;1266-- TestMVRTree.java--         Collections.sort(list);&#10;1266-- TestMVRTree.java--         Collections.sort(list);&#10;1266-- TestConcurrent.java--         Arrays.sort(data, new Comparator&lt;Object&gt;() {&#10;1266-- TestConcurrent.java--             public int compare(Object o1, Object o2) {&#10;1266-- TestOldVersion.java--         checkResult(stat.executeQuery(&quot;select * from test order by id&quot;));&#10;1266-- TestOldVersion.java--         checkResult(stat.executeQuery(&quot;select * from test2 order by id&quot;));&#10;1266-- TestSort.java--         public int compare(Long o1, Long o2) {&#10;1266-- TestPgServer.java--         rs = stat.executeQuery(&quot;select * from test order by id&quot;);&#10;1266-- TestPgServer.java--                 &quot;from information_schema.users order by id&quot;);&#10;1266-- TestAutoReconnect.java--         ResultSet rs = stat.executeQuery(&quot;select * from test order by id&quot;);&#10;1266-- TestDate.java--         assertEquals(0, d1.compareTo(d1b, null));&#10;1266-- TestDate.java--         assertEquals(0, d1b.compareTo(d1, null));&#10;1266-- TestDate.java--         assertEquals(-1, d1.compareTo(d2, null));&#10;1266-- TestDate.java--         assertEquals(1, d2.compareTo(d1, null));&#10;1266-- TestDate.java--         assertEquals(0, t1.compareTo(t1b, null));&#10;1266-- TestDate.java--         assertEquals(0, t1b.compareTo(t1, null));&#10;1266-- TestDate.java--         assertEquals(-1, t1.compareTo(t2, null));&#10;1266-- TestDate.java--         assertEquals(1, t2.compareTo(t1, null));&#10;1266-- TestDate.java--         assertEquals(0, t1.compareTo(t1b, null));&#10;1266-- TestDate.java--         assertEquals(0, t1b.compareTo(t1, null));&#10;1266-- TestDate.java--         assertEquals(-1, t1.compareTo(t2, null));&#10;1266-- TestDate.java--         assertEquals(1, t2.compareTo(t1, null));&#10;1266-- TestValueHashMap.java--             public int compare(Value v1, Value v2) {&#10;1266-- TestValueHashMap.java--                 return v1.compareTo(v2, compareMode);&#10;1266-- TestValueHashMap.java--                 Collections.sort(a1, vc);&#10;1266-- TestValueHashMap.java--                 Collections.sort(a2, vc);&#10;1266-- TestValueHashMap.java--                 Collections.sort(a1, vc);&#10;1266-- TestValueHashMap.java--                 Collections.sort(a2, vc);&#10;1266-- TestTimeStampWithTimeZone.java--         int c = a.compareTo(b, null);&#10;1266-- TestTimeStampWithTimeZone.java--         c = b.compareTo(a, null);&#10;1266-- TestTimeStampWithTimeZone.java--         int c = a.compareTo(b, null);&#10;1266-- TestTimeStampWithTimeZone.java--         c = b.compareTo(a, null);&#10;1266-- TestTimeStampWithTimeZone.java--         int c = a.compareTo(b, null);&#10;1266-- TestTimeStampWithTimeZone.java--         c = b.compareTo(a, null);&#10;1266-- TestTimeStampWithTimeZone.java--         ResultSet rs = stat.executeQuery(&quot;select t1 from test_order order by t1&quot;);&#10;1266-- TestTimeStampWithTimeZone.java--             assertEquals(0, tstz.compareTo(ts.convertTo(Value.TIMESTAMP_TZ), null));&#10;1266-- TestUtils.java--             public int compare(Integer o1, Integer o2) {&#10;1266-- TestUtils.java--                 return o1.compareTo(o2);&#10;1266-- TestUtils.java--             public int compare(Integer o1, Integer o2) {&#10;1266-- TestUtils.java--                 return o1.compareTo(o2);&#10;1266-- TestUtils.java--             Arrays.sort(arr2, comp);&#10;1266-- TestOverflow.java--         return v.compareTo(min) &gt;= 0 &amp;&amp; v.compareTo(max) &lt;= 0;&#10;1266-- TestRecovery.java--         rs = stat.executeQuery(&quot;select * from test order by id&quot;);&#10;1266-- TestDataPage.java--         assertEquals(0, v.compareTo(v2, compareMode));&#10;18-- MemberResourceRESTService.java--       final List&lt;Member&gt; results = em.createQuery(&quot;select m from Member m order by m.name&quot;).getResultList();&#10;812-- Cliente.java--     public int compareTo(Object o) {&#10;812-- Cliente.java--         return getNome().compareTo(((Cliente)o).getNome());&#10;1614-- ItemDAO.java-- &#9;&#9;&#9;consulta = sessao.createQuery(&quot;from Item order by id &quot;);&#10;1614-- ItemDAO.java-- &#9;&#9;&#9;&#9;&#9;+ &quot;where id like :parametro order by id&quot;);&#10;1614-- PessoaDAO.java-- &#9;&#9;&#9;consulta = sessao.createQuery(&quot; from Pessoa order by nome &quot;);&#10;1614-- PessoaDAO.java-- &#9;&#9;&#9;&#9;&#9;+ &quot; where nome like :parametro order by nome &quot;);&#10;1614-- ProdutoDAO.java-- &#9;&#9;&#9;consulta = sessao.createQuery(&quot; from Produto order by nome &quot;);&#10;1614-- ProdutoDAO.java-- &#9;&#9;&#9;&#9;&#9;+ &quot; where nome like :parametro order by nome&quot;);&#10;1614-- VendaDAO.java-- &#9;&#9;&#9;consulta = sessao.createQuery(&quot;from Venda order by id &quot;);&#10;1614-- VendaDAO.java-- &#9;&#9;&#9;&#9;&#9;+ &quot;where id like :parametro order by id&quot;);&#10;347-- MailApp.java--         /*Arrays.sort(getMensagens(), ( m1, m2 ) -&gt; {&#10;347-- MailApp.java--                 return m2.getSentDate().compareTo( m1.getSentDate() );&#10;1366-- TenisMetodos.java-- &#9;&#9;sql = &quot;select *from tenis where marca = ? order by modelo,tamanho&quot;;&#10;563-- Data.java--            // Arrays.sort(lista);&#10;1076-- EstadoRepository.java-- &#9;public List&lt;Estado&gt; findAllByOrderByNome();&#10;1076-- EstadoService.java-- &#9;&#9;return repo.findAllByOrderByNome();&#10;1098-- CategoriaDao.java-- &#9;&#9;stmt = con.prepareStatement(&quot;select * from categoria order by nomecategoria&quot;);&#10;1371-- RelatorioDAO.java--                               + &quot;order by CodigoVenda&quot;;       &#10;127-- Adicion.java--             String sentencia = &quot;select id from adicion order by id desc limit 1;&quot;;&#10;127-- Configuracion.java--             String sentencia = &quot;select nombre,existencias||case when categoria=0 then \&quot;  Kg\&quot;  else \&quot;  Unidas\&quot;end from ingrediente where estado=1  and  existencias &lt;= case when categoria= 1 then 5 else 500 end order by categoria desc,nombre asc;&quot;;&#10;127-- Factura.java--             String sentencia = &quot;select * from new_factura where mesa_id=&quot; + id + &quot; and estado=1 order by id desc limit 1;&quot;;&#10;127-- Factura.java--                     + &quot;total from new_factura as f where f.id=&quot; + id_fac + &quot; and   estado in (1,2) order by id desc;&quot;;&#10;127-- Factura.java--             String sentencia = &quot;select id from new_factura where mesa_id=&quot; + id + &quot; and estado=1 order by id desc limit 1;&quot;;&#10;127-- Factura.java--                     + &quot;end as  total from new_factura as f where f.id=fact.id and estado=1 order by id desc limit 1)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links_com_ordenacoes_v3_2'.A1:'Tabela dinâmica_links_com_ordenacoes_v3_2'.B82" table:buttons="'Tabela dinâmica_links_com_ordenacoes_v3_2'.A1" table:show-filter-button="false" table:drill-down-on-double-click="false">
          <table:source-cell-range table:cell-range-address="links_com_ordenacoes_v3.A1:links_com_ordenacoes_v3.C6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14" table:display="true" table:show-details="true"/>
                <table:data-pilot-member table:name="26" table:display="true" table:show-details="true"/>
                <table:data-pilot-member table:name="106" table:display="true" table:show-details="true"/>
                <table:data-pilot-member table:name="121" table:display="true" table:show-details="true"/>
                <table:data-pilot-member table:name="127" table:display="true" table:show-details="true"/>
                <table:data-pilot-member table:name="144" table:display="true" table:show-details="true"/>
                <table:data-pilot-member table:name="147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204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339" table:display="true" table:show-details="true"/>
                <table:data-pilot-member table:name="384" table:display="true" table:show-details="true"/>
                <table:data-pilot-member table:name="420" table:display="true" table:show-details="true"/>
                <table:data-pilot-member table:name="429" table:display="true" table:show-details="true"/>
                <table:data-pilot-member table:name="436" table:display="true" table:show-details="true"/>
                <table:data-pilot-member table:name="441" table:display="true" table:show-details="true"/>
                <table:data-pilot-member table:name="500" table:display="true" table:show-details="true"/>
                <table:data-pilot-member table:name="514" table:display="true" table:show-details="true"/>
                <table:data-pilot-member table:name="525" table:display="true" table:show-details="true"/>
                <table:data-pilot-member table:name="566" table:display="true" table:show-details="true"/>
                <table:data-pilot-member table:name="57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3" table:display="true" table:show-details="true"/>
                <table:data-pilot-member table:name="636" table:display="true" table:show-details="true"/>
                <table:data-pilot-member table:name="669" table:display="true" table:show-details="true"/>
                <table:data-pilot-member table:name="687" table:display="true" table:show-details="true"/>
                <table:data-pilot-member table:name="719" table:display="true" table:show-details="true"/>
                <table:data-pilot-member table:name="723" table:display="true" table:show-details="true"/>
                <table:data-pilot-member table:name="751" table:display="true" table:show-details="true"/>
                <table:data-pilot-member table:name="840" table:display="true" table:show-details="true"/>
                <table:data-pilot-member table:name="915" table:display="true" table:show-details="true"/>
                <table:data-pilot-member table:name="930" table:display="true" table:show-details="true"/>
                <table:data-pilot-member table:name="943" table:display="true" table:show-details="true"/>
                <table:data-pilot-member table:name="1011" table:display="true" table:show-details="true"/>
                <table:data-pilot-member table:name="1048" table:display="true" table:show-details="true"/>
                <table:data-pilot-member table:name="1051" table:display="true" table:show-details="true"/>
                <table:data-pilot-member table:name="1065" table:display="true" table:show-details="true"/>
                <table:data-pilot-member table:name="1093" table:display="true" table:show-details="true"/>
                <table:data-pilot-member table:name="1095" table:display="true" table:show-details="true"/>
                <table:data-pilot-member table:name="1191" table:display="true" table:show-details="true"/>
                <table:data-pilot-member table:name="1214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61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6" table:display="true" table:show-details="true"/>
                <table:data-pilot-member table:name="1289" table:display="true" table:show-details="true"/>
                <table:data-pilot-member table:name="1295" table:display="true" table:show-details="true"/>
                <table:data-pilot-member table:name="1327" table:display="true" table:show-details="true"/>
                <table:data-pilot-member table:name="1353" table:display="true" table:show-details="true"/>
                <table:data-pilot-member table:name="1364" table:display="true" table:show-details="true"/>
                <table:data-pilot-member table:name="1380" table:display="true" table:show-details="true"/>
                <table:data-pilot-member table:name="1399" table:display="true" table:show-details="true"/>
                <table:data-pilot-member table:name="1402" table:display="true" table:show-details="true"/>
                <table:data-pilot-member table:name="1423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4" table:display="true" table:show-details="true"/>
                <table:data-pilot-member table:name="1574" table:display="true" table:show-details="true"/>
                <table:data-pilot-member table:name="1576" table:display="true" table:show-details="true"/>
                <table:data-pilot-member table:name="1634" table:display="true" table:show-details="true"/>
                <table:data-pilot-member table:name="1651" table:display="true" table:show-details="true"/>
                <table:data-pilot-member table:name="1676" table:display="true" table:show-details="true"/>
                <table:data-pilot-member table:name="1735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801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7" table:display="true" table:show-details="true"/>
                <table:data-pilot-member table:name="18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e" table:orientation="data" table:used-hierarchy="0" table:function="count">
            <table:data-pilot-level table:show-empty="false" calcext:repeat-item-labels="false">
              <table:data-pilot-members>
                <table:data-pilot-member table:name=" AbstractFileComparator.java" table:display="true" table:show-details="true"/>
                <table:data-pilot-member table:name=" AcroFields.java" table:display="true" table:show-details="true"/>
                <table:data-pilot-member table:name=" AlarmOrder.java" table:display="true" table:show-details="true"/>
                <table:data-pilot-member table:name=" Aliquota.java" table:display="true" table:show-details="true"/>
                <table:data-pilot-member table:name=" Anadir.java" table:display="true" table:show-details="true"/>
                <table:data-pilot-member table:name=" ArchAssistantBean.java" table:display="true" table:show-details="true"/>
                <table:data-pilot-member table:name=" AsciiStringInputStream.java" table:display="true" table:show-details="true"/>
                <table:data-pilot-member table:name=" AutocompleteJComboBox.java" table:display="true" table:show-details="true"/>
                <table:data-pilot-member table:name=" Autor.java" table:display="true" table:show-details="true"/>
                <table:data-pilot-member table:name=" BaseController.java" table:display="true" table:show-details="true"/>
                <table:data-pilot-member table:name=" BaseDados.java" table:display="true" table:show-details="true"/>
                <table:data-pilot-member table:name=" BOMInputStream.java" table:display="true" table:show-details="true"/>
                <table:data-pilot-member table:name=" CacambaDAO.java" table:display="true" table:show-details="true"/>
                <table:data-pilot-member table:name=" Cache.java" table:display="true" table:show-details="true"/>
                <table:data-pilot-member table:name=" CadastroAreaDeptoMB.java" table:display="true" table:show-details="true"/>
                <table:data-pilot-member table:name=" CadastroClientePrompt.java" table:display="true" table:show-details="true"/>
                <table:data-pilot-member table:name=" CadastroEntrada.java" table:display="true" table:show-details="true"/>
                <table:data-pilot-member table:name=" CadastroProdutoPrompt.java" table:display="true" table:show-details="true"/>
                <table:data-pilot-member table:name=" CadastroProdutos.java" table:display="true" table:show-details="true"/>
                <table:data-pilot-member table:name=" CadCidade.java" table:display="true" table:show-details="true"/>
                <table:data-pilot-member table:name=" CadCliente.java" table:display="true" table:show-details="true"/>
                <table:data-pilot-member table:name=" CadCompra.java" table:display="true" table:show-details="true"/>
                <table:data-pilot-member table:name=" CadLoja.java" table:display="true" table:show-details="true"/>
                <table:data-pilot-member table:name=" CadLojaProduto.java" table:display="true" table:show-details="true"/>
                <table:data-pilot-member table:name=" CadProdCompra.java" table:display="true" table:show-details="true"/>
                <table:data-pilot-member table:name=" CadProduto.java" table:display="true" table:show-details="true"/>
                <table:data-pilot-member table:name=" Caixa.java" table:display="true" table:show-details="true"/>
                <table:data-pilot-member table:name=" CaminhaoDAO.java" table:display="true" table:show-details="true"/>
                <table:data-pilot-member table:name=" CarrinhoDao.java" table:display="true" table:show-details="true"/>
                <table:data-pilot-member table:name=" Catalogue.java" table:display="true" table:show-details="true"/>
                <table:data-pilot-member table:name=" CategoriasDAO.java" table:display="true" table:show-details="true"/>
                <table:data-pilot-member table:name=" CidadeDAO.java" table:display="true" table:show-details="true"/>
                <table:data-pilot-member table:name=" Cliente.java" table:display="true" table:show-details="true"/>
                <table:data-pilot-member table:name=" ClienteBCB.java" table:display="true" table:show-details="true"/>
                <table:data-pilot-member table:name=" ClienteContatoMB.java" table:display="true" table:show-details="true"/>
                <table:data-pilot-member table:name=" ClienteWebConvT.java" table:display="true" table:show-details="true"/>
                <table:data-pilot-member table:name=" Collation.java" table:display="true" table:show-details="true"/>
                <table:data-pilot-member table:name=" CollectionFindTest.java" table:display="true" table:show-details="true"/>
                <table:data-pilot-member table:name=" CollectionModifyTest.java" table:display="true" table:show-details="true"/>
                <table:data-pilot-member table:name=" CollectionRemoveTest.java" table:display="true" table:show-details="true"/>
                <table:data-pilot-member table:name=" Column.java" table:display="true" table:show-details="true"/>
                <table:data-pilot-member table:name=" ComparadorClientePorData.java" table:display="true" table:show-details="true"/>
                <table:data-pilot-member table:name=" ComparadorClientePorNome.java" table:display="true" table:show-details="true"/>
                <table:data-pilot-member table:name=" ComparadorClientePorRG.java" table:display="true" table:show-details="true"/>
                <table:data-pilot-member table:name=" ComparadorProdutoPorNome.java" table:display="true" table:show-details="true"/>
                <table:data-pilot-member table:name=" ComparadorProdutoPorPreco.java" table:display="true" table:show-details="true"/>
                <table:data-pilot-member table:name=" ComparadorProdutos.java" table:display="true" table:show-details="true"/>
                <table:data-pilot-member table:name=" ComparatorAbstractTestCase.java" table:display="true" table:show-details="true"/>
                <table:data-pilot-member table:name=" CompositeFileComparator.java" table:display="true" table:show-details="true"/>
                <table:data-pilot-member table:name=" Compra.java" table:display="true" table:show-details="true"/>
                <table:data-pilot-member table:name=" Compras.java" table:display="true" table:show-details="true"/>
                <table:data-pilot-member table:name=" ConsultaComprar.java" table:display="true" table:show-details="true"/>
                <table:data-pilot-member table:name=" ConsultaVenda.java" table:display="true" table:show-details="true"/>
                <table:data-pilot-member table:name=" ContasReceber.java" table:display="true" table:show-details="true"/>
                <table:data-pilot-member table:name=" CredencialAppScreenerDaoImpl.java" table:display="true" table:show-details="true"/>
                <table:data-pilot-member table:name=" CriterioDaoImpl.java" table:display="true" table:show-details="true"/>
                <table:data-pilot-member table:name=" CustomComparator.java" table:display="true" table:show-details="true"/>
                <table:data-pilot-member table:name=" DaoProduto.java" table:display="true" table:show-details="true"/>
                <table:data-pilot-member table:name=" Data.java" table:display="true" table:show-details="true"/>
                <table:data-pilot-member table:name=" Database.java" table:display="true" table:show-details="true"/>
                <table:data-pilot-member table:name=" Dates.java" table:display="true" table:show-details="true"/>
                <table:data-pilot-member table:name=" DATEvent.java" table:display="true" table:show-details="true"/>
                <table:data-pilot-member table:name=" DefaultFileComparator.java" table:display="true" table:show-details="true"/>
                <table:data-pilot-member table:name=" DefaultQueueManager.java" table:display="true" table:show-details="true"/>
                <table:data-pilot-member table:name=" DelayedOutboundMessage.java" table:display="true" table:show-details="true"/>
                <table:data-pilot-member table:name=" DirectoryFileComparator.java" table:display="true" table:show-details="true"/>
                <table:data-pilot-member table:name=" EndianUtils.java" table:display="true" table:show-details="true"/>
                <table:data-pilot-member table:name=" EstadoDAO.java" table:display="true" table:show-details="true"/>
                <table:data-pilot-member table:name=" EstadoRepository.java" table:display="true" table:show-details="true"/>
                <table:data-pilot-member table:name=" EstadoService.java" table:display="true" table:show-details="true"/>
                <table:data-pilot-member table:name=" Estoque.java" table:display="true" table:show-details="true"/>
                <table:data-pilot-member table:name=" EstoqueDePratos.java" table:display="true" table:show-details="true"/>
                <table:data-pilot-member table:name=" EventoMySQLDAO.java" table:display="true" table:show-details="true"/>
                <table:data-pilot-member table:name=" ExchangeRateCLI.java" table:display="true" table:show-details="true"/>
                <table:data-pilot-member table:name=" ExchangeRateFailsafeClient.java" table:display="true" table:show-details="true"/>
                <table:data-pilot-member table:name=" Expression.java" table:display="true" table:show-details="true"/>
                <table:data-pilot-member table:name=" ExtensionFileComparator.java" table:display="true" table:show-details="true"/>
                <table:data-pilot-member table:name=" Fabricante.java" table:display="true" table:show-details="true"/>
                <table:data-pilot-member table:name=" Factura.java" table:display="true" table:show-details="true"/>
                <table:data-pilot-member table:name=" FileAlterationObserver.java" table:display="true" table:show-details="true"/>
                <table:data-pilot-member table:name=" FileLruCache.java" table:display="true" table:show-details="true"/>
                <table:data-pilot-member table:name=" FileUtils.java" table:display="true" table:show-details="true"/>
                <table:data-pilot-member table:name=" FoneDAO.java" table:display="true" table:show-details="true"/>
                <table:data-pilot-member table:name=" Font.java" table:display="true" table:show-details="true"/>
                <table:data-pilot-member table:name=" FormaPagamentoDAO.java" table:display="true" table:show-details="true"/>
                <table:data-pilot-member table:name=" FormaPgtoDAO.java" table:display="true" table:show-details="true"/>
                <table:data-pilot-member table:name=" Fornecedor.java" table:display="true" table:show-details="true"/>
                <table:data-pilot-member table:name=" GraphObjectAdapter.java" table:display="true" table:show-details="true"/>
                <table:data-pilot-member table:name=" HsqlArrayHeap.java" table:display="true" table:show-details="true"/>
                <table:data-pilot-member table:name=" HsqlArrayList.java" table:display="true" table:show-details="true"/>
                <table:data-pilot-member table:name=" HsqlDatabaseProperties.java" table:display="true" table:show-details="true"/>
                <table:data-pilot-member table:name=" HsqlNameManager.java" table:display="true" table:show-details="true"/>
                <table:data-pilot-member table:name=" HsqlTimer.java" table:display="true" table:show-details="true"/>
                <table:data-pilot-member table:name=" HuellasController.java" table:display="true" table:show-details="true"/>
                <table:data-pilot-member table:name=" IEntity.java" table:display="true" table:show-details="true"/>
                <table:data-pilot-member table:name=" IGerenciador.java" table:display="true" table:show-details="true"/>
                <table:data-pilot-member table:name=" IMAPFolder.java" table:display="true" table:show-details="true"/>
                <table:data-pilot-member table:name=" Ingrediente.java" table:display="true" table:show-details="true"/>
                <table:data-pilot-member table:name=" InsereProduto.java" table:display="true" table:show-details="true"/>
                <table:data-pilot-member table:name=" IntHashtable.java" table:display="true" table:show-details="true"/>
                <table:data-pilot-member table:name=" IOCase.java" table:display="true" table:show-details="true"/>
                <table:data-pilot-member table:name=" ItemCompra.java" table:display="true" table:show-details="true"/>
                <table:data-pilot-member table:name=" ItemEstoque.java" table:display="true" table:show-details="true"/>
                <table:data-pilot-member table:name=" ItemMenu.java" table:display="true" table:show-details="true"/>
                <table:data-pilot-member table:name=" ItemPedido.java" table:display="true" table:show-details="true"/>
                <table:data-pilot-member table:name=" ItemVenda.java" table:display="true" table:show-details="true"/>
                <table:data-pilot-member table:name=" JavaSystem.java" table:display="true" table:show-details="true"/>
                <table:data-pilot-member table:name=" JBIG2SegmentReader.java" table:display="true" table:show-details="true"/>
                <table:data-pilot-member table:name=" jdbcDatabaseMetaData.java" table:display="true" table:show-details="true"/>
                <table:data-pilot-member table:name=" JFQuery.java" table:display="true" table:show-details="true"/>
                <table:data-pilot-member table:name=" LastModifiedFileComparator.java" table:display="true" table:show-details="true"/>
                <table:data-pilot-member table:name=" Livro.java" table:display="true" table:show-details="true"/>
                <table:data-pilot-member table:name=" LocalizacaoDTO.java" table:display="true" table:show-details="true"/>
                <table:data-pilot-member table:name=" MailHandler.java" table:display="true" table:show-details="true"/>
                <table:data-pilot-member table:name=" Main.java" table:display="true" table:show-details="true"/>
                <table:data-pilot-member table:name=" Marca.java" table:display="true" table:show-details="true"/>
                <table:data-pilot-member table:name=" Marker.java" table:display="true" table:show-details="true"/>
                <table:data-pilot-member table:name=" MarkerDetector.java" table:display="true" table:show-details="true"/>
                <table:data-pilot-member table:name=" MemberResourceRESTService.java" table:display="true" table:show-details="true"/>
                <table:data-pilot-member table:name=" Mesa.java" table:display="true" table:show-details="true"/>
                <table:data-pilot-member table:name=" MessageCache.java" table:display="true" table:show-details="true"/>
                <table:data-pilot-member table:name=" MonthlyExchangeRate.java" table:display="true" table:show-details="true"/>
                <table:data-pilot-member table:name=" MovimentoDAO.java" table:display="true" table:show-details="true"/>
                <table:data-pilot-member table:name=" NameFileComparator.java" table:display="true" table:show-details="true"/>
                <table:data-pilot-member table:name=" NomeComparator.java" table:display="true" table:show-details="true"/>
                <table:data-pilot-member table:name=" Notification.java" table:display="true" table:show-details="true"/>
                <table:data-pilot-member table:name=" Numeros.java" table:display="true" table:show-details="true"/>
                <table:data-pilot-member table:name=" OperacaoMySQLDAO.java" table:display="true" table:show-details="true"/>
                <table:data-pilot-member table:name=" panelInfoTraspaso.java" table:display="true" table:show-details="true"/>
                <table:data-pilot-member table:name=" Parser.java" table:display="true" table:show-details="true"/>
                <table:data-pilot-member table:name=" PathFileComparator.java" table:display="true" table:show-details="true"/>
                <table:data-pilot-member table:name=" PdfDocument.java" table:display="true" table:show-details="true"/>
                <table:data-pilot-member table:name=" PdfFont.java" table:display="true" table:show-details="true"/>
                <table:data-pilot-member table:name=" PdfName.java" table:display="true" table:show-details="true"/>
                <table:data-pilot-member table:name=" PdfNameTree.java" table:display="true" table:show-details="true"/>
                <table:data-pilot-member table:name=" PdfNumberTree.java" table:display="true" table:show-details="true"/>
                <table:data-pilot-member table:name=" PdfReader.java" table:display="true" table:show-details="true"/>
                <table:data-pilot-member table:name=" PdfSignatureAppearance.java" table:display="true" table:show-details="true"/>
                <table:data-pilot-member table:name=" PdfUtilities.java" table:display="true" table:show-details="true"/>
                <table:data-pilot-member table:name=" PdfVersionImp.java" table:display="true" table:show-details="true"/>
                <table:data-pilot-member table:name=" PdfWriter.java" table:display="true" table:show-details="true"/>
                <table:data-pilot-member table:name=" PedidoRepository.java" table:display="true" table:show-details="true"/>
                <table:data-pilot-member table:name=" PerfilUsuario.java" table:display="true" table:show-details="true"/>
                <table:data-pilot-member table:name=" PersonDAO.java" table:display="true" table:show-details="true"/>
                <table:data-pilot-member table:name=" Pesquisar.java" table:display="true" table:show-details="true"/>
                <table:data-pilot-member table:name=" PessoaDAO.java" table:display="true" table:show-details="true"/>
                <table:data-pilot-member table:name=" PessoasCadastroMB.java" table:display="true" table:show-details="true"/>
                <table:data-pilot-member table:name=" Phrase.java" table:display="true" table:show-details="true"/>
                <table:data-pilot-member table:name=" Plato.java" table:display="true" table:show-details="true"/>
                <table:data-pilot-member table:name=" PostgreSQL.java" table:display="true" table:show-details="true"/>
                <table:data-pilot-member table:name=" Principal.java" table:display="true" table:show-details="true"/>
                <table:data-pilot-member table:name=" Product.java" table:display="true" table:show-details="true"/>
                <table:data-pilot-member table:name=" ProductDAO.java" table:display="true" table:show-details="true"/>
                <table:data-pilot-member table:name=" Produto.java" table:display="true" table:show-details="true"/>
                <table:data-pilot-member table:name=" ProdutoDAO.java" table:display="true" table:show-details="true"/>
                <table:data-pilot-member table:name=" Produtos.java" table:display="true" table:show-details="true"/>
                <table:data-pilot-member table:name=" ProdutosConsumoMB.java" table:display="true" table:show-details="true"/>
                <table:data-pilot-member table:name=" ProdutosControllerTeste.java" table:display="true" table:show-details="true"/>
                <table:data-pilot-member table:name=" ProdutosDB.java" table:display="true" table:show-details="true"/>
                <table:data-pilot-member table:name=" Programa.java" table:display="true" table:show-details="true"/>
                <table:data-pilot-member table:name=" ProyectoDaoImpl.java" table:display="true" table:show-details="true"/>
                <table:data-pilot-member table:name=" RelatorioClientes1.java" table:display="true" table:show-details="true"/>
                <table:data-pilot-member table:name=" RelatorioClientesQuitados.java" table:display="true" table:show-details="true"/>
                <table:data-pilot-member table:name=" RelatorioEstoque.java" table:display="true" table:show-details="true"/>
                <table:data-pilot-member table:name=" Reporte.java" table:display="true" table:show-details="true"/>
                <table:data-pilot-member table:name=" RepositorioDeProdutosTeste.java" table:display="true" table:show-details="true"/>
                <table:data-pilot-member table:name=" ResultSetRegressionTest.java" table:display="true" table:show-details="true"/>
                <table:data-pilot-member table:name=" ReverseComparator.java" table:display="true" table:show-details="true"/>
                <table:data-pilot-member table:name=" ScheduledOutboundMessage.java" table:display="true" table:show-details="true"/>
                <table:data-pilot-member table:name=" SelecionarContasDatas.java" table:display="true" table:show-details="true"/>
                <table:data-pilot-member table:name=" Select.java" table:display="true" table:show-details="true"/>
                <table:data-pilot-member table:name=" ServicoDAO.java" table:display="true" table:show-details="true"/>
                <table:data-pilot-member table:name=" SetFunction.java" table:display="true" table:show-details="true"/>
                <table:data-pilot-member table:name=" SimpleFileDialog.java" table:display="true" table:show-details="true"/>
                <table:data-pilot-member table:name=" SizeFileComparator.java" table:display="true" table:show-details="true"/>
                <table:data-pilot-member table:name=" Sort.java" table:display="true" table:show-details="true"/>
                <table:data-pilot-member table:name=" StatementRegressionTest.java" table:display="true" table:show-details="true"/>
                <table:data-pilot-member table:name=" Store.java" table:display="true" table:show-details="true"/>
                <table:data-pilot-member table:name=" StressRegressionTest.java" table:display="true" table:show-details="true"/>
                <table:data-pilot-member table:name=" SubQuery.java" table:display="true" table:show-details="true"/>
                <table:data-pilot-member table:name=" SubTipoProduto.java" table:display="true" table:show-details="true"/>
                <table:data-pilot-member table:name=" TableFilter.java" table:display="true" table:show-details="true"/>
                <table:data-pilot-member table:name=" TableSelectTest.java" table:display="true" table:show-details="true"/>
                <table:data-pilot-member table:name=" TelaBuscaCliente.java" table:display="true" table:show-details="true"/>
                <table:data-pilot-member table:name=" TelaBuscaCompra.java" table:display="true" table:show-details="true"/>
                <table:data-pilot-member table:name=" TelaBuscaLoja.java" table:display="true" table:show-details="true"/>
                <table:data-pilot-member table:name=" TelaBuscaProduto.java" table:display="true" table:show-details="true"/>
                <table:data-pilot-member table:name=" TelaBuscaProdutoCompra.java" table:display="true" table:show-details="true"/>
                <table:data-pilot-member table:name=" TelaClientes.java" table:display="true" table:show-details="true"/>
                <table:data-pilot-member table:name=" TelaListarTodosApps.java" table:display="true" table:show-details="true"/>
                <table:data-pilot-member table:name=" TelaProdutos.java" table:display="true" table:show-details="true"/>
                <table:data-pilot-member table:name=" TestGroupByHaving.java" table:display="true" table:show-details="true"/>
                <table:data-pilot-member table:name=" TestJavaObject.java" table:display="true" table:show-details="true"/>
                <table:data-pilot-member table:name=" TestResultSet.java" table:display="true" table:show-details="true"/>
                <table:data-pilot-member table:name=" TestSelf.java" table:display="true" table:show-details="true"/>
                <table:data-pilot-member table:name=" TestSql.java" table:display="true" table:show-details="true"/>
                <table:data-pilot-member table:name=" TestSqlPersistent.java" table:display="true" table:show-details="true"/>
                <table:data-pilot-member table:name=" TestSubselect.java" table:display="true" table:show-details="true"/>
                <table:data-pilot-member table:name=" TIFFField.java" table:display="true" table:show-details="true"/>
                <table:data-pilot-member table:name=" TipoProduto.java" table:display="true" table:show-details="true"/>
                <table:data-pilot-member table:name=" Trabajador.java" table:display="true" table:show-details="true"/>
                <table:data-pilot-member table:name=" TrueTypeFontSubSet.java" table:display="true" table:show-details="true"/>
                <table:data-pilot-member table:name=" TrueTypeFontUnicode.java" table:display="true" table:show-details="true"/>
                <table:data-pilot-member table:name=" TwoWayView.java" table:display="true" table:show-details="true"/>
                <table:data-pilot-member table:name=" UserController.java" table:display="true" table:show-details="true"/>
                <table:data-pilot-member table:name=" Usuario.java" table:display="true" table:show-details="true"/>
                <table:data-pilot-member table:name=" Venda.java" table:display="true" table:show-details="true"/>
                <table:data-pilot-member table:name=" VendaResource.java" table:display="true" table:show-details="true"/>
                <table:data-pilot-member table:name=" Vendas.java" table:display="true" table:show-details="true"/>
                <table:data-pilot-member table:name=" VendasCrediario.java" table:display="true" table:show-details="true"/>
                <table:data-pilot-member table:name=" Whitelist.java" table:display="true" table:show-details="true"/>
                <table:data-pilot-member table:name=" XmlDomWriter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8:05:46.876433847</dc:date>
    <meta:editing-duration>PT7M23S</meta:editing-duration>
    <meta:editing-cycles>2</meta:editing-cycles>
    <meta:generator>LibreOffice/6.0.7.3$Linux_X86_64 LibreOffice_project/00m0$Build-3</meta:generator>
    <meta:document-statistic meta:table-count="3" meta:cell-count="3148" meta:object-count="0"/>
  </office:meta>
</office:document-meta>
</file>